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3398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098in" svg:height="5.4173in" svg:x="4.8807in" svg:y="0.2299in">
            <draw:object draw:notify-on-update-of-ranges="Sheet1.A1:Sheet1.A1 Sheet1.A2:Sheet1.A1110 Sheet1.F1:Sheet1.F1 Sheet1.F2:Sheet1.F1110 Sheet1.G1:Sheet1.G1 Sheet1.G2:Sheet1.G11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4984in" svg:height="5.0823in" svg:x="4.7819in" svg:y="5.689in">
            <draw:object draw:notify-on-update-of-ranges="Sheet1.A1:Sheet1.A1 Sheet1.A2:Sheet1.A1110 Sheet1.H1:Sheet1.H1 Sheet1.H2:Sheet1.H11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 calcext:value-type="string">
            <text:p>MSP F</text:p>
          </table:table-cell>
          <table:table-cell office:value-type="string" calcext:value-type="string">
            <text:p>DS18B20 F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0000000</text:p>
          </table:table-cell>
          <table:table-cell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2]/100" office:value-type="float" office:value="84.84" calcext:value-type="float">
            <text:p>84.84</text:p>
          </table:table-cell>
          <table:table-cell table:formula="of:=[.E2]/16*9/5+32" office:value-type="float" office:value="82.175" calcext:value-type="float">
            <text:p>82.175</text:p>
          </table:table-cell>
          <table:table-cell table:formula="of:=[.F2]-[.G2]" office:value-type="float" office:value="2.66500000000001" calcext:value-type="float">
            <text:p>2.665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]/100" office:value-type="float" office:value="84.33" calcext:value-type="float">
            <text:p>84.33</text:p>
          </table:table-cell>
          <table:table-cell table:formula="of:=[.E3]/16*9/5+32" office:value-type="float" office:value="82.0625" calcext:value-type="float">
            <text:p>82.0625</text:p>
          </table:table-cell>
          <table:table-cell table:formula="of:=[.F3]-[.G3]" office:value-type="float" office:value="2.2675" calcext:value-type="float">
            <text:p>2.2675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0" calcext:value-type="float">
            <text:p>0</text:p>
          </table:table-cell>
          <table:table-cell office:value-type="float" office:value="8426" calcext:value-type="float">
            <text:p>8426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4]/100" office:value-type="float" office:value="84.26" calcext:value-type="float">
            <text:p>84.26</text:p>
          </table:table-cell>
          <table:table-cell table:formula="of:=[.E4]/16*9/5+32" office:value-type="float" office:value="81.6125" calcext:value-type="float">
            <text:p>81.6125</text:p>
          </table:table-cell>
          <table:table-cell table:formula="of:=[.F4]-[.G4]" office:value-type="float" office:value="2.64750000000001" calcext:value-type="float">
            <text:p>2.6475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0" calcext:value-type="float">
            <text:p>0</text:p>
          </table:table-cell>
          <table:table-cell office:value-type="float" office:value="8417" calcext:value-type="float">
            <text:p>8417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5]/100" office:value-type="float" office:value="84.17" calcext:value-type="float">
            <text:p>84.17</text:p>
          </table:table-cell>
          <table:table-cell table:formula="of:=[.E5]/16*9/5+32" office:value-type="float" office:value="81.725" calcext:value-type="float">
            <text:p>81.725</text:p>
          </table:table-cell>
          <table:table-cell table:formula="of:=[.F5]-[.G5]" office:value-type="float" office:value="2.44500000000001" calcext:value-type="float">
            <text:p>2.445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0" calcext:value-type="float">
            <text:p>0</text:p>
          </table:table-cell>
          <table:table-cell office:value-type="float" office:value="8398" calcext:value-type="float">
            <text:p>8398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6]/100" office:value-type="float" office:value="83.98" calcext:value-type="float">
            <text:p>83.98</text:p>
          </table:table-cell>
          <table:table-cell table:formula="of:=[.E6]/16*9/5+32" office:value-type="float" office:value="81.6125" calcext:value-type="float">
            <text:p>81.6125</text:p>
          </table:table-cell>
          <table:table-cell table:formula="of:=[.F6]-[.G6]" office:value-type="float" office:value="2.36750000000001" calcext:value-type="float">
            <text:p>2.3675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0" calcext:value-type="float">
            <text:p>0</text:p>
          </table:table-cell>
          <table:table-cell office:value-type="float" office:value="8410" calcext:value-type="float">
            <text:p>8410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7]/100" office:value-type="float" office:value="84.1" calcext:value-type="float">
            <text:p>84.1</text:p>
          </table:table-cell>
          <table:table-cell table:formula="of:=[.E7]/16*9/5+32" office:value-type="float" office:value="81.5" calcext:value-type="float">
            <text:p>81.5</text:p>
          </table:table-cell>
          <table:table-cell table:formula="of:=[.F7]-[.G7]" office:value-type="float" office:value="2.59999999999999" calcext:value-type="float">
            <text:p>2.6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8]/100" office:value-type="float" office:value="83.7" calcext:value-type="float">
            <text:p>83.7</text:p>
          </table:table-cell>
          <table:table-cell table:formula="of:=[.E8]/16*9/5+32" office:value-type="float" office:value="81.275" calcext:value-type="float">
            <text:p>81.275</text:p>
          </table:table-cell>
          <table:table-cell table:formula="of:=[.F8]-[.G8]" office:value-type="float" office:value="2.425" calcext:value-type="float">
            <text:p>2.425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9]/100" office:value-type="float" office:value="83.24" calcext:value-type="float">
            <text:p>83.24</text:p>
          </table:table-cell>
          <table:table-cell table:formula="of:=[.E9]/16*9/5+32" office:value-type="float" office:value="81.3875" calcext:value-type="float">
            <text:p>81.3875</text:p>
          </table:table-cell>
          <table:table-cell table:formula="of:=[.F9]-[.G9]" office:value-type="float" office:value="1.85249999999999" calcext:value-type="float">
            <text:p>1.8525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0" calcext:value-type="float">
            <text:p>0</text:p>
          </table:table-cell>
          <table:table-cell office:value-type="float" office:value="8357" calcext:value-type="float">
            <text:p>835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10]/100" office:value-type="float" office:value="83.57" calcext:value-type="float">
            <text:p>83.57</text:p>
          </table:table-cell>
          <table:table-cell table:formula="of:=[.E10]/16*9/5+32" office:value-type="float" office:value="81.3875" calcext:value-type="float">
            <text:p>81.3875</text:p>
          </table:table-cell>
          <table:table-cell table:formula="of:=[.F10]-[.G10]" office:value-type="float" office:value="2.18249999999999" calcext:value-type="float">
            <text:p>2.1825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11]/100" office:value-type="float" office:value="83.29" calcext:value-type="float">
            <text:p>83.29</text:p>
          </table:table-cell>
          <table:table-cell table:formula="of:=[.E11]/16*9/5+32" office:value-type="float" office:value="81.3875" calcext:value-type="float">
            <text:p>81.3875</text:p>
          </table:table-cell>
          <table:table-cell table:formula="of:=[.F11]-[.G11]" office:value-type="float" office:value="1.9025" calcext:value-type="float">
            <text:p>1.9025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12]/100" office:value-type="float" office:value="83.27" calcext:value-type="float">
            <text:p>83.27</text:p>
          </table:table-cell>
          <table:table-cell table:formula="of:=[.E12]/16*9/5+32" office:value-type="float" office:value="81.275" calcext:value-type="float">
            <text:p>81.275</text:p>
          </table:table-cell>
          <table:table-cell table:formula="of:=[.F12]-[.G12]" office:value-type="float" office:value="1.99499999999999" calcext:value-type="float">
            <text:p>1.995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13]/100" office:value-type="float" office:value="83.45" calcext:value-type="float">
            <text:p>83.45</text:p>
          </table:table-cell>
          <table:table-cell table:formula="of:=[.E13]/16*9/5+32" office:value-type="float" office:value="81.275" calcext:value-type="float">
            <text:p>81.275</text:p>
          </table:table-cell>
          <table:table-cell table:formula="of:=[.F13]-[.G13]" office:value-type="float" office:value="2.175" calcext:value-type="float">
            <text:p>2.175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0" calcext:value-type="float">
            <text:p>0</text:p>
          </table:table-cell>
          <table:table-cell office:value-type="float" office:value="8313" calcext:value-type="float">
            <text:p>8313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14]/100" office:value-type="float" office:value="83.13" calcext:value-type="float">
            <text:p>83.13</text:p>
          </table:table-cell>
          <table:table-cell table:formula="of:=[.E14]/16*9/5+32" office:value-type="float" office:value="81.1625" calcext:value-type="float">
            <text:p>81.1625</text:p>
          </table:table-cell>
          <table:table-cell table:formula="of:=[.F14]-[.G14]" office:value-type="float" office:value="1.9675" calcext:value-type="float">
            <text:p>1.9675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15]/100" office:value-type="float" office:value="83.4" calcext:value-type="float">
            <text:p>83.4</text:p>
          </table:table-cell>
          <table:table-cell table:formula="of:=[.E15]/16*9/5+32" office:value-type="float" office:value="81.3875" calcext:value-type="float">
            <text:p>81.3875</text:p>
          </table:table-cell>
          <table:table-cell table:formula="of:=[.F15]-[.G15]" office:value-type="float" office:value="2.0125" calcext:value-type="float">
            <text:p>2.0125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0" calcext:value-type="float">
            <text:p>0</text:p>
          </table:table-cell>
          <table:table-cell office:value-type="float" office:value="8359" calcext:value-type="float">
            <text:p>8359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16]/100" office:value-type="float" office:value="83.59" calcext:value-type="float">
            <text:p>83.59</text:p>
          </table:table-cell>
          <table:table-cell table:formula="of:=[.E16]/16*9/5+32" office:value-type="float" office:value="81.275" calcext:value-type="float">
            <text:p>81.275</text:p>
          </table:table-cell>
          <table:table-cell table:formula="of:=[.F16]-[.G16]" office:value-type="float" office:value="2.315" calcext:value-type="float">
            <text:p>2.315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0" calcext:value-type="float">
            <text:p>0</text:p>
          </table:table-cell>
          <table:table-cell office:value-type="float" office:value="8357" calcext:value-type="float">
            <text:p>835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17]/100" office:value-type="float" office:value="83.57" calcext:value-type="float">
            <text:p>83.57</text:p>
          </table:table-cell>
          <table:table-cell table:formula="of:=[.E17]/16*9/5+32" office:value-type="float" office:value="81.3875" calcext:value-type="float">
            <text:p>81.3875</text:p>
          </table:table-cell>
          <table:table-cell table:formula="of:=[.F17]-[.G17]" office:value-type="float" office:value="2.18249999999999" calcext:value-type="float">
            <text:p>2.1825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0" calcext:value-type="float">
            <text:p>0</text:p>
          </table:table-cell>
          <table:table-cell office:value-type="float" office:value="8368" calcext:value-type="float">
            <text:p>8368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18]/100" office:value-type="float" office:value="83.68" calcext:value-type="float">
            <text:p>83.68</text:p>
          </table:table-cell>
          <table:table-cell table:formula="of:=[.E18]/16*9/5+32" office:value-type="float" office:value="81.275" calcext:value-type="float">
            <text:p>81.275</text:p>
          </table:table-cell>
          <table:table-cell table:formula="of:=[.F18]-[.G18]" office:value-type="float" office:value="2.405" calcext:value-type="float">
            <text:p>2.405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19]/100" office:value-type="float" office:value="83.27" calcext:value-type="float">
            <text:p>83.27</text:p>
          </table:table-cell>
          <table:table-cell table:formula="of:=[.E19]/16*9/5+32" office:value-type="float" office:value="81.275" calcext:value-type="float">
            <text:p>81.275</text:p>
          </table:table-cell>
          <table:table-cell table:formula="of:=[.F19]-[.G19]" office:value-type="float" office:value="1.99499999999999" calcext:value-type="float">
            <text:p>1.995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0" calcext:value-type="float">
            <text:p>0</text:p>
          </table:table-cell>
          <table:table-cell office:value-type="float" office:value="8382" calcext:value-type="float">
            <text:p>838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20]/100" office:value-type="float" office:value="83.82" calcext:value-type="float">
            <text:p>83.82</text:p>
          </table:table-cell>
          <table:table-cell table:formula="of:=[.E20]/16*9/5+32" office:value-type="float" office:value="81.1625" calcext:value-type="float">
            <text:p>81.1625</text:p>
          </table:table-cell>
          <table:table-cell table:formula="of:=[.F20]-[.G20]" office:value-type="float" office:value="2.6575" calcext:value-type="float">
            <text:p>2.6575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0" calcext:value-type="float">
            <text:p>0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21]/100" office:value-type="float" office:value="82.83" calcext:value-type="float">
            <text:p>82.83</text:p>
          </table:table-cell>
          <table:table-cell table:formula="of:=[.E21]/16*9/5+32" office:value-type="float" office:value="81.1625" calcext:value-type="float">
            <text:p>81.1625</text:p>
          </table:table-cell>
          <table:table-cell table:formula="of:=[.F21]-[.G21]" office:value-type="float" office:value="1.6675" calcext:value-type="float">
            <text:p>1.6675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0" calcext:value-type="float">
            <text:p>0</text:p>
          </table:table-cell>
          <table:table-cell office:value-type="float" office:value="8302" calcext:value-type="float">
            <text:p>830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22]/100" office:value-type="float" office:value="83.02" calcext:value-type="float">
            <text:p>83.02</text:p>
          </table:table-cell>
          <table:table-cell table:formula="of:=[.E22]/16*9/5+32" office:value-type="float" office:value="81.1625" calcext:value-type="float">
            <text:p>81.1625</text:p>
          </table:table-cell>
          <table:table-cell table:formula="of:=[.F22]-[.G22]" office:value-type="float" office:value="1.8575" calcext:value-type="float">
            <text:p>1.8575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23]/100" office:value-type="float" office:value="83.52" calcext:value-type="float">
            <text:p>83.52</text:p>
          </table:table-cell>
          <table:table-cell table:formula="of:=[.E23]/16*9/5+32" office:value-type="float" office:value="81.725" calcext:value-type="float">
            <text:p>81.725</text:p>
          </table:table-cell>
          <table:table-cell table:formula="of:=[.F23]-[.G23]" office:value-type="float" office:value="1.795" calcext:value-type="float">
            <text:p>1.795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24]/100" office:value-type="float" office:value="83.4" calcext:value-type="float">
            <text:p>83.4</text:p>
          </table:table-cell>
          <table:table-cell table:formula="of:=[.E24]/16*9/5+32" office:value-type="float" office:value="81.8375" calcext:value-type="float">
            <text:p>81.8375</text:p>
          </table:table-cell>
          <table:table-cell table:formula="of:=[.F24]-[.G24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0" calcext:value-type="float">
            <text:p>0</text:p>
          </table:table-cell>
          <table:table-cell office:value-type="float" office:value="8359" calcext:value-type="float">
            <text:p>8359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25]/100" office:value-type="float" office:value="83.59" calcext:value-type="float">
            <text:p>83.59</text:p>
          </table:table-cell>
          <table:table-cell table:formula="of:=[.E25]/16*9/5+32" office:value-type="float" office:value="81.5" calcext:value-type="float">
            <text:p>81.5</text:p>
          </table:table-cell>
          <table:table-cell table:formula="of:=[.F25]-[.G25]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26]/100" office:value-type="float" office:value="83.27" calcext:value-type="float">
            <text:p>83.27</text:p>
          </table:table-cell>
          <table:table-cell table:formula="of:=[.E26]/16*9/5+32" office:value-type="float" office:value="81.6125" calcext:value-type="float">
            <text:p>81.6125</text:p>
          </table:table-cell>
          <table:table-cell table:formula="of:=[.F26]-[.G26]" office:value-type="float" office:value="1.6575" calcext:value-type="float">
            <text:p>1.6575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0" calcext:value-type="float">
            <text:p>0</text:p>
          </table:table-cell>
          <table:table-cell office:value-type="float" office:value="8334" calcext:value-type="float">
            <text:p>833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27]/100" office:value-type="float" office:value="83.34" calcext:value-type="float">
            <text:p>83.34</text:p>
          </table:table-cell>
          <table:table-cell table:formula="of:=[.E27]/16*9/5+32" office:value-type="float" office:value="81.3875" calcext:value-type="float">
            <text:p>81.3875</text:p>
          </table:table-cell>
          <table:table-cell table:formula="of:=[.F27]-[.G27]" office:value-type="float" office:value="1.9525" calcext:value-type="float">
            <text:p>1.9525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28]/100" office:value-type="float" office:value="83.45" calcext:value-type="float">
            <text:p>83.45</text:p>
          </table:table-cell>
          <table:table-cell table:formula="of:=[.E28]/16*9/5+32" office:value-type="float" office:value="81.3875" calcext:value-type="float">
            <text:p>81.3875</text:p>
          </table:table-cell>
          <table:table-cell table:formula="of:=[.F28]-[.G28]"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29]/100" office:value-type="float" office:value="83.24" calcext:value-type="float">
            <text:p>83.24</text:p>
          </table:table-cell>
          <table:table-cell table:formula="of:=[.E29]/16*9/5+32" office:value-type="float" office:value="81.1625" calcext:value-type="float">
            <text:p>81.1625</text:p>
          </table:table-cell>
          <table:table-cell table:formula="of:=[.F29]-[.G29]" office:value-type="float" office:value="2.0775" calcext:value-type="float">
            <text:p>2.0775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0" calcext:value-type="float">
            <text:p>0</text:p>
          </table:table-cell>
          <table:table-cell office:value-type="float" office:value="8281" calcext:value-type="float">
            <text:p>8281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0]/100" office:value-type="float" office:value="82.81" calcext:value-type="float">
            <text:p>82.81</text:p>
          </table:table-cell>
          <table:table-cell table:formula="of:=[.E30]/16*9/5+32" office:value-type="float" office:value="81.275" calcext:value-type="float">
            <text:p>81.275</text:p>
          </table:table-cell>
          <table:table-cell table:formula="of:=[.F30]-[.G30]" office:value-type="float" office:value="1.535" calcext:value-type="float">
            <text:p>1.535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0" calcext:value-type="float">
            <text:p>0</text:p>
          </table:table-cell>
          <table:table-cell office:value-type="float" office:value="8294" calcext:value-type="float">
            <text:p>829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1]/100" office:value-type="float" office:value="82.94" calcext:value-type="float">
            <text:p>82.94</text:p>
          </table:table-cell>
          <table:table-cell table:formula="of:=[.E31]/16*9/5+32" office:value-type="float" office:value="81.1625" calcext:value-type="float">
            <text:p>81.1625</text:p>
          </table:table-cell>
          <table:table-cell table:formula="of:=[.F31]-[.G31]" office:value-type="float" office:value="1.7775" calcext:value-type="float">
            <text:p>1.7775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0" calcext:value-type="float">
            <text:p>0</text:p>
          </table:table-cell>
          <table:table-cell office:value-type="float" office:value="8271" calcext:value-type="float">
            <text:p>8271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2]/100" office:value-type="float" office:value="82.71" calcext:value-type="float">
            <text:p>82.71</text:p>
          </table:table-cell>
          <table:table-cell table:formula="of:=[.E32]/16*9/5+32" office:value-type="float" office:value="81.1625" calcext:value-type="float">
            <text:p>81.1625</text:p>
          </table:table-cell>
          <table:table-cell table:formula="of:=[.F32]-[.G32]" office:value-type="float" office:value="1.5475" calcext:value-type="float">
            <text:p>1.5475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3]/100" office:value-type="float" office:value="82.76" calcext:value-type="float">
            <text:p>82.76</text:p>
          </table:table-cell>
          <table:table-cell table:formula="of:=[.E33]/16*9/5+32" office:value-type="float" office:value="81.1625" calcext:value-type="float">
            <text:p>81.1625</text:p>
          </table:table-cell>
          <table:table-cell table:formula="of:=[.F33]-[.G33]" office:value-type="float" office:value="1.59750000000001" calcext:value-type="float">
            <text:p>1.5975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0" calcext:value-type="float">
            <text:p>0</text:p>
          </table:table-cell>
          <table:table-cell office:value-type="float" office:value="8253" calcext:value-type="float">
            <text:p>8253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4]/100" office:value-type="float" office:value="82.53" calcext:value-type="float">
            <text:p>82.53</text:p>
          </table:table-cell>
          <table:table-cell table:formula="of:=[.E34]/16*9/5+32" office:value-type="float" office:value="81.05" calcext:value-type="float">
            <text:p>81.05</text:p>
          </table:table-cell>
          <table:table-cell table:formula="of:=[.F34]-[.G34]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0" calcext:value-type="float">
            <text:p>0</text:p>
          </table:table-cell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table:formula="of:=[.C35]/100" office:value-type="float" office:value="73.67" calcext:value-type="float">
            <text:p>73.67</text:p>
          </table:table-cell>
          <table:table-cell table:formula="of:=[.E35]/16*9/5+32" office:value-type="float" office:value="72.275" calcext:value-type="float">
            <text:p>72.275</text:p>
          </table:table-cell>
          <table:table-cell table:formula="of:=[.F35]-[.G35]" office:value-type="float" office:value="1.395" calcext:value-type="float">
            <text:p>1.395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0" calcext:value-type="float">
            <text:p>0</text:p>
          </table:table-cell>
          <table:table-cell office:value-type="float" office:value="7412" calcext:value-type="float">
            <text:p>741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formula="of:=[.C36]/100" office:value-type="float" office:value="74.12" calcext:value-type="float">
            <text:p>74.12</text:p>
          </table:table-cell>
          <table:table-cell table:formula="of:=[.E36]/16*9/5+32" office:value-type="float" office:value="72.5" calcext:value-type="float">
            <text:p>72.5</text:p>
          </table:table-cell>
          <table:table-cell table:formula="of:=[.F36]-[.G36]"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0" calcext:value-type="float">
            <text:p>0</text:p>
          </table:table-cell>
          <table:table-cell office:value-type="float" office:value="7435" calcext:value-type="float">
            <text:p>743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formula="of:=[.C37]/100" office:value-type="float" office:value="74.35" calcext:value-type="float">
            <text:p>74.35</text:p>
          </table:table-cell>
          <table:table-cell table:formula="of:=[.E37]/16*9/5+32" office:value-type="float" office:value="72.5" calcext:value-type="float">
            <text:p>72.5</text:p>
          </table:table-cell>
          <table:table-cell table:formula="of:=[.F37]-[.G37]" office:value-type="float" office:value="1.84999999999999" calcext:value-type="float">
            <text:p>1.85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formula="of:=[.C38]/100" office:value-type="float" office:value="74.4" calcext:value-type="float">
            <text:p>74.4</text:p>
          </table:table-cell>
          <table:table-cell table:formula="of:=[.E38]/16*9/5+32" office:value-type="float" office:value="72.6125" calcext:value-type="float">
            <text:p>72.6125</text:p>
          </table:table-cell>
          <table:table-cell table:formula="of:=[.F38]-[.G38]" office:value-type="float" office:value="1.78750000000001" calcext:value-type="float">
            <text:p>1.7875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0" calcext:value-type="float">
            <text:p>0</text:p>
          </table:table-cell>
          <table:table-cell office:value-type="float" office:value="7426" calcext:value-type="float">
            <text:p>7426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table:formula="of:=[.C39]/100" office:value-type="float" office:value="74.26" calcext:value-type="float">
            <text:p>74.26</text:p>
          </table:table-cell>
          <table:table-cell table:formula="of:=[.E39]/16*9/5+32" office:value-type="float" office:value="72.725" calcext:value-type="float">
            <text:p>72.725</text:p>
          </table:table-cell>
          <table:table-cell table:formula="of:=[.F39]-[.G39]" office:value-type="float" office:value="1.53500000000001" calcext:value-type="float">
            <text:p>1.535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0" calcext:value-type="float">
            <text:p>0</text:p>
          </table:table-cell>
          <table:table-cell office:value-type="float" office:value="7493" calcext:value-type="float">
            <text:p>7493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C40]/100" office:value-type="float" office:value="74.93" calcext:value-type="float">
            <text:p>74.93</text:p>
          </table:table-cell>
          <table:table-cell table:formula="of:=[.E40]/16*9/5+32" office:value-type="float" office:value="73.0625" calcext:value-type="float">
            <text:p>73.0625</text:p>
          </table:table-cell>
          <table:table-cell table:formula="of:=[.F40]-[.G40]" office:value-type="float" office:value="1.86750000000001" calcext:value-type="float">
            <text:p>1.8675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0" calcext:value-type="float">
            <text:p>0</text:p>
          </table:table-cell>
          <table:table-cell office:value-type="float" office:value="7537" calcext:value-type="float">
            <text:p>7537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C41]/100" office:value-type="float" office:value="75.37" calcext:value-type="float">
            <text:p>75.37</text:p>
          </table:table-cell>
          <table:table-cell table:formula="of:=[.E41]/16*9/5+32" office:value-type="float" office:value="73.0625" calcext:value-type="float">
            <text:p>73.0625</text:p>
          </table:table-cell>
          <table:table-cell table:formula="of:=[.F41]-[.G41]" office:value-type="float" office:value="2.3075" calcext:value-type="float">
            <text:p>2.3075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0" calcext:value-type="float">
            <text:p>0</text:p>
          </table:table-cell>
          <table:table-cell office:value-type="float" office:value="7547" calcext:value-type="float">
            <text:p>7547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formula="of:=[.C42]/100" office:value-type="float" office:value="75.47" calcext:value-type="float">
            <text:p>75.47</text:p>
          </table:table-cell>
          <table:table-cell table:formula="of:=[.E42]/16*9/5+32" office:value-type="float" office:value="73.175" calcext:value-type="float">
            <text:p>73.175</text:p>
          </table:table-cell>
          <table:table-cell table:formula="of:=[.F42]-[.G42]" office:value-type="float" office:value="2.295" calcext:value-type="float">
            <text:p>2.295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0" calcext:value-type="float">
            <text:p>0</text:p>
          </table:table-cell>
          <table:table-cell office:value-type="float" office:value="7586" calcext:value-type="float">
            <text:p>7586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table:formula="of:=[.C43]/100" office:value-type="float" office:value="75.86" calcext:value-type="float">
            <text:p>75.86</text:p>
          </table:table-cell>
          <table:table-cell table:formula="of:=[.E43]/16*9/5+32" office:value-type="float" office:value="73.2875" calcext:value-type="float">
            <text:p>73.2875</text:p>
          </table:table-cell>
          <table:table-cell table:formula="of:=[.F43]-[.G43]" office:value-type="float" office:value="2.57250000000001" calcext:value-type="float">
            <text:p>2.5725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formula="of:=[.C44]/100" office:value-type="float" office:value="76.09" calcext:value-type="float">
            <text:p>76.09</text:p>
          </table:table-cell>
          <table:table-cell table:formula="of:=[.E44]/16*9/5+32" office:value-type="float" office:value="73.4" calcext:value-type="float">
            <text:p>73.4</text:p>
          </table:table-cell>
          <table:table-cell table:formula="of:=[.F44]-[.G44]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formula="of:=[.C45]/100" office:value-type="float" office:value="76.16" calcext:value-type="float">
            <text:p>76.16</text:p>
          </table:table-cell>
          <table:table-cell table:formula="of:=[.E45]/16*9/5+32" office:value-type="float" office:value="73.5125" calcext:value-type="float">
            <text:p>73.5125</text:p>
          </table:table-cell>
          <table:table-cell table:formula="of:=[.F45]-[.G45]" office:value-type="float" office:value="2.64749999999999" calcext:value-type="float">
            <text:p>2.6475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0" calcext:value-type="float">
            <text:p>0</text:p>
          </table:table-cell>
          <table:table-cell office:value-type="float" office:value="7623" calcext:value-type="float">
            <text:p>7623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formula="of:=[.C46]/100" office:value-type="float" office:value="76.23" calcext:value-type="float">
            <text:p>76.23</text:p>
          </table:table-cell>
          <table:table-cell table:formula="of:=[.E46]/16*9/5+32" office:value-type="float" office:value="73.5125" calcext:value-type="float">
            <text:p>73.5125</text:p>
          </table:table-cell>
          <table:table-cell table:formula="of:=[.F46]-[.G46]" office:value-type="float" office:value="2.7175" calcext:value-type="float">
            <text:p>2.7175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0" calcext:value-type="float">
            <text:p>0</text:p>
          </table:table-cell>
          <table:table-cell office:value-type="float" office:value="7623" calcext:value-type="float">
            <text:p>7623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formula="of:=[.C47]/100" office:value-type="float" office:value="76.23" calcext:value-type="float">
            <text:p>76.23</text:p>
          </table:table-cell>
          <table:table-cell table:formula="of:=[.E47]/16*9/5+32" office:value-type="float" office:value="73.625" calcext:value-type="float">
            <text:p>73.625</text:p>
          </table:table-cell>
          <table:table-cell table:formula="of:=[.F47]-[.G47]" office:value-type="float" office:value="2.605" calcext:value-type="float">
            <text:p>2.605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0" calcext:value-type="float">
            <text:p>0</text:p>
          </table:table-cell>
          <table:table-cell office:value-type="float" office:value="7636" calcext:value-type="float">
            <text:p>7636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formula="of:=[.C48]/100" office:value-type="float" office:value="76.36" calcext:value-type="float">
            <text:p>76.36</text:p>
          </table:table-cell>
          <table:table-cell table:formula="of:=[.E48]/16*9/5+32" office:value-type="float" office:value="73.625" calcext:value-type="float">
            <text:p>73.625</text:p>
          </table:table-cell>
          <table:table-cell table:formula="of:=[.F48]-[.G48]" office:value-type="float" office:value="2.735" calcext:value-type="float">
            <text:p>2.735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0" calcext:value-type="float">
            <text:p>0</text:p>
          </table:table-cell>
          <table:table-cell office:value-type="float" office:value="7682" calcext:value-type="float">
            <text:p>7682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formula="of:=[.C49]/100" office:value-type="float" office:value="76.82" calcext:value-type="float">
            <text:p>76.82</text:p>
          </table:table-cell>
          <table:table-cell table:formula="of:=[.E49]/16*9/5+32" office:value-type="float" office:value="73.7375" calcext:value-type="float">
            <text:p>73.7375</text:p>
          </table:table-cell>
          <table:table-cell table:formula="of:=[.F49]-[.G49]" office:value-type="float" office:value="3.0825" calcext:value-type="float">
            <text:p>3.0825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formula="of:=[.C50]/100" office:value-type="float" office:value="76.92" calcext:value-type="float">
            <text:p>76.92</text:p>
          </table:table-cell>
          <table:table-cell table:formula="of:=[.E50]/16*9/5+32" office:value-type="float" office:value="73.7375" calcext:value-type="float">
            <text:p>73.7375</text:p>
          </table:table-cell>
          <table:table-cell table:formula="of:=[.F50]-[.G50]" office:value-type="float" office:value="3.1825" calcext:value-type="float">
            <text:p>3.1825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formula="of:=[.C51]/100" office:value-type="float" office:value="76.92" calcext:value-type="float">
            <text:p>76.92</text:p>
          </table:table-cell>
          <table:table-cell table:formula="of:=[.E51]/16*9/5+32" office:value-type="float" office:value="73.85" calcext:value-type="float">
            <text:p>73.85</text:p>
          </table:table-cell>
          <table:table-cell table:formula="of:=[.F51]-[.G51]" office:value-type="float" office:value="3.07000000000001" calcext:value-type="float">
            <text:p>3.07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0" calcext:value-type="float">
            <text:p>0</text:p>
          </table:table-cell>
          <table:table-cell office:value-type="float" office:value="7689" calcext:value-type="float">
            <text:p>7689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formula="of:=[.C52]/100" office:value-type="float" office:value="76.89" calcext:value-type="float">
            <text:p>76.89</text:p>
          </table:table-cell>
          <table:table-cell table:formula="of:=[.E52]/16*9/5+32" office:value-type="float" office:value="73.9625" calcext:value-type="float">
            <text:p>73.9625</text:p>
          </table:table-cell>
          <table:table-cell table:formula="of:=[.F52]-[.G52]" office:value-type="float" office:value="2.92749999999999" calcext:value-type="float">
            <text:p>2.9275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formula="of:=[.C53]/100" office:value-type="float" office:value="76.8" calcext:value-type="float">
            <text:p>76.8</text:p>
          </table:table-cell>
          <table:table-cell table:formula="of:=[.E53]/16*9/5+32" office:value-type="float" office:value="73.9625" calcext:value-type="float">
            <text:p>73.9625</text:p>
          </table:table-cell>
          <table:table-cell table:formula="of:=[.F53]-[.G53]" office:value-type="float" office:value="2.83749999999999" calcext:value-type="float">
            <text:p>2.8375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0" calcext:value-type="float">
            <text:p>0</text:p>
          </table:table-cell>
          <table:table-cell office:value-type="float" office:value="7713" calcext:value-type="float">
            <text:p>7713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[.C54]/100" office:value-type="float" office:value="77.13" calcext:value-type="float">
            <text:p>77.13</text:p>
          </table:table-cell>
          <table:table-cell table:formula="of:=[.E54]/16*9/5+32" office:value-type="float" office:value="74.075" calcext:value-type="float">
            <text:p>74.075</text:p>
          </table:table-cell>
          <table:table-cell table:formula="of:=[.F54]-[.G54]" office:value-type="float" office:value="3.05499999999999" calcext:value-type="float">
            <text:p>3.055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0" calcext:value-type="float">
            <text:p>0</text:p>
          </table:table-cell>
          <table:table-cell office:value-type="float" office:value="7694" calcext:value-type="float">
            <text:p>7694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[.C55]/100" office:value-type="float" office:value="76.94" calcext:value-type="float">
            <text:p>76.94</text:p>
          </table:table-cell>
          <table:table-cell table:formula="of:=[.E55]/16*9/5+32" office:value-type="float" office:value="74.075" calcext:value-type="float">
            <text:p>74.075</text:p>
          </table:table-cell>
          <table:table-cell table:formula="of:=[.F55]-[.G55]" office:value-type="float" office:value="2.86499999999999" calcext:value-type="float">
            <text:p>2.865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0" calcext:value-type="float">
            <text:p>0</text:p>
          </table:table-cell>
          <table:table-cell office:value-type="float" office:value="7706" calcext:value-type="float">
            <text:p>7706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[.C56]/100" office:value-type="float" office:value="77.06" calcext:value-type="float">
            <text:p>77.06</text:p>
          </table:table-cell>
          <table:table-cell table:formula="of:=[.E56]/16*9/5+32" office:value-type="float" office:value="74.075" calcext:value-type="float">
            <text:p>74.075</text:p>
          </table:table-cell>
          <table:table-cell table:formula="of:=[.F56]-[.G56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0" calcext:value-type="float">
            <text:p>0</text:p>
          </table:table-cell>
          <table:table-cell office:value-type="float" office:value="7708" calcext:value-type="float">
            <text:p>7708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[.C57]/100" office:value-type="float" office:value="77.08" calcext:value-type="float">
            <text:p>77.08</text:p>
          </table:table-cell>
          <table:table-cell table:formula="of:=[.E57]/16*9/5+32" office:value-type="float" office:value="74.075" calcext:value-type="float">
            <text:p>74.075</text:p>
          </table:table-cell>
          <table:table-cell table:formula="of:=[.F57]-[.G57]" office:value-type="float" office:value="3.005" calcext:value-type="float">
            <text:p>3.005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0" calcext:value-type="float">
            <text:p>0</text:p>
          </table:table-cell>
          <table:table-cell office:value-type="float" office:value="7694" calcext:value-type="float">
            <text:p>7694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[.C58]/100" office:value-type="float" office:value="76.94" calcext:value-type="float">
            <text:p>76.94</text:p>
          </table:table-cell>
          <table:table-cell table:formula="of:=[.E58]/16*9/5+32" office:value-type="float" office:value="74.075" calcext:value-type="float">
            <text:p>74.075</text:p>
          </table:table-cell>
          <table:table-cell table:formula="of:=[.F58]-[.G58]" office:value-type="float" office:value="2.86499999999999" calcext:value-type="float">
            <text:p>2.865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0" calcext:value-type="float">
            <text:p>0</text:p>
          </table:table-cell>
          <table:table-cell office:value-type="float" office:value="7699" calcext:value-type="float">
            <text:p>7699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formula="of:=[.C59]/100" office:value-type="float" office:value="76.99" calcext:value-type="float">
            <text:p>76.99</text:p>
          </table:table-cell>
          <table:table-cell table:formula="of:=[.E59]/16*9/5+32" office:value-type="float" office:value="74.1875" calcext:value-type="float">
            <text:p>74.1875</text:p>
          </table:table-cell>
          <table:table-cell table:formula="of:=[.F59]-[.G59]" office:value-type="float" office:value="2.80249999999999" calcext:value-type="float">
            <text:p>2.8025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0" calcext:value-type="float">
            <text:p>0</text:p>
          </table:table-cell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formula="of:=[.C60]/100" office:value-type="float" office:value="77.17" calcext:value-type="float">
            <text:p>77.17</text:p>
          </table:table-cell>
          <table:table-cell table:formula="of:=[.E60]/16*9/5+32" office:value-type="float" office:value="74.1875" calcext:value-type="float">
            <text:p>74.1875</text:p>
          </table:table-cell>
          <table:table-cell table:formula="of:=[.F60]-[.G60]" office:value-type="float" office:value="2.9825" calcext:value-type="float">
            <text:p>2.9825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0" calcext:value-type="float">
            <text:p>0</text:p>
          </table:table-cell>
          <table:table-cell office:value-type="float" office:value="7703" calcext:value-type="float">
            <text:p>770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1]/100" office:value-type="float" office:value="77.03" calcext:value-type="float">
            <text:p>77.03</text:p>
          </table:table-cell>
          <table:table-cell table:formula="of:=[.E61]/16*9/5+32" office:value-type="float" office:value="74.3" calcext:value-type="float">
            <text:p>74.3</text:p>
          </table:table-cell>
          <table:table-cell table:formula="of:=[.F61]-[.G61]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0" calcext:value-type="float">
            <text:p>0</text:p>
          </table:table-cell>
          <table:table-cell office:value-type="float" office:value="7706" calcext:value-type="float">
            <text:p>7706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formula="of:=[.C62]/100" office:value-type="float" office:value="77.06" calcext:value-type="float">
            <text:p>77.06</text:p>
          </table:table-cell>
          <table:table-cell table:formula="of:=[.E62]/16*9/5+32" office:value-type="float" office:value="74.1875" calcext:value-type="float">
            <text:p>74.1875</text:p>
          </table:table-cell>
          <table:table-cell table:formula="of:=[.F62]-[.G62]" office:value-type="float" office:value="2.8725" calcext:value-type="float">
            <text:p>2.8725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0" calcext:value-type="float">
            <text:p>0</text:p>
          </table:table-cell>
          <table:table-cell office:value-type="float" office:value="7708" calcext:value-type="float">
            <text:p>7708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3]/100" office:value-type="float" office:value="77.08" calcext:value-type="float">
            <text:p>77.08</text:p>
          </table:table-cell>
          <table:table-cell table:formula="of:=[.E63]/16*9/5+32" office:value-type="float" office:value="74.3" calcext:value-type="float">
            <text:p>74.3</text:p>
          </table:table-cell>
          <table:table-cell table:formula="of:=[.F63]-[.G63]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0" calcext:value-type="float">
            <text:p>0</text:p>
          </table:table-cell>
          <table:table-cell office:value-type="float" office:value="7724" calcext:value-type="float">
            <text:p>7724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4]/100" office:value-type="float" office:value="77.24" calcext:value-type="float">
            <text:p>77.24</text:p>
          </table:table-cell>
          <table:table-cell table:formula="of:=[.E64]/16*9/5+32" office:value-type="float" office:value="74.3" calcext:value-type="float">
            <text:p>74.3</text:p>
          </table:table-cell>
          <table:table-cell table:formula="of:=[.F64]-[.G64]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5]/100" office:value-type="float" office:value="76.96" calcext:value-type="float">
            <text:p>76.96</text:p>
          </table:table-cell>
          <table:table-cell table:formula="of:=[.E65]/16*9/5+32" office:value-type="float" office:value="74.3" calcext:value-type="float">
            <text:p>74.3</text:p>
          </table:table-cell>
          <table:table-cell table:formula="of:=[.F65]-[.G65]"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0" calcext:value-type="float">
            <text:p>0</text:p>
          </table:table-cell>
          <table:table-cell office:value-type="float" office:value="7722" calcext:value-type="float">
            <text:p>7722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66]/100" office:value-type="float" office:value="77.22" calcext:value-type="float">
            <text:p>77.22</text:p>
          </table:table-cell>
          <table:table-cell table:formula="of:=[.E66]/16*9/5+32" office:value-type="float" office:value="74.4125" calcext:value-type="float">
            <text:p>74.4125</text:p>
          </table:table-cell>
          <table:table-cell table:formula="of:=[.F66]-[.G66]" office:value-type="float" office:value="2.8075" calcext:value-type="float">
            <text:p>2.8075</text:p>
          </table:table-cell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0" calcext:value-type="float">
            <text:p>0</text:p>
          </table:table-cell>
          <table:table-cell office:value-type="float" office:value="7698" calcext:value-type="float">
            <text:p>7698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7]/100" office:value-type="float" office:value="76.98" calcext:value-type="float">
            <text:p>76.98</text:p>
          </table:table-cell>
          <table:table-cell table:formula="of:=[.E67]/16*9/5+32" office:value-type="float" office:value="74.3" calcext:value-type="float">
            <text:p>74.3</text:p>
          </table:table-cell>
          <table:table-cell table:formula="of:=[.F67]-[.G67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0" calcext:value-type="float">
            <text:p>0</text:p>
          </table:table-cell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8]/100" office:value-type="float" office:value="77.15" calcext:value-type="float">
            <text:p>77.15</text:p>
          </table:table-cell>
          <table:table-cell table:formula="of:=[.E68]/16*9/5+32" office:value-type="float" office:value="74.3" calcext:value-type="float">
            <text:p>74.3</text:p>
          </table:table-cell>
          <table:table-cell table:formula="of:=[.F68]-[.G68]" office:value-type="float" office:value="2.85000000000001" calcext:value-type="float">
            <text:p>2.85</text:p>
          </table:table-cell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69]/100" office:value-type="float" office:value="77.42" calcext:value-type="float">
            <text:p>77.42</text:p>
          </table:table-cell>
          <table:table-cell table:formula="of:=[.E69]/16*9/5+32" office:value-type="float" office:value="74.3" calcext:value-type="float">
            <text:p>74.3</text:p>
          </table:table-cell>
          <table:table-cell table:formula="of:=[.F69]-[.G69]"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formula="of:=[.C70]/100" office:value-type="float" office:value="77.4" calcext:value-type="float">
            <text:p>77.4</text:p>
          </table:table-cell>
          <table:table-cell table:formula="of:=[.E70]/16*9/5+32" office:value-type="float" office:value="74.3" calcext:value-type="float">
            <text:p>74.3</text:p>
          </table:table-cell>
          <table:table-cell table:formula="of:=[.F70]-[.G70]" office:value-type="float" office:value="3.10000000000001" calcext:value-type="float">
            <text:p>3.1</text:p>
          </table:table-cell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0" calcext:value-type="float">
            <text:p>0</text:p>
          </table:table-cell>
          <table:table-cell office:value-type="float" office:value="7710" calcext:value-type="float">
            <text:p>771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1]/100" office:value-type="float" office:value="77.1" calcext:value-type="float">
            <text:p>77.1</text:p>
          </table:table-cell>
          <table:table-cell table:formula="of:=[.E71]/16*9/5+32" office:value-type="float" office:value="74.4125" calcext:value-type="float">
            <text:p>74.4125</text:p>
          </table:table-cell>
          <table:table-cell table:formula="of:=[.F71]-[.G71]" office:value-type="float" office:value="2.6875" calcext:value-type="float">
            <text:p>2.6875</text:p>
          </table:table-cell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0" calcext:value-type="float">
            <text:p>0</text:p>
          </table:table-cell>
          <table:table-cell office:value-type="float" office:value="7706" calcext:value-type="float">
            <text:p>7706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2]/100" office:value-type="float" office:value="77.06" calcext:value-type="float">
            <text:p>77.06</text:p>
          </table:table-cell>
          <table:table-cell table:formula="of:=[.E72]/16*9/5+32" office:value-type="float" office:value="74.4125" calcext:value-type="float">
            <text:p>74.4125</text:p>
          </table:table-cell>
          <table:table-cell table:formula="of:=[.F72]-[.G72]" office:value-type="float" office:value="2.64750000000001" calcext:value-type="float">
            <text:p>2.6475</text:p>
          </table:table-cell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3]/100" office:value-type="float" office:value="76.87" calcext:value-type="float">
            <text:p>76.87</text:p>
          </table:table-cell>
          <table:table-cell table:formula="of:=[.E73]/16*9/5+32" office:value-type="float" office:value="74.4125" calcext:value-type="float">
            <text:p>74.4125</text:p>
          </table:table-cell>
          <table:table-cell table:formula="of:=[.F73]-[.G73]" office:value-type="float" office:value="2.45750000000001" calcext:value-type="float">
            <text:p>2.4575</text:p>
          </table:table-cell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4]/100" office:value-type="float" office:value="77.36" calcext:value-type="float">
            <text:p>77.36</text:p>
          </table:table-cell>
          <table:table-cell table:formula="of:=[.E74]/16*9/5+32" office:value-type="float" office:value="74.4125" calcext:value-type="float">
            <text:p>74.4125</text:p>
          </table:table-cell>
          <table:table-cell table:formula="of:=[.F74]-[.G74]" office:value-type="float" office:value="2.94750000000001" calcext:value-type="float">
            <text:p>2.9475</text:p>
          </table:table-cell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0" calcext:value-type="float">
            <text:p>0</text:p>
          </table:table-cell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5]/100" office:value-type="float" office:value="77.17" calcext:value-type="float">
            <text:p>77.17</text:p>
          </table:table-cell>
          <table:table-cell table:formula="of:=[.E75]/16*9/5+32" office:value-type="float" office:value="74.4125" calcext:value-type="float">
            <text:p>74.4125</text:p>
          </table:table-cell>
          <table:table-cell table:formula="of:=[.F75]-[.G75]" office:value-type="float" office:value="2.75750000000001" calcext:value-type="float">
            <text:p>2.7575</text:p>
          </table:table-cell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6]/100" office:value-type="float" office:value="77.4" calcext:value-type="float">
            <text:p>77.4</text:p>
          </table:table-cell>
          <table:table-cell table:formula="of:=[.E76]/16*9/5+32" office:value-type="float" office:value="74.4125" calcext:value-type="float">
            <text:p>74.4125</text:p>
          </table:table-cell>
          <table:table-cell table:formula="of:=[.F76]-[.G76]" office:value-type="float" office:value="2.98750000000001" calcext:value-type="float">
            <text:p>2.9875</text:p>
          </table:table-cell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0" calcext:value-type="float">
            <text:p>0</text:p>
          </table:table-cell>
          <table:table-cell office:value-type="float" office:value="7694" calcext:value-type="float">
            <text:p>7694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[.C77]/100" office:value-type="float" office:value="76.94" calcext:value-type="float">
            <text:p>76.94</text:p>
          </table:table-cell>
          <table:table-cell table:formula="of:=[.E77]/16*9/5+32" office:value-type="float" office:value="74.4125" calcext:value-type="float">
            <text:p>74.4125</text:p>
          </table:table-cell>
          <table:table-cell table:formula="of:=[.F77]-[.G77]" office:value-type="float" office:value="2.5275" calcext:value-type="float">
            <text:p>2.5275</text:p>
          </table:table-cell>
        </table:table-row>
        <table:table-row table:style-name="ro1">
          <table:table-cell office:value-type="string" calcext:value-type="string">
            <text:p>0001140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78]/100" office:value-type="float" office:value="77.29" calcext:value-type="float">
            <text:p>77.29</text:p>
          </table:table-cell>
          <table:table-cell table:formula="of:=[.E78]/16*9/5+32" office:value-type="float" office:value="74.525" calcext:value-type="float">
            <text:p>74.525</text:p>
          </table:table-cell>
          <table:table-cell table:formula="of:=[.F78]-[.G78]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0001150</text:p>
          </table:table-cell>
          <table:table-cell office:value-type="float" office:value="0" calcext:value-type="float">
            <text:p>0</text:p>
          </table:table-cell>
          <table:table-cell office:value-type="float" office:value="7726" calcext:value-type="float">
            <text:p>7726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79]/100" office:value-type="float" office:value="77.26" calcext:value-type="float">
            <text:p>77.26</text:p>
          </table:table-cell>
          <table:table-cell table:formula="of:=[.E79]/16*9/5+32" office:value-type="float" office:value="74.525" calcext:value-type="float">
            <text:p>74.525</text:p>
          </table:table-cell>
          <table:table-cell table:formula="of:=[.F79]-[.G79]" office:value-type="float" office:value="2.735" calcext:value-type="float">
            <text:p>2.735</text:p>
          </table:table-cell>
        </table:table-row>
        <table:table-row table:style-name="ro1">
          <table:table-cell office:value-type="string" calcext:value-type="string">
            <text:p>0001160</text:p>
          </table:table-cell>
          <table:table-cell office:value-type="float" office:value="0" calcext:value-type="float">
            <text:p>0</text:p>
          </table:table-cell>
          <table:table-cell office:value-type="float" office:value="7713" calcext:value-type="float">
            <text:p>7713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0]/100" office:value-type="float" office:value="77.13" calcext:value-type="float">
            <text:p>77.13</text:p>
          </table:table-cell>
          <table:table-cell table:formula="of:=[.E80]/16*9/5+32" office:value-type="float" office:value="74.525" calcext:value-type="float">
            <text:p>74.525</text:p>
          </table:table-cell>
          <table:table-cell table:formula="of:=[.F80]-[.G80]" office:value-type="float" office:value="2.60499999999999" calcext:value-type="float">
            <text:p>2.605</text:p>
          </table:table-cell>
        </table:table-row>
        <table:table-row table:style-name="ro1">
          <table:table-cell office:value-type="string" calcext:value-type="string">
            <text:p>0001170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1]/100" office:value-type="float" office:value="77.29" calcext:value-type="float">
            <text:p>77.29</text:p>
          </table:table-cell>
          <table:table-cell table:formula="of:=[.E81]/16*9/5+32" office:value-type="float" office:value="74.525" calcext:value-type="float">
            <text:p>74.525</text:p>
          </table:table-cell>
          <table:table-cell table:formula="of:=[.F81]-[.G81]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2]/100" office:value-type="float" office:value="77.36" calcext:value-type="float">
            <text:p>77.36</text:p>
          </table:table-cell>
          <table:table-cell table:formula="of:=[.E82]/16*9/5+32" office:value-type="float" office:value="74.525" calcext:value-type="float">
            <text:p>74.525</text:p>
          </table:table-cell>
          <table:table-cell table:formula="of:=[.F82]-[.G82]" office:value-type="float" office:value="2.83499999999999" calcext:value-type="float">
            <text:p>2.835</text:p>
          </table:table-cell>
        </table:table-row>
        <table:table-row table:style-name="ro1">
          <table:table-cell office:value-type="string" calcext:value-type="string">
            <text:p>0001210</text:p>
          </table:table-cell>
          <table:table-cell office:value-type="float" office:value="0" calcext:value-type="float">
            <text:p>0</text:p>
          </table:table-cell>
          <table:table-cell office:value-type="float" office:value="7719" calcext:value-type="float">
            <text:p>7719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3]/100" office:value-type="float" office:value="77.19" calcext:value-type="float">
            <text:p>77.19</text:p>
          </table:table-cell>
          <table:table-cell table:formula="of:=[.E83]/16*9/5+32" office:value-type="float" office:value="74.525" calcext:value-type="float">
            <text:p>74.525</text:p>
          </table:table-cell>
          <table:table-cell table:formula="of:=[.F83]-[.G83]" office:value-type="float" office:value="2.66499999999999" calcext:value-type="float">
            <text:p>2.665</text:p>
          </table:table-cell>
        </table:table-row>
        <table:table-row table:style-name="ro1">
          <table:table-cell office:value-type="string" calcext:value-type="string">
            <text:p>0001220</text:p>
          </table:table-cell>
          <table:table-cell office:value-type="float" office:value="0" calcext:value-type="float">
            <text:p>0</text:p>
          </table:table-cell>
          <table:table-cell office:value-type="float" office:value="7731" calcext:value-type="float">
            <text:p>773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4]/100" office:value-type="float" office:value="77.31" calcext:value-type="float">
            <text:p>77.31</text:p>
          </table:table-cell>
          <table:table-cell table:formula="of:=[.E84]/16*9/5+32" office:value-type="float" office:value="74.525" calcext:value-type="float">
            <text:p>74.525</text:p>
          </table:table-cell>
          <table:table-cell table:formula="of:=[.F84]-[.G84]"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0001230</text:p>
          </table:table-cell>
          <table:table-cell office:value-type="float" office:value="0" calcext:value-type="float">
            <text:p>0</text:p>
          </table:table-cell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85]/100" office:value-type="float" office:value="77.15" calcext:value-type="float">
            <text:p>77.15</text:p>
          </table:table-cell>
          <table:table-cell table:formula="of:=[.E85]/16*9/5+32" office:value-type="float" office:value="74.6375" calcext:value-type="float">
            <text:p>74.6375</text:p>
          </table:table-cell>
          <table:table-cell table:formula="of:=[.F85]-[.G85]" office:value-type="float" office:value="2.5125" calcext:value-type="float">
            <text:p>2.5125</text:p>
          </table:table-cell>
        </table:table-row>
        <table:table-row table:style-name="ro1">
          <table:table-cell office:value-type="string" calcext:value-type="string">
            <text:p>0001240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6]/100" office:value-type="float" office:value="77.4" calcext:value-type="float">
            <text:p>77.4</text:p>
          </table:table-cell>
          <table:table-cell table:formula="of:=[.E86]/16*9/5+32" office:value-type="float" office:value="74.525" calcext:value-type="float">
            <text:p>74.525</text:p>
          </table:table-cell>
          <table:table-cell table:formula="of:=[.F86]-[.G86]"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0" calcext:value-type="float">
            <text:p>0</text:p>
          </table:table-cell>
          <table:table-cell office:value-type="float" office:value="7733" calcext:value-type="float">
            <text:p>7733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7]/100" office:value-type="float" office:value="77.33" calcext:value-type="float">
            <text:p>77.33</text:p>
          </table:table-cell>
          <table:table-cell table:formula="of:=[.E87]/16*9/5+32" office:value-type="float" office:value="74.525" calcext:value-type="float">
            <text:p>74.525</text:p>
          </table:table-cell>
          <table:table-cell table:formula="of:=[.F87]-[.G87]" office:value-type="float" office:value="2.80499999999999" calcext:value-type="float">
            <text:p>2.805</text:p>
          </table:table-cell>
        </table:table-row>
        <table:table-row table:style-name="ro1">
          <table:table-cell office:value-type="string" calcext:value-type="string">
            <text:p>0001260</text:p>
          </table:table-cell>
          <table:table-cell office:value-type="float" office:value="0" calcext:value-type="float">
            <text:p>0</text:p>
          </table:table-cell>
          <table:table-cell office:value-type="float" office:value="7731" calcext:value-type="float">
            <text:p>773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8]/100" office:value-type="float" office:value="77.31" calcext:value-type="float">
            <text:p>77.31</text:p>
          </table:table-cell>
          <table:table-cell table:formula="of:=[.E88]/16*9/5+32" office:value-type="float" office:value="74.525" calcext:value-type="float">
            <text:p>74.525</text:p>
          </table:table-cell>
          <table:table-cell table:formula="of:=[.F88]-[.G88]"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0001270</text:p>
          </table:table-cell>
          <table:table-cell office:value-type="float" office:value="0" calcext:value-type="float">
            <text:p>0</text:p>
          </table:table-cell>
          <table:table-cell office:value-type="float" office:value="7720" calcext:value-type="float">
            <text:p>7720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89]/100" office:value-type="float" office:value="77.2" calcext:value-type="float">
            <text:p>77.2</text:p>
          </table:table-cell>
          <table:table-cell table:formula="of:=[.E89]/16*9/5+32" office:value-type="float" office:value="74.525" calcext:value-type="float">
            <text:p>74.525</text:p>
          </table:table-cell>
          <table:table-cell table:formula="of:=[.F89]-[.G89]" office:value-type="float" office:value="2.675" calcext:value-type="float">
            <text:p>2.675</text:p>
          </table:table-cell>
        </table:table-row>
        <table:table-row table:style-name="ro1">
          <table:table-cell office:value-type="string" calcext:value-type="string">
            <text:p>0001300</text:p>
          </table:table-cell>
          <table:table-cell office:value-type="float" office:value="0" calcext:value-type="float">
            <text:p>0</text:p>
          </table:table-cell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90]/100" office:value-type="float" office:value="77.15" calcext:value-type="float">
            <text:p>77.15</text:p>
          </table:table-cell>
          <table:table-cell table:formula="of:=[.E90]/16*9/5+32" office:value-type="float" office:value="74.525" calcext:value-type="float">
            <text:p>74.525</text:p>
          </table:table-cell>
          <table:table-cell table:formula="of:=[.F90]-[.G90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0001310</text:p>
          </table:table-cell>
          <table:table-cell office:value-type="float" office:value="0" calcext:value-type="float">
            <text:p>0</text:p>
          </table:table-cell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91]/100" office:value-type="float" office:value="77.15" calcext:value-type="float">
            <text:p>77.15</text:p>
          </table:table-cell>
          <table:table-cell table:formula="of:=[.E91]/16*9/5+32" office:value-type="float" office:value="74.525" calcext:value-type="float">
            <text:p>74.525</text:p>
          </table:table-cell>
          <table:table-cell table:formula="of:=[.F91]-[.G91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0" calcext:value-type="float">
            <text:p>0</text:p>
          </table:table-cell>
          <table:table-cell office:value-type="float" office:value="7727" calcext:value-type="float">
            <text:p>7727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formula="of:=[.C92]/100" office:value-type="float" office:value="77.27" calcext:value-type="float">
            <text:p>77.27</text:p>
          </table:table-cell>
          <table:table-cell table:formula="of:=[.E92]/16*9/5+32" office:value-type="float" office:value="74.525" calcext:value-type="float">
            <text:p>74.525</text:p>
          </table:table-cell>
          <table:table-cell table:formula="of:=[.F92]-[.G92]" office:value-type="float" office:value="2.74499999999999" calcext:value-type="float">
            <text:p>2.745</text:p>
          </table:table-cell>
        </table:table-row>
        <table:table-row table:style-name="ro1">
          <table:table-cell office:value-type="string" calcext:value-type="string">
            <text:p>0001330</text:p>
          </table:table-cell>
          <table:table-cell office:value-type="float" office:value="0" calcext:value-type="float">
            <text:p>0</text:p>
          </table:table-cell>
          <table:table-cell office:value-type="float" office:value="7731" calcext:value-type="float">
            <text:p>7731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3]/100" office:value-type="float" office:value="77.31" calcext:value-type="float">
            <text:p>77.31</text:p>
          </table:table-cell>
          <table:table-cell table:formula="of:=[.E93]/16*9/5+32" office:value-type="float" office:value="74.6375" calcext:value-type="float">
            <text:p>74.6375</text:p>
          </table:table-cell>
          <table:table-cell table:formula="of:=[.F93]-[.G93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01340</text:p>
          </table:table-cell>
          <table:table-cell office:value-type="float" office:value="0" calcext:value-type="float">
            <text:p>0</text:p>
          </table:table-cell>
          <table:table-cell office:value-type="float" office:value="7699" calcext:value-type="float">
            <text:p>7699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4]/100" office:value-type="float" office:value="76.99" calcext:value-type="float">
            <text:p>76.99</text:p>
          </table:table-cell>
          <table:table-cell table:formula="of:=[.E94]/16*9/5+32" office:value-type="float" office:value="74.6375" calcext:value-type="float">
            <text:p>74.6375</text:p>
          </table:table-cell>
          <table:table-cell table:formula="of:=[.F94]-[.G94]" office:value-type="float" office:value="2.35249999999999" calcext:value-type="float">
            <text:p>2.3525</text:p>
          </table:table-cell>
        </table:table-row>
        <table:table-row table:style-name="ro1">
          <table:table-cell office:value-type="string" calcext:value-type="string">
            <text:p>0001350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5]/100" office:value-type="float" office:value="77.29" calcext:value-type="float">
            <text:p>77.29</text:p>
          </table:table-cell>
          <table:table-cell table:formula="of:=[.E95]/16*9/5+32" office:value-type="float" office:value="74.6375" calcext:value-type="float">
            <text:p>74.6375</text:p>
          </table:table-cell>
          <table:table-cell table:formula="of:=[.F95]-[.G95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01360</text:p>
          </table:table-cell>
          <table:table-cell office:value-type="float" office:value="0" calcext:value-type="float">
            <text:p>0</text:p>
          </table:table-cell>
          <table:table-cell office:value-type="float" office:value="7710" calcext:value-type="float">
            <text:p>771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6]/100" office:value-type="float" office:value="77.1" calcext:value-type="float">
            <text:p>77.1</text:p>
          </table:table-cell>
          <table:table-cell table:formula="of:=[.E96]/16*9/5+32" office:value-type="float" office:value="74.6375" calcext:value-type="float">
            <text:p>74.6375</text:p>
          </table:table-cell>
          <table:table-cell table:formula="of:=[.F96]-[.G96]" office:value-type="float" office:value="2.46249999999999" calcext:value-type="float">
            <text:p>2.4625</text:p>
          </table:table-cell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7]/100" office:value-type="float" office:value="77.29" calcext:value-type="float">
            <text:p>77.29</text:p>
          </table:table-cell>
          <table:table-cell table:formula="of:=[.E97]/16*9/5+32" office:value-type="float" office:value="74.6375" calcext:value-type="float">
            <text:p>74.6375</text:p>
          </table:table-cell>
          <table:table-cell table:formula="of:=[.F97]-[.G97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01400</text:p>
          </table:table-cell>
          <table:table-cell office:value-type="float" office:value="0" calcext:value-type="float">
            <text:p>0</text:p>
          </table:table-cell>
          <table:table-cell office:value-type="float" office:value="7722" calcext:value-type="float">
            <text:p>7722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formula="of:=[.C98]/100" office:value-type="float" office:value="77.22" calcext:value-type="float">
            <text:p>77.22</text:p>
          </table:table-cell>
          <table:table-cell table:formula="of:=[.E98]/16*9/5+32" office:value-type="float" office:value="74.6375" calcext:value-type="float">
            <text:p>74.6375</text:p>
          </table:table-cell>
          <table:table-cell table:formula="of:=[.F98]-[.G98]" office:value-type="float" office:value="2.5825" calcext:value-type="float">
            <text:p>2.5825</text:p>
          </table:table-cell>
        </table:table-row>
        <table:table-row table:style-name="ro1">
          <table:table-cell office:value-type="string" calcext:value-type="string">
            <text:p>0001410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formula="of:=[.C99]/100" office:value-type="float" office:value="77.43" calcext:value-type="float">
            <text:p>77.43</text:p>
          </table:table-cell>
          <table:table-cell table:formula="of:=[.E99]/16*9/5+32" office:value-type="float" office:value="74.75" calcext:value-type="float">
            <text:p>74.75</text:p>
          </table:table-cell>
          <table:table-cell table:formula="of:=[.F99]-[.G99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01420</text:p>
          </table:table-cell>
          <table:table-cell office:value-type="float" office:value="0" calcext:value-type="float">
            <text:p>0</text:p>
          </table:table-cell>
          <table:table-cell office:value-type="float" office:value="7724" calcext:value-type="float">
            <text:p>7724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formula="of:=[.C100]/100" office:value-type="float" office:value="77.24" calcext:value-type="float">
            <text:p>77.24</text:p>
          </table:table-cell>
          <table:table-cell table:formula="of:=[.E100]/16*9/5+32" office:value-type="float" office:value="74.75" calcext:value-type="float">
            <text:p>74.75</text:p>
          </table:table-cell>
          <table:table-cell table:formula="of:=[.F100]-[.G100]" office:value-type="float" office:value="2.48999999999999" calcext:value-type="float">
            <text:p>2.49</text:p>
          </table:table-cell>
        </table:table-row>
        <table:table-row table:style-name="ro1">
          <table:table-cell office:value-type="string" calcext:value-type="string">
            <text:p>0001430</text:p>
          </table:table-cell>
          <table:table-cell office:value-type="float" office:value="0" calcext:value-type="float">
            <text:p>0</text:p>
          </table:table-cell>
          <table:table-cell office:value-type="float" office:value="7710" calcext:value-type="float">
            <text:p>7710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formula="of:=[.C101]/100" office:value-type="float" office:value="77.1" calcext:value-type="float">
            <text:p>77.1</text:p>
          </table:table-cell>
          <table:table-cell table:formula="of:=[.E101]/16*9/5+32" office:value-type="float" office:value="74.8625" calcext:value-type="float">
            <text:p>74.8625</text:p>
          </table:table-cell>
          <table:table-cell table:formula="of:=[.F101]-[.G101]" office:value-type="float" office:value="2.2375" calcext:value-type="float">
            <text:p>2.2375</text:p>
          </table:table-cell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formula="of:=[.C102]/100" office:value-type="float" office:value="77.36" calcext:value-type="float">
            <text:p>77.36</text:p>
          </table:table-cell>
          <table:table-cell table:formula="of:=[.E102]/16*9/5+32" office:value-type="float" office:value="74.8625" calcext:value-type="float">
            <text:p>74.8625</text:p>
          </table:table-cell>
          <table:table-cell table:formula="of:=[.F102]-[.G102]" office:value-type="float" office:value="2.4975" calcext:value-type="float">
            <text:p>2.4975</text:p>
          </table:table-cell>
        </table:table-row>
        <table:table-row table:style-name="ro1">
          <table:table-cell office:value-type="string" calcext:value-type="string">
            <text:p>0001450</text:p>
          </table:table-cell>
          <table:table-cell office:value-type="float" office:value="0" calcext:value-type="float">
            <text:p>0</text:p>
          </table:table-cell>
          <table:table-cell office:value-type="float" office:value="7775" calcext:value-type="float">
            <text:p>7775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formula="of:=[.C103]/100" office:value-type="float" office:value="77.75" calcext:value-type="float">
            <text:p>77.75</text:p>
          </table:table-cell>
          <table:table-cell table:formula="of:=[.E103]/16*9/5+32" office:value-type="float" office:value="74.75" calcext:value-type="float">
            <text:p>74.75</text:p>
          </table:table-cell>
          <table:table-cell table:formula="of:=[.F103]-[.G10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1460</text:p>
          </table:table-cell>
          <table:table-cell office:value-type="float" office:value="0" calcext:value-type="float">
            <text:p>0</text:p>
          </table:table-cell>
          <table:table-cell office:value-type="float" office:value="8638" calcext:value-type="float">
            <text:p>863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04]/100" office:value-type="float" office:value="86.38" calcext:value-type="float">
            <text:p>86.38</text:p>
          </table:table-cell>
          <table:table-cell table:formula="of:=[.E104]/16*9/5+32" office:value-type="float" office:value="84.7625" calcext:value-type="float">
            <text:p>84.7625</text:p>
          </table:table-cell>
          <table:table-cell table:formula="of:=[.F104]-[.G104]" office:value-type="float" office:value="1.61749999999999" calcext:value-type="float">
            <text:p>1.6175</text:p>
          </table:table-cell>
        </table:table-row>
        <table:table-row table:style-name="ro1">
          <table:table-cell office:value-type="string" calcext:value-type="string">
            <text:p>0001470</text:p>
          </table:table-cell>
          <table:table-cell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05]/100" office:value-type="float" office:value="86.8" calcext:value-type="float">
            <text:p>86.8</text:p>
          </table:table-cell>
          <table:table-cell table:formula="of:=[.E105]/16*9/5+32" office:value-type="float" office:value="84.9875" calcext:value-type="float">
            <text:p>84.9875</text:p>
          </table:table-cell>
          <table:table-cell table:formula="of:=[.F105]-[.G105]" office:value-type="float" office:value="1.8125" calcext:value-type="float">
            <text:p>1.8125</text:p>
          </table:table-cell>
        </table:table-row>
        <table:table-row table:style-name="ro1">
          <table:table-cell office:value-type="string" calcext:value-type="string">
            <text:p>0001500</text:p>
          </table:table-cell>
          <table:table-cell office:value-type="float" office:value="0" calcext:value-type="float">
            <text:p>0</text:p>
          </table:table-cell>
          <table:table-cell office:value-type="float" office:value="8678" calcext:value-type="float">
            <text:p>8678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06]/100" office:value-type="float" office:value="86.78" calcext:value-type="float">
            <text:p>86.78</text:p>
          </table:table-cell>
          <table:table-cell table:formula="of:=[.E106]/16*9/5+32" office:value-type="float" office:value="84.875" calcext:value-type="float">
            <text:p>84.875</text:p>
          </table:table-cell>
          <table:table-cell table:formula="of:=[.F106]-[.G106]" office:value-type="float" office:value="1.905" calcext:value-type="float">
            <text:p>1.905</text:p>
          </table:table-cell>
        </table:table-row>
        <table:table-row table:style-name="ro1">
          <table:table-cell office:value-type="string" calcext:value-type="string">
            <text:p>0001510</text:p>
          </table:table-cell>
          <table:table-cell office:value-type="float" office:value="0" calcext:value-type="float">
            <text:p>0</text:p>
          </table:table-cell>
          <table:table-cell office:value-type="float" office:value="8689" calcext:value-type="float">
            <text:p>868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07]/100" office:value-type="float" office:value="86.89" calcext:value-type="float">
            <text:p>86.89</text:p>
          </table:table-cell>
          <table:table-cell table:formula="of:=[.E107]/16*9/5+32" office:value-type="float" office:value="84.875" calcext:value-type="float">
            <text:p>84.875</text:p>
          </table:table-cell>
          <table:table-cell table:formula="of:=[.F107]-[.G107]" office:value-type="float" office:value="2.015" calcext:value-type="float">
            <text:p>2.015</text:p>
          </table:table-cell>
        </table:table-row>
        <table:table-row table:style-name="ro1">
          <table:table-cell office:value-type="string" calcext:value-type="string">
            <text:p>0001520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08]/100" office:value-type="float" office:value="86.52" calcext:value-type="float">
            <text:p>86.52</text:p>
          </table:table-cell>
          <table:table-cell table:formula="of:=[.E108]/16*9/5+32" office:value-type="float" office:value="84.7625" calcext:value-type="float">
            <text:p>84.7625</text:p>
          </table:table-cell>
          <table:table-cell table:formula="of:=[.F108]-[.G108]" office:value-type="float" office:value="1.75749999999999" calcext:value-type="float">
            <text:p>1.7575</text:p>
          </table:table-cell>
        </table:table-row>
        <table:table-row table:style-name="ro1">
          <table:table-cell office:value-type="string" calcext:value-type="string">
            <text:p>0001530</text:p>
          </table:table-cell>
          <table:table-cell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09]/100" office:value-type="float" office:value="86.71" calcext:value-type="float">
            <text:p>86.71</text:p>
          </table:table-cell>
          <table:table-cell table:formula="of:=[.E109]/16*9/5+32" office:value-type="float" office:value="84.7625" calcext:value-type="float">
            <text:p>84.7625</text:p>
          </table:table-cell>
          <table:table-cell table:formula="of:=[.F109]-[.G109]" office:value-type="float" office:value="1.94749999999999" calcext:value-type="float">
            <text:p>1.9475</text:p>
          </table:table-cell>
        </table:table-row>
        <table:table-row table:style-name="ro1">
          <table:table-cell office:value-type="string" calcext:value-type="string">
            <text:p>0001540</text:p>
          </table:table-cell>
          <table:table-cell office:value-type="float" office:value="0" calcext:value-type="float">
            <text:p>0</text:p>
          </table:table-cell>
          <table:table-cell office:value-type="float" office:value="8678" calcext:value-type="float">
            <text:p>867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10]/100" office:value-type="float" office:value="86.78" calcext:value-type="float">
            <text:p>86.78</text:p>
          </table:table-cell>
          <table:table-cell table:formula="of:=[.E110]/16*9/5+32" office:value-type="float" office:value="84.7625" calcext:value-type="float">
            <text:p>84.7625</text:p>
          </table:table-cell>
          <table:table-cell table:formula="of:=[.F110]-[.G110]" office:value-type="float" office:value="2.0175" calcext:value-type="float">
            <text:p>2.0175</text:p>
          </table:table-cell>
        </table:table-row>
        <table:table-row table:style-name="ro1">
          <table:table-cell office:value-type="string" calcext:value-type="string">
            <text:p>0001550</text:p>
          </table:table-cell>
          <table:table-cell office:value-type="float" office:value="0" calcext:value-type="float">
            <text:p>0</text:p>
          </table:table-cell>
          <table:table-cell office:value-type="float" office:value="8668" calcext:value-type="float">
            <text:p>866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11]/100" office:value-type="float" office:value="86.68" calcext:value-type="float">
            <text:p>86.68</text:p>
          </table:table-cell>
          <table:table-cell table:formula="of:=[.E111]/16*9/5+32" office:value-type="float" office:value="84.7625" calcext:value-type="float">
            <text:p>84.7625</text:p>
          </table:table-cell>
          <table:table-cell table:formula="of:=[.F111]-[.G111]" office:value-type="float" office:value="1.9175" calcext:value-type="float">
            <text:p>1.9175</text:p>
          </table:table-cell>
        </table:table-row>
        <table:table-row table:style-name="ro1">
          <table:table-cell office:value-type="string" calcext:value-type="string">
            <text:p>0001560</text:p>
          </table:table-cell>
          <table:table-cell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12]/100" office:value-type="float" office:value="86.8" calcext:value-type="float">
            <text:p>86.8</text:p>
          </table:table-cell>
          <table:table-cell table:formula="of:=[.E112]/16*9/5+32" office:value-type="float" office:value="84.7625" calcext:value-type="float">
            <text:p>84.7625</text:p>
          </table:table-cell>
          <table:table-cell table:formula="of:=[.F112]-[.G112]" office:value-type="float" office:value="2.03749999999999" calcext:value-type="float">
            <text:p>2.0375</text:p>
          </table:table-cell>
        </table:table-row>
        <table:table-row table:style-name="ro1">
          <table:table-cell office:value-type="string" calcext:value-type="string">
            <text:p>0001570</text:p>
          </table:table-cell>
          <table:table-cell office:value-type="float" office:value="0" calcext:value-type="float">
            <text:p>0</text:p>
          </table:table-cell>
          <table:table-cell office:value-type="float" office:value="8706" calcext:value-type="float">
            <text:p>8706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13]/100" office:value-type="float" office:value="87.06" calcext:value-type="float">
            <text:p>87.06</text:p>
          </table:table-cell>
          <table:table-cell table:formula="of:=[.E113]/16*9/5+32" office:value-type="float" office:value="84.9875" calcext:value-type="float">
            <text:p>84.9875</text:p>
          </table:table-cell>
          <table:table-cell table:formula="of:=[.F113]-[.G113]" office:value-type="float" office:value="2.07250000000001" calcext:value-type="float">
            <text:p>2.0725</text:p>
          </table:table-cell>
        </table:table-row>
        <table:table-row table:style-name="ro1">
          <table:table-cell office:value-type="string" calcext:value-type="string">
            <text:p>0001600</text:p>
          </table:table-cell>
          <table:table-cell office:value-type="float" office:value="0" calcext:value-type="float">
            <text:p>0</text:p>
          </table:table-cell>
          <table:table-cell office:value-type="float" office:value="8650" calcext:value-type="float">
            <text:p>865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14]/100" office:value-type="float" office:value="86.5" calcext:value-type="float">
            <text:p>86.5</text:p>
          </table:table-cell>
          <table:table-cell table:formula="of:=[.E114]/16*9/5+32" office:value-type="float" office:value="84.9875" calcext:value-type="float">
            <text:p>84.9875</text:p>
          </table:table-cell>
          <table:table-cell table:formula="of:=[.F114]-[.G114]" office:value-type="float" office:value="1.5125" calcext:value-type="float">
            <text:p>1.5125</text:p>
          </table:table-cell>
        </table:table-row>
        <table:table-row table:style-name="ro1">
          <table:table-cell office:value-type="string" calcext:value-type="string">
            <text:p>0001610</text:p>
          </table:table-cell>
          <table:table-cell office:value-type="float" office:value="0" calcext:value-type="float">
            <text:p>0</text:p>
          </table:table-cell>
          <table:table-cell office:value-type="float" office:value="8645" calcext:value-type="float">
            <text:p>8645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15]/100" office:value-type="float" office:value="86.45" calcext:value-type="float">
            <text:p>86.45</text:p>
          </table:table-cell>
          <table:table-cell table:formula="of:=[.E115]/16*9/5+32" office:value-type="float" office:value="84.875" calcext:value-type="float">
            <text:p>84.875</text:p>
          </table:table-cell>
          <table:table-cell table:formula="of:=[.F115]-[.G115]" office:value-type="float" office:value="1.575" calcext:value-type="float">
            <text:p>1.575</text:p>
          </table:table-cell>
        </table:table-row>
        <table:table-row table:style-name="ro1">
          <table:table-cell office:value-type="string" calcext:value-type="string">
            <text:p>0001620</text:p>
          </table:table-cell>
          <table:table-cell office:value-type="float" office:value="0" calcext:value-type="float">
            <text:p>0</text:p>
          </table:table-cell>
          <table:table-cell office:value-type="float" office:value="8685" calcext:value-type="float">
            <text:p>8685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16]/100" office:value-type="float" office:value="86.85" calcext:value-type="float">
            <text:p>86.85</text:p>
          </table:table-cell>
          <table:table-cell table:formula="of:=[.E116]/16*9/5+32" office:value-type="float" office:value="84.875" calcext:value-type="float">
            <text:p>84.875</text:p>
          </table:table-cell>
          <table:table-cell table:formula="of:=[.F116]-[.G116]" office:value-type="float" office:value="1.97499999999999" calcext:value-type="float">
            <text:p>1.975</text:p>
          </table:table-cell>
        </table:table-row>
        <table:table-row table:style-name="ro1">
          <table:table-cell office:value-type="string" calcext:value-type="string">
            <text:p>0001630</text:p>
          </table:table-cell>
          <table:table-cell office:value-type="float" office:value="0" calcext:value-type="float">
            <text:p>0</text:p>
          </table:table-cell>
          <table:table-cell office:value-type="float" office:value="8675" calcext:value-type="float">
            <text:p>8675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table:formula="of:=[.C117]/100" office:value-type="float" office:value="86.75" calcext:value-type="float">
            <text:p>86.75</text:p>
          </table:table-cell>
          <table:table-cell table:formula="of:=[.E117]/16*9/5+32" office:value-type="float" office:value="85.1" calcext:value-type="float">
            <text:p>85.1</text:p>
          </table:table-cell>
          <table:table-cell table:formula="of:=[.F117]-[.G117]" office:value-type="float" office:value="1.65000000000001" calcext:value-type="float">
            <text:p>1.65</text:p>
          </table:table-cell>
        </table:table-row>
        <table:table-row table:style-name="ro1">
          <table:table-cell office:value-type="string" calcext:value-type="string">
            <text:p>0001640</text:p>
          </table:table-cell>
          <table:table-cell office:value-type="float" office:value="0" calcext:value-type="float">
            <text:p>0</text:p>
          </table:table-cell>
          <table:table-cell office:value-type="float" office:value="8668" calcext:value-type="float">
            <text:p>8668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18]/100" office:value-type="float" office:value="86.68" calcext:value-type="float">
            <text:p>86.68</text:p>
          </table:table-cell>
          <table:table-cell table:formula="of:=[.E118]/16*9/5+32" office:value-type="float" office:value="84.9875" calcext:value-type="float">
            <text:p>84.9875</text:p>
          </table:table-cell>
          <table:table-cell table:formula="of:=[.F118]-[.G118]" office:value-type="float" office:value="1.69250000000001" calcext:value-type="float">
            <text:p>1.6925</text:p>
          </table:table-cell>
        </table:table-row>
        <table:table-row table:style-name="ro1">
          <table:table-cell office:value-type="string" calcext:value-type="string">
            <text:p>0001650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19]/100" office:value-type="float" office:value="86.96" calcext:value-type="float">
            <text:p>86.96</text:p>
          </table:table-cell>
          <table:table-cell table:formula="of:=[.E119]/16*9/5+32" office:value-type="float" office:value="84.875" calcext:value-type="float">
            <text:p>84.875</text:p>
          </table:table-cell>
          <table:table-cell table:formula="of:=[.F119]-[.G119]" office:value-type="float" office:value="2.08499999999999" calcext:value-type="float">
            <text:p>2.085</text:p>
          </table:table-cell>
        </table:table-row>
        <table:table-row table:style-name="ro1">
          <table:table-cell office:value-type="string" calcext:value-type="string">
            <text:p>0001660</text:p>
          </table:table-cell>
          <table:table-cell office:value-type="float" office:value="0" calcext:value-type="float">
            <text:p>0</text:p>
          </table:table-cell>
          <table:table-cell office:value-type="float" office:value="8684" calcext:value-type="float">
            <text:p>8684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20]/100" office:value-type="float" office:value="86.84" calcext:value-type="float">
            <text:p>86.84</text:p>
          </table:table-cell>
          <table:table-cell table:formula="of:=[.E120]/16*9/5+32" office:value-type="float" office:value="84.875" calcext:value-type="float">
            <text:p>84.875</text:p>
          </table:table-cell>
          <table:table-cell table:formula="of:=[.F120]-[.G120]" office:value-type="float" office:value="1.965" calcext:value-type="float">
            <text:p>1.965</text:p>
          </table:table-cell>
        </table:table-row>
        <table:table-row table:style-name="ro1">
          <table:table-cell office:value-type="string" calcext:value-type="string">
            <text:p>0001670</text:p>
          </table:table-cell>
          <table:table-cell office:value-type="float" office:value="0" calcext:value-type="float">
            <text:p>0</text:p>
          </table:table-cell>
          <table:table-cell office:value-type="float" office:value="8692" calcext:value-type="float">
            <text:p>8692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1]/100" office:value-type="float" office:value="86.92" calcext:value-type="float">
            <text:p>86.92</text:p>
          </table:table-cell>
          <table:table-cell table:formula="of:=[.E121]/16*9/5+32" office:value-type="float" office:value="84.7625" calcext:value-type="float">
            <text:p>84.7625</text:p>
          </table:table-cell>
          <table:table-cell table:formula="of:=[.F121]-[.G121]" office:value-type="float" office:value="2.1575" calcext:value-type="float">
            <text:p>2.1575</text:p>
          </table:table-cell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22]/100" office:value-type="float" office:value="86.82" calcext:value-type="float">
            <text:p>86.82</text:p>
          </table:table-cell>
          <table:table-cell table:formula="of:=[.E122]/16*9/5+32" office:value-type="float" office:value="84.9875" calcext:value-type="float">
            <text:p>84.9875</text:p>
          </table:table-cell>
          <table:table-cell table:formula="of:=[.F122]-[.G122]" office:value-type="float" office:value="1.8325" calcext:value-type="float">
            <text:p>1.8325</text:p>
          </table:table-cell>
        </table:table-row>
        <table:table-row table:style-name="ro1">
          <table:table-cell office:value-type="string" calcext:value-type="string">
            <text:p>0001710</text:p>
          </table:table-cell>
          <table:table-cell office:value-type="float" office:value="0" calcext:value-type="float">
            <text:p>0</text:p>
          </table:table-cell>
          <table:table-cell office:value-type="float" office:value="8712" calcext:value-type="float">
            <text:p>8712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23]/100" office:value-type="float" office:value="87.12" calcext:value-type="float">
            <text:p>87.12</text:p>
          </table:table-cell>
          <table:table-cell table:formula="of:=[.E123]/16*9/5+32" office:value-type="float" office:value="84.875" calcext:value-type="float">
            <text:p>84.875</text:p>
          </table:table-cell>
          <table:table-cell table:formula="of:=[.F123]-[.G123]" office:value-type="float" office:value="2.245" calcext:value-type="float">
            <text:p>2.245</text:p>
          </table:table-cell>
        </table:table-row>
        <table:table-row table:style-name="ro1">
          <table:table-cell office:value-type="string" calcext:value-type="string">
            <text:p>0001720</text:p>
          </table:table-cell>
          <table:table-cell office:value-type="float" office:value="0" calcext:value-type="float">
            <text:p>0</text:p>
          </table:table-cell>
          <table:table-cell office:value-type="float" office:value="8684" calcext:value-type="float">
            <text:p>8684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4]/100" office:value-type="float" office:value="86.84" calcext:value-type="float">
            <text:p>86.84</text:p>
          </table:table-cell>
          <table:table-cell table:formula="of:=[.E124]/16*9/5+32" office:value-type="float" office:value="84.7625" calcext:value-type="float">
            <text:p>84.7625</text:p>
          </table:table-cell>
          <table:table-cell table:formula="of:=[.F124]-[.G124]" office:value-type="float" office:value="2.0775" calcext:value-type="float">
            <text:p>2.0775</text:p>
          </table:table-cell>
        </table:table-row>
        <table:table-row table:style-name="ro1">
          <table:table-cell office:value-type="string" calcext:value-type="string">
            <text:p>0001730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5]/100" office:value-type="float" office:value="86.96" calcext:value-type="float">
            <text:p>86.96</text:p>
          </table:table-cell>
          <table:table-cell table:formula="of:=[.E125]/16*9/5+32" office:value-type="float" office:value="84.7625" calcext:value-type="float">
            <text:p>84.7625</text:p>
          </table:table-cell>
          <table:table-cell table:formula="of:=[.F125]-[.G125]" office:value-type="float" office:value="2.19749999999999" calcext:value-type="float">
            <text:p>2.1975</text:p>
          </table:table-cell>
        </table:table-row>
        <table:table-row table:style-name="ro1">
          <table:table-cell office:value-type="string" calcext:value-type="string">
            <text:p>0001740</text:p>
          </table:table-cell>
          <table:table-cell office:value-type="float" office:value="0" calcext:value-type="float">
            <text:p>0</text:p>
          </table:table-cell>
          <table:table-cell office:value-type="float" office:value="8678" calcext:value-type="float">
            <text:p>867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6]/100" office:value-type="float" office:value="86.78" calcext:value-type="float">
            <text:p>86.78</text:p>
          </table:table-cell>
          <table:table-cell table:formula="of:=[.E126]/16*9/5+32" office:value-type="float" office:value="84.7625" calcext:value-type="float">
            <text:p>84.7625</text:p>
          </table:table-cell>
          <table:table-cell table:formula="of:=[.F126]-[.G126]" office:value-type="float" office:value="2.0175" calcext:value-type="float">
            <text:p>2.0175</text:p>
          </table:table-cell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0" calcext:value-type="float">
            <text:p>0</text:p>
          </table:table-cell>
          <table:table-cell office:value-type="float" office:value="8664" calcext:value-type="float">
            <text:p>8664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7]/100" office:value-type="float" office:value="86.64" calcext:value-type="float">
            <text:p>86.64</text:p>
          </table:table-cell>
          <table:table-cell table:formula="of:=[.E127]/16*9/5+32" office:value-type="float" office:value="84.7625" calcext:value-type="float">
            <text:p>84.7625</text:p>
          </table:table-cell>
          <table:table-cell table:formula="of:=[.F127]-[.G127]" office:value-type="float" office:value="1.8775" calcext:value-type="float">
            <text:p>1.8775</text:p>
          </table:table-cell>
        </table:table-row>
        <table:table-row table:style-name="ro1">
          <table:table-cell office:value-type="string" calcext:value-type="string">
            <text:p>0001760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8]/100" office:value-type="float" office:value="86.96" calcext:value-type="float">
            <text:p>86.96</text:p>
          </table:table-cell>
          <table:table-cell table:formula="of:=[.E128]/16*9/5+32" office:value-type="float" office:value="84.7625" calcext:value-type="float">
            <text:p>84.7625</text:p>
          </table:table-cell>
          <table:table-cell table:formula="of:=[.F128]-[.G128]" office:value-type="float" office:value="2.19749999999999" calcext:value-type="float">
            <text:p>2.1975</text:p>
          </table:table-cell>
        </table:table-row>
        <table:table-row table:style-name="ro1">
          <table:table-cell office:value-type="string" calcext:value-type="string">
            <text:p>0001770</text:p>
          </table:table-cell>
          <table:table-cell office:value-type="float" office:value="0" calcext:value-type="float">
            <text:p>0</text:p>
          </table:table-cell>
          <table:table-cell office:value-type="float" office:value="8666" calcext:value-type="float">
            <text:p>8666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29]/100" office:value-type="float" office:value="86.66" calcext:value-type="float">
            <text:p>86.66</text:p>
          </table:table-cell>
          <table:table-cell table:formula="of:=[.E129]/16*9/5+32" office:value-type="float" office:value="84.7625" calcext:value-type="float">
            <text:p>84.7625</text:p>
          </table:table-cell>
          <table:table-cell table:formula="of:=[.F129]-[.G129]" office:value-type="float" office:value="1.89749999999999" calcext:value-type="float">
            <text:p>1.8975</text:p>
          </table:table-cell>
        </table:table-row>
        <table:table-row table:style-name="ro1">
          <table:table-cell office:value-type="string" calcext:value-type="string">
            <text:p>0002000</text:p>
          </table:table-cell>
          <table:table-cell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30]/100" office:value-type="float" office:value="86.8" calcext:value-type="float">
            <text:p>86.8</text:p>
          </table:table-cell>
          <table:table-cell table:formula="of:=[.E130]/16*9/5+32" office:value-type="float" office:value="84.65" calcext:value-type="float">
            <text:p>84.65</text:p>
          </table:table-cell>
          <table:table-cell table:formula="of:=[.F130]-[.G130]" office:value-type="float" office:value="2.14999999999999" calcext:value-type="float">
            <text:p>2.15</text:p>
          </table:table-cell>
        </table:table-row>
        <table:table-row table:style-name="ro1">
          <table:table-cell office:value-type="string" calcext:value-type="string">
            <text:p>0002010</text:p>
          </table:table-cell>
          <table:table-cell office:value-type="float" office:value="0" calcext:value-type="float">
            <text:p>0</text:p>
          </table:table-cell>
          <table:table-cell office:value-type="float" office:value="8673" calcext:value-type="float">
            <text:p>8673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31]/100" office:value-type="float" office:value="86.73" calcext:value-type="float">
            <text:p>86.73</text:p>
          </table:table-cell>
          <table:table-cell table:formula="of:=[.E131]/16*9/5+32" office:value-type="float" office:value="84.7625" calcext:value-type="float">
            <text:p>84.7625</text:p>
          </table:table-cell>
          <table:table-cell table:formula="of:=[.F131]-[.G131]" office:value-type="float" office:value="1.9675" calcext:value-type="float">
            <text:p>1.9675</text:p>
          </table:table-cell>
        </table:table-row>
        <table:table-row table:style-name="ro1">
          <table:table-cell office:value-type="string" calcext:value-type="string">
            <text:p>0002020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32]/100" office:value-type="float" office:value="86.96" calcext:value-type="float">
            <text:p>86.96</text:p>
          </table:table-cell>
          <table:table-cell table:formula="of:=[.E132]/16*9/5+32" office:value-type="float" office:value="84.7625" calcext:value-type="float">
            <text:p>84.7625</text:p>
          </table:table-cell>
          <table:table-cell table:formula="of:=[.F132]-[.G132]" office:value-type="float" office:value="2.19749999999999" calcext:value-type="float">
            <text:p>2.1975</text:p>
          </table:table-cell>
        </table:table-row>
        <table:table-row table:style-name="ro1">
          <table:table-cell office:value-type="string" calcext:value-type="string">
            <text:p>0002030</text:p>
          </table:table-cell>
          <table:table-cell office:value-type="float" office:value="0" calcext:value-type="float">
            <text:p>0</text:p>
          </table:table-cell>
          <table:table-cell office:value-type="float" office:value="8634" calcext:value-type="float">
            <text:p>8634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33]/100" office:value-type="float" office:value="86.34" calcext:value-type="float">
            <text:p>86.34</text:p>
          </table:table-cell>
          <table:table-cell table:formula="of:=[.E133]/16*9/5+32" office:value-type="float" office:value="84.65" calcext:value-type="float">
            <text:p>84.65</text:p>
          </table:table-cell>
          <table:table-cell table:formula="of:=[.F133]-[.G133]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0002040</text:p>
          </table:table-cell>
          <table:table-cell office:value-type="float" office:value="0" calcext:value-type="float">
            <text:p>0</text:p>
          </table:table-cell>
          <table:table-cell office:value-type="float" office:value="8664" calcext:value-type="float">
            <text:p>8664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34]/100" office:value-type="float" office:value="86.64" calcext:value-type="float">
            <text:p>86.64</text:p>
          </table:table-cell>
          <table:table-cell table:formula="of:=[.E134]/16*9/5+32" office:value-type="float" office:value="84.7625" calcext:value-type="float">
            <text:p>84.7625</text:p>
          </table:table-cell>
          <table:table-cell table:formula="of:=[.F134]-[.G134]" office:value-type="float" office:value="1.8775" calcext:value-type="float">
            <text:p>1.8775</text:p>
          </table:table-cell>
        </table:table-row>
        <table:table-row table:style-name="ro1">
          <table:table-cell office:value-type="string" calcext:value-type="string">
            <text:p>0002050</text:p>
          </table:table-cell>
          <table:table-cell office:value-type="float" office:value="0" calcext:value-type="float">
            <text:p>0</text:p>
          </table:table-cell>
          <table:table-cell office:value-type="float" office:value="8685" calcext:value-type="float">
            <text:p>8685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35]/100" office:value-type="float" office:value="86.85" calcext:value-type="float">
            <text:p>86.85</text:p>
          </table:table-cell>
          <table:table-cell table:formula="of:=[.E135]/16*9/5+32" office:value-type="float" office:value="84.7625" calcext:value-type="float">
            <text:p>84.7625</text:p>
          </table:table-cell>
          <table:table-cell table:formula="of:=[.F135]-[.G135]" office:value-type="float" office:value="2.08749999999999" calcext:value-type="float">
            <text:p>2.0875</text:p>
          </table:table-cell>
        </table:table-row>
        <table:table-row table:style-name="ro1">
          <table:table-cell office:value-type="string" calcext:value-type="string">
            <text:p>0002060</text:p>
          </table:table-cell>
          <table:table-cell office:value-type="float" office:value="0" calcext:value-type="float">
            <text:p>0</text:p>
          </table:table-cell>
          <table:table-cell office:value-type="float" office:value="8694" calcext:value-type="float">
            <text:p>8694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36]/100" office:value-type="float" office:value="86.94" calcext:value-type="float">
            <text:p>86.94</text:p>
          </table:table-cell>
          <table:table-cell table:formula="of:=[.E136]/16*9/5+32" office:value-type="float" office:value="84.875" calcext:value-type="float">
            <text:p>84.875</text:p>
          </table:table-cell>
          <table:table-cell table:formula="of:=[.F136]-[.G136]" office:value-type="float" office:value="2.065" calcext:value-type="float">
            <text:p>2.065</text:p>
          </table:table-cell>
        </table:table-row>
        <table:table-row table:style-name="ro1">
          <table:table-cell office:value-type="string" calcext:value-type="string">
            <text:p>0002070</text:p>
          </table:table-cell>
          <table:table-cell office:value-type="float" office:value="0" calcext:value-type="float">
            <text:p>0</text:p>
          </table:table-cell>
          <table:table-cell office:value-type="float" office:value="8650" calcext:value-type="float">
            <text:p>8650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37]/100" office:value-type="float" office:value="86.5" calcext:value-type="float">
            <text:p>86.5</text:p>
          </table:table-cell>
          <table:table-cell table:formula="of:=[.E137]/16*9/5+32" office:value-type="float" office:value="84.7625" calcext:value-type="float">
            <text:p>84.7625</text:p>
          </table:table-cell>
          <table:table-cell table:formula="of:=[.F137]-[.G137]" office:value-type="float" office:value="1.7375" calcext:value-type="float">
            <text:p>1.7375</text:p>
          </table:table-cell>
        </table:table-row>
        <table:table-row table:style-name="ro1">
          <table:table-cell office:value-type="string" calcext:value-type="string">
            <text:p>0002100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38]/100" office:value-type="float" office:value="86.52" calcext:value-type="float">
            <text:p>86.52</text:p>
          </table:table-cell>
          <table:table-cell table:formula="of:=[.E138]/16*9/5+32" office:value-type="float" office:value="84.65" calcext:value-type="float">
            <text:p>84.65</text:p>
          </table:table-cell>
          <table:table-cell table:formula="of:=[.F138]-[.G138]" office:value-type="float" office:value="1.86999999999999" calcext:value-type="float">
            <text:p>1.87</text:p>
          </table:table-cell>
        </table:table-row>
        <table:table-row table:style-name="ro1">
          <table:table-cell office:value-type="string" calcext:value-type="string">
            <text:p>0002110</text:p>
          </table:table-cell>
          <table:table-cell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39]/100" office:value-type="float" office:value="86.71" calcext:value-type="float">
            <text:p>86.71</text:p>
          </table:table-cell>
          <table:table-cell table:formula="of:=[.E139]/16*9/5+32" office:value-type="float" office:value="84.65" calcext:value-type="float">
            <text:p>84.65</text:p>
          </table:table-cell>
          <table:table-cell table:formula="of:=[.F139]-[.G139]" office:value-type="float" office:value="2.05999999999999" calcext:value-type="float">
            <text:p>2.06</text:p>
          </table:table-cell>
        </table:table-row>
        <table:table-row table:style-name="ro1">
          <table:table-cell office:value-type="string" calcext:value-type="string">
            <text:p>0002120</text:p>
          </table:table-cell>
          <table:table-cell office:value-type="float" office:value="0" calcext:value-type="float">
            <text:p>0</text:p>
          </table:table-cell>
          <table:table-cell office:value-type="float" office:value="8676" calcext:value-type="float">
            <text:p>8676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40]/100" office:value-type="float" office:value="86.76" calcext:value-type="float">
            <text:p>86.76</text:p>
          </table:table-cell>
          <table:table-cell table:formula="of:=[.E140]/16*9/5+32" office:value-type="float" office:value="84.65" calcext:value-type="float">
            <text:p>84.65</text:p>
          </table:table-cell>
          <table:table-cell table:formula="of:=[.F140]-[.G140]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0002130</text:p>
          </table:table-cell>
          <table:table-cell office:value-type="float" office:value="0" calcext:value-type="float">
            <text:p>0</text:p>
          </table:table-cell>
          <table:table-cell office:value-type="float" office:value="8668" calcext:value-type="float">
            <text:p>866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41]/100" office:value-type="float" office:value="86.68" calcext:value-type="float">
            <text:p>86.68</text:p>
          </table:table-cell>
          <table:table-cell table:formula="of:=[.E141]/16*9/5+32" office:value-type="float" office:value="84.7625" calcext:value-type="float">
            <text:p>84.7625</text:p>
          </table:table-cell>
          <table:table-cell table:formula="of:=[.F141]-[.G141]" office:value-type="float" office:value="1.9175" calcext:value-type="float">
            <text:p>1.9175</text:p>
          </table:table-cell>
        </table:table-row>
        <table:table-row table:style-name="ro1">
          <table:table-cell office:value-type="string" calcext:value-type="string">
            <text:p>0002140</text:p>
          </table:table-cell>
          <table:table-cell office:value-type="float" office:value="0" calcext:value-type="float">
            <text:p>0</text:p>
          </table:table-cell>
          <table:table-cell office:value-type="float" office:value="8701" calcext:value-type="float">
            <text:p>8701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42]/100" office:value-type="float" office:value="87.01" calcext:value-type="float">
            <text:p>87.01</text:p>
          </table:table-cell>
          <table:table-cell table:formula="of:=[.E142]/16*9/5+32" office:value-type="float" office:value="84.65" calcext:value-type="float">
            <text:p>84.65</text:p>
          </table:table-cell>
          <table:table-cell table:formula="of:=[.F142]-[.G142]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0002150</text:p>
          </table:table-cell>
          <table:table-cell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43]/100" office:value-type="float" office:value="86.71" calcext:value-type="float">
            <text:p>86.71</text:p>
          </table:table-cell>
          <table:table-cell table:formula="of:=[.E143]/16*9/5+32" office:value-type="float" office:value="84.7625" calcext:value-type="float">
            <text:p>84.7625</text:p>
          </table:table-cell>
          <table:table-cell table:formula="of:=[.F143]-[.G143]" office:value-type="float" office:value="1.94749999999999" calcext:value-type="float">
            <text:p>1.9475</text:p>
          </table:table-cell>
        </table:table-row>
        <table:table-row table:style-name="ro1">
          <table:table-cell office:value-type="string" calcext:value-type="string">
            <text:p>0002160</text:p>
          </table:table-cell>
          <table:table-cell office:value-type="float" office:value="0" calcext:value-type="float">
            <text:p>0</text:p>
          </table:table-cell>
          <table:table-cell office:value-type="float" office:value="8657" calcext:value-type="float">
            <text:p>8657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44]/100" office:value-type="float" office:value="86.57" calcext:value-type="float">
            <text:p>86.57</text:p>
          </table:table-cell>
          <table:table-cell table:formula="of:=[.E144]/16*9/5+32" office:value-type="float" office:value="84.7625" calcext:value-type="float">
            <text:p>84.7625</text:p>
          </table:table-cell>
          <table:table-cell table:formula="of:=[.F144]-[.G144]" office:value-type="float" office:value="1.80749999999999" calcext:value-type="float">
            <text:p>1.8075</text:p>
          </table:table-cell>
        </table:table-row>
        <table:table-row table:style-name="ro1">
          <table:table-cell office:value-type="string" calcext:value-type="string">
            <text:p>0002170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45]/100" office:value-type="float" office:value="86.82" calcext:value-type="float">
            <text:p>86.82</text:p>
          </table:table-cell>
          <table:table-cell table:formula="of:=[.E145]/16*9/5+32" office:value-type="float" office:value="84.875" calcext:value-type="float">
            <text:p>84.875</text:p>
          </table:table-cell>
          <table:table-cell table:formula="of:=[.F145]-[.G145]" office:value-type="float" office:value="1.94499999999999" calcext:value-type="float">
            <text:p>1.945</text:p>
          </table:table-cell>
        </table:table-row>
        <table:table-row table:style-name="ro1">
          <table:table-cell office:value-type="string" calcext:value-type="string">
            <text:p>0002200</text:p>
          </table:table-cell>
          <table:table-cell office:value-type="float" office:value="0" calcext:value-type="float">
            <text:p>0</text:p>
          </table:table-cell>
          <table:table-cell office:value-type="float" office:value="8661" calcext:value-type="float">
            <text:p>8661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46]/100" office:value-type="float" office:value="86.61" calcext:value-type="float">
            <text:p>86.61</text:p>
          </table:table-cell>
          <table:table-cell table:formula="of:=[.E146]/16*9/5+32" office:value-type="float" office:value="84.875" calcext:value-type="float">
            <text:p>84.875</text:p>
          </table:table-cell>
          <table:table-cell table:formula="of:=[.F146]-[.G146]" office:value-type="float" office:value="1.735" calcext:value-type="float">
            <text:p>1.735</text:p>
          </table:table-cell>
        </table:table-row>
        <table:table-row table:style-name="ro1">
          <table:table-cell office:value-type="string" calcext:value-type="string">
            <text:p>0002210</text:p>
          </table:table-cell>
          <table:table-cell office:value-type="float" office:value="0" calcext:value-type="float">
            <text:p>0</text:p>
          </table:table-cell>
          <table:table-cell office:value-type="float" office:value="8664" calcext:value-type="float">
            <text:p>8664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formula="of:=[.C147]/100" office:value-type="float" office:value="86.64" calcext:value-type="float">
            <text:p>86.64</text:p>
          </table:table-cell>
          <table:table-cell table:formula="of:=[.E147]/16*9/5+32" office:value-type="float" office:value="84.9875" calcext:value-type="float">
            <text:p>84.9875</text:p>
          </table:table-cell>
          <table:table-cell table:formula="of:=[.F147]-[.G147]" office:value-type="float" office:value="1.6525" calcext:value-type="float">
            <text:p>1.6525</text:p>
          </table:table-cell>
        </table:table-row>
        <table:table-row table:style-name="ro1">
          <table:table-cell office:value-type="string" calcext:value-type="string">
            <text:p>0002220</text:p>
          </table:table-cell>
          <table:table-cell office:value-type="float" office:value="0" calcext:value-type="float">
            <text:p>0</text:p>
          </table:table-cell>
          <table:table-cell office:value-type="float" office:value="8661" calcext:value-type="float">
            <text:p>8661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48]/100" office:value-type="float" office:value="86.61" calcext:value-type="float">
            <text:p>86.61</text:p>
          </table:table-cell>
          <table:table-cell table:formula="of:=[.E148]/16*9/5+32" office:value-type="float" office:value="84.875" calcext:value-type="float">
            <text:p>84.875</text:p>
          </table:table-cell>
          <table:table-cell table:formula="of:=[.F148]-[.G148]" office:value-type="float" office:value="1.735" calcext:value-type="float">
            <text:p>1.735</text:p>
          </table:table-cell>
        </table:table-row>
        <table:table-row table:style-name="ro1">
          <table:table-cell office:value-type="string" calcext:value-type="string">
            <text:p>0002230</text:p>
          </table:table-cell>
          <table:table-cell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formula="of:=[.C149]/100" office:value-type="float" office:value="86.71" calcext:value-type="float">
            <text:p>86.71</text:p>
          </table:table-cell>
          <table:table-cell table:formula="of:=[.E149]/16*9/5+32" office:value-type="float" office:value="84.7625" calcext:value-type="float">
            <text:p>84.7625</text:p>
          </table:table-cell>
          <table:table-cell table:formula="of:=[.F149]-[.G149]" office:value-type="float" office:value="1.94749999999999" calcext:value-type="float">
            <text:p>1.9475</text:p>
          </table:table-cell>
        </table:table-row>
        <table:table-row table:style-name="ro1">
          <table:table-cell office:value-type="string" calcext:value-type="string">
            <text:p>0002240</text:p>
          </table:table-cell>
          <table:table-cell office:value-type="float" office:value="0" calcext:value-type="float">
            <text:p>0</text:p>
          </table:table-cell>
          <table:table-cell office:value-type="float" office:value="8673" calcext:value-type="float">
            <text:p>8673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formula="of:=[.C150]/100" office:value-type="float" office:value="86.73" calcext:value-type="float">
            <text:p>86.73</text:p>
          </table:table-cell>
          <table:table-cell table:formula="of:=[.E150]/16*9/5+32" office:value-type="float" office:value="84.875" calcext:value-type="float">
            <text:p>84.875</text:p>
          </table:table-cell>
          <table:table-cell table:formula="of:=[.F150]-[.G150]" office:value-type="float" office:value="1.855" calcext:value-type="float">
            <text:p>1.855</text:p>
          </table:table-cell>
        </table:table-row>
        <table:table-row table:style-name="ro1">
          <table:table-cell office:value-type="string" calcext:value-type="string">
            <text:p>0002250</text:p>
          </table:table-cell>
          <table:table-cell office:value-type="float" office:value="0" calcext:value-type="float">
            <text:p>0</text:p>
          </table:table-cell>
          <table:table-cell office:value-type="float" office:value="8705" calcext:value-type="float">
            <text:p>8705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formula="of:=[.C151]/100" office:value-type="float" office:value="87.05" calcext:value-type="float">
            <text:p>87.05</text:p>
          </table:table-cell>
          <table:table-cell table:formula="of:=[.E151]/16*9/5+32" office:value-type="float" office:value="84.65" calcext:value-type="float">
            <text:p>84.65</text:p>
          </table:table-cell>
          <table:table-cell table:formula="of:=[.F151]-[.G151]" office:value-type="float" office:value="2.39999999999999" calcext:value-type="float">
            <text:p>2.4</text:p>
          </table:table-cell>
        </table:table-row>
        <table:table-row table:style-name="ro1">
          <table:table-cell office:value-type="string" calcext:value-type="string">
            <text:p>0002260</text:p>
          </table:table-cell>
          <table:table-cell office:value-type="float" office:value="0" calcext:value-type="float">
            <text:p>0</text:p>
          </table:table-cell>
          <table:table-cell office:value-type="float" office:value="8694" calcext:value-type="float">
            <text:p>8694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table:formula="of:=[.C152]/100" office:value-type="float" office:value="86.94" calcext:value-type="float">
            <text:p>86.94</text:p>
          </table:table-cell>
          <table:table-cell table:formula="of:=[.E152]/16*9/5+32" office:value-type="float" office:value="84.5375" calcext:value-type="float">
            <text:p>84.5375</text:p>
          </table:table-cell>
          <table:table-cell table:formula="of:=[.F152]-[.G152]" office:value-type="float" office:value="2.4025" calcext:value-type="float">
            <text:p>2.4025</text:p>
          </table:table-cell>
        </table:table-row>
        <table:table-row table:style-name="ro1">
          <table:table-cell office:value-type="string" calcext:value-type="string">
            <text:p>0002270</text:p>
          </table:table-cell>
          <table:table-cell office:value-type="float" office:value="0" calcext:value-type="float">
            <text:p>0</text:p>
          </table:table-cell>
          <table:table-cell office:value-type="float" office:value="8661" calcext:value-type="float">
            <text:p>866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table:formula="of:=[.C153]/100" office:value-type="float" office:value="86.61" calcext:value-type="float">
            <text:p>86.61</text:p>
          </table:table-cell>
          <table:table-cell table:formula="of:=[.E153]/16*9/5+32" office:value-type="float" office:value="84.5375" calcext:value-type="float">
            <text:p>84.5375</text:p>
          </table:table-cell>
          <table:table-cell table:formula="of:=[.F153]-[.G153]" office:value-type="float" office:value="2.07250000000001" calcext:value-type="float">
            <text:p>2.0725</text:p>
          </table:table-cell>
        </table:table-row>
        <table:table-row table:style-name="ro1">
          <table:table-cell office:value-type="string" calcext:value-type="string">
            <text:p>0002300</text:p>
          </table:table-cell>
          <table:table-cell office:value-type="float" office:value="0" calcext:value-type="float">
            <text:p>0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formula="of:=[.C154]/100" office:value-type="float" office:value="86.71" calcext:value-type="float">
            <text:p>86.71</text:p>
          </table:table-cell>
          <table:table-cell table:formula="of:=[.E154]/16*9/5+32" office:value-type="float" office:value="84.425" calcext:value-type="float">
            <text:p>84.425</text:p>
          </table:table-cell>
          <table:table-cell table:formula="of:=[.F154]-[.G154]" office:value-type="float" office:value="2.285" calcext:value-type="float">
            <text:p>2.285</text:p>
          </table:table-cell>
        </table:table-row>
        <table:table-row table:style-name="ro1">
          <table:table-cell office:value-type="string" calcext:value-type="string">
            <text:p>0002310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formula="of:=[.C155]/100" office:value-type="float" office:value="86.52" calcext:value-type="float">
            <text:p>86.52</text:p>
          </table:table-cell>
          <table:table-cell table:formula="of:=[.E155]/16*9/5+32" office:value-type="float" office:value="84.425" calcext:value-type="float">
            <text:p>84.425</text:p>
          </table:table-cell>
          <table:table-cell table:formula="of:=[.F155]-[.G155]" office:value-type="float" office:value="2.095" calcext:value-type="float">
            <text:p>2.095</text:p>
          </table:table-cell>
        </table:table-row>
        <table:table-row table:style-name="ro1">
          <table:table-cell office:value-type="string" calcext:value-type="string">
            <text:p>0002320</text:p>
          </table:table-cell>
          <table:table-cell office:value-type="float" office:value="0" calcext:value-type="float">
            <text:p>0</text:p>
          </table:table-cell>
          <table:table-cell office:value-type="float" office:value="8684" calcext:value-type="float">
            <text:p>8684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table:formula="of:=[.C156]/100" office:value-type="float" office:value="86.84" calcext:value-type="float">
            <text:p>86.84</text:p>
          </table:table-cell>
          <table:table-cell table:formula="of:=[.E156]/16*9/5+32" office:value-type="float" office:value="84.3125" calcext:value-type="float">
            <text:p>84.3125</text:p>
          </table:table-cell>
          <table:table-cell table:formula="of:=[.F156]-[.G156]" office:value-type="float" office:value="2.5275" calcext:value-type="float">
            <text:p>2.5275</text:p>
          </table:table-cell>
        </table:table-row>
        <table:table-row table:style-name="ro1">
          <table:table-cell office:value-type="string" calcext:value-type="string">
            <text:p>0002330</text:p>
          </table:table-cell>
          <table:table-cell office:value-type="float" office:value="0" calcext:value-type="float">
            <text:p>0</text:p>
          </table:table-cell>
          <table:table-cell office:value-type="float" office:value="8643" calcext:value-type="float">
            <text:p>864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table:formula="of:=[.C157]/100" office:value-type="float" office:value="86.43" calcext:value-type="float">
            <text:p>86.43</text:p>
          </table:table-cell>
          <table:table-cell table:formula="of:=[.E157]/16*9/5+32" office:value-type="float" office:value="84.3125" calcext:value-type="float">
            <text:p>84.3125</text:p>
          </table:table-cell>
          <table:table-cell table:formula="of:=[.F157]-[.G157]" office:value-type="float" office:value="2.11750000000001" calcext:value-type="float">
            <text:p>2.1175</text:p>
          </table:table-cell>
        </table:table-row>
        <table:table-row table:style-name="ro1">
          <table:table-cell office:value-type="string" calcext:value-type="string">
            <text:p>0002340</text:p>
          </table:table-cell>
          <table:table-cell office:value-type="float" office:value="0" calcext:value-type="float">
            <text:p>0</text:p>
          </table:table-cell>
          <table:table-cell office:value-type="float" office:value="8659" calcext:value-type="float">
            <text:p>8659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table:formula="of:=[.C158]/100" office:value-type="float" office:value="86.59" calcext:value-type="float">
            <text:p>86.59</text:p>
          </table:table-cell>
          <table:table-cell table:formula="of:=[.E158]/16*9/5+32" office:value-type="float" office:value="84.3125" calcext:value-type="float">
            <text:p>84.3125</text:p>
          </table:table-cell>
          <table:table-cell table:formula="of:=[.F158]-[.G158]" office:value-type="float" office:value="2.2775" calcext:value-type="float">
            <text:p>2.2775</text:p>
          </table:table-cell>
        </table:table-row>
        <table:table-row table:style-name="ro1">
          <table:table-cell office:value-type="string" calcext:value-type="string">
            <text:p>0002350</text:p>
          </table:table-cell>
          <table:table-cell office:value-type="float" office:value="0" calcext:value-type="float">
            <text:p>0</text:p>
          </table:table-cell>
          <table:table-cell office:value-type="float" office:value="8708" calcext:value-type="float">
            <text:p>8708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table:formula="of:=[.C159]/100" office:value-type="float" office:value="87.08" calcext:value-type="float">
            <text:p>87.08</text:p>
          </table:table-cell>
          <table:table-cell table:formula="of:=[.E159]/16*9/5+32" office:value-type="float" office:value="84.3125" calcext:value-type="float">
            <text:p>84.3125</text:p>
          </table:table-cell>
          <table:table-cell table:formula="of:=[.F159]-[.G159]" office:value-type="float" office:value="2.7675" calcext:value-type="float">
            <text:p>2.7675</text:p>
          </table:table-cell>
        </table:table-row>
        <table:table-row table:style-name="ro1">
          <table:table-cell office:value-type="string" calcext:value-type="string">
            <text:p>0002360</text:p>
          </table:table-cell>
          <table:table-cell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formula="of:=[.C160]/100" office:value-type="float" office:value="86.8" calcext:value-type="float">
            <text:p>86.8</text:p>
          </table:table-cell>
          <table:table-cell table:formula="of:=[.E160]/16*9/5+32" office:value-type="float" office:value="84.425" calcext:value-type="float">
            <text:p>84.425</text:p>
          </table:table-cell>
          <table:table-cell table:formula="of:=[.F160]-[.G160]"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0002370</text:p>
          </table:table-cell>
          <table:table-cell office:value-type="float" office:value="0" calcext:value-type="float">
            <text:p>0</text:p>
          </table:table-cell>
          <table:table-cell office:value-type="float" office:value="8657" calcext:value-type="float">
            <text:p>865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table:formula="of:=[.C161]/100" office:value-type="float" office:value="86.57" calcext:value-type="float">
            <text:p>86.57</text:p>
          </table:table-cell>
          <table:table-cell table:formula="of:=[.E161]/16*9/5+32" office:value-type="float" office:value="84.3125" calcext:value-type="float">
            <text:p>84.3125</text:p>
          </table:table-cell>
          <table:table-cell table:formula="of:=[.F161]-[.G161]" office:value-type="float" office:value="2.25749999999999" calcext:value-type="float">
            <text:p>2.2575</text:p>
          </table:table-cell>
        </table:table-row>
        <table:table-row table:style-name="ro1">
          <table:table-cell office:value-type="string" calcext:value-type="string">
            <text:p>0002400</text:p>
          </table:table-cell>
          <table:table-cell office:value-type="float" office:value="0" calcext:value-type="float">
            <text:p>0</text:p>
          </table:table-cell>
          <table:table-cell office:value-type="float" office:value="8627" calcext:value-type="float">
            <text:p>8627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formula="of:=[.C162]/100" office:value-type="float" office:value="86.27" calcext:value-type="float">
            <text:p>86.27</text:p>
          </table:table-cell>
          <table:table-cell table:formula="of:=[.E162]/16*9/5+32" office:value-type="float" office:value="84.2" calcext:value-type="float">
            <text:p>84.2</text:p>
          </table:table-cell>
          <table:table-cell table:formula="of:=[.F162]-[.G162]" office:value-type="float" office:value="2.06999999999999" calcext:value-type="float">
            <text:p>2.07</text:p>
          </table:table-cell>
        </table:table-row>
        <table:table-row table:style-name="ro1">
          <table:table-cell office:value-type="string" calcext:value-type="string">
            <text:p>0002410</text:p>
          </table:table-cell>
          <table:table-cell office:value-type="float" office:value="0" calcext:value-type="float">
            <text:p>0</text:p>
          </table:table-cell>
          <table:table-cell office:value-type="float" office:value="8714" calcext:value-type="float">
            <text:p>8714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formula="of:=[.C163]/100" office:value-type="float" office:value="87.14" calcext:value-type="float">
            <text:p>87.14</text:p>
          </table:table-cell>
          <table:table-cell table:formula="of:=[.E163]/16*9/5+32" office:value-type="float" office:value="84.2" calcext:value-type="float">
            <text:p>84.2</text:p>
          </table:table-cell>
          <table:table-cell table:formula="of:=[.F163]-[.G163]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0002420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formula="of:=[.C164]/100" office:value-type="float" office:value="86.52" calcext:value-type="float">
            <text:p>86.52</text:p>
          </table:table-cell>
          <table:table-cell table:formula="of:=[.E164]/16*9/5+32" office:value-type="float" office:value="84.2" calcext:value-type="float">
            <text:p>84.2</text:p>
          </table:table-cell>
          <table:table-cell table:formula="of:=[.F164]-[.G164]" office:value-type="float" office:value="2.31999999999999" calcext:value-type="float">
            <text:p>2.32</text:p>
          </table:table-cell>
        </table:table-row>
        <table:table-row table:style-name="ro1">
          <table:table-cell office:value-type="string" calcext:value-type="string">
            <text:p>0002430</text:p>
          </table:table-cell>
          <table:table-cell office:value-type="float" office:value="0" calcext:value-type="float">
            <text:p>0</text:p>
          </table:table-cell>
          <table:table-cell office:value-type="float" office:value="8648" calcext:value-type="float">
            <text:p>8648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formula="of:=[.C165]/100" office:value-type="float" office:value="86.48" calcext:value-type="float">
            <text:p>86.48</text:p>
          </table:table-cell>
          <table:table-cell table:formula="of:=[.E165]/16*9/5+32" office:value-type="float" office:value="84.2" calcext:value-type="float">
            <text:p>84.2</text:p>
          </table:table-cell>
          <table:table-cell table:formula="of:=[.F165]-[.G165]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0002440</text:p>
          </table:table-cell>
          <table:table-cell office:value-type="float" office:value="0" calcext:value-type="float">
            <text:p>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table:formula="of:=[.C166]/100" office:value-type="float" office:value="86.41" calcext:value-type="float">
            <text:p>86.41</text:p>
          </table:table-cell>
          <table:table-cell table:formula="of:=[.E166]/16*9/5+32" office:value-type="float" office:value="84.0875" calcext:value-type="float">
            <text:p>84.0875</text:p>
          </table:table-cell>
          <table:table-cell table:formula="of:=[.F166]-[.G166]" office:value-type="float" office:value="2.32249999999999" calcext:value-type="float">
            <text:p>2.3225</text:p>
          </table:table-cell>
        </table:table-row>
        <table:table-row table:style-name="ro1">
          <table:table-cell office:value-type="string" calcext:value-type="string">
            <text:p>0002450</text:p>
          </table:table-cell>
          <table:table-cell office:value-type="float" office:value="0" calcext:value-type="float">
            <text:p>0</text:p>
          </table:table-cell>
          <table:table-cell office:value-type="float" office:value="8636" calcext:value-type="float">
            <text:p>863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table:formula="of:=[.C167]/100" office:value-type="float" office:value="86.36" calcext:value-type="float">
            <text:p>86.36</text:p>
          </table:table-cell>
          <table:table-cell table:formula="of:=[.E167]/16*9/5+32" office:value-type="float" office:value="84.0875" calcext:value-type="float">
            <text:p>84.0875</text:p>
          </table:table-cell>
          <table:table-cell table:formula="of:=[.F167]-[.G167]" office:value-type="float" office:value="2.27249999999999" calcext:value-type="float">
            <text:p>2.2725</text:p>
          </table:table-cell>
        </table:table-row>
        <table:table-row table:style-name="ro1">
          <table:table-cell office:value-type="string" calcext:value-type="string">
            <text:p>0002460</text:p>
          </table:table-cell>
          <table:table-cell office:value-type="float" office:value="0" calcext:value-type="float">
            <text:p>0</text:p>
          </table:table-cell>
          <table:table-cell office:value-type="float" office:value="8664" calcext:value-type="float">
            <text:p>8664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table:formula="of:=[.C168]/100" office:value-type="float" office:value="86.64" calcext:value-type="float">
            <text:p>86.64</text:p>
          </table:table-cell>
          <table:table-cell table:formula="of:=[.E168]/16*9/5+32" office:value-type="float" office:value="84.0875" calcext:value-type="float">
            <text:p>84.0875</text:p>
          </table:table-cell>
          <table:table-cell table:formula="of:=[.F168]-[.G168]" office:value-type="float" office:value="2.55249999999999" calcext:value-type="float">
            <text:p>2.5525</text:p>
          </table:table-cell>
        </table:table-row>
        <table:table-row table:style-name="ro1">
          <table:table-cell office:value-type="string" calcext:value-type="string">
            <text:p>0002470</text:p>
          </table:table-cell>
          <table:table-cell office:value-type="float" office:value="0" calcext:value-type="float">
            <text:p>0</text:p>
          </table:table-cell>
          <table:table-cell office:value-type="float" office:value="8666" calcext:value-type="float">
            <text:p>866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table:formula="of:=[.C169]/100" office:value-type="float" office:value="86.66" calcext:value-type="float">
            <text:p>86.66</text:p>
          </table:table-cell>
          <table:table-cell table:formula="of:=[.E169]/16*9/5+32" office:value-type="float" office:value="84.0875" calcext:value-type="float">
            <text:p>84.0875</text:p>
          </table:table-cell>
          <table:table-cell table:formula="of:=[.F169]-[.G169]" office:value-type="float" office:value="2.57249999999999" calcext:value-type="float">
            <text:p>2.5725</text:p>
          </table:table-cell>
        </table:table-row>
        <table:table-row table:style-name="ro1">
          <table:table-cell office:value-type="string" calcext:value-type="string">
            <text:p>0002500</text:p>
          </table:table-cell>
          <table:table-cell office:value-type="float" office:value="0" calcext:value-type="float">
            <text:p>0</text:p>
          </table:table-cell>
          <table:table-cell office:value-type="float" office:value="8631" calcext:value-type="float">
            <text:p>8631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table:formula="of:=[.C170]/100" office:value-type="float" office:value="86.31" calcext:value-type="float">
            <text:p>86.31</text:p>
          </table:table-cell>
          <table:table-cell table:formula="of:=[.E170]/16*9/5+32" office:value-type="float" office:value="83.975" calcext:value-type="float">
            <text:p>83.975</text:p>
          </table:table-cell>
          <table:table-cell table:formula="of:=[.F170]-[.G170]" office:value-type="float" office:value="2.33500000000001" calcext:value-type="float">
            <text:p>2.335</text:p>
          </table:table-cell>
        </table:table-row>
        <table:table-row table:style-name="ro1">
          <table:table-cell office:value-type="string" calcext:value-type="string">
            <text:p>0002510</text:p>
          </table:table-cell>
          <table:table-cell office:value-type="float" office:value="0" calcext:value-type="float">
            <text:p>0</text:p>
          </table:table-cell>
          <table:table-cell office:value-type="float" office:value="8636" calcext:value-type="float">
            <text:p>8636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table:formula="of:=[.C171]/100" office:value-type="float" office:value="86.36" calcext:value-type="float">
            <text:p>86.36</text:p>
          </table:table-cell>
          <table:table-cell table:formula="of:=[.E171]/16*9/5+32" office:value-type="float" office:value="83.975" calcext:value-type="float">
            <text:p>83.975</text:p>
          </table:table-cell>
          <table:table-cell table:formula="of:=[.F171]-[.G171]" office:value-type="float" office:value="2.38500000000001" calcext:value-type="float">
            <text:p>2.385</text:p>
          </table:table-cell>
        </table:table-row>
        <table:table-row table:style-name="ro1">
          <table:table-cell office:value-type="string" calcext:value-type="string">
            <text:p>0002520</text:p>
          </table:table-cell>
          <table:table-cell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table:formula="of:=[.C172]/100" office:value-type="float" office:value="86.13" calcext:value-type="float">
            <text:p>86.13</text:p>
          </table:table-cell>
          <table:table-cell table:formula="of:=[.E172]/16*9/5+32" office:value-type="float" office:value="83.975" calcext:value-type="float">
            <text:p>83.975</text:p>
          </table:table-cell>
          <table:table-cell table:formula="of:=[.F172]-[.G172]" office:value-type="float" office:value="2.155" calcext:value-type="float">
            <text:p>2.155</text:p>
          </table:table-cell>
        </table:table-row>
        <table:table-row table:style-name="ro1">
          <table:table-cell office:value-type="string" calcext:value-type="string">
            <text:p>0002530</text:p>
          </table:table-cell>
          <table:table-cell office:value-type="float" office:value="0" calcext:value-type="float">
            <text:p>0</text:p>
          </table:table-cell>
          <table:table-cell office:value-type="float" office:value="8618" calcext:value-type="float">
            <text:p>8618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table:formula="of:=[.C173]/100" office:value-type="float" office:value="86.18" calcext:value-type="float">
            <text:p>86.18</text:p>
          </table:table-cell>
          <table:table-cell table:formula="of:=[.E173]/16*9/5+32" office:value-type="float" office:value="83.975" calcext:value-type="float">
            <text:p>83.975</text:p>
          </table:table-cell>
          <table:table-cell table:formula="of:=[.F173]-[.G173]" office:value-type="float" office:value="2.20500000000001" calcext:value-type="float">
            <text:p>2.205</text:p>
          </table:table-cell>
        </table:table-row>
        <table:table-row table:style-name="ro1">
          <table:table-cell office:value-type="string" calcext:value-type="string">
            <text:p>0002540</text:p>
          </table:table-cell>
          <table:table-cell office:value-type="float" office:value="0" calcext:value-type="float">
            <text:p>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formula="of:=[.C174]/100" office:value-type="float" office:value="86.41" calcext:value-type="float">
            <text:p>86.41</text:p>
          </table:table-cell>
          <table:table-cell table:formula="of:=[.E174]/16*9/5+32" office:value-type="float" office:value="83.8625" calcext:value-type="float">
            <text:p>83.8625</text:p>
          </table:table-cell>
          <table:table-cell table:formula="of:=[.F174]-[.G174]" office:value-type="float" office:value="2.5475" calcext:value-type="float">
            <text:p>2.5475</text:p>
          </table:table-cell>
        </table:table-row>
        <table:table-row table:style-name="ro1">
          <table:table-cell office:value-type="string" calcext:value-type="string">
            <text:p>0002550</text:p>
          </table:table-cell>
          <table:table-cell office:value-type="float" office:value="0" calcext:value-type="float">
            <text:p>0</text:p>
          </table:table-cell>
          <table:table-cell office:value-type="float" office:value="8631" calcext:value-type="float">
            <text:p>8631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formula="of:=[.C175]/100" office:value-type="float" office:value="86.31" calcext:value-type="float">
            <text:p>86.31</text:p>
          </table:table-cell>
          <table:table-cell table:formula="of:=[.E175]/16*9/5+32" office:value-type="float" office:value="83.8625" calcext:value-type="float">
            <text:p>83.8625</text:p>
          </table:table-cell>
          <table:table-cell table:formula="of:=[.F175]-[.G175]" office:value-type="float" office:value="2.44750000000001" calcext:value-type="float">
            <text:p>2.4475</text:p>
          </table:table-cell>
        </table:table-row>
        <table:table-row table:style-name="ro1">
          <table:table-cell office:value-type="string" calcext:value-type="string">
            <text:p>0002560</text:p>
          </table:table-cell>
          <table:table-cell office:value-type="float" office:value="0" calcext:value-type="float">
            <text:p>0</text:p>
          </table:table-cell>
          <table:table-cell office:value-type="float" office:value="8595" calcext:value-type="float">
            <text:p>859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formula="of:=[.C176]/100" office:value-type="float" office:value="85.95" calcext:value-type="float">
            <text:p>85.95</text:p>
          </table:table-cell>
          <table:table-cell table:formula="of:=[.E176]/16*9/5+32" office:value-type="float" office:value="83.8625" calcext:value-type="float">
            <text:p>83.8625</text:p>
          </table:table-cell>
          <table:table-cell table:formula="of:=[.F176]-[.G176]" office:value-type="float" office:value="2.08750000000001" calcext:value-type="float">
            <text:p>2.0875</text:p>
          </table:table-cell>
        </table:table-row>
        <table:table-row table:style-name="ro1">
          <table:table-cell office:value-type="string" calcext:value-type="string">
            <text:p>0002570</text:p>
          </table:table-cell>
          <table:table-cell office:value-type="float" office:value="0" calcext:value-type="float">
            <text:p>0</text:p>
          </table:table-cell>
          <table:table-cell office:value-type="float" office:value="8606" calcext:value-type="float">
            <text:p>860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[.C177]/100" office:value-type="float" office:value="86.06" calcext:value-type="float">
            <text:p>86.06</text:p>
          </table:table-cell>
          <table:table-cell table:formula="of:=[.E177]/16*9/5+32" office:value-type="float" office:value="83.75" calcext:value-type="float">
            <text:p>83.75</text:p>
          </table:table-cell>
          <table:table-cell table:formula="of:=[.F177]-[.G177]"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0002600</text:p>
          </table:table-cell>
          <table:table-cell office:value-type="float" office:value="0" calcext:value-type="float">
            <text:p>0</text:p>
          </table:table-cell>
          <table:table-cell office:value-type="float" office:value="8620" calcext:value-type="float">
            <text:p>8620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formula="of:=[.C178]/100" office:value-type="float" office:value="86.2" calcext:value-type="float">
            <text:p>86.2</text:p>
          </table:table-cell>
          <table:table-cell table:formula="of:=[.E178]/16*9/5+32" office:value-type="float" office:value="83.8625" calcext:value-type="float">
            <text:p>83.8625</text:p>
          </table:table-cell>
          <table:table-cell table:formula="of:=[.F178]-[.G178]" office:value-type="float" office:value="2.33750000000001" calcext:value-type="float">
            <text:p>2.3375</text:p>
          </table:table-cell>
        </table:table-row>
        <table:table-row table:style-name="ro1">
          <table:table-cell office:value-type="string" calcext:value-type="string">
            <text:p>0002610</text:p>
          </table:table-cell>
          <table:table-cell office:value-type="float" office:value="0" calcext:value-type="float">
            <text:p>0</text:p>
          </table:table-cell>
          <table:table-cell office:value-type="float" office:value="8636" calcext:value-type="float">
            <text:p>863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[.C179]/100" office:value-type="float" office:value="86.36" calcext:value-type="float">
            <text:p>86.36</text:p>
          </table:table-cell>
          <table:table-cell table:formula="of:=[.E179]/16*9/5+32" office:value-type="float" office:value="83.75" calcext:value-type="float">
            <text:p>83.75</text:p>
          </table:table-cell>
          <table:table-cell table:formula="of:=[.F179]-[.G179]"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0002620</text:p>
          </table:table-cell>
          <table:table-cell office:value-type="float" office:value="0" calcext:value-type="float">
            <text:p>0</text:p>
          </table:table-cell>
          <table:table-cell office:value-type="float" office:value="8631" calcext:value-type="float">
            <text:p>8631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[.C180]/100" office:value-type="float" office:value="86.31" calcext:value-type="float">
            <text:p>86.31</text:p>
          </table:table-cell>
          <table:table-cell table:formula="of:=[.E180]/16*9/5+32" office:value-type="float" office:value="83.75" calcext:value-type="float">
            <text:p>83.75</text:p>
          </table:table-cell>
          <table:table-cell table:formula="of:=[.F180]-[.G180]"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0002630</text:p>
          </table:table-cell>
          <table:table-cell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[.C181]/100" office:value-type="float" office:value="86.13" calcext:value-type="float">
            <text:p>86.13</text:p>
          </table:table-cell>
          <table:table-cell table:formula="of:=[.E181]/16*9/5+32" office:value-type="float" office:value="83.75" calcext:value-type="float">
            <text:p>83.75</text:p>
          </table:table-cell>
          <table:table-cell table:formula="of:=[.F181]-[.G181]"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0002640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[.C182]/100" office:value-type="float" office:value="86.52" calcext:value-type="float">
            <text:p>86.52</text:p>
          </table:table-cell>
          <table:table-cell table:formula="of:=[.E182]/16*9/5+32" office:value-type="float" office:value="83.75" calcext:value-type="float">
            <text:p>83.75</text:p>
          </table:table-cell>
          <table:table-cell table:formula="of:=[.F182]-[.G182]"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0002650</text:p>
          </table:table-cell>
          <table:table-cell office:value-type="float" office:value="0" calcext:value-type="float">
            <text:p>0</text:p>
          </table:table-cell>
          <table:table-cell office:value-type="float" office:value="8632" calcext:value-type="float">
            <text:p>8632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3]/100" office:value-type="float" office:value="86.32" calcext:value-type="float">
            <text:p>86.32</text:p>
          </table:table-cell>
          <table:table-cell table:formula="of:=[.E183]/16*9/5+32" office:value-type="float" office:value="83.6375" calcext:value-type="float">
            <text:p>83.6375</text:p>
          </table:table-cell>
          <table:table-cell table:formula="of:=[.F183]-[.G183]" office:value-type="float" office:value="2.68249999999999" calcext:value-type="float">
            <text:p>2.6825</text:p>
          </table:table-cell>
        </table:table-row>
        <table:table-row table:style-name="ro1">
          <table:table-cell office:value-type="string" calcext:value-type="string">
            <text:p>0002660</text:p>
          </table:table-cell>
          <table:table-cell office:value-type="float" office:value="0" calcext:value-type="float">
            <text:p>0</text:p>
          </table:table-cell>
          <table:table-cell office:value-type="float" office:value="8636" calcext:value-type="float">
            <text:p>8636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4]/100" office:value-type="float" office:value="86.36" calcext:value-type="float">
            <text:p>86.36</text:p>
          </table:table-cell>
          <table:table-cell table:formula="of:=[.E184]/16*9/5+32" office:value-type="float" office:value="83.6375" calcext:value-type="float">
            <text:p>83.6375</text:p>
          </table:table-cell>
          <table:table-cell table:formula="of:=[.F184]-[.G184]" office:value-type="float" office:value="2.7225" calcext:value-type="float">
            <text:p>2.7225</text:p>
          </table:table-cell>
        </table:table-row>
        <table:table-row table:style-name="ro1">
          <table:table-cell office:value-type="string" calcext:value-type="string">
            <text:p>0002670</text:p>
          </table:table-cell>
          <table:table-cell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5]/100" office:value-type="float" office:value="86.13" calcext:value-type="float">
            <text:p>86.13</text:p>
          </table:table-cell>
          <table:table-cell table:formula="of:=[.E185]/16*9/5+32" office:value-type="float" office:value="83.6375" calcext:value-type="float">
            <text:p>83.6375</text:p>
          </table:table-cell>
          <table:table-cell table:formula="of:=[.F185]-[.G185]" office:value-type="float" office:value="2.49249999999999" calcext:value-type="float">
            <text:p>2.4925</text:p>
          </table:table-cell>
        </table:table-row>
        <table:table-row table:style-name="ro1">
          <table:table-cell office:value-type="string" calcext:value-type="string">
            <text:p>0002700</text:p>
          </table:table-cell>
          <table:table-cell office:value-type="float" office:value="0" calcext:value-type="float">
            <text:p>0</text:p>
          </table:table-cell>
          <table:table-cell office:value-type="float" office:value="8597" calcext:value-type="float">
            <text:p>8597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6]/100" office:value-type="float" office:value="85.97" calcext:value-type="float">
            <text:p>85.97</text:p>
          </table:table-cell>
          <table:table-cell table:formula="of:=[.E186]/16*9/5+32" office:value-type="float" office:value="83.6375" calcext:value-type="float">
            <text:p>83.6375</text:p>
          </table:table-cell>
          <table:table-cell table:formula="of:=[.F186]-[.G186]" office:value-type="float" office:value="2.3325" calcext:value-type="float">
            <text:p>2.3325</text:p>
          </table:table-cell>
        </table:table-row>
        <table:table-row table:style-name="ro1">
          <table:table-cell office:value-type="string" calcext:value-type="string">
            <text:p>0002710</text:p>
          </table:table-cell>
          <table:table-cell office:value-type="float" office:value="0" calcext:value-type="float">
            <text:p>0</text:p>
          </table:table-cell>
          <table:table-cell office:value-type="float" office:value="8611" calcext:value-type="float">
            <text:p>8611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7]/100" office:value-type="float" office:value="86.11" calcext:value-type="float">
            <text:p>86.11</text:p>
          </table:table-cell>
          <table:table-cell table:formula="of:=[.E187]/16*9/5+32" office:value-type="float" office:value="83.6375" calcext:value-type="float">
            <text:p>83.6375</text:p>
          </table:table-cell>
          <table:table-cell table:formula="of:=[.F187]-[.G187]" office:value-type="float" office:value="2.4725" calcext:value-type="float">
            <text:p>2.4725</text:p>
          </table:table-cell>
        </table:table-row>
        <table:table-row table:style-name="ro1">
          <table:table-cell office:value-type="string" calcext:value-type="string">
            <text:p>0002720</text:p>
          </table:table-cell>
          <table:table-cell office:value-type="float" office:value="0" calcext:value-type="float">
            <text:p>0</text:p>
          </table:table-cell>
          <table:table-cell office:value-type="float" office:value="8618" calcext:value-type="float">
            <text:p>8618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8]/100" office:value-type="float" office:value="86.18" calcext:value-type="float">
            <text:p>86.18</text:p>
          </table:table-cell>
          <table:table-cell table:formula="of:=[.E188]/16*9/5+32" office:value-type="float" office:value="83.6375" calcext:value-type="float">
            <text:p>83.6375</text:p>
          </table:table-cell>
          <table:table-cell table:formula="of:=[.F188]-[.G188]" office:value-type="float" office:value="2.5425" calcext:value-type="float">
            <text:p>2.5425</text:p>
          </table:table-cell>
        </table:table-row>
        <table:table-row table:style-name="ro1">
          <table:table-cell office:value-type="string" calcext:value-type="string">
            <text:p>0002730</text:p>
          </table:table-cell>
          <table:table-cell office:value-type="float" office:value="0" calcext:value-type="float">
            <text:p>0</text:p>
          </table:table-cell>
          <table:table-cell office:value-type="float" office:value="8604" calcext:value-type="float">
            <text:p>8604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89]/100" office:value-type="float" office:value="86.04" calcext:value-type="float">
            <text:p>86.04</text:p>
          </table:table-cell>
          <table:table-cell table:formula="of:=[.E189]/16*9/5+32" office:value-type="float" office:value="83.6375" calcext:value-type="float">
            <text:p>83.6375</text:p>
          </table:table-cell>
          <table:table-cell table:formula="of:=[.F189]-[.G189]" office:value-type="float" office:value="2.4025" calcext:value-type="float">
            <text:p>2.4025</text:p>
          </table:table-cell>
        </table:table-row>
        <table:table-row table:style-name="ro1">
          <table:table-cell office:value-type="string" calcext:value-type="string">
            <text:p>0002740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C190]/100" office:value-type="float" office:value="86.08" calcext:value-type="float">
            <text:p>86.08</text:p>
          </table:table-cell>
          <table:table-cell table:formula="of:=[.E190]/16*9/5+32" office:value-type="float" office:value="83.6375" calcext:value-type="float">
            <text:p>83.6375</text:p>
          </table:table-cell>
          <table:table-cell table:formula="of:=[.F190]-[.G190]" office:value-type="float" office:value="2.4425" calcext:value-type="float">
            <text:p>2.4425</text:p>
          </table:table-cell>
        </table:table-row>
        <table:table-row table:style-name="ro1">
          <table:table-cell office:value-type="string" calcext:value-type="string">
            <text:p>0002750</text:p>
          </table:table-cell>
          <table:table-cell office:value-type="float" office:value="0" calcext:value-type="float">
            <text:p>0</text:p>
          </table:table-cell>
          <table:table-cell office:value-type="float" office:value="8627" calcext:value-type="float">
            <text:p>8627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1]/100" office:value-type="float" office:value="86.27" calcext:value-type="float">
            <text:p>86.27</text:p>
          </table:table-cell>
          <table:table-cell table:formula="of:=[.E191]/16*9/5+32" office:value-type="float" office:value="83.525" calcext:value-type="float">
            <text:p>83.525</text:p>
          </table:table-cell>
          <table:table-cell table:formula="of:=[.F191]-[.G191]" office:value-type="float" office:value="2.74499999999999" calcext:value-type="float">
            <text:p>2.745</text:p>
          </table:table-cell>
        </table:table-row>
        <table:table-row table:style-name="ro1">
          <table:table-cell office:value-type="string" calcext:value-type="string">
            <text:p>0002760</text:p>
          </table:table-cell>
          <table:table-cell office:value-type="float" office:value="0" calcext:value-type="float">
            <text:p>0</text:p>
          </table:table-cell>
          <table:table-cell office:value-type="float" office:value="8601" calcext:value-type="float">
            <text:p>8601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2]/100" office:value-type="float" office:value="86.01" calcext:value-type="float">
            <text:p>86.01</text:p>
          </table:table-cell>
          <table:table-cell table:formula="of:=[.E192]/16*9/5+32" office:value-type="float" office:value="83.525" calcext:value-type="float">
            <text:p>83.525</text:p>
          </table:table-cell>
          <table:table-cell table:formula="of:=[.F192]-[.G192]" office:value-type="float" office:value="2.485" calcext:value-type="float">
            <text:p>2.485</text:p>
          </table:table-cell>
        </table:table-row>
        <table:table-row table:style-name="ro1">
          <table:table-cell office:value-type="string" calcext:value-type="string">
            <text:p>0002770</text:p>
          </table:table-cell>
          <table:table-cell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3]/100" office:value-type="float" office:value="86.13" calcext:value-type="float">
            <text:p>86.13</text:p>
          </table:table-cell>
          <table:table-cell table:formula="of:=[.E193]/16*9/5+32" office:value-type="float" office:value="83.525" calcext:value-type="float">
            <text:p>83.525</text:p>
          </table:table-cell>
          <table:table-cell table:formula="of:=[.F193]-[.G193]" office:value-type="float" office:value="2.60499999999999" calcext:value-type="float">
            <text:p>2.605</text:p>
          </table:table-cell>
        </table:table-row>
        <table:table-row table:style-name="ro1">
          <table:table-cell office:value-type="string" calcext:value-type="string">
            <text:p>0003000</text:p>
          </table:table-cell>
          <table:table-cell office:value-type="float" office:value="0" calcext:value-type="float">
            <text:p>0</text:p>
          </table:table-cell>
          <table:table-cell office:value-type="float" office:value="8620" calcext:value-type="float">
            <text:p>8620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4]/100" office:value-type="float" office:value="86.2" calcext:value-type="float">
            <text:p>86.2</text:p>
          </table:table-cell>
          <table:table-cell table:formula="of:=[.E194]/16*9/5+32" office:value-type="float" office:value="83.525" calcext:value-type="float">
            <text:p>83.525</text:p>
          </table:table-cell>
          <table:table-cell table:formula="of:=[.F194]-[.G194]" office:value-type="float" office:value="2.675" calcext:value-type="float">
            <text:p>2.675</text:p>
          </table:table-cell>
        </table:table-row>
        <table:table-row table:style-name="ro1">
          <table:table-cell office:value-type="string" calcext:value-type="string">
            <text:p>0003010</text:p>
          </table:table-cell>
          <table:table-cell office:value-type="float" office:value="0" calcext:value-type="float">
            <text:p>0</text:p>
          </table:table-cell>
          <table:table-cell office:value-type="float" office:value="8599" calcext:value-type="float">
            <text:p>8599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5]/100" office:value-type="float" office:value="85.99" calcext:value-type="float">
            <text:p>85.99</text:p>
          </table:table-cell>
          <table:table-cell table:formula="of:=[.E195]/16*9/5+32" office:value-type="float" office:value="83.525" calcext:value-type="float">
            <text:p>83.525</text:p>
          </table:table-cell>
          <table:table-cell table:formula="of:=[.F195]-[.G195]" office:value-type="float" office:value="2.46499999999999" calcext:value-type="float">
            <text:p>2.465</text:p>
          </table:table-cell>
        </table:table-row>
        <table:table-row table:style-name="ro1">
          <table:table-cell office:value-type="string" calcext:value-type="string">
            <text:p>0003020</text:p>
          </table:table-cell>
          <table:table-cell office:value-type="float" office:value="0" calcext:value-type="float">
            <text:p>0</text:p>
          </table:table-cell>
          <table:table-cell office:value-type="float" office:value="8615" calcext:value-type="float">
            <text:p>8615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table:formula="of:=[.C196]/100" office:value-type="float" office:value="86.15" calcext:value-type="float">
            <text:p>86.15</text:p>
          </table:table-cell>
          <table:table-cell table:formula="of:=[.E196]/16*9/5+32" office:value-type="float" office:value="83.525" calcext:value-type="float">
            <text:p>83.525</text:p>
          </table:table-cell>
          <table:table-cell table:formula="of:=[.F196]-[.G196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0003030</text:p>
          </table:table-cell>
          <table:table-cell office:value-type="float" office:value="0" calcext:value-type="float">
            <text:p>0</text:p>
          </table:table-cell>
          <table:table-cell office:value-type="float" office:value="8588" calcext:value-type="float">
            <text:p>8588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197]/100" office:value-type="float" office:value="85.88" calcext:value-type="float">
            <text:p>85.88</text:p>
          </table:table-cell>
          <table:table-cell table:formula="of:=[.E197]/16*9/5+32" office:value-type="float" office:value="83.4125" calcext:value-type="float">
            <text:p>83.4125</text:p>
          </table:table-cell>
          <table:table-cell table:formula="of:=[.F197]-[.G197]" office:value-type="float" office:value="2.4675" calcext:value-type="float">
            <text:p>2.4675</text:p>
          </table:table-cell>
        </table:table-row>
        <table:table-row table:style-name="ro1">
          <table:table-cell office:value-type="string" calcext:value-type="string">
            <text:p>0003040</text:p>
          </table:table-cell>
          <table:table-cell office:value-type="float" office:value="0" calcext:value-type="float">
            <text:p>0</text:p>
          </table:table-cell>
          <table:table-cell office:value-type="float" office:value="8609" calcext:value-type="float">
            <text:p>8609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198]/100" office:value-type="float" office:value="86.09" calcext:value-type="float">
            <text:p>86.09</text:p>
          </table:table-cell>
          <table:table-cell table:formula="of:=[.E198]/16*9/5+32" office:value-type="float" office:value="83.4125" calcext:value-type="float">
            <text:p>83.4125</text:p>
          </table:table-cell>
          <table:table-cell table:formula="of:=[.F198]-[.G198]" office:value-type="float" office:value="2.67750000000001" calcext:value-type="float">
            <text:p>2.6775</text:p>
          </table:table-cell>
        </table:table-row>
        <table:table-row table:style-name="ro1">
          <table:table-cell office:value-type="string" calcext:value-type="string">
            <text:p>0003050</text:p>
          </table:table-cell>
          <table:table-cell office:value-type="float" office:value="0" calcext:value-type="float">
            <text:p>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199]/100" office:value-type="float" office:value="85.9" calcext:value-type="float">
            <text:p>85.9</text:p>
          </table:table-cell>
          <table:table-cell table:formula="of:=[.E199]/16*9/5+32" office:value-type="float" office:value="83.4125" calcext:value-type="float">
            <text:p>83.4125</text:p>
          </table:table-cell>
          <table:table-cell table:formula="of:=[.F199]-[.G199]" office:value-type="float" office:value="2.48750000000001" calcext:value-type="float">
            <text:p>2.4875</text:p>
          </table:table-cell>
        </table:table-row>
        <table:table-row table:style-name="ro1">
          <table:table-cell office:value-type="string" calcext:value-type="string">
            <text:p>0003060</text:p>
          </table:table-cell>
          <table:table-cell office:value-type="float" office:value="0" calcext:value-type="float">
            <text:p>0</text:p>
          </table:table-cell>
          <table:table-cell office:value-type="float" office:value="8595" calcext:value-type="float">
            <text:p>8595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0]/100" office:value-type="float" office:value="85.95" calcext:value-type="float">
            <text:p>85.95</text:p>
          </table:table-cell>
          <table:table-cell table:formula="of:=[.E200]/16*9/5+32" office:value-type="float" office:value="83.4125" calcext:value-type="float">
            <text:p>83.4125</text:p>
          </table:table-cell>
          <table:table-cell table:formula="of:=[.F200]-[.G200]" office:value-type="float" office:value="2.53750000000001" calcext:value-type="float">
            <text:p>2.5375</text:p>
          </table:table-cell>
        </table:table-row>
        <table:table-row table:style-name="ro1">
          <table:table-cell office:value-type="string" calcext:value-type="string">
            <text:p>0003070</text:p>
          </table:table-cell>
          <table:table-cell office:value-type="float" office:value="0" calcext:value-type="float">
            <text:p>0</text:p>
          </table:table-cell>
          <table:table-cell office:value-type="float" office:value="8599" calcext:value-type="float">
            <text:p>8599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1]/100" office:value-type="float" office:value="85.99" calcext:value-type="float">
            <text:p>85.99</text:p>
          </table:table-cell>
          <table:table-cell table:formula="of:=[.E201]/16*9/5+32" office:value-type="float" office:value="83.4125" calcext:value-type="float">
            <text:p>83.4125</text:p>
          </table:table-cell>
          <table:table-cell table:formula="of:=[.F201]-[.G201]" office:value-type="float" office:value="2.5775" calcext:value-type="float">
            <text:p>2.5775</text:p>
          </table:table-cell>
        </table:table-row>
        <table:table-row table:style-name="ro1">
          <table:table-cell office:value-type="string" calcext:value-type="string">
            <text:p>0003100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2]/100" office:value-type="float" office:value="86.08" calcext:value-type="float">
            <text:p>86.08</text:p>
          </table:table-cell>
          <table:table-cell table:formula="of:=[.E202]/16*9/5+32" office:value-type="float" office:value="83.4125" calcext:value-type="float">
            <text:p>83.4125</text:p>
          </table:table-cell>
          <table:table-cell table:formula="of:=[.F202]-[.G202]" office:value-type="float" office:value="2.6675" calcext:value-type="float">
            <text:p>2.6675</text:p>
          </table:table-cell>
        </table:table-row>
        <table:table-row table:style-name="ro1">
          <table:table-cell office:value-type="string" calcext:value-type="string">
            <text:p>0003110</text:p>
          </table:table-cell>
          <table:table-cell office:value-type="float" office:value="0" calcext:value-type="float">
            <text:p>0</text:p>
          </table:table-cell>
          <table:table-cell office:value-type="float" office:value="8567" calcext:value-type="float">
            <text:p>8567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3]/100" office:value-type="float" office:value="85.67" calcext:value-type="float">
            <text:p>85.67</text:p>
          </table:table-cell>
          <table:table-cell table:formula="of:=[.E203]/16*9/5+32" office:value-type="float" office:value="83.4125" calcext:value-type="float">
            <text:p>83.4125</text:p>
          </table:table-cell>
          <table:table-cell table:formula="of:=[.F203]-[.G203]" office:value-type="float" office:value="2.25750000000001" calcext:value-type="float">
            <text:p>2.2575</text:p>
          </table:table-cell>
        </table:table-row>
        <table:table-row table:style-name="ro1">
          <table:table-cell office:value-type="string" calcext:value-type="string">
            <text:p>0003120</text:p>
          </table:table-cell>
          <table:table-cell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4]/100" office:value-type="float" office:value="85.81" calcext:value-type="float">
            <text:p>85.81</text:p>
          </table:table-cell>
          <table:table-cell table:formula="of:=[.E204]/16*9/5+32" office:value-type="float" office:value="83.4125" calcext:value-type="float">
            <text:p>83.4125</text:p>
          </table:table-cell>
          <table:table-cell table:formula="of:=[.F204]-[.G204]" office:value-type="float" office:value="2.39750000000001" calcext:value-type="float">
            <text:p>2.3975</text:p>
          </table:table-cell>
        </table:table-row>
        <table:table-row table:style-name="ro1">
          <table:table-cell office:value-type="string" calcext:value-type="string">
            <text:p>0003130</text:p>
          </table:table-cell>
          <table:table-cell office:value-type="float" office:value="0" calcext:value-type="float">
            <text:p>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5]/100" office:value-type="float" office:value="85.9" calcext:value-type="float">
            <text:p>85.9</text:p>
          </table:table-cell>
          <table:table-cell table:formula="of:=[.E205]/16*9/5+32" office:value-type="float" office:value="83.4125" calcext:value-type="float">
            <text:p>83.4125</text:p>
          </table:table-cell>
          <table:table-cell table:formula="of:=[.F205]-[.G205]" office:value-type="float" office:value="2.48750000000001" calcext:value-type="float">
            <text:p>2.4875</text:p>
          </table:table-cell>
        </table:table-row>
        <table:table-row table:style-name="ro1">
          <table:table-cell office:value-type="string" calcext:value-type="string">
            <text:p>0003140</text:p>
          </table:table-cell>
          <table:table-cell office:value-type="float" office:value="0" calcext:value-type="float">
            <text:p>0</text:p>
          </table:table-cell>
          <table:table-cell office:value-type="float" office:value="8615" calcext:value-type="float">
            <text:p>8615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[.C206]/100" office:value-type="float" office:value="86.15" calcext:value-type="float">
            <text:p>86.15</text:p>
          </table:table-cell>
          <table:table-cell table:formula="of:=[.E206]/16*9/5+32" office:value-type="float" office:value="83.4125" calcext:value-type="float">
            <text:p>83.4125</text:p>
          </table:table-cell>
          <table:table-cell table:formula="of:=[.F206]-[.G206]" office:value-type="float" office:value="2.73750000000001" calcext:value-type="float">
            <text:p>2.7375</text:p>
          </table:table-cell>
        </table:table-row>
        <table:table-row table:style-name="ro1">
          <table:table-cell office:value-type="string" calcext:value-type="string">
            <text:p>0003150</text:p>
          </table:table-cell>
          <table:table-cell office:value-type="float" office:value="0" calcext:value-type="float">
            <text:p>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07]/100" office:value-type="float" office:value="85.9" calcext:value-type="float">
            <text:p>85.9</text:p>
          </table:table-cell>
          <table:table-cell table:formula="of:=[.E207]/16*9/5+32" office:value-type="float" office:value="83.3" calcext:value-type="float">
            <text:p>83.3</text:p>
          </table:table-cell>
          <table:table-cell table:formula="of:=[.F207]-[.G207]" office:value-type="float" office:value="2.60000000000001" calcext:value-type="float">
            <text:p>2.6</text:p>
          </table:table-cell>
        </table:table-row>
        <table:table-row table:style-name="ro1">
          <table:table-cell office:value-type="string" calcext:value-type="string">
            <text:p>0003160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08]/100" office:value-type="float" office:value="85.69" calcext:value-type="float">
            <text:p>85.69</text:p>
          </table:table-cell>
          <table:table-cell table:formula="of:=[.E208]/16*9/5+32" office:value-type="float" office:value="83.3" calcext:value-type="float">
            <text:p>83.3</text:p>
          </table:table-cell>
          <table:table-cell table:formula="of:=[.F208]-[.G208]"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0003170</text:p>
          </table:table-cell>
          <table:table-cell office:value-type="float" office:value="0" calcext:value-type="float">
            <text:p>0</text:p>
          </table:table-cell>
          <table:table-cell office:value-type="float" office:value="8588" calcext:value-type="float">
            <text:p>8588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09]/100" office:value-type="float" office:value="85.88" calcext:value-type="float">
            <text:p>85.88</text:p>
          </table:table-cell>
          <table:table-cell table:formula="of:=[.E209]/16*9/5+32" office:value-type="float" office:value="83.3" calcext:value-type="float">
            <text:p>83.3</text:p>
          </table:table-cell>
          <table:table-cell table:formula="of:=[.F209]-[.G209]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0003200</text:p>
          </table:table-cell>
          <table:table-cell office:value-type="float" office:value="0" calcext:value-type="float">
            <text:p>0</text:p>
          </table:table-cell>
          <table:table-cell office:value-type="float" office:value="8606" calcext:value-type="float">
            <text:p>8606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0]/100" office:value-type="float" office:value="86.06" calcext:value-type="float">
            <text:p>86.06</text:p>
          </table:table-cell>
          <table:table-cell table:formula="of:=[.E210]/16*9/5+32" office:value-type="float" office:value="83.3" calcext:value-type="float">
            <text:p>83.3</text:p>
          </table:table-cell>
          <table:table-cell table:formula="of:=[.F210]-[.G210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03210</text:p>
          </table:table-cell>
          <table:table-cell office:value-type="float" office:value="0" calcext:value-type="float">
            <text:p>0</text:p>
          </table:table-cell>
          <table:table-cell office:value-type="float" office:value="8588" calcext:value-type="float">
            <text:p>8588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1]/100" office:value-type="float" office:value="85.88" calcext:value-type="float">
            <text:p>85.88</text:p>
          </table:table-cell>
          <table:table-cell table:formula="of:=[.E211]/16*9/5+32" office:value-type="float" office:value="83.3" calcext:value-type="float">
            <text:p>83.3</text:p>
          </table:table-cell>
          <table:table-cell table:formula="of:=[.F211]-[.G211]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0003220</text:p>
          </table:table-cell>
          <table:table-cell office:value-type="float" office:value="0" calcext:value-type="float">
            <text:p>0</text:p>
          </table:table-cell>
          <table:table-cell office:value-type="float" office:value="8602" calcext:value-type="float">
            <text:p>8602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2]/100" office:value-type="float" office:value="86.02" calcext:value-type="float">
            <text:p>86.02</text:p>
          </table:table-cell>
          <table:table-cell table:formula="of:=[.E212]/16*9/5+32" office:value-type="float" office:value="83.3" calcext:value-type="float">
            <text:p>83.3</text:p>
          </table:table-cell>
          <table:table-cell table:formula="of:=[.F212]-[.G212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0003230</text:p>
          </table:table-cell>
          <table:table-cell office:value-type="float" office:value="0" calcext:value-type="float">
            <text:p>0</text:p>
          </table:table-cell>
          <table:table-cell office:value-type="float" office:value="8606" calcext:value-type="float">
            <text:p>8606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3]/100" office:value-type="float" office:value="86.06" calcext:value-type="float">
            <text:p>86.06</text:p>
          </table:table-cell>
          <table:table-cell table:formula="of:=[.E213]/16*9/5+32" office:value-type="float" office:value="83.3" calcext:value-type="float">
            <text:p>83.3</text:p>
          </table:table-cell>
          <table:table-cell table:formula="of:=[.F213]-[.G213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03240</text:p>
          </table:table-cell>
          <table:table-cell office:value-type="float" office:value="0" calcext:value-type="float">
            <text:p>0</text:p>
          </table:table-cell>
          <table:table-cell office:value-type="float" office:value="8574" calcext:value-type="float">
            <text:p>857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4]/100" office:value-type="float" office:value="85.74" calcext:value-type="float">
            <text:p>85.74</text:p>
          </table:table-cell>
          <table:table-cell table:formula="of:=[.E214]/16*9/5+32" office:value-type="float" office:value="83.3" calcext:value-type="float">
            <text:p>83.3</text:p>
          </table:table-cell>
          <table:table-cell table:formula="of:=[.F214]-[.G214]"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0003250</text:p>
          </table:table-cell>
          <table:table-cell office:value-type="float" office:value="0" calcext:value-type="float">
            <text:p>0</text:p>
          </table:table-cell>
          <table:table-cell office:value-type="float" office:value="8594" calcext:value-type="float">
            <text:p>859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5]/100" office:value-type="float" office:value="85.94" calcext:value-type="float">
            <text:p>85.94</text:p>
          </table:table-cell>
          <table:table-cell table:formula="of:=[.E215]/16*9/5+32" office:value-type="float" office:value="83.3" calcext:value-type="float">
            <text:p>83.3</text:p>
          </table:table-cell>
          <table:table-cell table:formula="of:=[.F215]-[.G215]"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0003260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table:formula="of:=[.C216]/100" office:value-type="float" office:value="86.25" calcext:value-type="float">
            <text:p>86.25</text:p>
          </table:table-cell>
          <table:table-cell table:formula="of:=[.E216]/16*9/5+32" office:value-type="float" office:value="83.3" calcext:value-type="float">
            <text:p>83.3</text:p>
          </table:table-cell>
          <table:table-cell table:formula="of:=[.F216]-[.G216]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0003270</text:p>
          </table:table-cell>
          <table:table-cell office:value-type="float" office:value="0" calcext:value-type="float">
            <text:p>0</text:p>
          </table:table-cell>
          <table:table-cell office:value-type="float" office:value="8588" calcext:value-type="float">
            <text:p>8588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[.C217]/100" office:value-type="float" office:value="85.88" calcext:value-type="float">
            <text:p>85.88</text:p>
          </table:table-cell>
          <table:table-cell table:formula="of:=[.E217]/16*9/5+32" office:value-type="float" office:value="83.1875" calcext:value-type="float">
            <text:p>83.1875</text:p>
          </table:table-cell>
          <table:table-cell table:formula="of:=[.F217]-[.G217]" office:value-type="float" office:value="2.6925" calcext:value-type="float">
            <text:p>2.6925</text:p>
          </table:table-cell>
        </table:table-row>
        <table:table-row table:style-name="ro1">
          <table:table-cell office:value-type="string" calcext:value-type="string">
            <text:p>0003300</text:p>
          </table:table-cell>
          <table:table-cell office:value-type="float" office:value="0" calcext:value-type="float">
            <text:p>0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[.C218]/100" office:value-type="float" office:value="85.85" calcext:value-type="float">
            <text:p>85.85</text:p>
          </table:table-cell>
          <table:table-cell table:formula="of:=[.E218]/16*9/5+32" office:value-type="float" office:value="83.1875" calcext:value-type="float">
            <text:p>83.1875</text:p>
          </table:table-cell>
          <table:table-cell table:formula="of:=[.F218]-[.G218]" office:value-type="float" office:value="2.66249999999999" calcext:value-type="float">
            <text:p>2.6625</text:p>
          </table:table-cell>
        </table:table-row>
        <table:table-row table:style-name="ro1">
          <table:table-cell office:value-type="string" calcext:value-type="string">
            <text:p>0003310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[.C219]/100" office:value-type="float" office:value="86.25" calcext:value-type="float">
            <text:p>86.25</text:p>
          </table:table-cell>
          <table:table-cell table:formula="of:=[.E219]/16*9/5+32" office:value-type="float" office:value="83.1875" calcext:value-type="float">
            <text:p>83.1875</text:p>
          </table:table-cell>
          <table:table-cell table:formula="of:=[.F219]-[.G219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03320</text:p>
          </table:table-cell>
          <table:table-cell office:value-type="float" office:value="0" calcext:value-type="float">
            <text:p>0</text:p>
          </table:table-cell>
          <table:table-cell office:value-type="float" office:value="8599" calcext:value-type="float">
            <text:p>8599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[.C220]/100" office:value-type="float" office:value="85.99" calcext:value-type="float">
            <text:p>85.99</text:p>
          </table:table-cell>
          <table:table-cell table:formula="of:=[.E220]/16*9/5+32" office:value-type="float" office:value="83.1875" calcext:value-type="float">
            <text:p>83.1875</text:p>
          </table:table-cell>
          <table:table-cell table:formula="of:=[.F220]-[.G220]" office:value-type="float" office:value="2.80249999999999" calcext:value-type="float">
            <text:p>2.8025</text:p>
          </table:table-cell>
        </table:table-row>
        <table:table-row table:style-name="ro1">
          <table:table-cell office:value-type="string" calcext:value-type="string">
            <text:p>0003330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[.C221]/100" office:value-type="float" office:value="85.69" calcext:value-type="float">
            <text:p>85.69</text:p>
          </table:table-cell>
          <table:table-cell table:formula="of:=[.E221]/16*9/5+32" office:value-type="float" office:value="83.1875" calcext:value-type="float">
            <text:p>83.1875</text:p>
          </table:table-cell>
          <table:table-cell table:formula="of:=[.F221]-[.G221]" office:value-type="float" office:value="2.5025" calcext:value-type="float">
            <text:p>2.5025</text:p>
          </table:table-cell>
        </table:table-row>
        <table:table-row table:style-name="ro1">
          <table:table-cell office:value-type="string" calcext:value-type="string">
            <text:p>0003340</text:p>
          </table:table-cell>
          <table:table-cell office:value-type="float" office:value="0" calcext:value-type="float">
            <text:p>0</text:p>
          </table:table-cell>
          <table:table-cell office:value-type="float" office:value="8562" calcext:value-type="float">
            <text:p>856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formula="of:=[.C222]/100" office:value-type="float" office:value="85.62" calcext:value-type="float">
            <text:p>85.62</text:p>
          </table:table-cell>
          <table:table-cell table:formula="of:=[.E222]/16*9/5+32" office:value-type="float" office:value="83.075" calcext:value-type="float">
            <text:p>83.075</text:p>
          </table:table-cell>
          <table:table-cell table:formula="of:=[.F222]-[.G222]" office:value-type="float" office:value="2.545" calcext:value-type="float">
            <text:p>2.545</text:p>
          </table:table-cell>
        </table:table-row>
        <table:table-row table:style-name="ro1">
          <table:table-cell office:value-type="string" calcext:value-type="string">
            <text:p>0003350</text:p>
          </table:table-cell>
          <table:table-cell office:value-type="float" office:value="0" calcext:value-type="float">
            <text:p>0</text:p>
          </table:table-cell>
          <table:table-cell office:value-type="float" office:value="8567" calcext:value-type="float">
            <text:p>8567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formula="of:=[.C223]/100" office:value-type="float" office:value="85.67" calcext:value-type="float">
            <text:p>85.67</text:p>
          </table:table-cell>
          <table:table-cell table:formula="of:=[.E223]/16*9/5+32" office:value-type="float" office:value="83.075" calcext:value-type="float">
            <text:p>83.075</text:p>
          </table:table-cell>
          <table:table-cell table:formula="of:=[.F223]-[.G223]" office:value-type="float" office:value="2.595" calcext:value-type="float">
            <text:p>2.595</text:p>
          </table:table-cell>
        </table:table-row>
        <table:table-row table:style-name="ro1">
          <table:table-cell office:value-type="string" calcext:value-type="string">
            <text:p>0003360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formula="of:=[.C224]/100" office:value-type="float" office:value="85.69" calcext:value-type="float">
            <text:p>85.69</text:p>
          </table:table-cell>
          <table:table-cell table:formula="of:=[.E224]/16*9/5+32" office:value-type="float" office:value="83.075" calcext:value-type="float">
            <text:p>83.075</text:p>
          </table:table-cell>
          <table:table-cell table:formula="of:=[.F224]-[.G224]" office:value-type="float" office:value="2.61499999999999" calcext:value-type="float">
            <text:p>2.615</text:p>
          </table:table-cell>
        </table:table-row>
        <table:table-row table:style-name="ro1">
          <table:table-cell office:value-type="string" calcext:value-type="string">
            <text:p>0003370</text:p>
          </table:table-cell>
          <table:table-cell office:value-type="float" office:value="0" calcext:value-type="float">
            <text:p>0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25]/100" office:value-type="float" office:value="85.85" calcext:value-type="float">
            <text:p>85.85</text:p>
          </table:table-cell>
          <table:table-cell table:formula="of:=[.E225]/16*9/5+32" office:value-type="float" office:value="82.9625" calcext:value-type="float">
            <text:p>82.9625</text:p>
          </table:table-cell>
          <table:table-cell table:formula="of:=[.F225]-[.G225]" office:value-type="float" office:value="2.88749999999999" calcext:value-type="float">
            <text:p>2.8875</text:p>
          </table:table-cell>
        </table:table-row>
        <table:table-row table:style-name="ro1">
          <table:table-cell office:value-type="string" calcext:value-type="string">
            <text:p>0003400</text:p>
          </table:table-cell>
          <table:table-cell office:value-type="float" office:value="0" calcext:value-type="float">
            <text:p>0</text:p>
          </table:table-cell>
          <table:table-cell office:value-type="float" office:value="8597" calcext:value-type="float">
            <text:p>8597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26]/100" office:value-type="float" office:value="85.97" calcext:value-type="float">
            <text:p>85.97</text:p>
          </table:table-cell>
          <table:table-cell table:formula="of:=[.E226]/16*9/5+32" office:value-type="float" office:value="82.9625" calcext:value-type="float">
            <text:p>82.9625</text:p>
          </table:table-cell>
          <table:table-cell table:formula="of:=[.F226]-[.G226]" office:value-type="float" office:value="3.00749999999999" calcext:value-type="float">
            <text:p>3.0075</text:p>
          </table:table-cell>
        </table:table-row>
        <table:table-row table:style-name="ro1">
          <table:table-cell office:value-type="string" calcext:value-type="string">
            <text:p>0003410</text:p>
          </table:table-cell>
          <table:table-cell office:value-type="float" office:value="0" calcext:value-type="float">
            <text:p>0</text:p>
          </table:table-cell>
          <table:table-cell office:value-type="float" office:value="8620" calcext:value-type="float">
            <text:p>862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27]/100" office:value-type="float" office:value="86.2" calcext:value-type="float">
            <text:p>86.2</text:p>
          </table:table-cell>
          <table:table-cell table:formula="of:=[.E227]/16*9/5+32" office:value-type="float" office:value="82.9625" calcext:value-type="float">
            <text:p>82.9625</text:p>
          </table:table-cell>
          <table:table-cell table:formula="of:=[.F227]-[.G227]" office:value-type="float" office:value="3.2375" calcext:value-type="float">
            <text:p>3.2375</text:p>
          </table:table-cell>
        </table:table-row>
        <table:table-row table:style-name="ro1">
          <table:table-cell office:value-type="string" calcext:value-type="string">
            <text:p>0003420</text:p>
          </table:table-cell>
          <table:table-cell office:value-type="float" office:value="0" calcext:value-type="float">
            <text:p>0</text:p>
          </table:table-cell>
          <table:table-cell office:value-type="float" office:value="8548" calcext:value-type="float">
            <text:p>8548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28]/100" office:value-type="float" office:value="85.48" calcext:value-type="float">
            <text:p>85.48</text:p>
          </table:table-cell>
          <table:table-cell table:formula="of:=[.E228]/16*9/5+32" office:value-type="float" office:value="82.9625" calcext:value-type="float">
            <text:p>82.9625</text:p>
          </table:table-cell>
          <table:table-cell table:formula="of:=[.F228]-[.G228]" office:value-type="float" office:value="2.5175" calcext:value-type="float">
            <text:p>2.5175</text:p>
          </table:table-cell>
        </table:table-row>
        <table:table-row table:style-name="ro1">
          <table:table-cell office:value-type="string" calcext:value-type="string">
            <text:p>0003430</text:p>
          </table:table-cell>
          <table:table-cell office:value-type="float" office:value="0" calcext:value-type="float">
            <text:p>0</text:p>
          </table:table-cell>
          <table:table-cell office:value-type="float" office:value="8595" calcext:value-type="float">
            <text:p>859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29]/100" office:value-type="float" office:value="85.95" calcext:value-type="float">
            <text:p>85.95</text:p>
          </table:table-cell>
          <table:table-cell table:formula="of:=[.E229]/16*9/5+32" office:value-type="float" office:value="82.9625" calcext:value-type="float">
            <text:p>82.9625</text:p>
          </table:table-cell>
          <table:table-cell table:formula="of:=[.F229]-[.G229]" office:value-type="float" office:value="2.9875" calcext:value-type="float">
            <text:p>2.9875</text:p>
          </table:table-cell>
        </table:table-row>
        <table:table-row table:style-name="ro1">
          <table:table-cell office:value-type="string" calcext:value-type="string">
            <text:p>0003440</text:p>
          </table:table-cell>
          <table:table-cell office:value-type="float" office:value="0" calcext:value-type="float">
            <text:p>0</text:p>
          </table:table-cell>
          <table:table-cell office:value-type="float" office:value="8578" calcext:value-type="float">
            <text:p>8578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30]/100" office:value-type="float" office:value="85.78" calcext:value-type="float">
            <text:p>85.78</text:p>
          </table:table-cell>
          <table:table-cell table:formula="of:=[.E230]/16*9/5+32" office:value-type="float" office:value="82.9625" calcext:value-type="float">
            <text:p>82.9625</text:p>
          </table:table-cell>
          <table:table-cell table:formula="of:=[.F230]-[.G230]" office:value-type="float" office:value="2.8175" calcext:value-type="float">
            <text:p>2.8175</text:p>
          </table:table-cell>
        </table:table-row>
        <table:table-row table:style-name="ro1">
          <table:table-cell office:value-type="string" calcext:value-type="string">
            <text:p>0003450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formula="of:=[.C231]/100" office:value-type="float" office:value="85.46" calcext:value-type="float">
            <text:p>85.46</text:p>
          </table:table-cell>
          <table:table-cell table:formula="of:=[.E231]/16*9/5+32" office:value-type="float" office:value="82.9625" calcext:value-type="float">
            <text:p>82.9625</text:p>
          </table:table-cell>
          <table:table-cell table:formula="of:=[.F231]-[.G231]" office:value-type="float" office:value="2.49749999999999" calcext:value-type="float">
            <text:p>2.4975</text:p>
          </table:table-cell>
        </table:table-row>
        <table:table-row table:style-name="ro1">
          <table:table-cell office:value-type="string" calcext:value-type="string">
            <text:p>0003460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2]/100" office:value-type="float" office:value="85.69" calcext:value-type="float">
            <text:p>85.69</text:p>
          </table:table-cell>
          <table:table-cell table:formula="of:=[.E232]/16*9/5+32" office:value-type="float" office:value="82.85" calcext:value-type="float">
            <text:p>82.85</text:p>
          </table:table-cell>
          <table:table-cell table:formula="of:=[.F232]-[.G232]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0003470</text:p>
          </table:table-cell>
          <table:table-cell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3]/100" office:value-type="float" office:value="85.6" calcext:value-type="float">
            <text:p>85.6</text:p>
          </table:table-cell>
          <table:table-cell table:formula="of:=[.E233]/16*9/5+32" office:value-type="float" office:value="82.85" calcext:value-type="float">
            <text:p>82.85</text:p>
          </table:table-cell>
          <table:table-cell table:formula="of:=[.F233]-[.G233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0003500</text:p>
          </table:table-cell>
          <table:table-cell office:value-type="float" office:value="0" calcext:value-type="float">
            <text:p>0</text:p>
          </table:table-cell>
          <table:table-cell office:value-type="float" office:value="8597" calcext:value-type="float">
            <text:p>8597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4]/100" office:value-type="float" office:value="85.97" calcext:value-type="float">
            <text:p>85.97</text:p>
          </table:table-cell>
          <table:table-cell table:formula="of:=[.E234]/16*9/5+32" office:value-type="float" office:value="82.85" calcext:value-type="float">
            <text:p>82.85</text:p>
          </table:table-cell>
          <table:table-cell table:formula="of:=[.F234]-[.G234]"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0003510</text:p>
          </table:table-cell>
          <table:table-cell office:value-type="float" office:value="0" calcext:value-type="float">
            <text:p>0</text:p>
          </table:table-cell>
          <table:table-cell office:value-type="float" office:value="8567" calcext:value-type="float">
            <text:p>8567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5]/100" office:value-type="float" office:value="85.67" calcext:value-type="float">
            <text:p>85.67</text:p>
          </table:table-cell>
          <table:table-cell table:formula="of:=[.E235]/16*9/5+32" office:value-type="float" office:value="82.85" calcext:value-type="float">
            <text:p>82.85</text:p>
          </table:table-cell>
          <table:table-cell table:formula="of:=[.F235]-[.G235]" office:value-type="float" office:value="2.82000000000001" calcext:value-type="float">
            <text:p>2.82</text:p>
          </table:table-cell>
        </table:table-row>
        <table:table-row table:style-name="ro1">
          <table:table-cell office:value-type="string" calcext:value-type="string">
            <text:p>0003520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6]/100" office:value-type="float" office:value="85.44" calcext:value-type="float">
            <text:p>85.44</text:p>
          </table:table-cell>
          <table:table-cell table:formula="of:=[.E236]/16*9/5+32" office:value-type="float" office:value="82.85" calcext:value-type="float">
            <text:p>82.85</text:p>
          </table:table-cell>
          <table:table-cell table:formula="of:=[.F236]-[.G236]"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0003530</text:p>
          </table:table-cell>
          <table:table-cell office:value-type="float" office:value="0" calcext:value-type="float">
            <text:p>0</text:p>
          </table:table-cell>
          <table:table-cell office:value-type="float" office:value="8551" calcext:value-type="float">
            <text:p>8551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7]/100" office:value-type="float" office:value="85.51" calcext:value-type="float">
            <text:p>85.51</text:p>
          </table:table-cell>
          <table:table-cell table:formula="of:=[.E237]/16*9/5+32" office:value-type="float" office:value="82.85" calcext:value-type="float">
            <text:p>82.85</text:p>
          </table:table-cell>
          <table:table-cell table:formula="of:=[.F237]-[.G237]" office:value-type="float" office:value="2.66000000000001" calcext:value-type="float">
            <text:p>2.66</text:p>
          </table:table-cell>
        </table:table-row>
        <table:table-row table:style-name="ro1">
          <table:table-cell office:value-type="string" calcext:value-type="string">
            <text:p>0003540</text:p>
          </table:table-cell>
          <table:table-cell office:value-type="float" office:value="0" calcext:value-type="float">
            <text:p>0</text:p>
          </table:table-cell>
          <table:table-cell office:value-type="float" office:value="8558" calcext:value-type="float">
            <text:p>8558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formula="of:=[.C238]/100" office:value-type="float" office:value="85.58" calcext:value-type="float">
            <text:p>85.58</text:p>
          </table:table-cell>
          <table:table-cell table:formula="of:=[.E238]/16*9/5+32" office:value-type="float" office:value="82.85" calcext:value-type="float">
            <text:p>82.85</text:p>
          </table:table-cell>
          <table:table-cell table:formula="of:=[.F238]-[.G238]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0003550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39]/100" office:value-type="float" office:value="85.46" calcext:value-type="float">
            <text:p>85.46</text:p>
          </table:table-cell>
          <table:table-cell table:formula="of:=[.E239]/16*9/5+32" office:value-type="float" office:value="82.7375" calcext:value-type="float">
            <text:p>82.7375</text:p>
          </table:table-cell>
          <table:table-cell table:formula="of:=[.F239]-[.G239]" office:value-type="float" office:value="2.7225" calcext:value-type="float">
            <text:p>2.7225</text:p>
          </table:table-cell>
        </table:table-row>
        <table:table-row table:style-name="ro1">
          <table:table-cell office:value-type="string" calcext:value-type="string">
            <text:p>0003560</text:p>
          </table:table-cell>
          <table:table-cell office:value-type="float" office:value="0" calcext:value-type="float">
            <text:p>0</text:p>
          </table:table-cell>
          <table:table-cell office:value-type="float" office:value="8558" calcext:value-type="float">
            <text:p>8558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0]/100" office:value-type="float" office:value="85.58" calcext:value-type="float">
            <text:p>85.58</text:p>
          </table:table-cell>
          <table:table-cell table:formula="of:=[.E240]/16*9/5+32" office:value-type="float" office:value="82.7375" calcext:value-type="float">
            <text:p>82.7375</text:p>
          </table:table-cell>
          <table:table-cell table:formula="of:=[.F240]-[.G240]" office:value-type="float" office:value="2.8425" calcext:value-type="float">
            <text:p>2.8425</text:p>
          </table:table-cell>
        </table:table-row>
        <table:table-row table:style-name="ro1">
          <table:table-cell office:value-type="string" calcext:value-type="string">
            <text:p>0003570</text:p>
          </table:table-cell>
          <table:table-cell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1]/100" office:value-type="float" office:value="85.6" calcext:value-type="float">
            <text:p>85.6</text:p>
          </table:table-cell>
          <table:table-cell table:formula="of:=[.E241]/16*9/5+32" office:value-type="float" office:value="82.7375" calcext:value-type="float">
            <text:p>82.7375</text:p>
          </table:table-cell>
          <table:table-cell table:formula="of:=[.F241]-[.G241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03600</text:p>
          </table:table-cell>
          <table:table-cell office:value-type="float" office:value="0" calcext:value-type="float">
            <text:p>0</text:p>
          </table:table-cell>
          <table:table-cell office:value-type="float" office:value="8562" calcext:value-type="float">
            <text:p>8562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2]/100" office:value-type="float" office:value="85.62" calcext:value-type="float">
            <text:p>85.62</text:p>
          </table:table-cell>
          <table:table-cell table:formula="of:=[.E242]/16*9/5+32" office:value-type="float" office:value="82.7375" calcext:value-type="float">
            <text:p>82.7375</text:p>
          </table:table-cell>
          <table:table-cell table:formula="of:=[.F242]-[.G242]" office:value-type="float" office:value="2.88250000000001" calcext:value-type="float">
            <text:p>2.8825</text:p>
          </table:table-cell>
        </table:table-row>
        <table:table-row table:style-name="ro1">
          <table:table-cell office:value-type="string" calcext:value-type="string">
            <text:p>0003610</text:p>
          </table:table-cell>
          <table:table-cell office:value-type="float" office:value="0" calcext:value-type="float">
            <text:p>0</text:p>
          </table:table-cell>
          <table:table-cell office:value-type="float" office:value="8548" calcext:value-type="float">
            <text:p>8548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3]/100" office:value-type="float" office:value="85.48" calcext:value-type="float">
            <text:p>85.48</text:p>
          </table:table-cell>
          <table:table-cell table:formula="of:=[.E243]/16*9/5+32" office:value-type="float" office:value="82.7375" calcext:value-type="float">
            <text:p>82.7375</text:p>
          </table:table-cell>
          <table:table-cell table:formula="of:=[.F243]-[.G243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03620</text:p>
          </table:table-cell>
          <table:table-cell office:value-type="float" office:value="0" calcext:value-type="float">
            <text:p>0</text:p>
          </table:table-cell>
          <table:table-cell office:value-type="float" office:value="8542" calcext:value-type="float">
            <text:p>8542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4]/100" office:value-type="float" office:value="85.42" calcext:value-type="float">
            <text:p>85.42</text:p>
          </table:table-cell>
          <table:table-cell table:formula="of:=[.E244]/16*9/5+32" office:value-type="float" office:value="82.7375" calcext:value-type="float">
            <text:p>82.7375</text:p>
          </table:table-cell>
          <table:table-cell table:formula="of:=[.F244]-[.G244]" office:value-type="float" office:value="2.6825" calcext:value-type="float">
            <text:p>2.6825</text:p>
          </table:table-cell>
        </table:table-row>
        <table:table-row table:style-name="ro1">
          <table:table-cell office:value-type="string" calcext:value-type="string">
            <text:p>0003630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5]/100" office:value-type="float" office:value="85.65" calcext:value-type="float">
            <text:p>85.65</text:p>
          </table:table-cell>
          <table:table-cell table:formula="of:=[.E245]/16*9/5+32" office:value-type="float" office:value="82.7375" calcext:value-type="float">
            <text:p>82.7375</text:p>
          </table:table-cell>
          <table:table-cell table:formula="of:=[.F245]-[.G245]" office:value-type="float" office:value="2.91250000000001" calcext:value-type="float">
            <text:p>2.9125</text:p>
          </table:table-cell>
        </table:table-row>
        <table:table-row table:style-name="ro1">
          <table:table-cell office:value-type="string" calcext:value-type="string">
            <text:p>0003640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[.C246]/100" office:value-type="float" office:value="85.44" calcext:value-type="float">
            <text:p>85.44</text:p>
          </table:table-cell>
          <table:table-cell table:formula="of:=[.E246]/16*9/5+32" office:value-type="float" office:value="82.7375" calcext:value-type="float">
            <text:p>82.7375</text:p>
          </table:table-cell>
          <table:table-cell table:formula="of:=[.F246]-[.G246]" office:value-type="float" office:value="2.7025" calcext:value-type="float">
            <text:p>2.7025</text:p>
          </table:table-cell>
        </table:table-row>
        <table:table-row table:style-name="ro1">
          <table:table-cell office:value-type="string" calcext:value-type="string">
            <text:p>0003650</text:p>
          </table:table-cell>
          <table:table-cell office:value-type="float" office:value="0" calcext:value-type="float">
            <text:p>0</text:p>
          </table:table-cell>
          <table:table-cell office:value-type="float" office:value="8557" calcext:value-type="float">
            <text:p>855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47]/100" office:value-type="float" office:value="85.57" calcext:value-type="float">
            <text:p>85.57</text:p>
          </table:table-cell>
          <table:table-cell table:formula="of:=[.E247]/16*9/5+32" office:value-type="float" office:value="82.625" calcext:value-type="float">
            <text:p>82.625</text:p>
          </table:table-cell>
          <table:table-cell table:formula="of:=[.F247]-[.G247]" office:value-type="float" office:value="2.94499999999999" calcext:value-type="float">
            <text:p>2.945</text:p>
          </table:table-cell>
        </table:table-row>
        <table:table-row table:style-name="ro1">
          <table:table-cell office:value-type="string" calcext:value-type="string">
            <text:p>0003660</text:p>
          </table:table-cell>
          <table:table-cell office:value-type="float" office:value="0" calcext:value-type="float">
            <text:p>0</text:p>
          </table:table-cell>
          <table:table-cell office:value-type="float" office:value="8527" calcext:value-type="float">
            <text:p>85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48]/100" office:value-type="float" office:value="85.27" calcext:value-type="float">
            <text:p>85.27</text:p>
          </table:table-cell>
          <table:table-cell table:formula="of:=[.E248]/16*9/5+32" office:value-type="float" office:value="82.625" calcext:value-type="float">
            <text:p>82.625</text:p>
          </table:table-cell>
          <table:table-cell table:formula="of:=[.F248]-[.G248]" office:value-type="float" office:value="2.645" calcext:value-type="float">
            <text:p>2.645</text:p>
          </table:table-cell>
        </table:table-row>
        <table:table-row table:style-name="ro1">
          <table:table-cell office:value-type="string" calcext:value-type="string">
            <text:p>0003670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49]/100" office:value-type="float" office:value="85.3" calcext:value-type="float">
            <text:p>85.3</text:p>
          </table:table-cell>
          <table:table-cell table:formula="of:=[.E249]/16*9/5+32" office:value-type="float" office:value="82.625" calcext:value-type="float">
            <text:p>82.625</text:p>
          </table:table-cell>
          <table:table-cell table:formula="of:=[.F249]-[.G249]" office:value-type="float" office:value="2.675" calcext:value-type="float">
            <text:p>2.675</text:p>
          </table:table-cell>
        </table:table-row>
        <table:table-row table:style-name="ro1">
          <table:table-cell office:value-type="string" calcext:value-type="string">
            <text:p>0003700</text:p>
          </table:table-cell>
          <table:table-cell office:value-type="float" office:value="0" calcext:value-type="float">
            <text:p>0</text:p>
          </table:table-cell>
          <table:table-cell office:value-type="float" office:value="8555" calcext:value-type="float">
            <text:p>85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50]/100" office:value-type="float" office:value="85.55" calcext:value-type="float">
            <text:p>85.55</text:p>
          </table:table-cell>
          <table:table-cell table:formula="of:=[.E250]/16*9/5+32" office:value-type="float" office:value="82.625" calcext:value-type="float">
            <text:p>82.625</text:p>
          </table:table-cell>
          <table:table-cell table:formula="of:=[.F250]-[.G250]" office:value-type="float" office:value="2.925" calcext:value-type="float">
            <text:p>2.925</text:p>
          </table:table-cell>
        </table:table-row>
        <table:table-row table:style-name="ro1">
          <table:table-cell office:value-type="string" calcext:value-type="string">
            <text:p>0003710</text:p>
          </table:table-cell>
          <table:table-cell office:value-type="float" office:value="0" calcext:value-type="float">
            <text:p>0</text:p>
          </table:table-cell>
          <table:table-cell office:value-type="float" office:value="8534" calcext:value-type="float">
            <text:p>853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51]/100" office:value-type="float" office:value="85.34" calcext:value-type="float">
            <text:p>85.34</text:p>
          </table:table-cell>
          <table:table-cell table:formula="of:=[.E251]/16*9/5+32" office:value-type="float" office:value="82.625" calcext:value-type="float">
            <text:p>82.625</text:p>
          </table:table-cell>
          <table:table-cell table:formula="of:=[.F251]-[.G251]" office:value-type="float" office:value="2.715" calcext:value-type="float">
            <text:p>2.715</text:p>
          </table:table-cell>
        </table:table-row>
        <table:table-row table:style-name="ro1">
          <table:table-cell office:value-type="string" calcext:value-type="string">
            <text:p>0003720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52]/100" office:value-type="float" office:value="85.44" calcext:value-type="float">
            <text:p>85.44</text:p>
          </table:table-cell>
          <table:table-cell table:formula="of:=[.E252]/16*9/5+32" office:value-type="float" office:value="82.625" calcext:value-type="float">
            <text:p>82.625</text:p>
          </table:table-cell>
          <table:table-cell table:formula="of:=[.F252]-[.G252]" office:value-type="float" office:value="2.815" calcext:value-type="float">
            <text:p>2.815</text:p>
          </table:table-cell>
        </table:table-row>
        <table:table-row table:style-name="ro1">
          <table:table-cell office:value-type="string" calcext:value-type="string">
            <text:p>0003730</text:p>
          </table:table-cell>
          <table:table-cell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3]/100" office:value-type="float" office:value="85.5" calcext:value-type="float">
            <text:p>85.5</text:p>
          </table:table-cell>
          <table:table-cell table:formula="of:=[.E253]/16*9/5+32" office:value-type="float" office:value="82.5125" calcext:value-type="float">
            <text:p>82.5125</text:p>
          </table:table-cell>
          <table:table-cell table:formula="of:=[.F253]-[.G253]" office:value-type="float" office:value="2.9875" calcext:value-type="float">
            <text:p>2.9875</text:p>
          </table:table-cell>
        </table:table-row>
        <table:table-row table:style-name="ro1">
          <table:table-cell office:value-type="string" calcext:value-type="string">
            <text:p>0003740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54]/100" office:value-type="float" office:value="85.14" calcext:value-type="float">
            <text:p>85.14</text:p>
          </table:table-cell>
          <table:table-cell table:formula="of:=[.E254]/16*9/5+32" office:value-type="float" office:value="82.625" calcext:value-type="float">
            <text:p>82.625</text:p>
          </table:table-cell>
          <table:table-cell table:formula="of:=[.F254]-[.G254]" office:value-type="float" office:value="2.515" calcext:value-type="float">
            <text:p>2.515</text:p>
          </table:table-cell>
        </table:table-row>
        <table:table-row table:style-name="ro1">
          <table:table-cell office:value-type="string" calcext:value-type="string">
            <text:p>0003750</text:p>
          </table:table-cell>
          <table:table-cell office:value-type="float" office:value="0" calcext:value-type="float">
            <text:p>0</text:p>
          </table:table-cell>
          <table:table-cell office:value-type="float" office:value="8535" calcext:value-type="float">
            <text:p>8535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5]/100" office:value-type="float" office:value="85.35" calcext:value-type="float">
            <text:p>85.35</text:p>
          </table:table-cell>
          <table:table-cell table:formula="of:=[.E255]/16*9/5+32" office:value-type="float" office:value="82.5125" calcext:value-type="float">
            <text:p>82.5125</text:p>
          </table:table-cell>
          <table:table-cell table:formula="of:=[.F255]-[.G255]" office:value-type="float" office:value="2.83749999999999" calcext:value-type="float">
            <text:p>2.8375</text:p>
          </table:table-cell>
        </table:table-row>
        <table:table-row table:style-name="ro1">
          <table:table-cell office:value-type="string" calcext:value-type="string">
            <text:p>0003760</text:p>
          </table:table-cell>
          <table:table-cell office:value-type="float" office:value="0" calcext:value-type="float">
            <text:p>0</text:p>
          </table:table-cell>
          <table:table-cell office:value-type="float" office:value="8548" calcext:value-type="float">
            <text:p>854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6]/100" office:value-type="float" office:value="85.48" calcext:value-type="float">
            <text:p>85.48</text:p>
          </table:table-cell>
          <table:table-cell table:formula="of:=[.E256]/16*9/5+32" office:value-type="float" office:value="82.5125" calcext:value-type="float">
            <text:p>82.5125</text:p>
          </table:table-cell>
          <table:table-cell table:formula="of:=[.F256]-[.G256]" office:value-type="float" office:value="2.9675" calcext:value-type="float">
            <text:p>2.9675</text:p>
          </table:table-cell>
        </table:table-row>
        <table:table-row table:style-name="ro1">
          <table:table-cell office:value-type="string" calcext:value-type="string">
            <text:p>0003770</text:p>
          </table:table-cell>
          <table:table-cell office:value-type="float" office:value="0" calcext:value-type="float">
            <text:p>0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7]/100" office:value-type="float" office:value="85.32" calcext:value-type="float">
            <text:p>85.32</text:p>
          </table:table-cell>
          <table:table-cell table:formula="of:=[.E257]/16*9/5+32" office:value-type="float" office:value="82.5125" calcext:value-type="float">
            <text:p>82.5125</text:p>
          </table:table-cell>
          <table:table-cell table:formula="of:=[.F257]-[.G257]" office:value-type="float" office:value="2.80749999999999" calcext:value-type="float">
            <text:p>2.8075</text:p>
          </table:table-cell>
        </table:table-row>
        <table:table-row table:style-name="ro1">
          <table:table-cell office:value-type="string" calcext:value-type="string">
            <text:p>0004000</text:p>
          </table:table-cell>
          <table:table-cell office:value-type="float" office:value="0" calcext:value-type="float">
            <text:p>0</text:p>
          </table:table-cell>
          <table:table-cell office:value-type="float" office:value="8518" calcext:value-type="float">
            <text:p>851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8]/100" office:value-type="float" office:value="85.18" calcext:value-type="float">
            <text:p>85.18</text:p>
          </table:table-cell>
          <table:table-cell table:formula="of:=[.E258]/16*9/5+32" office:value-type="float" office:value="82.5125" calcext:value-type="float">
            <text:p>82.5125</text:p>
          </table:table-cell>
          <table:table-cell table:formula="of:=[.F258]-[.G258]" office:value-type="float" office:value="2.6675" calcext:value-type="float">
            <text:p>2.6675</text:p>
          </table:table-cell>
        </table:table-row>
        <table:table-row table:style-name="ro1">
          <table:table-cell office:value-type="string" calcext:value-type="string">
            <text:p>0004010</text:p>
          </table:table-cell>
          <table:table-cell office:value-type="float" office:value="0" calcext:value-type="float">
            <text:p>0</text:p>
          </table:table-cell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59]/100" office:value-type="float" office:value="85.11" calcext:value-type="float">
            <text:p>85.11</text:p>
          </table:table-cell>
          <table:table-cell table:formula="of:=[.E259]/16*9/5+32" office:value-type="float" office:value="82.5125" calcext:value-type="float">
            <text:p>82.5125</text:p>
          </table:table-cell>
          <table:table-cell table:formula="of:=[.F259]-[.G259]" office:value-type="float" office:value="2.5975" calcext:value-type="float">
            <text:p>2.5975</text:p>
          </table:table-cell>
        </table:table-row>
        <table:table-row table:style-name="ro1">
          <table:table-cell office:value-type="string" calcext:value-type="string">
            <text:p>0004020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60]/100" office:value-type="float" office:value="85.3" calcext:value-type="float">
            <text:p>85.3</text:p>
          </table:table-cell>
          <table:table-cell table:formula="of:=[.E260]/16*9/5+32" office:value-type="float" office:value="82.5125" calcext:value-type="float">
            <text:p>82.5125</text:p>
          </table:table-cell>
          <table:table-cell table:formula="of:=[.F260]-[.G260]" office:value-type="float" office:value="2.78749999999999" calcext:value-type="float">
            <text:p>2.7875</text:p>
          </table:table-cell>
        </table:table-row>
        <table:table-row table:style-name="ro1">
          <table:table-cell office:value-type="string" calcext:value-type="string">
            <text:p>0004030</text:p>
          </table:table-cell>
          <table:table-cell office:value-type="float" office:value="0" calcext:value-type="float">
            <text:p>0</text:p>
          </table:table-cell>
          <table:table-cell office:value-type="float" office:value="8472" calcext:value-type="float">
            <text:p>847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61]/100" office:value-type="float" office:value="84.72" calcext:value-type="float">
            <text:p>84.72</text:p>
          </table:table-cell>
          <table:table-cell table:formula="of:=[.E261]/16*9/5+32" office:value-type="float" office:value="82.5125" calcext:value-type="float">
            <text:p>82.5125</text:p>
          </table:table-cell>
          <table:table-cell table:formula="of:=[.F261]-[.G261]" office:value-type="float" office:value="2.2075" calcext:value-type="float">
            <text:p>2.2075</text:p>
          </table:table-cell>
        </table:table-row>
        <table:table-row table:style-name="ro1">
          <table:table-cell office:value-type="string" calcext:value-type="string">
            <text:p>0004040</text:p>
          </table:table-cell>
          <table:table-cell office:value-type="float" office:value="0" calcext:value-type="float">
            <text:p>0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62]/100" office:value-type="float" office:value="85.32" calcext:value-type="float">
            <text:p>85.32</text:p>
          </table:table-cell>
          <table:table-cell table:formula="of:=[.E262]/16*9/5+32" office:value-type="float" office:value="82.5125" calcext:value-type="float">
            <text:p>82.5125</text:p>
          </table:table-cell>
          <table:table-cell table:formula="of:=[.F262]-[.G262]" office:value-type="float" office:value="2.80749999999999" calcext:value-type="float">
            <text:p>2.8075</text:p>
          </table:table-cell>
        </table:table-row>
        <table:table-row table:style-name="ro1">
          <table:table-cell office:value-type="string" calcext:value-type="string">
            <text:p>0004050</text:p>
          </table:table-cell>
          <table:table-cell office:value-type="float" office:value="0" calcext:value-type="float">
            <text:p>0</text:p>
          </table:table-cell>
          <table:table-cell office:value-type="float" office:value="8542" calcext:value-type="float">
            <text:p>854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63]/100" office:value-type="float" office:value="85.42" calcext:value-type="float">
            <text:p>85.42</text:p>
          </table:table-cell>
          <table:table-cell table:formula="of:=[.E263]/16*9/5+32" office:value-type="float" office:value="82.5125" calcext:value-type="float">
            <text:p>82.5125</text:p>
          </table:table-cell>
          <table:table-cell table:formula="of:=[.F263]-[.G263]" office:value-type="float" office:value="2.9075" calcext:value-type="float">
            <text:p>2.9075</text:p>
          </table:table-cell>
        </table:table-row>
        <table:table-row table:style-name="ro1">
          <table:table-cell office:value-type="string" calcext:value-type="string">
            <text:p>0004060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[.C264]/100" office:value-type="float" office:value="85.3" calcext:value-type="float">
            <text:p>85.3</text:p>
          </table:table-cell>
          <table:table-cell table:formula="of:=[.E264]/16*9/5+32" office:value-type="float" office:value="82.5125" calcext:value-type="float">
            <text:p>82.5125</text:p>
          </table:table-cell>
          <table:table-cell table:formula="of:=[.F264]-[.G264]" office:value-type="float" office:value="2.78749999999999" calcext:value-type="float">
            <text:p>2.7875</text:p>
          </table:table-cell>
        </table:table-row>
        <table:table-row table:style-name="ro1">
          <table:table-cell office:value-type="string" calcext:value-type="string">
            <text:p>0004070</text:p>
          </table:table-cell>
          <table:table-cell office:value-type="float" office:value="0" calcext:value-type="float">
            <text:p>0</text:p>
          </table:table-cell>
          <table:table-cell office:value-type="float" office:value="8523" calcext:value-type="float">
            <text:p>8523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65]/100" office:value-type="float" office:value="85.23" calcext:value-type="float">
            <text:p>85.23</text:p>
          </table:table-cell>
          <table:table-cell table:formula="of:=[.E265]/16*9/5+32" office:value-type="float" office:value="82.4" calcext:value-type="float">
            <text:p>82.4</text:p>
          </table:table-cell>
          <table:table-cell table:formula="of:=[.F265]-[.G265]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0004100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66]/100" office:value-type="float" office:value="85.3" calcext:value-type="float">
            <text:p>85.3</text:p>
          </table:table-cell>
          <table:table-cell table:formula="of:=[.E266]/16*9/5+32" office:value-type="float" office:value="82.4" calcext:value-type="float">
            <text:p>82.4</text:p>
          </table:table-cell>
          <table:table-cell table:formula="of:=[.F266]-[.G266]" office:value-type="float" office:value="2.89999999999999" calcext:value-type="float">
            <text:p>2.9</text:p>
          </table:table-cell>
        </table:table-row>
        <table:table-row table:style-name="ro1">
          <table:table-cell office:value-type="string" calcext:value-type="string">
            <text:p>0004110</text:p>
          </table:table-cell>
          <table:table-cell office:value-type="float" office:value="0" calcext:value-type="float">
            <text:p>0</text:p>
          </table:table-cell>
          <table:table-cell office:value-type="float" office:value="8539" calcext:value-type="float">
            <text:p>8539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67]/100" office:value-type="float" office:value="85.39" calcext:value-type="float">
            <text:p>85.39</text:p>
          </table:table-cell>
          <table:table-cell table:formula="of:=[.E267]/16*9/5+32" office:value-type="float" office:value="82.4" calcext:value-type="float">
            <text:p>82.4</text:p>
          </table:table-cell>
          <table:table-cell table:formula="of:=[.F267]-[.G267]" office:value-type="float" office:value="2.98999999999999" calcext:value-type="float">
            <text:p>2.99</text:p>
          </table:table-cell>
        </table:table-row>
        <table:table-row table:style-name="ro1">
          <table:table-cell office:value-type="string" calcext:value-type="string">
            <text:p>0004120</text:p>
          </table:table-cell>
          <table:table-cell office:value-type="float" office:value="0" calcext:value-type="float">
            <text:p>0</text:p>
          </table:table-cell>
          <table:table-cell office:value-type="float" office:value="8521" calcext:value-type="float">
            <text:p>8521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68]/100" office:value-type="float" office:value="85.21" calcext:value-type="float">
            <text:p>85.21</text:p>
          </table:table-cell>
          <table:table-cell table:formula="of:=[.E268]/16*9/5+32" office:value-type="float" office:value="82.4" calcext:value-type="float">
            <text:p>82.4</text:p>
          </table:table-cell>
          <table:table-cell table:formula="of:=[.F268]-[.G268]" office:value-type="float" office:value="2.80999999999999" calcext:value-type="float">
            <text:p>2.81</text:p>
          </table:table-cell>
        </table:table-row>
        <table:table-row table:style-name="ro1">
          <table:table-cell office:value-type="string" calcext:value-type="string">
            <text:p>0004130</text:p>
          </table:table-cell>
          <table:table-cell office:value-type="float" office:value="0" calcext:value-type="float">
            <text:p>0</text:p>
          </table:table-cell>
          <table:table-cell office:value-type="float" office:value="8534" calcext:value-type="float">
            <text:p>8534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69]/100" office:value-type="float" office:value="85.34" calcext:value-type="float">
            <text:p>85.34</text:p>
          </table:table-cell>
          <table:table-cell table:formula="of:=[.E269]/16*9/5+32" office:value-type="float" office:value="82.4" calcext:value-type="float">
            <text:p>82.4</text:p>
          </table:table-cell>
          <table:table-cell table:formula="of:=[.F269]-[.G269]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0004140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0]/100" office:value-type="float" office:value="85.14" calcext:value-type="float">
            <text:p>85.14</text:p>
          </table:table-cell>
          <table:table-cell table:formula="of:=[.E270]/16*9/5+32" office:value-type="float" office:value="82.2875" calcext:value-type="float">
            <text:p>82.2875</text:p>
          </table:table-cell>
          <table:table-cell table:formula="of:=[.F270]-[.G270]" office:value-type="float" office:value="2.85250000000001" calcext:value-type="float">
            <text:p>2.8525</text:p>
          </table:table-cell>
        </table:table-row>
        <table:table-row table:style-name="ro1">
          <table:table-cell office:value-type="string" calcext:value-type="string">
            <text:p>0004150</text:p>
          </table:table-cell>
          <table:table-cell office:value-type="float" office:value="0" calcext:value-type="float">
            <text:p>0</text:p>
          </table:table-cell>
          <table:table-cell office:value-type="float" office:value="8541" calcext:value-type="float">
            <text:p>8541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71]/100" office:value-type="float" office:value="85.41" calcext:value-type="float">
            <text:p>85.41</text:p>
          </table:table-cell>
          <table:table-cell table:formula="of:=[.E271]/16*9/5+32" office:value-type="float" office:value="82.4" calcext:value-type="float">
            <text:p>82.4</text:p>
          </table:table-cell>
          <table:table-cell table:formula="of:=[.F271]-[.G271]" office:value-type="float" office:value="3.00999999999999" calcext:value-type="float">
            <text:p>3.01</text:p>
          </table:table-cell>
        </table:table-row>
        <table:table-row table:style-name="ro1">
          <table:table-cell office:value-type="string" calcext:value-type="string">
            <text:p>0004160</text:p>
          </table:table-cell>
          <table:table-cell office:value-type="float" office:value="0" calcext:value-type="float">
            <text:p>0</text:p>
          </table:table-cell>
          <table:table-cell office:value-type="float" office:value="8537" calcext:value-type="float">
            <text:p>8537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72]/100" office:value-type="float" office:value="85.37" calcext:value-type="float">
            <text:p>85.37</text:p>
          </table:table-cell>
          <table:table-cell table:formula="of:=[.E272]/16*9/5+32" office:value-type="float" office:value="82.4" calcext:value-type="float">
            <text:p>82.4</text:p>
          </table:table-cell>
          <table:table-cell table:formula="of:=[.F272]-[.G272]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0004170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3]/100" office:value-type="float" office:value="85.25" calcext:value-type="float">
            <text:p>85.25</text:p>
          </table:table-cell>
          <table:table-cell table:formula="of:=[.E273]/16*9/5+32" office:value-type="float" office:value="82.2875" calcext:value-type="float">
            <text:p>82.2875</text:p>
          </table:table-cell>
          <table:table-cell table:formula="of:=[.F273]-[.G273]" office:value-type="float" office:value="2.96250000000001" calcext:value-type="float">
            <text:p>2.9625</text:p>
          </table:table-cell>
        </table:table-row>
        <table:table-row table:style-name="ro1">
          <table:table-cell office:value-type="string" calcext:value-type="string">
            <text:p>0004200</text:p>
          </table:table-cell>
          <table:table-cell office:value-type="float" office:value="0" calcext:value-type="float">
            <text:p>0</text:p>
          </table:table-cell>
          <table:table-cell office:value-type="float" office:value="8539" calcext:value-type="float">
            <text:p>8539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4]/100" office:value-type="float" office:value="85.39" calcext:value-type="float">
            <text:p>85.39</text:p>
          </table:table-cell>
          <table:table-cell table:formula="of:=[.E274]/16*9/5+32" office:value-type="float" office:value="82.2875" calcext:value-type="float">
            <text:p>82.2875</text:p>
          </table:table-cell>
          <table:table-cell table:formula="of:=[.F274]-[.G274]" office:value-type="float" office:value="3.10250000000001" calcext:value-type="float">
            <text:p>3.1025</text:p>
          </table:table-cell>
        </table:table-row>
        <table:table-row table:style-name="ro1">
          <table:table-cell office:value-type="string" calcext:value-type="string">
            <text:p>0004210</text:p>
          </table:table-cell>
          <table:table-cell office:value-type="float" office:value="0" calcext:value-type="float">
            <text:p>0</text:p>
          </table:table-cell>
          <table:table-cell office:value-type="float" office:value="8507" calcext:value-type="float">
            <text:p>850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5]/100" office:value-type="float" office:value="85.07" calcext:value-type="float">
            <text:p>85.07</text:p>
          </table:table-cell>
          <table:table-cell table:formula="of:=[.E275]/16*9/5+32" office:value-type="float" office:value="82.2875" calcext:value-type="float">
            <text:p>82.2875</text:p>
          </table:table-cell>
          <table:table-cell table:formula="of:=[.F275]-[.G275]" office:value-type="float" office:value="2.7825" calcext:value-type="float">
            <text:p>2.7825</text:p>
          </table:table-cell>
        </table:table-row>
        <table:table-row table:style-name="ro1">
          <table:table-cell office:value-type="string" calcext:value-type="string">
            <text:p>0004220</text:p>
          </table:table-cell>
          <table:table-cell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6]/100" office:value-type="float" office:value="85.3" calcext:value-type="float">
            <text:p>85.3</text:p>
          </table:table-cell>
          <table:table-cell table:formula="of:=[.E276]/16*9/5+32" office:value-type="float" office:value="82.2875" calcext:value-type="float">
            <text:p>82.2875</text:p>
          </table:table-cell>
          <table:table-cell table:formula="of:=[.F276]-[.G276]" office:value-type="float" office:value="3.0125" calcext:value-type="float">
            <text:p>3.0125</text:p>
          </table:table-cell>
        </table:table-row>
        <table:table-row table:style-name="ro1">
          <table:table-cell office:value-type="string" calcext:value-type="string">
            <text:p>0004230</text:p>
          </table:table-cell>
          <table:table-cell office:value-type="float" office:value="0" calcext:value-type="float">
            <text:p>0</text:p>
          </table:table-cell>
          <table:table-cell office:value-type="float" office:value="8564" calcext:value-type="float">
            <text:p>8564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7]/100" office:value-type="float" office:value="85.64" calcext:value-type="float">
            <text:p>85.64</text:p>
          </table:table-cell>
          <table:table-cell table:formula="of:=[.E277]/16*9/5+32" office:value-type="float" office:value="82.2875" calcext:value-type="float">
            <text:p>82.2875</text:p>
          </table:table-cell>
          <table:table-cell table:formula="of:=[.F277]-[.G277]" office:value-type="float" office:value="3.35250000000001" calcext:value-type="float">
            <text:p>3.3525</text:p>
          </table:table-cell>
        </table:table-row>
        <table:table-row table:style-name="ro1">
          <table:table-cell office:value-type="string" calcext:value-type="string">
            <text:p>0004240</text:p>
          </table:table-cell>
          <table:table-cell office:value-type="float" office:value="0" calcext:value-type="float">
            <text:p>0</text:p>
          </table:table-cell>
          <table:table-cell office:value-type="float" office:value="8518" calcext:value-type="float">
            <text:p>8518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8]/100" office:value-type="float" office:value="85.18" calcext:value-type="float">
            <text:p>85.18</text:p>
          </table:table-cell>
          <table:table-cell table:formula="of:=[.E278]/16*9/5+32" office:value-type="float" office:value="82.2875" calcext:value-type="float">
            <text:p>82.2875</text:p>
          </table:table-cell>
          <table:table-cell table:formula="of:=[.F278]-[.G278]" office:value-type="float" office:value="2.89250000000001" calcext:value-type="float">
            <text:p>2.8925</text:p>
          </table:table-cell>
        </table:table-row>
        <table:table-row table:style-name="ro1">
          <table:table-cell office:value-type="string" calcext:value-type="string">
            <text:p>0004250</text:p>
          </table:table-cell>
          <table:table-cell office:value-type="float" office:value="0" calcext:value-type="float">
            <text:p>0</text:p>
          </table:table-cell>
          <table:table-cell office:value-type="float" office:value="8523" calcext:value-type="float">
            <text:p>8523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79]/100" office:value-type="float" office:value="85.23" calcext:value-type="float">
            <text:p>85.23</text:p>
          </table:table-cell>
          <table:table-cell table:formula="of:=[.E279]/16*9/5+32" office:value-type="float" office:value="82.2875" calcext:value-type="float">
            <text:p>82.2875</text:p>
          </table:table-cell>
          <table:table-cell table:formula="of:=[.F279]-[.G279]" office:value-type="float" office:value="2.94250000000001" calcext:value-type="float">
            <text:p>2.9425</text:p>
          </table:table-cell>
        </table:table-row>
        <table:table-row table:style-name="ro1">
          <table:table-cell office:value-type="string" calcext:value-type="string">
            <text:p>0004260</text:p>
          </table:table-cell>
          <table:table-cell office:value-type="float" office:value="0" calcext:value-type="float">
            <text:p>0</text:p>
          </table:table-cell>
          <table:table-cell office:value-type="float" office:value="8516" calcext:value-type="float">
            <text:p>8516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0]/100" office:value-type="float" office:value="85.16" calcext:value-type="float">
            <text:p>85.16</text:p>
          </table:table-cell>
          <table:table-cell table:formula="of:=[.E280]/16*9/5+32" office:value-type="float" office:value="82.2875" calcext:value-type="float">
            <text:p>82.2875</text:p>
          </table:table-cell>
          <table:table-cell table:formula="of:=[.F280]-[.G280]" office:value-type="float" office:value="2.8725" calcext:value-type="float">
            <text:p>2.8725</text:p>
          </table:table-cell>
        </table:table-row>
        <table:table-row table:style-name="ro1">
          <table:table-cell office:value-type="string" calcext:value-type="string">
            <text:p>0004270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[.C281]/100" office:value-type="float" office:value="85.44" calcext:value-type="float">
            <text:p>85.44</text:p>
          </table:table-cell>
          <table:table-cell table:formula="of:=[.E281]/16*9/5+32" office:value-type="float" office:value="82.4" calcext:value-type="float">
            <text:p>82.4</text:p>
          </table:table-cell>
          <table:table-cell table:formula="of:=[.F281]-[.G281]" office:value-type="float" office:value="3.03999999999999" calcext:value-type="float">
            <text:p>3.04</text:p>
          </table:table-cell>
        </table:table-row>
        <table:table-row table:style-name="ro1">
          <table:table-cell office:value-type="string" calcext:value-type="string">
            <text:p>0004300</text:p>
          </table:table-cell>
          <table:table-cell office:value-type="float" office:value="0" calcext:value-type="float">
            <text:p>0</text:p>
          </table:table-cell>
          <table:table-cell office:value-type="float" office:value="8534" calcext:value-type="float">
            <text:p>8534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2]/100" office:value-type="float" office:value="85.34" calcext:value-type="float">
            <text:p>85.34</text:p>
          </table:table-cell>
          <table:table-cell table:formula="of:=[.E282]/16*9/5+32" office:value-type="float" office:value="82.2875" calcext:value-type="float">
            <text:p>82.2875</text:p>
          </table:table-cell>
          <table:table-cell table:formula="of:=[.F282]-[.G282]" office:value-type="float" office:value="3.05250000000001" calcext:value-type="float">
            <text:p>3.0525</text:p>
          </table:table-cell>
        </table:table-row>
        <table:table-row table:style-name="ro1">
          <table:table-cell office:value-type="string" calcext:value-type="string">
            <text:p>0004310</text:p>
          </table:table-cell>
          <table:table-cell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3]/100" office:value-type="float" office:value="84.75" calcext:value-type="float">
            <text:p>84.75</text:p>
          </table:table-cell>
          <table:table-cell table:formula="of:=[.E283]/16*9/5+32" office:value-type="float" office:value="82.2875" calcext:value-type="float">
            <text:p>82.2875</text:p>
          </table:table-cell>
          <table:table-cell table:formula="of:=[.F283]-[.G283]" office:value-type="float" office:value="2.46250000000001" calcext:value-type="float">
            <text:p>2.4625</text:p>
          </table:table-cell>
        </table:table-row>
        <table:table-row table:style-name="ro1">
          <table:table-cell office:value-type="string" calcext:value-type="string">
            <text:p>0004320</text:p>
          </table:table-cell>
          <table:table-cell office:value-type="float" office:value="0" calcext:value-type="float">
            <text:p>0</text:p>
          </table:table-cell>
          <table:table-cell office:value-type="float" office:value="8553" calcext:value-type="float">
            <text:p>8553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4]/100" office:value-type="float" office:value="85.53" calcext:value-type="float">
            <text:p>85.53</text:p>
          </table:table-cell>
          <table:table-cell table:formula="of:=[.E284]/16*9/5+32" office:value-type="float" office:value="82.2875" calcext:value-type="float">
            <text:p>82.2875</text:p>
          </table:table-cell>
          <table:table-cell table:formula="of:=[.F284]-[.G284]" office:value-type="float" office:value="3.24250000000001" calcext:value-type="float">
            <text:p>3.2425</text:p>
          </table:table-cell>
        </table:table-row>
        <table:table-row table:style-name="ro1">
          <table:table-cell office:value-type="string" calcext:value-type="string">
            <text:p>0004330</text:p>
          </table:table-cell>
          <table:table-cell office:value-type="float" office:value="0" calcext:value-type="float">
            <text:p>0</text:p>
          </table:table-cell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5]/100" office:value-type="float" office:value="85.11" calcext:value-type="float">
            <text:p>85.11</text:p>
          </table:table-cell>
          <table:table-cell table:formula="of:=[.E285]/16*9/5+32" office:value-type="float" office:value="82.2875" calcext:value-type="float">
            <text:p>82.2875</text:p>
          </table:table-cell>
          <table:table-cell table:formula="of:=[.F285]-[.G285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04340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6]/100" office:value-type="float" office:value="85.25" calcext:value-type="float">
            <text:p>85.25</text:p>
          </table:table-cell>
          <table:table-cell table:formula="of:=[.E286]/16*9/5+32" office:value-type="float" office:value="82.2875" calcext:value-type="float">
            <text:p>82.2875</text:p>
          </table:table-cell>
          <table:table-cell table:formula="of:=[.F286]-[.G286]" office:value-type="float" office:value="2.96250000000001" calcext:value-type="float">
            <text:p>2.9625</text:p>
          </table:table-cell>
        </table:table-row>
        <table:table-row table:style-name="ro1">
          <table:table-cell office:value-type="string" calcext:value-type="string">
            <text:p>0004350</text:p>
          </table:table-cell>
          <table:table-cell office:value-type="float" office:value="0" calcext:value-type="float">
            <text:p>0</text:p>
          </table:table-cell>
          <table:table-cell office:value-type="float" office:value="8479" calcext:value-type="float">
            <text:p>8479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7]/100" office:value-type="float" office:value="84.79" calcext:value-type="float">
            <text:p>84.79</text:p>
          </table:table-cell>
          <table:table-cell table:formula="of:=[.E287]/16*9/5+32" office:value-type="float" office:value="82.2875" calcext:value-type="float">
            <text:p>82.2875</text:p>
          </table:table-cell>
          <table:table-cell table:formula="of:=[.F287]-[.G287]" office:value-type="float" office:value="2.50250000000001" calcext:value-type="float">
            <text:p>2.5025</text:p>
          </table:table-cell>
        </table:table-row>
        <table:table-row table:style-name="ro1">
          <table:table-cell office:value-type="string" calcext:value-type="string">
            <text:p>0004360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8]/100" office:value-type="float" office:value="84.95" calcext:value-type="float">
            <text:p>84.95</text:p>
          </table:table-cell>
          <table:table-cell table:formula="of:=[.E288]/16*9/5+32" office:value-type="float" office:value="82.2875" calcext:value-type="float">
            <text:p>82.2875</text:p>
          </table:table-cell>
          <table:table-cell table:formula="of:=[.F288]-[.G288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04370</text:p>
          </table:table-cell>
          <table:table-cell office:value-type="float" office:value="0" calcext:value-type="float">
            <text:p>0</text:p>
          </table:table-cell>
          <table:table-cell office:value-type="float" office:value="8553" calcext:value-type="float">
            <text:p>8553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89]/100" office:value-type="float" office:value="85.53" calcext:value-type="float">
            <text:p>85.53</text:p>
          </table:table-cell>
          <table:table-cell table:formula="of:=[.E289]/16*9/5+32" office:value-type="float" office:value="82.2875" calcext:value-type="float">
            <text:p>82.2875</text:p>
          </table:table-cell>
          <table:table-cell table:formula="of:=[.F289]-[.G289]" office:value-type="float" office:value="3.24250000000001" calcext:value-type="float">
            <text:p>3.2425</text:p>
          </table:table-cell>
        </table:table-row>
        <table:table-row table:style-name="ro1">
          <table:table-cell office:value-type="string" calcext:value-type="string">
            <text:p>0004400</text:p>
          </table:table-cell>
          <table:table-cell office:value-type="float" office:value="0" calcext:value-type="float">
            <text:p>0</text:p>
          </table:table-cell>
          <table:table-cell office:value-type="float" office:value="8539" calcext:value-type="float">
            <text:p>8539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0]/100" office:value-type="float" office:value="85.39" calcext:value-type="float">
            <text:p>85.39</text:p>
          </table:table-cell>
          <table:table-cell table:formula="of:=[.E290]/16*9/5+32" office:value-type="float" office:value="82.2875" calcext:value-type="float">
            <text:p>82.2875</text:p>
          </table:table-cell>
          <table:table-cell table:formula="of:=[.F290]-[.G290]" office:value-type="float" office:value="3.10250000000001" calcext:value-type="float">
            <text:p>3.1025</text:p>
          </table:table-cell>
        </table:table-row>
        <table:table-row table:style-name="ro1">
          <table:table-cell office:value-type="string" calcext:value-type="string">
            <text:p>0004410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1]/100" office:value-type="float" office:value="85.14" calcext:value-type="float">
            <text:p>85.14</text:p>
          </table:table-cell>
          <table:table-cell table:formula="of:=[.E291]/16*9/5+32" office:value-type="float" office:value="82.2875" calcext:value-type="float">
            <text:p>82.2875</text:p>
          </table:table-cell>
          <table:table-cell table:formula="of:=[.F291]-[.G291]" office:value-type="float" office:value="2.85250000000001" calcext:value-type="float">
            <text:p>2.8525</text:p>
          </table:table-cell>
        </table:table-row>
        <table:table-row table:style-name="ro1">
          <table:table-cell office:value-type="string" calcext:value-type="string">
            <text:p>0004420</text:p>
          </table:table-cell>
          <table:table-cell office:value-type="float" office:value="0" calcext:value-type="float">
            <text:p>0</text:p>
          </table:table-cell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2]/100" office:value-type="float" office:value="85.11" calcext:value-type="float">
            <text:p>85.11</text:p>
          </table:table-cell>
          <table:table-cell table:formula="of:=[.E292]/16*9/5+32" office:value-type="float" office:value="82.2875" calcext:value-type="float">
            <text:p>82.2875</text:p>
          </table:table-cell>
          <table:table-cell table:formula="of:=[.F292]-[.G292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04430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3]/100" office:value-type="float" office:value="85" calcext:value-type="float">
            <text:p>85</text:p>
          </table:table-cell>
          <table:table-cell table:formula="of:=[.E293]/16*9/5+32" office:value-type="float" office:value="82.2875" calcext:value-type="float">
            <text:p>82.2875</text:p>
          </table:table-cell>
          <table:table-cell table:formula="of:=[.F293]-[.G293]" office:value-type="float" office:value="2.71250000000001" calcext:value-type="float">
            <text:p>2.7125</text:p>
          </table:table-cell>
        </table:table-row>
        <table:table-row table:style-name="ro1">
          <table:table-cell office:value-type="string" calcext:value-type="string">
            <text:p>0004440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4]/100" office:value-type="float" office:value="85" calcext:value-type="float">
            <text:p>85</text:p>
          </table:table-cell>
          <table:table-cell table:formula="of:=[.E294]/16*9/5+32" office:value-type="float" office:value="82.2875" calcext:value-type="float">
            <text:p>82.2875</text:p>
          </table:table-cell>
          <table:table-cell table:formula="of:=[.F294]-[.G294]" office:value-type="float" office:value="2.71250000000001" calcext:value-type="float">
            <text:p>2.7125</text:p>
          </table:table-cell>
        </table:table-row>
        <table:table-row table:style-name="ro1">
          <table:table-cell office:value-type="string" calcext:value-type="string">
            <text:p>0004450</text:p>
          </table:table-cell>
          <table:table-cell office:value-type="float" office:value="0" calcext:value-type="float">
            <text:p>0</text:p>
          </table:table-cell>
          <table:table-cell office:value-type="float" office:value="8527" calcext:value-type="float">
            <text:p>852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5]/100" office:value-type="float" office:value="85.27" calcext:value-type="float">
            <text:p>85.27</text:p>
          </table:table-cell>
          <table:table-cell table:formula="of:=[.E295]/16*9/5+32" office:value-type="float" office:value="82.2875" calcext:value-type="float">
            <text:p>82.2875</text:p>
          </table:table-cell>
          <table:table-cell table:formula="of:=[.F295]-[.G295]" office:value-type="float" office:value="2.9825" calcext:value-type="float">
            <text:p>2.9825</text:p>
          </table:table-cell>
        </table:table-row>
        <table:table-row table:style-name="ro1">
          <table:table-cell office:value-type="string" calcext:value-type="string">
            <text:p>0004460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6]/100" office:value-type="float" office:value="84.95" calcext:value-type="float">
            <text:p>84.95</text:p>
          </table:table-cell>
          <table:table-cell table:formula="of:=[.E296]/16*9/5+32" office:value-type="float" office:value="82.2875" calcext:value-type="float">
            <text:p>82.2875</text:p>
          </table:table-cell>
          <table:table-cell table:formula="of:=[.F296]-[.G296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04470</text:p>
          </table:table-cell>
          <table:table-cell office:value-type="float" office:value="0" calcext:value-type="float">
            <text:p>0</text:p>
          </table:table-cell>
          <table:table-cell office:value-type="float" office:value="8516" calcext:value-type="float">
            <text:p>8516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297]/100" office:value-type="float" office:value="85.16" calcext:value-type="float">
            <text:p>85.16</text:p>
          </table:table-cell>
          <table:table-cell table:formula="of:=[.E297]/16*9/5+32" office:value-type="float" office:value="82.175" calcext:value-type="float">
            <text:p>82.175</text:p>
          </table:table-cell>
          <table:table-cell table:formula="of:=[.F297]-[.G297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04500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8]/100" office:value-type="float" office:value="84.95" calcext:value-type="float">
            <text:p>84.95</text:p>
          </table:table-cell>
          <table:table-cell table:formula="of:=[.E298]/16*9/5+32" office:value-type="float" office:value="82.2875" calcext:value-type="float">
            <text:p>82.2875</text:p>
          </table:table-cell>
          <table:table-cell table:formula="of:=[.F298]-[.G298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04510</text:p>
          </table:table-cell>
          <table:table-cell office:value-type="float" office:value="0" calcext:value-type="float">
            <text:p>0</text:p>
          </table:table-cell>
          <table:table-cell office:value-type="float" office:value="8558" calcext:value-type="float">
            <text:p>8558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299]/100" office:value-type="float" office:value="85.58" calcext:value-type="float">
            <text:p>85.58</text:p>
          </table:table-cell>
          <table:table-cell table:formula="of:=[.E299]/16*9/5+32" office:value-type="float" office:value="82.2875" calcext:value-type="float">
            <text:p>82.2875</text:p>
          </table:table-cell>
          <table:table-cell table:formula="of:=[.F299]-[.G299]" office:value-type="float" office:value="3.2925" calcext:value-type="float">
            <text:p>3.2925</text:p>
          </table:table-cell>
        </table:table-row>
        <table:table-row table:style-name="ro1">
          <table:table-cell office:value-type="string" calcext:value-type="string">
            <text:p>0004520</text:p>
          </table:table-cell>
          <table:table-cell office:value-type="float" office:value="0" calcext:value-type="float">
            <text:p>0</text:p>
          </table:table-cell>
          <table:table-cell office:value-type="float" office:value="8521" calcext:value-type="float">
            <text:p>8521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300]/100" office:value-type="float" office:value="85.21" calcext:value-type="float">
            <text:p>85.21</text:p>
          </table:table-cell>
          <table:table-cell table:formula="of:=[.E300]/16*9/5+32" office:value-type="float" office:value="82.2875" calcext:value-type="float">
            <text:p>82.2875</text:p>
          </table:table-cell>
          <table:table-cell table:formula="of:=[.F300]-[.G300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04530</text:p>
          </table:table-cell>
          <table:table-cell office:value-type="float" office:value="0" calcext:value-type="float">
            <text:p>0</text:p>
          </table:table-cell>
          <table:table-cell office:value-type="float" office:value="8539" calcext:value-type="float">
            <text:p>8539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1]/100" office:value-type="float" office:value="85.39" calcext:value-type="float">
            <text:p>85.39</text:p>
          </table:table-cell>
          <table:table-cell table:formula="of:=[.E301]/16*9/5+32" office:value-type="float" office:value="82.175" calcext:value-type="float">
            <text:p>82.175</text:p>
          </table:table-cell>
          <table:table-cell table:formula="of:=[.F301]-[.G301]" office:value-type="float" office:value="3.215" calcext:value-type="float">
            <text:p>3.215</text:p>
          </table:table-cell>
        </table:table-row>
        <table:table-row table:style-name="ro1">
          <table:table-cell office:value-type="string" calcext:value-type="string">
            <text:p>0004540</text:p>
          </table:table-cell>
          <table:table-cell office:value-type="float" office:value="0" calcext:value-type="float">
            <text:p>0</text:p>
          </table:table-cell>
          <table:table-cell office:value-type="float" office:value="8521" calcext:value-type="float">
            <text:p>8521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302]/100" office:value-type="float" office:value="85.21" calcext:value-type="float">
            <text:p>85.21</text:p>
          </table:table-cell>
          <table:table-cell table:formula="of:=[.E302]/16*9/5+32" office:value-type="float" office:value="82.2875" calcext:value-type="float">
            <text:p>82.2875</text:p>
          </table:table-cell>
          <table:table-cell table:formula="of:=[.F302]-[.G302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04550</text:p>
          </table:table-cell>
          <table:table-cell office:value-type="float" office:value="0" calcext:value-type="float">
            <text:p>0</text:p>
          </table:table-cell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303]/100" office:value-type="float" office:value="85.11" calcext:value-type="float">
            <text:p>85.11</text:p>
          </table:table-cell>
          <table:table-cell table:formula="of:=[.E303]/16*9/5+32" office:value-type="float" office:value="82.2875" calcext:value-type="float">
            <text:p>82.2875</text:p>
          </table:table-cell>
          <table:table-cell table:formula="of:=[.F303]-[.G303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04560</text:p>
          </table:table-cell>
          <table:table-cell office:value-type="float" office:value="0" calcext:value-type="float">
            <text:p>0</text:p>
          </table:table-cell>
          <table:table-cell office:value-type="float" office:value="8481" calcext:value-type="float">
            <text:p>8481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4]/100" office:value-type="float" office:value="84.81" calcext:value-type="float">
            <text:p>84.81</text:p>
          </table:table-cell>
          <table:table-cell table:formula="of:=[.E304]/16*9/5+32" office:value-type="float" office:value="82.175" calcext:value-type="float">
            <text:p>82.175</text:p>
          </table:table-cell>
          <table:table-cell table:formula="of:=[.F304]-[.G304]" office:value-type="float" office:value="2.63500000000001" calcext:value-type="float">
            <text:p>2.635</text:p>
          </table:table-cell>
        </table:table-row>
        <table:table-row table:style-name="ro1">
          <table:table-cell office:value-type="string" calcext:value-type="string">
            <text:p>0004570</text:p>
          </table:table-cell>
          <table:table-cell office:value-type="float" office:value="0" calcext:value-type="float">
            <text:p>0</text:p>
          </table:table-cell>
          <table:table-cell office:value-type="float" office:value="8528" calcext:value-type="float">
            <text:p>8528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[.C305]/100" office:value-type="float" office:value="85.28" calcext:value-type="float">
            <text:p>85.28</text:p>
          </table:table-cell>
          <table:table-cell table:formula="of:=[.E305]/16*9/5+32" office:value-type="float" office:value="82.2875" calcext:value-type="float">
            <text:p>82.2875</text:p>
          </table:table-cell>
          <table:table-cell table:formula="of:=[.F305]-[.G305]" office:value-type="float" office:value="2.99250000000001" calcext:value-type="float">
            <text:p>2.9925</text:p>
          </table:table-cell>
        </table:table-row>
        <table:table-row table:style-name="ro1">
          <table:table-cell office:value-type="string" calcext:value-type="string">
            <text:p>0004600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6]/100" office:value-type="float" office:value="84.95" calcext:value-type="float">
            <text:p>84.95</text:p>
          </table:table-cell>
          <table:table-cell table:formula="of:=[.E306]/16*9/5+32" office:value-type="float" office:value="82.175" calcext:value-type="float">
            <text:p>82.175</text:p>
          </table:table-cell>
          <table:table-cell table:formula="of:=[.F306]-[.G306]" office:value-type="float" office:value="2.77500000000001" calcext:value-type="float">
            <text:p>2.775</text:p>
          </table:table-cell>
        </table:table-row>
        <table:table-row table:style-name="ro1">
          <table:table-cell office:value-type="string" calcext:value-type="string">
            <text:p>0004610</text:p>
          </table:table-cell>
          <table:table-cell office:value-type="float" office:value="0" calcext:value-type="float">
            <text:p>0</text:p>
          </table:table-cell>
          <table:table-cell office:value-type="float" office:value="8528" calcext:value-type="float">
            <text:p>8528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7]/100" office:value-type="float" office:value="85.28" calcext:value-type="float">
            <text:p>85.28</text:p>
          </table:table-cell>
          <table:table-cell table:formula="of:=[.E307]/16*9/5+32" office:value-type="float" office:value="82.175" calcext:value-type="float">
            <text:p>82.175</text:p>
          </table:table-cell>
          <table:table-cell table:formula="of:=[.F307]-[.G307]" office:value-type="float" office:value="3.105" calcext:value-type="float">
            <text:p>3.105</text:p>
          </table:table-cell>
        </table:table-row>
        <table:table-row table:style-name="ro1">
          <table:table-cell office:value-type="string" calcext:value-type="string">
            <text:p>0004620</text:p>
          </table:table-cell>
          <table:table-cell office:value-type="float" office:value="0" calcext:value-type="float">
            <text:p>0</text:p>
          </table:table-cell>
          <table:table-cell office:value-type="float" office:value="8528" calcext:value-type="float">
            <text:p>8528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8]/100" office:value-type="float" office:value="85.28" calcext:value-type="float">
            <text:p>85.28</text:p>
          </table:table-cell>
          <table:table-cell table:formula="of:=[.E308]/16*9/5+32" office:value-type="float" office:value="82.175" calcext:value-type="float">
            <text:p>82.175</text:p>
          </table:table-cell>
          <table:table-cell table:formula="of:=[.F308]-[.G308]" office:value-type="float" office:value="3.105" calcext:value-type="float">
            <text:p>3.105</text:p>
          </table:table-cell>
        </table:table-row>
        <table:table-row table:style-name="ro1">
          <table:table-cell office:value-type="string" calcext:value-type="string">
            <text:p>0004630</text:p>
          </table:table-cell>
          <table:table-cell office:value-type="float" office:value="0" calcext:value-type="float">
            <text:p>0</text:p>
          </table:table-cell>
          <table:table-cell office:value-type="float" office:value="8535" calcext:value-type="float">
            <text:p>8535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09]/100" office:value-type="float" office:value="85.35" calcext:value-type="float">
            <text:p>85.35</text:p>
          </table:table-cell>
          <table:table-cell table:formula="of:=[.E309]/16*9/5+32" office:value-type="float" office:value="82.175" calcext:value-type="float">
            <text:p>82.175</text:p>
          </table:table-cell>
          <table:table-cell table:formula="of:=[.F309]-[.G309]" office:value-type="float" office:value="3.175" calcext:value-type="float">
            <text:p>3.175</text:p>
          </table:table-cell>
        </table:table-row>
        <table:table-row table:style-name="ro1">
          <table:table-cell office:value-type="string" calcext:value-type="string">
            <text:p>0004640</text:p>
          </table:table-cell>
          <table:table-cell office:value-type="float" office:value="0" calcext:value-type="float">
            <text:p>0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10]/100" office:value-type="float" office:value="85.32" calcext:value-type="float">
            <text:p>85.32</text:p>
          </table:table-cell>
          <table:table-cell table:formula="of:=[.E310]/16*9/5+32" office:value-type="float" office:value="82.175" calcext:value-type="float">
            <text:p>82.175</text:p>
          </table:table-cell>
          <table:table-cell table:formula="of:=[.F310]-[.G310]" office:value-type="float" office:value="3.145" calcext:value-type="float">
            <text:p>3.145</text:p>
          </table:table-cell>
        </table:table-row>
        <table:table-row table:style-name="ro1">
          <table:table-cell office:value-type="string" calcext:value-type="string">
            <text:p>0004650</text:p>
          </table:table-cell>
          <table:table-cell office:value-type="float" office:value="0" calcext:value-type="float">
            <text:p>0</text:p>
          </table:table-cell>
          <table:table-cell office:value-type="float" office:value="8488" calcext:value-type="float">
            <text:p>8488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11]/100" office:value-type="float" office:value="84.88" calcext:value-type="float">
            <text:p>84.88</text:p>
          </table:table-cell>
          <table:table-cell table:formula="of:=[.E311]/16*9/5+32" office:value-type="float" office:value="82.0625" calcext:value-type="float">
            <text:p>82.0625</text:p>
          </table:table-cell>
          <table:table-cell table:formula="of:=[.F311]-[.G311]" office:value-type="float" office:value="2.8175" calcext:value-type="float">
            <text:p>2.8175</text:p>
          </table:table-cell>
        </table:table-row>
        <table:table-row table:style-name="ro1">
          <table:table-cell office:value-type="string" calcext:value-type="string">
            <text:p>0004660</text:p>
          </table:table-cell>
          <table:table-cell office:value-type="float" office:value="0" calcext:value-type="float">
            <text:p>0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C312]/100" office:value-type="float" office:value="85.32" calcext:value-type="float">
            <text:p>85.32</text:p>
          </table:table-cell>
          <table:table-cell table:formula="of:=[.E312]/16*9/5+32" office:value-type="float" office:value="82.175" calcext:value-type="float">
            <text:p>82.175</text:p>
          </table:table-cell>
          <table:table-cell table:formula="of:=[.F312]-[.G312]" office:value-type="float" office:value="3.145" calcext:value-type="float">
            <text:p>3.145</text:p>
          </table:table-cell>
        </table:table-row>
        <table:table-row table:style-name="ro1">
          <table:table-cell office:value-type="string" calcext:value-type="string">
            <text:p>0004670</text:p>
          </table:table-cell>
          <table:table-cell office:value-type="float" office:value="0" calcext:value-type="float">
            <text:p>0</text:p>
          </table:table-cell>
          <table:table-cell office:value-type="float" office:value="8491" calcext:value-type="float">
            <text:p>8491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13]/100" office:value-type="float" office:value="84.91" calcext:value-type="float">
            <text:p>84.91</text:p>
          </table:table-cell>
          <table:table-cell table:formula="of:=[.E313]/16*9/5+32" office:value-type="float" office:value="82.0625" calcext:value-type="float">
            <text:p>82.0625</text:p>
          </table:table-cell>
          <table:table-cell table:formula="of:=[.F313]-[.G313]" office:value-type="float" office:value="2.8475" calcext:value-type="float">
            <text:p>2.8475</text:p>
          </table:table-cell>
        </table:table-row>
        <table:table-row table:style-name="ro1">
          <table:table-cell office:value-type="string" calcext:value-type="string">
            <text:p>0004700</text:p>
          </table:table-cell>
          <table:table-cell office:value-type="float" office:value="0" calcext:value-type="float">
            <text:p>0</text:p>
          </table:table-cell>
          <table:table-cell office:value-type="float" office:value="8502" calcext:value-type="float">
            <text:p>850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14]/100" office:value-type="float" office:value="85.02" calcext:value-type="float">
            <text:p>85.02</text:p>
          </table:table-cell>
          <table:table-cell table:formula="of:=[.E314]/16*9/5+32" office:value-type="float" office:value="82.0625" calcext:value-type="float">
            <text:p>82.0625</text:p>
          </table:table-cell>
          <table:table-cell table:formula="of:=[.F314]-[.G314]" office:value-type="float" office:value="2.9575" calcext:value-type="float">
            <text:p>2.9575</text:p>
          </table:table-cell>
        </table:table-row>
        <table:table-row table:style-name="ro1">
          <table:table-cell office:value-type="string" calcext:value-type="string">
            <text:p>0004710</text:p>
          </table:table-cell>
          <table:table-cell office:value-type="float" office:value="0" calcext:value-type="float">
            <text:p>0</text:p>
          </table:table-cell>
          <table:table-cell office:value-type="float" office:value="8518" calcext:value-type="float">
            <text:p>8518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15]/100" office:value-type="float" office:value="85.18" calcext:value-type="float">
            <text:p>85.18</text:p>
          </table:table-cell>
          <table:table-cell table:formula="of:=[.E315]/16*9/5+32" office:value-type="float" office:value="82.0625" calcext:value-type="float">
            <text:p>82.0625</text:p>
          </table:table-cell>
          <table:table-cell table:formula="of:=[.F315]-[.G315]" office:value-type="float" office:value="3.11750000000001" calcext:value-type="float">
            <text:p>3.1175</text:p>
          </table:table-cell>
        </table:table-row>
        <table:table-row table:style-name="ro1">
          <table:table-cell office:value-type="string" calcext:value-type="string">
            <text:p>0004720</text:p>
          </table:table-cell>
          <table:table-cell office:value-type="float" office:value="0" calcext:value-type="float">
            <text:p>0</text:p>
          </table:table-cell>
          <table:table-cell office:value-type="float" office:value="8493" calcext:value-type="float">
            <text:p>849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formula="of:=[.C316]/100" office:value-type="float" office:value="84.93" calcext:value-type="float">
            <text:p>84.93</text:p>
          </table:table-cell>
          <table:table-cell table:formula="of:=[.E316]/16*9/5+32" office:value-type="float" office:value="82.0625" calcext:value-type="float">
            <text:p>82.0625</text:p>
          </table:table-cell>
          <table:table-cell table:formula="of:=[.F316]-[.G316]" office:value-type="float" office:value="2.86750000000001" calcext:value-type="float">
            <text:p>2.8675</text:p>
          </table:table-cell>
        </table:table-row>
        <table:table-row table:style-name="ro1">
          <table:table-cell office:value-type="string" calcext:value-type="string">
            <text:p>0004730</text:p>
          </table:table-cell>
          <table:table-cell office:value-type="float" office:value="0" calcext:value-type="float">
            <text:p>0</text:p>
          </table:table-cell>
          <table:table-cell office:value-type="float" office:value="8486" calcext:value-type="float">
            <text:p>8486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17]/100" office:value-type="float" office:value="84.86" calcext:value-type="float">
            <text:p>84.86</text:p>
          </table:table-cell>
          <table:table-cell table:formula="of:=[.E317]/16*9/5+32" office:value-type="float" office:value="81.95" calcext:value-type="float">
            <text:p>81.95</text:p>
          </table:table-cell>
          <table:table-cell table:formula="of:=[.F317]-[.G317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0004740</text:p>
          </table:table-cell>
          <table:table-cell office:value-type="float" office:value="0" calcext:value-type="float">
            <text:p>0</text:p>
          </table:table-cell>
          <table:table-cell office:value-type="float" office:value="8528" calcext:value-type="float">
            <text:p>8528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18]/100" office:value-type="float" office:value="85.28" calcext:value-type="float">
            <text:p>85.28</text:p>
          </table:table-cell>
          <table:table-cell table:formula="of:=[.E318]/16*9/5+32" office:value-type="float" office:value="81.95" calcext:value-type="float">
            <text:p>81.95</text:p>
          </table:table-cell>
          <table:table-cell table:formula="of:=[.F318]-[.G318]"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0004750</text:p>
          </table:table-cell>
          <table:table-cell office:value-type="float" office:value="0" calcext:value-type="float">
            <text:p>0</text:p>
          </table:table-cell>
          <table:table-cell office:value-type="float" office:value="8479" calcext:value-type="float">
            <text:p>8479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19]/100" office:value-type="float" office:value="84.79" calcext:value-type="float">
            <text:p>84.79</text:p>
          </table:table-cell>
          <table:table-cell table:formula="of:=[.E319]/16*9/5+32" office:value-type="float" office:value="81.95" calcext:value-type="float">
            <text:p>81.95</text:p>
          </table:table-cell>
          <table:table-cell table:formula="of:=[.F319]-[.G319]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0004760</text:p>
          </table:table-cell>
          <table:table-cell office:value-type="float" office:value="0" calcext:value-type="float">
            <text:p>0</text:p>
          </table:table-cell>
          <table:table-cell office:value-type="float" office:value="8440" calcext:value-type="float">
            <text:p>8440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20]/100" office:value-type="float" office:value="84.4" calcext:value-type="float">
            <text:p>84.4</text:p>
          </table:table-cell>
          <table:table-cell table:formula="of:=[.E320]/16*9/5+32" office:value-type="float" office:value="81.95" calcext:value-type="float">
            <text:p>81.95</text:p>
          </table:table-cell>
          <table:table-cell table:formula="of:=[.F320]-[.G320]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0004770</text:p>
          </table:table-cell>
          <table:table-cell office:value-type="float" office:value="0" calcext:value-type="float">
            <text:p>0</text:p>
          </table:table-cell>
          <table:table-cell office:value-type="float" office:value="8468" calcext:value-type="float">
            <text:p>8468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21]/100" office:value-type="float" office:value="84.68" calcext:value-type="float">
            <text:p>84.68</text:p>
          </table:table-cell>
          <table:table-cell table:formula="of:=[.E321]/16*9/5+32" office:value-type="float" office:value="81.95" calcext:value-type="float">
            <text:p>81.95</text:p>
          </table:table-cell>
          <table:table-cell table:formula="of:=[.F321]-[.G321]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0005000</text:p>
          </table:table-cell>
          <table:table-cell office:value-type="float" office:value="0" calcext:value-type="float">
            <text:p>0</text:p>
          </table:table-cell>
          <table:table-cell office:value-type="float" office:value="8502" calcext:value-type="float">
            <text:p>8502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22]/100" office:value-type="float" office:value="85.02" calcext:value-type="float">
            <text:p>85.02</text:p>
          </table:table-cell>
          <table:table-cell table:formula="of:=[.E322]/16*9/5+32" office:value-type="float" office:value="81.95" calcext:value-type="float">
            <text:p>81.95</text:p>
          </table:table-cell>
          <table:table-cell table:formula="of:=[.F322]-[.G322]" office:value-type="float" office:value="3.06999999999999" calcext:value-type="float">
            <text:p>3.07</text:p>
          </table:table-cell>
        </table:table-row>
        <table:table-row table:style-name="ro1">
          <table:table-cell office:value-type="string" calcext:value-type="string">
            <text:p>0005010</text:p>
          </table:table-cell>
          <table:table-cell office:value-type="float" office:value="0" calcext:value-type="float">
            <text:p>0</text:p>
          </table:table-cell>
          <table:table-cell office:value-type="float" office:value="8470" calcext:value-type="float">
            <text:p>8470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[.C323]/100" office:value-type="float" office:value="84.7" calcext:value-type="float">
            <text:p>84.7</text:p>
          </table:table-cell>
          <table:table-cell table:formula="of:=[.E323]/16*9/5+32" office:value-type="float" office:value="81.95" calcext:value-type="float">
            <text:p>81.95</text:p>
          </table:table-cell>
          <table:table-cell table:formula="of:=[.F323]-[.G323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0005020</text:p>
          </table:table-cell>
          <table:table-cell office:value-type="float" office:value="0" calcext:value-type="float">
            <text:p>0</text:p>
          </table:table-cell>
          <table:table-cell office:value-type="float" office:value="8470" calcext:value-type="float">
            <text:p>8470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4]/100" office:value-type="float" office:value="84.7" calcext:value-type="float">
            <text:p>84.7</text:p>
          </table:table-cell>
          <table:table-cell table:formula="of:=[.E324]/16*9/5+32" office:value-type="float" office:value="81.8375" calcext:value-type="float">
            <text:p>81.8375</text:p>
          </table:table-cell>
          <table:table-cell table:formula="of:=[.F324]-[.G324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05030</text:p>
          </table:table-cell>
          <table:table-cell office:value-type="float" office:value="0" calcext:value-type="float">
            <text:p>0</text:p>
          </table:table-cell>
          <table:table-cell office:value-type="float" office:value="8458" calcext:value-type="float">
            <text:p>8458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5]/100" office:value-type="float" office:value="84.58" calcext:value-type="float">
            <text:p>84.58</text:p>
          </table:table-cell>
          <table:table-cell table:formula="of:=[.E325]/16*9/5+32" office:value-type="float" office:value="81.8375" calcext:value-type="float">
            <text:p>81.8375</text:p>
          </table:table-cell>
          <table:table-cell table:formula="of:=[.F325]-[.G325]" office:value-type="float" office:value="2.74249999999999" calcext:value-type="float">
            <text:p>2.7425</text:p>
          </table:table-cell>
        </table:table-row>
        <table:table-row table:style-name="ro1">
          <table:table-cell office:value-type="string" calcext:value-type="string">
            <text:p>0005040</text:p>
          </table:table-cell>
          <table:table-cell office:value-type="float" office:value="0" calcext:value-type="float">
            <text:p>0</text:p>
          </table:table-cell>
          <table:table-cell office:value-type="float" office:value="8477" calcext:value-type="float">
            <text:p>8477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6]/100" office:value-type="float" office:value="84.77" calcext:value-type="float">
            <text:p>84.77</text:p>
          </table:table-cell>
          <table:table-cell table:formula="of:=[.E326]/16*9/5+32" office:value-type="float" office:value="81.8375" calcext:value-type="float">
            <text:p>81.8375</text:p>
          </table:table-cell>
          <table:table-cell table:formula="of:=[.F326]-[.G326]" office:value-type="float" office:value="2.93249999999999" calcext:value-type="float">
            <text:p>2.9325</text:p>
          </table:table-cell>
        </table:table-row>
        <table:table-row table:style-name="ro1">
          <table:table-cell office:value-type="string" calcext:value-type="string">
            <text:p>0005050</text:p>
          </table:table-cell>
          <table:table-cell office:value-type="float" office:value="0" calcext:value-type="float">
            <text:p>0</text:p>
          </table:table-cell>
          <table:table-cell office:value-type="float" office:value="8465" calcext:value-type="float">
            <text:p>8465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7]/100" office:value-type="float" office:value="84.65" calcext:value-type="float">
            <text:p>84.65</text:p>
          </table:table-cell>
          <table:table-cell table:formula="of:=[.E327]/16*9/5+32" office:value-type="float" office:value="81.8375" calcext:value-type="float">
            <text:p>81.8375</text:p>
          </table:table-cell>
          <table:table-cell table:formula="of:=[.F327]-[.G327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05060</text:p>
          </table:table-cell>
          <table:table-cell office:value-type="float" office:value="0" calcext:value-type="float">
            <text:p>0</text:p>
          </table:table-cell>
          <table:table-cell office:value-type="float" office:value="8445" calcext:value-type="float">
            <text:p>8445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8]/100" office:value-type="float" office:value="84.45" calcext:value-type="float">
            <text:p>84.45</text:p>
          </table:table-cell>
          <table:table-cell table:formula="of:=[.E328]/16*9/5+32" office:value-type="float" office:value="81.8375" calcext:value-type="float">
            <text:p>81.8375</text:p>
          </table:table-cell>
          <table:table-cell table:formula="of:=[.F328]-[.G328]" office:value-type="float" office:value="2.6125" calcext:value-type="float">
            <text:p>2.6125</text:p>
          </table:table-cell>
        </table:table-row>
        <table:table-row table:style-name="ro1">
          <table:table-cell office:value-type="string" calcext:value-type="string">
            <text:p>0005070</text:p>
          </table:table-cell>
          <table:table-cell office:value-type="float" office:value="0" calcext:value-type="float">
            <text:p>0</text:p>
          </table:table-cell>
          <table:table-cell office:value-type="float" office:value="8472" calcext:value-type="float">
            <text:p>8472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[.C329]/100" office:value-type="float" office:value="84.72" calcext:value-type="float">
            <text:p>84.72</text:p>
          </table:table-cell>
          <table:table-cell table:formula="of:=[.E329]/16*9/5+32" office:value-type="float" office:value="81.8375" calcext:value-type="float">
            <text:p>81.8375</text:p>
          </table:table-cell>
          <table:table-cell table:formula="of:=[.F329]-[.G329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05100</text:p>
          </table:table-cell>
          <table:table-cell office:value-type="float" office:value="0" calcext:value-type="float">
            <text:p>0</text:p>
          </table:table-cell>
          <table:table-cell office:value-type="float" office:value="8468" calcext:value-type="float">
            <text:p>8468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0]/100" office:value-type="float" office:value="84.68" calcext:value-type="float">
            <text:p>84.68</text:p>
          </table:table-cell>
          <table:table-cell table:formula="of:=[.E330]/16*9/5+32" office:value-type="float" office:value="81.725" calcext:value-type="float">
            <text:p>81.725</text:p>
          </table:table-cell>
          <table:table-cell table:formula="of:=[.F330]-[.G330]" office:value-type="float" office:value="2.95500000000001" calcext:value-type="float">
            <text:p>2.955</text:p>
          </table:table-cell>
        </table:table-row>
        <table:table-row table:style-name="ro1">
          <table:table-cell office:value-type="string" calcext:value-type="string">
            <text:p>0005110</text:p>
          </table:table-cell>
          <table:table-cell office:value-type="float" office:value="0" calcext:value-type="float">
            <text:p>0</text:p>
          </table:table-cell>
          <table:table-cell office:value-type="float" office:value="8463" calcext:value-type="float">
            <text:p>8463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1]/100" office:value-type="float" office:value="84.63" calcext:value-type="float">
            <text:p>84.63</text:p>
          </table:table-cell>
          <table:table-cell table:formula="of:=[.E331]/16*9/5+32" office:value-type="float" office:value="81.725" calcext:value-type="float">
            <text:p>81.725</text:p>
          </table:table-cell>
          <table:table-cell table:formula="of:=[.F331]-[.G331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05120</text:p>
          </table:table-cell>
          <table:table-cell office:value-type="float" office:value="0" calcext:value-type="float">
            <text:p>0</text:p>
          </table:table-cell>
          <table:table-cell office:value-type="float" office:value="8458" calcext:value-type="float">
            <text:p>8458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2]/100" office:value-type="float" office:value="84.58" calcext:value-type="float">
            <text:p>84.58</text:p>
          </table:table-cell>
          <table:table-cell table:formula="of:=[.E332]/16*9/5+32" office:value-type="float" office:value="81.725" calcext:value-type="float">
            <text:p>81.725</text:p>
          </table:table-cell>
          <table:table-cell table:formula="of:=[.F332]-[.G332]" office:value-type="float" office:value="2.855" calcext:value-type="float">
            <text:p>2.855</text:p>
          </table:table-cell>
        </table:table-row>
        <table:table-row table:style-name="ro1">
          <table:table-cell office:value-type="string" calcext:value-type="string">
            <text:p>0005130</text:p>
          </table:table-cell>
          <table:table-cell office:value-type="float" office:value="0" calcext:value-type="float">
            <text:p>0</text:p>
          </table:table-cell>
          <table:table-cell office:value-type="float" office:value="8465" calcext:value-type="float">
            <text:p>8465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3]/100" office:value-type="float" office:value="84.65" calcext:value-type="float">
            <text:p>84.65</text:p>
          </table:table-cell>
          <table:table-cell table:formula="of:=[.E333]/16*9/5+32" office:value-type="float" office:value="81.725" calcext:value-type="float">
            <text:p>81.725</text:p>
          </table:table-cell>
          <table:table-cell table:formula="of:=[.F333]-[.G333]" office:value-type="float" office:value="2.92500000000001" calcext:value-type="float">
            <text:p>2.925</text:p>
          </table:table-cell>
        </table:table-row>
        <table:table-row table:style-name="ro1">
          <table:table-cell office:value-type="string" calcext:value-type="string">
            <text:p>0005140</text:p>
          </table:table-cell>
          <table:table-cell office:value-type="float" office:value="0" calcext:value-type="float">
            <text:p>0</text:p>
          </table:table-cell>
          <table:table-cell office:value-type="float" office:value="8472" calcext:value-type="float">
            <text:p>847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4]/100" office:value-type="float" office:value="84.72" calcext:value-type="float">
            <text:p>84.72</text:p>
          </table:table-cell>
          <table:table-cell table:formula="of:=[.E334]/16*9/5+32" office:value-type="float" office:value="81.725" calcext:value-type="float">
            <text:p>81.725</text:p>
          </table:table-cell>
          <table:table-cell table:formula="of:=[.F334]-[.G334]" office:value-type="float" office:value="2.995" calcext:value-type="float">
            <text:p>2.995</text:p>
          </table:table-cell>
        </table:table-row>
        <table:table-row table:style-name="ro1">
          <table:table-cell office:value-type="string" calcext:value-type="string">
            <text:p>0005150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5]/100" office:value-type="float" office:value="84.42" calcext:value-type="float">
            <text:p>84.42</text:p>
          </table:table-cell>
          <table:table-cell table:formula="of:=[.E335]/16*9/5+32" office:value-type="float" office:value="81.725" calcext:value-type="float">
            <text:p>81.725</text:p>
          </table:table-cell>
          <table:table-cell table:formula="of:=[.F335]-[.G335]" office:value-type="float" office:value="2.69500000000001" calcext:value-type="float">
            <text:p>2.695</text:p>
          </table:table-cell>
        </table:table-row>
        <table:table-row table:style-name="ro1">
          <table:table-cell office:value-type="string" calcext:value-type="string">
            <text:p>0005160</text:p>
          </table:table-cell>
          <table:table-cell office:value-type="float" office:value="0" calcext:value-type="float">
            <text:p>0</text:p>
          </table:table-cell>
          <table:table-cell office:value-type="float" office:value="8431" calcext:value-type="float">
            <text:p>8431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6]/100" office:value-type="float" office:value="84.31" calcext:value-type="float">
            <text:p>84.31</text:p>
          </table:table-cell>
          <table:table-cell table:formula="of:=[.E336]/16*9/5+32" office:value-type="float" office:value="81.725" calcext:value-type="float">
            <text:p>81.725</text:p>
          </table:table-cell>
          <table:table-cell table:formula="of:=[.F336]-[.G336]" office:value-type="float" office:value="2.58500000000001" calcext:value-type="float">
            <text:p>2.585</text:p>
          </table:table-cell>
        </table:table-row>
        <table:table-row table:style-name="ro1">
          <table:table-cell office:value-type="string" calcext:value-type="string">
            <text:p>0005170</text:p>
          </table:table-cell>
          <table:table-cell office:value-type="float" office:value="0" calcext:value-type="float">
            <text:p>0</text:p>
          </table:table-cell>
          <table:table-cell office:value-type="float" office:value="8477" calcext:value-type="float">
            <text:p>8477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7]/100" office:value-type="float" office:value="84.77" calcext:value-type="float">
            <text:p>84.77</text:p>
          </table:table-cell>
          <table:table-cell table:formula="of:=[.E337]/16*9/5+32" office:value-type="float" office:value="81.725" calcext:value-type="float">
            <text:p>81.725</text:p>
          </table:table-cell>
          <table:table-cell table:formula="of:=[.F337]-[.G337]" office:value-type="float" office:value="3.045" calcext:value-type="float">
            <text:p>3.045</text:p>
          </table:table-cell>
        </table:table-row>
        <table:table-row table:style-name="ro1">
          <table:table-cell office:value-type="string" calcext:value-type="string">
            <text:p>0005200</text:p>
          </table:table-cell>
          <table:table-cell office:value-type="float" office:value="0" calcext:value-type="float">
            <text:p>0</text:p>
          </table:table-cell>
          <table:table-cell office:value-type="float" office:value="8449" calcext:value-type="float">
            <text:p>8449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formula="of:=[.C338]/100" office:value-type="float" office:value="84.49" calcext:value-type="float">
            <text:p>84.49</text:p>
          </table:table-cell>
          <table:table-cell table:formula="of:=[.E338]/16*9/5+32" office:value-type="float" office:value="81.725" calcext:value-type="float">
            <text:p>81.725</text:p>
          </table:table-cell>
          <table:table-cell table:formula="of:=[.F338]-[.G338]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0005210</text:p>
          </table:table-cell>
          <table:table-cell office:value-type="float" office:value="0" calcext:value-type="float">
            <text:p>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339]/100" office:value-type="float" office:value="84.28" calcext:value-type="float">
            <text:p>84.28</text:p>
          </table:table-cell>
          <table:table-cell table:formula="of:=[.E339]/16*9/5+32" office:value-type="float" office:value="81.6125" calcext:value-type="float">
            <text:p>81.6125</text:p>
          </table:table-cell>
          <table:table-cell table:formula="of:=[.F339]-[.G339]" office:value-type="float" office:value="2.6675" calcext:value-type="float">
            <text:p>2.6675</text:p>
          </table:table-cell>
        </table:table-row>
        <table:table-row table:style-name="ro1">
          <table:table-cell office:value-type="string" calcext:value-type="string">
            <text:p>0005220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340]/100" office:value-type="float" office:value="84.24" calcext:value-type="float">
            <text:p>84.24</text:p>
          </table:table-cell>
          <table:table-cell table:formula="of:=[.E340]/16*9/5+32" office:value-type="float" office:value="81.6125" calcext:value-type="float">
            <text:p>81.6125</text:p>
          </table:table-cell>
          <table:table-cell table:formula="of:=[.F340]-[.G340]" office:value-type="float" office:value="2.6275" calcext:value-type="float">
            <text:p>2.6275</text:p>
          </table:table-cell>
        </table:table-row>
        <table:table-row table:style-name="ro1">
          <table:table-cell office:value-type="string" calcext:value-type="string">
            <text:p>0005230</text:p>
          </table:table-cell>
          <table:table-cell office:value-type="float" office:value="0" calcext:value-type="float">
            <text:p>0</text:p>
          </table:table-cell>
          <table:table-cell office:value-type="float" office:value="8477" calcext:value-type="float">
            <text:p>8477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formula="of:=[.C341]/100" office:value-type="float" office:value="84.77" calcext:value-type="float">
            <text:p>84.77</text:p>
          </table:table-cell>
          <table:table-cell table:formula="of:=[.E341]/16*9/5+32" office:value-type="float" office:value="81.6125" calcext:value-type="float">
            <text:p>81.6125</text:p>
          </table:table-cell>
          <table:table-cell table:formula="of:=[.F341]-[.G341]" office:value-type="float" office:value="3.1575" calcext:value-type="float">
            <text:p>3.1575</text:p>
          </table:table-cell>
        </table:table-row>
        <table:table-row table:style-name="ro1">
          <table:table-cell office:value-type="string" calcext:value-type="string">
            <text:p>0005240</text:p>
          </table:table-cell>
          <table:table-cell office:value-type="float" office:value="0" calcext:value-type="float">
            <text:p>0</text:p>
          </table:table-cell>
          <table:table-cell office:value-type="float" office:value="8426" calcext:value-type="float">
            <text:p>8426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2]/100" office:value-type="float" office:value="84.26" calcext:value-type="float">
            <text:p>84.26</text:p>
          </table:table-cell>
          <table:table-cell table:formula="of:=[.E342]/16*9/5+32" office:value-type="float" office:value="81.5" calcext:value-type="float">
            <text:p>81.5</text:p>
          </table:table-cell>
          <table:table-cell table:formula="of:=[.F342]-[.G342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05250</text:p>
          </table:table-cell>
          <table:table-cell office:value-type="float" office:value="0" calcext:value-type="float">
            <text:p>0</text:p>
          </table:table-cell>
          <table:table-cell office:value-type="float" office:value="8435" calcext:value-type="float">
            <text:p>843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3]/100" office:value-type="float" office:value="84.35" calcext:value-type="float">
            <text:p>84.35</text:p>
          </table:table-cell>
          <table:table-cell table:formula="of:=[.E343]/16*9/5+32" office:value-type="float" office:value="81.5" calcext:value-type="float">
            <text:p>81.5</text:p>
          </table:table-cell>
          <table:table-cell table:formula="of:=[.F343]-[.G343]" office:value-type="float" office:value="2.84999999999999" calcext:value-type="float">
            <text:p>2.85</text:p>
          </table:table-cell>
        </table:table-row>
        <table:table-row table:style-name="ro1">
          <table:table-cell office:value-type="string" calcext:value-type="string">
            <text:p>0005260</text:p>
          </table:table-cell>
          <table:table-cell office:value-type="float" office:value="0" calcext:value-type="float">
            <text:p>0</text:p>
          </table:table-cell>
          <table:table-cell office:value-type="float" office:value="8415" calcext:value-type="float">
            <text:p>841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4]/100" office:value-type="float" office:value="84.15" calcext:value-type="float">
            <text:p>84.15</text:p>
          </table:table-cell>
          <table:table-cell table:formula="of:=[.E344]/16*9/5+32" office:value-type="float" office:value="81.5" calcext:value-type="float">
            <text:p>81.5</text:p>
          </table:table-cell>
          <table:table-cell table:formula="of:=[.F344]-[.G344]" office:value-type="float" office:value="2.65000000000001" calcext:value-type="float">
            <text:p>2.65</text:p>
          </table:table-cell>
        </table:table-row>
        <table:table-row table:style-name="ro1">
          <table:table-cell office:value-type="string" calcext:value-type="string">
            <text:p>0005270</text:p>
          </table:table-cell>
          <table:table-cell office:value-type="float" office:value="0" calcext:value-type="float">
            <text:p>0</text:p>
          </table:table-cell>
          <table:table-cell office:value-type="float" office:value="8447" calcext:value-type="float">
            <text:p>8447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5]/100" office:value-type="float" office:value="84.47" calcext:value-type="float">
            <text:p>84.47</text:p>
          </table:table-cell>
          <table:table-cell table:formula="of:=[.E345]/16*9/5+32" office:value-type="float" office:value="81.5" calcext:value-type="float">
            <text:p>81.5</text:p>
          </table:table-cell>
          <table:table-cell table:formula="of:=[.F345]-[.G345]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0005300</text:p>
          </table:table-cell>
          <table:table-cell office:value-type="float" office:value="0" calcext:value-type="float">
            <text:p>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6]/100" office:value-type="float" office:value="84.28" calcext:value-type="float">
            <text:p>84.28</text:p>
          </table:table-cell>
          <table:table-cell table:formula="of:=[.E346]/16*9/5+32" office:value-type="float" office:value="81.5" calcext:value-type="float">
            <text:p>81.5</text:p>
          </table:table-cell>
          <table:table-cell table:formula="of:=[.F346]-[.G346]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0005310</text:p>
          </table:table-cell>
          <table:table-cell office:value-type="float" office:value="0" calcext:value-type="float">
            <text:p>0</text:p>
          </table:table-cell>
          <table:table-cell office:value-type="float" office:value="8438" calcext:value-type="float">
            <text:p>8438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7]/100" office:value-type="float" office:value="84.38" calcext:value-type="float">
            <text:p>84.38</text:p>
          </table:table-cell>
          <table:table-cell table:formula="of:=[.E347]/16*9/5+32" office:value-type="float" office:value="81.5" calcext:value-type="float">
            <text:p>81.5</text:p>
          </table:table-cell>
          <table:table-cell table:formula="of:=[.F347]-[.G347]"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0005320</text:p>
          </table:table-cell>
          <table:table-cell office:value-type="float" office:value="0" calcext:value-type="float">
            <text:p>0</text:p>
          </table:table-cell>
          <table:table-cell office:value-type="float" office:value="8414" calcext:value-type="float">
            <text:p>8414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8]/100" office:value-type="float" office:value="84.14" calcext:value-type="float">
            <text:p>84.14</text:p>
          </table:table-cell>
          <table:table-cell table:formula="of:=[.E348]/16*9/5+32" office:value-type="float" office:value="81.5" calcext:value-type="float">
            <text:p>81.5</text:p>
          </table:table-cell>
          <table:table-cell table:formula="of:=[.F348]-[.G348]"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0005330</text:p>
          </table:table-cell>
          <table:table-cell office:value-type="float" office:value="0" calcext:value-type="float">
            <text:p>0</text:p>
          </table:table-cell>
          <table:table-cell office:value-type="float" office:value="8405" calcext:value-type="float">
            <text:p>840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49]/100" office:value-type="float" office:value="84.05" calcext:value-type="float">
            <text:p>84.05</text:p>
          </table:table-cell>
          <table:table-cell table:formula="of:=[.E349]/16*9/5+32" office:value-type="float" office:value="81.5" calcext:value-type="float">
            <text:p>81.5</text:p>
          </table:table-cell>
          <table:table-cell table:formula="of:=[.F349]-[.G349]"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0005340</text:p>
          </table:table-cell>
          <table:table-cell office:value-type="float" office:value="0" calcext:value-type="float">
            <text:p>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0]/100" office:value-type="float" office:value="84.28" calcext:value-type="float">
            <text:p>84.28</text:p>
          </table:table-cell>
          <table:table-cell table:formula="of:=[.E350]/16*9/5+32" office:value-type="float" office:value="81.5" calcext:value-type="float">
            <text:p>81.5</text:p>
          </table:table-cell>
          <table:table-cell table:formula="of:=[.F350]-[.G350]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0005350</text:p>
          </table:table-cell>
          <table:table-cell office:value-type="float" office:value="0" calcext:value-type="float">
            <text:p>0</text:p>
          </table:table-cell>
          <table:table-cell office:value-type="float" office:value="8440" calcext:value-type="float">
            <text:p>8440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1]/100" office:value-type="float" office:value="84.4" calcext:value-type="float">
            <text:p>84.4</text:p>
          </table:table-cell>
          <table:table-cell table:formula="of:=[.E351]/16*9/5+32" office:value-type="float" office:value="81.5" calcext:value-type="float">
            <text:p>81.5</text:p>
          </table:table-cell>
          <table:table-cell table:formula="of:=[.F351]-[.G351]" office:value-type="float" office:value="2.90000000000001" calcext:value-type="float">
            <text:p>2.9</text:p>
          </table:table-cell>
        </table:table-row>
        <table:table-row table:style-name="ro1">
          <table:table-cell office:value-type="string" calcext:value-type="string">
            <text:p>0005360</text:p>
          </table:table-cell>
          <table:table-cell office:value-type="float" office:value="0" calcext:value-type="float">
            <text:p>0</text:p>
          </table:table-cell>
          <table:table-cell office:value-type="float" office:value="8421" calcext:value-type="float">
            <text:p>842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2]/100" office:value-type="float" office:value="84.21" calcext:value-type="float">
            <text:p>84.21</text:p>
          </table:table-cell>
          <table:table-cell table:formula="of:=[.E352]/16*9/5+32" office:value-type="float" office:value="81.5" calcext:value-type="float">
            <text:p>81.5</text:p>
          </table:table-cell>
          <table:table-cell table:formula="of:=[.F352]-[.G352]" office:value-type="float" office:value="2.70999999999999" calcext:value-type="float">
            <text:p>2.71</text:p>
          </table:table-cell>
        </table:table-row>
        <table:table-row table:style-name="ro1">
          <table:table-cell office:value-type="string" calcext:value-type="string">
            <text:p>0005370</text:p>
          </table:table-cell>
          <table:table-cell office:value-type="float" office:value="0" calcext:value-type="float">
            <text:p>0</text:p>
          </table:table-cell>
          <table:table-cell office:value-type="float" office:value="8398" calcext:value-type="float">
            <text:p>8398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3]/100" office:value-type="float" office:value="83.98" calcext:value-type="float">
            <text:p>83.98</text:p>
          </table:table-cell>
          <table:table-cell table:formula="of:=[.E353]/16*9/5+32" office:value-type="float" office:value="81.5" calcext:value-type="float">
            <text:p>81.5</text:p>
          </table:table-cell>
          <table:table-cell table:formula="of:=[.F353]-[.G353]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0005400</text:p>
          </table:table-cell>
          <table:table-cell office:value-type="float" office:value="0" calcext:value-type="float">
            <text:p>0</text:p>
          </table:table-cell>
          <table:table-cell office:value-type="float" office:value="8440" calcext:value-type="float">
            <text:p>8440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4]/100" office:value-type="float" office:value="84.4" calcext:value-type="float">
            <text:p>84.4</text:p>
          </table:table-cell>
          <table:table-cell table:formula="of:=[.E354]/16*9/5+32" office:value-type="float" office:value="81.5" calcext:value-type="float">
            <text:p>81.5</text:p>
          </table:table-cell>
          <table:table-cell table:formula="of:=[.F354]-[.G354]" office:value-type="float" office:value="2.90000000000001" calcext:value-type="float">
            <text:p>2.9</text:p>
          </table:table-cell>
        </table:table-row>
        <table:table-row table:style-name="ro1">
          <table:table-cell office:value-type="string" calcext:value-type="string">
            <text:p>0005410</text:p>
          </table:table-cell>
          <table:table-cell office:value-type="float" office:value="0" calcext:value-type="float">
            <text:p>0</text:p>
          </table:table-cell>
          <table:table-cell office:value-type="float" office:value="8421" calcext:value-type="float">
            <text:p>842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5]/100" office:value-type="float" office:value="84.21" calcext:value-type="float">
            <text:p>84.21</text:p>
          </table:table-cell>
          <table:table-cell table:formula="of:=[.E355]/16*9/5+32" office:value-type="float" office:value="81.5" calcext:value-type="float">
            <text:p>81.5</text:p>
          </table:table-cell>
          <table:table-cell table:formula="of:=[.F355]-[.G355]" office:value-type="float" office:value="2.70999999999999" calcext:value-type="float">
            <text:p>2.71</text:p>
          </table:table-cell>
        </table:table-row>
        <table:table-row table:style-name="ro1">
          <table:table-cell office:value-type="string" calcext:value-type="string">
            <text:p>0005420</text:p>
          </table:table-cell>
          <table:table-cell office:value-type="float" office:value="0" calcext:value-type="float">
            <text:p>0</text:p>
          </table:table-cell>
          <table:table-cell office:value-type="float" office:value="8396" calcext:value-type="float">
            <text:p>839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56]/100" office:value-type="float" office:value="83.96" calcext:value-type="float">
            <text:p>83.96</text:p>
          </table:table-cell>
          <table:table-cell table:formula="of:=[.E356]/16*9/5+32" office:value-type="float" office:value="81.3875" calcext:value-type="float">
            <text:p>81.3875</text:p>
          </table:table-cell>
          <table:table-cell table:formula="of:=[.F356]-[.G356]" office:value-type="float" office:value="2.57249999999999" calcext:value-type="float">
            <text:p>2.5725</text:p>
          </table:table-cell>
        </table:table-row>
        <table:table-row table:style-name="ro1">
          <table:table-cell office:value-type="string" calcext:value-type="string">
            <text:p>0005430</text:p>
          </table:table-cell>
          <table:table-cell office:value-type="float" office:value="0" calcext:value-type="float">
            <text:p>0</text:p>
          </table:table-cell>
          <table:table-cell office:value-type="float" office:value="8405" calcext:value-type="float">
            <text:p>840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formula="of:=[.C357]/100" office:value-type="float" office:value="84.05" calcext:value-type="float">
            <text:p>84.05</text:p>
          </table:table-cell>
          <table:table-cell table:formula="of:=[.E357]/16*9/5+32" office:value-type="float" office:value="81.5" calcext:value-type="float">
            <text:p>81.5</text:p>
          </table:table-cell>
          <table:table-cell table:formula="of:=[.F357]-[.G357]"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0005440</text:p>
          </table:table-cell>
          <table:table-cell office:value-type="float" office:value="0" calcext:value-type="float">
            <text:p>0</text:p>
          </table:table-cell>
          <table:table-cell office:value-type="float" office:value="8417" calcext:value-type="float">
            <text:p>841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58]/100" office:value-type="float" office:value="84.17" calcext:value-type="float">
            <text:p>84.17</text:p>
          </table:table-cell>
          <table:table-cell table:formula="of:=[.E358]/16*9/5+32" office:value-type="float" office:value="81.3875" calcext:value-type="float">
            <text:p>81.3875</text:p>
          </table:table-cell>
          <table:table-cell table:formula="of:=[.F358]-[.G358]" office:value-type="float" office:value="2.7825" calcext:value-type="float">
            <text:p>2.7825</text:p>
          </table:table-cell>
        </table:table-row>
        <table:table-row table:style-name="ro1">
          <table:table-cell office:value-type="string" calcext:value-type="string">
            <text:p>0005450</text:p>
          </table:table-cell>
          <table:table-cell office:value-type="float" office:value="0" calcext:value-type="float">
            <text:p>0</text:p>
          </table:table-cell>
          <table:table-cell office:value-type="float" office:value="8403" calcext:value-type="float">
            <text:p>840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59]/100" office:value-type="float" office:value="84.03" calcext:value-type="float">
            <text:p>84.03</text:p>
          </table:table-cell>
          <table:table-cell table:formula="of:=[.E359]/16*9/5+32" office:value-type="float" office:value="81.3875" calcext:value-type="float">
            <text:p>81.3875</text:p>
          </table:table-cell>
          <table:table-cell table:formula="of:=[.F359]-[.G359]" office:value-type="float" office:value="2.6425" calcext:value-type="float">
            <text:p>2.6425</text:p>
          </table:table-cell>
        </table:table-row>
        <table:table-row table:style-name="ro1">
          <table:table-cell office:value-type="string" calcext:value-type="string">
            <text:p>0005460</text:p>
          </table:table-cell>
          <table:table-cell office:value-type="float" office:value="0" calcext:value-type="float">
            <text:p>0</text:p>
          </table:table-cell>
          <table:table-cell office:value-type="float" office:value="8389" calcext:value-type="float">
            <text:p>838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60]/100" office:value-type="float" office:value="83.89" calcext:value-type="float">
            <text:p>83.89</text:p>
          </table:table-cell>
          <table:table-cell table:formula="of:=[.E360]/16*9/5+32" office:value-type="float" office:value="81.3875" calcext:value-type="float">
            <text:p>81.3875</text:p>
          </table:table-cell>
          <table:table-cell table:formula="of:=[.F360]-[.G360]" office:value-type="float" office:value="2.5025" calcext:value-type="float">
            <text:p>2.5025</text:p>
          </table:table-cell>
        </table:table-row>
        <table:table-row table:style-name="ro1">
          <table:table-cell office:value-type="string" calcext:value-type="string">
            <text:p>0005470</text:p>
          </table:table-cell>
          <table:table-cell office:value-type="float" office:value="0" calcext:value-type="float">
            <text:p>0</text:p>
          </table:table-cell>
          <table:table-cell office:value-type="float" office:value="8491" calcext:value-type="float">
            <text:p>8491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61]/100" office:value-type="float" office:value="84.91" calcext:value-type="float">
            <text:p>84.91</text:p>
          </table:table-cell>
          <table:table-cell table:formula="of:=[.E361]/16*9/5+32" office:value-type="float" office:value="81.3875" calcext:value-type="float">
            <text:p>81.3875</text:p>
          </table:table-cell>
          <table:table-cell table:formula="of:=[.F361]-[.G361]" office:value-type="float" office:value="3.52249999999999" calcext:value-type="float">
            <text:p>3.5225</text:p>
          </table:table-cell>
        </table:table-row>
        <table:table-row table:style-name="ro1">
          <table:table-cell office:value-type="string" calcext:value-type="string">
            <text:p>0005500</text:p>
          </table:table-cell>
          <table:table-cell office:value-type="float" office:value="0" calcext:value-type="float">
            <text:p>0</text:p>
          </table:table-cell>
          <table:table-cell office:value-type="float" office:value="8407" calcext:value-type="float">
            <text:p>840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table:formula="of:=[.C362]/100" office:value-type="float" office:value="84.07" calcext:value-type="float">
            <text:p>84.07</text:p>
          </table:table-cell>
          <table:table-cell table:formula="of:=[.E362]/16*9/5+32" office:value-type="float" office:value="81.3875" calcext:value-type="float">
            <text:p>81.3875</text:p>
          </table:table-cell>
          <table:table-cell table:formula="of:=[.F362]-[.G362]" office:value-type="float" office:value="2.68249999999999" calcext:value-type="float">
            <text:p>2.6825</text:p>
          </table:table-cell>
        </table:table-row>
        <table:table-row table:style-name="ro1">
          <table:table-cell office:value-type="string" calcext:value-type="string">
            <text:p>0005510</text:p>
          </table:table-cell>
          <table:table-cell office:value-type="float" office:value="0" calcext:value-type="float">
            <text:p>0</text:p>
          </table:table-cell>
          <table:table-cell office:value-type="float" office:value="8414" calcext:value-type="float">
            <text:p>8414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3]/100" office:value-type="float" office:value="84.14" calcext:value-type="float">
            <text:p>84.14</text:p>
          </table:table-cell>
          <table:table-cell table:formula="of:=[.E363]/16*9/5+32" office:value-type="float" office:value="81.275" calcext:value-type="float">
            <text:p>81.275</text:p>
          </table:table-cell>
          <table:table-cell table:formula="of:=[.F363]-[.G363]" office:value-type="float" office:value="2.86499999999999" calcext:value-type="float">
            <text:p>2.865</text:p>
          </table:table-cell>
        </table:table-row>
        <table:table-row table:style-name="ro1">
          <table:table-cell office:value-type="string" calcext:value-type="string">
            <text:p>0005520</text:p>
          </table:table-cell>
          <table:table-cell office:value-type="float" office:value="0" calcext:value-type="float">
            <text:p>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4]/100" office:value-type="float" office:value="84.28" calcext:value-type="float">
            <text:p>84.28</text:p>
          </table:table-cell>
          <table:table-cell table:formula="of:=[.E364]/16*9/5+32" office:value-type="float" office:value="81.275" calcext:value-type="float">
            <text:p>81.275</text:p>
          </table:table-cell>
          <table:table-cell table:formula="of:=[.F364]-[.G364]" office:value-type="float" office:value="3.005" calcext:value-type="float">
            <text:p>3.005</text:p>
          </table:table-cell>
        </table:table-row>
        <table:table-row table:style-name="ro1">
          <table:table-cell office:value-type="string" calcext:value-type="string">
            <text:p>0005530</text:p>
          </table:table-cell>
          <table:table-cell office:value-type="float" office:value="0" calcext:value-type="float">
            <text:p>0</text:p>
          </table:table-cell>
          <table:table-cell office:value-type="float" office:value="8426" calcext:value-type="float">
            <text:p>8426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5]/100" office:value-type="float" office:value="84.26" calcext:value-type="float">
            <text:p>84.26</text:p>
          </table:table-cell>
          <table:table-cell table:formula="of:=[.E365]/16*9/5+32" office:value-type="float" office:value="81.275" calcext:value-type="float">
            <text:p>81.275</text:p>
          </table:table-cell>
          <table:table-cell table:formula="of:=[.F365]-[.G365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05540</text:p>
          </table:table-cell>
          <table:table-cell office:value-type="float" office:value="0" calcext:value-type="float">
            <text:p>0</text:p>
          </table:table-cell>
          <table:table-cell office:value-type="float" office:value="8410" calcext:value-type="float">
            <text:p>8410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6]/100" office:value-type="float" office:value="84.1" calcext:value-type="float">
            <text:p>84.1</text:p>
          </table:table-cell>
          <table:table-cell table:formula="of:=[.E366]/16*9/5+32" office:value-type="float" office:value="81.275" calcext:value-type="float">
            <text:p>81.275</text:p>
          </table:table-cell>
          <table:table-cell table:formula="of:=[.F366]-[.G366]" office:value-type="float" office:value="2.82499999999999" calcext:value-type="float">
            <text:p>2.825</text:p>
          </table:table-cell>
        </table:table-row>
        <table:table-row table:style-name="ro1">
          <table:table-cell office:value-type="string" calcext:value-type="string">
            <text:p>0005550</text:p>
          </table:table-cell>
          <table:table-cell office:value-type="float" office:value="0" calcext:value-type="float">
            <text:p>0</text:p>
          </table:table-cell>
          <table:table-cell office:value-type="float" office:value="8396" calcext:value-type="float">
            <text:p>8396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7]/100" office:value-type="float" office:value="83.96" calcext:value-type="float">
            <text:p>83.96</text:p>
          </table:table-cell>
          <table:table-cell table:formula="of:=[.E367]/16*9/5+32" office:value-type="float" office:value="81.275" calcext:value-type="float">
            <text:p>81.275</text:p>
          </table:table-cell>
          <table:table-cell table:formula="of:=[.F367]-[.G367]" office:value-type="float" office:value="2.68499999999999" calcext:value-type="float">
            <text:p>2.685</text:p>
          </table:table-cell>
        </table:table-row>
        <table:table-row table:style-name="ro1">
          <table:table-cell office:value-type="string" calcext:value-type="string">
            <text:p>0005560</text:p>
          </table:table-cell>
          <table:table-cell office:value-type="float" office:value="0" calcext:value-type="float">
            <text:p>0</text:p>
          </table:table-cell>
          <table:table-cell office:value-type="float" office:value="8417" calcext:value-type="float">
            <text:p>8417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8]/100" office:value-type="float" office:value="84.17" calcext:value-type="float">
            <text:p>84.17</text:p>
          </table:table-cell>
          <table:table-cell table:formula="of:=[.E368]/16*9/5+32" office:value-type="float" office:value="81.275" calcext:value-type="float">
            <text:p>81.275</text:p>
          </table:table-cell>
          <table:table-cell table:formula="of:=[.F368]-[.G368]" office:value-type="float" office:value="2.895" calcext:value-type="float">
            <text:p>2.895</text:p>
          </table:table-cell>
        </table:table-row>
        <table:table-row table:style-name="ro1">
          <table:table-cell office:value-type="string" calcext:value-type="string">
            <text:p>0005570</text:p>
          </table:table-cell>
          <table:table-cell office:value-type="float" office:value="0" calcext:value-type="float">
            <text:p>0</text:p>
          </table:table-cell>
          <table:table-cell office:value-type="float" office:value="8391" calcext:value-type="float">
            <text:p>8391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69]/100" office:value-type="float" office:value="83.91" calcext:value-type="float">
            <text:p>83.91</text:p>
          </table:table-cell>
          <table:table-cell table:formula="of:=[.E369]/16*9/5+32" office:value-type="float" office:value="81.275" calcext:value-type="float">
            <text:p>81.275</text:p>
          </table:table-cell>
          <table:table-cell table:formula="of:=[.F369]-[.G369]" office:value-type="float" office:value="2.63499999999999" calcext:value-type="float">
            <text:p>2.635</text:p>
          </table:table-cell>
        </table:table-row>
        <table:table-row table:style-name="ro1">
          <table:table-cell office:value-type="string" calcext:value-type="string">
            <text:p>0005600</text:p>
          </table:table-cell>
          <table:table-cell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formula="of:=[.C370]/100" office:value-type="float" office:value="84.08" calcext:value-type="float">
            <text:p>84.08</text:p>
          </table:table-cell>
          <table:table-cell table:formula="of:=[.E370]/16*9/5+32" office:value-type="float" office:value="81.275" calcext:value-type="float">
            <text:p>81.275</text:p>
          </table:table-cell>
          <table:table-cell table:formula="of:=[.F370]-[.G370]" office:value-type="float" office:value="2.80499999999999" calcext:value-type="float">
            <text:p>2.805</text:p>
          </table:table-cell>
        </table:table-row>
        <table:table-row table:style-name="ro1">
          <table:table-cell office:value-type="string" calcext:value-type="string">
            <text:p>0005610</text:p>
          </table:table-cell>
          <table:table-cell office:value-type="float" office:value="0" calcext:value-type="float">
            <text:p>0</text:p>
          </table:table-cell>
          <table:table-cell office:value-type="float" office:value="8414" calcext:value-type="float">
            <text:p>841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1]/100" office:value-type="float" office:value="84.14" calcext:value-type="float">
            <text:p>84.14</text:p>
          </table:table-cell>
          <table:table-cell table:formula="of:=[.E371]/16*9/5+32" office:value-type="float" office:value="81.1625" calcext:value-type="float">
            <text:p>81.1625</text:p>
          </table:table-cell>
          <table:table-cell table:formula="of:=[.F371]-[.G371]" office:value-type="float" office:value="2.97750000000001" calcext:value-type="float">
            <text:p>2.9775</text:p>
          </table:table-cell>
        </table:table-row>
        <table:table-row table:style-name="ro1">
          <table:table-cell office:value-type="string" calcext:value-type="string">
            <text:p>0005620</text:p>
          </table:table-cell>
          <table:table-cell office:value-type="float" office:value="0" calcext:value-type="float">
            <text:p>0</text:p>
          </table:table-cell>
          <table:table-cell office:value-type="float" office:value="8451" calcext:value-type="float">
            <text:p>8451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2]/100" office:value-type="float" office:value="84.51" calcext:value-type="float">
            <text:p>84.51</text:p>
          </table:table-cell>
          <table:table-cell table:formula="of:=[.E372]/16*9/5+32" office:value-type="float" office:value="81.1625" calcext:value-type="float">
            <text:p>81.1625</text:p>
          </table:table-cell>
          <table:table-cell table:formula="of:=[.F372]-[.G372]" office:value-type="float" office:value="3.34750000000001" calcext:value-type="float">
            <text:p>3.3475</text:p>
          </table:table-cell>
        </table:table-row>
        <table:table-row table:style-name="ro1">
          <table:table-cell office:value-type="string" calcext:value-type="string">
            <text:p>0005630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3]/100" office:value-type="float" office:value="84.12" calcext:value-type="float">
            <text:p>84.12</text:p>
          </table:table-cell>
          <table:table-cell table:formula="of:=[.E373]/16*9/5+32" office:value-type="float" office:value="81.1625" calcext:value-type="float">
            <text:p>81.1625</text:p>
          </table:table-cell>
          <table:table-cell table:formula="of:=[.F373]-[.G373]" office:value-type="float" office:value="2.95750000000001" calcext:value-type="float">
            <text:p>2.9575</text:p>
          </table:table-cell>
        </table:table-row>
        <table:table-row table:style-name="ro1">
          <table:table-cell office:value-type="string" calcext:value-type="string">
            <text:p>0005640</text:p>
          </table:table-cell>
          <table:table-cell office:value-type="float" office:value="0" calcext:value-type="float">
            <text:p>0</text:p>
          </table:table-cell>
          <table:table-cell office:value-type="float" office:value="8401" calcext:value-type="float">
            <text:p>8401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4]/100" office:value-type="float" office:value="84.01" calcext:value-type="float">
            <text:p>84.01</text:p>
          </table:table-cell>
          <table:table-cell table:formula="of:=[.E374]/16*9/5+32" office:value-type="float" office:value="81.1625" calcext:value-type="float">
            <text:p>81.1625</text:p>
          </table:table-cell>
          <table:table-cell table:formula="of:=[.F374]-[.G374]" office:value-type="float" office:value="2.84750000000001" calcext:value-type="float">
            <text:p>2.8475</text:p>
          </table:table-cell>
        </table:table-row>
        <table:table-row table:style-name="ro1">
          <table:table-cell office:value-type="string" calcext:value-type="string">
            <text:p>0005650</text:p>
          </table:table-cell>
          <table:table-cell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5]/100" office:value-type="float" office:value="84.08" calcext:value-type="float">
            <text:p>84.08</text:p>
          </table:table-cell>
          <table:table-cell table:formula="of:=[.E375]/16*9/5+32" office:value-type="float" office:value="81.1625" calcext:value-type="float">
            <text:p>81.1625</text:p>
          </table:table-cell>
          <table:table-cell table:formula="of:=[.F375]-[.G375]" office:value-type="float" office:value="2.9175" calcext:value-type="float">
            <text:p>2.9175</text:p>
          </table:table-cell>
        </table:table-row>
        <table:table-row table:style-name="ro1">
          <table:table-cell office:value-type="string" calcext:value-type="string">
            <text:p>0005660</text:p>
          </table:table-cell>
          <table:table-cell office:value-type="float" office:value="0" calcext:value-type="float">
            <text:p>0</text:p>
          </table:table-cell>
          <table:table-cell office:value-type="float" office:value="8391" calcext:value-type="float">
            <text:p>8391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6]/100" office:value-type="float" office:value="83.91" calcext:value-type="float">
            <text:p>83.91</text:p>
          </table:table-cell>
          <table:table-cell table:formula="of:=[.E376]/16*9/5+32" office:value-type="float" office:value="81.1625" calcext:value-type="float">
            <text:p>81.1625</text:p>
          </table:table-cell>
          <table:table-cell table:formula="of:=[.F376]-[.G376]" office:value-type="float" office:value="2.7475" calcext:value-type="float">
            <text:p>2.7475</text:p>
          </table:table-cell>
        </table:table-row>
        <table:table-row table:style-name="ro1">
          <table:table-cell office:value-type="string" calcext:value-type="string">
            <text:p>0005670</text:p>
          </table:table-cell>
          <table:table-cell office:value-type="float" office:value="0" calcext:value-type="float">
            <text:p>0</text:p>
          </table:table-cell>
          <table:table-cell office:value-type="float" office:value="8361" calcext:value-type="float">
            <text:p>8361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7]/100" office:value-type="float" office:value="83.61" calcext:value-type="float">
            <text:p>83.61</text:p>
          </table:table-cell>
          <table:table-cell table:formula="of:=[.E377]/16*9/5+32" office:value-type="float" office:value="81.1625" calcext:value-type="float">
            <text:p>81.1625</text:p>
          </table:table-cell>
          <table:table-cell table:formula="of:=[.F377]-[.G377]" office:value-type="float" office:value="2.44750000000001" calcext:value-type="float">
            <text:p>2.4475</text:p>
          </table:table-cell>
        </table:table-row>
        <table:table-row table:style-name="ro1">
          <table:table-cell office:value-type="string" calcext:value-type="string">
            <text:p>0005700</text:p>
          </table:table-cell>
          <table:table-cell office:value-type="float" office:value="0" calcext:value-type="float">
            <text:p>0</text:p>
          </table:table-cell>
          <table:table-cell office:value-type="float" office:value="8382" calcext:value-type="float">
            <text:p>838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8]/100" office:value-type="float" office:value="83.82" calcext:value-type="float">
            <text:p>83.82</text:p>
          </table:table-cell>
          <table:table-cell table:formula="of:=[.E378]/16*9/5+32" office:value-type="float" office:value="81.1625" calcext:value-type="float">
            <text:p>81.1625</text:p>
          </table:table-cell>
          <table:table-cell table:formula="of:=[.F378]-[.G378]" office:value-type="float" office:value="2.6575" calcext:value-type="float">
            <text:p>2.6575</text:p>
          </table:table-cell>
        </table:table-row>
        <table:table-row table:style-name="ro1">
          <table:table-cell office:value-type="string" calcext:value-type="string">
            <text:p>0005710</text:p>
          </table:table-cell>
          <table:table-cell office:value-type="float" office:value="0" calcext:value-type="float">
            <text:p>0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79]/100" office:value-type="float" office:value="83.75" calcext:value-type="float">
            <text:p>83.75</text:p>
          </table:table-cell>
          <table:table-cell table:formula="of:=[.E379]/16*9/5+32" office:value-type="float" office:value="81.1625" calcext:value-type="float">
            <text:p>81.1625</text:p>
          </table:table-cell>
          <table:table-cell table:formula="of:=[.F379]-[.G379]" office:value-type="float" office:value="2.58750000000001" calcext:value-type="float">
            <text:p>2.5875</text:p>
          </table:table-cell>
        </table:table-row>
        <table:table-row table:style-name="ro1">
          <table:table-cell office:value-type="string" calcext:value-type="string">
            <text:p>0005720</text:p>
          </table:table-cell>
          <table:table-cell office:value-type="float" office:value="0" calcext:value-type="float">
            <text:p>0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0]/100" office:value-type="float" office:value="83.8" calcext:value-type="float">
            <text:p>83.8</text:p>
          </table:table-cell>
          <table:table-cell table:formula="of:=[.E380]/16*9/5+32" office:value-type="float" office:value="81.1625" calcext:value-type="float">
            <text:p>81.1625</text:p>
          </table:table-cell>
          <table:table-cell table:formula="of:=[.F380]-[.G380]" office:value-type="float" office:value="2.6375" calcext:value-type="float">
            <text:p>2.6375</text:p>
          </table:table-cell>
        </table:table-row>
        <table:table-row table:style-name="ro1">
          <table:table-cell office:value-type="string" calcext:value-type="string">
            <text:p>0005730</text:p>
          </table:table-cell>
          <table:table-cell office:value-type="float" office:value="0" calcext:value-type="float">
            <text:p>0</text:p>
          </table:table-cell>
          <table:table-cell office:value-type="float" office:value="8364" calcext:value-type="float">
            <text:p>836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1]/100" office:value-type="float" office:value="83.64" calcext:value-type="float">
            <text:p>83.64</text:p>
          </table:table-cell>
          <table:table-cell table:formula="of:=[.E381]/16*9/5+32" office:value-type="float" office:value="81.1625" calcext:value-type="float">
            <text:p>81.1625</text:p>
          </table:table-cell>
          <table:table-cell table:formula="of:=[.F381]-[.G381]" office:value-type="float" office:value="2.47750000000001" calcext:value-type="float">
            <text:p>2.4775</text:p>
          </table:table-cell>
        </table:table-row>
        <table:table-row table:style-name="ro1">
          <table:table-cell office:value-type="string" calcext:value-type="string">
            <text:p>0005740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2]/100" office:value-type="float" office:value="84.12" calcext:value-type="float">
            <text:p>84.12</text:p>
          </table:table-cell>
          <table:table-cell table:formula="of:=[.E382]/16*9/5+32" office:value-type="float" office:value="81.1625" calcext:value-type="float">
            <text:p>81.1625</text:p>
          </table:table-cell>
          <table:table-cell table:formula="of:=[.F382]-[.G382]" office:value-type="float" office:value="2.95750000000001" calcext:value-type="float">
            <text:p>2.9575</text:p>
          </table:table-cell>
        </table:table-row>
        <table:table-row table:style-name="ro1">
          <table:table-cell office:value-type="string" calcext:value-type="string">
            <text:p>0005750</text:p>
          </table:table-cell>
          <table:table-cell office:value-type="float" office:value="0" calcext:value-type="float">
            <text:p>0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3]/100" office:value-type="float" office:value="83.8" calcext:value-type="float">
            <text:p>83.8</text:p>
          </table:table-cell>
          <table:table-cell table:formula="of:=[.E383]/16*9/5+32" office:value-type="float" office:value="81.1625" calcext:value-type="float">
            <text:p>81.1625</text:p>
          </table:table-cell>
          <table:table-cell table:formula="of:=[.F383]-[.G383]" office:value-type="float" office:value="2.6375" calcext:value-type="float">
            <text:p>2.6375</text:p>
          </table:table-cell>
        </table:table-row>
        <table:table-row table:style-name="ro1">
          <table:table-cell office:value-type="string" calcext:value-type="string">
            <text:p>0005760</text:p>
          </table:table-cell>
          <table:table-cell office:value-type="float" office:value="0" calcext:value-type="float">
            <text:p>0</text:p>
          </table:table-cell>
          <table:table-cell office:value-type="float" office:value="8426" calcext:value-type="float">
            <text:p>8426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4]/100" office:value-type="float" office:value="84.26" calcext:value-type="float">
            <text:p>84.26</text:p>
          </table:table-cell>
          <table:table-cell table:formula="of:=[.E384]/16*9/5+32" office:value-type="float" office:value="81.1625" calcext:value-type="float">
            <text:p>81.1625</text:p>
          </table:table-cell>
          <table:table-cell table:formula="of:=[.F384]-[.G384]" office:value-type="float" office:value="3.09750000000001" calcext:value-type="float">
            <text:p>3.0975</text:p>
          </table:table-cell>
        </table:table-row>
        <table:table-row table:style-name="ro1">
          <table:table-cell office:value-type="string" calcext:value-type="string">
            <text:p>0005770</text:p>
          </table:table-cell>
          <table:table-cell office:value-type="float" office:value="0" calcext:value-type="float">
            <text:p>0</text:p>
          </table:table-cell>
          <table:table-cell office:value-type="float" office:value="8435" calcext:value-type="float">
            <text:p>8435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5]/100" office:value-type="float" office:value="84.35" calcext:value-type="float">
            <text:p>84.35</text:p>
          </table:table-cell>
          <table:table-cell table:formula="of:=[.E385]/16*9/5+32" office:value-type="float" office:value="81.1625" calcext:value-type="float">
            <text:p>81.1625</text:p>
          </table:table-cell>
          <table:table-cell table:formula="of:=[.F385]-[.G385]" office:value-type="float" office:value="3.1875" calcext:value-type="float">
            <text:p>3.1875</text:p>
          </table:table-cell>
        </table:table-row>
        <table:table-row table:style-name="ro1">
          <table:table-cell office:value-type="string" calcext:value-type="string">
            <text:p>0006000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6]/100" office:value-type="float" office:value="84.12" calcext:value-type="float">
            <text:p>84.12</text:p>
          </table:table-cell>
          <table:table-cell table:formula="of:=[.E386]/16*9/5+32" office:value-type="float" office:value="81.1625" calcext:value-type="float">
            <text:p>81.1625</text:p>
          </table:table-cell>
          <table:table-cell table:formula="of:=[.F386]-[.G386]" office:value-type="float" office:value="2.95750000000001" calcext:value-type="float">
            <text:p>2.9575</text:p>
          </table:table-cell>
        </table:table-row>
        <table:table-row table:style-name="ro1">
          <table:table-cell office:value-type="string" calcext:value-type="string">
            <text:p>0006010</text:p>
          </table:table-cell>
          <table:table-cell office:value-type="float" office:value="0" calcext:value-type="float">
            <text:p>0</text:p>
          </table:table-cell>
          <table:table-cell office:value-type="float" office:value="8398" calcext:value-type="float">
            <text:p>8398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7]/100" office:value-type="float" office:value="83.98" calcext:value-type="float">
            <text:p>83.98</text:p>
          </table:table-cell>
          <table:table-cell table:formula="of:=[.E387]/16*9/5+32" office:value-type="float" office:value="81.1625" calcext:value-type="float">
            <text:p>81.1625</text:p>
          </table:table-cell>
          <table:table-cell table:formula="of:=[.F387]-[.G387]" office:value-type="float" office:value="2.81750000000001" calcext:value-type="float">
            <text:p>2.8175</text:p>
          </table:table-cell>
        </table:table-row>
        <table:table-row table:style-name="ro1">
          <table:table-cell office:value-type="string" calcext:value-type="string">
            <text:p>0006020</text:p>
          </table:table-cell>
          <table:table-cell office:value-type="float" office:value="0" calcext:value-type="float">
            <text:p>0</text:p>
          </table:table-cell>
          <table:table-cell office:value-type="float" office:value="8359" calcext:value-type="float">
            <text:p>8359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table:formula="of:=[.C388]/100" office:value-type="float" office:value="83.59" calcext:value-type="float">
            <text:p>83.59</text:p>
          </table:table-cell>
          <table:table-cell table:formula="of:=[.E388]/16*9/5+32" office:value-type="float" office:value="81.1625" calcext:value-type="float">
            <text:p>81.1625</text:p>
          </table:table-cell>
          <table:table-cell table:formula="of:=[.F388]-[.G388]" office:value-type="float" office:value="2.42750000000001" calcext:value-type="float">
            <text:p>2.4275</text:p>
          </table:table-cell>
        </table:table-row>
        <table:table-row table:style-name="ro1">
          <table:table-cell office:value-type="string" calcext:value-type="string">
            <text:p>0006030</text:p>
          </table:table-cell>
          <table:table-cell office:value-type="float" office:value="0" calcext:value-type="float">
            <text:p>0</text:p>
          </table:table-cell>
          <table:table-cell office:value-type="float" office:value="8364" calcext:value-type="float">
            <text:p>8364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89]/100" office:value-type="float" office:value="83.64" calcext:value-type="float">
            <text:p>83.64</text:p>
          </table:table-cell>
          <table:table-cell table:formula="of:=[.E389]/16*9/5+32" office:value-type="float" office:value="81.05" calcext:value-type="float">
            <text:p>81.05</text:p>
          </table:table-cell>
          <table:table-cell table:formula="of:=[.F389]-[.G389]"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0006040</text:p>
          </table:table-cell>
          <table:table-cell office:value-type="float" office:value="0" calcext:value-type="float">
            <text:p>0</text:p>
          </table:table-cell>
          <table:table-cell office:value-type="float" office:value="8421" calcext:value-type="float">
            <text:p>8421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0]/100" office:value-type="float" office:value="84.21" calcext:value-type="float">
            <text:p>84.21</text:p>
          </table:table-cell>
          <table:table-cell table:formula="of:=[.E390]/16*9/5+32" office:value-type="float" office:value="81.05" calcext:value-type="float">
            <text:p>81.05</text:p>
          </table:table-cell>
          <table:table-cell table:formula="of:=[.F390]-[.G390]"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0006050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1]/100" office:value-type="float" office:value="83.7" calcext:value-type="float">
            <text:p>83.7</text:p>
          </table:table-cell>
          <table:table-cell table:formula="of:=[.E391]/16*9/5+32" office:value-type="float" office:value="81.05" calcext:value-type="float">
            <text:p>81.05</text:p>
          </table:table-cell>
          <table:table-cell table:formula="of:=[.F391]-[.G391]" office:value-type="float" office:value="2.65000000000001" calcext:value-type="float">
            <text:p>2.65</text:p>
          </table:table-cell>
        </table:table-row>
        <table:table-row table:style-name="ro1">
          <table:table-cell office:value-type="string" calcext:value-type="string">
            <text:p>0006060</text:p>
          </table:table-cell>
          <table:table-cell office:value-type="float" office:value="0" calcext:value-type="float">
            <text:p>0</text:p>
          </table:table-cell>
          <table:table-cell office:value-type="float" office:value="8426" calcext:value-type="float">
            <text:p>8426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2]/100" office:value-type="float" office:value="84.26" calcext:value-type="float">
            <text:p>84.26</text:p>
          </table:table-cell>
          <table:table-cell table:formula="of:=[.E392]/16*9/5+32" office:value-type="float" office:value="81.05" calcext:value-type="float">
            <text:p>81.05</text:p>
          </table:table-cell>
          <table:table-cell table:formula="of:=[.F392]-[.G392]" office:value-type="float" office:value="3.21000000000001" calcext:value-type="float">
            <text:p>3.21</text:p>
          </table:table-cell>
        </table:table-row>
        <table:table-row table:style-name="ro1">
          <table:table-cell office:value-type="string" calcext:value-type="string">
            <text:p>0006070</text:p>
          </table:table-cell>
          <table:table-cell office:value-type="float" office:value="0" calcext:value-type="float">
            <text:p>0</text:p>
          </table:table-cell>
          <table:table-cell office:value-type="float" office:value="8437" calcext:value-type="float">
            <text:p>843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3]/100" office:value-type="float" office:value="84.37" calcext:value-type="float">
            <text:p>84.37</text:p>
          </table:table-cell>
          <table:table-cell table:formula="of:=[.E393]/16*9/5+32" office:value-type="float" office:value="81.05" calcext:value-type="float">
            <text:p>81.05</text:p>
          </table:table-cell>
          <table:table-cell table:formula="of:=[.F393]-[.G393]" office:value-type="float" office:value="3.32000000000001" calcext:value-type="float">
            <text:p>3.32</text:p>
          </table:table-cell>
        </table:table-row>
        <table:table-row table:style-name="ro1">
          <table:table-cell office:value-type="string" calcext:value-type="string">
            <text:p>0006100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4]/100" office:value-type="float" office:value="83.7" calcext:value-type="float">
            <text:p>83.7</text:p>
          </table:table-cell>
          <table:table-cell table:formula="of:=[.E394]/16*9/5+32" office:value-type="float" office:value="81.05" calcext:value-type="float">
            <text:p>81.05</text:p>
          </table:table-cell>
          <table:table-cell table:formula="of:=[.F394]-[.G394]" office:value-type="float" office:value="2.65000000000001" calcext:value-type="float">
            <text:p>2.65</text:p>
          </table:table-cell>
        </table:table-row>
        <table:table-row table:style-name="ro1">
          <table:table-cell office:value-type="string" calcext:value-type="string">
            <text:p>0006110</text:p>
          </table:table-cell>
          <table:table-cell office:value-type="float" office:value="0" calcext:value-type="float">
            <text:p>0</text:p>
          </table:table-cell>
          <table:table-cell office:value-type="float" office:value="8377" calcext:value-type="float">
            <text:p>837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5]/100" office:value-type="float" office:value="83.77" calcext:value-type="float">
            <text:p>83.77</text:p>
          </table:table-cell>
          <table:table-cell table:formula="of:=[.E395]/16*9/5+32" office:value-type="float" office:value="81.05" calcext:value-type="float">
            <text:p>81.05</text:p>
          </table:table-cell>
          <table:table-cell table:formula="of:=[.F395]-[.G395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0006120</text:p>
          </table:table-cell>
          <table:table-cell office:value-type="float" office:value="0" calcext:value-type="float">
            <text:p>0</text:p>
          </table:table-cell>
          <table:table-cell office:value-type="float" office:value="8359" calcext:value-type="float">
            <text:p>8359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6]/100" office:value-type="float" office:value="83.59" calcext:value-type="float">
            <text:p>83.59</text:p>
          </table:table-cell>
          <table:table-cell table:formula="of:=[.E396]/16*9/5+32" office:value-type="float" office:value="81.05" calcext:value-type="float">
            <text:p>81.05</text:p>
          </table:table-cell>
          <table:table-cell table:formula="of:=[.F396]-[.G396]" office:value-type="float" office:value="2.54000000000001" calcext:value-type="float">
            <text:p>2.54</text:p>
          </table:table-cell>
        </table:table-row>
        <table:table-row table:style-name="ro1">
          <table:table-cell office:value-type="string" calcext:value-type="string">
            <text:p>0006130</text:p>
          </table:table-cell>
          <table:table-cell office:value-type="float" office:value="0" calcext:value-type="float">
            <text:p>0</text:p>
          </table:table-cell>
          <table:table-cell office:value-type="float" office:value="8414" calcext:value-type="float">
            <text:p>8414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formula="of:=[.C397]/100" office:value-type="float" office:value="84.14" calcext:value-type="float">
            <text:p>84.14</text:p>
          </table:table-cell>
          <table:table-cell table:formula="of:=[.E397]/16*9/5+32" office:value-type="float" office:value="81.05" calcext:value-type="float">
            <text:p>81.05</text:p>
          </table:table-cell>
          <table:table-cell table:formula="of:=[.F397]-[.G397]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0006140</text:p>
          </table:table-cell>
          <table:table-cell office:value-type="float" office:value="0" calcext:value-type="float">
            <text:p>0</text:p>
          </table:table-cell>
          <table:table-cell office:value-type="float" office:value="8371" calcext:value-type="float">
            <text:p>8371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398]/100" office:value-type="float" office:value="83.71" calcext:value-type="float">
            <text:p>83.71</text:p>
          </table:table-cell>
          <table:table-cell table:formula="of:=[.E398]/16*9/5+32" office:value-type="float" office:value="80.9375" calcext:value-type="float">
            <text:p>80.9375</text:p>
          </table:table-cell>
          <table:table-cell table:formula="of:=[.F398]-[.G398]" office:value-type="float" office:value="2.77249999999999" calcext:value-type="float">
            <text:p>2.7725</text:p>
          </table:table-cell>
        </table:table-row>
        <table:table-row table:style-name="ro1">
          <table:table-cell office:value-type="string" calcext:value-type="string">
            <text:p>0006150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399]/100" office:value-type="float" office:value="83.87" calcext:value-type="float">
            <text:p>83.87</text:p>
          </table:table-cell>
          <table:table-cell table:formula="of:=[.E399]/16*9/5+32" office:value-type="float" office:value="80.9375" calcext:value-type="float">
            <text:p>80.9375</text:p>
          </table:table-cell>
          <table:table-cell table:formula="of:=[.F399]-[.G399]" office:value-type="float" office:value="2.9325" calcext:value-type="float">
            <text:p>2.9325</text:p>
          </table:table-cell>
        </table:table-row>
        <table:table-row table:style-name="ro1">
          <table:table-cell office:value-type="string" calcext:value-type="string">
            <text:p>0006160</text:p>
          </table:table-cell>
          <table:table-cell office:value-type="float" office:value="0" calcext:value-type="float">
            <text:p>0</text:p>
          </table:table-cell>
          <table:table-cell office:value-type="float" office:value="8391" calcext:value-type="float">
            <text:p>8391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0]/100" office:value-type="float" office:value="83.91" calcext:value-type="float">
            <text:p>83.91</text:p>
          </table:table-cell>
          <table:table-cell table:formula="of:=[.E400]/16*9/5+32" office:value-type="float" office:value="80.9375" calcext:value-type="float">
            <text:p>80.9375</text:p>
          </table:table-cell>
          <table:table-cell table:formula="of:=[.F400]-[.G400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06170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1]/100" office:value-type="float" office:value="83.7" calcext:value-type="float">
            <text:p>83.7</text:p>
          </table:table-cell>
          <table:table-cell table:formula="of:=[.E401]/16*9/5+32" office:value-type="float" office:value="80.9375" calcext:value-type="float">
            <text:p>80.9375</text:p>
          </table:table-cell>
          <table:table-cell table:formula="of:=[.F401]-[.G401]" office:value-type="float" office:value="2.7625" calcext:value-type="float">
            <text:p>2.7625</text:p>
          </table:table-cell>
        </table:table-row>
        <table:table-row table:style-name="ro1">
          <table:table-cell office:value-type="string" calcext:value-type="string">
            <text:p>0006200</text:p>
          </table:table-cell>
          <table:table-cell office:value-type="float" office:value="0" calcext:value-type="float">
            <text:p>0</text:p>
          </table:table-cell>
          <table:table-cell office:value-type="float" office:value="8389" calcext:value-type="float">
            <text:p>8389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2]/100" office:value-type="float" office:value="83.89" calcext:value-type="float">
            <text:p>83.89</text:p>
          </table:table-cell>
          <table:table-cell table:formula="of:=[.E402]/16*9/5+32" office:value-type="float" office:value="80.9375" calcext:value-type="float">
            <text:p>80.9375</text:p>
          </table:table-cell>
          <table:table-cell table:formula="of:=[.F402]-[.G402]" office:value-type="float" office:value="2.9525" calcext:value-type="float">
            <text:p>2.9525</text:p>
          </table:table-cell>
        </table:table-row>
        <table:table-row table:style-name="ro1">
          <table:table-cell office:value-type="string" calcext:value-type="string">
            <text:p>0006210</text:p>
          </table:table-cell>
          <table:table-cell office:value-type="float" office:value="0" calcext:value-type="float">
            <text:p>0</text:p>
          </table:table-cell>
          <table:table-cell office:value-type="float" office:value="8359" calcext:value-type="float">
            <text:p>8359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3]/100" office:value-type="float" office:value="83.59" calcext:value-type="float">
            <text:p>83.59</text:p>
          </table:table-cell>
          <table:table-cell table:formula="of:=[.E403]/16*9/5+32" office:value-type="float" office:value="80.9375" calcext:value-type="float">
            <text:p>80.9375</text:p>
          </table:table-cell>
          <table:table-cell table:formula="of:=[.F403]-[.G403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06220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4]/100" office:value-type="float" office:value="83.87" calcext:value-type="float">
            <text:p>83.87</text:p>
          </table:table-cell>
          <table:table-cell table:formula="of:=[.E404]/16*9/5+32" office:value-type="float" office:value="80.9375" calcext:value-type="float">
            <text:p>80.9375</text:p>
          </table:table-cell>
          <table:table-cell table:formula="of:=[.F404]-[.G404]" office:value-type="float" office:value="2.9325" calcext:value-type="float">
            <text:p>2.9325</text:p>
          </table:table-cell>
        </table:table-row>
        <table:table-row table:style-name="ro1">
          <table:table-cell office:value-type="string" calcext:value-type="string">
            <text:p>0006230</text:p>
          </table:table-cell>
          <table:table-cell office:value-type="float" office:value="0" calcext:value-type="float">
            <text:p>0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5]/100" office:value-type="float" office:value="83.7" calcext:value-type="float">
            <text:p>83.7</text:p>
          </table:table-cell>
          <table:table-cell table:formula="of:=[.E405]/16*9/5+32" office:value-type="float" office:value="80.9375" calcext:value-type="float">
            <text:p>80.9375</text:p>
          </table:table-cell>
          <table:table-cell table:formula="of:=[.F405]-[.G405]" office:value-type="float" office:value="2.7625" calcext:value-type="float">
            <text:p>2.7625</text:p>
          </table:table-cell>
        </table:table-row>
        <table:table-row table:style-name="ro1">
          <table:table-cell office:value-type="string" calcext:value-type="string">
            <text:p>0006240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6]/100" office:value-type="float" office:value="83.87" calcext:value-type="float">
            <text:p>83.87</text:p>
          </table:table-cell>
          <table:table-cell table:formula="of:=[.E406]/16*9/5+32" office:value-type="float" office:value="80.9375" calcext:value-type="float">
            <text:p>80.9375</text:p>
          </table:table-cell>
          <table:table-cell table:formula="of:=[.F406]-[.G406]" office:value-type="float" office:value="2.9325" calcext:value-type="float">
            <text:p>2.9325</text:p>
          </table:table-cell>
        </table:table-row>
        <table:table-row table:style-name="ro1">
          <table:table-cell office:value-type="string" calcext:value-type="string">
            <text:p>0006250</text:p>
          </table:table-cell>
          <table:table-cell office:value-type="float" office:value="0" calcext:value-type="float">
            <text:p>0</text:p>
          </table:table-cell>
          <table:table-cell office:value-type="float" office:value="8364" calcext:value-type="float">
            <text:p>8364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7]/100" office:value-type="float" office:value="83.64" calcext:value-type="float">
            <text:p>83.64</text:p>
          </table:table-cell>
          <table:table-cell table:formula="of:=[.E407]/16*9/5+32" office:value-type="float" office:value="80.9375" calcext:value-type="float">
            <text:p>80.9375</text:p>
          </table:table-cell>
          <table:table-cell table:formula="of:=[.F407]-[.G407]" office:value-type="float" office:value="2.7025" calcext:value-type="float">
            <text:p>2.7025</text:p>
          </table:table-cell>
        </table:table-row>
        <table:table-row table:style-name="ro1">
          <table:table-cell office:value-type="string" calcext:value-type="string">
            <text:p>0006260</text:p>
          </table:table-cell>
          <table:table-cell office:value-type="float" office:value="0" calcext:value-type="float">
            <text:p>0</text:p>
          </table:table-cell>
          <table:table-cell office:value-type="float" office:value="8403" calcext:value-type="float">
            <text:p>8403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8]/100" office:value-type="float" office:value="84.03" calcext:value-type="float">
            <text:p>84.03</text:p>
          </table:table-cell>
          <table:table-cell table:formula="of:=[.E408]/16*9/5+32" office:value-type="float" office:value="80.9375" calcext:value-type="float">
            <text:p>80.9375</text:p>
          </table:table-cell>
          <table:table-cell table:formula="of:=[.F408]-[.G408]" office:value-type="float" office:value="3.0925" calcext:value-type="float">
            <text:p>3.0925</text:p>
          </table:table-cell>
        </table:table-row>
        <table:table-row table:style-name="ro1">
          <table:table-cell office:value-type="string" calcext:value-type="string">
            <text:p>0006270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09]/100" office:value-type="float" office:value="83.87" calcext:value-type="float">
            <text:p>83.87</text:p>
          </table:table-cell>
          <table:table-cell table:formula="of:=[.E409]/16*9/5+32" office:value-type="float" office:value="80.9375" calcext:value-type="float">
            <text:p>80.9375</text:p>
          </table:table-cell>
          <table:table-cell table:formula="of:=[.F409]-[.G409]" office:value-type="float" office:value="2.9325" calcext:value-type="float">
            <text:p>2.9325</text:p>
          </table:table-cell>
        </table:table-row>
        <table:table-row table:style-name="ro1">
          <table:table-cell office:value-type="string" calcext:value-type="string">
            <text:p>0006300</text:p>
          </table:table-cell>
          <table:table-cell office:value-type="float" office:value="0" calcext:value-type="float">
            <text:p>0</text:p>
          </table:table-cell>
          <table:table-cell office:value-type="float" office:value="8336" calcext:value-type="float">
            <text:p>8336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C410]/100" office:value-type="float" office:value="83.36" calcext:value-type="float">
            <text:p>83.36</text:p>
          </table:table-cell>
          <table:table-cell table:formula="of:=[.E410]/16*9/5+32" office:value-type="float" office:value="80.9375" calcext:value-type="float">
            <text:p>80.9375</text:p>
          </table:table-cell>
          <table:table-cell table:formula="of:=[.F410]-[.G410]" office:value-type="float" office:value="2.4225" calcext:value-type="float">
            <text:p>2.4225</text:p>
          </table:table-cell>
        </table:table-row>
        <table:table-row table:style-name="ro1">
          <table:table-cell office:value-type="string" calcext:value-type="string">
            <text:p>0006310</text:p>
          </table:table-cell>
          <table:table-cell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1]/100" office:value-type="float" office:value="83.52" calcext:value-type="float">
            <text:p>83.52</text:p>
          </table:table-cell>
          <table:table-cell table:formula="of:=[.E411]/16*9/5+32" office:value-type="float" office:value="80.825" calcext:value-type="float">
            <text:p>80.825</text:p>
          </table:table-cell>
          <table:table-cell table:formula="of:=[.F411]-[.G411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06320</text:p>
          </table:table-cell>
          <table:table-cell office:value-type="float" office:value="0" calcext:value-type="float">
            <text:p>0</text:p>
          </table:table-cell>
          <table:table-cell office:value-type="float" office:value="8355" calcext:value-type="float">
            <text:p>8355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2]/100" office:value-type="float" office:value="83.55" calcext:value-type="float">
            <text:p>83.55</text:p>
          </table:table-cell>
          <table:table-cell table:formula="of:=[.E412]/16*9/5+32" office:value-type="float" office:value="80.825" calcext:value-type="float">
            <text:p>80.825</text:p>
          </table:table-cell>
          <table:table-cell table:formula="of:=[.F412]-[.G412]" office:value-type="float" office:value="2.72499999999999" calcext:value-type="float">
            <text:p>2.725</text:p>
          </table:table-cell>
        </table:table-row>
        <table:table-row table:style-name="ro1">
          <table:table-cell office:value-type="string" calcext:value-type="string">
            <text:p>000633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3]/100" office:value-type="float" office:value="83.29" calcext:value-type="float">
            <text:p>83.29</text:p>
          </table:table-cell>
          <table:table-cell table:formula="of:=[.E413]/16*9/5+32" office:value-type="float" office:value="80.825" calcext:value-type="float">
            <text:p>80.825</text:p>
          </table:table-cell>
          <table:table-cell table:formula="of:=[.F413]-[.G413]" office:value-type="float" office:value="2.465" calcext:value-type="float">
            <text:p>2.465</text:p>
          </table:table-cell>
        </table:table-row>
        <table:table-row table:style-name="ro1">
          <table:table-cell office:value-type="string" calcext:value-type="string">
            <text:p>0006340</text:p>
          </table:table-cell>
          <table:table-cell office:value-type="float" office:value="0" calcext:value-type="float">
            <text:p>0</text:p>
          </table:table-cell>
          <table:table-cell office:value-type="float" office:value="8350" calcext:value-type="float">
            <text:p>8350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4]/100" office:value-type="float" office:value="83.5" calcext:value-type="float">
            <text:p>83.5</text:p>
          </table:table-cell>
          <table:table-cell table:formula="of:=[.E414]/16*9/5+32" office:value-type="float" office:value="80.825" calcext:value-type="float">
            <text:p>80.825</text:p>
          </table:table-cell>
          <table:table-cell table:formula="of:=[.F414]-[.G414]" office:value-type="float" office:value="2.675" calcext:value-type="float">
            <text:p>2.675</text:p>
          </table:table-cell>
        </table:table-row>
        <table:table-row table:style-name="ro1">
          <table:table-cell office:value-type="string" calcext:value-type="string">
            <text:p>0006350</text:p>
          </table:table-cell>
          <table:table-cell office:value-type="float" office:value="0" calcext:value-type="float">
            <text:p>0</text:p>
          </table:table-cell>
          <table:table-cell office:value-type="float" office:value="8398" calcext:value-type="float">
            <text:p>8398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5]/100" office:value-type="float" office:value="83.98" calcext:value-type="float">
            <text:p>83.98</text:p>
          </table:table-cell>
          <table:table-cell table:formula="of:=[.E415]/16*9/5+32" office:value-type="float" office:value="80.825" calcext:value-type="float">
            <text:p>80.825</text:p>
          </table:table-cell>
          <table:table-cell table:formula="of:=[.F415]-[.G415]" office:value-type="float" office:value="3.155" calcext:value-type="float">
            <text:p>3.155</text:p>
          </table:table-cell>
        </table:table-row>
        <table:table-row table:style-name="ro1">
          <table:table-cell office:value-type="string" calcext:value-type="string">
            <text:p>0006360</text:p>
          </table:table-cell>
          <table:table-cell office:value-type="float" office:value="0" calcext:value-type="float">
            <text:p>0</text:p>
          </table:table-cell>
          <table:table-cell office:value-type="float" office:value="8348" calcext:value-type="float">
            <text:p>8348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6]/100" office:value-type="float" office:value="83.48" calcext:value-type="float">
            <text:p>83.48</text:p>
          </table:table-cell>
          <table:table-cell table:formula="of:=[.E416]/16*9/5+32" office:value-type="float" office:value="80.825" calcext:value-type="float">
            <text:p>80.825</text:p>
          </table:table-cell>
          <table:table-cell table:formula="of:=[.F416]-[.G416]"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0006370</text:p>
          </table:table-cell>
          <table:table-cell office:value-type="float" office:value="0" calcext:value-type="float">
            <text:p>0</text:p>
          </table:table-cell>
          <table:table-cell office:value-type="float" office:value="8361" calcext:value-type="float">
            <text:p>8361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7]/100" office:value-type="float" office:value="83.61" calcext:value-type="float">
            <text:p>83.61</text:p>
          </table:table-cell>
          <table:table-cell table:formula="of:=[.E417]/16*9/5+32" office:value-type="float" office:value="80.825" calcext:value-type="float">
            <text:p>80.825</text:p>
          </table:table-cell>
          <table:table-cell table:formula="of:=[.F417]-[.G417]"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0006400</text:p>
          </table:table-cell>
          <table:table-cell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formula="of:=[.C418]/100" office:value-type="float" office:value="83.45" calcext:value-type="float">
            <text:p>83.45</text:p>
          </table:table-cell>
          <table:table-cell table:formula="of:=[.E418]/16*9/5+32" office:value-type="float" office:value="80.825" calcext:value-type="float">
            <text:p>80.825</text:p>
          </table:table-cell>
          <table:table-cell table:formula="of:=[.F418]-[.G418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0006410</text:p>
          </table:table-cell>
          <table:table-cell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19]/100" office:value-type="float" office:value="83.45" calcext:value-type="float">
            <text:p>83.45</text:p>
          </table:table-cell>
          <table:table-cell table:formula="of:=[.E419]/16*9/5+32" office:value-type="float" office:value="80.7125" calcext:value-type="float">
            <text:p>80.7125</text:p>
          </table:table-cell>
          <table:table-cell table:formula="of:=[.F419]-[.G419]" office:value-type="float" office:value="2.7375" calcext:value-type="float">
            <text:p>2.7375</text:p>
          </table:table-cell>
        </table:table-row>
        <table:table-row table:style-name="ro1">
          <table:table-cell office:value-type="string" calcext:value-type="string">
            <text:p>0006420</text:p>
          </table:table-cell>
          <table:table-cell office:value-type="float" office:value="0" calcext:value-type="float">
            <text:p>0</text:p>
          </table:table-cell>
          <table:table-cell office:value-type="float" office:value="8331" calcext:value-type="float">
            <text:p>8331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0]/100" office:value-type="float" office:value="83.31" calcext:value-type="float">
            <text:p>83.31</text:p>
          </table:table-cell>
          <table:table-cell table:formula="of:=[.E420]/16*9/5+32" office:value-type="float" office:value="80.7125" calcext:value-type="float">
            <text:p>80.7125</text:p>
          </table:table-cell>
          <table:table-cell table:formula="of:=[.F420]-[.G420]" office:value-type="float" office:value="2.5975" calcext:value-type="float">
            <text:p>2.5975</text:p>
          </table:table-cell>
        </table:table-row>
        <table:table-row table:style-name="ro1">
          <table:table-cell office:value-type="string" calcext:value-type="string">
            <text:p>0006430</text:p>
          </table:table-cell>
          <table:table-cell office:value-type="float" office:value="0" calcext:value-type="float">
            <text:p>0</text:p>
          </table:table-cell>
          <table:table-cell office:value-type="float" office:value="8304" calcext:value-type="float">
            <text:p>8304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1]/100" office:value-type="float" office:value="83.04" calcext:value-type="float">
            <text:p>83.04</text:p>
          </table:table-cell>
          <table:table-cell table:formula="of:=[.E421]/16*9/5+32" office:value-type="float" office:value="80.7125" calcext:value-type="float">
            <text:p>80.7125</text:p>
          </table:table-cell>
          <table:table-cell table:formula="of:=[.F421]-[.G421]" office:value-type="float" office:value="2.3275" calcext:value-type="float">
            <text:p>2.3275</text:p>
          </table:table-cell>
        </table:table-row>
        <table:table-row table:style-name="ro1">
          <table:table-cell office:value-type="string" calcext:value-type="string">
            <text:p>0006440</text:p>
          </table:table-cell>
          <table:table-cell office:value-type="float" office:value="0" calcext:value-type="float">
            <text:p>0</text:p>
          </table:table-cell>
          <table:table-cell office:value-type="float" office:value="8350" calcext:value-type="float">
            <text:p>8350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2]/100" office:value-type="float" office:value="83.5" calcext:value-type="float">
            <text:p>83.5</text:p>
          </table:table-cell>
          <table:table-cell table:formula="of:=[.E422]/16*9/5+32" office:value-type="float" office:value="80.7125" calcext:value-type="float">
            <text:p>80.7125</text:p>
          </table:table-cell>
          <table:table-cell table:formula="of:=[.F422]-[.G422]" office:value-type="float" office:value="2.78749999999999" calcext:value-type="float">
            <text:p>2.7875</text:p>
          </table:table-cell>
        </table:table-row>
        <table:table-row table:style-name="ro1">
          <table:table-cell office:value-type="string" calcext:value-type="string">
            <text:p>000645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3]/100" office:value-type="float" office:value="83.24" calcext:value-type="float">
            <text:p>83.24</text:p>
          </table:table-cell>
          <table:table-cell table:formula="of:=[.E423]/16*9/5+32" office:value-type="float" office:value="80.7125" calcext:value-type="float">
            <text:p>80.7125</text:p>
          </table:table-cell>
          <table:table-cell table:formula="of:=[.F423]-[.G423]" office:value-type="float" office:value="2.52749999999999" calcext:value-type="float">
            <text:p>2.5275</text:p>
          </table:table-cell>
        </table:table-row>
        <table:table-row table:style-name="ro1">
          <table:table-cell office:value-type="string" calcext:value-type="string">
            <text:p>0006460</text:p>
          </table:table-cell>
          <table:table-cell office:value-type="float" office:value="0" calcext:value-type="float">
            <text:p>0</text:p>
          </table:table-cell>
          <table:table-cell office:value-type="float" office:value="8306" calcext:value-type="float">
            <text:p>8306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4]/100" office:value-type="float" office:value="83.06" calcext:value-type="float">
            <text:p>83.06</text:p>
          </table:table-cell>
          <table:table-cell table:formula="of:=[.E424]/16*9/5+32" office:value-type="float" office:value="80.7125" calcext:value-type="float">
            <text:p>80.7125</text:p>
          </table:table-cell>
          <table:table-cell table:formula="of:=[.F424]-[.G424]" office:value-type="float" office:value="2.3475" calcext:value-type="float">
            <text:p>2.3475</text:p>
          </table:table-cell>
        </table:table-row>
        <table:table-row table:style-name="ro1">
          <table:table-cell office:value-type="string" calcext:value-type="string">
            <text:p>0006470</text:p>
          </table:table-cell>
          <table:table-cell office:value-type="float" office:value="0" calcext:value-type="float">
            <text:p>0</text:p>
          </table:table-cell>
          <table:table-cell office:value-type="float" office:value="8343" calcext:value-type="float">
            <text:p>8343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25]/100" office:value-type="float" office:value="83.43" calcext:value-type="float">
            <text:p>83.43</text:p>
          </table:table-cell>
          <table:table-cell table:formula="of:=[.E425]/16*9/5+32" office:value-type="float" office:value="80.7125" calcext:value-type="float">
            <text:p>80.7125</text:p>
          </table:table-cell>
          <table:table-cell table:formula="of:=[.F425]-[.G425]" office:value-type="float" office:value="2.7175" calcext:value-type="float">
            <text:p>2.7175</text:p>
          </table:table-cell>
        </table:table-row>
        <table:table-row table:style-name="ro1">
          <table:table-cell office:value-type="string" calcext:value-type="string">
            <text:p>0006500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26]/100" office:value-type="float" office:value="83.27" calcext:value-type="float">
            <text:p>83.27</text:p>
          </table:table-cell>
          <table:table-cell table:formula="of:=[.E426]/16*9/5+32" office:value-type="float" office:value="80.6" calcext:value-type="float">
            <text:p>80.6</text:p>
          </table:table-cell>
          <table:table-cell table:formula="of:=[.F426]-[.G426]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0006510</text:p>
          </table:table-cell>
          <table:table-cell office:value-type="float" office:value="0" calcext:value-type="float">
            <text:p>0</text:p>
          </table:table-cell>
          <table:table-cell office:value-type="float" office:value="8325" calcext:value-type="float">
            <text:p>8325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27]/100" office:value-type="float" office:value="83.25" calcext:value-type="float">
            <text:p>83.25</text:p>
          </table:table-cell>
          <table:table-cell table:formula="of:=[.E427]/16*9/5+32" office:value-type="float" office:value="80.6" calcext:value-type="float">
            <text:p>80.6</text:p>
          </table:table-cell>
          <table:table-cell table:formula="of:=[.F427]-[.G427]" office:value-type="float" office:value="2.65000000000001" calcext:value-type="float">
            <text:p>2.65</text:p>
          </table:table-cell>
        </table:table-row>
        <table:table-row table:style-name="ro1">
          <table:table-cell office:value-type="string" calcext:value-type="string">
            <text:p>0006520</text:p>
          </table:table-cell>
          <table:table-cell office:value-type="float" office:value="0" calcext:value-type="float">
            <text:p>0</text:p>
          </table:table-cell>
          <table:table-cell office:value-type="float" office:value="8313" calcext:value-type="float">
            <text:p>831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28]/100" office:value-type="float" office:value="83.13" calcext:value-type="float">
            <text:p>83.13</text:p>
          </table:table-cell>
          <table:table-cell table:formula="of:=[.E428]/16*9/5+32" office:value-type="float" office:value="80.6" calcext:value-type="float">
            <text:p>80.6</text:p>
          </table:table-cell>
          <table:table-cell table:formula="of:=[.F428]-[.G428]"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0006530</text:p>
          </table:table-cell>
          <table:table-cell office:value-type="float" office:value="0" calcext:value-type="float">
            <text:p>0</text:p>
          </table:table-cell>
          <table:table-cell office:value-type="float" office:value="8343" calcext:value-type="float">
            <text:p>834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29]/100" office:value-type="float" office:value="83.43" calcext:value-type="float">
            <text:p>83.43</text:p>
          </table:table-cell>
          <table:table-cell table:formula="of:=[.E429]/16*9/5+32" office:value-type="float" office:value="80.6" calcext:value-type="float">
            <text:p>80.6</text:p>
          </table:table-cell>
          <table:table-cell table:formula="of:=[.F429]-[.G429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06540</text:p>
          </table:table-cell>
          <table:table-cell office:value-type="float" office:value="0" calcext:value-type="float">
            <text:p>0</text:p>
          </table:table-cell>
          <table:table-cell office:value-type="float" office:value="8315" calcext:value-type="float">
            <text:p>8315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30]/100" office:value-type="float" office:value="83.15" calcext:value-type="float">
            <text:p>83.15</text:p>
          </table:table-cell>
          <table:table-cell table:formula="of:=[.E430]/16*9/5+32" office:value-type="float" office:value="80.6" calcext:value-type="float">
            <text:p>80.6</text:p>
          </table:table-cell>
          <table:table-cell table:formula="of:=[.F430]-[.G430]" office:value-type="float" office:value="2.55000000000001" calcext:value-type="float">
            <text:p>2.55</text:p>
          </table:table-cell>
        </table:table-row>
        <table:table-row table:style-name="ro1">
          <table:table-cell office:value-type="string" calcext:value-type="string">
            <text:p>0006550</text:p>
          </table:table-cell>
          <table:table-cell office:value-type="float" office:value="0" calcext:value-type="float">
            <text:p>0</text:p>
          </table:table-cell>
          <table:table-cell office:value-type="float" office:value="8348" calcext:value-type="float">
            <text:p>8348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31]/100" office:value-type="float" office:value="83.48" calcext:value-type="float">
            <text:p>83.48</text:p>
          </table:table-cell>
          <table:table-cell table:formula="of:=[.E431]/16*9/5+32" office:value-type="float" office:value="80.6" calcext:value-type="float">
            <text:p>80.6</text:p>
          </table:table-cell>
          <table:table-cell table:formula="of:=[.F431]-[.G431]" office:value-type="float" office:value="2.88000000000001" calcext:value-type="float">
            <text:p>2.88</text:p>
          </table:table-cell>
        </table:table-row>
        <table:table-row table:style-name="ro1">
          <table:table-cell office:value-type="string" calcext:value-type="string">
            <text:p>0006560</text:p>
          </table:table-cell>
          <table:table-cell office:value-type="float" office:value="0" calcext:value-type="float">
            <text:p>0</text:p>
          </table:table-cell>
          <table:table-cell office:value-type="float" office:value="8287" calcext:value-type="float">
            <text:p>8287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32]/100" office:value-type="float" office:value="82.87" calcext:value-type="float">
            <text:p>82.87</text:p>
          </table:table-cell>
          <table:table-cell table:formula="of:=[.E432]/16*9/5+32" office:value-type="float" office:value="80.6" calcext:value-type="float">
            <text:p>80.6</text:p>
          </table:table-cell>
          <table:table-cell table:formula="of:=[.F432]-[.G432]" office:value-type="float" office:value="2.27000000000001" calcext:value-type="float">
            <text:p>2.27</text:p>
          </table:table-cell>
        </table:table-row>
        <table:table-row table:style-name="ro1">
          <table:table-cell office:value-type="string" calcext:value-type="string">
            <text:p>000657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33]/100" office:value-type="float" office:value="83.29" calcext:value-type="float">
            <text:p>83.29</text:p>
          </table:table-cell>
          <table:table-cell table:formula="of:=[.E433]/16*9/5+32" office:value-type="float" office:value="80.4875" calcext:value-type="float">
            <text:p>80.4875</text:p>
          </table:table-cell>
          <table:table-cell table:formula="of:=[.F433]-[.G433]" office:value-type="float" office:value="2.80250000000001" calcext:value-type="float">
            <text:p>2.8025</text:p>
          </table:table-cell>
        </table:table-row>
        <table:table-row table:style-name="ro1">
          <table:table-cell office:value-type="string" calcext:value-type="string">
            <text:p>000660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34]/100" office:value-type="float" office:value="83.24" calcext:value-type="float">
            <text:p>83.24</text:p>
          </table:table-cell>
          <table:table-cell table:formula="of:=[.E434]/16*9/5+32" office:value-type="float" office:value="80.4875" calcext:value-type="float">
            <text:p>80.4875</text:p>
          </table:table-cell>
          <table:table-cell table:formula="of:=[.F434]-[.G434]" office:value-type="float" office:value="2.7525" calcext:value-type="float">
            <text:p>2.7525</text:p>
          </table:table-cell>
        </table:table-row>
        <table:table-row table:style-name="ro1">
          <table:table-cell office:value-type="string" calcext:value-type="string">
            <text:p>0006610</text:p>
          </table:table-cell>
          <table:table-cell office:value-type="float" office:value="0" calcext:value-type="float">
            <text:p>0</text:p>
          </table:table-cell>
          <table:table-cell office:value-type="float" office:value="8315" calcext:value-type="float">
            <text:p>8315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35]/100" office:value-type="float" office:value="83.15" calcext:value-type="float">
            <text:p>83.15</text:p>
          </table:table-cell>
          <table:table-cell table:formula="of:=[.E435]/16*9/5+32" office:value-type="float" office:value="80.4875" calcext:value-type="float">
            <text:p>80.4875</text:p>
          </table:table-cell>
          <table:table-cell table:formula="of:=[.F435]-[.G435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0662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36]/100" office:value-type="float" office:value="83.29" calcext:value-type="float">
            <text:p>83.29</text:p>
          </table:table-cell>
          <table:table-cell table:formula="of:=[.E436]/16*9/5+32" office:value-type="float" office:value="80.375" calcext:value-type="float">
            <text:p>80.375</text:p>
          </table:table-cell>
          <table:table-cell table:formula="of:=[.F436]-[.G436]" office:value-type="float" office:value="2.91500000000001" calcext:value-type="float">
            <text:p>2.915</text:p>
          </table:table-cell>
        </table:table-row>
        <table:table-row table:style-name="ro1">
          <table:table-cell office:value-type="string" calcext:value-type="string">
            <text:p>0006630</text:p>
          </table:table-cell>
          <table:table-cell office:value-type="float" office:value="0" calcext:value-type="float">
            <text:p>0</text:p>
          </table:table-cell>
          <table:table-cell office:value-type="float" office:value="8290" calcext:value-type="float">
            <text:p>829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37]/100" office:value-type="float" office:value="82.9" calcext:value-type="float">
            <text:p>82.9</text:p>
          </table:table-cell>
          <table:table-cell table:formula="of:=[.E437]/16*9/5+32" office:value-type="float" office:value="80.4875" calcext:value-type="float">
            <text:p>80.4875</text:p>
          </table:table-cell>
          <table:table-cell table:formula="of:=[.F437]-[.G437]" office:value-type="float" office:value="2.41250000000001" calcext:value-type="float">
            <text:p>2.4125</text:p>
          </table:table-cell>
        </table:table-row>
        <table:table-row table:style-name="ro1">
          <table:table-cell office:value-type="string" calcext:value-type="string">
            <text:p>0006640</text:p>
          </table:table-cell>
          <table:table-cell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38]/100" office:value-type="float" office:value="83.52" calcext:value-type="float">
            <text:p>83.52</text:p>
          </table:table-cell>
          <table:table-cell table:formula="of:=[.E438]/16*9/5+32" office:value-type="float" office:value="80.4875" calcext:value-type="float">
            <text:p>80.4875</text:p>
          </table:table-cell>
          <table:table-cell table:formula="of:=[.F438]-[.G438]" office:value-type="float" office:value="3.0325" calcext:value-type="float">
            <text:p>3.0325</text:p>
          </table:table-cell>
        </table:table-row>
        <table:table-row table:style-name="ro1">
          <table:table-cell office:value-type="string" calcext:value-type="string">
            <text:p>0006650</text:p>
          </table:table-cell>
          <table:table-cell office:value-type="float" office:value="0" calcext:value-type="float">
            <text:p>0</text:p>
          </table:table-cell>
          <table:table-cell office:value-type="float" office:value="8308" calcext:value-type="float">
            <text:p>8308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39]/100" office:value-type="float" office:value="83.08" calcext:value-type="float">
            <text:p>83.08</text:p>
          </table:table-cell>
          <table:table-cell table:formula="of:=[.E439]/16*9/5+32" office:value-type="float" office:value="80.6" calcext:value-type="float">
            <text:p>80.6</text:p>
          </table:table-cell>
          <table:table-cell table:formula="of:=[.F439]-[.G439]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0006660</text:p>
          </table:table-cell>
          <table:table-cell office:value-type="float" office:value="0" calcext:value-type="float">
            <text:p>0</text:p>
          </table:table-cell>
          <table:table-cell office:value-type="float" office:value="8313" calcext:value-type="float">
            <text:p>831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0]/100" office:value-type="float" office:value="83.13" calcext:value-type="float">
            <text:p>83.13</text:p>
          </table:table-cell>
          <table:table-cell table:formula="of:=[.E440]/16*9/5+32" office:value-type="float" office:value="80.6" calcext:value-type="float">
            <text:p>80.6</text:p>
          </table:table-cell>
          <table:table-cell table:formula="of:=[.F440]-[.G440]"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0006670</text:p>
          </table:table-cell>
          <table:table-cell office:value-type="float" office:value="0" calcext:value-type="float">
            <text:p>0</text:p>
          </table:table-cell>
          <table:table-cell office:value-type="float" office:value="8341" calcext:value-type="float">
            <text:p>834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1]/100" office:value-type="float" office:value="83.41" calcext:value-type="float">
            <text:p>83.41</text:p>
          </table:table-cell>
          <table:table-cell table:formula="of:=[.E441]/16*9/5+32" office:value-type="float" office:value="80.6" calcext:value-type="float">
            <text:p>80.6</text:p>
          </table:table-cell>
          <table:table-cell table:formula="of:=[.F441]-[.G441]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0006700</text:p>
          </table:table-cell>
          <table:table-cell office:value-type="float" office:value="0" calcext:value-type="float">
            <text:p>0</text:p>
          </table:table-cell>
          <table:table-cell office:value-type="float" office:value="8331" calcext:value-type="float">
            <text:p>833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2]/100" office:value-type="float" office:value="83.31" calcext:value-type="float">
            <text:p>83.31</text:p>
          </table:table-cell>
          <table:table-cell table:formula="of:=[.E442]/16*9/5+32" office:value-type="float" office:value="80.6" calcext:value-type="float">
            <text:p>80.6</text:p>
          </table:table-cell>
          <table:table-cell table:formula="of:=[.F442]-[.G442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06710</text:p>
          </table:table-cell>
          <table:table-cell office:value-type="float" office:value="0" calcext:value-type="float">
            <text:p>0</text:p>
          </table:table-cell>
          <table:table-cell office:value-type="float" office:value="8343" calcext:value-type="float">
            <text:p>834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3]/100" office:value-type="float" office:value="83.43" calcext:value-type="float">
            <text:p>83.43</text:p>
          </table:table-cell>
          <table:table-cell table:formula="of:=[.E443]/16*9/5+32" office:value-type="float" office:value="80.6" calcext:value-type="float">
            <text:p>80.6</text:p>
          </table:table-cell>
          <table:table-cell table:formula="of:=[.F443]-[.G443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0672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44]/100" office:value-type="float" office:value="83.29" calcext:value-type="float">
            <text:p>83.29</text:p>
          </table:table-cell>
          <table:table-cell table:formula="of:=[.E444]/16*9/5+32" office:value-type="float" office:value="80.7125" calcext:value-type="float">
            <text:p>80.7125</text:p>
          </table:table-cell>
          <table:table-cell table:formula="of:=[.F444]-[.G444]" office:value-type="float" office:value="2.5775" calcext:value-type="float">
            <text:p>2.5775</text:p>
          </table:table-cell>
        </table:table-row>
        <table:table-row table:style-name="ro1">
          <table:table-cell office:value-type="string" calcext:value-type="string">
            <text:p>0006730</text:p>
          </table:table-cell>
          <table:table-cell office:value-type="float" office:value="0" calcext:value-type="float">
            <text:p>0</text:p>
          </table:table-cell>
          <table:table-cell office:value-type="float" office:value="8311" calcext:value-type="float">
            <text:p>83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5]/100" office:value-type="float" office:value="83.11" calcext:value-type="float">
            <text:p>83.11</text:p>
          </table:table-cell>
          <table:table-cell table:formula="of:=[.E445]/16*9/5+32" office:value-type="float" office:value="80.6" calcext:value-type="float">
            <text:p>80.6</text:p>
          </table:table-cell>
          <table:table-cell table:formula="of:=[.F445]-[.G445]" office:value-type="float" office:value="2.51000000000001" calcext:value-type="float">
            <text:p>2.51</text:p>
          </table:table-cell>
        </table:table-row>
        <table:table-row table:style-name="ro1">
          <table:table-cell office:value-type="string" calcext:value-type="string">
            <text:p>0006740</text:p>
          </table:table-cell>
          <table:table-cell office:value-type="float" office:value="0" calcext:value-type="float">
            <text:p>0</text:p>
          </table:table-cell>
          <table:table-cell office:value-type="float" office:value="8322" calcext:value-type="float">
            <text:p>832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46]/100" office:value-type="float" office:value="83.22" calcext:value-type="float">
            <text:p>83.22</text:p>
          </table:table-cell>
          <table:table-cell table:formula="of:=[.E446]/16*9/5+32" office:value-type="float" office:value="80.4875" calcext:value-type="float">
            <text:p>80.4875</text:p>
          </table:table-cell>
          <table:table-cell table:formula="of:=[.F446]-[.G446]" office:value-type="float" office:value="2.7325" calcext:value-type="float">
            <text:p>2.7325</text:p>
          </table:table-cell>
        </table:table-row>
        <table:table-row table:style-name="ro1">
          <table:table-cell office:value-type="string" calcext:value-type="string">
            <text:p>0006750</text:p>
          </table:table-cell>
          <table:table-cell office:value-type="float" office:value="0" calcext:value-type="float">
            <text:p>0</text:p>
          </table:table-cell>
          <table:table-cell office:value-type="float" office:value="8334" calcext:value-type="float">
            <text:p>8334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47]/100" office:value-type="float" office:value="83.34" calcext:value-type="float">
            <text:p>83.34</text:p>
          </table:table-cell>
          <table:table-cell table:formula="of:=[.E447]/16*9/5+32" office:value-type="float" office:value="80.4875" calcext:value-type="float">
            <text:p>80.4875</text:p>
          </table:table-cell>
          <table:table-cell table:formula="of:=[.F447]-[.G447]" office:value-type="float" office:value="2.85250000000001" calcext:value-type="float">
            <text:p>2.8525</text:p>
          </table:table-cell>
        </table:table-row>
        <table:table-row table:style-name="ro1">
          <table:table-cell office:value-type="string" calcext:value-type="string">
            <text:p>0006760</text:p>
          </table:table-cell>
          <table:table-cell office:value-type="float" office:value="0" calcext:value-type="float">
            <text:p>0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48]/100" office:value-type="float" office:value="82.83" calcext:value-type="float">
            <text:p>82.83</text:p>
          </table:table-cell>
          <table:table-cell table:formula="of:=[.E448]/16*9/5+32" office:value-type="float" office:value="80.4875" calcext:value-type="float">
            <text:p>80.4875</text:p>
          </table:table-cell>
          <table:table-cell table:formula="of:=[.F448]-[.G448]" office:value-type="float" office:value="2.3425" calcext:value-type="float">
            <text:p>2.3425</text:p>
          </table:table-cell>
        </table:table-row>
        <table:table-row table:style-name="ro1">
          <table:table-cell office:value-type="string" calcext:value-type="string">
            <text:p>0006770</text:p>
          </table:table-cell>
          <table:table-cell office:value-type="float" office:value="0" calcext:value-type="float">
            <text:p>0</text:p>
          </table:table-cell>
          <table:table-cell office:value-type="float" office:value="8290" calcext:value-type="float">
            <text:p>829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49]/100" office:value-type="float" office:value="82.9" calcext:value-type="float">
            <text:p>82.9</text:p>
          </table:table-cell>
          <table:table-cell table:formula="of:=[.E449]/16*9/5+32" office:value-type="float" office:value="80.6" calcext:value-type="float">
            <text:p>80.6</text:p>
          </table:table-cell>
          <table:table-cell table:formula="of:=[.F449]-[.G449]" office:value-type="float" office:value="2.30000000000001" calcext:value-type="float">
            <text:p>2.3</text:p>
          </table:table-cell>
        </table:table-row>
        <table:table-row table:style-name="ro1">
          <table:table-cell office:value-type="string" calcext:value-type="string">
            <text:p>0007000</text:p>
          </table:table-cell>
          <table:table-cell office:value-type="float" office:value="0" calcext:value-type="float">
            <text:p>0</text:p>
          </table:table-cell>
          <table:table-cell office:value-type="float" office:value="8304" calcext:value-type="float">
            <text:p>8304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0]/100" office:value-type="float" office:value="83.04" calcext:value-type="float">
            <text:p>83.04</text:p>
          </table:table-cell>
          <table:table-cell table:formula="of:=[.E450]/16*9/5+32" office:value-type="float" office:value="80.6" calcext:value-type="float">
            <text:p>80.6</text:p>
          </table:table-cell>
          <table:table-cell table:formula="of:=[.F450]-[.G450]" office:value-type="float" office:value="2.44000000000001" calcext:value-type="float">
            <text:p>2.44</text:p>
          </table:table-cell>
        </table:table-row>
        <table:table-row table:style-name="ro1">
          <table:table-cell office:value-type="string" calcext:value-type="string">
            <text:p>0007010</text:p>
          </table:table-cell>
          <table:table-cell office:value-type="float" office:value="0" calcext:value-type="float">
            <text:p>0</text:p>
          </table:table-cell>
          <table:table-cell office:value-type="float" office:value="8317" calcext:value-type="float">
            <text:p>8317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table:formula="of:=[.C451]/100" office:value-type="float" office:value="83.17" calcext:value-type="float">
            <text:p>83.17</text:p>
          </table:table-cell>
          <table:table-cell table:formula="of:=[.E451]/16*9/5+32" office:value-type="float" office:value="80.7125" calcext:value-type="float">
            <text:p>80.7125</text:p>
          </table:table-cell>
          <table:table-cell table:formula="of:=[.F451]-[.G451]" office:value-type="float" office:value="2.4575" calcext:value-type="float">
            <text:p>2.4575</text:p>
          </table:table-cell>
        </table:table-row>
        <table:table-row table:style-name="ro1">
          <table:table-cell office:value-type="string" calcext:value-type="string">
            <text:p>0007020</text:p>
          </table:table-cell>
          <table:table-cell office:value-type="float" office:value="0" calcext:value-type="float">
            <text:p>0</text:p>
          </table:table-cell>
          <table:table-cell office:value-type="float" office:value="8297" calcext:value-type="float">
            <text:p>8297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2]/100" office:value-type="float" office:value="82.97" calcext:value-type="float">
            <text:p>82.97</text:p>
          </table:table-cell>
          <table:table-cell table:formula="of:=[.E452]/16*9/5+32" office:value-type="float" office:value="80.6" calcext:value-type="float">
            <text:p>80.6</text:p>
          </table:table-cell>
          <table:table-cell table:formula="of:=[.F452]-[.G452]"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0007030</text:p>
          </table:table-cell>
          <table:table-cell office:value-type="float" office:value="0" calcext:value-type="float">
            <text:p>0</text:p>
          </table:table-cell>
          <table:table-cell office:value-type="float" office:value="8317" calcext:value-type="float">
            <text:p>8317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3]/100" office:value-type="float" office:value="83.17" calcext:value-type="float">
            <text:p>83.17</text:p>
          </table:table-cell>
          <table:table-cell table:formula="of:=[.E453]/16*9/5+32" office:value-type="float" office:value="80.6" calcext:value-type="float">
            <text:p>80.6</text:p>
          </table:table-cell>
          <table:table-cell table:formula="of:=[.F453]-[.G453]" office:value-type="float" office:value="2.57000000000001" calcext:value-type="float">
            <text:p>2.57</text:p>
          </table:table-cell>
        </table:table-row>
        <table:table-row table:style-name="ro1">
          <table:table-cell office:value-type="string" calcext:value-type="string">
            <text:p>0007040</text:p>
          </table:table-cell>
          <table:table-cell office:value-type="float" office:value="0" calcext:value-type="float">
            <text:p>0</text:p>
          </table:table-cell>
          <table:table-cell office:value-type="float" office:value="8269" calcext:value-type="float">
            <text:p>8269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4]/100" office:value-type="float" office:value="82.69" calcext:value-type="float">
            <text:p>82.69</text:p>
          </table:table-cell>
          <table:table-cell table:formula="of:=[.E454]/16*9/5+32" office:value-type="float" office:value="80.6" calcext:value-type="float">
            <text:p>80.6</text:p>
          </table:table-cell>
          <table:table-cell table:formula="of:=[.F454]-[.G454]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0007050</text:p>
          </table:table-cell>
          <table:table-cell office:value-type="float" office:value="0" calcext:value-type="float">
            <text:p>0</text:p>
          </table:table-cell>
          <table:table-cell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5]/100" office:value-type="float" office:value="82.5" calcext:value-type="float">
            <text:p>82.5</text:p>
          </table:table-cell>
          <table:table-cell table:formula="of:=[.E455]/16*9/5+32" office:value-type="float" office:value="80.6" calcext:value-type="float">
            <text:p>80.6</text:p>
          </table:table-cell>
          <table:table-cell table:formula="of:=[.F455]-[.G455]" office:value-type="float" office:value="1.90000000000001" calcext:value-type="float">
            <text:p>1.9</text:p>
          </table:table-cell>
        </table:table-row>
        <table:table-row table:style-name="ro1">
          <table:table-cell office:value-type="string" calcext:value-type="string">
            <text:p>0007060</text:p>
          </table:table-cell>
          <table:table-cell office:value-type="float" office:value="0" calcext:value-type="float">
            <text:p>0</text:p>
          </table:table-cell>
          <table:table-cell office:value-type="float" office:value="8285" calcext:value-type="float">
            <text:p>8285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56]/100" office:value-type="float" office:value="82.85" calcext:value-type="float">
            <text:p>82.85</text:p>
          </table:table-cell>
          <table:table-cell table:formula="of:=[.E456]/16*9/5+32" office:value-type="float" office:value="80.4875" calcext:value-type="float">
            <text:p>80.4875</text:p>
          </table:table-cell>
          <table:table-cell table:formula="of:=[.F456]-[.G456]" office:value-type="float" office:value="2.3625" calcext:value-type="float">
            <text:p>2.3625</text:p>
          </table:table-cell>
        </table:table-row>
        <table:table-row table:style-name="ro1">
          <table:table-cell office:value-type="string" calcext:value-type="string">
            <text:p>0007070</text:p>
          </table:table-cell>
          <table:table-cell office:value-type="float" office:value="0" calcext:value-type="float">
            <text:p>0</text:p>
          </table:table-cell>
          <table:table-cell office:value-type="float" office:value="8294" calcext:value-type="float">
            <text:p>8294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57]/100" office:value-type="float" office:value="82.94" calcext:value-type="float">
            <text:p>82.94</text:p>
          </table:table-cell>
          <table:table-cell table:formula="of:=[.E457]/16*9/5+32" office:value-type="float" office:value="80.4875" calcext:value-type="float">
            <text:p>80.4875</text:p>
          </table:table-cell>
          <table:table-cell table:formula="of:=[.F457]-[.G457]" office:value-type="float" office:value="2.4525" calcext:value-type="float">
            <text:p>2.4525</text:p>
          </table:table-cell>
        </table:table-row>
        <table:table-row table:style-name="ro1">
          <table:table-cell office:value-type="string" calcext:value-type="string">
            <text:p>0007100</text:p>
          </table:table-cell>
          <table:table-cell office:value-type="float" office:value="0" calcext:value-type="float">
            <text:p>0</text:p>
          </table:table-cell>
          <table:table-cell office:value-type="float" office:value="8308" calcext:value-type="float">
            <text:p>8308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8]/100" office:value-type="float" office:value="83.08" calcext:value-type="float">
            <text:p>83.08</text:p>
          </table:table-cell>
          <table:table-cell table:formula="of:=[.E458]/16*9/5+32" office:value-type="float" office:value="80.6" calcext:value-type="float">
            <text:p>80.6</text:p>
          </table:table-cell>
          <table:table-cell table:formula="of:=[.F458]-[.G458]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0007110</text:p>
          </table:table-cell>
          <table:table-cell office:value-type="float" office:value="0" calcext:value-type="float">
            <text:p>0</text:p>
          </table:table-cell>
          <table:table-cell office:value-type="float" office:value="8292" calcext:value-type="float">
            <text:p>829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formula="of:=[.C459]/100" office:value-type="float" office:value="82.92" calcext:value-type="float">
            <text:p>82.92</text:p>
          </table:table-cell>
          <table:table-cell table:formula="of:=[.E459]/16*9/5+32" office:value-type="float" office:value="80.6" calcext:value-type="float">
            <text:p>80.6</text:p>
          </table:table-cell>
          <table:table-cell table:formula="of:=[.F459]-[.G459]" office:value-type="float" office:value="2.32000000000001" calcext:value-type="float">
            <text:p>2.32</text:p>
          </table:table-cell>
        </table:table-row>
        <table:table-row table:style-name="ro1">
          <table:table-cell office:value-type="string" calcext:value-type="string">
            <text:p>0007120</text:p>
          </table:table-cell>
          <table:table-cell office:value-type="float" office:value="0" calcext:value-type="float">
            <text:p>0</text:p>
          </table:table-cell>
          <table:table-cell office:value-type="float" office:value="8313" calcext:value-type="float">
            <text:p>831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60]/100" office:value-type="float" office:value="83.13" calcext:value-type="float">
            <text:p>83.13</text:p>
          </table:table-cell>
          <table:table-cell table:formula="of:=[.E460]/16*9/5+32" office:value-type="float" office:value="80.4875" calcext:value-type="float">
            <text:p>80.4875</text:p>
          </table:table-cell>
          <table:table-cell table:formula="of:=[.F460]-[.G460]" office:value-type="float" office:value="2.6425" calcext:value-type="float">
            <text:p>2.6425</text:p>
          </table:table-cell>
        </table:table-row>
        <table:table-row table:style-name="ro1">
          <table:table-cell office:value-type="string" calcext:value-type="string">
            <text:p>0007130</text:p>
          </table:table-cell>
          <table:table-cell office:value-type="float" office:value="0" calcext:value-type="float">
            <text:p>0</text:p>
          </table:table-cell>
          <table:table-cell office:value-type="float" office:value="8299" calcext:value-type="float">
            <text:p>8299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formula="of:=[.C461]/100" office:value-type="float" office:value="82.99" calcext:value-type="float">
            <text:p>82.99</text:p>
          </table:table-cell>
          <table:table-cell table:formula="of:=[.E461]/16*9/5+32" office:value-type="float" office:value="80.4875" calcext:value-type="float">
            <text:p>80.4875</text:p>
          </table:table-cell>
          <table:table-cell table:formula="of:=[.F461]-[.G461]" office:value-type="float" office:value="2.5025" calcext:value-type="float">
            <text:p>2.5025</text:p>
          </table:table-cell>
        </table:table-row>
        <table:table-row table:style-name="ro1">
          <table:table-cell office:value-type="string" calcext:value-type="string">
            <text:p>0007140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2]/100" office:value-type="float" office:value="82.76" calcext:value-type="float">
            <text:p>82.76</text:p>
          </table:table-cell>
          <table:table-cell table:formula="of:=[.E462]/16*9/5+32" office:value-type="float" office:value="80.375" calcext:value-type="float">
            <text:p>80.375</text:p>
          </table:table-cell>
          <table:table-cell table:formula="of:=[.F462]-[.G462]" office:value-type="float" office:value="2.38500000000001" calcext:value-type="float">
            <text:p>2.385</text:p>
          </table:table-cell>
        </table:table-row>
        <table:table-row table:style-name="ro1">
          <table:table-cell office:value-type="string" calcext:value-type="string">
            <text:p>0007150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3]/100" office:value-type="float" office:value="83.29" calcext:value-type="float">
            <text:p>83.29</text:p>
          </table:table-cell>
          <table:table-cell table:formula="of:=[.E463]/16*9/5+32" office:value-type="float" office:value="80.375" calcext:value-type="float">
            <text:p>80.375</text:p>
          </table:table-cell>
          <table:table-cell table:formula="of:=[.F463]-[.G463]" office:value-type="float" office:value="2.91500000000001" calcext:value-type="float">
            <text:p>2.915</text:p>
          </table:table-cell>
        </table:table-row>
        <table:table-row table:style-name="ro1">
          <table:table-cell office:value-type="string" calcext:value-type="string">
            <text:p>0007160</text:p>
          </table:table-cell>
          <table:table-cell office:value-type="float" office:value="0" calcext:value-type="float">
            <text:p>0</text:p>
          </table:table-cell>
          <table:table-cell office:value-type="float" office:value="8285" calcext:value-type="float">
            <text:p>8285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4]/100" office:value-type="float" office:value="82.85" calcext:value-type="float">
            <text:p>82.85</text:p>
          </table:table-cell>
          <table:table-cell table:formula="of:=[.E464]/16*9/5+32" office:value-type="float" office:value="80.375" calcext:value-type="float">
            <text:p>80.375</text:p>
          </table:table-cell>
          <table:table-cell table:formula="of:=[.F464]-[.G464]" office:value-type="float" office:value="2.47499999999999" calcext:value-type="float">
            <text:p>2.475</text:p>
          </table:table-cell>
        </table:table-row>
        <table:table-row table:style-name="ro1">
          <table:table-cell office:value-type="string" calcext:value-type="string">
            <text:p>0007170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5]/100" office:value-type="float" office:value="82.76" calcext:value-type="float">
            <text:p>82.76</text:p>
          </table:table-cell>
          <table:table-cell table:formula="of:=[.E465]/16*9/5+32" office:value-type="float" office:value="80.375" calcext:value-type="float">
            <text:p>80.375</text:p>
          </table:table-cell>
          <table:table-cell table:formula="of:=[.F465]-[.G465]" office:value-type="float" office:value="2.38500000000001" calcext:value-type="float">
            <text:p>2.385</text:p>
          </table:table-cell>
        </table:table-row>
        <table:table-row table:style-name="ro1">
          <table:table-cell office:value-type="string" calcext:value-type="string">
            <text:p>0007200</text:p>
          </table:table-cell>
          <table:table-cell office:value-type="float" office:value="0" calcext:value-type="float">
            <text:p>0</text:p>
          </table:table-cell>
          <table:table-cell office:value-type="float" office:value="8251" calcext:value-type="float">
            <text:p>825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6]/100" office:value-type="float" office:value="82.51" calcext:value-type="float">
            <text:p>82.51</text:p>
          </table:table-cell>
          <table:table-cell table:formula="of:=[.E466]/16*9/5+32" office:value-type="float" office:value="80.375" calcext:value-type="float">
            <text:p>80.375</text:p>
          </table:table-cell>
          <table:table-cell table:formula="of:=[.F466]-[.G466]" office:value-type="float" office:value="2.13500000000001" calcext:value-type="float">
            <text:p>2.135</text:p>
          </table:table-cell>
        </table:table-row>
        <table:table-row table:style-name="ro1">
          <table:table-cell office:value-type="string" calcext:value-type="string">
            <text:p>0007210</text:p>
          </table:table-cell>
          <table:table-cell office:value-type="float" office:value="0" calcext:value-type="float">
            <text:p>0</text:p>
          </table:table-cell>
          <table:table-cell office:value-type="float" office:value="8267" calcext:value-type="float">
            <text:p>8267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7]/100" office:value-type="float" office:value="82.67" calcext:value-type="float">
            <text:p>82.67</text:p>
          </table:table-cell>
          <table:table-cell table:formula="of:=[.E467]/16*9/5+32" office:value-type="float" office:value="80.375" calcext:value-type="float">
            <text:p>80.375</text:p>
          </table:table-cell>
          <table:table-cell table:formula="of:=[.F467]-[.G467]" office:value-type="float" office:value="2.295" calcext:value-type="float">
            <text:p>2.295</text:p>
          </table:table-cell>
        </table:table-row>
        <table:table-row table:style-name="ro1">
          <table:table-cell office:value-type="string" calcext:value-type="string">
            <text:p>0007220</text:p>
          </table:table-cell>
          <table:table-cell office:value-type="float" office:value="0" calcext:value-type="float">
            <text:p>0</text:p>
          </table:table-cell>
          <table:table-cell office:value-type="float" office:value="8281" calcext:value-type="float">
            <text:p>828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8]/100" office:value-type="float" office:value="82.81" calcext:value-type="float">
            <text:p>82.81</text:p>
          </table:table-cell>
          <table:table-cell table:formula="of:=[.E468]/16*9/5+32" office:value-type="float" office:value="80.375" calcext:value-type="float">
            <text:p>80.375</text:p>
          </table:table-cell>
          <table:table-cell table:formula="of:=[.F468]-[.G468]" office:value-type="float" office:value="2.435" calcext:value-type="float">
            <text:p>2.435</text:p>
          </table:table-cell>
        </table:table-row>
        <table:table-row table:style-name="ro1">
          <table:table-cell office:value-type="string" calcext:value-type="string">
            <text:p>0007230</text:p>
          </table:table-cell>
          <table:table-cell office:value-type="float" office:value="0" calcext:value-type="float">
            <text:p>0</text:p>
          </table:table-cell>
          <table:table-cell office:value-type="float" office:value="8244" calcext:value-type="float">
            <text:p>8244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69]/100" office:value-type="float" office:value="82.44" calcext:value-type="float">
            <text:p>82.44</text:p>
          </table:table-cell>
          <table:table-cell table:formula="of:=[.E469]/16*9/5+32" office:value-type="float" office:value="80.375" calcext:value-type="float">
            <text:p>80.375</text:p>
          </table:table-cell>
          <table:table-cell table:formula="of:=[.F469]-[.G469]" office:value-type="float" office:value="2.065" calcext:value-type="float">
            <text:p>2.065</text:p>
          </table:table-cell>
        </table:table-row>
        <table:table-row table:style-name="ro1">
          <table:table-cell office:value-type="string" calcext:value-type="string">
            <text:p>0007240</text:p>
          </table:table-cell>
          <table:table-cell office:value-type="float" office:value="0" calcext:value-type="float">
            <text:p>0</text:p>
          </table:table-cell>
          <table:table-cell office:value-type="float" office:value="8281" calcext:value-type="float">
            <text:p>828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0]/100" office:value-type="float" office:value="82.81" calcext:value-type="float">
            <text:p>82.81</text:p>
          </table:table-cell>
          <table:table-cell table:formula="of:=[.E470]/16*9/5+32" office:value-type="float" office:value="80.375" calcext:value-type="float">
            <text:p>80.375</text:p>
          </table:table-cell>
          <table:table-cell table:formula="of:=[.F470]-[.G470]" office:value-type="float" office:value="2.435" calcext:value-type="float">
            <text:p>2.435</text:p>
          </table:table-cell>
        </table:table-row>
        <table:table-row table:style-name="ro1">
          <table:table-cell office:value-type="string" calcext:value-type="string">
            <text:p>0007250</text:p>
          </table:table-cell>
          <table:table-cell office:value-type="float" office:value="0" calcext:value-type="float">
            <text:p>0</text:p>
          </table:table-cell>
          <table:table-cell office:value-type="float" office:value="8267" calcext:value-type="float">
            <text:p>8267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1]/100" office:value-type="float" office:value="82.67" calcext:value-type="float">
            <text:p>82.67</text:p>
          </table:table-cell>
          <table:table-cell table:formula="of:=[.E471]/16*9/5+32" office:value-type="float" office:value="80.375" calcext:value-type="float">
            <text:p>80.375</text:p>
          </table:table-cell>
          <table:table-cell table:formula="of:=[.F471]-[.G471]" office:value-type="float" office:value="2.295" calcext:value-type="float">
            <text:p>2.295</text:p>
          </table:table-cell>
        </table:table-row>
        <table:table-row table:style-name="ro1">
          <table:table-cell office:value-type="string" calcext:value-type="string">
            <text:p>0007260</text:p>
          </table:table-cell>
          <table:table-cell office:value-type="float" office:value="0" calcext:value-type="float">
            <text:p>0</text:p>
          </table:table-cell>
          <table:table-cell office:value-type="float" office:value="8294" calcext:value-type="float">
            <text:p>8294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2]/100" office:value-type="float" office:value="82.94" calcext:value-type="float">
            <text:p>82.94</text:p>
          </table:table-cell>
          <table:table-cell table:formula="of:=[.E472]/16*9/5+32" office:value-type="float" office:value="80.375" calcext:value-type="float">
            <text:p>80.375</text:p>
          </table:table-cell>
          <table:table-cell table:formula="of:=[.F472]-[.G472]" office:value-type="float" office:value="2.565" calcext:value-type="float">
            <text:p>2.565</text:p>
          </table:table-cell>
        </table:table-row>
        <table:table-row table:style-name="ro1">
          <table:table-cell office:value-type="string" calcext:value-type="string">
            <text:p>0007270</text:p>
          </table:table-cell>
          <table:table-cell office:value-type="float" office:value="0" calcext:value-type="float">
            <text:p>0</text:p>
          </table:table-cell>
          <table:table-cell office:value-type="float" office:value="8248" calcext:value-type="float">
            <text:p>8248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3]/100" office:value-type="float" office:value="82.48" calcext:value-type="float">
            <text:p>82.48</text:p>
          </table:table-cell>
          <table:table-cell table:formula="of:=[.E473]/16*9/5+32" office:value-type="float" office:value="80.375" calcext:value-type="float">
            <text:p>80.375</text:p>
          </table:table-cell>
          <table:table-cell table:formula="of:=[.F473]-[.G473]" office:value-type="float" office:value="2.105" calcext:value-type="float">
            <text:p>2.105</text:p>
          </table:table-cell>
        </table:table-row>
        <table:table-row table:style-name="ro1">
          <table:table-cell office:value-type="string" calcext:value-type="string">
            <text:p>0007300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4]/100" office:value-type="float" office:value="82.34" calcext:value-type="float">
            <text:p>82.34</text:p>
          </table:table-cell>
          <table:table-cell table:formula="of:=[.E474]/16*9/5+32" office:value-type="float" office:value="80.375" calcext:value-type="float">
            <text:p>80.375</text:p>
          </table:table-cell>
          <table:table-cell table:formula="of:=[.F474]-[.G474]" office:value-type="float" office:value="1.965" calcext:value-type="float">
            <text:p>1.965</text:p>
          </table:table-cell>
        </table:table-row>
        <table:table-row table:style-name="ro1">
          <table:table-cell office:value-type="string" calcext:value-type="string">
            <text:p>0007310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formula="of:=[.C475]/100" office:value-type="float" office:value="82.76" calcext:value-type="float">
            <text:p>82.76</text:p>
          </table:table-cell>
          <table:table-cell table:formula="of:=[.E475]/16*9/5+32" office:value-type="float" office:value="80.375" calcext:value-type="float">
            <text:p>80.375</text:p>
          </table:table-cell>
          <table:table-cell table:formula="of:=[.F475]-[.G475]" office:value-type="float" office:value="2.38500000000001" calcext:value-type="float">
            <text:p>2.385</text:p>
          </table:table-cell>
        </table:table-row>
        <table:table-row table:style-name="ro1">
          <table:table-cell office:value-type="string" calcext:value-type="string">
            <text:p>0007320</text:p>
          </table:table-cell>
          <table:table-cell office:value-type="float" office:value="0" calcext:value-type="float">
            <text:p>0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table:formula="of:=[.C476]/100" office:value-type="float" office:value="82.78" calcext:value-type="float">
            <text:p>82.78</text:p>
          </table:table-cell>
          <table:table-cell table:formula="of:=[.E476]/16*9/5+32" office:value-type="float" office:value="80.2625" calcext:value-type="float">
            <text:p>80.2625</text:p>
          </table:table-cell>
          <table:table-cell table:formula="of:=[.F476]-[.G476]" office:value-type="float" office:value="2.5175" calcext:value-type="float">
            <text:p>2.5175</text:p>
          </table:table-cell>
        </table:table-row>
        <table:table-row table:style-name="ro1">
          <table:table-cell office:value-type="string" calcext:value-type="string">
            <text:p>0007330</text:p>
          </table:table-cell>
          <table:table-cell office:value-type="float" office:value="0" calcext:value-type="float">
            <text:p>0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77]/100" office:value-type="float" office:value="82.83" calcext:value-type="float">
            <text:p>82.83</text:p>
          </table:table-cell>
          <table:table-cell table:formula="of:=[.E477]/16*9/5+32" office:value-type="float" office:value="80.15" calcext:value-type="float">
            <text:p>80.15</text:p>
          </table:table-cell>
          <table:table-cell table:formula="of:=[.F477]-[.G477]" office:value-type="float" office:value="2.67999999999999" calcext:value-type="float">
            <text:p>2.68</text:p>
          </table:table-cell>
        </table:table-row>
        <table:table-row table:style-name="ro1">
          <table:table-cell office:value-type="string" calcext:value-type="string">
            <text:p>0007340</text:p>
          </table:table-cell>
          <table:table-cell office:value-type="float" office:value="0" calcext:value-type="float">
            <text:p>0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78]/100" office:value-type="float" office:value="82.78" calcext:value-type="float">
            <text:p>82.78</text:p>
          </table:table-cell>
          <table:table-cell table:formula="of:=[.E478]/16*9/5+32" office:value-type="float" office:value="80.15" calcext:value-type="float">
            <text:p>80.15</text:p>
          </table:table-cell>
          <table:table-cell table:formula="of:=[.F478]-[.G478]"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0007350</text:p>
          </table:table-cell>
          <table:table-cell office:value-type="float" office:value="0" calcext:value-type="float">
            <text:p>0</text:p>
          </table:table-cell>
          <table:table-cell office:value-type="float" office:value="8248" calcext:value-type="float">
            <text:p>8248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79]/100" office:value-type="float" office:value="82.48" calcext:value-type="float">
            <text:p>82.48</text:p>
          </table:table-cell>
          <table:table-cell table:formula="of:=[.E479]/16*9/5+32" office:value-type="float" office:value="80.15" calcext:value-type="float">
            <text:p>80.15</text:p>
          </table:table-cell>
          <table:table-cell table:formula="of:=[.F479]-[.G479]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0007360</text:p>
          </table:table-cell>
          <table:table-cell office:value-type="float" office:value="0" calcext:value-type="float">
            <text:p>0</text:p>
          </table:table-cell>
          <table:table-cell office:value-type="float" office:value="8251" calcext:value-type="float">
            <text:p>8251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80]/100" office:value-type="float" office:value="82.51" calcext:value-type="float">
            <text:p>82.51</text:p>
          </table:table-cell>
          <table:table-cell table:formula="of:=[.E480]/16*9/5+32" office:value-type="float" office:value="80.15" calcext:value-type="float">
            <text:p>80.15</text:p>
          </table:table-cell>
          <table:table-cell table:formula="of:=[.F480]-[.G480]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0007370</text:p>
          </table:table-cell>
          <table:table-cell office:value-type="float" office:value="0" calcext:value-type="float">
            <text:p>0</text:p>
          </table:table-cell>
          <table:table-cell office:value-type="float" office:value="8230" calcext:value-type="float">
            <text:p>8230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81]/100" office:value-type="float" office:value="82.3" calcext:value-type="float">
            <text:p>82.3</text:p>
          </table:table-cell>
          <table:table-cell table:formula="of:=[.E481]/16*9/5+32" office:value-type="float" office:value="80.15" calcext:value-type="float">
            <text:p>80.15</text:p>
          </table:table-cell>
          <table:table-cell table:formula="of:=[.F481]-[.G481]" office:value-type="float" office:value="2.14999999999999" calcext:value-type="float">
            <text:p>2.15</text:p>
          </table:table-cell>
        </table:table-row>
        <table:table-row table:style-name="ro1">
          <table:table-cell office:value-type="string" calcext:value-type="string">
            <text:p>0007400</text:p>
          </table:table-cell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82]/100" office:value-type="float" office:value="82.46" calcext:value-type="float">
            <text:p>82.46</text:p>
          </table:table-cell>
          <table:table-cell table:formula="of:=[.E482]/16*9/5+32" office:value-type="float" office:value="80.0375" calcext:value-type="float">
            <text:p>80.0375</text:p>
          </table:table-cell>
          <table:table-cell table:formula="of:=[.F482]-[.G482]" office:value-type="float" office:value="2.4225" calcext:value-type="float">
            <text:p>2.4225</text:p>
          </table:table-cell>
        </table:table-row>
        <table:table-row table:style-name="ro1">
          <table:table-cell office:value-type="string" calcext:value-type="string">
            <text:p>0007410</text:p>
          </table:table-cell>
          <table:table-cell office:value-type="float" office:value="0" calcext:value-type="float">
            <text:p>0</text:p>
          </table:table-cell>
          <table:table-cell office:value-type="float" office:value="8237" calcext:value-type="float">
            <text:p>8237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83]/100" office:value-type="float" office:value="82.37" calcext:value-type="float">
            <text:p>82.37</text:p>
          </table:table-cell>
          <table:table-cell table:formula="of:=[.E483]/16*9/5+32" office:value-type="float" office:value="80.15" calcext:value-type="float">
            <text:p>80.15</text:p>
          </table:table-cell>
          <table:table-cell table:formula="of:=[.F483]-[.G483]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0007420</text:p>
          </table:table-cell>
          <table:table-cell office:value-type="float" office:value="0" calcext:value-type="float">
            <text:p>0</text:p>
          </table:table-cell>
          <table:table-cell office:value-type="float" office:value="8251" calcext:value-type="float">
            <text:p>8251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84]/100" office:value-type="float" office:value="82.51" calcext:value-type="float">
            <text:p>82.51</text:p>
          </table:table-cell>
          <table:table-cell table:formula="of:=[.E484]/16*9/5+32" office:value-type="float" office:value="80.0375" calcext:value-type="float">
            <text:p>80.0375</text:p>
          </table:table-cell>
          <table:table-cell table:formula="of:=[.F484]-[.G484]" office:value-type="float" office:value="2.47250000000001" calcext:value-type="float">
            <text:p>2.4725</text:p>
          </table:table-cell>
        </table:table-row>
        <table:table-row table:style-name="ro1">
          <table:table-cell office:value-type="string" calcext:value-type="string">
            <text:p>0007430</text:p>
          </table:table-cell>
          <table:table-cell office:value-type="float" office:value="0" calcext:value-type="float">
            <text:p>0</text:p>
          </table:table-cell>
          <table:table-cell office:value-type="float" office:value="8244" calcext:value-type="float">
            <text:p>8244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85]/100" office:value-type="float" office:value="82.44" calcext:value-type="float">
            <text:p>82.44</text:p>
          </table:table-cell>
          <table:table-cell table:formula="of:=[.E485]/16*9/5+32" office:value-type="float" office:value="80.15" calcext:value-type="float">
            <text:p>80.15</text:p>
          </table:table-cell>
          <table:table-cell table:formula="of:=[.F485]-[.G485]" office:value-type="float" office:value="2.28999999999999" calcext:value-type="float">
            <text:p>2.29</text:p>
          </table:table-cell>
        </table:table-row>
        <table:table-row table:style-name="ro1">
          <table:table-cell office:value-type="string" calcext:value-type="string">
            <text:p>0007440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86]/100" office:value-type="float" office:value="82.16" calcext:value-type="float">
            <text:p>82.16</text:p>
          </table:table-cell>
          <table:table-cell table:formula="of:=[.E486]/16*9/5+32" office:value-type="float" office:value="80.0375" calcext:value-type="float">
            <text:p>80.0375</text:p>
          </table:table-cell>
          <table:table-cell table:formula="of:=[.F486]-[.G486]" office:value-type="float" office:value="2.1225" calcext:value-type="float">
            <text:p>2.1225</text:p>
          </table:table-cell>
        </table:table-row>
        <table:table-row table:style-name="ro1">
          <table:table-cell office:value-type="string" calcext:value-type="string">
            <text:p>0007450</text:p>
          </table:table-cell>
          <table:table-cell office:value-type="float" office:value="0" calcext:value-type="float">
            <text:p>0</text:p>
          </table:table-cell>
          <table:table-cell office:value-type="float" office:value="8225" calcext:value-type="float">
            <text:p>8225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87]/100" office:value-type="float" office:value="82.25" calcext:value-type="float">
            <text:p>82.25</text:p>
          </table:table-cell>
          <table:table-cell table:formula="of:=[.E487]/16*9/5+32" office:value-type="float" office:value="80.0375" calcext:value-type="float">
            <text:p>80.0375</text:p>
          </table:table-cell>
          <table:table-cell table:formula="of:=[.F487]-[.G487]" office:value-type="float" office:value="2.21250000000001" calcext:value-type="float">
            <text:p>2.2125</text:p>
          </table:table-cell>
        </table:table-row>
        <table:table-row table:style-name="ro1">
          <table:table-cell office:value-type="string" calcext:value-type="string">
            <text:p>0007460</text:p>
          </table:table-cell>
          <table:table-cell office:value-type="float" office:value="0" calcext:value-type="float">
            <text:p>0</text:p>
          </table:table-cell>
          <table:table-cell office:value-type="float" office:value="8253" calcext:value-type="float">
            <text:p>8253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88]/100" office:value-type="float" office:value="82.53" calcext:value-type="float">
            <text:p>82.53</text:p>
          </table:table-cell>
          <table:table-cell table:formula="of:=[.E488]/16*9/5+32" office:value-type="float" office:value="80.0375" calcext:value-type="float">
            <text:p>80.0375</text:p>
          </table:table-cell>
          <table:table-cell table:formula="of:=[.F488]-[.G488]" office:value-type="float" office:value="2.49250000000001" calcext:value-type="float">
            <text:p>2.4925</text:p>
          </table:table-cell>
        </table:table-row>
        <table:table-row table:style-name="ro1">
          <table:table-cell office:value-type="string" calcext:value-type="string">
            <text:p>0007470</text:p>
          </table:table-cell>
          <table:table-cell office:value-type="float" office:value="0" calcext:value-type="float">
            <text:p>0</text:p>
          </table:table-cell>
          <table:table-cell office:value-type="float" office:value="8248" calcext:value-type="float">
            <text:p>8248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489]/100" office:value-type="float" office:value="82.48" calcext:value-type="float">
            <text:p>82.48</text:p>
          </table:table-cell>
          <table:table-cell table:formula="of:=[.E489]/16*9/5+32" office:value-type="float" office:value="80.15" calcext:value-type="float">
            <text:p>80.15</text:p>
          </table:table-cell>
          <table:table-cell table:formula="of:=[.F489]-[.G489]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0007500</text:p>
          </table:table-cell>
          <table:table-cell office:value-type="float" office:value="0" calcext:value-type="float">
            <text:p>0</text:p>
          </table:table-cell>
          <table:table-cell office:value-type="float" office:value="8241" calcext:value-type="float">
            <text:p>8241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90]/100" office:value-type="float" office:value="82.41" calcext:value-type="float">
            <text:p>82.41</text:p>
          </table:table-cell>
          <table:table-cell table:formula="of:=[.E490]/16*9/5+32" office:value-type="float" office:value="80.0375" calcext:value-type="float">
            <text:p>80.0375</text:p>
          </table:table-cell>
          <table:table-cell table:formula="of:=[.F490]-[.G490]" office:value-type="float" office:value="2.3725" calcext:value-type="float">
            <text:p>2.3725</text:p>
          </table:table-cell>
        </table:table-row>
        <table:table-row table:style-name="ro1">
          <table:table-cell office:value-type="string" calcext:value-type="string">
            <text:p>0007510</text:p>
          </table:table-cell>
          <table:table-cell office:value-type="float" office:value="0" calcext:value-type="float">
            <text:p>0</text:p>
          </table:table-cell>
          <table:table-cell office:value-type="float" office:value="8262" calcext:value-type="float">
            <text:p>8262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91]/100" office:value-type="float" office:value="82.62" calcext:value-type="float">
            <text:p>82.62</text:p>
          </table:table-cell>
          <table:table-cell table:formula="of:=[.E491]/16*9/5+32" office:value-type="float" office:value="80.0375" calcext:value-type="float">
            <text:p>80.0375</text:p>
          </table:table-cell>
          <table:table-cell table:formula="of:=[.F491]-[.G491]" office:value-type="float" office:value="2.58250000000001" calcext:value-type="float">
            <text:p>2.5825</text:p>
          </table:table-cell>
        </table:table-row>
        <table:table-row table:style-name="ro1">
          <table:table-cell office:value-type="string" calcext:value-type="string">
            <text:p>0007520</text:p>
          </table:table-cell>
          <table:table-cell office:value-type="float" office:value="0" calcext:value-type="float">
            <text:p>0</text:p>
          </table:table-cell>
          <table:table-cell office:value-type="float" office:value="8239" calcext:value-type="float">
            <text:p>8239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92]/100" office:value-type="float" office:value="82.39" calcext:value-type="float">
            <text:p>82.39</text:p>
          </table:table-cell>
          <table:table-cell table:formula="of:=[.E492]/16*9/5+32" office:value-type="float" office:value="80.0375" calcext:value-type="float">
            <text:p>80.0375</text:p>
          </table:table-cell>
          <table:table-cell table:formula="of:=[.F492]-[.G492]" office:value-type="float" office:value="2.35250000000001" calcext:value-type="float">
            <text:p>2.3525</text:p>
          </table:table-cell>
        </table:table-row>
        <table:table-row table:style-name="ro1">
          <table:table-cell office:value-type="string" calcext:value-type="string">
            <text:p>0007530</text:p>
          </table:table-cell>
          <table:table-cell office:value-type="float" office:value="0" calcext:value-type="float">
            <text:p>0</text:p>
          </table:table-cell>
          <table:table-cell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493]/100" office:value-type="float" office:value="82.5" calcext:value-type="float">
            <text:p>82.5</text:p>
          </table:table-cell>
          <table:table-cell table:formula="of:=[.E493]/16*9/5+32" office:value-type="float" office:value="79.925" calcext:value-type="float">
            <text:p>79.925</text:p>
          </table:table-cell>
          <table:table-cell table:formula="of:=[.F493]-[.G493]" office:value-type="float" office:value="2.575" calcext:value-type="float">
            <text:p>2.575</text:p>
          </table:table-cell>
        </table:table-row>
        <table:table-row table:style-name="ro1">
          <table:table-cell office:value-type="string" calcext:value-type="string">
            <text:p>0007540</text:p>
          </table:table-cell>
          <table:table-cell office:value-type="float" office:value="0" calcext:value-type="float">
            <text:p>0</text:p>
          </table:table-cell>
          <table:table-cell office:value-type="float" office:value="8269" calcext:value-type="float">
            <text:p>8269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94]/100" office:value-type="float" office:value="82.69" calcext:value-type="float">
            <text:p>82.69</text:p>
          </table:table-cell>
          <table:table-cell table:formula="of:=[.E494]/16*9/5+32" office:value-type="float" office:value="80.0375" calcext:value-type="float">
            <text:p>80.0375</text:p>
          </table:table-cell>
          <table:table-cell table:formula="of:=[.F494]-[.G494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07550</text:p>
          </table:table-cell>
          <table:table-cell office:value-type="float" office:value="0" calcext:value-type="float">
            <text:p>0</text:p>
          </table:table-cell>
          <table:table-cell office:value-type="float" office:value="8241" calcext:value-type="float">
            <text:p>8241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495]/100" office:value-type="float" office:value="82.41" calcext:value-type="float">
            <text:p>82.41</text:p>
          </table:table-cell>
          <table:table-cell table:formula="of:=[.E495]/16*9/5+32" office:value-type="float" office:value="79.925" calcext:value-type="float">
            <text:p>79.925</text:p>
          </table:table-cell>
          <table:table-cell table:formula="of:=[.F495]-[.G495]" office:value-type="float" office:value="2.485" calcext:value-type="float">
            <text:p>2.485</text:p>
          </table:table-cell>
        </table:table-row>
        <table:table-row table:style-name="ro1">
          <table:table-cell office:value-type="string" calcext:value-type="string">
            <text:p>0007560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496]/100" office:value-type="float" office:value="82.6" calcext:value-type="float">
            <text:p>82.6</text:p>
          </table:table-cell>
          <table:table-cell table:formula="of:=[.E496]/16*9/5+32" office:value-type="float" office:value="80.0375" calcext:value-type="float">
            <text:p>80.0375</text:p>
          </table:table-cell>
          <table:table-cell table:formula="of:=[.F496]-[.G496]" office:value-type="float" office:value="2.5625" calcext:value-type="float">
            <text:p>2.5625</text:p>
          </table:table-cell>
        </table:table-row>
        <table:table-row table:style-name="ro1">
          <table:table-cell office:value-type="string" calcext:value-type="string">
            <text:p>0007570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497]/100" office:value-type="float" office:value="82.16" calcext:value-type="float">
            <text:p>82.16</text:p>
          </table:table-cell>
          <table:table-cell table:formula="of:=[.E497]/16*9/5+32" office:value-type="float" office:value="79.925" calcext:value-type="float">
            <text:p>79.925</text:p>
          </table:table-cell>
          <table:table-cell table:formula="of:=[.F497]-[.G497]" office:value-type="float" office:value="2.235" calcext:value-type="float">
            <text:p>2.235</text:p>
          </table:table-cell>
        </table:table-row>
        <table:table-row table:style-name="ro1">
          <table:table-cell office:value-type="string" calcext:value-type="string">
            <text:p>0007600</text:p>
          </table:table-cell>
          <table:table-cell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498]/100" office:value-type="float" office:value="82.07" calcext:value-type="float">
            <text:p>82.07</text:p>
          </table:table-cell>
          <table:table-cell table:formula="of:=[.E498]/16*9/5+32" office:value-type="float" office:value="79.925" calcext:value-type="float">
            <text:p>79.925</text:p>
          </table:table-cell>
          <table:table-cell table:formula="of:=[.F498]-[.G498]" office:value-type="float" office:value="2.145" calcext:value-type="float">
            <text:p>2.145</text:p>
          </table:table-cell>
        </table:table-row>
        <table:table-row table:style-name="ro1">
          <table:table-cell office:value-type="string" calcext:value-type="string">
            <text:p>0007610</text:p>
          </table:table-cell>
          <table:table-cell office:value-type="float" office:value="0" calcext:value-type="float">
            <text:p>0</text:p>
          </table:table-cell>
          <table:table-cell office:value-type="float" office:value="8251" calcext:value-type="float">
            <text:p>8251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499]/100" office:value-type="float" office:value="82.51" calcext:value-type="float">
            <text:p>82.51</text:p>
          </table:table-cell>
          <table:table-cell table:formula="of:=[.E499]/16*9/5+32" office:value-type="float" office:value="79.925" calcext:value-type="float">
            <text:p>79.925</text:p>
          </table:table-cell>
          <table:table-cell table:formula="of:=[.F499]-[.G499]" office:value-type="float" office:value="2.58500000000001" calcext:value-type="float">
            <text:p>2.585</text:p>
          </table:table-cell>
        </table:table-row>
        <table:table-row table:style-name="ro1">
          <table:table-cell office:value-type="string" calcext:value-type="string">
            <text:p>0007620</text:p>
          </table:table-cell>
          <table:table-cell office:value-type="float" office:value="0" calcext:value-type="float">
            <text:p>0</text:p>
          </table:table-cell>
          <table:table-cell office:value-type="float" office:value="8218" calcext:value-type="float">
            <text:p>8218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0]/100" office:value-type="float" office:value="82.18" calcext:value-type="float">
            <text:p>82.18</text:p>
          </table:table-cell>
          <table:table-cell table:formula="of:=[.E500]/16*9/5+32" office:value-type="float" office:value="79.925" calcext:value-type="float">
            <text:p>79.925</text:p>
          </table:table-cell>
          <table:table-cell table:formula="of:=[.F500]-[.G500]" office:value-type="float" office:value="2.25500000000001" calcext:value-type="float">
            <text:p>2.255</text:p>
          </table:table-cell>
        </table:table-row>
        <table:table-row table:style-name="ro1">
          <table:table-cell office:value-type="string" calcext:value-type="string">
            <text:p>0007630</text:p>
          </table:table-cell>
          <table:table-cell office:value-type="float" office:value="0" calcext:value-type="float">
            <text:p>0</text:p>
          </table:table-cell>
          <table:table-cell office:value-type="float" office:value="8237" calcext:value-type="float">
            <text:p>8237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1]/100" office:value-type="float" office:value="82.37" calcext:value-type="float">
            <text:p>82.37</text:p>
          </table:table-cell>
          <table:table-cell table:formula="of:=[.E501]/16*9/5+32" office:value-type="float" office:value="79.925" calcext:value-type="float">
            <text:p>79.925</text:p>
          </table:table-cell>
          <table:table-cell table:formula="of:=[.F501]-[.G501]" office:value-type="float" office:value="2.44500000000001" calcext:value-type="float">
            <text:p>2.445</text:p>
          </table:table-cell>
        </table:table-row>
        <table:table-row table:style-name="ro1">
          <table:table-cell office:value-type="string" calcext:value-type="string">
            <text:p>0007640</text:p>
          </table:table-cell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2]/100" office:value-type="float" office:value="82.46" calcext:value-type="float">
            <text:p>82.46</text:p>
          </table:table-cell>
          <table:table-cell table:formula="of:=[.E502]/16*9/5+32" office:value-type="float" office:value="79.925" calcext:value-type="float">
            <text:p>79.925</text:p>
          </table:table-cell>
          <table:table-cell table:formula="of:=[.F502]-[.G502]"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0007650</text:p>
          </table:table-cell>
          <table:table-cell office:value-type="float" office:value="0" calcext:value-type="float">
            <text:p>0</text:p>
          </table:table-cell>
          <table:table-cell office:value-type="float" office:value="8232" calcext:value-type="float">
            <text:p>8232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3]/100" office:value-type="float" office:value="82.32" calcext:value-type="float">
            <text:p>82.32</text:p>
          </table:table-cell>
          <table:table-cell table:formula="of:=[.E503]/16*9/5+32" office:value-type="float" office:value="79.925" calcext:value-type="float">
            <text:p>79.925</text:p>
          </table:table-cell>
          <table:table-cell table:formula="of:=[.F503]-[.G503]" office:value-type="float" office:value="2.395" calcext:value-type="float">
            <text:p>2.395</text:p>
          </table:table-cell>
        </table:table-row>
        <table:table-row table:style-name="ro1">
          <table:table-cell office:value-type="string" calcext:value-type="string">
            <text:p>0007660</text:p>
          </table:table-cell>
          <table:table-cell office:value-type="float" office:value="0" calcext:value-type="float">
            <text:p>0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4]/100" office:value-type="float" office:value="82.78" calcext:value-type="float">
            <text:p>82.78</text:p>
          </table:table-cell>
          <table:table-cell table:formula="of:=[.E504]/16*9/5+32" office:value-type="float" office:value="79.925" calcext:value-type="float">
            <text:p>79.925</text:p>
          </table:table-cell>
          <table:table-cell table:formula="of:=[.F504]-[.G504]" office:value-type="float" office:value="2.855" calcext:value-type="float">
            <text:p>2.855</text:p>
          </table:table-cell>
        </table:table-row>
        <table:table-row table:style-name="ro1">
          <table:table-cell office:value-type="string" calcext:value-type="string">
            <text:p>0007670</text:p>
          </table:table-cell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05]/100" office:value-type="float" office:value="82.46" calcext:value-type="float">
            <text:p>82.46</text:p>
          </table:table-cell>
          <table:table-cell table:formula="of:=[.E505]/16*9/5+32" office:value-type="float" office:value="79.925" calcext:value-type="float">
            <text:p>79.925</text:p>
          </table:table-cell>
          <table:table-cell table:formula="of:=[.F505]-[.G505]"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0007700</text:p>
          </table:table-cell>
          <table:table-cell office:value-type="float" office:value="0" calcext:value-type="float">
            <text:p>0</text:p>
          </table:table-cell>
          <table:table-cell office:value-type="float" office:value="8271" calcext:value-type="float">
            <text:p>8271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506]/100" office:value-type="float" office:value="82.71" calcext:value-type="float">
            <text:p>82.71</text:p>
          </table:table-cell>
          <table:table-cell table:formula="of:=[.E506]/16*9/5+32" office:value-type="float" office:value="80.0375" calcext:value-type="float">
            <text:p>80.0375</text:p>
          </table:table-cell>
          <table:table-cell table:formula="of:=[.F506]-[.G506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07710</text:p>
          </table:table-cell>
          <table:table-cell office:value-type="float" office:value="0" calcext:value-type="float">
            <text:p>0</text:p>
          </table:table-cell>
          <table:table-cell office:value-type="float" office:value="8262" calcext:value-type="float">
            <text:p>8262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507]/100" office:value-type="float" office:value="82.62" calcext:value-type="float">
            <text:p>82.62</text:p>
          </table:table-cell>
          <table:table-cell table:formula="of:=[.E507]/16*9/5+32" office:value-type="float" office:value="80.0375" calcext:value-type="float">
            <text:p>80.0375</text:p>
          </table:table-cell>
          <table:table-cell table:formula="of:=[.F507]-[.G507]" office:value-type="float" office:value="2.58250000000001" calcext:value-type="float">
            <text:p>2.5825</text:p>
          </table:table-cell>
        </table:table-row>
        <table:table-row table:style-name="ro1">
          <table:table-cell office:value-type="string" calcext:value-type="string">
            <text:p>0007720</text:p>
          </table:table-cell>
          <table:table-cell office:value-type="float" office:value="0" calcext:value-type="float">
            <text:p>0</text:p>
          </table:table-cell>
          <table:table-cell office:value-type="float" office:value="8271" calcext:value-type="float">
            <text:p>8271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508]/100" office:value-type="float" office:value="82.71" calcext:value-type="float">
            <text:p>82.71</text:p>
          </table:table-cell>
          <table:table-cell table:formula="of:=[.E508]/16*9/5+32" office:value-type="float" office:value="80.0375" calcext:value-type="float">
            <text:p>80.0375</text:p>
          </table:table-cell>
          <table:table-cell table:formula="of:=[.F508]-[.G508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07730</text:p>
          </table:table-cell>
          <table:table-cell office:value-type="float" office:value="0" calcext:value-type="float">
            <text:p>0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formula="of:=[.C509]/100" office:value-type="float" office:value="82.83" calcext:value-type="float">
            <text:p>82.83</text:p>
          </table:table-cell>
          <table:table-cell table:formula="of:=[.E509]/16*9/5+32" office:value-type="float" office:value="80.15" calcext:value-type="float">
            <text:p>80.15</text:p>
          </table:table-cell>
          <table:table-cell table:formula="of:=[.F509]-[.G509]" office:value-type="float" office:value="2.67999999999999" calcext:value-type="float">
            <text:p>2.68</text:p>
          </table:table-cell>
        </table:table-row>
        <table:table-row table:style-name="ro1">
          <table:table-cell office:value-type="string" calcext:value-type="string">
            <text:p>000774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510]/100" office:value-type="float" office:value="83.24" calcext:value-type="float">
            <text:p>83.24</text:p>
          </table:table-cell>
          <table:table-cell table:formula="of:=[.E510]/16*9/5+32" office:value-type="float" office:value="80.0375" calcext:value-type="float">
            <text:p>80.0375</text:p>
          </table:table-cell>
          <table:table-cell table:formula="of:=[.F510]-[.G510]" office:value-type="float" office:value="3.2025" calcext:value-type="float">
            <text:p>3.2025</text:p>
          </table:table-cell>
        </table:table-row>
        <table:table-row table:style-name="ro1">
          <table:table-cell office:value-type="string" calcext:value-type="string">
            <text:p>0007750</text:p>
          </table:table-cell>
          <table:table-cell office:value-type="float" office:value="0" calcext:value-type="float">
            <text:p>0</text:p>
          </table:table-cell>
          <table:table-cell office:value-type="float" office:value="8281" calcext:value-type="float">
            <text:p>8281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formula="of:=[.C511]/100" office:value-type="float" office:value="82.81" calcext:value-type="float">
            <text:p>82.81</text:p>
          </table:table-cell>
          <table:table-cell table:formula="of:=[.E511]/16*9/5+32" office:value-type="float" office:value="80.0375" calcext:value-type="float">
            <text:p>80.0375</text:p>
          </table:table-cell>
          <table:table-cell table:formula="of:=[.F511]-[.G511]" office:value-type="float" office:value="2.77250000000001" calcext:value-type="float">
            <text:p>2.7725</text:p>
          </table:table-cell>
        </table:table-row>
        <table:table-row table:style-name="ro1">
          <table:table-cell office:value-type="string" calcext:value-type="string">
            <text:p>0007760</text:p>
          </table:table-cell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formula="of:=[.C512]/100" office:value-type="float" office:value="82.46" calcext:value-type="float">
            <text:p>82.46</text:p>
          </table:table-cell>
          <table:table-cell table:formula="of:=[.E512]/16*9/5+32" office:value-type="float" office:value="79.925" calcext:value-type="float">
            <text:p>79.925</text:p>
          </table:table-cell>
          <table:table-cell table:formula="of:=[.F512]-[.G512]"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0007770</text:p>
          </table:table-cell>
          <table:table-cell office:value-type="float" office:value="0" calcext:value-type="float">
            <text:p>0</text:p>
          </table:table-cell>
          <table:table-cell office:value-type="float" office:value="8262" calcext:value-type="float">
            <text:p>8262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table:formula="of:=[.C513]/100" office:value-type="float" office:value="82.62" calcext:value-type="float">
            <text:p>82.62</text:p>
          </table:table-cell>
          <table:table-cell table:formula="of:=[.E513]/16*9/5+32" office:value-type="float" office:value="79.8125" calcext:value-type="float">
            <text:p>79.8125</text:p>
          </table:table-cell>
          <table:table-cell table:formula="of:=[.F513]-[.G513]" office:value-type="float" office:value="2.8075" calcext:value-type="float">
            <text:p>2.8075</text:p>
          </table:table-cell>
        </table:table-row>
        <table:table-row table:style-name="ro1">
          <table:table-cell office:value-type="string" calcext:value-type="string">
            <text:p>0010000</text:p>
          </table:table-cell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formula="of:=[.C514]/100" office:value-type="float" office:value="82.46" calcext:value-type="float">
            <text:p>82.46</text:p>
          </table:table-cell>
          <table:table-cell table:formula="of:=[.E514]/16*9/5+32" office:value-type="float" office:value="79.7" calcext:value-type="float">
            <text:p>79.7</text:p>
          </table:table-cell>
          <table:table-cell table:formula="of:=[.F514]-[.G514]" office:value-type="float" office:value="2.75999999999999" calcext:value-type="float">
            <text:p>2.76</text:p>
          </table:table-cell>
        </table:table-row>
        <table:table-row table:style-name="ro1">
          <table:table-cell office:value-type="string" calcext:value-type="string">
            <text:p>0010010</text:p>
          </table:table-cell>
          <table:table-cell office:value-type="float" office:value="0" calcext:value-type="float">
            <text:p>0</text:p>
          </table:table-cell>
          <table:table-cell office:value-type="float" office:value="8230" calcext:value-type="float">
            <text:p>8230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formula="of:=[.C515]/100" office:value-type="float" office:value="82.3" calcext:value-type="float">
            <text:p>82.3</text:p>
          </table:table-cell>
          <table:table-cell table:formula="of:=[.E515]/16*9/5+32" office:value-type="float" office:value="79.5875" calcext:value-type="float">
            <text:p>79.5875</text:p>
          </table:table-cell>
          <table:table-cell table:formula="of:=[.F515]-[.G515]" office:value-type="float" office:value="2.71249999999999" calcext:value-type="float">
            <text:p>2.7125</text:p>
          </table:table-cell>
        </table:table-row>
        <table:table-row table:style-name="ro1">
          <table:table-cell office:value-type="string" calcext:value-type="string">
            <text:p>0010020</text:p>
          </table:table-cell>
          <table:table-cell office:value-type="float" office:value="0" calcext:value-type="float">
            <text:p>0</text:p>
          </table:table-cell>
          <table:table-cell office:value-type="float" office:value="8255" calcext:value-type="float">
            <text:p>8255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table:formula="of:=[.C516]/100" office:value-type="float" office:value="82.55" calcext:value-type="float">
            <text:p>82.55</text:p>
          </table:table-cell>
          <table:table-cell table:formula="of:=[.E516]/16*9/5+32" office:value-type="float" office:value="79.8125" calcext:value-type="float">
            <text:p>79.8125</text:p>
          </table:table-cell>
          <table:table-cell table:formula="of:=[.F516]-[.G516]" office:value-type="float" office:value="2.7375" calcext:value-type="float">
            <text:p>2.7375</text:p>
          </table:table-cell>
        </table:table-row>
        <table:table-row table:style-name="ro1">
          <table:table-cell office:value-type="string" calcext:value-type="string">
            <text:p>0010030</text:p>
          </table:table-cell>
          <table:table-cell office:value-type="float" office:value="0" calcext:value-type="float">
            <text:p>0</text:p>
          </table:table-cell>
          <table:table-cell office:value-type="float" office:value="8241" calcext:value-type="float">
            <text:p>8241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formula="of:=[.C517]/100" office:value-type="float" office:value="82.41" calcext:value-type="float">
            <text:p>82.41</text:p>
          </table:table-cell>
          <table:table-cell table:formula="of:=[.E517]/16*9/5+32" office:value-type="float" office:value="79.7" calcext:value-type="float">
            <text:p>79.7</text:p>
          </table:table-cell>
          <table:table-cell table:formula="of:=[.F517]-[.G517]" office:value-type="float" office:value="2.70999999999999" calcext:value-type="float">
            <text:p>2.71</text:p>
          </table:table-cell>
        </table:table-row>
        <table:table-row table:style-name="ro1">
          <table:table-cell office:value-type="string" calcext:value-type="string">
            <text:p>0010040</text:p>
          </table:table-cell>
          <table:table-cell office:value-type="float" office:value="0" calcext:value-type="float">
            <text:p>0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formula="of:=[.C518]/100" office:value-type="float" office:value="82.78" calcext:value-type="float">
            <text:p>82.78</text:p>
          </table:table-cell>
          <table:table-cell table:formula="of:=[.E518]/16*9/5+32" office:value-type="float" office:value="79.7" calcext:value-type="float">
            <text:p>79.7</text:p>
          </table:table-cell>
          <table:table-cell table:formula="of:=[.F518]-[.G518]"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0010050</text:p>
          </table:table-cell>
          <table:table-cell office:value-type="float" office:value="0" calcext:value-type="float">
            <text:p>0</text:p>
          </table:table-cell>
          <table:table-cell office:value-type="float" office:value="8202" calcext:value-type="float">
            <text:p>820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formula="of:=[.C519]/100" office:value-type="float" office:value="82.02" calcext:value-type="float">
            <text:p>82.02</text:p>
          </table:table-cell>
          <table:table-cell table:formula="of:=[.E519]/16*9/5+32" office:value-type="float" office:value="79.5875" calcext:value-type="float">
            <text:p>79.5875</text:p>
          </table:table-cell>
          <table:table-cell table:formula="of:=[.F519]-[.G519]" office:value-type="float" office:value="2.43249999999999" calcext:value-type="float">
            <text:p>2.4325</text:p>
          </table:table-cell>
        </table:table-row>
        <table:table-row table:style-name="ro1">
          <table:table-cell office:value-type="string" calcext:value-type="string">
            <text:p>0010060</text:p>
          </table:table-cell>
          <table:table-cell office:value-type="float" office:value="0" calcext:value-type="float">
            <text:p>0</text:p>
          </table:table-cell>
          <table:table-cell office:value-type="float" office:value="8239" calcext:value-type="float">
            <text:p>8239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formula="of:=[.C520]/100" office:value-type="float" office:value="82.39" calcext:value-type="float">
            <text:p>82.39</text:p>
          </table:table-cell>
          <table:table-cell table:formula="of:=[.E520]/16*9/5+32" office:value-type="float" office:value="79.5875" calcext:value-type="float">
            <text:p>79.5875</text:p>
          </table:table-cell>
          <table:table-cell table:formula="of:=[.F520]-[.G520]" office:value-type="float" office:value="2.80249999999999" calcext:value-type="float">
            <text:p>2.8025</text:p>
          </table:table-cell>
        </table:table-row>
        <table:table-row table:style-name="ro1">
          <table:table-cell office:value-type="string" calcext:value-type="string">
            <text:p>0010070</text:p>
          </table:table-cell>
          <table:table-cell office:value-type="float" office:value="0" calcext:value-type="float">
            <text:p>0</text:p>
          </table:table-cell>
          <table:table-cell office:value-type="float" office:value="8214" calcext:value-type="float">
            <text:p>821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formula="of:=[.C521]/100" office:value-type="float" office:value="82.14" calcext:value-type="float">
            <text:p>82.14</text:p>
          </table:table-cell>
          <table:table-cell table:formula="of:=[.E521]/16*9/5+32" office:value-type="float" office:value="79.5875" calcext:value-type="float">
            <text:p>79.5875</text:p>
          </table:table-cell>
          <table:table-cell table:formula="of:=[.F521]-[.G521]" office:value-type="float" office:value="2.55249999999999" calcext:value-type="float">
            <text:p>2.5525</text:p>
          </table:table-cell>
        </table:table-row>
        <table:table-row table:style-name="ro1">
          <table:table-cell office:value-type="string" calcext:value-type="string">
            <text:p>0010100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formula="of:=[.C522]/100" office:value-type="float" office:value="82.34" calcext:value-type="float">
            <text:p>82.34</text:p>
          </table:table-cell>
          <table:table-cell table:formula="of:=[.E522]/16*9/5+32" office:value-type="float" office:value="79.5875" calcext:value-type="float">
            <text:p>79.5875</text:p>
          </table:table-cell>
          <table:table-cell table:formula="of:=[.F522]-[.G522]" office:value-type="float" office:value="2.7525" calcext:value-type="float">
            <text:p>2.7525</text:p>
          </table:table-cell>
        </table:table-row>
        <table:table-row table:style-name="ro1">
          <table:table-cell office:value-type="string" calcext:value-type="string">
            <text:p>0010110</text:p>
          </table:table-cell>
          <table:table-cell office:value-type="float" office:value="0" calcext:value-type="float">
            <text:p>0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formula="of:=[.C523]/100" office:value-type="float" office:value="82.28" calcext:value-type="float">
            <text:p>82.28</text:p>
          </table:table-cell>
          <table:table-cell table:formula="of:=[.E523]/16*9/5+32" office:value-type="float" office:value="79.475" calcext:value-type="float">
            <text:p>79.475</text:p>
          </table:table-cell>
          <table:table-cell table:formula="of:=[.F523]-[.G523]" office:value-type="float" office:value="2.80500000000001" calcext:value-type="float">
            <text:p>2.805</text:p>
          </table:table-cell>
        </table:table-row>
        <table:table-row table:style-name="ro1">
          <table:table-cell office:value-type="string" calcext:value-type="string">
            <text:p>0010120</text:p>
          </table:table-cell>
          <table:table-cell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formula="of:=[.C524]/100" office:value-type="float" office:value="81.7" calcext:value-type="float">
            <text:p>81.7</text:p>
          </table:table-cell>
          <table:table-cell table:formula="of:=[.E524]/16*9/5+32" office:value-type="float" office:value="79.3625" calcext:value-type="float">
            <text:p>79.3625</text:p>
          </table:table-cell>
          <table:table-cell table:formula="of:=[.F524]-[.G524]" office:value-type="float" office:value="2.33750000000001" calcext:value-type="float">
            <text:p>2.3375</text:p>
          </table:table-cell>
        </table:table-row>
        <table:table-row table:style-name="ro1">
          <table:table-cell office:value-type="string" calcext:value-type="string">
            <text:p>0010130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formula="of:=[.C525]/100" office:value-type="float" office:value="82.16" calcext:value-type="float">
            <text:p>82.16</text:p>
          </table:table-cell>
          <table:table-cell table:formula="of:=[.E525]/16*9/5+32" office:value-type="float" office:value="79.475" calcext:value-type="float">
            <text:p>79.475</text:p>
          </table:table-cell>
          <table:table-cell table:formula="of:=[.F525]-[.G525]" office:value-type="float" office:value="2.685" calcext:value-type="float">
            <text:p>2.685</text:p>
          </table:table-cell>
        </table:table-row>
        <table:table-row table:style-name="ro1">
          <table:table-cell office:value-type="string" calcext:value-type="string">
            <text:p>0010140</text:p>
          </table:table-cell>
          <table:table-cell office:value-type="float" office:value="0" calcext:value-type="float">
            <text:p>0</text:p>
          </table:table-cell>
          <table:table-cell office:value-type="float" office:value="8204" calcext:value-type="float">
            <text:p>8204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formula="of:=[.C526]/100" office:value-type="float" office:value="82.04" calcext:value-type="float">
            <text:p>82.04</text:p>
          </table:table-cell>
          <table:table-cell table:formula="of:=[.E526]/16*9/5+32" office:value-type="float" office:value="79.3625" calcext:value-type="float">
            <text:p>79.3625</text:p>
          </table:table-cell>
          <table:table-cell table:formula="of:=[.F526]-[.G526]" office:value-type="float" office:value="2.67750000000001" calcext:value-type="float">
            <text:p>2.6775</text:p>
          </table:table-cell>
        </table:table-row>
        <table:table-row table:style-name="ro1">
          <table:table-cell office:value-type="string" calcext:value-type="string">
            <text:p>0010150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formula="of:=[.C527]/100" office:value-type="float" office:value="81.88" calcext:value-type="float">
            <text:p>81.88</text:p>
          </table:table-cell>
          <table:table-cell table:formula="of:=[.E527]/16*9/5+32" office:value-type="float" office:value="79.3625" calcext:value-type="float">
            <text:p>79.3625</text:p>
          </table:table-cell>
          <table:table-cell table:formula="of:=[.F527]-[.G527]" office:value-type="float" office:value="2.5175" calcext:value-type="float">
            <text:p>2.5175</text:p>
          </table:table-cell>
        </table:table-row>
        <table:table-row table:style-name="ro1">
          <table:table-cell office:value-type="string" calcext:value-type="string">
            <text:p>0010160</text:p>
          </table:table-cell>
          <table:table-cell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[.C528]/100" office:value-type="float" office:value="81.93" calcext:value-type="float">
            <text:p>81.93</text:p>
          </table:table-cell>
          <table:table-cell table:formula="of:=[.E528]/16*9/5+32" office:value-type="float" office:value="79.25" calcext:value-type="float">
            <text:p>79.25</text:p>
          </table:table-cell>
          <table:table-cell table:formula="of:=[.F528]-[.G528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10170</text:p>
          </table:table-cell>
          <table:table-cell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[.C529]/100" office:value-type="float" office:value="81.7" calcext:value-type="float">
            <text:p>81.7</text:p>
          </table:table-cell>
          <table:table-cell table:formula="of:=[.E529]/16*9/5+32" office:value-type="float" office:value="79.25" calcext:value-type="float">
            <text:p>79.25</text:p>
          </table:table-cell>
          <table:table-cell table:formula="of:=[.F529]-[.G529]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0010200</text:p>
          </table:table-cell>
          <table:table-cell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[.C530]/100" office:value-type="float" office:value="81.93" calcext:value-type="float">
            <text:p>81.93</text:p>
          </table:table-cell>
          <table:table-cell table:formula="of:=[.E530]/16*9/5+32" office:value-type="float" office:value="79.25" calcext:value-type="float">
            <text:p>79.25</text:p>
          </table:table-cell>
          <table:table-cell table:formula="of:=[.F530]-[.G530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10210</text:p>
          </table:table-cell>
          <table:table-cell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[.C531]/100" office:value-type="float" office:value="81.9" calcext:value-type="float">
            <text:p>81.9</text:p>
          </table:table-cell>
          <table:table-cell table:formula="of:=[.E531]/16*9/5+32" office:value-type="float" office:value="79.25" calcext:value-type="float">
            <text:p>79.25</text:p>
          </table:table-cell>
          <table:table-cell table:formula="of:=[.F531]-[.G531]" office:value-type="float" office:value="2.65000000000001" calcext:value-type="float">
            <text:p>2.65</text:p>
          </table:table-cell>
        </table:table-row>
        <table:table-row table:style-name="ro1">
          <table:table-cell office:value-type="string" calcext:value-type="string">
            <text:p>0010220</text:p>
          </table:table-cell>
          <table:table-cell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[.C532]/100" office:value-type="float" office:value="81.93" calcext:value-type="float">
            <text:p>81.93</text:p>
          </table:table-cell>
          <table:table-cell table:formula="of:=[.E532]/16*9/5+32" office:value-type="float" office:value="79.25" calcext:value-type="float">
            <text:p>79.25</text:p>
          </table:table-cell>
          <table:table-cell table:formula="of:=[.F532]-[.G532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10230</text:p>
          </table:table-cell>
          <table:table-cell office:value-type="float" office:value="0" calcext:value-type="float">
            <text:p>0</text:p>
          </table:table-cell>
          <table:table-cell office:value-type="float" office:value="8214" calcext:value-type="float">
            <text:p>8214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formula="of:=[.C533]/100" office:value-type="float" office:value="82.14" calcext:value-type="float">
            <text:p>82.14</text:p>
          </table:table-cell>
          <table:table-cell table:formula="of:=[.E533]/16*9/5+32" office:value-type="float" office:value="79.1375" calcext:value-type="float">
            <text:p>79.1375</text:p>
          </table:table-cell>
          <table:table-cell table:formula="of:=[.F533]-[.G533]" office:value-type="float" office:value="3.0025" calcext:value-type="float">
            <text:p>3.0025</text:p>
          </table:table-cell>
        </table:table-row>
        <table:table-row table:style-name="ro1">
          <table:table-cell office:value-type="string" calcext:value-type="string">
            <text:p>0010240</text:p>
          </table:table-cell>
          <table:table-cell office:value-type="float" office:value="0" calcext:value-type="float">
            <text:p>0</text:p>
          </table:table-cell>
          <table:table-cell office:value-type="float" office:value="8183" calcext:value-type="float">
            <text:p>8183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formula="of:=[.C534]/100" office:value-type="float" office:value="81.83" calcext:value-type="float">
            <text:p>81.83</text:p>
          </table:table-cell>
          <table:table-cell table:formula="of:=[.E534]/16*9/5+32" office:value-type="float" office:value="79.1375" calcext:value-type="float">
            <text:p>79.1375</text:p>
          </table:table-cell>
          <table:table-cell table:formula="of:=[.F534]-[.G534]" office:value-type="float" office:value="2.6925" calcext:value-type="float">
            <text:p>2.6925</text:p>
          </table:table-cell>
        </table:table-row>
        <table:table-row table:style-name="ro1">
          <table:table-cell office:value-type="string" calcext:value-type="string">
            <text:p>0010250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formula="of:=[.C535]/100" office:value-type="float" office:value="81.88" calcext:value-type="float">
            <text:p>81.88</text:p>
          </table:table-cell>
          <table:table-cell table:formula="of:=[.E535]/16*9/5+32" office:value-type="float" office:value="79.1375" calcext:value-type="float">
            <text:p>79.1375</text:p>
          </table:table-cell>
          <table:table-cell table:formula="of:=[.F535]-[.G535]" office:value-type="float" office:value="2.74249999999999" calcext:value-type="float">
            <text:p>2.7425</text:p>
          </table:table-cell>
        </table:table-row>
        <table:table-row table:style-name="ro1">
          <table:table-cell office:value-type="string" calcext:value-type="string">
            <text:p>0010260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formula="of:=[.C536]/100" office:value-type="float" office:value="82.16" calcext:value-type="float">
            <text:p>82.16</text:p>
          </table:table-cell>
          <table:table-cell table:formula="of:=[.E536]/16*9/5+32" office:value-type="float" office:value="79.1375" calcext:value-type="float">
            <text:p>79.1375</text:p>
          </table:table-cell>
          <table:table-cell table:formula="of:=[.F536]-[.G536]" office:value-type="float" office:value="3.02249999999999" calcext:value-type="float">
            <text:p>3.0225</text:p>
          </table:table-cell>
        </table:table-row>
        <table:table-row table:style-name="ro1">
          <table:table-cell office:value-type="string" calcext:value-type="string">
            <text:p>0010270</text:p>
          </table:table-cell>
          <table:table-cell office:value-type="float" office:value="0" calcext:value-type="float">
            <text:p>0</text:p>
          </table:table-cell>
          <table:table-cell office:value-type="float" office:value="8149" calcext:value-type="float">
            <text:p>8149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formula="of:=[.C537]/100" office:value-type="float" office:value="81.49" calcext:value-type="float">
            <text:p>81.49</text:p>
          </table:table-cell>
          <table:table-cell table:formula="of:=[.E537]/16*9/5+32" office:value-type="float" office:value="79.025" calcext:value-type="float">
            <text:p>79.025</text:p>
          </table:table-cell>
          <table:table-cell table:formula="of:=[.F537]-[.G537]" office:value-type="float" office:value="2.46499999999999" calcext:value-type="float">
            <text:p>2.465</text:p>
          </table:table-cell>
        </table:table-row>
        <table:table-row table:style-name="ro1">
          <table:table-cell office:value-type="string" calcext:value-type="string">
            <text:p>0010300</text:p>
          </table:table-cell>
          <table:table-cell office:value-type="float" office:value="0" calcext:value-type="float">
            <text:p>0</text:p>
          </table:table-cell>
          <table:table-cell office:value-type="float" office:value="8179" calcext:value-type="float">
            <text:p>8179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formula="of:=[.C538]/100" office:value-type="float" office:value="81.79" calcext:value-type="float">
            <text:p>81.79</text:p>
          </table:table-cell>
          <table:table-cell table:formula="of:=[.E538]/16*9/5+32" office:value-type="float" office:value="79.025" calcext:value-type="float">
            <text:p>79.025</text:p>
          </table:table-cell>
          <table:table-cell table:formula="of:=[.F538]-[.G538]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0010310</text:p>
          </table:table-cell>
          <table:table-cell office:value-type="float" office:value="0" calcext:value-type="float">
            <text:p>0</text:p>
          </table:table-cell>
          <table:table-cell office:value-type="float" office:value="8135" calcext:value-type="float">
            <text:p>8135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formula="of:=[.C539]/100" office:value-type="float" office:value="81.35" calcext:value-type="float">
            <text:p>81.35</text:p>
          </table:table-cell>
          <table:table-cell table:formula="of:=[.E539]/16*9/5+32" office:value-type="float" office:value="79.025" calcext:value-type="float">
            <text:p>79.025</text:p>
          </table:table-cell>
          <table:table-cell table:formula="of:=[.F539]-[.G539]" office:value-type="float" office:value="2.32499999999999" calcext:value-type="float">
            <text:p>2.325</text:p>
          </table:table-cell>
        </table:table-row>
        <table:table-row table:style-name="ro1">
          <table:table-cell office:value-type="string" calcext:value-type="string">
            <text:p>0010320</text:p>
          </table:table-cell>
          <table:table-cell office:value-type="float" office:value="0" calcext:value-type="float">
            <text:p>0</text:p>
          </table:table-cell>
          <table:table-cell office:value-type="float" office:value="8149" calcext:value-type="float">
            <text:p>8149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formula="of:=[.C540]/100" office:value-type="float" office:value="81.49" calcext:value-type="float">
            <text:p>81.49</text:p>
          </table:table-cell>
          <table:table-cell table:formula="of:=[.E540]/16*9/5+32" office:value-type="float" office:value="79.1375" calcext:value-type="float">
            <text:p>79.1375</text:p>
          </table:table-cell>
          <table:table-cell table:formula="of:=[.F540]-[.G540]" office:value-type="float" office:value="2.35249999999999" calcext:value-type="float">
            <text:p>2.3525</text:p>
          </table:table-cell>
        </table:table-row>
        <table:table-row table:style-name="ro1">
          <table:table-cell office:value-type="string" calcext:value-type="string">
            <text:p>0010330</text:p>
          </table:table-cell>
          <table:table-cell office:value-type="float" office:value="0" calcext:value-type="float">
            <text:p>0</text:p>
          </table:table-cell>
          <table:table-cell office:value-type="float" office:value="8172" calcext:value-type="float">
            <text:p>8172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formula="of:=[.C541]/100" office:value-type="float" office:value="81.72" calcext:value-type="float">
            <text:p>81.72</text:p>
          </table:table-cell>
          <table:table-cell table:formula="of:=[.E541]/16*9/5+32" office:value-type="float" office:value="79.025" calcext:value-type="float">
            <text:p>79.025</text:p>
          </table:table-cell>
          <table:table-cell table:formula="of:=[.F541]-[.G541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10340</text:p>
          </table:table-cell>
          <table:table-cell office:value-type="float" office:value="0" calcext:value-type="float">
            <text:p>0</text:p>
          </table:table-cell>
          <table:table-cell office:value-type="float" office:value="8151" calcext:value-type="float">
            <text:p>815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formula="of:=[.C542]/100" office:value-type="float" office:value="81.51" calcext:value-type="float">
            <text:p>81.51</text:p>
          </table:table-cell>
          <table:table-cell table:formula="of:=[.E542]/16*9/5+32" office:value-type="float" office:value="78.8" calcext:value-type="float">
            <text:p>78.8</text:p>
          </table:table-cell>
          <table:table-cell table:formula="of:=[.F542]-[.G542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10350</text:p>
          </table:table-cell>
          <table:table-cell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formula="of:=[.C543]/100" office:value-type="float" office:value="81.42" calcext:value-type="float">
            <text:p>81.42</text:p>
          </table:table-cell>
          <table:table-cell table:formula="of:=[.E543]/16*9/5+32" office:value-type="float" office:value="78.8" calcext:value-type="float">
            <text:p>78.8</text:p>
          </table:table-cell>
          <table:table-cell table:formula="of:=[.F543]-[.G543]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0010360</text:p>
          </table:table-cell>
          <table:table-cell office:value-type="float" office:value="0" calcext:value-type="float">
            <text:p>0</text:p>
          </table:table-cell>
          <table:table-cell office:value-type="float" office:value="8151" calcext:value-type="float">
            <text:p>815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formula="of:=[.C544]/100" office:value-type="float" office:value="81.51" calcext:value-type="float">
            <text:p>81.51</text:p>
          </table:table-cell>
          <table:table-cell table:formula="of:=[.E544]/16*9/5+32" office:value-type="float" office:value="78.8" calcext:value-type="float">
            <text:p>78.8</text:p>
          </table:table-cell>
          <table:table-cell table:formula="of:=[.F544]-[.G544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10370</text:p>
          </table:table-cell>
          <table:table-cell office:value-type="float" office:value="0" calcext:value-type="float">
            <text:p>0</text:p>
          </table:table-cell>
          <table:table-cell office:value-type="float" office:value="8165" calcext:value-type="float">
            <text:p>816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formula="of:=[.C545]/100" office:value-type="float" office:value="81.65" calcext:value-type="float">
            <text:p>81.65</text:p>
          </table:table-cell>
          <table:table-cell table:formula="of:=[.E545]/16*9/5+32" office:value-type="float" office:value="78.8" calcext:value-type="float">
            <text:p>78.8</text:p>
          </table:table-cell>
          <table:table-cell table:formula="of:=[.F545]-[.G545]" office:value-type="float" office:value="2.85000000000001" calcext:value-type="float">
            <text:p>2.85</text:p>
          </table:table-cell>
        </table:table-row>
        <table:table-row table:style-name="ro1">
          <table:table-cell office:value-type="string" calcext:value-type="string">
            <text:p>0010400</text:p>
          </table:table-cell>
          <table:table-cell office:value-type="float" office:value="0" calcext:value-type="float">
            <text:p>0</text:p>
          </table:table-cell>
          <table:table-cell office:value-type="float" office:value="8144" calcext:value-type="float">
            <text:p>8144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formula="of:=[.C546]/100" office:value-type="float" office:value="81.44" calcext:value-type="float">
            <text:p>81.44</text:p>
          </table:table-cell>
          <table:table-cell table:formula="of:=[.E546]/16*9/5+32" office:value-type="float" office:value="78.8" calcext:value-type="float">
            <text:p>78.8</text:p>
          </table:table-cell>
          <table:table-cell table:formula="of:=[.F546]-[.G546]"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0010410</text:p>
          </table:table-cell>
          <table:table-cell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table:formula="of:=[.C547]/100" office:value-type="float" office:value="81.23" calcext:value-type="float">
            <text:p>81.23</text:p>
          </table:table-cell>
          <table:table-cell table:formula="of:=[.E547]/16*9/5+32" office:value-type="float" office:value="78.6875" calcext:value-type="float">
            <text:p>78.6875</text:p>
          </table:table-cell>
          <table:table-cell table:formula="of:=[.F547]-[.G547]" office:value-type="float" office:value="2.5425" calcext:value-type="float">
            <text:p>2.5425</text:p>
          </table:table-cell>
        </table:table-row>
        <table:table-row table:style-name="ro1">
          <table:table-cell office:value-type="string" calcext:value-type="string">
            <text:p>0010420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table:formula="of:=[.C548]/100" office:value-type="float" office:value="81.24" calcext:value-type="float">
            <text:p>81.24</text:p>
          </table:table-cell>
          <table:table-cell table:formula="of:=[.E548]/16*9/5+32" office:value-type="float" office:value="78.575" calcext:value-type="float">
            <text:p>78.575</text:p>
          </table:table-cell>
          <table:table-cell table:formula="of:=[.F548]-[.G548]" office:value-type="float" office:value="2.66499999999999" calcext:value-type="float">
            <text:p>2.665</text:p>
          </table:table-cell>
        </table:table-row>
        <table:table-row table:style-name="ro1">
          <table:table-cell office:value-type="string" calcext:value-type="string">
            <text:p>0010430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table:formula="of:=[.C549]/100" office:value-type="float" office:value="81.05" calcext:value-type="float">
            <text:p>81.05</text:p>
          </table:table-cell>
          <table:table-cell table:formula="of:=[.E549]/16*9/5+32" office:value-type="float" office:value="78.575" calcext:value-type="float">
            <text:p>78.575</text:p>
          </table:table-cell>
          <table:table-cell table:formula="of:=[.F549]-[.G549]" office:value-type="float" office:value="2.47499999999999" calcext:value-type="float">
            <text:p>2.475</text:p>
          </table:table-cell>
        </table:table-row>
        <table:table-row table:style-name="ro1">
          <table:table-cell office:value-type="string" calcext:value-type="string">
            <text:p>0010440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table:formula="of:=[.C550]/100" office:value-type="float" office:value="81" calcext:value-type="float">
            <text:p>81</text:p>
          </table:table-cell>
          <table:table-cell table:formula="of:=[.E550]/16*9/5+32" office:value-type="float" office:value="78.575" calcext:value-type="float">
            <text:p>78.575</text:p>
          </table:table-cell>
          <table:table-cell table:formula="of:=[.F550]-[.G550]" office:value-type="float" office:value="2.425" calcext:value-type="float">
            <text:p>2.425</text:p>
          </table:table-cell>
        </table:table-row>
        <table:table-row table:style-name="ro1">
          <table:table-cell office:value-type="string" calcext:value-type="string">
            <text:p>0010450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1]/100" office:value-type="float" office:value="81.17" calcext:value-type="float">
            <text:p>81.17</text:p>
          </table:table-cell>
          <table:table-cell table:formula="of:=[.E551]/16*9/5+32" office:value-type="float" office:value="78.4625" calcext:value-type="float">
            <text:p>78.4625</text:p>
          </table:table-cell>
          <table:table-cell table:formula="of:=[.F551]-[.G551]" office:value-type="float" office:value="2.7075" calcext:value-type="float">
            <text:p>2.7075</text:p>
          </table:table-cell>
        </table:table-row>
        <table:table-row table:style-name="ro1">
          <table:table-cell office:value-type="string" calcext:value-type="string">
            <text:p>0010460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table:formula="of:=[.C552]/100" office:value-type="float" office:value="81.17" calcext:value-type="float">
            <text:p>81.17</text:p>
          </table:table-cell>
          <table:table-cell table:formula="of:=[.E552]/16*9/5+32" office:value-type="float" office:value="78.575" calcext:value-type="float">
            <text:p>78.575</text:p>
          </table:table-cell>
          <table:table-cell table:formula="of:=[.F552]-[.G552]" office:value-type="float" office:value="2.595" calcext:value-type="float">
            <text:p>2.595</text:p>
          </table:table-cell>
        </table:table-row>
        <table:table-row table:style-name="ro1">
          <table:table-cell office:value-type="string" calcext:value-type="string">
            <text:p>0010470</text:p>
          </table:table-cell>
          <table:table-cell office:value-type="float" office:value="0" calcext:value-type="float">
            <text:p>0</text:p>
          </table:table-cell>
          <table:table-cell office:value-type="float" office:value="8101" calcext:value-type="float">
            <text:p>8101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3]/100" office:value-type="float" office:value="81.01" calcext:value-type="float">
            <text:p>81.01</text:p>
          </table:table-cell>
          <table:table-cell table:formula="of:=[.E553]/16*9/5+32" office:value-type="float" office:value="78.4625" calcext:value-type="float">
            <text:p>78.4625</text:p>
          </table:table-cell>
          <table:table-cell table:formula="of:=[.F553]-[.G553]" office:value-type="float" office:value="2.5475" calcext:value-type="float">
            <text:p>2.5475</text:p>
          </table:table-cell>
        </table:table-row>
        <table:table-row table:style-name="ro1">
          <table:table-cell office:value-type="string" calcext:value-type="string">
            <text:p>0010500</text:p>
          </table:table-cell>
          <table:table-cell office:value-type="float" office:value="0" calcext:value-type="float">
            <text:p>0</text:p>
          </table:table-cell>
          <table:table-cell office:value-type="float" office:value="8108" calcext:value-type="float">
            <text:p>8108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4]/100" office:value-type="float" office:value="81.08" calcext:value-type="float">
            <text:p>81.08</text:p>
          </table:table-cell>
          <table:table-cell table:formula="of:=[.E554]/16*9/5+32" office:value-type="float" office:value="78.4625" calcext:value-type="float">
            <text:p>78.4625</text:p>
          </table:table-cell>
          <table:table-cell table:formula="of:=[.F554]-[.G554]" office:value-type="float" office:value="2.61749999999999" calcext:value-type="float">
            <text:p>2.6175</text:p>
          </table:table-cell>
        </table:table-row>
        <table:table-row table:style-name="ro1">
          <table:table-cell office:value-type="string" calcext:value-type="string">
            <text:p>0010510</text:p>
          </table:table-cell>
          <table:table-cell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5]/100" office:value-type="float" office:value="80.96" calcext:value-type="float">
            <text:p>80.96</text:p>
          </table:table-cell>
          <table:table-cell table:formula="of:=[.E555]/16*9/5+32" office:value-type="float" office:value="78.4625" calcext:value-type="float">
            <text:p>78.4625</text:p>
          </table:table-cell>
          <table:table-cell table:formula="of:=[.F555]-[.G555]" office:value-type="float" office:value="2.49749999999999" calcext:value-type="float">
            <text:p>2.4975</text:p>
          </table:table-cell>
        </table:table-row>
        <table:table-row table:style-name="ro1">
          <table:table-cell office:value-type="string" calcext:value-type="string">
            <text:p>0010520</text:p>
          </table:table-cell>
          <table:table-cell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formula="of:=[.C556]/100" office:value-type="float" office:value="80.75" calcext:value-type="float">
            <text:p>80.75</text:p>
          </table:table-cell>
          <table:table-cell table:formula="of:=[.E556]/16*9/5+32" office:value-type="float" office:value="78.35" calcext:value-type="float">
            <text:p>78.35</text:p>
          </table:table-cell>
          <table:table-cell table:formula="of:=[.F556]-[.G556]" office:value-type="float" office:value="2.40000000000001" calcext:value-type="float">
            <text:p>2.4</text:p>
          </table:table-cell>
        </table:table-row>
        <table:table-row table:style-name="ro1">
          <table:table-cell office:value-type="string" calcext:value-type="string">
            <text:p>0010530</text:p>
          </table:table-cell>
          <table:table-cell office:value-type="float" office:value="0" calcext:value-type="float">
            <text:p>0</text:p>
          </table:table-cell>
          <table:table-cell office:value-type="float" office:value="8068" calcext:value-type="float">
            <text:p>8068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7]/100" office:value-type="float" office:value="80.68" calcext:value-type="float">
            <text:p>80.68</text:p>
          </table:table-cell>
          <table:table-cell table:formula="of:=[.E557]/16*9/5+32" office:value-type="float" office:value="78.4625" calcext:value-type="float">
            <text:p>78.4625</text:p>
          </table:table-cell>
          <table:table-cell table:formula="of:=[.F557]-[.G557]" office:value-type="float" office:value="2.2175" calcext:value-type="float">
            <text:p>2.2175</text:p>
          </table:table-cell>
        </table:table-row>
        <table:table-row table:style-name="ro1">
          <table:table-cell office:value-type="string" calcext:value-type="string">
            <text:p>0010540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8]/100" office:value-type="float" office:value="81.17" calcext:value-type="float">
            <text:p>81.17</text:p>
          </table:table-cell>
          <table:table-cell table:formula="of:=[.E558]/16*9/5+32" office:value-type="float" office:value="78.4625" calcext:value-type="float">
            <text:p>78.4625</text:p>
          </table:table-cell>
          <table:table-cell table:formula="of:=[.F558]-[.G558]" office:value-type="float" office:value="2.7075" calcext:value-type="float">
            <text:p>2.7075</text:p>
          </table:table-cell>
        </table:table-row>
        <table:table-row table:style-name="ro1">
          <table:table-cell office:value-type="string" calcext:value-type="string">
            <text:p>0010550</text:p>
          </table:table-cell>
          <table:table-cell office:value-type="float" office:value="0" calcext:value-type="float">
            <text:p>0</text:p>
          </table:table-cell>
          <table:table-cell office:value-type="float" office:value="8121" calcext:value-type="float">
            <text:p>8121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formula="of:=[.C559]/100" office:value-type="float" office:value="81.21" calcext:value-type="float">
            <text:p>81.21</text:p>
          </table:table-cell>
          <table:table-cell table:formula="of:=[.E559]/16*9/5+32" office:value-type="float" office:value="78.4625" calcext:value-type="float">
            <text:p>78.4625</text:p>
          </table:table-cell>
          <table:table-cell table:formula="of:=[.F559]-[.G559]" office:value-type="float" office:value="2.74749999999999" calcext:value-type="float">
            <text:p>2.7475</text:p>
          </table:table-cell>
        </table:table-row>
        <table:table-row table:style-name="ro1">
          <table:table-cell office:value-type="string" calcext:value-type="string">
            <text:p>0010560</text:p>
          </table:table-cell>
          <table:table-cell office:value-type="float" office:value="0" calcext:value-type="float">
            <text:p>0</text:p>
          </table:table-cell>
          <table:table-cell office:value-type="float" office:value="8128" calcext:value-type="float">
            <text:p>8128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formula="of:=[.C560]/100" office:value-type="float" office:value="81.28" calcext:value-type="float">
            <text:p>81.28</text:p>
          </table:table-cell>
          <table:table-cell table:formula="of:=[.E560]/16*9/5+32" office:value-type="float" office:value="78.35" calcext:value-type="float">
            <text:p>78.35</text:p>
          </table:table-cell>
          <table:table-cell table:formula="of:=[.F560]-[.G560]" office:value-type="float" office:value="2.93000000000001" calcext:value-type="float">
            <text:p>2.93</text:p>
          </table:table-cell>
        </table:table-row>
        <table:table-row table:style-name="ro1">
          <table:table-cell office:value-type="string" calcext:value-type="string">
            <text:p>0010570</text:p>
          </table:table-cell>
          <table:table-cell office:value-type="float" office:value="0" calcext:value-type="float">
            <text:p>0</text:p>
          </table:table-cell>
          <table:table-cell office:value-type="float" office:value="8121" calcext:value-type="float">
            <text:p>8121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formula="of:=[.C561]/100" office:value-type="float" office:value="81.21" calcext:value-type="float">
            <text:p>81.21</text:p>
          </table:table-cell>
          <table:table-cell table:formula="of:=[.E561]/16*9/5+32" office:value-type="float" office:value="78.35" calcext:value-type="float">
            <text:p>78.35</text:p>
          </table:table-cell>
          <table:table-cell table:formula="of:=[.F561]-[.G561]"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0010600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table:formula="of:=[.C562]/100" office:value-type="float" office:value="80.87" calcext:value-type="float">
            <text:p>80.87</text:p>
          </table:table-cell>
          <table:table-cell table:formula="of:=[.E562]/16*9/5+32" office:value-type="float" office:value="78.2375" calcext:value-type="float">
            <text:p>78.2375</text:p>
          </table:table-cell>
          <table:table-cell table:formula="of:=[.F562]-[.G562]" office:value-type="float" office:value="2.63250000000001" calcext:value-type="float">
            <text:p>2.6325</text:p>
          </table:table-cell>
        </table:table-row>
        <table:table-row table:style-name="ro1">
          <table:table-cell office:value-type="string" calcext:value-type="string">
            <text:p>0010610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formula="of:=[.C563]/100" office:value-type="float" office:value="80.54" calcext:value-type="float">
            <text:p>80.54</text:p>
          </table:table-cell>
          <table:table-cell table:formula="of:=[.E563]/16*9/5+32" office:value-type="float" office:value="78.35" calcext:value-type="float">
            <text:p>78.35</text:p>
          </table:table-cell>
          <table:table-cell table:formula="of:=[.F563]-[.G563]" office:value-type="float" office:value="2.19000000000001" calcext:value-type="float">
            <text:p>2.19</text:p>
          </table:table-cell>
        </table:table-row>
        <table:table-row table:style-name="ro1">
          <table:table-cell office:value-type="string" calcext:value-type="string">
            <text:p>0010620</text:p>
          </table:table-cell>
          <table:table-cell office:value-type="float" office:value="0" calcext:value-type="float">
            <text:p>0</text:p>
          </table:table-cell>
          <table:table-cell office:value-type="float" office:value="8071" calcext:value-type="float">
            <text:p>8071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table:formula="of:=[.C564]/100" office:value-type="float" office:value="80.71" calcext:value-type="float">
            <text:p>80.71</text:p>
          </table:table-cell>
          <table:table-cell table:formula="of:=[.E564]/16*9/5+32" office:value-type="float" office:value="78.2375" calcext:value-type="float">
            <text:p>78.2375</text:p>
          </table:table-cell>
          <table:table-cell table:formula="of:=[.F564]-[.G564]" office:value-type="float" office:value="2.4725" calcext:value-type="float">
            <text:p>2.4725</text:p>
          </table:table-cell>
        </table:table-row>
        <table:table-row table:style-name="ro1">
          <table:table-cell office:value-type="string" calcext:value-type="string">
            <text:p>0010630</text:p>
          </table:table-cell>
          <table:table-cell office:value-type="float" office:value="0" calcext:value-type="float">
            <text:p>0</text:p>
          </table:table-cell>
          <table:table-cell office:value-type="float" office:value="8101" calcext:value-type="float">
            <text:p>8101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[.C565]/100" office:value-type="float" office:value="81.01" calcext:value-type="float">
            <text:p>81.01</text:p>
          </table:table-cell>
          <table:table-cell table:formula="of:=[.E565]/16*9/5+32" office:value-type="float" office:value="78.125" calcext:value-type="float">
            <text:p>78.125</text:p>
          </table:table-cell>
          <table:table-cell table:formula="of:=[.F565]-[.G565]" office:value-type="float" office:value="2.88500000000001" calcext:value-type="float">
            <text:p>2.885</text:p>
          </table:table-cell>
        </table:table-row>
        <table:table-row table:style-name="ro1">
          <table:table-cell office:value-type="string" calcext:value-type="string">
            <text:p>001064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[.C566]/100" office:value-type="float" office:value="80.43" calcext:value-type="float">
            <text:p>80.43</text:p>
          </table:table-cell>
          <table:table-cell table:formula="of:=[.E566]/16*9/5+32" office:value-type="float" office:value="78.125" calcext:value-type="float">
            <text:p>78.125</text:p>
          </table:table-cell>
          <table:table-cell table:formula="of:=[.F566]-[.G566]" office:value-type="float" office:value="2.30500000000001" calcext:value-type="float">
            <text:p>2.305</text:p>
          </table:table-cell>
        </table:table-row>
        <table:table-row table:style-name="ro1">
          <table:table-cell office:value-type="string" calcext:value-type="string">
            <text:p>0010650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[.C567]/100" office:value-type="float" office:value="80.89" calcext:value-type="float">
            <text:p>80.89</text:p>
          </table:table-cell>
          <table:table-cell table:formula="of:=[.E567]/16*9/5+32" office:value-type="float" office:value="78.125" calcext:value-type="float">
            <text:p>78.125</text:p>
          </table:table-cell>
          <table:table-cell table:formula="of:=[.F567]-[.G567]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0010660</text:p>
          </table:table-cell>
          <table:table-cell office:value-type="float" office:value="0" calcext:value-type="float">
            <text:p>0</text:p>
          </table:table-cell>
          <table:table-cell office:value-type="float" office:value="8070" calcext:value-type="float">
            <text:p>807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[.C568]/100" office:value-type="float" office:value="80.7" calcext:value-type="float">
            <text:p>80.7</text:p>
          </table:table-cell>
          <table:table-cell table:formula="of:=[.E568]/16*9/5+32" office:value-type="float" office:value="78.125" calcext:value-type="float">
            <text:p>78.125</text:p>
          </table:table-cell>
          <table:table-cell table:formula="of:=[.F568]-[.G568]" office:value-type="float" office:value="2.575" calcext:value-type="float">
            <text:p>2.575</text:p>
          </table:table-cell>
        </table:table-row>
        <table:table-row table:style-name="ro1">
          <table:table-cell office:value-type="string" calcext:value-type="string">
            <text:p>001067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formula="of:=[.C569]/100" office:value-type="float" office:value="80.5" calcext:value-type="float">
            <text:p>80.5</text:p>
          </table:table-cell>
          <table:table-cell table:formula="of:=[.E569]/16*9/5+32" office:value-type="float" office:value="78.0125" calcext:value-type="float">
            <text:p>78.0125</text:p>
          </table:table-cell>
          <table:table-cell table:formula="of:=[.F569]-[.G569]" office:value-type="float" office:value="2.4875" calcext:value-type="float">
            <text:p>2.4875</text:p>
          </table:table-cell>
        </table:table-row>
        <table:table-row table:style-name="ro1">
          <table:table-cell office:value-type="string" calcext:value-type="string">
            <text:p>0010700</text:p>
          </table:table-cell>
          <table:table-cell office:value-type="float" office:value="0" calcext:value-type="float">
            <text:p>0</text:p>
          </table:table-cell>
          <table:table-cell office:value-type="float" office:value="8084" calcext:value-type="float">
            <text:p>808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formula="of:=[.C570]/100" office:value-type="float" office:value="80.84" calcext:value-type="float">
            <text:p>80.84</text:p>
          </table:table-cell>
          <table:table-cell table:formula="of:=[.E570]/16*9/5+32" office:value-type="float" office:value="78.0125" calcext:value-type="float">
            <text:p>78.0125</text:p>
          </table:table-cell>
          <table:table-cell table:formula="of:=[.F570]-[.G570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071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formula="of:=[.C571]/100" office:value-type="float" office:value="80.59" calcext:value-type="float">
            <text:p>80.59</text:p>
          </table:table-cell>
          <table:table-cell table:formula="of:=[.E571]/16*9/5+32" office:value-type="float" office:value="77.9" calcext:value-type="float">
            <text:p>77.9</text:p>
          </table:table-cell>
          <table:table-cell table:formula="of:=[.F571]-[.G571]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0010720</text:p>
          </table:table-cell>
          <table:table-cell office:value-type="float" office:value="0" calcext:value-type="float">
            <text:p>0</text:p>
          </table:table-cell>
          <table:table-cell office:value-type="float" office:value="8082" calcext:value-type="float">
            <text:p>8082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formula="of:=[.C572]/100" office:value-type="float" office:value="80.82" calcext:value-type="float">
            <text:p>80.82</text:p>
          </table:table-cell>
          <table:table-cell table:formula="of:=[.E572]/16*9/5+32" office:value-type="float" office:value="77.9" calcext:value-type="float">
            <text:p>77.9</text:p>
          </table:table-cell>
          <table:table-cell table:formula="of:=[.F572]-[.G572]" office:value-type="float" office:value="2.91999999999999" calcext:value-type="float">
            <text:p>2.92</text:p>
          </table:table-cell>
        </table:table-row>
        <table:table-row table:style-name="ro1">
          <table:table-cell office:value-type="string" calcext:value-type="string">
            <text:p>001073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formula="of:=[.C573]/100" office:value-type="float" office:value="80.5" calcext:value-type="float">
            <text:p>80.5</text:p>
          </table:table-cell>
          <table:table-cell table:formula="of:=[.E573]/16*9/5+32" office:value-type="float" office:value="77.9" calcext:value-type="float">
            <text:p>77.9</text:p>
          </table:table-cell>
          <table:table-cell table:formula="of:=[.F573]-[.G573]" office:value-type="float" office:value="2.59999999999999" calcext:value-type="float">
            <text:p>2.6</text:p>
          </table:table-cell>
        </table:table-row>
        <table:table-row table:style-name="ro1">
          <table:table-cell office:value-type="string" calcext:value-type="string">
            <text:p>0010740</text:p>
          </table:table-cell>
          <table:table-cell office:value-type="float" office:value="0" calcext:value-type="float">
            <text:p>0</text:p>
          </table:table-cell>
          <table:table-cell office:value-type="float" office:value="8066" calcext:value-type="float">
            <text:p>806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574]/100" office:value-type="float" office:value="80.66" calcext:value-type="float">
            <text:p>80.66</text:p>
          </table:table-cell>
          <table:table-cell table:formula="of:=[.E574]/16*9/5+32" office:value-type="float" office:value="77.7875" calcext:value-type="float">
            <text:p>77.7875</text:p>
          </table:table-cell>
          <table:table-cell table:formula="of:=[.F574]-[.G574]" office:value-type="float" office:value="2.8725" calcext:value-type="float">
            <text:p>2.8725</text:p>
          </table:table-cell>
        </table:table-row>
        <table:table-row table:style-name="ro1">
          <table:table-cell office:value-type="string" calcext:value-type="string">
            <text:p>0010750</text:p>
          </table:table-cell>
          <table:table-cell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575]/100" office:value-type="float" office:value="80.64" calcext:value-type="float">
            <text:p>80.64</text:p>
          </table:table-cell>
          <table:table-cell table:formula="of:=[.E575]/16*9/5+32" office:value-type="float" office:value="77.7875" calcext:value-type="float">
            <text:p>77.7875</text:p>
          </table:table-cell>
          <table:table-cell table:formula="of:=[.F575]-[.G575]" office:value-type="float" office:value="2.85250000000001" calcext:value-type="float">
            <text:p>2.8525</text:p>
          </table:table-cell>
        </table:table-row>
        <table:table-row table:style-name="ro1">
          <table:table-cell office:value-type="string" calcext:value-type="string">
            <text:p>001076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formula="of:=[.C576]/100" office:value-type="float" office:value="80.29" calcext:value-type="float">
            <text:p>80.29</text:p>
          </table:table-cell>
          <table:table-cell table:formula="of:=[.E576]/16*9/5+32" office:value-type="float" office:value="77.9" calcext:value-type="float">
            <text:p>77.9</text:p>
          </table:table-cell>
          <table:table-cell table:formula="of:=[.F576]-[.G576]"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0010770</text:p>
          </table:table-cell>
          <table:table-cell office:value-type="float" office:value="0" calcext:value-type="float">
            <text:p>0</text:p>
          </table:table-cell>
          <table:table-cell office:value-type="float" office:value="8068" calcext:value-type="float">
            <text:p>8068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77]/100" office:value-type="float" office:value="80.68" calcext:value-type="float">
            <text:p>80.68</text:p>
          </table:table-cell>
          <table:table-cell table:formula="of:=[.E577]/16*9/5+32" office:value-type="float" office:value="77.5625" calcext:value-type="float">
            <text:p>77.5625</text:p>
          </table:table-cell>
          <table:table-cell table:formula="of:=[.F577]-[.G577]" office:value-type="float" office:value="3.11750000000001" calcext:value-type="float">
            <text:p>3.1175</text:p>
          </table:table-cell>
        </table:table-row>
        <table:table-row table:style-name="ro1">
          <table:table-cell office:value-type="string" calcext:value-type="string">
            <text:p>001100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578]/100" office:value-type="float" office:value="80.59" calcext:value-type="float">
            <text:p>80.59</text:p>
          </table:table-cell>
          <table:table-cell table:formula="of:=[.E578]/16*9/5+32" office:value-type="float" office:value="77.675" calcext:value-type="float">
            <text:p>77.675</text:p>
          </table:table-cell>
          <table:table-cell table:formula="of:=[.F578]-[.G578]" office:value-type="float" office:value="2.91500000000001" calcext:value-type="float">
            <text:p>2.915</text:p>
          </table:table-cell>
        </table:table-row>
        <table:table-row table:style-name="ro1">
          <table:table-cell office:value-type="string" calcext:value-type="string">
            <text:p>001101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579]/100" office:value-type="float" office:value="80.2" calcext:value-type="float">
            <text:p>80.2</text:p>
          </table:table-cell>
          <table:table-cell table:formula="of:=[.E579]/16*9/5+32" office:value-type="float" office:value="77.7875" calcext:value-type="float">
            <text:p>77.7875</text:p>
          </table:table-cell>
          <table:table-cell table:formula="of:=[.F579]-[.G579]" office:value-type="float" office:value="2.41250000000001" calcext:value-type="float">
            <text:p>2.4125</text:p>
          </table:table-cell>
        </table:table-row>
        <table:table-row table:style-name="ro1">
          <table:table-cell office:value-type="string" calcext:value-type="string">
            <text:p>001102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580]/100" office:value-type="float" office:value="80.17" calcext:value-type="float">
            <text:p>80.17</text:p>
          </table:table-cell>
          <table:table-cell table:formula="of:=[.E580]/16*9/5+32" office:value-type="float" office:value="77.675" calcext:value-type="float">
            <text:p>77.675</text:p>
          </table:table-cell>
          <table:table-cell table:formula="of:=[.F580]-[.G580]" office:value-type="float" office:value="2.495" calcext:value-type="float">
            <text:p>2.495</text:p>
          </table:table-cell>
        </table:table-row>
        <table:table-row table:style-name="ro1">
          <table:table-cell office:value-type="string" calcext:value-type="string">
            <text:p>001103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581]/100" office:value-type="float" office:value="79.94" calcext:value-type="float">
            <text:p>79.94</text:p>
          </table:table-cell>
          <table:table-cell table:formula="of:=[.E581]/16*9/5+32" office:value-type="float" office:value="77.7875" calcext:value-type="float">
            <text:p>77.7875</text:p>
          </table:table-cell>
          <table:table-cell table:formula="of:=[.F581]-[.G581]" office:value-type="float" office:value="2.1525" calcext:value-type="float">
            <text:p>2.1525</text:p>
          </table:table-cell>
        </table:table-row>
        <table:table-row table:style-name="ro1">
          <table:table-cell office:value-type="string" calcext:value-type="string">
            <text:p>001104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582]/100" office:value-type="float" office:value="80.01" calcext:value-type="float">
            <text:p>80.01</text:p>
          </table:table-cell>
          <table:table-cell table:formula="of:=[.E582]/16*9/5+32" office:value-type="float" office:value="77.675" calcext:value-type="float">
            <text:p>77.675</text:p>
          </table:table-cell>
          <table:table-cell table:formula="of:=[.F582]-[.G582]" office:value-type="float" office:value="2.33500000000001" calcext:value-type="float">
            <text:p>2.335</text:p>
          </table:table-cell>
        </table:table-row>
        <table:table-row table:style-name="ro1">
          <table:table-cell office:value-type="string" calcext:value-type="string">
            <text:p>001105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83]/100" office:value-type="float" office:value="80.15" calcext:value-type="float">
            <text:p>80.15</text:p>
          </table:table-cell>
          <table:table-cell table:formula="of:=[.E583]/16*9/5+32" office:value-type="float" office:value="77.5625" calcext:value-type="float">
            <text:p>77.5625</text:p>
          </table:table-cell>
          <table:table-cell table:formula="of:=[.F583]-[.G583]" office:value-type="float" office:value="2.58750000000001" calcext:value-type="float">
            <text:p>2.5875</text:p>
          </table:table-cell>
        </table:table-row>
        <table:table-row table:style-name="ro1">
          <table:table-cell office:value-type="string" calcext:value-type="string">
            <text:p>001106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84]/100" office:value-type="float" office:value="80.17" calcext:value-type="float">
            <text:p>80.17</text:p>
          </table:table-cell>
          <table:table-cell table:formula="of:=[.E584]/16*9/5+32" office:value-type="float" office:value="77.5625" calcext:value-type="float">
            <text:p>77.5625</text:p>
          </table:table-cell>
          <table:table-cell table:formula="of:=[.F584]-[.G584]" office:value-type="float" office:value="2.6075" calcext:value-type="float">
            <text:p>2.6075</text:p>
          </table:table-cell>
        </table:table-row>
        <table:table-row table:style-name="ro1">
          <table:table-cell office:value-type="string" calcext:value-type="string">
            <text:p>001107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585]/100" office:value-type="float" office:value="80.24" calcext:value-type="float">
            <text:p>80.24</text:p>
          </table:table-cell>
          <table:table-cell table:formula="of:=[.E585]/16*9/5+32" office:value-type="float" office:value="77.675" calcext:value-type="float">
            <text:p>77.675</text:p>
          </table:table-cell>
          <table:table-cell table:formula="of:=[.F585]-[.G585]" office:value-type="float" office:value="2.565" calcext:value-type="float">
            <text:p>2.565</text:p>
          </table:table-cell>
        </table:table-row>
        <table:table-row table:style-name="ro1">
          <table:table-cell office:value-type="string" calcext:value-type="string">
            <text:p>001110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86]/100" office:value-type="float" office:value="79.76" calcext:value-type="float">
            <text:p>79.76</text:p>
          </table:table-cell>
          <table:table-cell table:formula="of:=[.E586]/16*9/5+32" office:value-type="float" office:value="77.5625" calcext:value-type="float">
            <text:p>77.5625</text:p>
          </table:table-cell>
          <table:table-cell table:formula="of:=[.F586]-[.G586]" office:value-type="float" office:value="2.19750000000001" calcext:value-type="float">
            <text:p>2.1975</text:p>
          </table:table-cell>
        </table:table-row>
        <table:table-row table:style-name="ro1">
          <table:table-cell office:value-type="string" calcext:value-type="string">
            <text:p>001111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87]/100" office:value-type="float" office:value="80.15" calcext:value-type="float">
            <text:p>80.15</text:p>
          </table:table-cell>
          <table:table-cell table:formula="of:=[.E587]/16*9/5+32" office:value-type="float" office:value="77.5625" calcext:value-type="float">
            <text:p>77.5625</text:p>
          </table:table-cell>
          <table:table-cell table:formula="of:=[.F587]-[.G587]" office:value-type="float" office:value="2.58750000000001" calcext:value-type="float">
            <text:p>2.5875</text:p>
          </table:table-cell>
        </table:table-row>
        <table:table-row table:style-name="ro1">
          <table:table-cell office:value-type="string" calcext:value-type="string">
            <text:p>001112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588]/100" office:value-type="float" office:value="80.1" calcext:value-type="float">
            <text:p>80.1</text:p>
          </table:table-cell>
          <table:table-cell table:formula="of:=[.E588]/16*9/5+32" office:value-type="float" office:value="77.45" calcext:value-type="float">
            <text:p>77.45</text:p>
          </table:table-cell>
          <table:table-cell table:formula="of:=[.F588]-[.G588]" office:value-type="float" office:value="2.64999999999999" calcext:value-type="float">
            <text:p>2.65</text:p>
          </table:table-cell>
        </table:table-row>
        <table:table-row table:style-name="ro1">
          <table:table-cell office:value-type="string" calcext:value-type="string">
            <text:p>0011130</text:p>
          </table:table-cell>
          <table:table-cell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589]/100" office:value-type="float" office:value="80.11" calcext:value-type="float">
            <text:p>80.11</text:p>
          </table:table-cell>
          <table:table-cell table:formula="of:=[.E589]/16*9/5+32" office:value-type="float" office:value="77.45" calcext:value-type="float">
            <text:p>77.45</text:p>
          </table:table-cell>
          <table:table-cell table:formula="of:=[.F589]-[.G589]"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001114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0]/100" office:value-type="float" office:value="80.31" calcext:value-type="float">
            <text:p>80.31</text:p>
          </table:table-cell>
          <table:table-cell table:formula="of:=[.E590]/16*9/5+32" office:value-type="float" office:value="77.5625" calcext:value-type="float">
            <text:p>77.5625</text:p>
          </table:table-cell>
          <table:table-cell table:formula="of:=[.F590]-[.G590]" office:value-type="float" office:value="2.7475" calcext:value-type="float">
            <text:p>2.7475</text:p>
          </table:table-cell>
        </table:table-row>
        <table:table-row table:style-name="ro1">
          <table:table-cell office:value-type="string" calcext:value-type="string">
            <text:p>001115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1]/100" office:value-type="float" office:value="80.29" calcext:value-type="float">
            <text:p>80.29</text:p>
          </table:table-cell>
          <table:table-cell table:formula="of:=[.E591]/16*9/5+32" office:value-type="float" office:value="77.5625" calcext:value-type="float">
            <text:p>77.5625</text:p>
          </table:table-cell>
          <table:table-cell table:formula="of:=[.F591]-[.G591]" office:value-type="float" office:value="2.72750000000001" calcext:value-type="float">
            <text:p>2.7275</text:p>
          </table:table-cell>
        </table:table-row>
        <table:table-row table:style-name="ro1">
          <table:table-cell office:value-type="string" calcext:value-type="string">
            <text:p>001116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592]/100" office:value-type="float" office:value="80.15" calcext:value-type="float">
            <text:p>80.15</text:p>
          </table:table-cell>
          <table:table-cell table:formula="of:=[.E592]/16*9/5+32" office:value-type="float" office:value="77.675" calcext:value-type="float">
            <text:p>77.675</text:p>
          </table:table-cell>
          <table:table-cell table:formula="of:=[.F592]-[.G592]" office:value-type="float" office:value="2.47500000000001" calcext:value-type="float">
            <text:p>2.475</text:p>
          </table:table-cell>
        </table:table-row>
        <table:table-row table:style-name="ro1">
          <table:table-cell office:value-type="string" calcext:value-type="string">
            <text:p>001117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3]/100" office:value-type="float" office:value="79.83" calcext:value-type="float">
            <text:p>79.83</text:p>
          </table:table-cell>
          <table:table-cell table:formula="of:=[.E593]/16*9/5+32" office:value-type="float" office:value="77.5625" calcext:value-type="float">
            <text:p>77.5625</text:p>
          </table:table-cell>
          <table:table-cell table:formula="of:=[.F593]-[.G593]" office:value-type="float" office:value="2.2675" calcext:value-type="float">
            <text:p>2.2675</text:p>
          </table:table-cell>
        </table:table-row>
        <table:table-row table:style-name="ro1">
          <table:table-cell office:value-type="string" calcext:value-type="string">
            <text:p>001120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4]/100" office:value-type="float" office:value="80.08" calcext:value-type="float">
            <text:p>80.08</text:p>
          </table:table-cell>
          <table:table-cell table:formula="of:=[.E594]/16*9/5+32" office:value-type="float" office:value="77.5625" calcext:value-type="float">
            <text:p>77.5625</text:p>
          </table:table-cell>
          <table:table-cell table:formula="of:=[.F594]-[.G594]" office:value-type="float" office:value="2.5175" calcext:value-type="float">
            <text:p>2.5175</text:p>
          </table:table-cell>
        </table:table-row>
        <table:table-row table:style-name="ro1">
          <table:table-cell office:value-type="string" calcext:value-type="string">
            <text:p>001121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5]/100" office:value-type="float" office:value="80.01" calcext:value-type="float">
            <text:p>80.01</text:p>
          </table:table-cell>
          <table:table-cell table:formula="of:=[.E595]/16*9/5+32" office:value-type="float" office:value="77.5625" calcext:value-type="float">
            <text:p>77.5625</text:p>
          </table:table-cell>
          <table:table-cell table:formula="of:=[.F595]-[.G595]" office:value-type="float" office:value="2.44750000000001" calcext:value-type="float">
            <text:p>2.4475</text:p>
          </table:table-cell>
        </table:table-row>
        <table:table-row table:style-name="ro1">
          <table:table-cell office:value-type="string" calcext:value-type="string">
            <text:p>0011220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596]/100" office:value-type="float" office:value="79.99" calcext:value-type="float">
            <text:p>79.99</text:p>
          </table:table-cell>
          <table:table-cell table:formula="of:=[.E596]/16*9/5+32" office:value-type="float" office:value="77.5625" calcext:value-type="float">
            <text:p>77.5625</text:p>
          </table:table-cell>
          <table:table-cell table:formula="of:=[.F596]-[.G596]" office:value-type="float" office:value="2.42749999999999" calcext:value-type="float">
            <text:p>2.4275</text:p>
          </table:table-cell>
        </table:table-row>
        <table:table-row table:style-name="ro1">
          <table:table-cell office:value-type="string" calcext:value-type="string">
            <text:p>001123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597]/100" office:value-type="float" office:value="80.1" calcext:value-type="float">
            <text:p>80.1</text:p>
          </table:table-cell>
          <table:table-cell table:formula="of:=[.E597]/16*9/5+32" office:value-type="float" office:value="77.45" calcext:value-type="float">
            <text:p>77.45</text:p>
          </table:table-cell>
          <table:table-cell table:formula="of:=[.F597]-[.G597]" office:value-type="float" office:value="2.64999999999999" calcext:value-type="float">
            <text:p>2.65</text:p>
          </table:table-cell>
        </table:table-row>
        <table:table-row table:style-name="ro1">
          <table:table-cell office:value-type="string" calcext:value-type="string">
            <text:p>0011240</text:p>
          </table:table-cell>
          <table:table-cell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598]/100" office:value-type="float" office:value="79.92" calcext:value-type="float">
            <text:p>79.92</text:p>
          </table:table-cell>
          <table:table-cell table:formula="of:=[.E598]/16*9/5+32" office:value-type="float" office:value="77.45" calcext:value-type="float">
            <text:p>77.45</text:p>
          </table:table-cell>
          <table:table-cell table:formula="of:=[.F598]-[.G598]"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001125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599]/100" office:value-type="float" office:value="80.2" calcext:value-type="float">
            <text:p>80.2</text:p>
          </table:table-cell>
          <table:table-cell table:formula="of:=[.E599]/16*9/5+32" office:value-type="float" office:value="77.45" calcext:value-type="float">
            <text:p>77.45</text:p>
          </table:table-cell>
          <table:table-cell table:formula="of:=[.F599]-[.G599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001126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0]/100" office:value-type="float" office:value="80.1" calcext:value-type="float">
            <text:p>80.1</text:p>
          </table:table-cell>
          <table:table-cell table:formula="of:=[.E600]/16*9/5+32" office:value-type="float" office:value="77.3375" calcext:value-type="float">
            <text:p>77.3375</text:p>
          </table:table-cell>
          <table:table-cell table:formula="of:=[.F600]-[.G600]" office:value-type="float" office:value="2.76249999999999" calcext:value-type="float">
            <text:p>2.7625</text:p>
          </table:table-cell>
        </table:table-row>
        <table:table-row table:style-name="ro1">
          <table:table-cell office:value-type="string" calcext:value-type="string">
            <text:p>0011270</text:p>
          </table:table-cell>
          <table:table-cell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1]/100" office:value-type="float" office:value="79.8" calcext:value-type="float">
            <text:p>79.8</text:p>
          </table:table-cell>
          <table:table-cell table:formula="of:=[.E601]/16*9/5+32" office:value-type="float" office:value="77.3375" calcext:value-type="float">
            <text:p>77.3375</text:p>
          </table:table-cell>
          <table:table-cell table:formula="of:=[.F601]-[.G601]" office:value-type="float" office:value="2.46249999999999" calcext:value-type="float">
            <text:p>2.4625</text:p>
          </table:table-cell>
        </table:table-row>
        <table:table-row table:style-name="ro1">
          <table:table-cell office:value-type="string" calcext:value-type="string">
            <text:p>0011300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02]/100" office:value-type="float" office:value="79.99" calcext:value-type="float">
            <text:p>79.99</text:p>
          </table:table-cell>
          <table:table-cell table:formula="of:=[.E602]/16*9/5+32" office:value-type="float" office:value="77.45" calcext:value-type="float">
            <text:p>77.45</text:p>
          </table:table-cell>
          <table:table-cell table:formula="of:=[.F602]-[.G602]" office:value-type="float" office:value="2.53999999999999" calcext:value-type="float">
            <text:p>2.54</text:p>
          </table:table-cell>
        </table:table-row>
        <table:table-row table:style-name="ro1">
          <table:table-cell office:value-type="string" calcext:value-type="string">
            <text:p>001131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03]/100" office:value-type="float" office:value="80.2" calcext:value-type="float">
            <text:p>80.2</text:p>
          </table:table-cell>
          <table:table-cell table:formula="of:=[.E603]/16*9/5+32" office:value-type="float" office:value="77.45" calcext:value-type="float">
            <text:p>77.45</text:p>
          </table:table-cell>
          <table:table-cell table:formula="of:=[.F603]-[.G603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001132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4]/100" office:value-type="float" office:value="80.24" calcext:value-type="float">
            <text:p>80.24</text:p>
          </table:table-cell>
          <table:table-cell table:formula="of:=[.E604]/16*9/5+32" office:value-type="float" office:value="77.3375" calcext:value-type="float">
            <text:p>77.3375</text:p>
          </table:table-cell>
          <table:table-cell table:formula="of:=[.F604]-[.G604]" office:value-type="float" office:value="2.90249999999999" calcext:value-type="float">
            <text:p>2.9025</text:p>
          </table:table-cell>
        </table:table-row>
        <table:table-row table:style-name="ro1">
          <table:table-cell office:value-type="string" calcext:value-type="string">
            <text:p>001133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5]/100" office:value-type="float" office:value="80.01" calcext:value-type="float">
            <text:p>80.01</text:p>
          </table:table-cell>
          <table:table-cell table:formula="of:=[.E605]/16*9/5+32" office:value-type="float" office:value="77.3375" calcext:value-type="float">
            <text:p>77.3375</text:p>
          </table:table-cell>
          <table:table-cell table:formula="of:=[.F605]-[.G605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1134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06]/100" office:value-type="float" office:value="80.13" calcext:value-type="float">
            <text:p>80.13</text:p>
          </table:table-cell>
          <table:table-cell table:formula="of:=[.E606]/16*9/5+32" office:value-type="float" office:value="77.45" calcext:value-type="float">
            <text:p>77.45</text:p>
          </table:table-cell>
          <table:table-cell table:formula="of:=[.F606]-[.G606]" office:value-type="float" office:value="2.67999999999999" calcext:value-type="float">
            <text:p>2.68</text:p>
          </table:table-cell>
        </table:table-row>
        <table:table-row table:style-name="ro1">
          <table:table-cell office:value-type="string" calcext:value-type="string">
            <text:p>001135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7]/100" office:value-type="float" office:value="80.31" calcext:value-type="float">
            <text:p>80.31</text:p>
          </table:table-cell>
          <table:table-cell table:formula="of:=[.E607]/16*9/5+32" office:value-type="float" office:value="77.3375" calcext:value-type="float">
            <text:p>77.3375</text:p>
          </table:table-cell>
          <table:table-cell table:formula="of:=[.F607]-[.G607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1136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08]/100" office:value-type="float" office:value="80.29" calcext:value-type="float">
            <text:p>80.29</text:p>
          </table:table-cell>
          <table:table-cell table:formula="of:=[.E608]/16*9/5+32" office:value-type="float" office:value="77.225" calcext:value-type="float">
            <text:p>77.225</text:p>
          </table:table-cell>
          <table:table-cell table:formula="of:=[.F608]-[.G608]" office:value-type="float" office:value="3.06500000000001" calcext:value-type="float">
            <text:p>3.065</text:p>
          </table:table-cell>
        </table:table-row>
        <table:table-row table:style-name="ro1">
          <table:table-cell office:value-type="string" calcext:value-type="string">
            <text:p>0011370</text:p>
          </table:table-cell>
          <table:table-cell office:value-type="float" office:value="0" calcext:value-type="float">
            <text:p>0</text:p>
          </table:table-cell>
          <table:table-cell office:value-type="float" office:value="7971" calcext:value-type="float">
            <text:p>797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09]/100" office:value-type="float" office:value="79.71" calcext:value-type="float">
            <text:p>79.71</text:p>
          </table:table-cell>
          <table:table-cell table:formula="of:=[.E609]/16*9/5+32" office:value-type="float" office:value="77.3375" calcext:value-type="float">
            <text:p>77.3375</text:p>
          </table:table-cell>
          <table:table-cell table:formula="of:=[.F609]-[.G609]" office:value-type="float" office:value="2.37249999999999" calcext:value-type="float">
            <text:p>2.3725</text:p>
          </table:table-cell>
        </table:table-row>
        <table:table-row table:style-name="ro1">
          <table:table-cell office:value-type="string" calcext:value-type="string">
            <text:p>001140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10]/100" office:value-type="float" office:value="80.24" calcext:value-type="float">
            <text:p>80.24</text:p>
          </table:table-cell>
          <table:table-cell table:formula="of:=[.E610]/16*9/5+32" office:value-type="float" office:value="77.225" calcext:value-type="float">
            <text:p>77.225</text:p>
          </table:table-cell>
          <table:table-cell table:formula="of:=[.F610]-[.G610]" office:value-type="float" office:value="3.015" calcext:value-type="float">
            <text:p>3.015</text:p>
          </table:table-cell>
        </table:table-row>
        <table:table-row table:style-name="ro1">
          <table:table-cell office:value-type="string" calcext:value-type="string">
            <text:p>0011410</text:p>
          </table:table-cell>
          <table:table-cell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11]/100" office:value-type="float" office:value="79.96" calcext:value-type="float">
            <text:p>79.96</text:p>
          </table:table-cell>
          <table:table-cell table:formula="of:=[.E611]/16*9/5+32" office:value-type="float" office:value="77.225" calcext:value-type="float">
            <text:p>77.225</text:p>
          </table:table-cell>
          <table:table-cell table:formula="of:=[.F611]-[.G611]" office:value-type="float" office:value="2.735" calcext:value-type="float">
            <text:p>2.735</text:p>
          </table:table-cell>
        </table:table-row>
        <table:table-row table:style-name="ro1">
          <table:table-cell office:value-type="string" calcext:value-type="string">
            <text:p>0011420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12]/100" office:value-type="float" office:value="80.26" calcext:value-type="float">
            <text:p>80.26</text:p>
          </table:table-cell>
          <table:table-cell table:formula="of:=[.E612]/16*9/5+32" office:value-type="float" office:value="77.3375" calcext:value-type="float">
            <text:p>77.3375</text:p>
          </table:table-cell>
          <table:table-cell table:formula="of:=[.F612]-[.G612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1143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13]/100" office:value-type="float" office:value="79.83" calcext:value-type="float">
            <text:p>79.83</text:p>
          </table:table-cell>
          <table:table-cell table:formula="of:=[.E613]/16*9/5+32" office:value-type="float" office:value="77.225" calcext:value-type="float">
            <text:p>77.225</text:p>
          </table:table-cell>
          <table:table-cell table:formula="of:=[.F613]-[.G613]" office:value-type="float" office:value="2.605" calcext:value-type="float">
            <text:p>2.605</text:p>
          </table:table-cell>
        </table:table-row>
        <table:table-row table:style-name="ro1">
          <table:table-cell office:value-type="string" calcext:value-type="string">
            <text:p>001144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14]/100" office:value-type="float" office:value="80.29" calcext:value-type="float">
            <text:p>80.29</text:p>
          </table:table-cell>
          <table:table-cell table:formula="of:=[.E614]/16*9/5+32" office:value-type="float" office:value="77.225" calcext:value-type="float">
            <text:p>77.225</text:p>
          </table:table-cell>
          <table:table-cell table:formula="of:=[.F614]-[.G614]" office:value-type="float" office:value="3.06500000000001" calcext:value-type="float">
            <text:p>3.065</text:p>
          </table:table-cell>
        </table:table-row>
        <table:table-row table:style-name="ro1">
          <table:table-cell office:value-type="string" calcext:value-type="string">
            <text:p>0011450</text:p>
          </table:table-cell>
          <table:table-cell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15]/100" office:value-type="float" office:value="80.48" calcext:value-type="float">
            <text:p>80.48</text:p>
          </table:table-cell>
          <table:table-cell table:formula="of:=[.E615]/16*9/5+32" office:value-type="float" office:value="77.3375" calcext:value-type="float">
            <text:p>77.3375</text:p>
          </table:table-cell>
          <table:table-cell table:formula="of:=[.F615]-[.G615]" office:value-type="float" office:value="3.1425" calcext:value-type="float">
            <text:p>3.1425</text:p>
          </table:table-cell>
        </table:table-row>
        <table:table-row table:style-name="ro1">
          <table:table-cell office:value-type="string" calcext:value-type="string">
            <text:p>001146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16]/100" office:value-type="float" office:value="79.94" calcext:value-type="float">
            <text:p>79.94</text:p>
          </table:table-cell>
          <table:table-cell table:formula="of:=[.E616]/16*9/5+32" office:value-type="float" office:value="77.1125" calcext:value-type="float">
            <text:p>77.1125</text:p>
          </table:table-cell>
          <table:table-cell table:formula="of:=[.F616]-[.G616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1470</text:p>
          </table:table-cell>
          <table:table-cell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17]/100" office:value-type="float" office:value="79.81" calcext:value-type="float">
            <text:p>79.81</text:p>
          </table:table-cell>
          <table:table-cell table:formula="of:=[.E617]/16*9/5+32" office:value-type="float" office:value="77" calcext:value-type="float">
            <text:p>77</text:p>
          </table:table-cell>
          <table:table-cell table:formula="of:=[.F617]-[.G617]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001150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18]/100" office:value-type="float" office:value="79.94" calcext:value-type="float">
            <text:p>79.94</text:p>
          </table:table-cell>
          <table:table-cell table:formula="of:=[.E618]/16*9/5+32" office:value-type="float" office:value="77.1125" calcext:value-type="float">
            <text:p>77.1125</text:p>
          </table:table-cell>
          <table:table-cell table:formula="of:=[.F618]-[.G618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151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19]/100" office:value-type="float" office:value="79.69" calcext:value-type="float">
            <text:p>79.69</text:p>
          </table:table-cell>
          <table:table-cell table:formula="of:=[.E619]/16*9/5+32" office:value-type="float" office:value="77.1125" calcext:value-type="float">
            <text:p>77.1125</text:p>
          </table:table-cell>
          <table:table-cell table:formula="of:=[.F619]-[.G619]" office:value-type="float" office:value="2.5775" calcext:value-type="float">
            <text:p>2.5775</text:p>
          </table:table-cell>
        </table:table-row>
        <table:table-row table:style-name="ro1">
          <table:table-cell office:value-type="string" calcext:value-type="string">
            <text:p>0011520</text:p>
          </table:table-cell>
          <table:table-cell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20]/100" office:value-type="float" office:value="79.92" calcext:value-type="float">
            <text:p>79.92</text:p>
          </table:table-cell>
          <table:table-cell table:formula="of:=[.E620]/16*9/5+32" office:value-type="float" office:value="77.1125" calcext:value-type="float">
            <text:p>77.1125</text:p>
          </table:table-cell>
          <table:table-cell table:formula="of:=[.F620]-[.G620]" office:value-type="float" office:value="2.8075" calcext:value-type="float">
            <text:p>2.8075</text:p>
          </table:table-cell>
        </table:table-row>
        <table:table-row table:style-name="ro1">
          <table:table-cell office:value-type="string" calcext:value-type="string">
            <text:p>001153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21]/100" office:value-type="float" office:value="79.76" calcext:value-type="float">
            <text:p>79.76</text:p>
          </table:table-cell>
          <table:table-cell table:formula="of:=[.E621]/16*9/5+32" office:value-type="float" office:value="77.1125" calcext:value-type="float">
            <text:p>77.1125</text:p>
          </table:table-cell>
          <table:table-cell table:formula="of:=[.F621]-[.G621]" office:value-type="float" office:value="2.64750000000001" calcext:value-type="float">
            <text:p>2.6475</text:p>
          </table:table-cell>
        </table:table-row>
        <table:table-row table:style-name="ro1">
          <table:table-cell office:value-type="string" calcext:value-type="string">
            <text:p>0011540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22]/100" office:value-type="float" office:value="79.64" calcext:value-type="float">
            <text:p>79.64</text:p>
          </table:table-cell>
          <table:table-cell table:formula="of:=[.E622]/16*9/5+32" office:value-type="float" office:value="77.1125" calcext:value-type="float">
            <text:p>77.1125</text:p>
          </table:table-cell>
          <table:table-cell table:formula="of:=[.F622]-[.G622]" office:value-type="float" office:value="2.5275" calcext:value-type="float">
            <text:p>2.5275</text:p>
          </table:table-cell>
        </table:table-row>
        <table:table-row table:style-name="ro1">
          <table:table-cell office:value-type="string" calcext:value-type="string">
            <text:p>001155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23]/100" office:value-type="float" office:value="79.76" calcext:value-type="float">
            <text:p>79.76</text:p>
          </table:table-cell>
          <table:table-cell table:formula="of:=[.E623]/16*9/5+32" office:value-type="float" office:value="77.1125" calcext:value-type="float">
            <text:p>77.1125</text:p>
          </table:table-cell>
          <table:table-cell table:formula="of:=[.F623]-[.G623]" office:value-type="float" office:value="2.64750000000001" calcext:value-type="float">
            <text:p>2.6475</text:p>
          </table:table-cell>
        </table:table-row>
        <table:table-row table:style-name="ro1">
          <table:table-cell office:value-type="string" calcext:value-type="string">
            <text:p>001156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24]/100" office:value-type="float" office:value="79.55" calcext:value-type="float">
            <text:p>79.55</text:p>
          </table:table-cell>
          <table:table-cell table:formula="of:=[.E624]/16*9/5+32" office:value-type="float" office:value="77" calcext:value-type="float">
            <text:p>77</text:p>
          </table:table-cell>
          <table:table-cell table:formula="of:=[.F624]-[.G624]"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001157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25]/100" office:value-type="float" office:value="79.83" calcext:value-type="float">
            <text:p>79.83</text:p>
          </table:table-cell>
          <table:table-cell table:formula="of:=[.E625]/16*9/5+32" office:value-type="float" office:value="76.8875" calcext:value-type="float">
            <text:p>76.8875</text:p>
          </table:table-cell>
          <table:table-cell table:formula="of:=[.F625]-[.G625]" office:value-type="float" office:value="2.9425" calcext:value-type="float">
            <text:p>2.9425</text:p>
          </table:table-cell>
        </table:table-row>
        <table:table-row table:style-name="ro1">
          <table:table-cell office:value-type="string" calcext:value-type="string">
            <text:p>0011600</text:p>
          </table:table-cell>
          <table:table-cell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26]/100" office:value-type="float" office:value="79.78" calcext:value-type="float">
            <text:p>79.78</text:p>
          </table:table-cell>
          <table:table-cell table:formula="of:=[.E626]/16*9/5+32" office:value-type="float" office:value="76.8875" calcext:value-type="float">
            <text:p>76.8875</text:p>
          </table:table-cell>
          <table:table-cell table:formula="of:=[.F626]-[.G626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1610</text:p>
          </table:table-cell>
          <table:table-cell office:value-type="float" office:value="0" calcext:value-type="float">
            <text:p>0</text:p>
          </table:table-cell>
          <table:table-cell office:value-type="float" office:value="7988" calcext:value-type="float">
            <text:p>798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27]/100" office:value-type="float" office:value="79.88" calcext:value-type="float">
            <text:p>79.88</text:p>
          </table:table-cell>
          <table:table-cell table:formula="of:=[.E627]/16*9/5+32" office:value-type="float" office:value="76.8875" calcext:value-type="float">
            <text:p>76.8875</text:p>
          </table:table-cell>
          <table:table-cell table:formula="of:=[.F627]-[.G627]" office:value-type="float" office:value="2.99249999999999" calcext:value-type="float">
            <text:p>2.9925</text:p>
          </table:table-cell>
        </table:table-row>
        <table:table-row table:style-name="ro1">
          <table:table-cell office:value-type="string" calcext:value-type="string">
            <text:p>001162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628]/100" office:value-type="float" office:value="79.57" calcext:value-type="float">
            <text:p>79.57</text:p>
          </table:table-cell>
          <table:table-cell table:formula="of:=[.E628]/16*9/5+32" office:value-type="float" office:value="76.775" calcext:value-type="float">
            <text:p>76.775</text:p>
          </table:table-cell>
          <table:table-cell table:formula="of:=[.F628]-[.G628]" office:value-type="float" office:value="2.79499999999999" calcext:value-type="float">
            <text:p>2.795</text:p>
          </table:table-cell>
        </table:table-row>
        <table:table-row table:style-name="ro1">
          <table:table-cell office:value-type="string" calcext:value-type="string">
            <text:p>0011630</text:p>
          </table:table-cell>
          <table:table-cell office:value-type="float" office:value="0" calcext:value-type="float">
            <text:p>0</text:p>
          </table:table-cell>
          <table:table-cell office:value-type="float" office:value="7967" calcext:value-type="float">
            <text:p>796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629]/100" office:value-type="float" office:value="79.67" calcext:value-type="float">
            <text:p>79.67</text:p>
          </table:table-cell>
          <table:table-cell table:formula="of:=[.E629]/16*9/5+32" office:value-type="float" office:value="76.775" calcext:value-type="float">
            <text:p>76.775</text:p>
          </table:table-cell>
          <table:table-cell table:formula="of:=[.F629]-[.G629]" office:value-type="float" office:value="2.895" calcext:value-type="float">
            <text:p>2.895</text:p>
          </table:table-cell>
        </table:table-row>
        <table:table-row table:style-name="ro1">
          <table:table-cell office:value-type="string" calcext:value-type="string">
            <text:p>0011640</text:p>
          </table:table-cell>
          <table:table-cell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0]/100" office:value-type="float" office:value="79.78" calcext:value-type="float">
            <text:p>79.78</text:p>
          </table:table-cell>
          <table:table-cell table:formula="of:=[.E630]/16*9/5+32" office:value-type="float" office:value="76.8875" calcext:value-type="float">
            <text:p>76.8875</text:p>
          </table:table-cell>
          <table:table-cell table:formula="of:=[.F630]-[.G630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1650</text:p>
          </table:table-cell>
          <table:table-cell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1]/100" office:value-type="float" office:value="79.74" calcext:value-type="float">
            <text:p>79.74</text:p>
          </table:table-cell>
          <table:table-cell table:formula="of:=[.E631]/16*9/5+32" office:value-type="float" office:value="76.8875" calcext:value-type="float">
            <text:p>76.8875</text:p>
          </table:table-cell>
          <table:table-cell table:formula="of:=[.F631]-[.G631]" office:value-type="float" office:value="2.85249999999999" calcext:value-type="float">
            <text:p>2.8525</text:p>
          </table:table-cell>
        </table:table-row>
        <table:table-row table:style-name="ro1">
          <table:table-cell office:value-type="string" calcext:value-type="string">
            <text:p>001166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2]/100" office:value-type="float" office:value="79.69" calcext:value-type="float">
            <text:p>79.69</text:p>
          </table:table-cell>
          <table:table-cell table:formula="of:=[.E632]/16*9/5+32" office:value-type="float" office:value="76.8875" calcext:value-type="float">
            <text:p>76.8875</text:p>
          </table:table-cell>
          <table:table-cell table:formula="of:=[.F632]-[.G632]" office:value-type="float" office:value="2.80249999999999" calcext:value-type="float">
            <text:p>2.8025</text:p>
          </table:table-cell>
        </table:table-row>
        <table:table-row table:style-name="ro1">
          <table:table-cell office:value-type="string" calcext:value-type="string">
            <text:p>001167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3]/100" office:value-type="float" office:value="79.62" calcext:value-type="float">
            <text:p>79.62</text:p>
          </table:table-cell>
          <table:table-cell table:formula="of:=[.E633]/16*9/5+32" office:value-type="float" office:value="76.8875" calcext:value-type="float">
            <text:p>76.8875</text:p>
          </table:table-cell>
          <table:table-cell table:formula="of:=[.F633]-[.G633]" office:value-type="float" office:value="2.7325" calcext:value-type="float">
            <text:p>2.7325</text:p>
          </table:table-cell>
        </table:table-row>
        <table:table-row table:style-name="ro1">
          <table:table-cell office:value-type="string" calcext:value-type="string">
            <text:p>0011700</text:p>
          </table:table-cell>
          <table:table-cell office:value-type="float" office:value="0" calcext:value-type="float">
            <text:p>0</text:p>
          </table:table-cell>
          <table:table-cell office:value-type="float" office:value="7967" calcext:value-type="float">
            <text:p>79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4]/100" office:value-type="float" office:value="79.67" calcext:value-type="float">
            <text:p>79.67</text:p>
          </table:table-cell>
          <table:table-cell table:formula="of:=[.E634]/16*9/5+32" office:value-type="float" office:value="76.8875" calcext:value-type="float">
            <text:p>76.8875</text:p>
          </table:table-cell>
          <table:table-cell table:formula="of:=[.F634]-[.G634]" office:value-type="float" office:value="2.7825" calcext:value-type="float">
            <text:p>2.7825</text:p>
          </table:table-cell>
        </table:table-row>
        <table:table-row table:style-name="ro1">
          <table:table-cell office:value-type="string" calcext:value-type="string">
            <text:p>001171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35]/100" office:value-type="float" office:value="79.57" calcext:value-type="float">
            <text:p>79.57</text:p>
          </table:table-cell>
          <table:table-cell table:formula="of:=[.E635]/16*9/5+32" office:value-type="float" office:value="76.8875" calcext:value-type="float">
            <text:p>76.8875</text:p>
          </table:table-cell>
          <table:table-cell table:formula="of:=[.F635]-[.G635]" office:value-type="float" office:value="2.68249999999999" calcext:value-type="float">
            <text:p>2.6825</text:p>
          </table:table-cell>
        </table:table-row>
        <table:table-row table:style-name="ro1">
          <table:table-cell office:value-type="string" calcext:value-type="string">
            <text:p>001172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36]/100" office:value-type="float" office:value="79.48" calcext:value-type="float">
            <text:p>79.48</text:p>
          </table:table-cell>
          <table:table-cell table:formula="of:=[.E636]/16*9/5+32" office:value-type="float" office:value="76.6625" calcext:value-type="float">
            <text:p>76.6625</text:p>
          </table:table-cell>
          <table:table-cell table:formula="of:=[.F636]-[.G636]" office:value-type="float" office:value="2.81750000000001" calcext:value-type="float">
            <text:p>2.8175</text:p>
          </table:table-cell>
        </table:table-row>
        <table:table-row table:style-name="ro1">
          <table:table-cell office:value-type="string" calcext:value-type="string">
            <text:p>001173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37]/100" office:value-type="float" office:value="79.34" calcext:value-type="float">
            <text:p>79.34</text:p>
          </table:table-cell>
          <table:table-cell table:formula="of:=[.E637]/16*9/5+32" office:value-type="float" office:value="76.6625" calcext:value-type="float">
            <text:p>76.6625</text:p>
          </table:table-cell>
          <table:table-cell table:formula="of:=[.F637]-[.G637]" office:value-type="float" office:value="2.67750000000001" calcext:value-type="float">
            <text:p>2.6775</text:p>
          </table:table-cell>
        </table:table-row>
        <table:table-row table:style-name="ro1">
          <table:table-cell office:value-type="string" calcext:value-type="string">
            <text:p>001174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638]/100" office:value-type="float" office:value="79.25" calcext:value-type="float">
            <text:p>79.25</text:p>
          </table:table-cell>
          <table:table-cell table:formula="of:=[.E638]/16*9/5+32" office:value-type="float" office:value="76.55" calcext:value-type="float">
            <text:p>76.55</text:p>
          </table:table-cell>
          <table:table-cell table:formula="of:=[.F638]-[.G638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01175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639]/100" office:value-type="float" office:value="79.34" calcext:value-type="float">
            <text:p>79.34</text:p>
          </table:table-cell>
          <table:table-cell table:formula="of:=[.E639]/16*9/5+32" office:value-type="float" office:value="76.4375" calcext:value-type="float">
            <text:p>76.4375</text:p>
          </table:table-cell>
          <table:table-cell table:formula="of:=[.F639]-[.G639]" office:value-type="float" office:value="2.9025" calcext:value-type="float">
            <text:p>2.9025</text:p>
          </table:table-cell>
        </table:table-row>
        <table:table-row table:style-name="ro1">
          <table:table-cell office:value-type="string" calcext:value-type="string">
            <text:p>0011760</text:p>
          </table:table-cell>
          <table:table-cell office:value-type="float" office:value="0" calcext:value-type="float">
            <text:p>0</text:p>
          </table:table-cell>
          <table:table-cell office:value-type="float" office:value="7973" calcext:value-type="float">
            <text:p>797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640]/100" office:value-type="float" office:value="79.73" calcext:value-type="float">
            <text:p>79.73</text:p>
          </table:table-cell>
          <table:table-cell table:formula="of:=[.E640]/16*9/5+32" office:value-type="float" office:value="76.55" calcext:value-type="float">
            <text:p>76.55</text:p>
          </table:table-cell>
          <table:table-cell table:formula="of:=[.F640]-[.G640]" office:value-type="float" office:value="3.18000000000001" calcext:value-type="float">
            <text:p>3.18</text:p>
          </table:table-cell>
        </table:table-row>
        <table:table-row table:style-name="ro1">
          <table:table-cell office:value-type="string" calcext:value-type="string">
            <text:p>0011770</text:p>
          </table:table-cell>
          <table:table-cell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641]/100" office:value-type="float" office:value="78.99" calcext:value-type="float">
            <text:p>78.99</text:p>
          </table:table-cell>
          <table:table-cell table:formula="of:=[.E641]/16*9/5+32" office:value-type="float" office:value="76.4375" calcext:value-type="float">
            <text:p>76.4375</text:p>
          </table:table-cell>
          <table:table-cell table:formula="of:=[.F641]-[.G641]" office:value-type="float" office:value="2.55249999999999" calcext:value-type="float">
            <text:p>2.5525</text:p>
          </table:table-cell>
        </table:table-row>
        <table:table-row table:style-name="ro1">
          <table:table-cell office:value-type="string" calcext:value-type="string">
            <text:p>001200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642]/100" office:value-type="float" office:value="79.57" calcext:value-type="float">
            <text:p>79.57</text:p>
          </table:table-cell>
          <table:table-cell table:formula="of:=[.E642]/16*9/5+32" office:value-type="float" office:value="76.55" calcext:value-type="float">
            <text:p>76.55</text:p>
          </table:table-cell>
          <table:table-cell table:formula="of:=[.F642]-[.G642]"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0012010</text:p>
          </table:table-cell>
          <table:table-cell office:value-type="float" office:value="0" calcext:value-type="float">
            <text:p>0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643]/100" office:value-type="float" office:value="79.41" calcext:value-type="float">
            <text:p>79.41</text:p>
          </table:table-cell>
          <table:table-cell table:formula="of:=[.E643]/16*9/5+32" office:value-type="float" office:value="76.55" calcext:value-type="float">
            <text:p>76.55</text:p>
          </table:table-cell>
          <table:table-cell table:formula="of:=[.F643]-[.G643]"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001202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44]/100" office:value-type="float" office:value="79.48" calcext:value-type="float">
            <text:p>79.48</text:p>
          </table:table-cell>
          <table:table-cell table:formula="of:=[.E644]/16*9/5+32" office:value-type="float" office:value="76.6625" calcext:value-type="float">
            <text:p>76.6625</text:p>
          </table:table-cell>
          <table:table-cell table:formula="of:=[.F644]-[.G644]" office:value-type="float" office:value="2.81750000000001" calcext:value-type="float">
            <text:p>2.8175</text:p>
          </table:table-cell>
        </table:table-row>
        <table:table-row table:style-name="ro1">
          <table:table-cell office:value-type="string" calcext:value-type="string">
            <text:p>001203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45]/100" office:value-type="float" office:value="79.3" calcext:value-type="float">
            <text:p>79.3</text:p>
          </table:table-cell>
          <table:table-cell table:formula="of:=[.E645]/16*9/5+32" office:value-type="float" office:value="76.6625" calcext:value-type="float">
            <text:p>76.6625</text:p>
          </table:table-cell>
          <table:table-cell table:formula="of:=[.F645]-[.G645]" office:value-type="float" office:value="2.6375" calcext:value-type="float">
            <text:p>2.6375</text:p>
          </table:table-cell>
        </table:table-row>
        <table:table-row table:style-name="ro1">
          <table:table-cell office:value-type="string" calcext:value-type="string">
            <text:p>001204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46]/100" office:value-type="float" office:value="79.48" calcext:value-type="float">
            <text:p>79.48</text:p>
          </table:table-cell>
          <table:table-cell table:formula="of:=[.E646]/16*9/5+32" office:value-type="float" office:value="76.6625" calcext:value-type="float">
            <text:p>76.6625</text:p>
          </table:table-cell>
          <table:table-cell table:formula="of:=[.F646]-[.G646]" office:value-type="float" office:value="2.81750000000001" calcext:value-type="float">
            <text:p>2.8175</text:p>
          </table:table-cell>
        </table:table-row>
        <table:table-row table:style-name="ro1">
          <table:table-cell office:value-type="string" calcext:value-type="string">
            <text:p>0012050</text:p>
          </table:table-cell>
          <table:table-cell office:value-type="float" office:value="0" calcext:value-type="float">
            <text:p>0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647]/100" office:value-type="float" office:value="79.37" calcext:value-type="float">
            <text:p>79.37</text:p>
          </table:table-cell>
          <table:table-cell table:formula="of:=[.E647]/16*9/5+32" office:value-type="float" office:value="76.6625" calcext:value-type="float">
            <text:p>76.6625</text:p>
          </table:table-cell>
          <table:table-cell table:formula="of:=[.F647]-[.G647]" office:value-type="float" office:value="2.70750000000001" calcext:value-type="float">
            <text:p>2.7075</text:p>
          </table:table-cell>
        </table:table-row>
        <table:table-row table:style-name="ro1">
          <table:table-cell office:value-type="string" calcext:value-type="string">
            <text:p>0012060</text:p>
          </table:table-cell>
          <table:table-cell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648]/100" office:value-type="float" office:value="79.8" calcext:value-type="float">
            <text:p>79.8</text:p>
          </table:table-cell>
          <table:table-cell table:formula="of:=[.E648]/16*9/5+32" office:value-type="float" office:value="76.775" calcext:value-type="float">
            <text:p>76.775</text:p>
          </table:table-cell>
          <table:table-cell table:formula="of:=[.F648]-[.G648]" office:value-type="float" office:value="3.02499999999999" calcext:value-type="float">
            <text:p>3.025</text:p>
          </table:table-cell>
        </table:table-row>
        <table:table-row table:style-name="ro1">
          <table:table-cell office:value-type="string" calcext:value-type="string">
            <text:p>001207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49]/100" office:value-type="float" office:value="79.62" calcext:value-type="float">
            <text:p>79.62</text:p>
          </table:table-cell>
          <table:table-cell table:formula="of:=[.E649]/16*9/5+32" office:value-type="float" office:value="76.8875" calcext:value-type="float">
            <text:p>76.8875</text:p>
          </table:table-cell>
          <table:table-cell table:formula="of:=[.F649]-[.G649]" office:value-type="float" office:value="2.7325" calcext:value-type="float">
            <text:p>2.7325</text:p>
          </table:table-cell>
        </table:table-row>
        <table:table-row table:style-name="ro1">
          <table:table-cell office:value-type="string" calcext:value-type="string">
            <text:p>001210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650]/100" office:value-type="float" office:value="80.08" calcext:value-type="float">
            <text:p>80.08</text:p>
          </table:table-cell>
          <table:table-cell table:formula="of:=[.E650]/16*9/5+32" office:value-type="float" office:value="76.8875" calcext:value-type="float">
            <text:p>76.8875</text:p>
          </table:table-cell>
          <table:table-cell table:formula="of:=[.F650]-[.G650]" office:value-type="float" office:value="3.1925" calcext:value-type="float">
            <text:p>3.1925</text:p>
          </table:table-cell>
        </table:table-row>
        <table:table-row table:style-name="ro1">
          <table:table-cell office:value-type="string" calcext:value-type="string">
            <text:p>001211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51]/100" office:value-type="float" office:value="79.76" calcext:value-type="float">
            <text:p>79.76</text:p>
          </table:table-cell>
          <table:table-cell table:formula="of:=[.E651]/16*9/5+32" office:value-type="float" office:value="77" calcext:value-type="float">
            <text:p>77</text:p>
          </table:table-cell>
          <table:table-cell table:formula="of:=[.F651]-[.G651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12120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52]/100" office:value-type="float" office:value="79.85" calcext:value-type="float">
            <text:p>79.85</text:p>
          </table:table-cell>
          <table:table-cell table:formula="of:=[.E652]/16*9/5+32" office:value-type="float" office:value="77.1125" calcext:value-type="float">
            <text:p>77.1125</text:p>
          </table:table-cell>
          <table:table-cell table:formula="of:=[.F652]-[.G652]" office:value-type="float" office:value="2.7375" calcext:value-type="float">
            <text:p>2.7375</text:p>
          </table:table-cell>
        </table:table-row>
        <table:table-row table:style-name="ro1">
          <table:table-cell office:value-type="string" calcext:value-type="string">
            <text:p>0012130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653]/100" office:value-type="float" office:value="79.87" calcext:value-type="float">
            <text:p>79.87</text:p>
          </table:table-cell>
          <table:table-cell table:formula="of:=[.E653]/16*9/5+32" office:value-type="float" office:value="77.1125" calcext:value-type="float">
            <text:p>77.1125</text:p>
          </table:table-cell>
          <table:table-cell table:formula="of:=[.F653]-[.G653]" office:value-type="float" office:value="2.75750000000001" calcext:value-type="float">
            <text:p>2.7575</text:p>
          </table:table-cell>
        </table:table-row>
        <table:table-row table:style-name="ro1">
          <table:table-cell office:value-type="string" calcext:value-type="string">
            <text:p>0012140</text:p>
          </table:table-cell>
          <table:table-cell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54]/100" office:value-type="float" office:value="80.11" calcext:value-type="float">
            <text:p>80.11</text:p>
          </table:table-cell>
          <table:table-cell table:formula="of:=[.E654]/16*9/5+32" office:value-type="float" office:value="77.225" calcext:value-type="float">
            <text:p>77.225</text:p>
          </table:table-cell>
          <table:table-cell table:formula="of:=[.F654]-[.G654]" office:value-type="float" office:value="2.88500000000001" calcext:value-type="float">
            <text:p>2.885</text:p>
          </table:table-cell>
        </table:table-row>
        <table:table-row table:style-name="ro1">
          <table:table-cell office:value-type="string" calcext:value-type="string">
            <text:p>001215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55]/100" office:value-type="float" office:value="80.01" calcext:value-type="float">
            <text:p>80.01</text:p>
          </table:table-cell>
          <table:table-cell table:formula="of:=[.E655]/16*9/5+32" office:value-type="float" office:value="77.225" calcext:value-type="float">
            <text:p>77.225</text:p>
          </table:table-cell>
          <table:table-cell table:formula="of:=[.F655]-[.G655]" office:value-type="float" office:value="2.78500000000001" calcext:value-type="float">
            <text:p>2.785</text:p>
          </table:table-cell>
        </table:table-row>
        <table:table-row table:style-name="ro1">
          <table:table-cell office:value-type="string" calcext:value-type="string">
            <text:p>001216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656]/100" office:value-type="float" office:value="80.24" calcext:value-type="float">
            <text:p>80.24</text:p>
          </table:table-cell>
          <table:table-cell table:formula="of:=[.E656]/16*9/5+32" office:value-type="float" office:value="77.225" calcext:value-type="float">
            <text:p>77.225</text:p>
          </table:table-cell>
          <table:table-cell table:formula="of:=[.F656]-[.G656]" office:value-type="float" office:value="3.015" calcext:value-type="float">
            <text:p>3.015</text:p>
          </table:table-cell>
        </table:table-row>
        <table:table-row table:style-name="ro1">
          <table:table-cell office:value-type="string" calcext:value-type="string">
            <text:p>001217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57]/100" office:value-type="float" office:value="80.15" calcext:value-type="float">
            <text:p>80.15</text:p>
          </table:table-cell>
          <table:table-cell table:formula="of:=[.E657]/16*9/5+32" office:value-type="float" office:value="77.3375" calcext:value-type="float">
            <text:p>77.3375</text:p>
          </table:table-cell>
          <table:table-cell table:formula="of:=[.F657]-[.G657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220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58]/100" office:value-type="float" office:value="80.13" calcext:value-type="float">
            <text:p>80.13</text:p>
          </table:table-cell>
          <table:table-cell table:formula="of:=[.E658]/16*9/5+32" office:value-type="float" office:value="77.3375" calcext:value-type="float">
            <text:p>77.3375</text:p>
          </table:table-cell>
          <table:table-cell table:formula="of:=[.F658]-[.G658]" office:value-type="float" office:value="2.79249999999999" calcext:value-type="float">
            <text:p>2.7925</text:p>
          </table:table-cell>
        </table:table-row>
        <table:table-row table:style-name="ro1">
          <table:table-cell office:value-type="string" calcext:value-type="string">
            <text:p>001221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59]/100" office:value-type="float" office:value="80.31" calcext:value-type="float">
            <text:p>80.31</text:p>
          </table:table-cell>
          <table:table-cell table:formula="of:=[.E659]/16*9/5+32" office:value-type="float" office:value="77.3375" calcext:value-type="float">
            <text:p>77.3375</text:p>
          </table:table-cell>
          <table:table-cell table:formula="of:=[.F659]-[.G659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1222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660]/100" office:value-type="float" office:value="80.22" calcext:value-type="float">
            <text:p>80.22</text:p>
          </table:table-cell>
          <table:table-cell table:formula="of:=[.E660]/16*9/5+32" office:value-type="float" office:value="77.3375" calcext:value-type="float">
            <text:p>77.3375</text:p>
          </table:table-cell>
          <table:table-cell table:formula="of:=[.F660]-[.G660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1223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1]/100" office:value-type="float" office:value="80.13" calcext:value-type="float">
            <text:p>80.13</text:p>
          </table:table-cell>
          <table:table-cell table:formula="of:=[.E661]/16*9/5+32" office:value-type="float" office:value="77.45" calcext:value-type="float">
            <text:p>77.45</text:p>
          </table:table-cell>
          <table:table-cell table:formula="of:=[.F661]-[.G661]" office:value-type="float" office:value="2.67999999999999" calcext:value-type="float">
            <text:p>2.68</text:p>
          </table:table-cell>
        </table:table-row>
        <table:table-row table:style-name="ro1">
          <table:table-cell office:value-type="string" calcext:value-type="string">
            <text:p>0012240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2]/100" office:value-type="float" office:value="80.54" calcext:value-type="float">
            <text:p>80.54</text:p>
          </table:table-cell>
          <table:table-cell table:formula="of:=[.E662]/16*9/5+32" office:value-type="float" office:value="77.45" calcext:value-type="float">
            <text:p>77.45</text:p>
          </table:table-cell>
          <table:table-cell table:formula="of:=[.F662]-[.G662]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0012250</text:p>
          </table:table-cell>
          <table:table-cell office:value-type="float" office:value="0" calcext:value-type="float">
            <text:p>0</text:p>
          </table:table-cell>
          <table:table-cell office:value-type="float" office:value="8034" calcext:value-type="float">
            <text:p>8034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3]/100" office:value-type="float" office:value="80.34" calcext:value-type="float">
            <text:p>80.34</text:p>
          </table:table-cell>
          <table:table-cell table:formula="of:=[.E663]/16*9/5+32" office:value-type="float" office:value="77.45" calcext:value-type="float">
            <text:p>77.45</text:p>
          </table:table-cell>
          <table:table-cell table:formula="of:=[.F663]-[.G663]"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001226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4]/100" office:value-type="float" office:value="80.59" calcext:value-type="float">
            <text:p>80.59</text:p>
          </table:table-cell>
          <table:table-cell table:formula="of:=[.E664]/16*9/5+32" office:value-type="float" office:value="77.45" calcext:value-type="float">
            <text:p>77.45</text:p>
          </table:table-cell>
          <table:table-cell table:formula="of:=[.F664]-[.G664]"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001227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5]/100" office:value-type="float" office:value="80.29" calcext:value-type="float">
            <text:p>80.29</text:p>
          </table:table-cell>
          <table:table-cell table:formula="of:=[.E665]/16*9/5+32" office:value-type="float" office:value="77.45" calcext:value-type="float">
            <text:p>77.45</text:p>
          </table:table-cell>
          <table:table-cell table:formula="of:=[.F665]-[.G665]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001230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6]/100" office:value-type="float" office:value="80.24" calcext:value-type="float">
            <text:p>80.24</text:p>
          </table:table-cell>
          <table:table-cell table:formula="of:=[.E666]/16*9/5+32" office:value-type="float" office:value="77.45" calcext:value-type="float">
            <text:p>77.45</text:p>
          </table:table-cell>
          <table:table-cell table:formula="of:=[.F666]-[.G666]" office:value-type="float" office:value="2.78999999999999" calcext:value-type="float">
            <text:p>2.79</text:p>
          </table:table-cell>
        </table:table-row>
        <table:table-row table:style-name="ro1">
          <table:table-cell office:value-type="string" calcext:value-type="string">
            <text:p>001231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667]/100" office:value-type="float" office:value="80.17" calcext:value-type="float">
            <text:p>80.17</text:p>
          </table:table-cell>
          <table:table-cell table:formula="of:=[.E667]/16*9/5+32" office:value-type="float" office:value="77.45" calcext:value-type="float">
            <text:p>77.45</text:p>
          </table:table-cell>
          <table:table-cell table:formula="of:=[.F667]-[.G667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001232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68]/100" office:value-type="float" office:value="80.43" calcext:value-type="float">
            <text:p>80.43</text:p>
          </table:table-cell>
          <table:table-cell table:formula="of:=[.E668]/16*9/5+32" office:value-type="float" office:value="77.5625" calcext:value-type="float">
            <text:p>77.5625</text:p>
          </table:table-cell>
          <table:table-cell table:formula="of:=[.F668]-[.G668]" office:value-type="float" office:value="2.86750000000001" calcext:value-type="float">
            <text:p>2.8675</text:p>
          </table:table-cell>
        </table:table-row>
        <table:table-row table:style-name="ro1">
          <table:table-cell office:value-type="string" calcext:value-type="string">
            <text:p>001233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69]/100" office:value-type="float" office:value="80.59" calcext:value-type="float">
            <text:p>80.59</text:p>
          </table:table-cell>
          <table:table-cell table:formula="of:=[.E669]/16*9/5+32" office:value-type="float" office:value="77.5625" calcext:value-type="float">
            <text:p>77.5625</text:p>
          </table:table-cell>
          <table:table-cell table:formula="of:=[.F669]-[.G669]" office:value-type="float" office:value="3.0275" calcext:value-type="float">
            <text:p>3.0275</text:p>
          </table:table-cell>
        </table:table-row>
        <table:table-row table:style-name="ro1">
          <table:table-cell office:value-type="string" calcext:value-type="string">
            <text:p>0012340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0]/100" office:value-type="float" office:value="80.56" calcext:value-type="float">
            <text:p>80.56</text:p>
          </table:table-cell>
          <table:table-cell table:formula="of:=[.E670]/16*9/5+32" office:value-type="float" office:value="77.5625" calcext:value-type="float">
            <text:p>77.5625</text:p>
          </table:table-cell>
          <table:table-cell table:formula="of:=[.F670]-[.G670]" office:value-type="float" office:value="2.9975" calcext:value-type="float">
            <text:p>2.9975</text:p>
          </table:table-cell>
        </table:table-row>
        <table:table-row table:style-name="ro1">
          <table:table-cell office:value-type="string" calcext:value-type="string">
            <text:p>0012350</text:p>
          </table:table-cell>
          <table:table-cell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1]/100" office:value-type="float" office:value="80.52" calcext:value-type="float">
            <text:p>80.52</text:p>
          </table:table-cell>
          <table:table-cell table:formula="of:=[.E671]/16*9/5+32" office:value-type="float" office:value="77.5625" calcext:value-type="float">
            <text:p>77.5625</text:p>
          </table:table-cell>
          <table:table-cell table:formula="of:=[.F671]-[.G671]" office:value-type="float" office:value="2.9575" calcext:value-type="float">
            <text:p>2.9575</text:p>
          </table:table-cell>
        </table:table-row>
        <table:table-row table:style-name="ro1">
          <table:table-cell office:value-type="string" calcext:value-type="string">
            <text:p>001236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2]/100" office:value-type="float" office:value="80.36" calcext:value-type="float">
            <text:p>80.36</text:p>
          </table:table-cell>
          <table:table-cell table:formula="of:=[.E672]/16*9/5+32" office:value-type="float" office:value="77.5625" calcext:value-type="float">
            <text:p>77.5625</text:p>
          </table:table-cell>
          <table:table-cell table:formula="of:=[.F672]-[.G672]" office:value-type="float" office:value="2.7975" calcext:value-type="float">
            <text:p>2.7975</text:p>
          </table:table-cell>
        </table:table-row>
        <table:table-row table:style-name="ro1">
          <table:table-cell office:value-type="string" calcext:value-type="string">
            <text:p>0012370</text:p>
          </table:table-cell>
          <table:table-cell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3]/100" office:value-type="float" office:value="80.96" calcext:value-type="float">
            <text:p>80.96</text:p>
          </table:table-cell>
          <table:table-cell table:formula="of:=[.E673]/16*9/5+32" office:value-type="float" office:value="77.5625" calcext:value-type="float">
            <text:p>77.5625</text:p>
          </table:table-cell>
          <table:table-cell table:formula="of:=[.F673]-[.G673]" office:value-type="float" office:value="3.39749999999999" calcext:value-type="float">
            <text:p>3.3975</text:p>
          </table:table-cell>
        </table:table-row>
        <table:table-row table:style-name="ro1">
          <table:table-cell office:value-type="string" calcext:value-type="string">
            <text:p>0012400</text:p>
          </table:table-cell>
          <table:table-cell office:value-type="float" office:value="0" calcext:value-type="float">
            <text:p>0</text:p>
          </table:table-cell>
          <table:table-cell office:value-type="float" office:value="8066" calcext:value-type="float">
            <text:p>8066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4]/100" office:value-type="float" office:value="80.66" calcext:value-type="float">
            <text:p>80.66</text:p>
          </table:table-cell>
          <table:table-cell table:formula="of:=[.E674]/16*9/5+32" office:value-type="float" office:value="77.5625" calcext:value-type="float">
            <text:p>77.5625</text:p>
          </table:table-cell>
          <table:table-cell table:formula="of:=[.F674]-[.G674]" office:value-type="float" office:value="3.0975" calcext:value-type="float">
            <text:p>3.0975</text:p>
          </table:table-cell>
        </table:table-row>
        <table:table-row table:style-name="ro1">
          <table:table-cell office:value-type="string" calcext:value-type="string">
            <text:p>0012410</text:p>
          </table:table-cell>
          <table:table-cell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5]/100" office:value-type="float" office:value="80.61" calcext:value-type="float">
            <text:p>80.61</text:p>
          </table:table-cell>
          <table:table-cell table:formula="of:=[.E675]/16*9/5+32" office:value-type="float" office:value="77.5625" calcext:value-type="float">
            <text:p>77.5625</text:p>
          </table:table-cell>
          <table:table-cell table:formula="of:=[.F675]-[.G675]" office:value-type="float" office:value="3.0475" calcext:value-type="float">
            <text:p>3.0475</text:p>
          </table:table-cell>
        </table:table-row>
        <table:table-row table:style-name="ro1">
          <table:table-cell office:value-type="string" calcext:value-type="string">
            <text:p>0012420</text:p>
          </table:table-cell>
          <table:table-cell office:value-type="float" office:value="0" calcext:value-type="float">
            <text:p>0</text:p>
          </table:table-cell>
          <table:table-cell office:value-type="float" office:value="8042" calcext:value-type="float">
            <text:p>8042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76]/100" office:value-type="float" office:value="80.42" calcext:value-type="float">
            <text:p>80.42</text:p>
          </table:table-cell>
          <table:table-cell table:formula="of:=[.E676]/16*9/5+32" office:value-type="float" office:value="77.675" calcext:value-type="float">
            <text:p>77.675</text:p>
          </table:table-cell>
          <table:table-cell table:formula="of:=[.F676]-[.G676]" office:value-type="float" office:value="2.745" calcext:value-type="float">
            <text:p>2.745</text:p>
          </table:table-cell>
        </table:table-row>
        <table:table-row table:style-name="ro1">
          <table:table-cell office:value-type="string" calcext:value-type="string">
            <text:p>001243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7]/100" office:value-type="float" office:value="80.29" calcext:value-type="float">
            <text:p>80.29</text:p>
          </table:table-cell>
          <table:table-cell table:formula="of:=[.E677]/16*9/5+32" office:value-type="float" office:value="77.5625" calcext:value-type="float">
            <text:p>77.5625</text:p>
          </table:table-cell>
          <table:table-cell table:formula="of:=[.F677]-[.G677]" office:value-type="float" office:value="2.72750000000001" calcext:value-type="float">
            <text:p>2.7275</text:p>
          </table:table-cell>
        </table:table-row>
        <table:table-row table:style-name="ro1">
          <table:table-cell office:value-type="string" calcext:value-type="string">
            <text:p>0012440</text:p>
          </table:table-cell>
          <table:table-cell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78]/100" office:value-type="float" office:value="80.61" calcext:value-type="float">
            <text:p>80.61</text:p>
          </table:table-cell>
          <table:table-cell table:formula="of:=[.E678]/16*9/5+32" office:value-type="float" office:value="77.675" calcext:value-type="float">
            <text:p>77.675</text:p>
          </table:table-cell>
          <table:table-cell table:formula="of:=[.F678]-[.G678]" office:value-type="float" office:value="2.935" calcext:value-type="float">
            <text:p>2.935</text:p>
          </table:table-cell>
        </table:table-row>
        <table:table-row table:style-name="ro1">
          <table:table-cell office:value-type="string" calcext:value-type="string">
            <text:p>001245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79]/100" office:value-type="float" office:value="80.59" calcext:value-type="float">
            <text:p>80.59</text:p>
          </table:table-cell>
          <table:table-cell table:formula="of:=[.E679]/16*9/5+32" office:value-type="float" office:value="77.5625" calcext:value-type="float">
            <text:p>77.5625</text:p>
          </table:table-cell>
          <table:table-cell table:formula="of:=[.F679]-[.G679]" office:value-type="float" office:value="3.0275" calcext:value-type="float">
            <text:p>3.0275</text:p>
          </table:table-cell>
        </table:table-row>
        <table:table-row table:style-name="ro1">
          <table:table-cell office:value-type="string" calcext:value-type="string">
            <text:p>001246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680]/100" office:value-type="float" office:value="80.59" calcext:value-type="float">
            <text:p>80.59</text:p>
          </table:table-cell>
          <table:table-cell table:formula="of:=[.E680]/16*9/5+32" office:value-type="float" office:value="77.5625" calcext:value-type="float">
            <text:p>77.5625</text:p>
          </table:table-cell>
          <table:table-cell table:formula="of:=[.F680]-[.G680]" office:value-type="float" office:value="3.0275" calcext:value-type="float">
            <text:p>3.0275</text:p>
          </table:table-cell>
        </table:table-row>
        <table:table-row table:style-name="ro1">
          <table:table-cell office:value-type="string" calcext:value-type="string">
            <text:p>0012470</text:p>
          </table:table-cell>
          <table:table-cell office:value-type="float" office:value="0" calcext:value-type="float">
            <text:p>0</text:p>
          </table:table-cell>
          <table:table-cell office:value-type="float" office:value="8057" calcext:value-type="float">
            <text:p>805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1]/100" office:value-type="float" office:value="80.57" calcext:value-type="float">
            <text:p>80.57</text:p>
          </table:table-cell>
          <table:table-cell table:formula="of:=[.E681]/16*9/5+32" office:value-type="float" office:value="77.675" calcext:value-type="float">
            <text:p>77.675</text:p>
          </table:table-cell>
          <table:table-cell table:formula="of:=[.F681]-[.G681]" office:value-type="float" office:value="2.895" calcext:value-type="float">
            <text:p>2.895</text:p>
          </table:table-cell>
        </table:table-row>
        <table:table-row table:style-name="ro1">
          <table:table-cell office:value-type="string" calcext:value-type="string">
            <text:p>0012500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2]/100" office:value-type="float" office:value="80.59" calcext:value-type="float">
            <text:p>80.59</text:p>
          </table:table-cell>
          <table:table-cell table:formula="of:=[.E682]/16*9/5+32" office:value-type="float" office:value="77.675" calcext:value-type="float">
            <text:p>77.675</text:p>
          </table:table-cell>
          <table:table-cell table:formula="of:=[.F682]-[.G682]" office:value-type="float" office:value="2.91500000000001" calcext:value-type="float">
            <text:p>2.915</text:p>
          </table:table-cell>
        </table:table-row>
        <table:table-row table:style-name="ro1">
          <table:table-cell office:value-type="string" calcext:value-type="string">
            <text:p>0012510</text:p>
          </table:table-cell>
          <table:table-cell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3]/100" office:value-type="float" office:value="80.61" calcext:value-type="float">
            <text:p>80.61</text:p>
          </table:table-cell>
          <table:table-cell table:formula="of:=[.E683]/16*9/5+32" office:value-type="float" office:value="77.675" calcext:value-type="float">
            <text:p>77.675</text:p>
          </table:table-cell>
          <table:table-cell table:formula="of:=[.F683]-[.G683]" office:value-type="float" office:value="2.935" calcext:value-type="float">
            <text:p>2.935</text:p>
          </table:table-cell>
        </table:table-row>
        <table:table-row table:style-name="ro1">
          <table:table-cell office:value-type="string" calcext:value-type="string">
            <text:p>0012520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4]/100" office:value-type="float" office:value="80.87" calcext:value-type="float">
            <text:p>80.87</text:p>
          </table:table-cell>
          <table:table-cell table:formula="of:=[.E684]/16*9/5+32" office:value-type="float" office:value="77.675" calcext:value-type="float">
            <text:p>77.675</text:p>
          </table:table-cell>
          <table:table-cell table:formula="of:=[.F684]-[.G684]" office:value-type="float" office:value="3.19500000000001" calcext:value-type="float">
            <text:p>3.195</text:p>
          </table:table-cell>
        </table:table-row>
        <table:table-row table:style-name="ro1">
          <table:table-cell office:value-type="string" calcext:value-type="string">
            <text:p>0012530</text:p>
          </table:table-cell>
          <table:table-cell office:value-type="float" office:value="0" calcext:value-type="float">
            <text:p>0</text:p>
          </table:table-cell>
          <table:table-cell office:value-type="float" office:value="8082" calcext:value-type="float">
            <text:p>8082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5]/100" office:value-type="float" office:value="80.82" calcext:value-type="float">
            <text:p>80.82</text:p>
          </table:table-cell>
          <table:table-cell table:formula="of:=[.E685]/16*9/5+32" office:value-type="float" office:value="77.675" calcext:value-type="float">
            <text:p>77.675</text:p>
          </table:table-cell>
          <table:table-cell table:formula="of:=[.F685]-[.G685]" office:value-type="float" office:value="3.145" calcext:value-type="float">
            <text:p>3.145</text:p>
          </table:table-cell>
        </table:table-row>
        <table:table-row table:style-name="ro1">
          <table:table-cell office:value-type="string" calcext:value-type="string">
            <text:p>0012540</text:p>
          </table:table-cell>
          <table:table-cell office:value-type="float" office:value="0" calcext:value-type="float">
            <text:p>0</text:p>
          </table:table-cell>
          <table:table-cell office:value-type="float" office:value="8066" calcext:value-type="float">
            <text:p>806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6]/100" office:value-type="float" office:value="80.66" calcext:value-type="float">
            <text:p>80.66</text:p>
          </table:table-cell>
          <table:table-cell table:formula="of:=[.E686]/16*9/5+32" office:value-type="float" office:value="77.675" calcext:value-type="float">
            <text:p>77.675</text:p>
          </table:table-cell>
          <table:table-cell table:formula="of:=[.F686]-[.G686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12550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7]/100" office:value-type="float" office:value="80.47" calcext:value-type="float">
            <text:p>80.47</text:p>
          </table:table-cell>
          <table:table-cell table:formula="of:=[.E687]/16*9/5+32" office:value-type="float" office:value="77.675" calcext:value-type="float">
            <text:p>77.675</text:p>
          </table:table-cell>
          <table:table-cell table:formula="of:=[.F687]-[.G687]" office:value-type="float" office:value="2.795" calcext:value-type="float">
            <text:p>2.795</text:p>
          </table:table-cell>
        </table:table-row>
        <table:table-row table:style-name="ro1">
          <table:table-cell office:value-type="string" calcext:value-type="string">
            <text:p>001256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8]/100" office:value-type="float" office:value="80.36" calcext:value-type="float">
            <text:p>80.36</text:p>
          </table:table-cell>
          <table:table-cell table:formula="of:=[.E688]/16*9/5+32" office:value-type="float" office:value="77.675" calcext:value-type="float">
            <text:p>77.675</text:p>
          </table:table-cell>
          <table:table-cell table:formula="of:=[.F688]-[.G688]" office:value-type="float" office:value="2.685" calcext:value-type="float">
            <text:p>2.685</text:p>
          </table:table-cell>
        </table:table-row>
        <table:table-row table:style-name="ro1">
          <table:table-cell office:value-type="string" calcext:value-type="string">
            <text:p>0012570</text:p>
          </table:table-cell>
          <table:table-cell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89]/100" office:value-type="float" office:value="80.63" calcext:value-type="float">
            <text:p>80.63</text:p>
          </table:table-cell>
          <table:table-cell table:formula="of:=[.E689]/16*9/5+32" office:value-type="float" office:value="77.675" calcext:value-type="float">
            <text:p>77.675</text:p>
          </table:table-cell>
          <table:table-cell table:formula="of:=[.F689]-[.G689]" office:value-type="float" office:value="2.955" calcext:value-type="float">
            <text:p>2.955</text:p>
          </table:table-cell>
        </table:table-row>
        <table:table-row table:style-name="ro1">
          <table:table-cell office:value-type="string" calcext:value-type="string">
            <text:p>0012600</text:p>
          </table:table-cell>
          <table:table-cell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690]/100" office:value-type="float" office:value="80.52" calcext:value-type="float">
            <text:p>80.52</text:p>
          </table:table-cell>
          <table:table-cell table:formula="of:=[.E690]/16*9/5+32" office:value-type="float" office:value="77.7875" calcext:value-type="float">
            <text:p>77.7875</text:p>
          </table:table-cell>
          <table:table-cell table:formula="of:=[.F690]-[.G690]" office:value-type="float" office:value="2.7325" calcext:value-type="float">
            <text:p>2.7325</text:p>
          </table:table-cell>
        </table:table-row>
        <table:table-row table:style-name="ro1">
          <table:table-cell office:value-type="string" calcext:value-type="string">
            <text:p>0012610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1]/100" office:value-type="float" office:value="81.05" calcext:value-type="float">
            <text:p>81.05</text:p>
          </table:table-cell>
          <table:table-cell table:formula="of:=[.E691]/16*9/5+32" office:value-type="float" office:value="77.675" calcext:value-type="float">
            <text:p>77.675</text:p>
          </table:table-cell>
          <table:table-cell table:formula="of:=[.F691]-[.G691]"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0012620</text:p>
          </table:table-cell>
          <table:table-cell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2]/100" office:value-type="float" office:value="80.91" calcext:value-type="float">
            <text:p>80.91</text:p>
          </table:table-cell>
          <table:table-cell table:formula="of:=[.E692]/16*9/5+32" office:value-type="float" office:value="77.675" calcext:value-type="float">
            <text:p>77.675</text:p>
          </table:table-cell>
          <table:table-cell table:formula="of:=[.F692]-[.G692]" office:value-type="float" office:value="3.235" calcext:value-type="float">
            <text:p>3.235</text:p>
          </table:table-cell>
        </table:table-row>
        <table:table-row table:style-name="ro1">
          <table:table-cell office:value-type="string" calcext:value-type="string">
            <text:p>001263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693]/100" office:value-type="float" office:value="80.45" calcext:value-type="float">
            <text:p>80.45</text:p>
          </table:table-cell>
          <table:table-cell table:formula="of:=[.E693]/16*9/5+32" office:value-type="float" office:value="77.7875" calcext:value-type="float">
            <text:p>77.7875</text:p>
          </table:table-cell>
          <table:table-cell table:formula="of:=[.F693]-[.G693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12640</text:p>
          </table:table-cell>
          <table:table-cell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4]/100" office:value-type="float" office:value="80.61" calcext:value-type="float">
            <text:p>80.61</text:p>
          </table:table-cell>
          <table:table-cell table:formula="of:=[.E694]/16*9/5+32" office:value-type="float" office:value="77.675" calcext:value-type="float">
            <text:p>77.675</text:p>
          </table:table-cell>
          <table:table-cell table:formula="of:=[.F694]-[.G694]" office:value-type="float" office:value="2.935" calcext:value-type="float">
            <text:p>2.935</text:p>
          </table:table-cell>
        </table:table-row>
        <table:table-row table:style-name="ro1">
          <table:table-cell office:value-type="string" calcext:value-type="string">
            <text:p>0012650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695]/100" office:value-type="float" office:value="80.89" calcext:value-type="float">
            <text:p>80.89</text:p>
          </table:table-cell>
          <table:table-cell table:formula="of:=[.E695]/16*9/5+32" office:value-type="float" office:value="77.7875" calcext:value-type="float">
            <text:p>77.7875</text:p>
          </table:table-cell>
          <table:table-cell table:formula="of:=[.F695]-[.G695]" office:value-type="float" office:value="3.10250000000001" calcext:value-type="float">
            <text:p>3.1025</text:p>
          </table:table-cell>
        </table:table-row>
        <table:table-row table:style-name="ro1">
          <table:table-cell office:value-type="string" calcext:value-type="string">
            <text:p>0012660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6]/100" office:value-type="float" office:value="80.54" calcext:value-type="float">
            <text:p>80.54</text:p>
          </table:table-cell>
          <table:table-cell table:formula="of:=[.E696]/16*9/5+32" office:value-type="float" office:value="77.675" calcext:value-type="float">
            <text:p>77.675</text:p>
          </table:table-cell>
          <table:table-cell table:formula="of:=[.F696]-[.G696]" office:value-type="float" office:value="2.86500000000001" calcext:value-type="float">
            <text:p>2.865</text:p>
          </table:table-cell>
        </table:table-row>
        <table:table-row table:style-name="ro1">
          <table:table-cell office:value-type="string" calcext:value-type="string">
            <text:p>0012670</text:p>
          </table:table-cell>
          <table:table-cell office:value-type="float" office:value="0" calcext:value-type="float">
            <text:p>0</text:p>
          </table:table-cell>
          <table:table-cell office:value-type="float" office:value="8073" calcext:value-type="float">
            <text:p>8073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697]/100" office:value-type="float" office:value="80.73" calcext:value-type="float">
            <text:p>80.73</text:p>
          </table:table-cell>
          <table:table-cell table:formula="of:=[.E697]/16*9/5+32" office:value-type="float" office:value="77.7875" calcext:value-type="float">
            <text:p>77.7875</text:p>
          </table:table-cell>
          <table:table-cell table:formula="of:=[.F697]-[.G697]" office:value-type="float" office:value="2.94250000000001" calcext:value-type="float">
            <text:p>2.9425</text:p>
          </table:table-cell>
        </table:table-row>
        <table:table-row table:style-name="ro1">
          <table:table-cell office:value-type="string" calcext:value-type="string">
            <text:p>0012700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8]/100" office:value-type="float" office:value="80.47" calcext:value-type="float">
            <text:p>80.47</text:p>
          </table:table-cell>
          <table:table-cell table:formula="of:=[.E698]/16*9/5+32" office:value-type="float" office:value="77.675" calcext:value-type="float">
            <text:p>77.675</text:p>
          </table:table-cell>
          <table:table-cell table:formula="of:=[.F698]-[.G698]" office:value-type="float" office:value="2.795" calcext:value-type="float">
            <text:p>2.795</text:p>
          </table:table-cell>
        </table:table-row>
        <table:table-row table:style-name="ro1">
          <table:table-cell office:value-type="string" calcext:value-type="string">
            <text:p>0012710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699]/100" office:value-type="float" office:value="80.87" calcext:value-type="float">
            <text:p>80.87</text:p>
          </table:table-cell>
          <table:table-cell table:formula="of:=[.E699]/16*9/5+32" office:value-type="float" office:value="77.675" calcext:value-type="float">
            <text:p>77.675</text:p>
          </table:table-cell>
          <table:table-cell table:formula="of:=[.F699]-[.G699]" office:value-type="float" office:value="3.19500000000001" calcext:value-type="float">
            <text:p>3.195</text:p>
          </table:table-cell>
        </table:table-row>
        <table:table-row table:style-name="ro1">
          <table:table-cell office:value-type="string" calcext:value-type="string">
            <text:p>0012720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700]/100" office:value-type="float" office:value="80.38" calcext:value-type="float">
            <text:p>80.38</text:p>
          </table:table-cell>
          <table:table-cell table:formula="of:=[.E700]/16*9/5+32" office:value-type="float" office:value="77.7875" calcext:value-type="float">
            <text:p>77.7875</text:p>
          </table:table-cell>
          <table:table-cell table:formula="of:=[.F700]-[.G700]" office:value-type="float" office:value="2.5925" calcext:value-type="float">
            <text:p>2.5925</text:p>
          </table:table-cell>
        </table:table-row>
        <table:table-row table:style-name="ro1">
          <table:table-cell office:value-type="string" calcext:value-type="string">
            <text:p>0012730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701]/100" office:value-type="float" office:value="80.89" calcext:value-type="float">
            <text:p>80.89</text:p>
          </table:table-cell>
          <table:table-cell table:formula="of:=[.E701]/16*9/5+32" office:value-type="float" office:value="77.7875" calcext:value-type="float">
            <text:p>77.7875</text:p>
          </table:table-cell>
          <table:table-cell table:formula="of:=[.F701]-[.G701]" office:value-type="float" office:value="3.10250000000001" calcext:value-type="float">
            <text:p>3.1025</text:p>
          </table:table-cell>
        </table:table-row>
        <table:table-row table:style-name="ro1">
          <table:table-cell office:value-type="string" calcext:value-type="string">
            <text:p>0012740</text:p>
          </table:table-cell>
          <table:table-cell office:value-type="float" office:value="0" calcext:value-type="float">
            <text:p>0</text:p>
          </table:table-cell>
          <table:table-cell office:value-type="float" office:value="8085" calcext:value-type="float">
            <text:p>808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2]/100" office:value-type="float" office:value="80.85" calcext:value-type="float">
            <text:p>80.85</text:p>
          </table:table-cell>
          <table:table-cell table:formula="of:=[.E702]/16*9/5+32" office:value-type="float" office:value="77.675" calcext:value-type="float">
            <text:p>77.675</text:p>
          </table:table-cell>
          <table:table-cell table:formula="of:=[.F702]-[.G702]" office:value-type="float" office:value="3.175" calcext:value-type="float">
            <text:p>3.175</text:p>
          </table:table-cell>
        </table:table-row>
        <table:table-row table:style-name="ro1">
          <table:table-cell office:value-type="string" calcext:value-type="string">
            <text:p>001275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C703]/100" office:value-type="float" office:value="80.31" calcext:value-type="float">
            <text:p>80.31</text:p>
          </table:table-cell>
          <table:table-cell table:formula="of:=[.E703]/16*9/5+32" office:value-type="float" office:value="77.7875" calcext:value-type="float">
            <text:p>77.7875</text:p>
          </table:table-cell>
          <table:table-cell table:formula="of:=[.F703]-[.G703]" office:value-type="float" office:value="2.52250000000001" calcext:value-type="float">
            <text:p>2.5225</text:p>
          </table:table-cell>
        </table:table-row>
        <table:table-row table:style-name="ro1">
          <table:table-cell office:value-type="string" calcext:value-type="string">
            <text:p>0012760</text:p>
          </table:table-cell>
          <table:table-cell office:value-type="float" office:value="0" calcext:value-type="float">
            <text:p>0</text:p>
          </table:table-cell>
          <table:table-cell office:value-type="float" office:value="8071" calcext:value-type="float">
            <text:p>807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4]/100" office:value-type="float" office:value="80.71" calcext:value-type="float">
            <text:p>80.71</text:p>
          </table:table-cell>
          <table:table-cell table:formula="of:=[.E704]/16*9/5+32" office:value-type="float" office:value="77.675" calcext:value-type="float">
            <text:p>77.675</text:p>
          </table:table-cell>
          <table:table-cell table:formula="of:=[.F704]-[.G704]"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0012770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5]/100" office:value-type="float" office:value="80.56" calcext:value-type="float">
            <text:p>80.56</text:p>
          </table:table-cell>
          <table:table-cell table:formula="of:=[.E705]/16*9/5+32" office:value-type="float" office:value="77.675" calcext:value-type="float">
            <text:p>77.675</text:p>
          </table:table-cell>
          <table:table-cell table:formula="of:=[.F705]-[.G705]" office:value-type="float" office:value="2.88500000000001" calcext:value-type="float">
            <text:p>2.885</text:p>
          </table:table-cell>
        </table:table-row>
        <table:table-row table:style-name="ro1">
          <table:table-cell office:value-type="string" calcext:value-type="string">
            <text:p>0013000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6]/100" office:value-type="float" office:value="80.89" calcext:value-type="float">
            <text:p>80.89</text:p>
          </table:table-cell>
          <table:table-cell table:formula="of:=[.E706]/16*9/5+32" office:value-type="float" office:value="77.675" calcext:value-type="float">
            <text:p>77.675</text:p>
          </table:table-cell>
          <table:table-cell table:formula="of:=[.F706]-[.G706]" office:value-type="float" office:value="3.215" calcext:value-type="float">
            <text:p>3.215</text:p>
          </table:table-cell>
        </table:table-row>
        <table:table-row table:style-name="ro1">
          <table:table-cell office:value-type="string" calcext:value-type="string">
            <text:p>0013010</text:p>
          </table:table-cell>
          <table:table-cell office:value-type="float" office:value="0" calcext:value-type="float">
            <text:p>0</text:p>
          </table:table-cell>
          <table:table-cell office:value-type="float" office:value="8068" calcext:value-type="float">
            <text:p>8068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7]/100" office:value-type="float" office:value="80.68" calcext:value-type="float">
            <text:p>80.68</text:p>
          </table:table-cell>
          <table:table-cell table:formula="of:=[.E707]/16*9/5+32" office:value-type="float" office:value="77.675" calcext:value-type="float">
            <text:p>77.675</text:p>
          </table:table-cell>
          <table:table-cell table:formula="of:=[.F707]-[.G707]" office:value-type="float" office:value="3.00500000000001" calcext:value-type="float">
            <text:p>3.005</text:p>
          </table:table-cell>
        </table:table-row>
        <table:table-row table:style-name="ro1">
          <table:table-cell office:value-type="string" calcext:value-type="string">
            <text:p>0013020</text:p>
          </table:table-cell>
          <table:table-cell office:value-type="float" office:value="0" calcext:value-type="float">
            <text:p>0</text:p>
          </table:table-cell>
          <table:table-cell office:value-type="float" office:value="8066" calcext:value-type="float">
            <text:p>806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8]/100" office:value-type="float" office:value="80.66" calcext:value-type="float">
            <text:p>80.66</text:p>
          </table:table-cell>
          <table:table-cell table:formula="of:=[.E708]/16*9/5+32" office:value-type="float" office:value="77.675" calcext:value-type="float">
            <text:p>77.675</text:p>
          </table:table-cell>
          <table:table-cell table:formula="of:=[.F708]-[.G708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13030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09]/100" office:value-type="float" office:value="80.33" calcext:value-type="float">
            <text:p>80.33</text:p>
          </table:table-cell>
          <table:table-cell table:formula="of:=[.E709]/16*9/5+32" office:value-type="float" office:value="77.675" calcext:value-type="float">
            <text:p>77.675</text:p>
          </table:table-cell>
          <table:table-cell table:formula="of:=[.F709]-[.G709]"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0013040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0]/100" office:value-type="float" office:value="80.54" calcext:value-type="float">
            <text:p>80.54</text:p>
          </table:table-cell>
          <table:table-cell table:formula="of:=[.E710]/16*9/5+32" office:value-type="float" office:value="77.675" calcext:value-type="float">
            <text:p>77.675</text:p>
          </table:table-cell>
          <table:table-cell table:formula="of:=[.F710]-[.G710]" office:value-type="float" office:value="2.86500000000001" calcext:value-type="float">
            <text:p>2.865</text:p>
          </table:table-cell>
        </table:table-row>
        <table:table-row table:style-name="ro1">
          <table:table-cell office:value-type="string" calcext:value-type="string">
            <text:p>0013050</text:p>
          </table:table-cell>
          <table:table-cell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1]/100" office:value-type="float" office:value="80.63" calcext:value-type="float">
            <text:p>80.63</text:p>
          </table:table-cell>
          <table:table-cell table:formula="of:=[.E711]/16*9/5+32" office:value-type="float" office:value="77.675" calcext:value-type="float">
            <text:p>77.675</text:p>
          </table:table-cell>
          <table:table-cell table:formula="of:=[.F711]-[.G711]" office:value-type="float" office:value="2.955" calcext:value-type="float">
            <text:p>2.955</text:p>
          </table:table-cell>
        </table:table-row>
        <table:table-row table:style-name="ro1">
          <table:table-cell office:value-type="string" calcext:value-type="string">
            <text:p>0013060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2]/100" office:value-type="float" office:value="80.33" calcext:value-type="float">
            <text:p>80.33</text:p>
          </table:table-cell>
          <table:table-cell table:formula="of:=[.E712]/16*9/5+32" office:value-type="float" office:value="77.675" calcext:value-type="float">
            <text:p>77.675</text:p>
          </table:table-cell>
          <table:table-cell table:formula="of:=[.F712]-[.G712]"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001307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3]/100" office:value-type="float" office:value="80.1" calcext:value-type="float">
            <text:p>80.1</text:p>
          </table:table-cell>
          <table:table-cell table:formula="of:=[.E713]/16*9/5+32" office:value-type="float" office:value="77.675" calcext:value-type="float">
            <text:p>77.675</text:p>
          </table:table-cell>
          <table:table-cell table:formula="of:=[.F713]-[.G713]" office:value-type="float" office:value="2.425" calcext:value-type="float">
            <text:p>2.425</text:p>
          </table:table-cell>
        </table:table-row>
        <table:table-row table:style-name="ro1">
          <table:table-cell office:value-type="string" calcext:value-type="string">
            <text:p>001310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4]/100" office:value-type="float" office:value="80.36" calcext:value-type="float">
            <text:p>80.36</text:p>
          </table:table-cell>
          <table:table-cell table:formula="of:=[.E714]/16*9/5+32" office:value-type="float" office:value="77.675" calcext:value-type="float">
            <text:p>77.675</text:p>
          </table:table-cell>
          <table:table-cell table:formula="of:=[.F714]-[.G714]" office:value-type="float" office:value="2.685" calcext:value-type="float">
            <text:p>2.685</text:p>
          </table:table-cell>
        </table:table-row>
        <table:table-row table:style-name="ro1">
          <table:table-cell office:value-type="string" calcext:value-type="string">
            <text:p>001311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5]/100" office:value-type="float" office:value="80.43" calcext:value-type="float">
            <text:p>80.43</text:p>
          </table:table-cell>
          <table:table-cell table:formula="of:=[.E715]/16*9/5+32" office:value-type="float" office:value="77.675" calcext:value-type="float">
            <text:p>77.675</text:p>
          </table:table-cell>
          <table:table-cell table:formula="of:=[.F715]-[.G715]" office:value-type="float" office:value="2.75500000000001" calcext:value-type="float">
            <text:p>2.755</text:p>
          </table:table-cell>
        </table:table-row>
        <table:table-row table:style-name="ro1">
          <table:table-cell office:value-type="string" calcext:value-type="string">
            <text:p>001312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6]/100" office:value-type="float" office:value="80.31" calcext:value-type="float">
            <text:p>80.31</text:p>
          </table:table-cell>
          <table:table-cell table:formula="of:=[.E716]/16*9/5+32" office:value-type="float" office:value="77.675" calcext:value-type="float">
            <text:p>77.675</text:p>
          </table:table-cell>
          <table:table-cell table:formula="of:=[.F716]-[.G716]" office:value-type="float" office:value="2.63500000000001" calcext:value-type="float">
            <text:p>2.635</text:p>
          </table:table-cell>
        </table:table-row>
        <table:table-row table:style-name="ro1">
          <table:table-cell office:value-type="string" calcext:value-type="string">
            <text:p>001313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7]/100" office:value-type="float" office:value="80.45" calcext:value-type="float">
            <text:p>80.45</text:p>
          </table:table-cell>
          <table:table-cell table:formula="of:=[.E717]/16*9/5+32" office:value-type="float" office:value="77.675" calcext:value-type="float">
            <text:p>77.675</text:p>
          </table:table-cell>
          <table:table-cell table:formula="of:=[.F717]-[.G717]" office:value-type="float" office:value="2.77500000000001" calcext:value-type="float">
            <text:p>2.775</text:p>
          </table:table-cell>
        </table:table-row>
        <table:table-row table:style-name="ro1">
          <table:table-cell office:value-type="string" calcext:value-type="string">
            <text:p>0013140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8]/100" office:value-type="float" office:value="80.54" calcext:value-type="float">
            <text:p>80.54</text:p>
          </table:table-cell>
          <table:table-cell table:formula="of:=[.E718]/16*9/5+32" office:value-type="float" office:value="77.675" calcext:value-type="float">
            <text:p>77.675</text:p>
          </table:table-cell>
          <table:table-cell table:formula="of:=[.F718]-[.G718]" office:value-type="float" office:value="2.86500000000001" calcext:value-type="float">
            <text:p>2.865</text:p>
          </table:table-cell>
        </table:table-row>
        <table:table-row table:style-name="ro1">
          <table:table-cell office:value-type="string" calcext:value-type="string">
            <text:p>0013150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19]/100" office:value-type="float" office:value="80.47" calcext:value-type="float">
            <text:p>80.47</text:p>
          </table:table-cell>
          <table:table-cell table:formula="of:=[.E719]/16*9/5+32" office:value-type="float" office:value="77.675" calcext:value-type="float">
            <text:p>77.675</text:p>
          </table:table-cell>
          <table:table-cell table:formula="of:=[.F719]-[.G719]" office:value-type="float" office:value="2.795" calcext:value-type="float">
            <text:p>2.795</text:p>
          </table:table-cell>
        </table:table-row>
        <table:table-row table:style-name="ro1">
          <table:table-cell office:value-type="string" calcext:value-type="string">
            <text:p>0013160</text:p>
          </table:table-cell>
          <table:table-cell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0]/100" office:value-type="float" office:value="80.4" calcext:value-type="float">
            <text:p>80.4</text:p>
          </table:table-cell>
          <table:table-cell table:formula="of:=[.E720]/16*9/5+32" office:value-type="float" office:value="77.675" calcext:value-type="float">
            <text:p>77.675</text:p>
          </table:table-cell>
          <table:table-cell table:formula="of:=[.F720]-[.G720]" office:value-type="float" office:value="2.72500000000001" calcext:value-type="float">
            <text:p>2.725</text:p>
          </table:table-cell>
        </table:table-row>
        <table:table-row table:style-name="ro1">
          <table:table-cell office:value-type="string" calcext:value-type="string">
            <text:p>001317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1]/100" office:value-type="float" office:value="80.43" calcext:value-type="float">
            <text:p>80.43</text:p>
          </table:table-cell>
          <table:table-cell table:formula="of:=[.E721]/16*9/5+32" office:value-type="float" office:value="77.675" calcext:value-type="float">
            <text:p>77.675</text:p>
          </table:table-cell>
          <table:table-cell table:formula="of:=[.F721]-[.G721]" office:value-type="float" office:value="2.75500000000001" calcext:value-type="float">
            <text:p>2.755</text:p>
          </table:table-cell>
        </table:table-row>
        <table:table-row table:style-name="ro1">
          <table:table-cell office:value-type="string" calcext:value-type="string">
            <text:p>0013200</text:p>
          </table:table-cell>
          <table:table-cell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2]/100" office:value-type="float" office:value="80.93" calcext:value-type="float">
            <text:p>80.93</text:p>
          </table:table-cell>
          <table:table-cell table:formula="of:=[.E722]/16*9/5+32" office:value-type="float" office:value="77.675" calcext:value-type="float">
            <text:p>77.675</text:p>
          </table:table-cell>
          <table:table-cell table:formula="of:=[.F722]-[.G722]" office:value-type="float" office:value="3.25500000000001" calcext:value-type="float">
            <text:p>3.255</text:p>
          </table:table-cell>
        </table:table-row>
        <table:table-row table:style-name="ro1">
          <table:table-cell office:value-type="string" calcext:value-type="string">
            <text:p>001321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3]/100" office:value-type="float" office:value="80.45" calcext:value-type="float">
            <text:p>80.45</text:p>
          </table:table-cell>
          <table:table-cell table:formula="of:=[.E723]/16*9/5+32" office:value-type="float" office:value="77.675" calcext:value-type="float">
            <text:p>77.675</text:p>
          </table:table-cell>
          <table:table-cell table:formula="of:=[.F723]-[.G723]" office:value-type="float" office:value="2.77500000000001" calcext:value-type="float">
            <text:p>2.775</text:p>
          </table:table-cell>
        </table:table-row>
        <table:table-row table:style-name="ro1">
          <table:table-cell office:value-type="string" calcext:value-type="string">
            <text:p>001322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4]/100" office:value-type="float" office:value="80.45" calcext:value-type="float">
            <text:p>80.45</text:p>
          </table:table-cell>
          <table:table-cell table:formula="of:=[.E724]/16*9/5+32" office:value-type="float" office:value="77.675" calcext:value-type="float">
            <text:p>77.675</text:p>
          </table:table-cell>
          <table:table-cell table:formula="of:=[.F724]-[.G724]" office:value-type="float" office:value="2.77500000000001" calcext:value-type="float">
            <text:p>2.775</text:p>
          </table:table-cell>
        </table:table-row>
        <table:table-row table:style-name="ro1">
          <table:table-cell office:value-type="string" calcext:value-type="string">
            <text:p>0013230</text:p>
          </table:table-cell>
          <table:table-cell office:value-type="float" office:value="0" calcext:value-type="float">
            <text:p>0</text:p>
          </table:table-cell>
          <table:table-cell office:value-type="float" office:value="8057" calcext:value-type="float">
            <text:p>805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5]/100" office:value-type="float" office:value="80.57" calcext:value-type="float">
            <text:p>80.57</text:p>
          </table:table-cell>
          <table:table-cell table:formula="of:=[.E725]/16*9/5+32" office:value-type="float" office:value="77.675" calcext:value-type="float">
            <text:p>77.675</text:p>
          </table:table-cell>
          <table:table-cell table:formula="of:=[.F725]-[.G725]" office:value-type="float" office:value="2.895" calcext:value-type="float">
            <text:p>2.895</text:p>
          </table:table-cell>
        </table:table-row>
        <table:table-row table:style-name="ro1">
          <table:table-cell office:value-type="string" calcext:value-type="string">
            <text:p>0013240</text:p>
          </table:table-cell>
          <table:table-cell office:value-type="float" office:value="0" calcext:value-type="float">
            <text:p>0</text:p>
          </table:table-cell>
          <table:table-cell office:value-type="float" office:value="8071" calcext:value-type="float">
            <text:p>807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6]/100" office:value-type="float" office:value="80.71" calcext:value-type="float">
            <text:p>80.71</text:p>
          </table:table-cell>
          <table:table-cell table:formula="of:=[.E726]/16*9/5+32" office:value-type="float" office:value="77.675" calcext:value-type="float">
            <text:p>77.675</text:p>
          </table:table-cell>
          <table:table-cell table:formula="of:=[.F726]-[.G726]"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001325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7]/100" office:value-type="float" office:value="80.15" calcext:value-type="float">
            <text:p>80.15</text:p>
          </table:table-cell>
          <table:table-cell table:formula="of:=[.E727]/16*9/5+32" office:value-type="float" office:value="77.675" calcext:value-type="float">
            <text:p>77.675</text:p>
          </table:table-cell>
          <table:table-cell table:formula="of:=[.F727]-[.G727]" office:value-type="float" office:value="2.47500000000001" calcext:value-type="float">
            <text:p>2.475</text:p>
          </table:table-cell>
        </table:table-row>
        <table:table-row table:style-name="ro1">
          <table:table-cell office:value-type="string" calcext:value-type="string">
            <text:p>0013260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28]/100" office:value-type="float" office:value="80.38" calcext:value-type="float">
            <text:p>80.38</text:p>
          </table:table-cell>
          <table:table-cell table:formula="of:=[.E728]/16*9/5+32" office:value-type="float" office:value="77.5625" calcext:value-type="float">
            <text:p>77.5625</text:p>
          </table:table-cell>
          <table:table-cell table:formula="of:=[.F728]-[.G728]" office:value-type="float" office:value="2.8175" calcext:value-type="float">
            <text:p>2.8175</text:p>
          </table:table-cell>
        </table:table-row>
        <table:table-row table:style-name="ro1">
          <table:table-cell office:value-type="string" calcext:value-type="string">
            <text:p>0013270</text:p>
          </table:table-cell>
          <table:table-cell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29]/100" office:value-type="float" office:value="80.52" calcext:value-type="float">
            <text:p>80.52</text:p>
          </table:table-cell>
          <table:table-cell table:formula="of:=[.E729]/16*9/5+32" office:value-type="float" office:value="77.675" calcext:value-type="float">
            <text:p>77.675</text:p>
          </table:table-cell>
          <table:table-cell table:formula="of:=[.F729]-[.G729]" office:value-type="float" office:value="2.845" calcext:value-type="float">
            <text:p>2.845</text:p>
          </table:table-cell>
        </table:table-row>
        <table:table-row table:style-name="ro1">
          <table:table-cell office:value-type="string" calcext:value-type="string">
            <text:p>0013300</text:p>
          </table:table-cell>
          <table:table-cell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30]/100" office:value-type="float" office:value="80.61" calcext:value-type="float">
            <text:p>80.61</text:p>
          </table:table-cell>
          <table:table-cell table:formula="of:=[.E730]/16*9/5+32" office:value-type="float" office:value="77.675" calcext:value-type="float">
            <text:p>77.675</text:p>
          </table:table-cell>
          <table:table-cell table:formula="of:=[.F730]-[.G730]" office:value-type="float" office:value="2.935" calcext:value-type="float">
            <text:p>2.935</text:p>
          </table:table-cell>
        </table:table-row>
        <table:table-row table:style-name="ro1">
          <table:table-cell office:value-type="string" calcext:value-type="string">
            <text:p>001331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31]/100" office:value-type="float" office:value="80.5" calcext:value-type="float">
            <text:p>80.5</text:p>
          </table:table-cell>
          <table:table-cell table:formula="of:=[.E731]/16*9/5+32" office:value-type="float" office:value="77.675" calcext:value-type="float">
            <text:p>77.675</text:p>
          </table:table-cell>
          <table:table-cell table:formula="of:=[.F731]-[.G731]" office:value-type="float" office:value="2.825" calcext:value-type="float">
            <text:p>2.825</text:p>
          </table:table-cell>
        </table:table-row>
        <table:table-row table:style-name="ro1">
          <table:table-cell office:value-type="string" calcext:value-type="string">
            <text:p>001332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2]/100" office:value-type="float" office:value="80.43" calcext:value-type="float">
            <text:p>80.43</text:p>
          </table:table-cell>
          <table:table-cell table:formula="of:=[.E732]/16*9/5+32" office:value-type="float" office:value="77.5625" calcext:value-type="float">
            <text:p>77.5625</text:p>
          </table:table-cell>
          <table:table-cell table:formula="of:=[.F732]-[.G732]" office:value-type="float" office:value="2.86750000000001" calcext:value-type="float">
            <text:p>2.8675</text:p>
          </table:table-cell>
        </table:table-row>
        <table:table-row table:style-name="ro1">
          <table:table-cell office:value-type="string" calcext:value-type="string">
            <text:p>0013330</text:p>
          </table:table-cell>
          <table:table-cell office:value-type="float" office:value="0" calcext:value-type="float">
            <text:p>0</text:p>
          </table:table-cell>
          <table:table-cell office:value-type="float" office:value="8084" calcext:value-type="float">
            <text:p>808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33]/100" office:value-type="float" office:value="80.84" calcext:value-type="float">
            <text:p>80.84</text:p>
          </table:table-cell>
          <table:table-cell table:formula="of:=[.E733]/16*9/5+32" office:value-type="float" office:value="77.675" calcext:value-type="float">
            <text:p>77.675</text:p>
          </table:table-cell>
          <table:table-cell table:formula="of:=[.F733]-[.G733]" office:value-type="float" office:value="3.16500000000001" calcext:value-type="float">
            <text:p>3.165</text:p>
          </table:table-cell>
        </table:table-row>
        <table:table-row table:style-name="ro1">
          <table:table-cell office:value-type="string" calcext:value-type="string">
            <text:p>001334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formula="of:=[.C734]/100" office:value-type="float" office:value="80.45" calcext:value-type="float">
            <text:p>80.45</text:p>
          </table:table-cell>
          <table:table-cell table:formula="of:=[.E734]/16*9/5+32" office:value-type="float" office:value="77.675" calcext:value-type="float">
            <text:p>77.675</text:p>
          </table:table-cell>
          <table:table-cell table:formula="of:=[.F734]-[.G734]" office:value-type="float" office:value="2.77500000000001" calcext:value-type="float">
            <text:p>2.775</text:p>
          </table:table-cell>
        </table:table-row>
        <table:table-row table:style-name="ro1">
          <table:table-cell office:value-type="string" calcext:value-type="string">
            <text:p>001335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5]/100" office:value-type="float" office:value="80.29" calcext:value-type="float">
            <text:p>80.29</text:p>
          </table:table-cell>
          <table:table-cell table:formula="of:=[.E735]/16*9/5+32" office:value-type="float" office:value="77.5625" calcext:value-type="float">
            <text:p>77.5625</text:p>
          </table:table-cell>
          <table:table-cell table:formula="of:=[.F735]-[.G735]" office:value-type="float" office:value="2.72750000000001" calcext:value-type="float">
            <text:p>2.7275</text:p>
          </table:table-cell>
        </table:table-row>
        <table:table-row table:style-name="ro1">
          <table:table-cell office:value-type="string" calcext:value-type="string">
            <text:p>001336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6]/100" office:value-type="float" office:value="80.22" calcext:value-type="float">
            <text:p>80.22</text:p>
          </table:table-cell>
          <table:table-cell table:formula="of:=[.E736]/16*9/5+32" office:value-type="float" office:value="77.5625" calcext:value-type="float">
            <text:p>77.5625</text:p>
          </table:table-cell>
          <table:table-cell table:formula="of:=[.F736]-[.G736]" office:value-type="float" office:value="2.6575" calcext:value-type="float">
            <text:p>2.6575</text:p>
          </table:table-cell>
        </table:table-row>
        <table:table-row table:style-name="ro1">
          <table:table-cell office:value-type="string" calcext:value-type="string">
            <text:p>0013370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7]/100" office:value-type="float" office:value="80.38" calcext:value-type="float">
            <text:p>80.38</text:p>
          </table:table-cell>
          <table:table-cell table:formula="of:=[.E737]/16*9/5+32" office:value-type="float" office:value="77.5625" calcext:value-type="float">
            <text:p>77.5625</text:p>
          </table:table-cell>
          <table:table-cell table:formula="of:=[.F737]-[.G737]" office:value-type="float" office:value="2.8175" calcext:value-type="float">
            <text:p>2.8175</text:p>
          </table:table-cell>
        </table:table-row>
        <table:table-row table:style-name="ro1">
          <table:table-cell office:value-type="string" calcext:value-type="string">
            <text:p>001340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8]/100" office:value-type="float" office:value="80.31" calcext:value-type="float">
            <text:p>80.31</text:p>
          </table:table-cell>
          <table:table-cell table:formula="of:=[.E738]/16*9/5+32" office:value-type="float" office:value="77.5625" calcext:value-type="float">
            <text:p>77.5625</text:p>
          </table:table-cell>
          <table:table-cell table:formula="of:=[.F738]-[.G738]" office:value-type="float" office:value="2.7475" calcext:value-type="float">
            <text:p>2.7475</text:p>
          </table:table-cell>
        </table:table-row>
        <table:table-row table:style-name="ro1">
          <table:table-cell office:value-type="string" calcext:value-type="string">
            <text:p>0013410</text:p>
          </table:table-cell>
          <table:table-cell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39]/100" office:value-type="float" office:value="80.43" calcext:value-type="float">
            <text:p>80.43</text:p>
          </table:table-cell>
          <table:table-cell table:formula="of:=[.E739]/16*9/5+32" office:value-type="float" office:value="77.5625" calcext:value-type="float">
            <text:p>77.5625</text:p>
          </table:table-cell>
          <table:table-cell table:formula="of:=[.F739]-[.G739]" office:value-type="float" office:value="2.86750000000001" calcext:value-type="float">
            <text:p>2.8675</text:p>
          </table:table-cell>
        </table:table-row>
        <table:table-row table:style-name="ro1">
          <table:table-cell office:value-type="string" calcext:value-type="string">
            <text:p>001342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0]/100" office:value-type="float" office:value="80.5" calcext:value-type="float">
            <text:p>80.5</text:p>
          </table:table-cell>
          <table:table-cell table:formula="of:=[.E740]/16*9/5+32" office:value-type="float" office:value="77.5625" calcext:value-type="float">
            <text:p>77.5625</text:p>
          </table:table-cell>
          <table:table-cell table:formula="of:=[.F740]-[.G740]" office:value-type="float" office:value="2.9375" calcext:value-type="float">
            <text:p>2.9375</text:p>
          </table:table-cell>
        </table:table-row>
        <table:table-row table:style-name="ro1">
          <table:table-cell office:value-type="string" calcext:value-type="string">
            <text:p>001343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1]/100" office:value-type="float" office:value="80.01" calcext:value-type="float">
            <text:p>80.01</text:p>
          </table:table-cell>
          <table:table-cell table:formula="of:=[.E741]/16*9/5+32" office:value-type="float" office:value="77.5625" calcext:value-type="float">
            <text:p>77.5625</text:p>
          </table:table-cell>
          <table:table-cell table:formula="of:=[.F741]-[.G741]" office:value-type="float" office:value="2.44750000000001" calcext:value-type="float">
            <text:p>2.4475</text:p>
          </table:table-cell>
        </table:table-row>
        <table:table-row table:style-name="ro1">
          <table:table-cell office:value-type="string" calcext:value-type="string">
            <text:p>001344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2]/100" office:value-type="float" office:value="80.24" calcext:value-type="float">
            <text:p>80.24</text:p>
          </table:table-cell>
          <table:table-cell table:formula="of:=[.E742]/16*9/5+32" office:value-type="float" office:value="77.5625" calcext:value-type="float">
            <text:p>77.5625</text:p>
          </table:table-cell>
          <table:table-cell table:formula="of:=[.F742]-[.G742]" office:value-type="float" office:value="2.67749999999999" calcext:value-type="float">
            <text:p>2.6775</text:p>
          </table:table-cell>
        </table:table-row>
        <table:table-row table:style-name="ro1">
          <table:table-cell office:value-type="string" calcext:value-type="string">
            <text:p>0013450</text:p>
          </table:table-cell>
          <table:table-cell office:value-type="float" office:value="0" calcext:value-type="float">
            <text:p>0</text:p>
          </table:table-cell>
          <table:table-cell office:value-type="float" office:value="8034" calcext:value-type="float">
            <text:p>803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3]/100" office:value-type="float" office:value="80.34" calcext:value-type="float">
            <text:p>80.34</text:p>
          </table:table-cell>
          <table:table-cell table:formula="of:=[.E743]/16*9/5+32" office:value-type="float" office:value="77.5625" calcext:value-type="float">
            <text:p>77.5625</text:p>
          </table:table-cell>
          <table:table-cell table:formula="of:=[.F743]-[.G743]" office:value-type="float" office:value="2.7775" calcext:value-type="float">
            <text:p>2.7775</text:p>
          </table:table-cell>
        </table:table-row>
        <table:table-row table:style-name="ro1">
          <table:table-cell office:value-type="string" calcext:value-type="string">
            <text:p>001346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4]/100" office:value-type="float" office:value="80.22" calcext:value-type="float">
            <text:p>80.22</text:p>
          </table:table-cell>
          <table:table-cell table:formula="of:=[.E744]/16*9/5+32" office:value-type="float" office:value="77.5625" calcext:value-type="float">
            <text:p>77.5625</text:p>
          </table:table-cell>
          <table:table-cell table:formula="of:=[.F744]-[.G744]" office:value-type="float" office:value="2.6575" calcext:value-type="float">
            <text:p>2.6575</text:p>
          </table:table-cell>
        </table:table-row>
        <table:table-row table:style-name="ro1">
          <table:table-cell office:value-type="string" calcext:value-type="string">
            <text:p>001347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5]/100" office:value-type="float" office:value="80.2" calcext:value-type="float">
            <text:p>80.2</text:p>
          </table:table-cell>
          <table:table-cell table:formula="of:=[.E745]/16*9/5+32" office:value-type="float" office:value="77.5625" calcext:value-type="float">
            <text:p>77.5625</text:p>
          </table:table-cell>
          <table:table-cell table:formula="of:=[.F745]-[.G745]" office:value-type="float" office:value="2.6375" calcext:value-type="float">
            <text:p>2.6375</text:p>
          </table:table-cell>
        </table:table-row>
        <table:table-row table:style-name="ro1">
          <table:table-cell office:value-type="string" calcext:value-type="string">
            <text:p>0013500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6]/100" office:value-type="float" office:value="80.27" calcext:value-type="float">
            <text:p>80.27</text:p>
          </table:table-cell>
          <table:table-cell table:formula="of:=[.E746]/16*9/5+32" office:value-type="float" office:value="77.5625" calcext:value-type="float">
            <text:p>77.5625</text:p>
          </table:table-cell>
          <table:table-cell table:formula="of:=[.F746]-[.G746]" office:value-type="float" office:value="2.7075" calcext:value-type="float">
            <text:p>2.7075</text:p>
          </table:table-cell>
        </table:table-row>
        <table:table-row table:style-name="ro1">
          <table:table-cell office:value-type="string" calcext:value-type="string">
            <text:p>001351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[.C747]/100" office:value-type="float" office:value="80.08" calcext:value-type="float">
            <text:p>80.08</text:p>
          </table:table-cell>
          <table:table-cell table:formula="of:=[.E747]/16*9/5+32" office:value-type="float" office:value="77.5625" calcext:value-type="float">
            <text:p>77.5625</text:p>
          </table:table-cell>
          <table:table-cell table:formula="of:=[.F747]-[.G747]" office:value-type="float" office:value="2.5175" calcext:value-type="float">
            <text:p>2.5175</text:p>
          </table:table-cell>
        </table:table-row>
        <table:table-row table:style-name="ro1">
          <table:table-cell office:value-type="string" calcext:value-type="string">
            <text:p>001352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748]/100" office:value-type="float" office:value="80.45" calcext:value-type="float">
            <text:p>80.45</text:p>
          </table:table-cell>
          <table:table-cell table:formula="of:=[.E748]/16*9/5+32" office:value-type="float" office:value="77.45" calcext:value-type="float">
            <text:p>77.45</text:p>
          </table:table-cell>
          <table:table-cell table:formula="of:=[.F748]-[.G74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13530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749]/100" office:value-type="float" office:value="80.56" calcext:value-type="float">
            <text:p>80.56</text:p>
          </table:table-cell>
          <table:table-cell table:formula="of:=[.E749]/16*9/5+32" office:value-type="float" office:value="77.45" calcext:value-type="float">
            <text:p>77.45</text:p>
          </table:table-cell>
          <table:table-cell table:formula="of:=[.F749]-[.G749]"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001354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750]/100" office:value-type="float" office:value="80.17" calcext:value-type="float">
            <text:p>80.17</text:p>
          </table:table-cell>
          <table:table-cell table:formula="of:=[.E750]/16*9/5+32" office:value-type="float" office:value="77.45" calcext:value-type="float">
            <text:p>77.45</text:p>
          </table:table-cell>
          <table:table-cell table:formula="of:=[.F750]-[.G750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001355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1]/100" office:value-type="float" office:value="80.15" calcext:value-type="float">
            <text:p>80.15</text:p>
          </table:table-cell>
          <table:table-cell table:formula="of:=[.E751]/16*9/5+32" office:value-type="float" office:value="77.3375" calcext:value-type="float">
            <text:p>77.3375</text:p>
          </table:table-cell>
          <table:table-cell table:formula="of:=[.F751]-[.G751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3560</text:p>
          </table:table-cell>
          <table:table-cell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752]/100" office:value-type="float" office:value="80.52" calcext:value-type="float">
            <text:p>80.52</text:p>
          </table:table-cell>
          <table:table-cell table:formula="of:=[.E752]/16*9/5+32" office:value-type="float" office:value="77.45" calcext:value-type="float">
            <text:p>77.45</text:p>
          </table:table-cell>
          <table:table-cell table:formula="of:=[.F752]-[.G752]" office:value-type="float" office:value="3.06999999999999" calcext:value-type="float">
            <text:p>3.07</text:p>
          </table:table-cell>
        </table:table-row>
        <table:table-row table:style-name="ro1">
          <table:table-cell office:value-type="string" calcext:value-type="string">
            <text:p>001357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formula="of:=[.C753]/100" office:value-type="float" office:value="80.24" calcext:value-type="float">
            <text:p>80.24</text:p>
          </table:table-cell>
          <table:table-cell table:formula="of:=[.E753]/16*9/5+32" office:value-type="float" office:value="77.45" calcext:value-type="float">
            <text:p>77.45</text:p>
          </table:table-cell>
          <table:table-cell table:formula="of:=[.F753]-[.G753]" office:value-type="float" office:value="2.78999999999999" calcext:value-type="float">
            <text:p>2.79</text:p>
          </table:table-cell>
        </table:table-row>
        <table:table-row table:style-name="ro1">
          <table:table-cell office:value-type="string" calcext:value-type="string">
            <text:p>0013600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4]/100" office:value-type="float" office:value="80.26" calcext:value-type="float">
            <text:p>80.26</text:p>
          </table:table-cell>
          <table:table-cell table:formula="of:=[.E754]/16*9/5+32" office:value-type="float" office:value="77.3375" calcext:value-type="float">
            <text:p>77.3375</text:p>
          </table:table-cell>
          <table:table-cell table:formula="of:=[.F754]-[.G754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1361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5]/100" office:value-type="float" office:value="79.94" calcext:value-type="float">
            <text:p>79.94</text:p>
          </table:table-cell>
          <table:table-cell table:formula="of:=[.E755]/16*9/5+32" office:value-type="float" office:value="77.3375" calcext:value-type="float">
            <text:p>77.3375</text:p>
          </table:table-cell>
          <table:table-cell table:formula="of:=[.F755]-[.G755]" office:value-type="float" office:value="2.60249999999999" calcext:value-type="float">
            <text:p>2.6025</text:p>
          </table:table-cell>
        </table:table-row>
        <table:table-row table:style-name="ro1">
          <table:table-cell office:value-type="string" calcext:value-type="string">
            <text:p>0013620</text:p>
          </table:table-cell>
          <table:table-cell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6]/100" office:value-type="float" office:value="80.03" calcext:value-type="float">
            <text:p>80.03</text:p>
          </table:table-cell>
          <table:table-cell table:formula="of:=[.E756]/16*9/5+32" office:value-type="float" office:value="77.3375" calcext:value-type="float">
            <text:p>77.3375</text:p>
          </table:table-cell>
          <table:table-cell table:formula="of:=[.F756]-[.G756]" office:value-type="float" office:value="2.6925" calcext:value-type="float">
            <text:p>2.6925</text:p>
          </table:table-cell>
        </table:table-row>
        <table:table-row table:style-name="ro1">
          <table:table-cell office:value-type="string" calcext:value-type="string">
            <text:p>0013630</text:p>
          </table:table-cell>
          <table:table-cell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7]/100" office:value-type="float" office:value="80.19" calcext:value-type="float">
            <text:p>80.19</text:p>
          </table:table-cell>
          <table:table-cell table:formula="of:=[.E757]/16*9/5+32" office:value-type="float" office:value="77.3375" calcext:value-type="float">
            <text:p>77.3375</text:p>
          </table:table-cell>
          <table:table-cell table:formula="of:=[.F757]-[.G757]" office:value-type="float" office:value="2.85249999999999" calcext:value-type="float">
            <text:p>2.8525</text:p>
          </table:table-cell>
        </table:table-row>
        <table:table-row table:style-name="ro1">
          <table:table-cell office:value-type="string" calcext:value-type="string">
            <text:p>0013640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8]/100" office:value-type="float" office:value="80.33" calcext:value-type="float">
            <text:p>80.33</text:p>
          </table:table-cell>
          <table:table-cell table:formula="of:=[.E758]/16*9/5+32" office:value-type="float" office:value="77.3375" calcext:value-type="float">
            <text:p>77.3375</text:p>
          </table:table-cell>
          <table:table-cell table:formula="of:=[.F758]-[.G758]" office:value-type="float" office:value="2.99249999999999" calcext:value-type="float">
            <text:p>2.9925</text:p>
          </table:table-cell>
        </table:table-row>
        <table:table-row table:style-name="ro1">
          <table:table-cell office:value-type="string" calcext:value-type="string">
            <text:p>001365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59]/100" office:value-type="float" office:value="80.08" calcext:value-type="float">
            <text:p>80.08</text:p>
          </table:table-cell>
          <table:table-cell table:formula="of:=[.E759]/16*9/5+32" office:value-type="float" office:value="77.3375" calcext:value-type="float">
            <text:p>77.3375</text:p>
          </table:table-cell>
          <table:table-cell table:formula="of:=[.F759]-[.G759]" office:value-type="float" office:value="2.74249999999999" calcext:value-type="float">
            <text:p>2.7425</text:p>
          </table:table-cell>
        </table:table-row>
        <table:table-row table:style-name="ro1">
          <table:table-cell office:value-type="string" calcext:value-type="string">
            <text:p>0013660</text:p>
          </table:table-cell>
          <table:table-cell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0]/100" office:value-type="float" office:value="79.97" calcext:value-type="float">
            <text:p>79.97</text:p>
          </table:table-cell>
          <table:table-cell table:formula="of:=[.E760]/16*9/5+32" office:value-type="float" office:value="77.3375" calcext:value-type="float">
            <text:p>77.3375</text:p>
          </table:table-cell>
          <table:table-cell table:formula="of:=[.F760]-[.G760]" office:value-type="float" office:value="2.63249999999999" calcext:value-type="float">
            <text:p>2.6325</text:p>
          </table:table-cell>
        </table:table-row>
        <table:table-row table:style-name="ro1">
          <table:table-cell office:value-type="string" calcext:value-type="string">
            <text:p>001367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1]/100" office:value-type="float" office:value="80.2" calcext:value-type="float">
            <text:p>80.2</text:p>
          </table:table-cell>
          <table:table-cell table:formula="of:=[.E761]/16*9/5+32" office:value-type="float" office:value="77.3375" calcext:value-type="float">
            <text:p>77.3375</text:p>
          </table:table-cell>
          <table:table-cell table:formula="of:=[.F761]-[.G761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1370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2]/100" office:value-type="float" office:value="80.36" calcext:value-type="float">
            <text:p>80.36</text:p>
          </table:table-cell>
          <table:table-cell table:formula="of:=[.E762]/16*9/5+32" office:value-type="float" office:value="77.3375" calcext:value-type="float">
            <text:p>77.3375</text:p>
          </table:table-cell>
          <table:table-cell table:formula="of:=[.F762]-[.G762]" office:value-type="float" office:value="3.02249999999999" calcext:value-type="float">
            <text:p>3.0225</text:p>
          </table:table-cell>
        </table:table-row>
        <table:table-row table:style-name="ro1">
          <table:table-cell office:value-type="string" calcext:value-type="string">
            <text:p>001371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3]/100" office:value-type="float" office:value="80.2" calcext:value-type="float">
            <text:p>80.2</text:p>
          </table:table-cell>
          <table:table-cell table:formula="of:=[.E763]/16*9/5+32" office:value-type="float" office:value="77.3375" calcext:value-type="float">
            <text:p>77.3375</text:p>
          </table:table-cell>
          <table:table-cell table:formula="of:=[.F763]-[.G763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13720</text:p>
          </table:table-cell>
          <table:table-cell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4]/100" office:value-type="float" office:value="79.97" calcext:value-type="float">
            <text:p>79.97</text:p>
          </table:table-cell>
          <table:table-cell table:formula="of:=[.E764]/16*9/5+32" office:value-type="float" office:value="77.3375" calcext:value-type="float">
            <text:p>77.3375</text:p>
          </table:table-cell>
          <table:table-cell table:formula="of:=[.F764]-[.G764]" office:value-type="float" office:value="2.63249999999999" calcext:value-type="float">
            <text:p>2.6325</text:p>
          </table:table-cell>
        </table:table-row>
        <table:table-row table:style-name="ro1">
          <table:table-cell office:value-type="string" calcext:value-type="string">
            <text:p>001373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5]/100" office:value-type="float" office:value="80.24" calcext:value-type="float">
            <text:p>80.24</text:p>
          </table:table-cell>
          <table:table-cell table:formula="of:=[.E765]/16*9/5+32" office:value-type="float" office:value="77.3375" calcext:value-type="float">
            <text:p>77.3375</text:p>
          </table:table-cell>
          <table:table-cell table:formula="of:=[.F765]-[.G765]" office:value-type="float" office:value="2.90249999999999" calcext:value-type="float">
            <text:p>2.9025</text:p>
          </table:table-cell>
        </table:table-row>
        <table:table-row table:style-name="ro1">
          <table:table-cell office:value-type="string" calcext:value-type="string">
            <text:p>001374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6]/100" office:value-type="float" office:value="80.22" calcext:value-type="float">
            <text:p>80.22</text:p>
          </table:table-cell>
          <table:table-cell table:formula="of:=[.E766]/16*9/5+32" office:value-type="float" office:value="77.3375" calcext:value-type="float">
            <text:p>77.3375</text:p>
          </table:table-cell>
          <table:table-cell table:formula="of:=[.F766]-[.G766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13750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7]/100" office:value-type="float" office:value="80.47" calcext:value-type="float">
            <text:p>80.47</text:p>
          </table:table-cell>
          <table:table-cell table:formula="of:=[.E767]/16*9/5+32" office:value-type="float" office:value="77.3375" calcext:value-type="float">
            <text:p>77.3375</text:p>
          </table:table-cell>
          <table:table-cell table:formula="of:=[.F767]-[.G767]" office:value-type="float" office:value="3.13249999999999" calcext:value-type="float">
            <text:p>3.1325</text:p>
          </table:table-cell>
        </table:table-row>
        <table:table-row table:style-name="ro1">
          <table:table-cell office:value-type="string" calcext:value-type="string">
            <text:p>001376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68]/100" office:value-type="float" office:value="80.17" calcext:value-type="float">
            <text:p>80.17</text:p>
          </table:table-cell>
          <table:table-cell table:formula="of:=[.E768]/16*9/5+32" office:value-type="float" office:value="77.225" calcext:value-type="float">
            <text:p>77.225</text:p>
          </table:table-cell>
          <table:table-cell table:formula="of:=[.F768]-[.G768]" office:value-type="float" office:value="2.94500000000001" calcext:value-type="float">
            <text:p>2.945</text:p>
          </table:table-cell>
        </table:table-row>
        <table:table-row table:style-name="ro1">
          <table:table-cell office:value-type="string" calcext:value-type="string">
            <text:p>0013770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69]/100" office:value-type="float" office:value="80.38" calcext:value-type="float">
            <text:p>80.38</text:p>
          </table:table-cell>
          <table:table-cell table:formula="of:=[.E769]/16*9/5+32" office:value-type="float" office:value="77.3375" calcext:value-type="float">
            <text:p>77.3375</text:p>
          </table:table-cell>
          <table:table-cell table:formula="of:=[.F769]-[.G769]" office:value-type="float" office:value="3.04249999999999" calcext:value-type="float">
            <text:p>3.0425</text:p>
          </table:table-cell>
        </table:table-row>
        <table:table-row table:style-name="ro1">
          <table:table-cell office:value-type="string" calcext:value-type="string">
            <text:p>001400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70]/100" office:value-type="float" office:value="80.29" calcext:value-type="float">
            <text:p>80.29</text:p>
          </table:table-cell>
          <table:table-cell table:formula="of:=[.E770]/16*9/5+32" office:value-type="float" office:value="77.225" calcext:value-type="float">
            <text:p>77.225</text:p>
          </table:table-cell>
          <table:table-cell table:formula="of:=[.F770]-[.G770]" office:value-type="float" office:value="3.06500000000001" calcext:value-type="float">
            <text:p>3.065</text:p>
          </table:table-cell>
        </table:table-row>
        <table:table-row table:style-name="ro1">
          <table:table-cell office:value-type="string" calcext:value-type="string">
            <text:p>001401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71]/100" office:value-type="float" office:value="80.1" calcext:value-type="float">
            <text:p>80.1</text:p>
          </table:table-cell>
          <table:table-cell table:formula="of:=[.E771]/16*9/5+32" office:value-type="float" office:value="77.225" calcext:value-type="float">
            <text:p>77.225</text:p>
          </table:table-cell>
          <table:table-cell table:formula="of:=[.F771]-[.G771]"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0014020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72]/100" office:value-type="float" office:value="80.33" calcext:value-type="float">
            <text:p>80.33</text:p>
          </table:table-cell>
          <table:table-cell table:formula="of:=[.E772]/16*9/5+32" office:value-type="float" office:value="77.225" calcext:value-type="float">
            <text:p>77.225</text:p>
          </table:table-cell>
          <table:table-cell table:formula="of:=[.F772]-[.G772]" office:value-type="float" office:value="3.105" calcext:value-type="float">
            <text:p>3.105</text:p>
          </table:table-cell>
        </table:table-row>
        <table:table-row table:style-name="ro1">
          <table:table-cell office:value-type="string" calcext:value-type="string">
            <text:p>0014030</text:p>
          </table:table-cell>
          <table:table-cell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3]/100" office:value-type="float" office:value="79.97" calcext:value-type="float">
            <text:p>79.97</text:p>
          </table:table-cell>
          <table:table-cell table:formula="of:=[.E773]/16*9/5+32" office:value-type="float" office:value="77.3375" calcext:value-type="float">
            <text:p>77.3375</text:p>
          </table:table-cell>
          <table:table-cell table:formula="of:=[.F773]-[.G773]" office:value-type="float" office:value="2.63249999999999" calcext:value-type="float">
            <text:p>2.6325</text:p>
          </table:table-cell>
        </table:table-row>
        <table:table-row table:style-name="ro1">
          <table:table-cell office:value-type="string" calcext:value-type="string">
            <text:p>001404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4]/100" office:value-type="float" office:value="80.15" calcext:value-type="float">
            <text:p>80.15</text:p>
          </table:table-cell>
          <table:table-cell table:formula="of:=[.E774]/16*9/5+32" office:value-type="float" office:value="77.3375" calcext:value-type="float">
            <text:p>77.3375</text:p>
          </table:table-cell>
          <table:table-cell table:formula="of:=[.F774]-[.G774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4050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5]/100" office:value-type="float" office:value="80.26" calcext:value-type="float">
            <text:p>80.26</text:p>
          </table:table-cell>
          <table:table-cell table:formula="of:=[.E775]/16*9/5+32" office:value-type="float" office:value="77.3375" calcext:value-type="float">
            <text:p>77.3375</text:p>
          </table:table-cell>
          <table:table-cell table:formula="of:=[.F775]-[.G775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1406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6]/100" office:value-type="float" office:value="80.22" calcext:value-type="float">
            <text:p>80.22</text:p>
          </table:table-cell>
          <table:table-cell table:formula="of:=[.E776]/16*9/5+32" office:value-type="float" office:value="77.3375" calcext:value-type="float">
            <text:p>77.3375</text:p>
          </table:table-cell>
          <table:table-cell table:formula="of:=[.F776]-[.G776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14070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7]/100" office:value-type="float" office:value="80.04" calcext:value-type="float">
            <text:p>80.04</text:p>
          </table:table-cell>
          <table:table-cell table:formula="of:=[.E777]/16*9/5+32" office:value-type="float" office:value="77.3375" calcext:value-type="float">
            <text:p>77.3375</text:p>
          </table:table-cell>
          <table:table-cell table:formula="of:=[.F777]-[.G777]" office:value-type="float" office:value="2.7025" calcext:value-type="float">
            <text:p>2.7025</text:p>
          </table:table-cell>
        </table:table-row>
        <table:table-row table:style-name="ro1">
          <table:table-cell office:value-type="string" calcext:value-type="string">
            <text:p>001410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8]/100" office:value-type="float" office:value="80.13" calcext:value-type="float">
            <text:p>80.13</text:p>
          </table:table-cell>
          <table:table-cell table:formula="of:=[.E778]/16*9/5+32" office:value-type="float" office:value="77.3375" calcext:value-type="float">
            <text:p>77.3375</text:p>
          </table:table-cell>
          <table:table-cell table:formula="of:=[.F778]-[.G778]" office:value-type="float" office:value="2.79249999999999" calcext:value-type="float">
            <text:p>2.7925</text:p>
          </table:table-cell>
        </table:table-row>
        <table:table-row table:style-name="ro1">
          <table:table-cell office:value-type="string" calcext:value-type="string">
            <text:p>001411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79]/100" office:value-type="float" office:value="80.13" calcext:value-type="float">
            <text:p>80.13</text:p>
          </table:table-cell>
          <table:table-cell table:formula="of:=[.E779]/16*9/5+32" office:value-type="float" office:value="77.3375" calcext:value-type="float">
            <text:p>77.3375</text:p>
          </table:table-cell>
          <table:table-cell table:formula="of:=[.F779]-[.G779]" office:value-type="float" office:value="2.79249999999999" calcext:value-type="float">
            <text:p>2.7925</text:p>
          </table:table-cell>
        </table:table-row>
        <table:table-row table:style-name="ro1">
          <table:table-cell office:value-type="string" calcext:value-type="string">
            <text:p>0014120</text:p>
          </table:table-cell>
          <table:table-cell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0]/100" office:value-type="float" office:value="80.11" calcext:value-type="float">
            <text:p>80.11</text:p>
          </table:table-cell>
          <table:table-cell table:formula="of:=[.E780]/16*9/5+32" office:value-type="float" office:value="77.3375" calcext:value-type="float">
            <text:p>77.3375</text:p>
          </table:table-cell>
          <table:table-cell table:formula="of:=[.F780]-[.G780]" office:value-type="float" office:value="2.77249999999999" calcext:value-type="float">
            <text:p>2.7725</text:p>
          </table:table-cell>
        </table:table-row>
        <table:table-row table:style-name="ro1">
          <table:table-cell office:value-type="string" calcext:value-type="string">
            <text:p>001413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1]/100" office:value-type="float" office:value="80.31" calcext:value-type="float">
            <text:p>80.31</text:p>
          </table:table-cell>
          <table:table-cell table:formula="of:=[.E781]/16*9/5+32" office:value-type="float" office:value="77.3375" calcext:value-type="float">
            <text:p>77.3375</text:p>
          </table:table-cell>
          <table:table-cell table:formula="of:=[.F781]-[.G781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1414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2]/100" office:value-type="float" office:value="80.15" calcext:value-type="float">
            <text:p>80.15</text:p>
          </table:table-cell>
          <table:table-cell table:formula="of:=[.E782]/16*9/5+32" office:value-type="float" office:value="77.3375" calcext:value-type="float">
            <text:p>77.3375</text:p>
          </table:table-cell>
          <table:table-cell table:formula="of:=[.F782]-[.G782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415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3]/100" office:value-type="float" office:value="80.24" calcext:value-type="float">
            <text:p>80.24</text:p>
          </table:table-cell>
          <table:table-cell table:formula="of:=[.E783]/16*9/5+32" office:value-type="float" office:value="77.3375" calcext:value-type="float">
            <text:p>77.3375</text:p>
          </table:table-cell>
          <table:table-cell table:formula="of:=[.F783]-[.G783]" office:value-type="float" office:value="2.90249999999999" calcext:value-type="float">
            <text:p>2.9025</text:p>
          </table:table-cell>
        </table:table-row>
        <table:table-row table:style-name="ro1">
          <table:table-cell office:value-type="string" calcext:value-type="string">
            <text:p>001416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4]/100" office:value-type="float" office:value="80.31" calcext:value-type="float">
            <text:p>80.31</text:p>
          </table:table-cell>
          <table:table-cell table:formula="of:=[.E784]/16*9/5+32" office:value-type="float" office:value="77.3375" calcext:value-type="float">
            <text:p>77.3375</text:p>
          </table:table-cell>
          <table:table-cell table:formula="of:=[.F784]-[.G784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1417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5]/100" office:value-type="float" office:value="80.13" calcext:value-type="float">
            <text:p>80.13</text:p>
          </table:table-cell>
          <table:table-cell table:formula="of:=[.E785]/16*9/5+32" office:value-type="float" office:value="77.3375" calcext:value-type="float">
            <text:p>77.3375</text:p>
          </table:table-cell>
          <table:table-cell table:formula="of:=[.F785]-[.G785]" office:value-type="float" office:value="2.79249999999999" calcext:value-type="float">
            <text:p>2.7925</text:p>
          </table:table-cell>
        </table:table-row>
        <table:table-row table:style-name="ro1">
          <table:table-cell office:value-type="string" calcext:value-type="string">
            <text:p>001420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6]/100" office:value-type="float" office:value="80.24" calcext:value-type="float">
            <text:p>80.24</text:p>
          </table:table-cell>
          <table:table-cell table:formula="of:=[.E786]/16*9/5+32" office:value-type="float" office:value="77.3375" calcext:value-type="float">
            <text:p>77.3375</text:p>
          </table:table-cell>
          <table:table-cell table:formula="of:=[.F786]-[.G786]" office:value-type="float" office:value="2.90249999999999" calcext:value-type="float">
            <text:p>2.9025</text:p>
          </table:table-cell>
        </table:table-row>
        <table:table-row table:style-name="ro1">
          <table:table-cell office:value-type="string" calcext:value-type="string">
            <text:p>001421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7]/100" office:value-type="float" office:value="80.45" calcext:value-type="float">
            <text:p>80.45</text:p>
          </table:table-cell>
          <table:table-cell table:formula="of:=[.E787]/16*9/5+32" office:value-type="float" office:value="77.3375" calcext:value-type="float">
            <text:p>77.3375</text:p>
          </table:table-cell>
          <table:table-cell table:formula="of:=[.F787]-[.G787]" office:value-type="float" office:value="3.1125" calcext:value-type="float">
            <text:p>3.1125</text:p>
          </table:table-cell>
        </table:table-row>
        <table:table-row table:style-name="ro1">
          <table:table-cell office:value-type="string" calcext:value-type="string">
            <text:p>001422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8]/100" office:value-type="float" office:value="80.01" calcext:value-type="float">
            <text:p>80.01</text:p>
          </table:table-cell>
          <table:table-cell table:formula="of:=[.E788]/16*9/5+32" office:value-type="float" office:value="77.3375" calcext:value-type="float">
            <text:p>77.3375</text:p>
          </table:table-cell>
          <table:table-cell table:formula="of:=[.F788]-[.G788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14230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89]/100" office:value-type="float" office:value="80.33" calcext:value-type="float">
            <text:p>80.33</text:p>
          </table:table-cell>
          <table:table-cell table:formula="of:=[.E789]/16*9/5+32" office:value-type="float" office:value="77.3375" calcext:value-type="float">
            <text:p>77.3375</text:p>
          </table:table-cell>
          <table:table-cell table:formula="of:=[.F789]-[.G789]" office:value-type="float" office:value="2.99249999999999" calcext:value-type="float">
            <text:p>2.9925</text:p>
          </table:table-cell>
        </table:table-row>
        <table:table-row table:style-name="ro1">
          <table:table-cell office:value-type="string" calcext:value-type="string">
            <text:p>001424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0]/100" office:value-type="float" office:value="80.31" calcext:value-type="float">
            <text:p>80.31</text:p>
          </table:table-cell>
          <table:table-cell table:formula="of:=[.E790]/16*9/5+32" office:value-type="float" office:value="77.3375" calcext:value-type="float">
            <text:p>77.3375</text:p>
          </table:table-cell>
          <table:table-cell table:formula="of:=[.F790]-[.G790]" office:value-type="float" office:value="2.9725" calcext:value-type="float">
            <text:p>2.9725</text:p>
          </table:table-cell>
        </table:table-row>
        <table:table-row table:style-name="ro1">
          <table:table-cell office:value-type="string" calcext:value-type="string">
            <text:p>001425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1]/100" office:value-type="float" office:value="80.1" calcext:value-type="float">
            <text:p>80.1</text:p>
          </table:table-cell>
          <table:table-cell table:formula="of:=[.E791]/16*9/5+32" office:value-type="float" office:value="77.3375" calcext:value-type="float">
            <text:p>77.3375</text:p>
          </table:table-cell>
          <table:table-cell table:formula="of:=[.F791]-[.G791]" office:value-type="float" office:value="2.76249999999999" calcext:value-type="float">
            <text:p>2.7625</text:p>
          </table:table-cell>
        </table:table-row>
        <table:table-row table:style-name="ro1">
          <table:table-cell office:value-type="string" calcext:value-type="string">
            <text:p>001426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2]/100" office:value-type="float" office:value="80.08" calcext:value-type="float">
            <text:p>80.08</text:p>
          </table:table-cell>
          <table:table-cell table:formula="of:=[.E792]/16*9/5+32" office:value-type="float" office:value="77.3375" calcext:value-type="float">
            <text:p>77.3375</text:p>
          </table:table-cell>
          <table:table-cell table:formula="of:=[.F792]-[.G792]" office:value-type="float" office:value="2.74249999999999" calcext:value-type="float">
            <text:p>2.7425</text:p>
          </table:table-cell>
        </table:table-row>
        <table:table-row table:style-name="ro1">
          <table:table-cell office:value-type="string" calcext:value-type="string">
            <text:p>001427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3]/100" office:value-type="float" office:value="80.36" calcext:value-type="float">
            <text:p>80.36</text:p>
          </table:table-cell>
          <table:table-cell table:formula="of:=[.E793]/16*9/5+32" office:value-type="float" office:value="77.3375" calcext:value-type="float">
            <text:p>77.3375</text:p>
          </table:table-cell>
          <table:table-cell table:formula="of:=[.F793]-[.G793]" office:value-type="float" office:value="3.02249999999999" calcext:value-type="float">
            <text:p>3.0225</text:p>
          </table:table-cell>
        </table:table-row>
        <table:table-row table:style-name="ro1">
          <table:table-cell office:value-type="string" calcext:value-type="string">
            <text:p>0014300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4]/100" office:value-type="float" office:value="80.24" calcext:value-type="float">
            <text:p>80.24</text:p>
          </table:table-cell>
          <table:table-cell table:formula="of:=[.E794]/16*9/5+32" office:value-type="float" office:value="77.3375" calcext:value-type="float">
            <text:p>77.3375</text:p>
          </table:table-cell>
          <table:table-cell table:formula="of:=[.F794]-[.G794]" office:value-type="float" office:value="2.90249999999999" calcext:value-type="float">
            <text:p>2.9025</text:p>
          </table:table-cell>
        </table:table-row>
        <table:table-row table:style-name="ro1">
          <table:table-cell office:value-type="string" calcext:value-type="string">
            <text:p>001431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95]/100" office:value-type="float" office:value="80.29" calcext:value-type="float">
            <text:p>80.29</text:p>
          </table:table-cell>
          <table:table-cell table:formula="of:=[.E795]/16*9/5+32" office:value-type="float" office:value="77.225" calcext:value-type="float">
            <text:p>77.225</text:p>
          </table:table-cell>
          <table:table-cell table:formula="of:=[.F795]-[.G795]" office:value-type="float" office:value="3.06500000000001" calcext:value-type="float">
            <text:p>3.065</text:p>
          </table:table-cell>
        </table:table-row>
        <table:table-row table:style-name="ro1">
          <table:table-cell office:value-type="string" calcext:value-type="string">
            <text:p>001432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96]/100" office:value-type="float" office:value="80.15" calcext:value-type="float">
            <text:p>80.15</text:p>
          </table:table-cell>
          <table:table-cell table:formula="of:=[.E796]/16*9/5+32" office:value-type="float" office:value="77.225" calcext:value-type="float">
            <text:p>77.225</text:p>
          </table:table-cell>
          <table:table-cell table:formula="of:=[.F796]-[.G796]" office:value-type="float" office:value="2.92500000000001" calcext:value-type="float">
            <text:p>2.925</text:p>
          </table:table-cell>
        </table:table-row>
        <table:table-row table:style-name="ro1">
          <table:table-cell office:value-type="string" calcext:value-type="string">
            <text:p>001433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97]/100" office:value-type="float" office:value="80.36" calcext:value-type="float">
            <text:p>80.36</text:p>
          </table:table-cell>
          <table:table-cell table:formula="of:=[.E797]/16*9/5+32" office:value-type="float" office:value="77.225" calcext:value-type="float">
            <text:p>77.225</text:p>
          </table:table-cell>
          <table:table-cell table:formula="of:=[.F797]-[.G797]" office:value-type="float" office:value="3.13500000000001" calcext:value-type="float">
            <text:p>3.135</text:p>
          </table:table-cell>
        </table:table-row>
        <table:table-row table:style-name="ro1">
          <table:table-cell office:value-type="string" calcext:value-type="string">
            <text:p>001434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798]/100" office:value-type="float" office:value="80.08" calcext:value-type="float">
            <text:p>80.08</text:p>
          </table:table-cell>
          <table:table-cell table:formula="of:=[.E798]/16*9/5+32" office:value-type="float" office:value="77.3375" calcext:value-type="float">
            <text:p>77.3375</text:p>
          </table:table-cell>
          <table:table-cell table:formula="of:=[.F798]-[.G798]" office:value-type="float" office:value="2.74249999999999" calcext:value-type="float">
            <text:p>2.7425</text:p>
          </table:table-cell>
        </table:table-row>
        <table:table-row table:style-name="ro1">
          <table:table-cell office:value-type="string" calcext:value-type="string">
            <text:p>001435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799]/100" office:value-type="float" office:value="80.1" calcext:value-type="float">
            <text:p>80.1</text:p>
          </table:table-cell>
          <table:table-cell table:formula="of:=[.E799]/16*9/5+32" office:value-type="float" office:value="77.225" calcext:value-type="float">
            <text:p>77.225</text:p>
          </table:table-cell>
          <table:table-cell table:formula="of:=[.F799]-[.G799]"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001436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800]/100" office:value-type="float" office:value="80.01" calcext:value-type="float">
            <text:p>80.01</text:p>
          </table:table-cell>
          <table:table-cell table:formula="of:=[.E800]/16*9/5+32" office:value-type="float" office:value="77.3375" calcext:value-type="float">
            <text:p>77.3375</text:p>
          </table:table-cell>
          <table:table-cell table:formula="of:=[.F800]-[.G800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1437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1]/100" office:value-type="float" office:value="80.13" calcext:value-type="float">
            <text:p>80.13</text:p>
          </table:table-cell>
          <table:table-cell table:formula="of:=[.E801]/16*9/5+32" office:value-type="float" office:value="77.225" calcext:value-type="float">
            <text:p>77.225</text:p>
          </table:table-cell>
          <table:table-cell table:formula="of:=[.F801]-[.G801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14400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2]/100" office:value-type="float" office:value="80.26" calcext:value-type="float">
            <text:p>80.26</text:p>
          </table:table-cell>
          <table:table-cell table:formula="of:=[.E802]/16*9/5+32" office:value-type="float" office:value="77.225" calcext:value-type="float">
            <text:p>77.225</text:p>
          </table:table-cell>
          <table:table-cell table:formula="of:=[.F802]-[.G802]" office:value-type="float" office:value="3.03500000000001" calcext:value-type="float">
            <text:p>3.035</text:p>
          </table:table-cell>
        </table:table-row>
        <table:table-row table:style-name="ro1">
          <table:table-cell office:value-type="string" calcext:value-type="string">
            <text:p>0014410</text:p>
          </table:table-cell>
          <table:table-cell office:value-type="float" office:value="0" calcext:value-type="float">
            <text:p>0</text:p>
          </table:table-cell>
          <table:table-cell office:value-type="float" office:value="8010" calcext:value-type="float">
            <text:p>801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803]/100" office:value-type="float" office:value="80.1" calcext:value-type="float">
            <text:p>80.1</text:p>
          </table:table-cell>
          <table:table-cell table:formula="of:=[.E803]/16*9/5+32" office:value-type="float" office:value="77.3375" calcext:value-type="float">
            <text:p>77.3375</text:p>
          </table:table-cell>
          <table:table-cell table:formula="of:=[.F803]-[.G803]" office:value-type="float" office:value="2.76249999999999" calcext:value-type="float">
            <text:p>2.7625</text:p>
          </table:table-cell>
        </table:table-row>
        <table:table-row table:style-name="ro1">
          <table:table-cell office:value-type="string" calcext:value-type="string">
            <text:p>0014420</text:p>
          </table:table-cell>
          <table:table-cell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4]/100" office:value-type="float" office:value="80.29" calcext:value-type="float">
            <text:p>80.29</text:p>
          </table:table-cell>
          <table:table-cell table:formula="of:=[.E804]/16*9/5+32" office:value-type="float" office:value="77.225" calcext:value-type="float">
            <text:p>77.225</text:p>
          </table:table-cell>
          <table:table-cell table:formula="of:=[.F804]-[.G804]" office:value-type="float" office:value="3.06500000000001" calcext:value-type="float">
            <text:p>3.065</text:p>
          </table:table-cell>
        </table:table-row>
        <table:table-row table:style-name="ro1">
          <table:table-cell office:value-type="string" calcext:value-type="string">
            <text:p>001443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5]/100" office:value-type="float" office:value="80.2" calcext:value-type="float">
            <text:p>80.2</text:p>
          </table:table-cell>
          <table:table-cell table:formula="of:=[.E805]/16*9/5+32" office:value-type="float" office:value="77.225" calcext:value-type="float">
            <text:p>77.225</text:p>
          </table:table-cell>
          <table:table-cell table:formula="of:=[.F805]-[.G805]" office:value-type="float" office:value="2.97500000000001" calcext:value-type="float">
            <text:p>2.975</text:p>
          </table:table-cell>
        </table:table-row>
        <table:table-row table:style-name="ro1">
          <table:table-cell office:value-type="string" calcext:value-type="string">
            <text:p>001444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6]/100" office:value-type="float" office:value="80.15" calcext:value-type="float">
            <text:p>80.15</text:p>
          </table:table-cell>
          <table:table-cell table:formula="of:=[.E806]/16*9/5+32" office:value-type="float" office:value="77.225" calcext:value-type="float">
            <text:p>77.225</text:p>
          </table:table-cell>
          <table:table-cell table:formula="of:=[.F806]-[.G806]" office:value-type="float" office:value="2.92500000000001" calcext:value-type="float">
            <text:p>2.925</text:p>
          </table:table-cell>
        </table:table-row>
        <table:table-row table:style-name="ro1">
          <table:table-cell office:value-type="string" calcext:value-type="string">
            <text:p>0014450</text:p>
          </table:table-cell>
          <table:table-cell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7]/100" office:value-type="float" office:value="80.17" calcext:value-type="float">
            <text:p>80.17</text:p>
          </table:table-cell>
          <table:table-cell table:formula="of:=[.E807]/16*9/5+32" office:value-type="float" office:value="77.225" calcext:value-type="float">
            <text:p>77.225</text:p>
          </table:table-cell>
          <table:table-cell table:formula="of:=[.F807]-[.G807]" office:value-type="float" office:value="2.94500000000001" calcext:value-type="float">
            <text:p>2.945</text:p>
          </table:table-cell>
        </table:table-row>
        <table:table-row table:style-name="ro1">
          <table:table-cell office:value-type="string" calcext:value-type="string">
            <text:p>0014460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808]/100" office:value-type="float" office:value="80.45" calcext:value-type="float">
            <text:p>80.45</text:p>
          </table:table-cell>
          <table:table-cell table:formula="of:=[.E808]/16*9/5+32" office:value-type="float" office:value="77.3375" calcext:value-type="float">
            <text:p>77.3375</text:p>
          </table:table-cell>
          <table:table-cell table:formula="of:=[.F808]-[.G808]" office:value-type="float" office:value="3.1125" calcext:value-type="float">
            <text:p>3.1125</text:p>
          </table:table-cell>
        </table:table-row>
        <table:table-row table:style-name="ro1">
          <table:table-cell office:value-type="string" calcext:value-type="string">
            <text:p>001447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09]/100" office:value-type="float" office:value="80.22" calcext:value-type="float">
            <text:p>80.22</text:p>
          </table:table-cell>
          <table:table-cell table:formula="of:=[.E809]/16*9/5+32" office:value-type="float" office:value="77.225" calcext:value-type="float">
            <text:p>77.225</text:p>
          </table:table-cell>
          <table:table-cell table:formula="of:=[.F809]-[.G809]" office:value-type="float" office:value="2.995" calcext:value-type="float">
            <text:p>2.995</text:p>
          </table:table-cell>
        </table:table-row>
        <table:table-row table:style-name="ro1">
          <table:table-cell office:value-type="string" calcext:value-type="string">
            <text:p>001450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formula="of:=[.C810]/100" office:value-type="float" office:value="80.15" calcext:value-type="float">
            <text:p>80.15</text:p>
          </table:table-cell>
          <table:table-cell table:formula="of:=[.E810]/16*9/5+32" office:value-type="float" office:value="77.3375" calcext:value-type="float">
            <text:p>77.3375</text:p>
          </table:table-cell>
          <table:table-cell table:formula="of:=[.F810]-[.G810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451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1]/100" office:value-type="float" office:value="80.13" calcext:value-type="float">
            <text:p>80.13</text:p>
          </table:table-cell>
          <table:table-cell table:formula="of:=[.E811]/16*9/5+32" office:value-type="float" office:value="77.225" calcext:value-type="float">
            <text:p>77.225</text:p>
          </table:table-cell>
          <table:table-cell table:formula="of:=[.F811]-[.G811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14520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2]/100" office:value-type="float" office:value="80.04" calcext:value-type="float">
            <text:p>80.04</text:p>
          </table:table-cell>
          <table:table-cell table:formula="of:=[.E812]/16*9/5+32" office:value-type="float" office:value="77.225" calcext:value-type="float">
            <text:p>77.225</text:p>
          </table:table-cell>
          <table:table-cell table:formula="of:=[.F812]-[.G812]" office:value-type="float" office:value="2.81500000000001" calcext:value-type="float">
            <text:p>2.815</text:p>
          </table:table-cell>
        </table:table-row>
        <table:table-row table:style-name="ro1">
          <table:table-cell office:value-type="string" calcext:value-type="string">
            <text:p>001453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3]/100" office:value-type="float" office:value="80.15" calcext:value-type="float">
            <text:p>80.15</text:p>
          </table:table-cell>
          <table:table-cell table:formula="of:=[.E813]/16*9/5+32" office:value-type="float" office:value="77.225" calcext:value-type="float">
            <text:p>77.225</text:p>
          </table:table-cell>
          <table:table-cell table:formula="of:=[.F813]-[.G813]" office:value-type="float" office:value="2.92500000000001" calcext:value-type="float">
            <text:p>2.925</text:p>
          </table:table-cell>
        </table:table-row>
        <table:table-row table:style-name="ro1">
          <table:table-cell office:value-type="string" calcext:value-type="string">
            <text:p>0014540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4]/100" office:value-type="float" office:value="80.13" calcext:value-type="float">
            <text:p>80.13</text:p>
          </table:table-cell>
          <table:table-cell table:formula="of:=[.E814]/16*9/5+32" office:value-type="float" office:value="77.225" calcext:value-type="float">
            <text:p>77.225</text:p>
          </table:table-cell>
          <table:table-cell table:formula="of:=[.F814]-[.G814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14550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5]/100" office:value-type="float" office:value="80.38" calcext:value-type="float">
            <text:p>80.38</text:p>
          </table:table-cell>
          <table:table-cell table:formula="of:=[.E815]/16*9/5+32" office:value-type="float" office:value="77.225" calcext:value-type="float">
            <text:p>77.225</text:p>
          </table:table-cell>
          <table:table-cell table:formula="of:=[.F815]-[.G815]" office:value-type="float" office:value="3.155" calcext:value-type="float">
            <text:p>3.155</text:p>
          </table:table-cell>
        </table:table-row>
        <table:table-row table:style-name="ro1">
          <table:table-cell office:value-type="string" calcext:value-type="string">
            <text:p>0014560</text:p>
          </table:table-cell>
          <table:table-cell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formula="of:=[.C816]/100" office:value-type="float" office:value="80.06" calcext:value-type="float">
            <text:p>80.06</text:p>
          </table:table-cell>
          <table:table-cell table:formula="of:=[.E816]/16*9/5+32" office:value-type="float" office:value="77.225" calcext:value-type="float">
            <text:p>77.225</text:p>
          </table:table-cell>
          <table:table-cell table:formula="of:=[.F816]-[.G816]" office:value-type="float" office:value="2.83500000000001" calcext:value-type="float">
            <text:p>2.835</text:p>
          </table:table-cell>
        </table:table-row>
        <table:table-row table:style-name="ro1">
          <table:table-cell office:value-type="string" calcext:value-type="string">
            <text:p>001457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17]/100" office:value-type="float" office:value="80.01" calcext:value-type="float">
            <text:p>80.01</text:p>
          </table:table-cell>
          <table:table-cell table:formula="of:=[.E817]/16*9/5+32" office:value-type="float" office:value="77.1125" calcext:value-type="float">
            <text:p>77.1125</text:p>
          </table:table-cell>
          <table:table-cell table:formula="of:=[.F817]-[.G817]" office:value-type="float" office:value="2.89750000000001" calcext:value-type="float">
            <text:p>2.8975</text:p>
          </table:table-cell>
        </table:table-row>
        <table:table-row table:style-name="ro1">
          <table:table-cell office:value-type="string" calcext:value-type="string">
            <text:p>0014600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18]/100" office:value-type="float" office:value="80.08" calcext:value-type="float">
            <text:p>80.08</text:p>
          </table:table-cell>
          <table:table-cell table:formula="of:=[.E818]/16*9/5+32" office:value-type="float" office:value="77.1125" calcext:value-type="float">
            <text:p>77.1125</text:p>
          </table:table-cell>
          <table:table-cell table:formula="of:=[.F818]-[.G818]" office:value-type="float" office:value="2.9675" calcext:value-type="float">
            <text:p>2.9675</text:p>
          </table:table-cell>
        </table:table-row>
        <table:table-row table:style-name="ro1">
          <table:table-cell office:value-type="string" calcext:value-type="string">
            <text:p>001461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19]/100" office:value-type="float" office:value="80.15" calcext:value-type="float">
            <text:p>80.15</text:p>
          </table:table-cell>
          <table:table-cell table:formula="of:=[.E819]/16*9/5+32" office:value-type="float" office:value="77.1125" calcext:value-type="float">
            <text:p>77.1125</text:p>
          </table:table-cell>
          <table:table-cell table:formula="of:=[.F819]-[.G819]" office:value-type="float" office:value="3.03750000000001" calcext:value-type="float">
            <text:p>3.0375</text:p>
          </table:table-cell>
        </table:table-row>
        <table:table-row table:style-name="ro1">
          <table:table-cell office:value-type="string" calcext:value-type="string">
            <text:p>0014620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0]/100" office:value-type="float" office:value="80.12" calcext:value-type="float">
            <text:p>80.12</text:p>
          </table:table-cell>
          <table:table-cell table:formula="of:=[.E820]/16*9/5+32" office:value-type="float" office:value="77.1125" calcext:value-type="float">
            <text:p>77.1125</text:p>
          </table:table-cell>
          <table:table-cell table:formula="of:=[.F820]-[.G820]" office:value-type="float" office:value="3.00750000000001" calcext:value-type="float">
            <text:p>3.0075</text:p>
          </table:table-cell>
        </table:table-row>
        <table:table-row table:style-name="ro1">
          <table:table-cell office:value-type="string" calcext:value-type="string">
            <text:p>0014630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1]/100" office:value-type="float" office:value="79.99" calcext:value-type="float">
            <text:p>79.99</text:p>
          </table:table-cell>
          <table:table-cell table:formula="of:=[.E821]/16*9/5+32" office:value-type="float" office:value="77.1125" calcext:value-type="float">
            <text:p>77.1125</text:p>
          </table:table-cell>
          <table:table-cell table:formula="of:=[.F821]-[.G821]" office:value-type="float" office:value="2.8775" calcext:value-type="float">
            <text:p>2.8775</text:p>
          </table:table-cell>
        </table:table-row>
        <table:table-row table:style-name="ro1">
          <table:table-cell office:value-type="string" calcext:value-type="string">
            <text:p>0014640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2]/100" office:value-type="float" office:value="80.22" calcext:value-type="float">
            <text:p>80.22</text:p>
          </table:table-cell>
          <table:table-cell table:formula="of:=[.E822]/16*9/5+32" office:value-type="float" office:value="77.1125" calcext:value-type="float">
            <text:p>77.1125</text:p>
          </table:table-cell>
          <table:table-cell table:formula="of:=[.F822]-[.G822]" office:value-type="float" office:value="3.1075" calcext:value-type="float">
            <text:p>3.1075</text:p>
          </table:table-cell>
        </table:table-row>
        <table:table-row table:style-name="ro1">
          <table:table-cell office:value-type="string" calcext:value-type="string">
            <text:p>0014650</text:p>
          </table:table-cell>
          <table:table-cell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3]/100" office:value-type="float" office:value="80.15" calcext:value-type="float">
            <text:p>80.15</text:p>
          </table:table-cell>
          <table:table-cell table:formula="of:=[.E823]/16*9/5+32" office:value-type="float" office:value="77.1125" calcext:value-type="float">
            <text:p>77.1125</text:p>
          </table:table-cell>
          <table:table-cell table:formula="of:=[.F823]-[.G823]" office:value-type="float" office:value="3.03750000000001" calcext:value-type="float">
            <text:p>3.0375</text:p>
          </table:table-cell>
        </table:table-row>
        <table:table-row table:style-name="ro1">
          <table:table-cell office:value-type="string" calcext:value-type="string">
            <text:p>001466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4]/100" office:value-type="float" office:value="79.94" calcext:value-type="float">
            <text:p>79.94</text:p>
          </table:table-cell>
          <table:table-cell table:formula="of:=[.E824]/16*9/5+32" office:value-type="float" office:value="77.1125" calcext:value-type="float">
            <text:p>77.1125</text:p>
          </table:table-cell>
          <table:table-cell table:formula="of:=[.F824]-[.G824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4670</text:p>
          </table:table-cell>
          <table:table-cell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5]/100" office:value-type="float" office:value="80.06" calcext:value-type="float">
            <text:p>80.06</text:p>
          </table:table-cell>
          <table:table-cell table:formula="of:=[.E825]/16*9/5+32" office:value-type="float" office:value="77.1125" calcext:value-type="float">
            <text:p>77.1125</text:p>
          </table:table-cell>
          <table:table-cell table:formula="of:=[.F825]-[.G825]" office:value-type="float" office:value="2.94750000000001" calcext:value-type="float">
            <text:p>2.9475</text:p>
          </table:table-cell>
        </table:table-row>
        <table:table-row table:style-name="ro1">
          <table:table-cell office:value-type="string" calcext:value-type="string">
            <text:p>001470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26]/100" office:value-type="float" office:value="79.94" calcext:value-type="float">
            <text:p>79.94</text:p>
          </table:table-cell>
          <table:table-cell table:formula="of:=[.E826]/16*9/5+32" office:value-type="float" office:value="77.1125" calcext:value-type="float">
            <text:p>77.1125</text:p>
          </table:table-cell>
          <table:table-cell table:formula="of:=[.F826]-[.G826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471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27]/100" office:value-type="float" office:value="80.01" calcext:value-type="float">
            <text:p>80.01</text:p>
          </table:table-cell>
          <table:table-cell table:formula="of:=[.E827]/16*9/5+32" office:value-type="float" office:value="77" calcext:value-type="float">
            <text:p>77</text:p>
          </table:table-cell>
          <table:table-cell table:formula="of:=[.F827]-[.G827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4720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28]/100" office:value-type="float" office:value="80.26" calcext:value-type="float">
            <text:p>80.26</text:p>
          </table:table-cell>
          <table:table-cell table:formula="of:=[.E828]/16*9/5+32" office:value-type="float" office:value="77" calcext:value-type="float">
            <text:p>77</text:p>
          </table:table-cell>
          <table:table-cell table:formula="of:=[.F828]-[.G828]" office:value-type="float" office:value="3.26000000000001" calcext:value-type="float">
            <text:p>3.26</text:p>
          </table:table-cell>
        </table:table-row>
        <table:table-row table:style-name="ro1">
          <table:table-cell office:value-type="string" calcext:value-type="string">
            <text:p>001473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29]/100" office:value-type="float" office:value="80.01" calcext:value-type="float">
            <text:p>80.01</text:p>
          </table:table-cell>
          <table:table-cell table:formula="of:=[.E829]/16*9/5+32" office:value-type="float" office:value="77" calcext:value-type="float">
            <text:p>77</text:p>
          </table:table-cell>
          <table:table-cell table:formula="of:=[.F829]-[.G829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4740</text:p>
          </table:table-cell>
          <table:table-cell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0]/100" office:value-type="float" office:value="79.96" calcext:value-type="float">
            <text:p>79.96</text:p>
          </table:table-cell>
          <table:table-cell table:formula="of:=[.E830]/16*9/5+32" office:value-type="float" office:value="77" calcext:value-type="float">
            <text:p>77</text:p>
          </table:table-cell>
          <table:table-cell table:formula="of:=[.F830]-[.G830]" office:value-type="float" office:value="2.95999999999999" calcext:value-type="float">
            <text:p>2.96</text:p>
          </table:table-cell>
        </table:table-row>
        <table:table-row table:style-name="ro1">
          <table:table-cell office:value-type="string" calcext:value-type="string">
            <text:p>0014750</text:p>
          </table:table-cell>
          <table:table-cell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formula="of:=[.C831]/100" office:value-type="float" office:value="80.03" calcext:value-type="float">
            <text:p>80.03</text:p>
          </table:table-cell>
          <table:table-cell table:formula="of:=[.E831]/16*9/5+32" office:value-type="float" office:value="77.1125" calcext:value-type="float">
            <text:p>77.1125</text:p>
          </table:table-cell>
          <table:table-cell table:formula="of:=[.F831]-[.G831]" office:value-type="float" office:value="2.9175" calcext:value-type="float">
            <text:p>2.9175</text:p>
          </table:table-cell>
        </table:table-row>
        <table:table-row table:style-name="ro1">
          <table:table-cell office:value-type="string" calcext:value-type="string">
            <text:p>0014760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2]/100" office:value-type="float" office:value="80.2" calcext:value-type="float">
            <text:p>80.2</text:p>
          </table:table-cell>
          <table:table-cell table:formula="of:=[.E832]/16*9/5+32" office:value-type="float" office:value="77" calcext:value-type="float">
            <text:p>77</text:p>
          </table:table-cell>
          <table:table-cell table:formula="of:=[.F832]-[.G832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014770</text:p>
          </table:table-cell>
          <table:table-cell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3]/100" office:value-type="float" office:value="80.31" calcext:value-type="float">
            <text:p>80.31</text:p>
          </table:table-cell>
          <table:table-cell table:formula="of:=[.E833]/16*9/5+32" office:value-type="float" office:value="77" calcext:value-type="float">
            <text:p>77</text:p>
          </table:table-cell>
          <table:table-cell table:formula="of:=[.F833]-[.G833]"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001500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4]/100" office:value-type="float" office:value="80.36" calcext:value-type="float">
            <text:p>80.36</text:p>
          </table:table-cell>
          <table:table-cell table:formula="of:=[.E834]/16*9/5+32" office:value-type="float" office:value="77" calcext:value-type="float">
            <text:p>77</text:p>
          </table:table-cell>
          <table:table-cell table:formula="of:=[.F834]-[.G834]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0015010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5]/100" office:value-type="float" office:value="79.99" calcext:value-type="float">
            <text:p>79.99</text:p>
          </table:table-cell>
          <table:table-cell table:formula="of:=[.E835]/16*9/5+32" office:value-type="float" office:value="77" calcext:value-type="float">
            <text:p>77</text:p>
          </table:table-cell>
          <table:table-cell table:formula="of:=[.F835]-[.G835]" office:value-type="float" office:value="2.98999999999999" calcext:value-type="float">
            <text:p>2.99</text:p>
          </table:table-cell>
        </table:table-row>
        <table:table-row table:style-name="ro1">
          <table:table-cell office:value-type="string" calcext:value-type="string">
            <text:p>0015020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6]/100" office:value-type="float" office:value="79.53" calcext:value-type="float">
            <text:p>79.53</text:p>
          </table:table-cell>
          <table:table-cell table:formula="of:=[.E836]/16*9/5+32" office:value-type="float" office:value="77" calcext:value-type="float">
            <text:p>77</text:p>
          </table:table-cell>
          <table:table-cell table:formula="of:=[.F836]-[.G836]"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0015030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37]/100" office:value-type="float" office:value="79.85" calcext:value-type="float">
            <text:p>79.85</text:p>
          </table:table-cell>
          <table:table-cell table:formula="of:=[.E837]/16*9/5+32" office:value-type="float" office:value="76.8875" calcext:value-type="float">
            <text:p>76.8875</text:p>
          </table:table-cell>
          <table:table-cell table:formula="of:=[.F837]-[.G837]" office:value-type="float" office:value="2.96249999999999" calcext:value-type="float">
            <text:p>2.9625</text:p>
          </table:table-cell>
        </table:table-row>
        <table:table-row table:style-name="ro1">
          <table:table-cell office:value-type="string" calcext:value-type="string">
            <text:p>001504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38]/100" office:value-type="float" office:value="79.69" calcext:value-type="float">
            <text:p>79.69</text:p>
          </table:table-cell>
          <table:table-cell table:formula="of:=[.E838]/16*9/5+32" office:value-type="float" office:value="77" calcext:value-type="float">
            <text:p>77</text:p>
          </table:table-cell>
          <table:table-cell table:formula="of:=[.F838]-[.G838]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0015050</text:p>
          </table:table-cell>
          <table:table-cell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39]/100" office:value-type="float" office:value="79.78" calcext:value-type="float">
            <text:p>79.78</text:p>
          </table:table-cell>
          <table:table-cell table:formula="of:=[.E839]/16*9/5+32" office:value-type="float" office:value="76.8875" calcext:value-type="float">
            <text:p>76.8875</text:p>
          </table:table-cell>
          <table:table-cell table:formula="of:=[.F839]-[.G839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5060</text:p>
          </table:table-cell>
          <table:table-cell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840]/100" office:value-type="float" office:value="79.9" calcext:value-type="float">
            <text:p>79.9</text:p>
          </table:table-cell>
          <table:table-cell table:formula="of:=[.E840]/16*9/5+32" office:value-type="float" office:value="77" calcext:value-type="float">
            <text:p>77</text:p>
          </table:table-cell>
          <table:table-cell table:formula="of:=[.F840]-[.G840]" office:value-type="float" office:value="2.90000000000001" calcext:value-type="float">
            <text:p>2.9</text:p>
          </table:table-cell>
        </table:table-row>
        <table:table-row table:style-name="ro1">
          <table:table-cell office:value-type="string" calcext:value-type="string">
            <text:p>0015070</text:p>
          </table:table-cell>
          <table:table-cell office:value-type="float" office:value="0" calcext:value-type="float">
            <text:p>0</text:p>
          </table:table-cell>
          <table:table-cell office:value-type="float" office:value="7973" calcext:value-type="float">
            <text:p>79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1]/100" office:value-type="float" office:value="79.73" calcext:value-type="float">
            <text:p>79.73</text:p>
          </table:table-cell>
          <table:table-cell table:formula="of:=[.E841]/16*9/5+32" office:value-type="float" office:value="76.8875" calcext:value-type="float">
            <text:p>76.8875</text:p>
          </table:table-cell>
          <table:table-cell table:formula="of:=[.F841]-[.G841]" office:value-type="float" office:value="2.8425" calcext:value-type="float">
            <text:p>2.8425</text:p>
          </table:table-cell>
        </table:table-row>
        <table:table-row table:style-name="ro1">
          <table:table-cell office:value-type="string" calcext:value-type="string">
            <text:p>001510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2]/100" office:value-type="float" office:value="79.83" calcext:value-type="float">
            <text:p>79.83</text:p>
          </table:table-cell>
          <table:table-cell table:formula="of:=[.E842]/16*9/5+32" office:value-type="float" office:value="76.8875" calcext:value-type="float">
            <text:p>76.8875</text:p>
          </table:table-cell>
          <table:table-cell table:formula="of:=[.F842]-[.G842]" office:value-type="float" office:value="2.9425" calcext:value-type="float">
            <text:p>2.9425</text:p>
          </table:table-cell>
        </table:table-row>
        <table:table-row table:style-name="ro1">
          <table:table-cell office:value-type="string" calcext:value-type="string">
            <text:p>001511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3]/100" office:value-type="float" office:value="79.6" calcext:value-type="float">
            <text:p>79.6</text:p>
          </table:table-cell>
          <table:table-cell table:formula="of:=[.E843]/16*9/5+32" office:value-type="float" office:value="76.8875" calcext:value-type="float">
            <text:p>76.8875</text:p>
          </table:table-cell>
          <table:table-cell table:formula="of:=[.F843]-[.G843]" office:value-type="float" office:value="2.71249999999999" calcext:value-type="float">
            <text:p>2.7125</text:p>
          </table:table-cell>
        </table:table-row>
        <table:table-row table:style-name="ro1">
          <table:table-cell office:value-type="string" calcext:value-type="string">
            <text:p>0015120</text:p>
          </table:table-cell>
          <table:table-cell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4]/100" office:value-type="float" office:value="79.9" calcext:value-type="float">
            <text:p>79.9</text:p>
          </table:table-cell>
          <table:table-cell table:formula="of:=[.E844]/16*9/5+32" office:value-type="float" office:value="76.8875" calcext:value-type="float">
            <text:p>76.8875</text:p>
          </table:table-cell>
          <table:table-cell table:formula="of:=[.F844]-[.G844]" office:value-type="float" office:value="3.0125" calcext:value-type="float">
            <text:p>3.0125</text:p>
          </table:table-cell>
        </table:table-row>
        <table:table-row table:style-name="ro1">
          <table:table-cell office:value-type="string" calcext:value-type="string">
            <text:p>0015130</text:p>
          </table:table-cell>
          <table:table-cell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5]/100" office:value-type="float" office:value="79.9" calcext:value-type="float">
            <text:p>79.9</text:p>
          </table:table-cell>
          <table:table-cell table:formula="of:=[.E845]/16*9/5+32" office:value-type="float" office:value="76.8875" calcext:value-type="float">
            <text:p>76.8875</text:p>
          </table:table-cell>
          <table:table-cell table:formula="of:=[.F845]-[.G845]" office:value-type="float" office:value="3.0125" calcext:value-type="float">
            <text:p>3.0125</text:p>
          </table:table-cell>
        </table:table-row>
        <table:table-row table:style-name="ro1">
          <table:table-cell office:value-type="string" calcext:value-type="string">
            <text:p>0015140</text:p>
          </table:table-cell>
          <table:table-cell office:value-type="float" office:value="0" calcext:value-type="float">
            <text:p>0</text:p>
          </table:table-cell>
          <table:table-cell office:value-type="float" office:value="7971" calcext:value-type="float">
            <text:p>7971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6]/100" office:value-type="float" office:value="79.71" calcext:value-type="float">
            <text:p>79.71</text:p>
          </table:table-cell>
          <table:table-cell table:formula="of:=[.E846]/16*9/5+32" office:value-type="float" office:value="76.8875" calcext:value-type="float">
            <text:p>76.8875</text:p>
          </table:table-cell>
          <table:table-cell table:formula="of:=[.F846]-[.G846]" office:value-type="float" office:value="2.82249999999999" calcext:value-type="float">
            <text:p>2.8225</text:p>
          </table:table-cell>
        </table:table-row>
        <table:table-row table:style-name="ro1">
          <table:table-cell office:value-type="string" calcext:value-type="string">
            <text:p>0015150</text:p>
          </table:table-cell>
          <table:table-cell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7]/100" office:value-type="float" office:value="79.78" calcext:value-type="float">
            <text:p>79.78</text:p>
          </table:table-cell>
          <table:table-cell table:formula="of:=[.E847]/16*9/5+32" office:value-type="float" office:value="76.8875" calcext:value-type="float">
            <text:p>76.8875</text:p>
          </table:table-cell>
          <table:table-cell table:formula="of:=[.F847]-[.G847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516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8]/100" office:value-type="float" office:value="79.6" calcext:value-type="float">
            <text:p>79.6</text:p>
          </table:table-cell>
          <table:table-cell table:formula="of:=[.E848]/16*9/5+32" office:value-type="float" office:value="76.8875" calcext:value-type="float">
            <text:p>76.8875</text:p>
          </table:table-cell>
          <table:table-cell table:formula="of:=[.F848]-[.G848]" office:value-type="float" office:value="2.71249999999999" calcext:value-type="float">
            <text:p>2.7125</text:p>
          </table:table-cell>
        </table:table-row>
        <table:table-row table:style-name="ro1">
          <table:table-cell office:value-type="string" calcext:value-type="string">
            <text:p>0015170</text:p>
          </table:table-cell>
          <table:table-cell office:value-type="float" office:value="0" calcext:value-type="float">
            <text:p>0</text:p>
          </table:table-cell>
          <table:table-cell office:value-type="float" office:value="7971" calcext:value-type="float">
            <text:p>7971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49]/100" office:value-type="float" office:value="79.71" calcext:value-type="float">
            <text:p>79.71</text:p>
          </table:table-cell>
          <table:table-cell table:formula="of:=[.E849]/16*9/5+32" office:value-type="float" office:value="76.8875" calcext:value-type="float">
            <text:p>76.8875</text:p>
          </table:table-cell>
          <table:table-cell table:formula="of:=[.F849]-[.G849]" office:value-type="float" office:value="2.82249999999999" calcext:value-type="float">
            <text:p>2.8225</text:p>
          </table:table-cell>
        </table:table-row>
        <table:table-row table:style-name="ro1">
          <table:table-cell office:value-type="string" calcext:value-type="string">
            <text:p>001520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50]/100" office:value-type="float" office:value="79.69" calcext:value-type="float">
            <text:p>79.69</text:p>
          </table:table-cell>
          <table:table-cell table:formula="of:=[.E850]/16*9/5+32" office:value-type="float" office:value="76.8875" calcext:value-type="float">
            <text:p>76.8875</text:p>
          </table:table-cell>
          <table:table-cell table:formula="of:=[.F850]-[.G850]" office:value-type="float" office:value="2.80249999999999" calcext:value-type="float">
            <text:p>2.8025</text:p>
          </table:table-cell>
        </table:table-row>
        <table:table-row table:style-name="ro1">
          <table:table-cell office:value-type="string" calcext:value-type="string">
            <text:p>001521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1]/100" office:value-type="float" office:value="79.69" calcext:value-type="float">
            <text:p>79.69</text:p>
          </table:table-cell>
          <table:table-cell table:formula="of:=[.E851]/16*9/5+32" office:value-type="float" office:value="76.775" calcext:value-type="float">
            <text:p>76.775</text:p>
          </table:table-cell>
          <table:table-cell table:formula="of:=[.F851]-[.G851]" office:value-type="float" office:value="2.91499999999999" calcext:value-type="float">
            <text:p>2.915</text:p>
          </table:table-cell>
        </table:table-row>
        <table:table-row table:style-name="ro1">
          <table:table-cell office:value-type="string" calcext:value-type="string">
            <text:p>001522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2]/100" office:value-type="float" office:value="79.57" calcext:value-type="float">
            <text:p>79.57</text:p>
          </table:table-cell>
          <table:table-cell table:formula="of:=[.E852]/16*9/5+32" office:value-type="float" office:value="76.775" calcext:value-type="float">
            <text:p>76.775</text:p>
          </table:table-cell>
          <table:table-cell table:formula="of:=[.F852]-[.G852]" office:value-type="float" office:value="2.79499999999999" calcext:value-type="float">
            <text:p>2.795</text:p>
          </table:table-cell>
        </table:table-row>
        <table:table-row table:style-name="ro1">
          <table:table-cell office:value-type="string" calcext:value-type="string">
            <text:p>001523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3]/100" office:value-type="float" office:value="79.55" calcext:value-type="float">
            <text:p>79.55</text:p>
          </table:table-cell>
          <table:table-cell table:formula="of:=[.E853]/16*9/5+32" office:value-type="float" office:value="76.775" calcext:value-type="float">
            <text:p>76.775</text:p>
          </table:table-cell>
          <table:table-cell table:formula="of:=[.F853]-[.G853]" office:value-type="float" office:value="2.77499999999999" calcext:value-type="float">
            <text:p>2.775</text:p>
          </table:table-cell>
        </table:table-row>
        <table:table-row table:style-name="ro1">
          <table:table-cell office:value-type="string" calcext:value-type="string">
            <text:p>0015240</text:p>
          </table:table-cell>
          <table:table-cell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4]/100" office:value-type="float" office:value="79.81" calcext:value-type="float">
            <text:p>79.81</text:p>
          </table:table-cell>
          <table:table-cell table:formula="of:=[.E854]/16*9/5+32" office:value-type="float" office:value="76.775" calcext:value-type="float">
            <text:p>76.775</text:p>
          </table:table-cell>
          <table:table-cell table:formula="of:=[.F854]-[.G854]"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001525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5]/100" office:value-type="float" office:value="80.01" calcext:value-type="float">
            <text:p>80.01</text:p>
          </table:table-cell>
          <table:table-cell table:formula="of:=[.E855]/16*9/5+32" office:value-type="float" office:value="76.775" calcext:value-type="float">
            <text:p>76.775</text:p>
          </table:table-cell>
          <table:table-cell table:formula="of:=[.F855]-[.G855]" office:value-type="float" office:value="3.235" calcext:value-type="float">
            <text:p>3.235</text:p>
          </table:table-cell>
        </table:table-row>
        <table:table-row table:style-name="ro1">
          <table:table-cell office:value-type="string" calcext:value-type="string">
            <text:p>001526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6]/100" office:value-type="float" office:value="79.57" calcext:value-type="float">
            <text:p>79.57</text:p>
          </table:table-cell>
          <table:table-cell table:formula="of:=[.E856]/16*9/5+32" office:value-type="float" office:value="76.775" calcext:value-type="float">
            <text:p>76.775</text:p>
          </table:table-cell>
          <table:table-cell table:formula="of:=[.F856]-[.G856]" office:value-type="float" office:value="2.79499999999999" calcext:value-type="float">
            <text:p>2.795</text:p>
          </table:table-cell>
        </table:table-row>
        <table:table-row table:style-name="ro1">
          <table:table-cell office:value-type="string" calcext:value-type="string">
            <text:p>0015270</text:p>
          </table:table-cell>
          <table:table-cell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7]/100" office:value-type="float" office:value="79.74" calcext:value-type="float">
            <text:p>79.74</text:p>
          </table:table-cell>
          <table:table-cell table:formula="of:=[.E857]/16*9/5+32" office:value-type="float" office:value="76.775" calcext:value-type="float">
            <text:p>76.775</text:p>
          </table:table-cell>
          <table:table-cell table:formula="of:=[.F857]-[.G857]" office:value-type="float" office:value="2.96499999999999" calcext:value-type="float">
            <text:p>2.965</text:p>
          </table:table-cell>
        </table:table-row>
        <table:table-row table:style-name="ro1">
          <table:table-cell office:value-type="string" calcext:value-type="string">
            <text:p>0015300</text:p>
          </table:table-cell>
          <table:table-cell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8]/100" office:value-type="float" office:value="80.4" calcext:value-type="float">
            <text:p>80.4</text:p>
          </table:table-cell>
          <table:table-cell table:formula="of:=[.E858]/16*9/5+32" office:value-type="float" office:value="76.775" calcext:value-type="float">
            <text:p>76.775</text:p>
          </table:table-cell>
          <table:table-cell table:formula="of:=[.F858]-[.G858]" office:value-type="float" office:value="3.625" calcext:value-type="float">
            <text:p>3.625</text:p>
          </table:table-cell>
        </table:table-row>
        <table:table-row table:style-name="ro1">
          <table:table-cell office:value-type="string" calcext:value-type="string">
            <text:p>001531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59]/100" office:value-type="float" office:value="79.57" calcext:value-type="float">
            <text:p>79.57</text:p>
          </table:table-cell>
          <table:table-cell table:formula="of:=[.E859]/16*9/5+32" office:value-type="float" office:value="76.775" calcext:value-type="float">
            <text:p>76.775</text:p>
          </table:table-cell>
          <table:table-cell table:formula="of:=[.F859]-[.G859]" office:value-type="float" office:value="2.79499999999999" calcext:value-type="float">
            <text:p>2.795</text:p>
          </table:table-cell>
        </table:table-row>
        <table:table-row table:style-name="ro1">
          <table:table-cell office:value-type="string" calcext:value-type="string">
            <text:p>001532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60]/100" office:value-type="float" office:value="79.83" calcext:value-type="float">
            <text:p>79.83</text:p>
          </table:table-cell>
          <table:table-cell table:formula="of:=[.E860]/16*9/5+32" office:value-type="float" office:value="76.775" calcext:value-type="float">
            <text:p>76.775</text:p>
          </table:table-cell>
          <table:table-cell table:formula="of:=[.F860]-[.G860]" office:value-type="float" office:value="3.05499999999999" calcext:value-type="float">
            <text:p>3.055</text:p>
          </table:table-cell>
        </table:table-row>
        <table:table-row table:style-name="ro1">
          <table:table-cell office:value-type="string" calcext:value-type="string">
            <text:p>0015330</text:p>
          </table:table-cell>
          <table:table-cell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61]/100" office:value-type="float" office:value="79.74" calcext:value-type="float">
            <text:p>79.74</text:p>
          </table:table-cell>
          <table:table-cell table:formula="of:=[.E861]/16*9/5+32" office:value-type="float" office:value="76.775" calcext:value-type="float">
            <text:p>76.775</text:p>
          </table:table-cell>
          <table:table-cell table:formula="of:=[.F861]-[.G861]" office:value-type="float" office:value="2.96499999999999" calcext:value-type="float">
            <text:p>2.965</text:p>
          </table:table-cell>
        </table:table-row>
        <table:table-row table:style-name="ro1">
          <table:table-cell office:value-type="string" calcext:value-type="string">
            <text:p>001534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62]/100" office:value-type="float" office:value="79.69" calcext:value-type="float">
            <text:p>79.69</text:p>
          </table:table-cell>
          <table:table-cell table:formula="of:=[.E862]/16*9/5+32" office:value-type="float" office:value="76.775" calcext:value-type="float">
            <text:p>76.775</text:p>
          </table:table-cell>
          <table:table-cell table:formula="of:=[.F862]-[.G862]" office:value-type="float" office:value="2.91499999999999" calcext:value-type="float">
            <text:p>2.915</text:p>
          </table:table-cell>
        </table:table-row>
        <table:table-row table:style-name="ro1">
          <table:table-cell office:value-type="string" calcext:value-type="string">
            <text:p>0015350</text:p>
          </table:table-cell>
          <table:table-cell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63]/100" office:value-type="float" office:value="79.74" calcext:value-type="float">
            <text:p>79.74</text:p>
          </table:table-cell>
          <table:table-cell table:formula="of:=[.E863]/16*9/5+32" office:value-type="float" office:value="76.6625" calcext:value-type="float">
            <text:p>76.6625</text:p>
          </table:table-cell>
          <table:table-cell table:formula="of:=[.F863]-[.G863]" office:value-type="float" office:value="3.0775" calcext:value-type="float">
            <text:p>3.0775</text:p>
          </table:table-cell>
        </table:table-row>
        <table:table-row table:style-name="ro1">
          <table:table-cell office:value-type="string" calcext:value-type="string">
            <text:p>0015360</text:p>
          </table:table-cell>
          <table:table-cell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64]/100" office:value-type="float" office:value="80.03" calcext:value-type="float">
            <text:p>80.03</text:p>
          </table:table-cell>
          <table:table-cell table:formula="of:=[.E864]/16*9/5+32" office:value-type="float" office:value="76.6625" calcext:value-type="float">
            <text:p>76.6625</text:p>
          </table:table-cell>
          <table:table-cell table:formula="of:=[.F864]-[.G864]" office:value-type="float" office:value="3.36750000000001" calcext:value-type="float">
            <text:p>3.3675</text:p>
          </table:table-cell>
        </table:table-row>
        <table:table-row table:style-name="ro1">
          <table:table-cell office:value-type="string" calcext:value-type="string">
            <text:p>001537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65]/100" office:value-type="float" office:value="79.94" calcext:value-type="float">
            <text:p>79.94</text:p>
          </table:table-cell>
          <table:table-cell table:formula="of:=[.E865]/16*9/5+32" office:value-type="float" office:value="76.775" calcext:value-type="float">
            <text:p>76.775</text:p>
          </table:table-cell>
          <table:table-cell table:formula="of:=[.F865]-[.G865]" office:value-type="float" office:value="3.16499999999999" calcext:value-type="float">
            <text:p>3.165</text:p>
          </table:table-cell>
        </table:table-row>
        <table:table-row table:style-name="ro1">
          <table:table-cell office:value-type="string" calcext:value-type="string">
            <text:p>001540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866]/100" office:value-type="float" office:value="79.76" calcext:value-type="float">
            <text:p>79.76</text:p>
          </table:table-cell>
          <table:table-cell table:formula="of:=[.E866]/16*9/5+32" office:value-type="float" office:value="76.775" calcext:value-type="float">
            <text:p>76.775</text:p>
          </table:table-cell>
          <table:table-cell table:formula="of:=[.F866]-[.G866]" office:value-type="float" office:value="2.985" calcext:value-type="float">
            <text:p>2.985</text:p>
          </table:table-cell>
        </table:table-row>
        <table:table-row table:style-name="ro1">
          <table:table-cell office:value-type="string" calcext:value-type="string">
            <text:p>0015410</text:p>
          </table:table-cell>
          <table:table-cell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67]/100" office:value-type="float" office:value="79.66" calcext:value-type="float">
            <text:p>79.66</text:p>
          </table:table-cell>
          <table:table-cell table:formula="of:=[.E867]/16*9/5+32" office:value-type="float" office:value="76.6625" calcext:value-type="float">
            <text:p>76.6625</text:p>
          </table:table-cell>
          <table:table-cell table:formula="of:=[.F867]-[.G867]" office:value-type="float" office:value="2.9975" calcext:value-type="float">
            <text:p>2.9975</text:p>
          </table:table-cell>
        </table:table-row>
        <table:table-row table:style-name="ro1">
          <table:table-cell office:value-type="string" calcext:value-type="string">
            <text:p>001542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68]/100" office:value-type="float" office:value="79.57" calcext:value-type="float">
            <text:p>79.57</text:p>
          </table:table-cell>
          <table:table-cell table:formula="of:=[.E868]/16*9/5+32" office:value-type="float" office:value="76.6625" calcext:value-type="float">
            <text:p>76.6625</text:p>
          </table:table-cell>
          <table:table-cell table:formula="of:=[.F868]-[.G868]" office:value-type="float" office:value="2.9075" calcext:value-type="float">
            <text:p>2.9075</text:p>
          </table:table-cell>
        </table:table-row>
        <table:table-row table:style-name="ro1">
          <table:table-cell office:value-type="string" calcext:value-type="string">
            <text:p>001543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69]/100" office:value-type="float" office:value="79.6" calcext:value-type="float">
            <text:p>79.6</text:p>
          </table:table-cell>
          <table:table-cell table:formula="of:=[.E869]/16*9/5+32" office:value-type="float" office:value="76.6625" calcext:value-type="float">
            <text:p>76.6625</text:p>
          </table:table-cell>
          <table:table-cell table:formula="of:=[.F869]-[.G869]" office:value-type="float" office:value="2.9375" calcext:value-type="float">
            <text:p>2.9375</text:p>
          </table:table-cell>
        </table:table-row>
        <table:table-row table:style-name="ro1">
          <table:table-cell office:value-type="string" calcext:value-type="string">
            <text:p>0015440</text:p>
          </table:table-cell>
          <table:table-cell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70]/100" office:value-type="float" office:value="79.74" calcext:value-type="float">
            <text:p>79.74</text:p>
          </table:table-cell>
          <table:table-cell table:formula="of:=[.E870]/16*9/5+32" office:value-type="float" office:value="76.6625" calcext:value-type="float">
            <text:p>76.6625</text:p>
          </table:table-cell>
          <table:table-cell table:formula="of:=[.F870]-[.G870]" office:value-type="float" office:value="3.0775" calcext:value-type="float">
            <text:p>3.0775</text:p>
          </table:table-cell>
        </table:table-row>
        <table:table-row table:style-name="ro1">
          <table:table-cell office:value-type="string" calcext:value-type="string">
            <text:p>0015450</text:p>
          </table:table-cell>
          <table:table-cell office:value-type="float" office:value="0" calcext:value-type="float">
            <text:p>0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71]/100" office:value-type="float" office:value="79.41" calcext:value-type="float">
            <text:p>79.41</text:p>
          </table:table-cell>
          <table:table-cell table:formula="of:=[.E871]/16*9/5+32" office:value-type="float" office:value="76.6625" calcext:value-type="float">
            <text:p>76.6625</text:p>
          </table:table-cell>
          <table:table-cell table:formula="of:=[.F871]-[.G871]" office:value-type="float" office:value="2.7475" calcext:value-type="float">
            <text:p>2.7475</text:p>
          </table:table-cell>
        </table:table-row>
        <table:table-row table:style-name="ro1">
          <table:table-cell office:value-type="string" calcext:value-type="string">
            <text:p>001546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872]/100" office:value-type="float" office:value="79.62" calcext:value-type="float">
            <text:p>79.62</text:p>
          </table:table-cell>
          <table:table-cell table:formula="of:=[.E872]/16*9/5+32" office:value-type="float" office:value="76.6625" calcext:value-type="float">
            <text:p>76.6625</text:p>
          </table:table-cell>
          <table:table-cell table:formula="of:=[.F872]-[.G872]" office:value-type="float" office:value="2.95750000000001" calcext:value-type="float">
            <text:p>2.9575</text:p>
          </table:table-cell>
        </table:table-row>
        <table:table-row table:style-name="ro1">
          <table:table-cell office:value-type="string" calcext:value-type="string">
            <text:p>001547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3]/100" office:value-type="float" office:value="79.62" calcext:value-type="float">
            <text:p>79.62</text:p>
          </table:table-cell>
          <table:table-cell table:formula="of:=[.E873]/16*9/5+32" office:value-type="float" office:value="76.55" calcext:value-type="float">
            <text:p>76.55</text:p>
          </table:table-cell>
          <table:table-cell table:formula="of:=[.F873]-[.G873]" office:value-type="float" office:value="3.07000000000001" calcext:value-type="float">
            <text:p>3.07</text:p>
          </table:table-cell>
        </table:table-row>
        <table:table-row table:style-name="ro1">
          <table:table-cell office:value-type="string" calcext:value-type="string">
            <text:p>001550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4]/100" office:value-type="float" office:value="79.57" calcext:value-type="float">
            <text:p>79.57</text:p>
          </table:table-cell>
          <table:table-cell table:formula="of:=[.E874]/16*9/5+32" office:value-type="float" office:value="76.55" calcext:value-type="float">
            <text:p>76.55</text:p>
          </table:table-cell>
          <table:table-cell table:formula="of:=[.F874]-[.G874]"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0015510</text:p>
          </table:table-cell>
          <table:table-cell office:value-type="float" office:value="0" calcext:value-type="float">
            <text:p>0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5]/100" office:value-type="float" office:value="79.43" calcext:value-type="float">
            <text:p>79.43</text:p>
          </table:table-cell>
          <table:table-cell table:formula="of:=[.E875]/16*9/5+32" office:value-type="float" office:value="76.55" calcext:value-type="float">
            <text:p>76.55</text:p>
          </table:table-cell>
          <table:table-cell table:formula="of:=[.F875]-[.G875]" office:value-type="float" office:value="2.88000000000001" calcext:value-type="float">
            <text:p>2.88</text:p>
          </table:table-cell>
        </table:table-row>
        <table:table-row table:style-name="ro1">
          <table:table-cell office:value-type="string" calcext:value-type="string">
            <text:p>0015520</text:p>
          </table:table-cell>
          <table:table-cell office:value-type="float" office:value="0" calcext:value-type="float">
            <text:p>0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6]/100" office:value-type="float" office:value="79.37" calcext:value-type="float">
            <text:p>79.37</text:p>
          </table:table-cell>
          <table:table-cell table:formula="of:=[.E876]/16*9/5+32" office:value-type="float" office:value="76.55" calcext:value-type="float">
            <text:p>76.55</text:p>
          </table:table-cell>
          <table:table-cell table:formula="of:=[.F876]-[.G876]" office:value-type="float" office:value="2.82000000000001" calcext:value-type="float">
            <text:p>2.82</text:p>
          </table:table-cell>
        </table:table-row>
        <table:table-row table:style-name="ro1">
          <table:table-cell office:value-type="string" calcext:value-type="string">
            <text:p>001553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7]/100" office:value-type="float" office:value="79.55" calcext:value-type="float">
            <text:p>79.55</text:p>
          </table:table-cell>
          <table:table-cell table:formula="of:=[.E877]/16*9/5+32" office:value-type="float" office:value="76.55" calcext:value-type="float">
            <text:p>76.55</text:p>
          </table:table-cell>
          <table:table-cell table:formula="of:=[.F877]-[.G8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15540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8]/100" office:value-type="float" office:value="79.87" calcext:value-type="float">
            <text:p>79.87</text:p>
          </table:table-cell>
          <table:table-cell table:formula="of:=[.E878]/16*9/5+32" office:value-type="float" office:value="76.55" calcext:value-type="float">
            <text:p>76.55</text:p>
          </table:table-cell>
          <table:table-cell table:formula="of:=[.F878]-[.G878]" office:value-type="float" office:value="3.32000000000001" calcext:value-type="float">
            <text:p>3.32</text:p>
          </table:table-cell>
        </table:table-row>
        <table:table-row table:style-name="ro1">
          <table:table-cell office:value-type="string" calcext:value-type="string">
            <text:p>001555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79]/100" office:value-type="float" office:value="79.23" calcext:value-type="float">
            <text:p>79.23</text:p>
          </table:table-cell>
          <table:table-cell table:formula="of:=[.E879]/16*9/5+32" office:value-type="float" office:value="76.55" calcext:value-type="float">
            <text:p>76.55</text:p>
          </table:table-cell>
          <table:table-cell table:formula="of:=[.F879]-[.G879]" office:value-type="float" office:value="2.68000000000001" calcext:value-type="float">
            <text:p>2.68</text:p>
          </table:table-cell>
        </table:table-row>
        <table:table-row table:style-name="ro1">
          <table:table-cell office:value-type="string" calcext:value-type="string">
            <text:p>001556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80]/100" office:value-type="float" office:value="79.6" calcext:value-type="float">
            <text:p>79.6</text:p>
          </table:table-cell>
          <table:table-cell table:formula="of:=[.E880]/16*9/5+32" office:value-type="float" office:value="76.55" calcext:value-type="float">
            <text:p>76.55</text:p>
          </table:table-cell>
          <table:table-cell table:formula="of:=[.F880]-[.G880]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001557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81]/100" office:value-type="float" office:value="79.18" calcext:value-type="float">
            <text:p>79.18</text:p>
          </table:table-cell>
          <table:table-cell table:formula="of:=[.E881]/16*9/5+32" office:value-type="float" office:value="76.55" calcext:value-type="float">
            <text:p>76.55</text:p>
          </table:table-cell>
          <table:table-cell table:formula="of:=[.F881]-[.G881]" office:value-type="float" office:value="2.63000000000001" calcext:value-type="float">
            <text:p>2.63</text:p>
          </table:table-cell>
        </table:table-row>
        <table:table-row table:style-name="ro1">
          <table:table-cell office:value-type="string" calcext:value-type="string">
            <text:p>0015600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2]/100" office:value-type="float" office:value="79.27" calcext:value-type="float">
            <text:p>79.27</text:p>
          </table:table-cell>
          <table:table-cell table:formula="of:=[.E882]/16*9/5+32" office:value-type="float" office:value="76.4375" calcext:value-type="float">
            <text:p>76.4375</text:p>
          </table:table-cell>
          <table:table-cell table:formula="of:=[.F882]-[.G882]" office:value-type="float" office:value="2.8325" calcext:value-type="float">
            <text:p>2.8325</text:p>
          </table:table-cell>
        </table:table-row>
        <table:table-row table:style-name="ro1">
          <table:table-cell office:value-type="string" calcext:value-type="string">
            <text:p>001561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3]/100" office:value-type="float" office:value="79.23" calcext:value-type="float">
            <text:p>79.23</text:p>
          </table:table-cell>
          <table:table-cell table:formula="of:=[.E883]/16*9/5+32" office:value-type="float" office:value="76.4375" calcext:value-type="float">
            <text:p>76.4375</text:p>
          </table:table-cell>
          <table:table-cell table:formula="of:=[.F883]-[.G883]" office:value-type="float" office:value="2.7925" calcext:value-type="float">
            <text:p>2.7925</text:p>
          </table:table-cell>
        </table:table-row>
        <table:table-row table:style-name="ro1">
          <table:table-cell office:value-type="string" calcext:value-type="string">
            <text:p>0015620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4]/100" office:value-type="float" office:value="79.53" calcext:value-type="float">
            <text:p>79.53</text:p>
          </table:table-cell>
          <table:table-cell table:formula="of:=[.E884]/16*9/5+32" office:value-type="float" office:value="76.4375" calcext:value-type="float">
            <text:p>76.4375</text:p>
          </table:table-cell>
          <table:table-cell table:formula="of:=[.F884]-[.G884]" office:value-type="float" office:value="3.0925" calcext:value-type="float">
            <text:p>3.0925</text:p>
          </table:table-cell>
        </table:table-row>
        <table:table-row table:style-name="ro1">
          <table:table-cell office:value-type="string" calcext:value-type="string">
            <text:p>001563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885]/100" office:value-type="float" office:value="79.69" calcext:value-type="float">
            <text:p>79.69</text:p>
          </table:table-cell>
          <table:table-cell table:formula="of:=[.E885]/16*9/5+32" office:value-type="float" office:value="76.55" calcext:value-type="float">
            <text:p>76.55</text:p>
          </table:table-cell>
          <table:table-cell table:formula="of:=[.F885]-[.G885]"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0015640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6]/100" office:value-type="float" office:value="79.53" calcext:value-type="float">
            <text:p>79.53</text:p>
          </table:table-cell>
          <table:table-cell table:formula="of:=[.E886]/16*9/5+32" office:value-type="float" office:value="76.4375" calcext:value-type="float">
            <text:p>76.4375</text:p>
          </table:table-cell>
          <table:table-cell table:formula="of:=[.F886]-[.G886]" office:value-type="float" office:value="3.0925" calcext:value-type="float">
            <text:p>3.0925</text:p>
          </table:table-cell>
        </table:table-row>
        <table:table-row table:style-name="ro1">
          <table:table-cell office:value-type="string" calcext:value-type="string">
            <text:p>0015650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7]/100" office:value-type="float" office:value="79.5" calcext:value-type="float">
            <text:p>79.5</text:p>
          </table:table-cell>
          <table:table-cell table:formula="of:=[.E887]/16*9/5+32" office:value-type="float" office:value="76.4375" calcext:value-type="float">
            <text:p>76.4375</text:p>
          </table:table-cell>
          <table:table-cell table:formula="of:=[.F887]-[.G887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1566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8]/100" office:value-type="float" office:value="79.6" calcext:value-type="float">
            <text:p>79.6</text:p>
          </table:table-cell>
          <table:table-cell table:formula="of:=[.E888]/16*9/5+32" office:value-type="float" office:value="76.4375" calcext:value-type="float">
            <text:p>76.4375</text:p>
          </table:table-cell>
          <table:table-cell table:formula="of:=[.F888]-[.G888]" office:value-type="float" office:value="3.16249999999999" calcext:value-type="float">
            <text:p>3.1625</text:p>
          </table:table-cell>
        </table:table-row>
        <table:table-row table:style-name="ro1">
          <table:table-cell office:value-type="string" calcext:value-type="string">
            <text:p>001567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89]/100" office:value-type="float" office:value="79.62" calcext:value-type="float">
            <text:p>79.62</text:p>
          </table:table-cell>
          <table:table-cell table:formula="of:=[.E889]/16*9/5+32" office:value-type="float" office:value="76.4375" calcext:value-type="float">
            <text:p>76.4375</text:p>
          </table:table-cell>
          <table:table-cell table:formula="of:=[.F889]-[.G889]" office:value-type="float" office:value="3.1825" calcext:value-type="float">
            <text:p>3.1825</text:p>
          </table:table-cell>
        </table:table-row>
        <table:table-row table:style-name="ro1">
          <table:table-cell office:value-type="string" calcext:value-type="string">
            <text:p>0015700</text:p>
          </table:table-cell>
          <table:table-cell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0]/100" office:value-type="float" office:value="79.32" calcext:value-type="float">
            <text:p>79.32</text:p>
          </table:table-cell>
          <table:table-cell table:formula="of:=[.E890]/16*9/5+32" office:value-type="float" office:value="76.4375" calcext:value-type="float">
            <text:p>76.4375</text:p>
          </table:table-cell>
          <table:table-cell table:formula="of:=[.F890]-[.G890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1571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1]/100" office:value-type="float" office:value="79.18" calcext:value-type="float">
            <text:p>79.18</text:p>
          </table:table-cell>
          <table:table-cell table:formula="of:=[.E891]/16*9/5+32" office:value-type="float" office:value="76.4375" calcext:value-type="float">
            <text:p>76.4375</text:p>
          </table:table-cell>
          <table:table-cell table:formula="of:=[.F891]-[.G891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5720</text:p>
          </table:table-cell>
          <table:table-cell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2]/100" office:value-type="float" office:value="79.32" calcext:value-type="float">
            <text:p>79.32</text:p>
          </table:table-cell>
          <table:table-cell table:formula="of:=[.E892]/16*9/5+32" office:value-type="float" office:value="76.4375" calcext:value-type="float">
            <text:p>76.4375</text:p>
          </table:table-cell>
          <table:table-cell table:formula="of:=[.F892]-[.G892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1573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3]/100" office:value-type="float" office:value="79.18" calcext:value-type="float">
            <text:p>79.18</text:p>
          </table:table-cell>
          <table:table-cell table:formula="of:=[.E893]/16*9/5+32" office:value-type="float" office:value="76.4375" calcext:value-type="float">
            <text:p>76.4375</text:p>
          </table:table-cell>
          <table:table-cell table:formula="of:=[.F893]-[.G893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574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4]/100" office:value-type="float" office:value="79.3" calcext:value-type="float">
            <text:p>79.3</text:p>
          </table:table-cell>
          <table:table-cell table:formula="of:=[.E894]/16*9/5+32" office:value-type="float" office:value="76.4375" calcext:value-type="float">
            <text:p>76.4375</text:p>
          </table:table-cell>
          <table:table-cell table:formula="of:=[.F894]-[.G894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15750</text:p>
          </table:table-cell>
          <table:table-cell office:value-type="float" office:value="0" calcext:value-type="float">
            <text:p>0</text:p>
          </table:table-cell>
          <table:table-cell office:value-type="float" office:value="7939" calcext:value-type="float">
            <text:p>793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5]/100" office:value-type="float" office:value="79.39" calcext:value-type="float">
            <text:p>79.39</text:p>
          </table:table-cell>
          <table:table-cell table:formula="of:=[.E895]/16*9/5+32" office:value-type="float" office:value="76.4375" calcext:value-type="float">
            <text:p>76.4375</text:p>
          </table:table-cell>
          <table:table-cell table:formula="of:=[.F895]-[.G895]" office:value-type="float" office:value="2.9525" calcext:value-type="float">
            <text:p>2.9525</text:p>
          </table:table-cell>
        </table:table-row>
        <table:table-row table:style-name="ro1">
          <table:table-cell office:value-type="string" calcext:value-type="string">
            <text:p>0015760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6]/100" office:value-type="float" office:value="79.36" calcext:value-type="float">
            <text:p>79.36</text:p>
          </table:table-cell>
          <table:table-cell table:formula="of:=[.E896]/16*9/5+32" office:value-type="float" office:value="76.4375" calcext:value-type="float">
            <text:p>76.4375</text:p>
          </table:table-cell>
          <table:table-cell table:formula="of:=[.F896]-[.G896]" office:value-type="float" office:value="2.9225" calcext:value-type="float">
            <text:p>2.9225</text:p>
          </table:table-cell>
        </table:table-row>
        <table:table-row table:style-name="ro1">
          <table:table-cell office:value-type="string" calcext:value-type="string">
            <text:p>0015770</text:p>
          </table:table-cell>
          <table:table-cell office:value-type="float" office:value="0" calcext:value-type="float">
            <text:p>0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7]/100" office:value-type="float" office:value="79.37" calcext:value-type="float">
            <text:p>79.37</text:p>
          </table:table-cell>
          <table:table-cell table:formula="of:=[.E897]/16*9/5+32" office:value-type="float" office:value="76.4375" calcext:value-type="float">
            <text:p>76.4375</text:p>
          </table:table-cell>
          <table:table-cell table:formula="of:=[.F897]-[.G897]" office:value-type="float" office:value="2.9325" calcext:value-type="float">
            <text:p>2.9325</text:p>
          </table:table-cell>
        </table:table-row>
        <table:table-row table:style-name="ro1">
          <table:table-cell office:value-type="string" calcext:value-type="string">
            <text:p>001600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8]/100" office:value-type="float" office:value="79.18" calcext:value-type="float">
            <text:p>79.18</text:p>
          </table:table-cell>
          <table:table-cell table:formula="of:=[.E898]/16*9/5+32" office:value-type="float" office:value="76.4375" calcext:value-type="float">
            <text:p>76.4375</text:p>
          </table:table-cell>
          <table:table-cell table:formula="of:=[.F898]-[.G898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6010</text:p>
          </table:table-cell>
          <table:table-cell office:value-type="float" office:value="0" calcext:value-type="float">
            <text:p>0</text:p>
          </table:table-cell>
          <table:table-cell office:value-type="float" office:value="7929" calcext:value-type="float">
            <text:p>792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899]/100" office:value-type="float" office:value="79.29" calcext:value-type="float">
            <text:p>79.29</text:p>
          </table:table-cell>
          <table:table-cell table:formula="of:=[.E899]/16*9/5+32" office:value-type="float" office:value="76.4375" calcext:value-type="float">
            <text:p>76.4375</text:p>
          </table:table-cell>
          <table:table-cell table:formula="of:=[.F899]-[.G899]" office:value-type="float" office:value="2.85250000000001" calcext:value-type="float">
            <text:p>2.8525</text:p>
          </table:table-cell>
        </table:table-row>
        <table:table-row table:style-name="ro1">
          <table:table-cell office:value-type="string" calcext:value-type="string">
            <text:p>0016020</text:p>
          </table:table-cell>
          <table:table-cell office:value-type="float" office:value="0" calcext:value-type="float">
            <text:p>0</text:p>
          </table:table-cell>
          <table:table-cell office:value-type="float" office:value="7909" calcext:value-type="float">
            <text:p>790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0]/100" office:value-type="float" office:value="79.09" calcext:value-type="float">
            <text:p>79.09</text:p>
          </table:table-cell>
          <table:table-cell table:formula="of:=[.E900]/16*9/5+32" office:value-type="float" office:value="76.4375" calcext:value-type="float">
            <text:p>76.4375</text:p>
          </table:table-cell>
          <table:table-cell table:formula="of:=[.F900]-[.G900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1603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1]/100" office:value-type="float" office:value="79.3" calcext:value-type="float">
            <text:p>79.3</text:p>
          </table:table-cell>
          <table:table-cell table:formula="of:=[.E901]/16*9/5+32" office:value-type="float" office:value="76.4375" calcext:value-type="float">
            <text:p>76.4375</text:p>
          </table:table-cell>
          <table:table-cell table:formula="of:=[.F901]-[.G901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16040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2]/100" office:value-type="float" office:value="79.07" calcext:value-type="float">
            <text:p>79.07</text:p>
          </table:table-cell>
          <table:table-cell table:formula="of:=[.E902]/16*9/5+32" office:value-type="float" office:value="76.4375" calcext:value-type="float">
            <text:p>76.4375</text:p>
          </table:table-cell>
          <table:table-cell table:formula="of:=[.F902]-[.G902]" office:value-type="float" office:value="2.63249999999999" calcext:value-type="float">
            <text:p>2.6325</text:p>
          </table:table-cell>
        </table:table-row>
        <table:table-row table:style-name="ro1">
          <table:table-cell office:value-type="string" calcext:value-type="string">
            <text:p>001605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3]/100" office:value-type="float" office:value="79.02" calcext:value-type="float">
            <text:p>79.02</text:p>
          </table:table-cell>
          <table:table-cell table:formula="of:=[.E903]/16*9/5+32" office:value-type="float" office:value="76.4375" calcext:value-type="float">
            <text:p>76.4375</text:p>
          </table:table-cell>
          <table:table-cell table:formula="of:=[.F903]-[.G903]" office:value-type="float" office:value="2.5825" calcext:value-type="float">
            <text:p>2.5825</text:p>
          </table:table-cell>
        </table:table-row>
        <table:table-row table:style-name="ro1">
          <table:table-cell office:value-type="string" calcext:value-type="string">
            <text:p>0016060</text:p>
          </table:table-cell>
          <table:table-cell office:value-type="float" office:value="0" calcext:value-type="float">
            <text:p>0</text:p>
          </table:table-cell>
          <table:table-cell office:value-type="float" office:value="7971" calcext:value-type="float">
            <text:p>7971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4]/100" office:value-type="float" office:value="79.71" calcext:value-type="float">
            <text:p>79.71</text:p>
          </table:table-cell>
          <table:table-cell table:formula="of:=[.E904]/16*9/5+32" office:value-type="float" office:value="76.4375" calcext:value-type="float">
            <text:p>76.4375</text:p>
          </table:table-cell>
          <table:table-cell table:formula="of:=[.F904]-[.G904]" office:value-type="float" office:value="3.27249999999999" calcext:value-type="float">
            <text:p>3.2725</text:p>
          </table:table-cell>
        </table:table-row>
        <table:table-row table:style-name="ro1">
          <table:table-cell office:value-type="string" calcext:value-type="string">
            <text:p>0016070</text:p>
          </table:table-cell>
          <table:table-cell office:value-type="float" office:value="0" calcext:value-type="float">
            <text:p>0</text:p>
          </table:table-cell>
          <table:table-cell office:value-type="float" office:value="7946" calcext:value-type="float">
            <text:p>7946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5]/100" office:value-type="float" office:value="79.46" calcext:value-type="float">
            <text:p>79.46</text:p>
          </table:table-cell>
          <table:table-cell table:formula="of:=[.E905]/16*9/5+32" office:value-type="float" office:value="76.4375" calcext:value-type="float">
            <text:p>76.4375</text:p>
          </table:table-cell>
          <table:table-cell table:formula="of:=[.F905]-[.G905]" office:value-type="float" office:value="3.02249999999999" calcext:value-type="float">
            <text:p>3.0225</text:p>
          </table:table-cell>
        </table:table-row>
        <table:table-row table:style-name="ro1">
          <table:table-cell office:value-type="string" calcext:value-type="string">
            <text:p>001610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6]/100" office:value-type="float" office:value="79.18" calcext:value-type="float">
            <text:p>79.18</text:p>
          </table:table-cell>
          <table:table-cell table:formula="of:=[.E906]/16*9/5+32" office:value-type="float" office:value="76.4375" calcext:value-type="float">
            <text:p>76.4375</text:p>
          </table:table-cell>
          <table:table-cell table:formula="of:=[.F906]-[.G906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6110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7]/100" office:value-type="float" office:value="79.5" calcext:value-type="float">
            <text:p>79.5</text:p>
          </table:table-cell>
          <table:table-cell table:formula="of:=[.E907]/16*9/5+32" office:value-type="float" office:value="76.4375" calcext:value-type="float">
            <text:p>76.4375</text:p>
          </table:table-cell>
          <table:table-cell table:formula="of:=[.F907]-[.G907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16120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8]/100" office:value-type="float" office:value="79.5" calcext:value-type="float">
            <text:p>79.5</text:p>
          </table:table-cell>
          <table:table-cell table:formula="of:=[.E908]/16*9/5+32" office:value-type="float" office:value="76.4375" calcext:value-type="float">
            <text:p>76.4375</text:p>
          </table:table-cell>
          <table:table-cell table:formula="of:=[.F908]-[.G908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1613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09]/100" office:value-type="float" office:value="79.18" calcext:value-type="float">
            <text:p>79.18</text:p>
          </table:table-cell>
          <table:table-cell table:formula="of:=[.E909]/16*9/5+32" office:value-type="float" office:value="76.4375" calcext:value-type="float">
            <text:p>76.4375</text:p>
          </table:table-cell>
          <table:table-cell table:formula="of:=[.F909]-[.G909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6140</text:p>
          </table:table-cell>
          <table:table-cell office:value-type="float" office:value="0" calcext:value-type="float">
            <text:p>0</text:p>
          </table:table-cell>
          <table:table-cell office:value-type="float" office:value="7939" calcext:value-type="float">
            <text:p>7939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0]/100" office:value-type="float" office:value="79.39" calcext:value-type="float">
            <text:p>79.39</text:p>
          </table:table-cell>
          <table:table-cell table:formula="of:=[.E910]/16*9/5+32" office:value-type="float" office:value="76.325" calcext:value-type="float">
            <text:p>76.325</text:p>
          </table:table-cell>
          <table:table-cell table:formula="of:=[.F910]-[.G910]" office:value-type="float" office:value="3.065" calcext:value-type="float">
            <text:p>3.065</text:p>
          </table:table-cell>
        </table:table-row>
        <table:table-row table:style-name="ro1">
          <table:table-cell office:value-type="string" calcext:value-type="string">
            <text:p>001615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1]/100" office:value-type="float" office:value="79.48" calcext:value-type="float">
            <text:p>79.48</text:p>
          </table:table-cell>
          <table:table-cell table:formula="of:=[.E911]/16*9/5+32" office:value-type="float" office:value="76.325" calcext:value-type="float">
            <text:p>76.325</text:p>
          </table:table-cell>
          <table:table-cell table:formula="of:=[.F911]-[.G911]" office:value-type="float" office:value="3.155" calcext:value-type="float">
            <text:p>3.155</text:p>
          </table:table-cell>
        </table:table-row>
        <table:table-row table:style-name="ro1">
          <table:table-cell office:value-type="string" calcext:value-type="string">
            <text:p>001616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2]/100" office:value-type="float" office:value="79.55" calcext:value-type="float">
            <text:p>79.55</text:p>
          </table:table-cell>
          <table:table-cell table:formula="of:=[.E912]/16*9/5+32" office:value-type="float" office:value="76.325" calcext:value-type="float">
            <text:p>76.325</text:p>
          </table:table-cell>
          <table:table-cell table:formula="of:=[.F912]-[.G912]" office:value-type="float" office:value="3.22499999999999" calcext:value-type="float">
            <text:p>3.225</text:p>
          </table:table-cell>
        </table:table-row>
        <table:table-row table:style-name="ro1">
          <table:table-cell office:value-type="string" calcext:value-type="string">
            <text:p>001617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3]/100" office:value-type="float" office:value="79.23" calcext:value-type="float">
            <text:p>79.23</text:p>
          </table:table-cell>
          <table:table-cell table:formula="of:=[.E913]/16*9/5+32" office:value-type="float" office:value="76.325" calcext:value-type="float">
            <text:p>76.325</text:p>
          </table:table-cell>
          <table:table-cell table:formula="of:=[.F913]-[.G913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1620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14]/100" office:value-type="float" office:value="79.18" calcext:value-type="float">
            <text:p>79.18</text:p>
          </table:table-cell>
          <table:table-cell table:formula="of:=[.E914]/16*9/5+32" office:value-type="float" office:value="76.4375" calcext:value-type="float">
            <text:p>76.4375</text:p>
          </table:table-cell>
          <table:table-cell table:formula="of:=[.F914]-[.G914]" office:value-type="float" office:value="2.74250000000001" calcext:value-type="float">
            <text:p>2.7425</text:p>
          </table:table-cell>
        </table:table-row>
        <table:table-row table:style-name="ro1">
          <table:table-cell office:value-type="string" calcext:value-type="string">
            <text:p>0016210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15]/100" office:value-type="float" office:value="79.5" calcext:value-type="float">
            <text:p>79.5</text:p>
          </table:table-cell>
          <table:table-cell table:formula="of:=[.E915]/16*9/5+32" office:value-type="float" office:value="76.4375" calcext:value-type="float">
            <text:p>76.4375</text:p>
          </table:table-cell>
          <table:table-cell table:formula="of:=[.F915]-[.G915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1622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16]/100" office:value-type="float" office:value="79.55" calcext:value-type="float">
            <text:p>79.55</text:p>
          </table:table-cell>
          <table:table-cell table:formula="of:=[.E916]/16*9/5+32" office:value-type="float" office:value="76.4375" calcext:value-type="float">
            <text:p>76.4375</text:p>
          </table:table-cell>
          <table:table-cell table:formula="of:=[.F916]-[.G916]" office:value-type="float" office:value="3.1125" calcext:value-type="float">
            <text:p>3.1125</text:p>
          </table:table-cell>
        </table:table-row>
        <table:table-row table:style-name="ro1">
          <table:table-cell office:value-type="string" calcext:value-type="string">
            <text:p>001623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7]/100" office:value-type="float" office:value="79.25" calcext:value-type="float">
            <text:p>79.25</text:p>
          </table:table-cell>
          <table:table-cell table:formula="of:=[.E917]/16*9/5+32" office:value-type="float" office:value="76.325" calcext:value-type="float">
            <text:p>76.325</text:p>
          </table:table-cell>
          <table:table-cell table:formula="of:=[.F917]-[.G917]" office:value-type="float" office:value="2.925" calcext:value-type="float">
            <text:p>2.925</text:p>
          </table:table-cell>
        </table:table-row>
        <table:table-row table:style-name="ro1">
          <table:table-cell office:value-type="string" calcext:value-type="string">
            <text:p>001624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18]/100" office:value-type="float" office:value="79.13" calcext:value-type="float">
            <text:p>79.13</text:p>
          </table:table-cell>
          <table:table-cell table:formula="of:=[.E918]/16*9/5+32" office:value-type="float" office:value="76.4375" calcext:value-type="float">
            <text:p>76.4375</text:p>
          </table:table-cell>
          <table:table-cell table:formula="of:=[.F918]-[.G918]" office:value-type="float" office:value="2.6925" calcext:value-type="float">
            <text:p>2.6925</text:p>
          </table:table-cell>
        </table:table-row>
        <table:table-row table:style-name="ro1">
          <table:table-cell office:value-type="string" calcext:value-type="string">
            <text:p>0016250</text:p>
          </table:table-cell>
          <table:table-cell office:value-type="float" office:value="0" calcext:value-type="float">
            <text:p>0</text:p>
          </table:table-cell>
          <table:table-cell office:value-type="float" office:value="7944" calcext:value-type="float">
            <text:p>794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19]/100" office:value-type="float" office:value="79.44" calcext:value-type="float">
            <text:p>79.44</text:p>
          </table:table-cell>
          <table:table-cell table:formula="of:=[.E919]/16*9/5+32" office:value-type="float" office:value="76.325" calcext:value-type="float">
            <text:p>76.325</text:p>
          </table:table-cell>
          <table:table-cell table:formula="of:=[.F919]-[.G919]" office:value-type="float" office:value="3.11499999999999" calcext:value-type="float">
            <text:p>3.115</text:p>
          </table:table-cell>
        </table:table-row>
        <table:table-row table:style-name="ro1">
          <table:table-cell office:value-type="string" calcext:value-type="string">
            <text:p>001626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0]/100" office:value-type="float" office:value="79.18" calcext:value-type="float">
            <text:p>79.18</text:p>
          </table:table-cell>
          <table:table-cell table:formula="of:=[.E920]/16*9/5+32" office:value-type="float" office:value="76.325" calcext:value-type="float">
            <text:p>76.325</text:p>
          </table:table-cell>
          <table:table-cell table:formula="of:=[.F920]-[.G920]" office:value-type="float" office:value="2.855" calcext:value-type="float">
            <text:p>2.855</text:p>
          </table:table-cell>
        </table:table-row>
        <table:table-row table:style-name="ro1">
          <table:table-cell office:value-type="string" calcext:value-type="string">
            <text:p>0016270</text:p>
          </table:table-cell>
          <table:table-cell office:value-type="float" office:value="0" calcext:value-type="float">
            <text:p>0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1]/100" office:value-type="float" office:value="79.41" calcext:value-type="float">
            <text:p>79.41</text:p>
          </table:table-cell>
          <table:table-cell table:formula="of:=[.E921]/16*9/5+32" office:value-type="float" office:value="76.325" calcext:value-type="float">
            <text:p>76.325</text:p>
          </table:table-cell>
          <table:table-cell table:formula="of:=[.F921]-[.G921]" office:value-type="float" office:value="3.08499999999999" calcext:value-type="float">
            <text:p>3.085</text:p>
          </table:table-cell>
        </table:table-row>
        <table:table-row table:style-name="ro1">
          <table:table-cell office:value-type="string" calcext:value-type="string">
            <text:p>0016300</text:p>
          </table:table-cell>
          <table:table-cell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2]/100" office:value-type="float" office:value="79.32" calcext:value-type="float">
            <text:p>79.32</text:p>
          </table:table-cell>
          <table:table-cell table:formula="of:=[.E922]/16*9/5+32" office:value-type="float" office:value="76.325" calcext:value-type="float">
            <text:p>76.325</text:p>
          </table:table-cell>
          <table:table-cell table:formula="of:=[.F922]-[.G922]" office:value-type="float" office:value="2.99499999999999" calcext:value-type="float">
            <text:p>2.995</text:p>
          </table:table-cell>
        </table:table-row>
        <table:table-row table:style-name="ro1">
          <table:table-cell office:value-type="string" calcext:value-type="string">
            <text:p>001631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23]/100" office:value-type="float" office:value="79.25" calcext:value-type="float">
            <text:p>79.25</text:p>
          </table:table-cell>
          <table:table-cell table:formula="of:=[.E923]/16*9/5+32" office:value-type="float" office:value="76.4375" calcext:value-type="float">
            <text:p>76.4375</text:p>
          </table:table-cell>
          <table:table-cell table:formula="of:=[.F923]-[.G923]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0016320</text:p>
          </table:table-cell>
          <table:table-cell office:value-type="float" office:value="0" calcext:value-type="float">
            <text:p>0</text:p>
          </table:table-cell>
          <table:table-cell office:value-type="float" office:value="7929" calcext:value-type="float">
            <text:p>7929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4]/100" office:value-type="float" office:value="79.29" calcext:value-type="float">
            <text:p>79.29</text:p>
          </table:table-cell>
          <table:table-cell table:formula="of:=[.E924]/16*9/5+32" office:value-type="float" office:value="76.325" calcext:value-type="float">
            <text:p>76.325</text:p>
          </table:table-cell>
          <table:table-cell table:formula="of:=[.F924]-[.G924]"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0016330</text:p>
          </table:table-cell>
          <table:table-cell office:value-type="float" office:value="0" calcext:value-type="float">
            <text:p>0</text:p>
          </table:table-cell>
          <table:table-cell office:value-type="float" office:value="7983" calcext:value-type="float">
            <text:p>798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5]/100" office:value-type="float" office:value="79.83" calcext:value-type="float">
            <text:p>79.83</text:p>
          </table:table-cell>
          <table:table-cell table:formula="of:=[.E925]/16*9/5+32" office:value-type="float" office:value="76.325" calcext:value-type="float">
            <text:p>76.325</text:p>
          </table:table-cell>
          <table:table-cell table:formula="of:=[.F925]-[.G925]" office:value-type="float" office:value="3.505" calcext:value-type="float">
            <text:p>3.505</text:p>
          </table:table-cell>
        </table:table-row>
        <table:table-row table:style-name="ro1">
          <table:table-cell office:value-type="string" calcext:value-type="string">
            <text:p>001634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26]/100" office:value-type="float" office:value="79.13" calcext:value-type="float">
            <text:p>79.13</text:p>
          </table:table-cell>
          <table:table-cell table:formula="of:=[.E926]/16*9/5+32" office:value-type="float" office:value="76.4375" calcext:value-type="float">
            <text:p>76.4375</text:p>
          </table:table-cell>
          <table:table-cell table:formula="of:=[.F926]-[.G926]" office:value-type="float" office:value="2.6925" calcext:value-type="float">
            <text:p>2.6925</text:p>
          </table:table-cell>
        </table:table-row>
        <table:table-row table:style-name="ro1">
          <table:table-cell office:value-type="string" calcext:value-type="string">
            <text:p>0016350</text:p>
          </table:table-cell>
          <table:table-cell office:value-type="float" office:value="0" calcext:value-type="float">
            <text:p>0</text:p>
          </table:table-cell>
          <table:table-cell office:value-type="float" office:value="7909" calcext:value-type="float">
            <text:p>790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27]/100" office:value-type="float" office:value="79.09" calcext:value-type="float">
            <text:p>79.09</text:p>
          </table:table-cell>
          <table:table-cell table:formula="of:=[.E927]/16*9/5+32" office:value-type="float" office:value="76.4375" calcext:value-type="float">
            <text:p>76.4375</text:p>
          </table:table-cell>
          <table:table-cell table:formula="of:=[.F927]-[.G927]" office:value-type="float" office:value="2.6525" calcext:value-type="float">
            <text:p>2.6525</text:p>
          </table:table-cell>
        </table:table-row>
        <table:table-row table:style-name="ro1">
          <table:table-cell office:value-type="string" calcext:value-type="string">
            <text:p>0016360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928]/100" office:value-type="float" office:value="79.57" calcext:value-type="float">
            <text:p>79.57</text:p>
          </table:table-cell>
          <table:table-cell table:formula="of:=[.E928]/16*9/5+32" office:value-type="float" office:value="76.4375" calcext:value-type="float">
            <text:p>76.4375</text:p>
          </table:table-cell>
          <table:table-cell table:formula="of:=[.F928]-[.G928]" office:value-type="float" office:value="3.13249999999999" calcext:value-type="float">
            <text:p>3.1325</text:p>
          </table:table-cell>
        </table:table-row>
        <table:table-row table:style-name="ro1">
          <table:table-cell office:value-type="string" calcext:value-type="string">
            <text:p>0016370</text:p>
          </table:table-cell>
          <table:table-cell office:value-type="float" office:value="0" calcext:value-type="float">
            <text:p>0</text:p>
          </table:table-cell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29]/100" office:value-type="float" office:value="79.04" calcext:value-type="float">
            <text:p>79.04</text:p>
          </table:table-cell>
          <table:table-cell table:formula="of:=[.E929]/16*9/5+32" office:value-type="float" office:value="76.325" calcext:value-type="float">
            <text:p>76.325</text:p>
          </table:table-cell>
          <table:table-cell table:formula="of:=[.F929]-[.G929]" office:value-type="float" office:value="2.715" calcext:value-type="float">
            <text:p>2.715</text:p>
          </table:table-cell>
        </table:table-row>
        <table:table-row table:style-name="ro1">
          <table:table-cell office:value-type="string" calcext:value-type="string">
            <text:p>0016400</text:p>
          </table:table-cell>
          <table:table-cell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0]/100" office:value-type="float" office:value="79.2" calcext:value-type="float">
            <text:p>79.2</text:p>
          </table:table-cell>
          <table:table-cell table:formula="of:=[.E930]/16*9/5+32" office:value-type="float" office:value="76.325" calcext:value-type="float">
            <text:p>76.325</text:p>
          </table:table-cell>
          <table:table-cell table:formula="of:=[.F930]-[.G930]"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001641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1]/100" office:value-type="float" office:value="79.34" calcext:value-type="float">
            <text:p>79.34</text:p>
          </table:table-cell>
          <table:table-cell table:formula="of:=[.E931]/16*9/5+32" office:value-type="float" office:value="76.325" calcext:value-type="float">
            <text:p>76.325</text:p>
          </table:table-cell>
          <table:table-cell table:formula="of:=[.F931]-[.G931]" office:value-type="float" office:value="3.015" calcext:value-type="float">
            <text:p>3.015</text:p>
          </table:table-cell>
        </table:table-row>
        <table:table-row table:style-name="ro1">
          <table:table-cell office:value-type="string" calcext:value-type="string">
            <text:p>001642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2]/100" office:value-type="float" office:value="79.25" calcext:value-type="float">
            <text:p>79.25</text:p>
          </table:table-cell>
          <table:table-cell table:formula="of:=[.E932]/16*9/5+32" office:value-type="float" office:value="76.325" calcext:value-type="float">
            <text:p>76.325</text:p>
          </table:table-cell>
          <table:table-cell table:formula="of:=[.F932]-[.G932]" office:value-type="float" office:value="2.925" calcext:value-type="float">
            <text:p>2.925</text:p>
          </table:table-cell>
        </table:table-row>
        <table:table-row table:style-name="ro1">
          <table:table-cell office:value-type="string" calcext:value-type="string">
            <text:p>0016430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3]/100" office:value-type="float" office:value="79.07" calcext:value-type="float">
            <text:p>79.07</text:p>
          </table:table-cell>
          <table:table-cell table:formula="of:=[.E933]/16*9/5+32" office:value-type="float" office:value="76.325" calcext:value-type="float">
            <text:p>76.325</text:p>
          </table:table-cell>
          <table:table-cell table:formula="of:=[.F933]-[.G933]" office:value-type="float" office:value="2.74499999999999" calcext:value-type="float">
            <text:p>2.745</text:p>
          </table:table-cell>
        </table:table-row>
        <table:table-row table:style-name="ro1">
          <table:table-cell office:value-type="string" calcext:value-type="string">
            <text:p>001644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4]/100" office:value-type="float" office:value="79.13" calcext:value-type="float">
            <text:p>79.13</text:p>
          </table:table-cell>
          <table:table-cell table:formula="of:=[.E934]/16*9/5+32" office:value-type="float" office:value="76.325" calcext:value-type="float">
            <text:p>76.325</text:p>
          </table:table-cell>
          <table:table-cell table:formula="of:=[.F934]-[.G934]" office:value-type="float" office:value="2.80499999999999" calcext:value-type="float">
            <text:p>2.805</text:p>
          </table:table-cell>
        </table:table-row>
        <table:table-row table:style-name="ro1">
          <table:table-cell office:value-type="string" calcext:value-type="string">
            <text:p>001645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5]/100" office:value-type="float" office:value="79.13" calcext:value-type="float">
            <text:p>79.13</text:p>
          </table:table-cell>
          <table:table-cell table:formula="of:=[.E935]/16*9/5+32" office:value-type="float" office:value="76.325" calcext:value-type="float">
            <text:p>76.325</text:p>
          </table:table-cell>
          <table:table-cell table:formula="of:=[.F935]-[.G935]" office:value-type="float" office:value="2.80499999999999" calcext:value-type="float">
            <text:p>2.805</text:p>
          </table:table-cell>
        </table:table-row>
        <table:table-row table:style-name="ro1">
          <table:table-cell office:value-type="string" calcext:value-type="string">
            <text:p>0016460</text:p>
          </table:table-cell>
          <table:table-cell office:value-type="float" office:value="0" calcext:value-type="float">
            <text:p>0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6]/100" office:value-type="float" office:value="79.41" calcext:value-type="float">
            <text:p>79.41</text:p>
          </table:table-cell>
          <table:table-cell table:formula="of:=[.E936]/16*9/5+32" office:value-type="float" office:value="76.325" calcext:value-type="float">
            <text:p>76.325</text:p>
          </table:table-cell>
          <table:table-cell table:formula="of:=[.F936]-[.G936]" office:value-type="float" office:value="3.08499999999999" calcext:value-type="float">
            <text:p>3.085</text:p>
          </table:table-cell>
        </table:table-row>
        <table:table-row table:style-name="ro1">
          <table:table-cell office:value-type="string" calcext:value-type="string">
            <text:p>0016470</text:p>
          </table:table-cell>
          <table:table-cell office:value-type="float" office:value="0" calcext:value-type="float">
            <text:p>0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7]/100" office:value-type="float" office:value="79.41" calcext:value-type="float">
            <text:p>79.41</text:p>
          </table:table-cell>
          <table:table-cell table:formula="of:=[.E937]/16*9/5+32" office:value-type="float" office:value="76.325" calcext:value-type="float">
            <text:p>76.325</text:p>
          </table:table-cell>
          <table:table-cell table:formula="of:=[.F937]-[.G937]" office:value-type="float" office:value="3.08499999999999" calcext:value-type="float">
            <text:p>3.085</text:p>
          </table:table-cell>
        </table:table-row>
        <table:table-row table:style-name="ro1">
          <table:table-cell office:value-type="string" calcext:value-type="string">
            <text:p>001650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8]/100" office:value-type="float" office:value="79.23" calcext:value-type="float">
            <text:p>79.23</text:p>
          </table:table-cell>
          <table:table-cell table:formula="of:=[.E938]/16*9/5+32" office:value-type="float" office:value="76.325" calcext:value-type="float">
            <text:p>76.325</text:p>
          </table:table-cell>
          <table:table-cell table:formula="of:=[.F938]-[.G938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16510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939]/100" office:value-type="float" office:value="79.27" calcext:value-type="float">
            <text:p>79.27</text:p>
          </table:table-cell>
          <table:table-cell table:formula="of:=[.E939]/16*9/5+32" office:value-type="float" office:value="76.325" calcext:value-type="float">
            <text:p>76.325</text:p>
          </table:table-cell>
          <table:table-cell table:formula="of:=[.F939]-[.G939]" office:value-type="float" office:value="2.94499999999999" calcext:value-type="float">
            <text:p>2.945</text:p>
          </table:table-cell>
        </table:table-row>
        <table:table-row table:style-name="ro1">
          <table:table-cell office:value-type="string" calcext:value-type="string">
            <text:p>001652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0]/100" office:value-type="float" office:value="79.18" calcext:value-type="float">
            <text:p>79.18</text:p>
          </table:table-cell>
          <table:table-cell table:formula="of:=[.E940]/16*9/5+32" office:value-type="float" office:value="76.2125" calcext:value-type="float">
            <text:p>76.2125</text:p>
          </table:table-cell>
          <table:table-cell table:formula="of:=[.F940]-[.G940]" office:value-type="float" office:value="2.9675" calcext:value-type="float">
            <text:p>2.9675</text:p>
          </table:table-cell>
        </table:table-row>
        <table:table-row table:style-name="ro1">
          <table:table-cell office:value-type="string" calcext:value-type="string">
            <text:p>0016530</text:p>
          </table:table-cell>
          <table:table-cell office:value-type="float" office:value="0" calcext:value-type="float">
            <text:p>0</text:p>
          </table:table-cell>
          <table:table-cell office:value-type="float" office:value="7916" calcext:value-type="float">
            <text:p>7916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1]/100" office:value-type="float" office:value="79.16" calcext:value-type="float">
            <text:p>79.16</text:p>
          </table:table-cell>
          <table:table-cell table:formula="of:=[.E941]/16*9/5+32" office:value-type="float" office:value="76.2125" calcext:value-type="float">
            <text:p>76.2125</text:p>
          </table:table-cell>
          <table:table-cell table:formula="of:=[.F941]-[.G941]" office:value-type="float" office:value="2.94749999999999" calcext:value-type="float">
            <text:p>2.9475</text:p>
          </table:table-cell>
        </table:table-row>
        <table:table-row table:style-name="ro1">
          <table:table-cell office:value-type="string" calcext:value-type="string">
            <text:p>0016540</text:p>
          </table:table-cell>
          <table:table-cell office:value-type="float" office:value="0" calcext:value-type="float">
            <text:p>0</text:p>
          </table:table-cell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2]/100" office:value-type="float" office:value="79.04" calcext:value-type="float">
            <text:p>79.04</text:p>
          </table:table-cell>
          <table:table-cell table:formula="of:=[.E942]/16*9/5+32" office:value-type="float" office:value="76.2125" calcext:value-type="float">
            <text:p>76.2125</text:p>
          </table:table-cell>
          <table:table-cell table:formula="of:=[.F942]-[.G942]" office:value-type="float" office:value="2.8275" calcext:value-type="float">
            <text:p>2.8275</text:p>
          </table:table-cell>
        </table:table-row>
        <table:table-row table:style-name="ro1">
          <table:table-cell office:value-type="string" calcext:value-type="string">
            <text:p>001655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3]/100" office:value-type="float" office:value="79.25" calcext:value-type="float">
            <text:p>79.25</text:p>
          </table:table-cell>
          <table:table-cell table:formula="of:=[.E943]/16*9/5+32" office:value-type="float" office:value="76.2125" calcext:value-type="float">
            <text:p>76.2125</text:p>
          </table:table-cell>
          <table:table-cell table:formula="of:=[.F943]-[.G943]" office:value-type="float" office:value="3.03749999999999" calcext:value-type="float">
            <text:p>3.0375</text:p>
          </table:table-cell>
        </table:table-row>
        <table:table-row table:style-name="ro1">
          <table:table-cell office:value-type="string" calcext:value-type="string">
            <text:p>0016560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4]/100" office:value-type="float" office:value="78.9" calcext:value-type="float">
            <text:p>78.9</text:p>
          </table:table-cell>
          <table:table-cell table:formula="of:=[.E944]/16*9/5+32" office:value-type="float" office:value="76.2125" calcext:value-type="float">
            <text:p>76.2125</text:p>
          </table:table-cell>
          <table:table-cell table:formula="of:=[.F944]-[.G944]" office:value-type="float" office:value="2.6875" calcext:value-type="float">
            <text:p>2.6875</text:p>
          </table:table-cell>
        </table:table-row>
        <table:table-row table:style-name="ro1">
          <table:table-cell office:value-type="string" calcext:value-type="string">
            <text:p>001657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5]/100" office:value-type="float" office:value="79.3" calcext:value-type="float">
            <text:p>79.3</text:p>
          </table:table-cell>
          <table:table-cell table:formula="of:=[.E945]/16*9/5+32" office:value-type="float" office:value="76.2125" calcext:value-type="float">
            <text:p>76.2125</text:p>
          </table:table-cell>
          <table:table-cell table:formula="of:=[.F945]-[.G945]" office:value-type="float" office:value="3.08749999999999" calcext:value-type="float">
            <text:p>3.0875</text:p>
          </table:table-cell>
        </table:table-row>
        <table:table-row table:style-name="ro1">
          <table:table-cell office:value-type="string" calcext:value-type="string">
            <text:p>0016600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6]/100" office:value-type="float" office:value="79.27" calcext:value-type="float">
            <text:p>79.27</text:p>
          </table:table-cell>
          <table:table-cell table:formula="of:=[.E946]/16*9/5+32" office:value-type="float" office:value="76.2125" calcext:value-type="float">
            <text:p>76.2125</text:p>
          </table:table-cell>
          <table:table-cell table:formula="of:=[.F946]-[.G946]" office:value-type="float" office:value="3.05749999999999" calcext:value-type="float">
            <text:p>3.0575</text:p>
          </table:table-cell>
        </table:table-row>
        <table:table-row table:style-name="ro1">
          <table:table-cell office:value-type="string" calcext:value-type="string">
            <text:p>001661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7]/100" office:value-type="float" office:value="78.86" calcext:value-type="float">
            <text:p>78.86</text:p>
          </table:table-cell>
          <table:table-cell table:formula="of:=[.E947]/16*9/5+32" office:value-type="float" office:value="76.2125" calcext:value-type="float">
            <text:p>76.2125</text:p>
          </table:table-cell>
          <table:table-cell table:formula="of:=[.F947]-[.G947]" office:value-type="float" office:value="2.64749999999999" calcext:value-type="float">
            <text:p>2.6475</text:p>
          </table:table-cell>
        </table:table-row>
        <table:table-row table:style-name="ro1">
          <table:table-cell office:value-type="string" calcext:value-type="string">
            <text:p>001662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8]/100" office:value-type="float" office:value="78.81" calcext:value-type="float">
            <text:p>78.81</text:p>
          </table:table-cell>
          <table:table-cell table:formula="of:=[.E948]/16*9/5+32" office:value-type="float" office:value="76.2125" calcext:value-type="float">
            <text:p>76.2125</text:p>
          </table:table-cell>
          <table:table-cell table:formula="of:=[.F948]-[.G948]" office:value-type="float" office:value="2.5975" calcext:value-type="float">
            <text:p>2.5975</text:p>
          </table:table-cell>
        </table:table-row>
        <table:table-row table:style-name="ro1">
          <table:table-cell office:value-type="string" calcext:value-type="string">
            <text:p>001663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49]/100" office:value-type="float" office:value="78.93" calcext:value-type="float">
            <text:p>78.93</text:p>
          </table:table-cell>
          <table:table-cell table:formula="of:=[.E949]/16*9/5+32" office:value-type="float" office:value="76.2125" calcext:value-type="float">
            <text:p>76.2125</text:p>
          </table:table-cell>
          <table:table-cell table:formula="of:=[.F949]-[.G949]" office:value-type="float" office:value="2.7175" calcext:value-type="float">
            <text:p>2.7175</text:p>
          </table:table-cell>
        </table:table-row>
        <table:table-row table:style-name="ro1">
          <table:table-cell office:value-type="string" calcext:value-type="string">
            <text:p>001664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50]/100" office:value-type="float" office:value="79.02" calcext:value-type="float">
            <text:p>79.02</text:p>
          </table:table-cell>
          <table:table-cell table:formula="of:=[.E950]/16*9/5+32" office:value-type="float" office:value="76.2125" calcext:value-type="float">
            <text:p>76.2125</text:p>
          </table:table-cell>
          <table:table-cell table:formula="of:=[.F950]-[.G950]" office:value-type="float" office:value="2.80749999999999" calcext:value-type="float">
            <text:p>2.8075</text:p>
          </table:table-cell>
        </table:table-row>
        <table:table-row table:style-name="ro1">
          <table:table-cell office:value-type="string" calcext:value-type="string">
            <text:p>001665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1]/100" office:value-type="float" office:value="79.11" calcext:value-type="float">
            <text:p>79.11</text:p>
          </table:table-cell>
          <table:table-cell table:formula="of:=[.E951]/16*9/5+32" office:value-type="float" office:value="76.1" calcext:value-type="float">
            <text:p>76.1</text:p>
          </table:table-cell>
          <table:table-cell table:formula="of:=[.F951]-[.G951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666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2]/100" office:value-type="float" office:value="79.02" calcext:value-type="float">
            <text:p>79.02</text:p>
          </table:table-cell>
          <table:table-cell table:formula="of:=[.E952]/16*9/5+32" office:value-type="float" office:value="76.1" calcext:value-type="float">
            <text:p>76.1</text:p>
          </table:table-cell>
          <table:table-cell table:formula="of:=[.F952]-[.G952]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001667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3]/100" office:value-type="float" office:value="79.11" calcext:value-type="float">
            <text:p>79.11</text:p>
          </table:table-cell>
          <table:table-cell table:formula="of:=[.E953]/16*9/5+32" office:value-type="float" office:value="76.1" calcext:value-type="float">
            <text:p>76.1</text:p>
          </table:table-cell>
          <table:table-cell table:formula="of:=[.F953]-[.G953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6700</text:p>
          </table:table-cell>
          <table:table-cell office:value-type="float" office:value="0" calcext:value-type="float">
            <text:p>0</text:p>
          </table:table-cell>
          <table:table-cell office:value-type="float" office:value="7854" calcext:value-type="float">
            <text:p>7854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954]/100" office:value-type="float" office:value="78.54" calcext:value-type="float">
            <text:p>78.54</text:p>
          </table:table-cell>
          <table:table-cell table:formula="of:=[.E954]/16*9/5+32" office:value-type="float" office:value="76.2125" calcext:value-type="float">
            <text:p>76.2125</text:p>
          </table:table-cell>
          <table:table-cell table:formula="of:=[.F954]-[.G954]" office:value-type="float" office:value="2.3275" calcext:value-type="float">
            <text:p>2.3275</text:p>
          </table:table-cell>
        </table:table-row>
        <table:table-row table:style-name="ro1">
          <table:table-cell office:value-type="string" calcext:value-type="string">
            <text:p>0016710</text:p>
          </table:table-cell>
          <table:table-cell office:value-type="float" office:value="0" calcext:value-type="float">
            <text:p>0</text:p>
          </table:table-cell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5]/100" office:value-type="float" office:value="79.04" calcext:value-type="float">
            <text:p>79.04</text:p>
          </table:table-cell>
          <table:table-cell table:formula="of:=[.E955]/16*9/5+32" office:value-type="float" office:value="76.1" calcext:value-type="float">
            <text:p>76.1</text:p>
          </table:table-cell>
          <table:table-cell table:formula="of:=[.F955]-[.G955]" office:value-type="float" office:value="2.94000000000001" calcext:value-type="float">
            <text:p>2.94</text:p>
          </table:table-cell>
        </table:table-row>
        <table:table-row table:style-name="ro1">
          <table:table-cell office:value-type="string" calcext:value-type="string">
            <text:p>001672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6]/100" office:value-type="float" office:value="79.11" calcext:value-type="float">
            <text:p>79.11</text:p>
          </table:table-cell>
          <table:table-cell table:formula="of:=[.E956]/16*9/5+32" office:value-type="float" office:value="76.1" calcext:value-type="float">
            <text:p>76.1</text:p>
          </table:table-cell>
          <table:table-cell table:formula="of:=[.F956]-[.G956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6730</text:p>
          </table:table-cell>
          <table:table-cell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7]/100" office:value-type="float" office:value="78.76" calcext:value-type="float">
            <text:p>78.76</text:p>
          </table:table-cell>
          <table:table-cell table:formula="of:=[.E957]/16*9/5+32" office:value-type="float" office:value="76.1" calcext:value-type="float">
            <text:p>76.1</text:p>
          </table:table-cell>
          <table:table-cell table:formula="of:=[.F957]-[.G957]" office:value-type="float" office:value="2.66000000000001" calcext:value-type="float">
            <text:p>2.66</text:p>
          </table:table-cell>
        </table:table-row>
        <table:table-row table:style-name="ro1">
          <table:table-cell office:value-type="string" calcext:value-type="string">
            <text:p>001674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8]/100" office:value-type="float" office:value="78.95" calcext:value-type="float">
            <text:p>78.95</text:p>
          </table:table-cell>
          <table:table-cell table:formula="of:=[.E958]/16*9/5+32" office:value-type="float" office:value="76.1" calcext:value-type="float">
            <text:p>76.1</text:p>
          </table:table-cell>
          <table:table-cell table:formula="of:=[.F958]-[.G958]" office:value-type="float" office:value="2.85000000000001" calcext:value-type="float">
            <text:p>2.85</text:p>
          </table:table-cell>
        </table:table-row>
        <table:table-row table:style-name="ro1">
          <table:table-cell office:value-type="string" calcext:value-type="string">
            <text:p>0016750</text:p>
          </table:table-cell>
          <table:table-cell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59]/100" office:value-type="float" office:value="78.77" calcext:value-type="float">
            <text:p>78.77</text:p>
          </table:table-cell>
          <table:table-cell table:formula="of:=[.E959]/16*9/5+32" office:value-type="float" office:value="76.1" calcext:value-type="float">
            <text:p>76.1</text:p>
          </table:table-cell>
          <table:table-cell table:formula="of:=[.F959]-[.G959]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0016760</text:p>
          </table:table-cell>
          <table:table-cell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0]/100" office:value-type="float" office:value="78.72" calcext:value-type="float">
            <text:p>78.72</text:p>
          </table:table-cell>
          <table:table-cell table:formula="of:=[.E960]/16*9/5+32" office:value-type="float" office:value="76.1" calcext:value-type="float">
            <text:p>76.1</text:p>
          </table:table-cell>
          <table:table-cell table:formula="of:=[.F960]-[.G960]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0016770</text:p>
          </table:table-cell>
          <table:table-cell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1]/100" office:value-type="float" office:value="78.83" calcext:value-type="float">
            <text:p>78.83</text:p>
          </table:table-cell>
          <table:table-cell table:formula="of:=[.E961]/16*9/5+32" office:value-type="float" office:value="76.1" calcext:value-type="float">
            <text:p>76.1</text:p>
          </table:table-cell>
          <table:table-cell table:formula="of:=[.F961]-[.G961]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001700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2]/100" office:value-type="float" office:value="79.23" calcext:value-type="float">
            <text:p>79.23</text:p>
          </table:table-cell>
          <table:table-cell table:formula="of:=[.E962]/16*9/5+32" office:value-type="float" office:value="76.1" calcext:value-type="float">
            <text:p>76.1</text:p>
          </table:table-cell>
          <table:table-cell table:formula="of:=[.F962]-[.G962]" office:value-type="float" office:value="3.13000000000001" calcext:value-type="float">
            <text:p>3.13</text:p>
          </table:table-cell>
        </table:table-row>
        <table:table-row table:style-name="ro1">
          <table:table-cell office:value-type="string" calcext:value-type="string">
            <text:p>0017010</text:p>
          </table:table-cell>
          <table:table-cell office:value-type="float" office:value="0" calcext:value-type="float">
            <text:p>0</text:p>
          </table:table-cell>
          <table:table-cell office:value-type="float" office:value="7946" calcext:value-type="float">
            <text:p>794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3]/100" office:value-type="float" office:value="79.46" calcext:value-type="float">
            <text:p>79.46</text:p>
          </table:table-cell>
          <table:table-cell table:formula="of:=[.E963]/16*9/5+32" office:value-type="float" office:value="76.1" calcext:value-type="float">
            <text:p>76.1</text:p>
          </table:table-cell>
          <table:table-cell table:formula="of:=[.F963]-[.G963]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0017020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4]/100" office:value-type="float" office:value="78.9" calcext:value-type="float">
            <text:p>78.9</text:p>
          </table:table-cell>
          <table:table-cell table:formula="of:=[.E964]/16*9/5+32" office:value-type="float" office:value="76.1" calcext:value-type="float">
            <text:p>76.1</text:p>
          </table:table-cell>
          <table:table-cell table:formula="of:=[.F964]-[.G964]" office:value-type="float" office:value="2.80000000000001" calcext:value-type="float">
            <text:p>2.8</text:p>
          </table:table-cell>
        </table:table-row>
        <table:table-row table:style-name="ro1">
          <table:table-cell office:value-type="string" calcext:value-type="string">
            <text:p>001703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5]/100" office:value-type="float" office:value="78.95" calcext:value-type="float">
            <text:p>78.95</text:p>
          </table:table-cell>
          <table:table-cell table:formula="of:=[.E965]/16*9/5+32" office:value-type="float" office:value="76.1" calcext:value-type="float">
            <text:p>76.1</text:p>
          </table:table-cell>
          <table:table-cell table:formula="of:=[.F965]-[.G965]" office:value-type="float" office:value="2.85000000000001" calcext:value-type="float">
            <text:p>2.85</text:p>
          </table:table-cell>
        </table:table-row>
        <table:table-row table:style-name="ro1">
          <table:table-cell office:value-type="string" calcext:value-type="string">
            <text:p>0017040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66]/100" office:value-type="float" office:value="78.7" calcext:value-type="float">
            <text:p>78.7</text:p>
          </table:table-cell>
          <table:table-cell table:formula="of:=[.E966]/16*9/5+32" office:value-type="float" office:value="75.9875" calcext:value-type="float">
            <text:p>75.9875</text:p>
          </table:table-cell>
          <table:table-cell table:formula="of:=[.F966]-[.G966]" office:value-type="float" office:value="2.71250000000001" calcext:value-type="float">
            <text:p>2.7125</text:p>
          </table:table-cell>
        </table:table-row>
        <table:table-row table:style-name="ro1">
          <table:table-cell office:value-type="string" calcext:value-type="string">
            <text:p>0017050</text:p>
          </table:table-cell>
          <table:table-cell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7]/100" office:value-type="float" office:value="78.77" calcext:value-type="float">
            <text:p>78.77</text:p>
          </table:table-cell>
          <table:table-cell table:formula="of:=[.E967]/16*9/5+32" office:value-type="float" office:value="76.1" calcext:value-type="float">
            <text:p>76.1</text:p>
          </table:table-cell>
          <table:table-cell table:formula="of:=[.F967]-[.G967]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001706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8]/100" office:value-type="float" office:value="79.13" calcext:value-type="float">
            <text:p>79.13</text:p>
          </table:table-cell>
          <table:table-cell table:formula="of:=[.E968]/16*9/5+32" office:value-type="float" office:value="76.1" calcext:value-type="float">
            <text:p>76.1</text:p>
          </table:table-cell>
          <table:table-cell table:formula="of:=[.F968]-[.G968]"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001707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69]/100" office:value-type="float" office:value="78.86" calcext:value-type="float">
            <text:p>78.86</text:p>
          </table:table-cell>
          <table:table-cell table:formula="of:=[.E969]/16*9/5+32" office:value-type="float" office:value="76.1" calcext:value-type="float">
            <text:p>76.1</text:p>
          </table:table-cell>
          <table:table-cell table:formula="of:=[.F969]-[.G969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1710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70]/100" office:value-type="float" office:value="78.97" calcext:value-type="float">
            <text:p>78.97</text:p>
          </table:table-cell>
          <table:table-cell table:formula="of:=[.E970]/16*9/5+32" office:value-type="float" office:value="76.1" calcext:value-type="float">
            <text:p>76.1</text:p>
          </table:table-cell>
          <table:table-cell table:formula="of:=[.F970]-[.G970]"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0017110</text:p>
          </table:table-cell>
          <table:table-cell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1]/100" office:value-type="float" office:value="78.88" calcext:value-type="float">
            <text:p>78.88</text:p>
          </table:table-cell>
          <table:table-cell table:formula="of:=[.E971]/16*9/5+32" office:value-type="float" office:value="75.9875" calcext:value-type="float">
            <text:p>75.9875</text:p>
          </table:table-cell>
          <table:table-cell table:formula="of:=[.F971]-[.G971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712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72]/100" office:value-type="float" office:value="78.86" calcext:value-type="float">
            <text:p>78.86</text:p>
          </table:table-cell>
          <table:table-cell table:formula="of:=[.E972]/16*9/5+32" office:value-type="float" office:value="76.1" calcext:value-type="float">
            <text:p>76.1</text:p>
          </table:table-cell>
          <table:table-cell table:formula="of:=[.F972]-[.G972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1713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3]/100" office:value-type="float" office:value="79.02" calcext:value-type="float">
            <text:p>79.02</text:p>
          </table:table-cell>
          <table:table-cell table:formula="of:=[.E973]/16*9/5+32" office:value-type="float" office:value="75.9875" calcext:value-type="float">
            <text:p>75.9875</text:p>
          </table:table-cell>
          <table:table-cell table:formula="of:=[.F973]-[.G973]" office:value-type="float" office:value="3.0325" calcext:value-type="float">
            <text:p>3.0325</text:p>
          </table:table-cell>
        </table:table-row>
        <table:table-row table:style-name="ro1">
          <table:table-cell office:value-type="string" calcext:value-type="string">
            <text:p>0017140</text:p>
          </table:table-cell>
          <table:table-cell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4]/100" office:value-type="float" office:value="78.88" calcext:value-type="float">
            <text:p>78.88</text:p>
          </table:table-cell>
          <table:table-cell table:formula="of:=[.E974]/16*9/5+32" office:value-type="float" office:value="75.9875" calcext:value-type="float">
            <text:p>75.9875</text:p>
          </table:table-cell>
          <table:table-cell table:formula="of:=[.F974]-[.G974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7150</text:p>
          </table:table-cell>
          <table:table-cell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5]/100" office:value-type="float" office:value="78.83" calcext:value-type="float">
            <text:p>78.83</text:p>
          </table:table-cell>
          <table:table-cell table:formula="of:=[.E975]/16*9/5+32" office:value-type="float" office:value="75.9875" calcext:value-type="float">
            <text:p>75.9875</text:p>
          </table:table-cell>
          <table:table-cell table:formula="of:=[.F975]-[.G975]" office:value-type="float" office:value="2.8425" calcext:value-type="float">
            <text:p>2.8425</text:p>
          </table:table-cell>
        </table:table-row>
        <table:table-row table:style-name="ro1">
          <table:table-cell office:value-type="string" calcext:value-type="string">
            <text:p>001716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6]/100" office:value-type="float" office:value="78.93" calcext:value-type="float">
            <text:p>78.93</text:p>
          </table:table-cell>
          <table:table-cell table:formula="of:=[.E976]/16*9/5+32" office:value-type="float" office:value="75.9875" calcext:value-type="float">
            <text:p>75.9875</text:p>
          </table:table-cell>
          <table:table-cell table:formula="of:=[.F976]-[.G976]" office:value-type="float" office:value="2.94250000000001" calcext:value-type="float">
            <text:p>2.9425</text:p>
          </table:table-cell>
        </table:table-row>
        <table:table-row table:style-name="ro1">
          <table:table-cell office:value-type="string" calcext:value-type="string">
            <text:p>001717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7]/100" office:value-type="float" office:value="78.81" calcext:value-type="float">
            <text:p>78.81</text:p>
          </table:table-cell>
          <table:table-cell table:formula="of:=[.E977]/16*9/5+32" office:value-type="float" office:value="75.9875" calcext:value-type="float">
            <text:p>75.9875</text:p>
          </table:table-cell>
          <table:table-cell table:formula="of:=[.F977]-[.G977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1720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8]/100" office:value-type="float" office:value="79.18" calcext:value-type="float">
            <text:p>79.18</text:p>
          </table:table-cell>
          <table:table-cell table:formula="of:=[.E978]/16*9/5+32" office:value-type="float" office:value="75.9875" calcext:value-type="float">
            <text:p>75.9875</text:p>
          </table:table-cell>
          <table:table-cell table:formula="of:=[.F978]-[.G978]" office:value-type="float" office:value="3.19250000000001" calcext:value-type="float">
            <text:p>3.1925</text:p>
          </table:table-cell>
        </table:table-row>
        <table:table-row table:style-name="ro1">
          <table:table-cell office:value-type="string" calcext:value-type="string">
            <text:p>0017210</text:p>
          </table:table-cell>
          <table:table-cell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79]/100" office:value-type="float" office:value="78.65" calcext:value-type="float">
            <text:p>78.65</text:p>
          </table:table-cell>
          <table:table-cell table:formula="of:=[.E979]/16*9/5+32" office:value-type="float" office:value="75.9875" calcext:value-type="float">
            <text:p>75.9875</text:p>
          </table:table-cell>
          <table:table-cell table:formula="of:=[.F979]-[.G979]" office:value-type="float" office:value="2.66250000000001" calcext:value-type="float">
            <text:p>2.6625</text:p>
          </table:table-cell>
        </table:table-row>
        <table:table-row table:style-name="ro1">
          <table:table-cell office:value-type="string" calcext:value-type="string">
            <text:p>0017220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0]/100" office:value-type="float" office:value="78.9" calcext:value-type="float">
            <text:p>78.9</text:p>
          </table:table-cell>
          <table:table-cell table:formula="of:=[.E980]/16*9/5+32" office:value-type="float" office:value="75.9875" calcext:value-type="float">
            <text:p>75.9875</text:p>
          </table:table-cell>
          <table:table-cell table:formula="of:=[.F980]-[.G980]" office:value-type="float" office:value="2.91250000000001" calcext:value-type="float">
            <text:p>2.9125</text:p>
          </table:table-cell>
        </table:table-row>
        <table:table-row table:style-name="ro1">
          <table:table-cell office:value-type="string" calcext:value-type="string">
            <text:p>001723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1]/100" office:value-type="float" office:value="79.13" calcext:value-type="float">
            <text:p>79.13</text:p>
          </table:table-cell>
          <table:table-cell table:formula="of:=[.E981]/16*9/5+32" office:value-type="float" office:value="75.9875" calcext:value-type="float">
            <text:p>75.9875</text:p>
          </table:table-cell>
          <table:table-cell table:formula="of:=[.F981]-[.G981]" office:value-type="float" office:value="3.1425" calcext:value-type="float">
            <text:p>3.1425</text:p>
          </table:table-cell>
        </table:table-row>
        <table:table-row table:style-name="ro1">
          <table:table-cell office:value-type="string" calcext:value-type="string">
            <text:p>0017240</text:p>
          </table:table-cell>
          <table:table-cell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2]/100" office:value-type="float" office:value="78.51" calcext:value-type="float">
            <text:p>78.51</text:p>
          </table:table-cell>
          <table:table-cell table:formula="of:=[.E982]/16*9/5+32" office:value-type="float" office:value="75.9875" calcext:value-type="float">
            <text:p>75.9875</text:p>
          </table:table-cell>
          <table:table-cell table:formula="of:=[.F982]-[.G982]" office:value-type="float" office:value="2.52250000000001" calcext:value-type="float">
            <text:p>2.5225</text:p>
          </table:table-cell>
        </table:table-row>
        <table:table-row table:style-name="ro1">
          <table:table-cell office:value-type="string" calcext:value-type="string">
            <text:p>0017250</text:p>
          </table:table-cell>
          <table:table-cell office:value-type="float" office:value="0" calcext:value-type="float">
            <text:p>0</text:p>
          </table:table-cell>
          <table:table-cell office:value-type="float" office:value="7939" calcext:value-type="float">
            <text:p>7939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3]/100" office:value-type="float" office:value="79.39" calcext:value-type="float">
            <text:p>79.39</text:p>
          </table:table-cell>
          <table:table-cell table:formula="of:=[.E983]/16*9/5+32" office:value-type="float" office:value="75.9875" calcext:value-type="float">
            <text:p>75.9875</text:p>
          </table:table-cell>
          <table:table-cell table:formula="of:=[.F983]-[.G983]" office:value-type="float" office:value="3.4025" calcext:value-type="float">
            <text:p>3.4025</text:p>
          </table:table-cell>
        </table:table-row>
        <table:table-row table:style-name="ro1">
          <table:table-cell office:value-type="string" calcext:value-type="string">
            <text:p>001726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4]/100" office:value-type="float" office:value="78.86" calcext:value-type="float">
            <text:p>78.86</text:p>
          </table:table-cell>
          <table:table-cell table:formula="of:=[.E984]/16*9/5+32" office:value-type="float" office:value="75.9875" calcext:value-type="float">
            <text:p>75.9875</text:p>
          </table:table-cell>
          <table:table-cell table:formula="of:=[.F984]-[.G984]" office:value-type="float" office:value="2.8725" calcext:value-type="float">
            <text:p>2.8725</text:p>
          </table:table-cell>
        </table:table-row>
        <table:table-row table:style-name="ro1">
          <table:table-cell office:value-type="string" calcext:value-type="string">
            <text:p>001727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5]/100" office:value-type="float" office:value="78.81" calcext:value-type="float">
            <text:p>78.81</text:p>
          </table:table-cell>
          <table:table-cell table:formula="of:=[.E985]/16*9/5+32" office:value-type="float" office:value="75.9875" calcext:value-type="float">
            <text:p>75.9875</text:p>
          </table:table-cell>
          <table:table-cell table:formula="of:=[.F985]-[.G985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1730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6]/100" office:value-type="float" office:value="78.81" calcext:value-type="float">
            <text:p>78.81</text:p>
          </table:table-cell>
          <table:table-cell table:formula="of:=[.E986]/16*9/5+32" office:value-type="float" office:value="75.9875" calcext:value-type="float">
            <text:p>75.9875</text:p>
          </table:table-cell>
          <table:table-cell table:formula="of:=[.F986]-[.G986]" office:value-type="float" office:value="2.82250000000001" calcext:value-type="float">
            <text:p>2.8225</text:p>
          </table:table-cell>
        </table:table-row>
        <table:table-row table:style-name="ro1">
          <table:table-cell office:value-type="string" calcext:value-type="string">
            <text:p>001731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7]/100" office:value-type="float" office:value="78.95" calcext:value-type="float">
            <text:p>78.95</text:p>
          </table:table-cell>
          <table:table-cell table:formula="of:=[.E987]/16*9/5+32" office:value-type="float" office:value="75.9875" calcext:value-type="float">
            <text:p>75.9875</text:p>
          </table:table-cell>
          <table:table-cell table:formula="of:=[.F987]-[.G987]" office:value-type="float" office:value="2.96250000000001" calcext:value-type="float">
            <text:p>2.9625</text:p>
          </table:table-cell>
        </table:table-row>
        <table:table-row table:style-name="ro1">
          <table:table-cell office:value-type="string" calcext:value-type="string">
            <text:p>0017320</text:p>
          </table:table-cell>
          <table:table-cell office:value-type="float" office:value="0" calcext:value-type="float">
            <text:p>0</text:p>
          </table:table-cell>
          <table:table-cell office:value-type="float" office:value="7879" calcext:value-type="float">
            <text:p>787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formula="of:=[.C988]/100" office:value-type="float" office:value="78.79" calcext:value-type="float">
            <text:p>78.79</text:p>
          </table:table-cell>
          <table:table-cell table:formula="of:=[.E988]/16*9/5+32" office:value-type="float" office:value="75.875" calcext:value-type="float">
            <text:p>75.875</text:p>
          </table:table-cell>
          <table:table-cell table:formula="of:=[.F988]-[.G988]" office:value-type="float" office:value="2.91500000000001" calcext:value-type="float">
            <text:p>2.915</text:p>
          </table:table-cell>
        </table:table-row>
        <table:table-row table:style-name="ro1">
          <table:table-cell office:value-type="string" calcext:value-type="string">
            <text:p>0017330</text:p>
          </table:table-cell>
          <table:table-cell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89]/100" office:value-type="float" office:value="78.76" calcext:value-type="float">
            <text:p>78.76</text:p>
          </table:table-cell>
          <table:table-cell table:formula="of:=[.E989]/16*9/5+32" office:value-type="float" office:value="75.9875" calcext:value-type="float">
            <text:p>75.9875</text:p>
          </table:table-cell>
          <table:table-cell table:formula="of:=[.F989]-[.G989]" office:value-type="float" office:value="2.77250000000001" calcext:value-type="float">
            <text:p>2.7725</text:p>
          </table:table-cell>
        </table:table-row>
        <table:table-row table:style-name="ro1">
          <table:table-cell office:value-type="string" calcext:value-type="string">
            <text:p>0017340</text:p>
          </table:table-cell>
          <table:table-cell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0]/100" office:value-type="float" office:value="78.77" calcext:value-type="float">
            <text:p>78.77</text:p>
          </table:table-cell>
          <table:table-cell table:formula="of:=[.E990]/16*9/5+32" office:value-type="float" office:value="75.9875" calcext:value-type="float">
            <text:p>75.9875</text:p>
          </table:table-cell>
          <table:table-cell table:formula="of:=[.F990]-[.G990]" office:value-type="float" office:value="2.7825" calcext:value-type="float">
            <text:p>2.7825</text:p>
          </table:table-cell>
        </table:table-row>
        <table:table-row table:style-name="ro1">
          <table:table-cell office:value-type="string" calcext:value-type="string">
            <text:p>0017350</text:p>
          </table:table-cell>
          <table:table-cell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1]/100" office:value-type="float" office:value="78.63" calcext:value-type="float">
            <text:p>78.63</text:p>
          </table:table-cell>
          <table:table-cell table:formula="of:=[.E991]/16*9/5+32" office:value-type="float" office:value="75.9875" calcext:value-type="float">
            <text:p>75.9875</text:p>
          </table:table-cell>
          <table:table-cell table:formula="of:=[.F991]-[.G991]" office:value-type="float" office:value="2.6425" calcext:value-type="float">
            <text:p>2.6425</text:p>
          </table:table-cell>
        </table:table-row>
        <table:table-row table:style-name="ro1">
          <table:table-cell office:value-type="string" calcext:value-type="string">
            <text:p>0017360</text:p>
          </table:table-cell>
          <table:table-cell office:value-type="float" office:value="0" calcext:value-type="float">
            <text:p>0</text:p>
          </table:table-cell>
          <table:table-cell office:value-type="float" office:value="7921" calcext:value-type="float">
            <text:p>792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2]/100" office:value-type="float" office:value="79.21" calcext:value-type="float">
            <text:p>79.21</text:p>
          </table:table-cell>
          <table:table-cell table:formula="of:=[.E992]/16*9/5+32" office:value-type="float" office:value="75.9875" calcext:value-type="float">
            <text:p>75.9875</text:p>
          </table:table-cell>
          <table:table-cell table:formula="of:=[.F992]-[.G992]" office:value-type="float" office:value="3.2225" calcext:value-type="float">
            <text:p>3.2225</text:p>
          </table:table-cell>
        </table:table-row>
        <table:table-row table:style-name="ro1">
          <table:table-cell office:value-type="string" calcext:value-type="string">
            <text:p>0017370</text:p>
          </table:table-cell>
          <table:table-cell office:value-type="float" office:value="0" calcext:value-type="float">
            <text:p>0</text:p>
          </table:table-cell>
          <table:table-cell office:value-type="float" office:value="7909" calcext:value-type="float">
            <text:p>7909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3]/100" office:value-type="float" office:value="79.09" calcext:value-type="float">
            <text:p>79.09</text:p>
          </table:table-cell>
          <table:table-cell table:formula="of:=[.E993]/16*9/5+32" office:value-type="float" office:value="75.9875" calcext:value-type="float">
            <text:p>75.9875</text:p>
          </table:table-cell>
          <table:table-cell table:formula="of:=[.F993]-[.G993]" office:value-type="float" office:value="3.10250000000001" calcext:value-type="float">
            <text:p>3.1025</text:p>
          </table:table-cell>
        </table:table-row>
        <table:table-row table:style-name="ro1">
          <table:table-cell office:value-type="string" calcext:value-type="string">
            <text:p>0017400</text:p>
          </table:table-cell>
          <table:table-cell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4]/100" office:value-type="float" office:value="79.2" calcext:value-type="float">
            <text:p>79.2</text:p>
          </table:table-cell>
          <table:table-cell table:formula="of:=[.E994]/16*9/5+32" office:value-type="float" office:value="75.9875" calcext:value-type="float">
            <text:p>75.9875</text:p>
          </table:table-cell>
          <table:table-cell table:formula="of:=[.F994]-[.G994]" office:value-type="float" office:value="3.21250000000001" calcext:value-type="float">
            <text:p>3.2125</text:p>
          </table:table-cell>
        </table:table-row>
        <table:table-row table:style-name="ro1">
          <table:table-cell office:value-type="string" calcext:value-type="string">
            <text:p>0017410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5]/100" office:value-type="float" office:value="78.7" calcext:value-type="float">
            <text:p>78.7</text:p>
          </table:table-cell>
          <table:table-cell table:formula="of:=[.E995]/16*9/5+32" office:value-type="float" office:value="75.9875" calcext:value-type="float">
            <text:p>75.9875</text:p>
          </table:table-cell>
          <table:table-cell table:formula="of:=[.F995]-[.G995]" office:value-type="float" office:value="2.71250000000001" calcext:value-type="float">
            <text:p>2.7125</text:p>
          </table:table-cell>
        </table:table-row>
        <table:table-row table:style-name="ro1">
          <table:table-cell office:value-type="string" calcext:value-type="string">
            <text:p>0017420</text:p>
          </table:table-cell>
          <table:table-cell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6]/100" office:value-type="float" office:value="78.74" calcext:value-type="float">
            <text:p>78.74</text:p>
          </table:table-cell>
          <table:table-cell table:formula="of:=[.E996]/16*9/5+32" office:value-type="float" office:value="75.9875" calcext:value-type="float">
            <text:p>75.9875</text:p>
          </table:table-cell>
          <table:table-cell table:formula="of:=[.F996]-[.G996]" office:value-type="float" office:value="2.7525" calcext:value-type="float">
            <text:p>2.7525</text:p>
          </table:table-cell>
        </table:table-row>
        <table:table-row table:style-name="ro1">
          <table:table-cell office:value-type="string" calcext:value-type="string">
            <text:p>0017430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997]/100" office:value-type="float" office:value="78.9" calcext:value-type="float">
            <text:p>78.9</text:p>
          </table:table-cell>
          <table:table-cell table:formula="of:=[.E997]/16*9/5+32" office:value-type="float" office:value="76.1" calcext:value-type="float">
            <text:p>76.1</text:p>
          </table:table-cell>
          <table:table-cell table:formula="of:=[.F997]-[.G997]" office:value-type="float" office:value="2.80000000000001" calcext:value-type="float">
            <text:p>2.8</text:p>
          </table:table-cell>
        </table:table-row>
        <table:table-row table:style-name="ro1">
          <table:table-cell office:value-type="string" calcext:value-type="string">
            <text:p>001744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8]/100" office:value-type="float" office:value="78.97" calcext:value-type="float">
            <text:p>78.97</text:p>
          </table:table-cell>
          <table:table-cell table:formula="of:=[.E998]/16*9/5+32" office:value-type="float" office:value="75.9875" calcext:value-type="float">
            <text:p>75.9875</text:p>
          </table:table-cell>
          <table:table-cell table:formula="of:=[.F998]-[.G998]" office:value-type="float" office:value="2.9825" calcext:value-type="float">
            <text:p>2.9825</text:p>
          </table:table-cell>
        </table:table-row>
        <table:table-row table:style-name="ro1">
          <table:table-cell office:value-type="string" calcext:value-type="string">
            <text:p>001745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999]/100" office:value-type="float" office:value="78.95" calcext:value-type="float">
            <text:p>78.95</text:p>
          </table:table-cell>
          <table:table-cell table:formula="of:=[.E999]/16*9/5+32" office:value-type="float" office:value="75.9875" calcext:value-type="float">
            <text:p>75.9875</text:p>
          </table:table-cell>
          <table:table-cell table:formula="of:=[.F999]-[.G999]" office:value-type="float" office:value="2.96250000000001" calcext:value-type="float">
            <text:p>2.9625</text:p>
          </table:table-cell>
        </table:table-row>
        <table:table-row table:style-name="ro1">
          <table:table-cell office:value-type="string" calcext:value-type="string">
            <text:p>0017460</text:p>
          </table:table-cell>
          <table:table-cell office:value-type="float" office:value="0" calcext:value-type="float">
            <text:p>0</text:p>
          </table:table-cell>
          <table:table-cell office:value-type="float" office:value="7879" calcext:value-type="float">
            <text:p>7879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0]/100" office:value-type="float" office:value="78.79" calcext:value-type="float">
            <text:p>78.79</text:p>
          </table:table-cell>
          <table:table-cell table:formula="of:=[.E1000]/16*9/5+32" office:value-type="float" office:value="75.9875" calcext:value-type="float">
            <text:p>75.9875</text:p>
          </table:table-cell>
          <table:table-cell table:formula="of:=[.F1000]-[.G1000]" office:value-type="float" office:value="2.80250000000001" calcext:value-type="float">
            <text:p>2.8025</text:p>
          </table:table-cell>
        </table:table-row>
        <table:table-row table:style-name="ro1">
          <table:table-cell office:value-type="string" calcext:value-type="string">
            <text:p>0017470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1]/100" office:value-type="float" office:value="78.9" calcext:value-type="float">
            <text:p>78.9</text:p>
          </table:table-cell>
          <table:table-cell table:formula="of:=[.E1001]/16*9/5+32" office:value-type="float" office:value="75.9875" calcext:value-type="float">
            <text:p>75.9875</text:p>
          </table:table-cell>
          <table:table-cell table:formula="of:=[.F1001]-[.G1001]" office:value-type="float" office:value="2.91250000000001" calcext:value-type="float">
            <text:p>2.9125</text:p>
          </table:table-cell>
        </table:table-row>
        <table:table-row table:style-name="ro1">
          <table:table-cell office:value-type="string" calcext:value-type="string">
            <text:p>0017500</text:p>
          </table:table-cell>
          <table:table-cell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2]/100" office:value-type="float" office:value="78.88" calcext:value-type="float">
            <text:p>78.88</text:p>
          </table:table-cell>
          <table:table-cell table:formula="of:=[.E1002]/16*9/5+32" office:value-type="float" office:value="75.9875" calcext:value-type="float">
            <text:p>75.9875</text:p>
          </table:table-cell>
          <table:table-cell table:formula="of:=[.F1002]-[.G1002]" office:value-type="float" office:value="2.8925" calcext:value-type="float">
            <text:p>2.8925</text:p>
          </table:table-cell>
        </table:table-row>
        <table:table-row table:style-name="ro1">
          <table:table-cell office:value-type="string" calcext:value-type="string">
            <text:p>0017510</text:p>
          </table:table-cell>
          <table:table-cell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3]/100" office:value-type="float" office:value="78.72" calcext:value-type="float">
            <text:p>78.72</text:p>
          </table:table-cell>
          <table:table-cell table:formula="of:=[.E1003]/16*9/5+32" office:value-type="float" office:value="75.9875" calcext:value-type="float">
            <text:p>75.9875</text:p>
          </table:table-cell>
          <table:table-cell table:formula="of:=[.F1003]-[.G1003]" office:value-type="float" office:value="2.7325" calcext:value-type="float">
            <text:p>2.7325</text:p>
          </table:table-cell>
        </table:table-row>
        <table:table-row table:style-name="ro1">
          <table:table-cell office:value-type="string" calcext:value-type="string">
            <text:p>0017520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4]/100" office:value-type="float" office:value="79.07" calcext:value-type="float">
            <text:p>79.07</text:p>
          </table:table-cell>
          <table:table-cell table:formula="of:=[.E1004]/16*9/5+32" office:value-type="float" office:value="75.9875" calcext:value-type="float">
            <text:p>75.9875</text:p>
          </table:table-cell>
          <table:table-cell table:formula="of:=[.F1004]-[.G1004]" office:value-type="float" office:value="3.0825" calcext:value-type="float">
            <text:p>3.0825</text:p>
          </table:table-cell>
        </table:table-row>
        <table:table-row table:style-name="ro1">
          <table:table-cell office:value-type="string" calcext:value-type="string">
            <text:p>0017530</text:p>
          </table:table-cell>
          <table:table-cell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5]/100" office:value-type="float" office:value="78.63" calcext:value-type="float">
            <text:p>78.63</text:p>
          </table:table-cell>
          <table:table-cell table:formula="of:=[.E1005]/16*9/5+32" office:value-type="float" office:value="75.9875" calcext:value-type="float">
            <text:p>75.9875</text:p>
          </table:table-cell>
          <table:table-cell table:formula="of:=[.F1005]-[.G1005]" office:value-type="float" office:value="2.6425" calcext:value-type="float">
            <text:p>2.6425</text:p>
          </table:table-cell>
        </table:table-row>
        <table:table-row table:style-name="ro1">
          <table:table-cell office:value-type="string" calcext:value-type="string">
            <text:p>0017540</text:p>
          </table:table-cell>
          <table:table-cell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06]/100" office:value-type="float" office:value="78.63" calcext:value-type="float">
            <text:p>78.63</text:p>
          </table:table-cell>
          <table:table-cell table:formula="of:=[.E1006]/16*9/5+32" office:value-type="float" office:value="76.1" calcext:value-type="float">
            <text:p>76.1</text:p>
          </table:table-cell>
          <table:table-cell table:formula="of:=[.F1006]-[.G1006]"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001755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07]/100" office:value-type="float" office:value="79.3" calcext:value-type="float">
            <text:p>79.3</text:p>
          </table:table-cell>
          <table:table-cell table:formula="of:=[.E1007]/16*9/5+32" office:value-type="float" office:value="76.1" calcext:value-type="float">
            <text:p>76.1</text:p>
          </table:table-cell>
          <table:table-cell table:formula="of:=[.F1007]-[.G1007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017560</text:p>
          </table:table-cell>
          <table:table-cell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08]/100" office:value-type="float" office:value="79.13" calcext:value-type="float">
            <text:p>79.13</text:p>
          </table:table-cell>
          <table:table-cell table:formula="of:=[.E1008]/16*9/5+32" office:value-type="float" office:value="75.9875" calcext:value-type="float">
            <text:p>75.9875</text:p>
          </table:table-cell>
          <table:table-cell table:formula="of:=[.F1008]-[.G1008]" office:value-type="float" office:value="3.1425" calcext:value-type="float">
            <text:p>3.1425</text:p>
          </table:table-cell>
        </table:table-row>
        <table:table-row table:style-name="ro1">
          <table:table-cell office:value-type="string" calcext:value-type="string">
            <text:p>001757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09]/100" office:value-type="float" office:value="78.93" calcext:value-type="float">
            <text:p>78.93</text:p>
          </table:table-cell>
          <table:table-cell table:formula="of:=[.E1009]/16*9/5+32" office:value-type="float" office:value="76.1" calcext:value-type="float">
            <text:p>76.1</text:p>
          </table:table-cell>
          <table:table-cell table:formula="of:=[.F1009]-[.G1009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1760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0]/100" office:value-type="float" office:value="78.97" calcext:value-type="float">
            <text:p>78.97</text:p>
          </table:table-cell>
          <table:table-cell table:formula="of:=[.E1010]/16*9/5+32" office:value-type="float" office:value="76.1" calcext:value-type="float">
            <text:p>76.1</text:p>
          </table:table-cell>
          <table:table-cell table:formula="of:=[.F1010]-[.G1010]"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001761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1]/100" office:value-type="float" office:value="78.93" calcext:value-type="float">
            <text:p>78.93</text:p>
          </table:table-cell>
          <table:table-cell table:formula="of:=[.E1011]/16*9/5+32" office:value-type="float" office:value="76.1" calcext:value-type="float">
            <text:p>76.1</text:p>
          </table:table-cell>
          <table:table-cell table:formula="of:=[.F1011]-[.G1011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1762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2]/100" office:value-type="float" office:value="79.23" calcext:value-type="float">
            <text:p>79.23</text:p>
          </table:table-cell>
          <table:table-cell table:formula="of:=[.E1012]/16*9/5+32" office:value-type="float" office:value="76.1" calcext:value-type="float">
            <text:p>76.1</text:p>
          </table:table-cell>
          <table:table-cell table:formula="of:=[.F1012]-[.G1012]" office:value-type="float" office:value="3.13000000000001" calcext:value-type="float">
            <text:p>3.13</text:p>
          </table:table-cell>
        </table:table-row>
        <table:table-row table:style-name="ro1">
          <table:table-cell office:value-type="string" calcext:value-type="string">
            <text:p>001763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3]/100" office:value-type="float" office:value="79.34" calcext:value-type="float">
            <text:p>79.34</text:p>
          </table:table-cell>
          <table:table-cell table:formula="of:=[.E1013]/16*9/5+32" office:value-type="float" office:value="76.1" calcext:value-type="float">
            <text:p>76.1</text:p>
          </table:table-cell>
          <table:table-cell table:formula="of:=[.F1013]-[.G1013]" office:value-type="float" office:value="3.24000000000001" calcext:value-type="float">
            <text:p>3.24</text:p>
          </table:table-cell>
        </table:table-row>
        <table:table-row table:style-name="ro1">
          <table:table-cell office:value-type="string" calcext:value-type="string">
            <text:p>0017640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4]/100" office:value-type="float" office:value="79" calcext:value-type="float">
            <text:p>79</text:p>
          </table:table-cell>
          <table:table-cell table:formula="of:=[.E1014]/16*9/5+32" office:value-type="float" office:value="76.1" calcext:value-type="float">
            <text:p>76.1</text:p>
          </table:table-cell>
          <table:table-cell table:formula="of:=[.F1014]-[.G1014]" office:value-type="float" office:value="2.90000000000001" calcext:value-type="float">
            <text:p>2.9</text:p>
          </table:table-cell>
        </table:table-row>
        <table:table-row table:style-name="ro1">
          <table:table-cell office:value-type="string" calcext:value-type="string">
            <text:p>001765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5]/100" office:value-type="float" office:value="79.23" calcext:value-type="float">
            <text:p>79.23</text:p>
          </table:table-cell>
          <table:table-cell table:formula="of:=[.E1015]/16*9/5+32" office:value-type="float" office:value="76.1" calcext:value-type="float">
            <text:p>76.1</text:p>
          </table:table-cell>
          <table:table-cell table:formula="of:=[.F1015]-[.G1015]" office:value-type="float" office:value="3.13000000000001" calcext:value-type="float">
            <text:p>3.13</text:p>
          </table:table-cell>
        </table:table-row>
        <table:table-row table:style-name="ro1">
          <table:table-cell office:value-type="string" calcext:value-type="string">
            <text:p>001766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6]/100" office:value-type="float" office:value="78.81" calcext:value-type="float">
            <text:p>78.81</text:p>
          </table:table-cell>
          <table:table-cell table:formula="of:=[.E1016]/16*9/5+32" office:value-type="float" office:value="76.1" calcext:value-type="float">
            <text:p>76.1</text:p>
          </table:table-cell>
          <table:table-cell table:formula="of:=[.F1016]-[.G1016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1767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7]/100" office:value-type="float" office:value="78.93" calcext:value-type="float">
            <text:p>78.93</text:p>
          </table:table-cell>
          <table:table-cell table:formula="of:=[.E1017]/16*9/5+32" office:value-type="float" office:value="76.1" calcext:value-type="float">
            <text:p>76.1</text:p>
          </table:table-cell>
          <table:table-cell table:formula="of:=[.F1017]-[.G1017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1770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8]/100" office:value-type="float" office:value="78.97" calcext:value-type="float">
            <text:p>78.97</text:p>
          </table:table-cell>
          <table:table-cell table:formula="of:=[.E1018]/16*9/5+32" office:value-type="float" office:value="76.1" calcext:value-type="float">
            <text:p>76.1</text:p>
          </table:table-cell>
          <table:table-cell table:formula="of:=[.F1018]-[.G1018]"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001771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19]/100" office:value-type="float" office:value="78.86" calcext:value-type="float">
            <text:p>78.86</text:p>
          </table:table-cell>
          <table:table-cell table:formula="of:=[.E1019]/16*9/5+32" office:value-type="float" office:value="76.1" calcext:value-type="float">
            <text:p>76.1</text:p>
          </table:table-cell>
          <table:table-cell table:formula="of:=[.F1019]-[.G1019]" office:value-type="float" office:value="2.76000000000001" calcext:value-type="float">
            <text:p>2.76</text:p>
          </table:table-cell>
        </table:table-row>
        <table:table-row table:style-name="ro1">
          <table:table-cell office:value-type="string" calcext:value-type="string">
            <text:p>0017720</text:p>
          </table:table-cell>
          <table:table-cell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20]/100" office:value-type="float" office:value="78.76" calcext:value-type="float">
            <text:p>78.76</text:p>
          </table:table-cell>
          <table:table-cell table:formula="of:=[.E1020]/16*9/5+32" office:value-type="float" office:value="76.1" calcext:value-type="float">
            <text:p>76.1</text:p>
          </table:table-cell>
          <table:table-cell table:formula="of:=[.F1020]-[.G1020]" office:value-type="float" office:value="2.66000000000001" calcext:value-type="float">
            <text:p>2.66</text:p>
          </table:table-cell>
        </table:table-row>
        <table:table-row table:style-name="ro1">
          <table:table-cell office:value-type="string" calcext:value-type="string">
            <text:p>0017730</text:p>
          </table:table-cell>
          <table:table-cell office:value-type="float" office:value="0" calcext:value-type="float">
            <text:p>0</text:p>
          </table:table-cell>
          <table:table-cell office:value-type="float" office:value="7916" calcext:value-type="float">
            <text:p>791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21]/100" office:value-type="float" office:value="79.16" calcext:value-type="float">
            <text:p>79.16</text:p>
          </table:table-cell>
          <table:table-cell table:formula="of:=[.E1021]/16*9/5+32" office:value-type="float" office:value="76.1" calcext:value-type="float">
            <text:p>76.1</text:p>
          </table:table-cell>
          <table:table-cell table:formula="of:=[.F1021]-[.G1021]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001774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22]/100" office:value-type="float" office:value="79.23" calcext:value-type="float">
            <text:p>79.23</text:p>
          </table:table-cell>
          <table:table-cell table:formula="of:=[.E1022]/16*9/5+32" office:value-type="float" office:value="76.1" calcext:value-type="float">
            <text:p>76.1</text:p>
          </table:table-cell>
          <table:table-cell table:formula="of:=[.F1022]-[.G1022]" office:value-type="float" office:value="3.13000000000001" calcext:value-type="float">
            <text:p>3.13</text:p>
          </table:table-cell>
        </table:table-row>
        <table:table-row table:style-name="ro1">
          <table:table-cell office:value-type="string" calcext:value-type="string">
            <text:p>001775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23]/100" office:value-type="float" office:value="78.81" calcext:value-type="float">
            <text:p>78.81</text:p>
          </table:table-cell>
          <table:table-cell table:formula="of:=[.E1023]/16*9/5+32" office:value-type="float" office:value="76.1" calcext:value-type="float">
            <text:p>76.1</text:p>
          </table:table-cell>
          <table:table-cell table:formula="of:=[.F1023]-[.G1023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1776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24]/100" office:value-type="float" office:value="79.11" calcext:value-type="float">
            <text:p>79.11</text:p>
          </table:table-cell>
          <table:table-cell table:formula="of:=[.E1024]/16*9/5+32" office:value-type="float" office:value="76.1" calcext:value-type="float">
            <text:p>76.1</text:p>
          </table:table-cell>
          <table:table-cell table:formula="of:=[.F1024]-[.G1024]" office:value-type="float" office:value="3.01000000000001" calcext:value-type="float">
            <text:p>3.01</text:p>
          </table:table-cell>
        </table:table-row>
        <table:table-row table:style-name="ro1">
          <table:table-cell office:value-type="string" calcext:value-type="string">
            <text:p>001777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25]/100" office:value-type="float" office:value="78.97" calcext:value-type="float">
            <text:p>78.97</text:p>
          </table:table-cell>
          <table:table-cell table:formula="of:=[.E1025]/16*9/5+32" office:value-type="float" office:value="76.325" calcext:value-type="float">
            <text:p>76.325</text:p>
          </table:table-cell>
          <table:table-cell table:formula="of:=[.F1025]-[.G1025]" office:value-type="float" office:value="2.645" calcext:value-type="float">
            <text:p>2.645</text:p>
          </table:table-cell>
        </table:table-row>
        <table:table-row table:style-name="ro1">
          <table:table-cell office:value-type="string" calcext:value-type="string">
            <text:p>002000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26]/100" office:value-type="float" office:value="79.11" calcext:value-type="float">
            <text:p>79.11</text:p>
          </table:table-cell>
          <table:table-cell table:formula="of:=[.E1026]/16*9/5+32" office:value-type="float" office:value="76.55" calcext:value-type="float">
            <text:p>76.55</text:p>
          </table:table-cell>
          <table:table-cell table:formula="of:=[.F1026]-[.G1026]"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002001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27]/100" office:value-type="float" office:value="78.95" calcext:value-type="float">
            <text:p>78.95</text:p>
          </table:table-cell>
          <table:table-cell table:formula="of:=[.E1027]/16*9/5+32" office:value-type="float" office:value="76.55" calcext:value-type="float">
            <text:p>76.55</text:p>
          </table:table-cell>
          <table:table-cell table:formula="of:=[.F1027]-[.G1027]" office:value-type="float" office:value="2.40000000000001" calcext:value-type="float">
            <text:p>2.4</text:p>
          </table:table-cell>
        </table:table-row>
        <table:table-row table:style-name="ro1">
          <table:table-cell office:value-type="string" calcext:value-type="string">
            <text:p>0020020</text:p>
          </table:table-cell>
          <table:table-cell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28]/100" office:value-type="float" office:value="79.35" calcext:value-type="float">
            <text:p>79.35</text:p>
          </table:table-cell>
          <table:table-cell table:formula="of:=[.E1028]/16*9/5+32" office:value-type="float" office:value="76.4375" calcext:value-type="float">
            <text:p>76.4375</text:p>
          </table:table-cell>
          <table:table-cell table:formula="of:=[.F1028]-[.G1028]" office:value-type="float" office:value="2.91249999999999" calcext:value-type="float">
            <text:p>2.9125</text:p>
          </table:table-cell>
        </table:table-row>
        <table:table-row table:style-name="ro1">
          <table:table-cell office:value-type="string" calcext:value-type="string">
            <text:p>0020030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29]/100" office:value-type="float" office:value="79.07" calcext:value-type="float">
            <text:p>79.07</text:p>
          </table:table-cell>
          <table:table-cell table:formula="of:=[.E1029]/16*9/5+32" office:value-type="float" office:value="76.4375" calcext:value-type="float">
            <text:p>76.4375</text:p>
          </table:table-cell>
          <table:table-cell table:formula="of:=[.F1029]-[.G1029]" office:value-type="float" office:value="2.63249999999999" calcext:value-type="float">
            <text:p>2.6325</text:p>
          </table:table-cell>
        </table:table-row>
        <table:table-row table:style-name="ro1">
          <table:table-cell office:value-type="string" calcext:value-type="string">
            <text:p>002004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30]/100" office:value-type="float" office:value="79.02" calcext:value-type="float">
            <text:p>79.02</text:p>
          </table:table-cell>
          <table:table-cell table:formula="of:=[.E1030]/16*9/5+32" office:value-type="float" office:value="76.325" calcext:value-type="float">
            <text:p>76.325</text:p>
          </table:table-cell>
          <table:table-cell table:formula="of:=[.F1030]-[.G1030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2005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31]/100" office:value-type="float" office:value="79.55" calcext:value-type="float">
            <text:p>79.55</text:p>
          </table:table-cell>
          <table:table-cell table:formula="of:=[.E1031]/16*9/5+32" office:value-type="float" office:value="76.325" calcext:value-type="float">
            <text:p>76.325</text:p>
          </table:table-cell>
          <table:table-cell table:formula="of:=[.F1031]-[.G1031]" office:value-type="float" office:value="3.22499999999999" calcext:value-type="float">
            <text:p>3.225</text:p>
          </table:table-cell>
        </table:table-row>
        <table:table-row table:style-name="ro1">
          <table:table-cell office:value-type="string" calcext:value-type="string">
            <text:p>002006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32]/100" office:value-type="float" office:value="79.02" calcext:value-type="float">
            <text:p>79.02</text:p>
          </table:table-cell>
          <table:table-cell table:formula="of:=[.E1032]/16*9/5+32" office:value-type="float" office:value="76.325" calcext:value-type="float">
            <text:p>76.325</text:p>
          </table:table-cell>
          <table:table-cell table:formula="of:=[.F1032]-[.G1032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20070</text:p>
          </table:table-cell>
          <table:table-cell office:value-type="float" office:value="0" calcext:value-type="float">
            <text:p>0</text:p>
          </table:table-cell>
          <table:table-cell office:value-type="float" office:value="7916" calcext:value-type="float">
            <text:p>7916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33]/100" office:value-type="float" office:value="79.16" calcext:value-type="float">
            <text:p>79.16</text:p>
          </table:table-cell>
          <table:table-cell table:formula="of:=[.E1033]/16*9/5+32" office:value-type="float" office:value="76.4375" calcext:value-type="float">
            <text:p>76.4375</text:p>
          </table:table-cell>
          <table:table-cell table:formula="of:=[.F1033]-[.G1033]" office:value-type="float" office:value="2.7225" calcext:value-type="float">
            <text:p>2.7225</text:p>
          </table:table-cell>
        </table:table-row>
        <table:table-row table:style-name="ro1">
          <table:table-cell office:value-type="string" calcext:value-type="string">
            <text:p>0020100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34]/100" office:value-type="float" office:value="79" calcext:value-type="float">
            <text:p>79</text:p>
          </table:table-cell>
          <table:table-cell table:formula="of:=[.E1034]/16*9/5+32" office:value-type="float" office:value="76.55" calcext:value-type="float">
            <text:p>76.55</text:p>
          </table:table-cell>
          <table:table-cell table:formula="of:=[.F1034]-[.G1034]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002011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35]/100" office:value-type="float" office:value="79.23" calcext:value-type="float">
            <text:p>79.23</text:p>
          </table:table-cell>
          <table:table-cell table:formula="of:=[.E1035]/16*9/5+32" office:value-type="float" office:value="76.4375" calcext:value-type="float">
            <text:p>76.4375</text:p>
          </table:table-cell>
          <table:table-cell table:formula="of:=[.F1035]-[.G1035]" office:value-type="float" office:value="2.7925" calcext:value-type="float">
            <text:p>2.7925</text:p>
          </table:table-cell>
        </table:table-row>
        <table:table-row table:style-name="ro1">
          <table:table-cell office:value-type="string" calcext:value-type="string">
            <text:p>0020120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36]/100" office:value-type="float" office:value="78.97" calcext:value-type="float">
            <text:p>78.97</text:p>
          </table:table-cell>
          <table:table-cell table:formula="of:=[.E1036]/16*9/5+32" office:value-type="float" office:value="76.2125" calcext:value-type="float">
            <text:p>76.2125</text:p>
          </table:table-cell>
          <table:table-cell table:formula="of:=[.F1036]-[.G1036]" office:value-type="float" office:value="2.75749999999999" calcext:value-type="float">
            <text:p>2.7575</text:p>
          </table:table-cell>
        </table:table-row>
        <table:table-row table:style-name="ro1">
          <table:table-cell office:value-type="string" calcext:value-type="string">
            <text:p>0020130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37]/100" office:value-type="float" office:value="78.7" calcext:value-type="float">
            <text:p>78.7</text:p>
          </table:table-cell>
          <table:table-cell table:formula="of:=[.E1037]/16*9/5+32" office:value-type="float" office:value="75.9875" calcext:value-type="float">
            <text:p>75.9875</text:p>
          </table:table-cell>
          <table:table-cell table:formula="of:=[.F1037]-[.G1037]" office:value-type="float" office:value="2.71250000000001" calcext:value-type="float">
            <text:p>2.7125</text:p>
          </table:table-cell>
        </table:table-row>
        <table:table-row table:style-name="ro1">
          <table:table-cell office:value-type="string" calcext:value-type="string">
            <text:p>0020140</text:p>
          </table:table-cell>
          <table:table-cell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38]/100" office:value-type="float" office:value="78.51" calcext:value-type="float">
            <text:p>78.51</text:p>
          </table:table-cell>
          <table:table-cell table:formula="of:=[.E1038]/16*9/5+32" office:value-type="float" office:value="75.9875" calcext:value-type="float">
            <text:p>75.9875</text:p>
          </table:table-cell>
          <table:table-cell table:formula="of:=[.F1038]-[.G1038]" office:value-type="float" office:value="2.52250000000001" calcext:value-type="float">
            <text:p>2.5225</text:p>
          </table:table-cell>
        </table:table-row>
        <table:table-row table:style-name="ro1">
          <table:table-cell office:value-type="string" calcext:value-type="string">
            <text:p>0020150</text:p>
          </table:table-cell>
          <table:table-cell office:value-type="float" office:value="0" calcext:value-type="float">
            <text:p>0</text:p>
          </table:table-cell>
          <table:table-cell office:value-type="float" office:value="7821" calcext:value-type="float">
            <text:p>7821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C1039]/100" office:value-type="float" office:value="78.21" calcext:value-type="float">
            <text:p>78.21</text:p>
          </table:table-cell>
          <table:table-cell table:formula="of:=[.E1039]/16*9/5+32" office:value-type="float" office:value="75.7625" calcext:value-type="float">
            <text:p>75.7625</text:p>
          </table:table-cell>
          <table:table-cell table:formula="of:=[.F1039]-[.G1039]" office:value-type="float" office:value="2.44749999999999" calcext:value-type="float">
            <text:p>2.4475</text:p>
          </table:table-cell>
        </table:table-row>
        <table:table-row table:style-name="ro1">
          <table:table-cell office:value-type="string" calcext:value-type="string">
            <text:p>0020160</text:p>
          </table:table-cell>
          <table:table-cell office:value-type="float" office:value="0" calcext:value-type="float">
            <text:p>0</text:p>
          </table:table-cell>
          <table:table-cell office:value-type="float" office:value="7819" calcext:value-type="float">
            <text:p>7819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C1040]/100" office:value-type="float" office:value="78.19" calcext:value-type="float">
            <text:p>78.19</text:p>
          </table:table-cell>
          <table:table-cell table:formula="of:=[.E1040]/16*9/5+32" office:value-type="float" office:value="75.7625" calcext:value-type="float">
            <text:p>75.7625</text:p>
          </table:table-cell>
          <table:table-cell table:formula="of:=[.F1040]-[.G1040]" office:value-type="float" office:value="2.42749999999999" calcext:value-type="float">
            <text:p>2.4275</text:p>
          </table:table-cell>
        </table:table-row>
        <table:table-row table:style-name="ro1">
          <table:table-cell office:value-type="string" calcext:value-type="string">
            <text:p>0020170</text:p>
          </table:table-cell>
          <table:table-cell office:value-type="float" office:value="0" calcext:value-type="float">
            <text:p>0</text:p>
          </table:table-cell>
          <table:table-cell office:value-type="float" office:value="7793" calcext:value-type="float">
            <text:p>7793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C1041]/100" office:value-type="float" office:value="77.93" calcext:value-type="float">
            <text:p>77.93</text:p>
          </table:table-cell>
          <table:table-cell table:formula="of:=[.E1041]/16*9/5+32" office:value-type="float" office:value="75.7625" calcext:value-type="float">
            <text:p>75.7625</text:p>
          </table:table-cell>
          <table:table-cell table:formula="of:=[.F1041]-[.G1041]" office:value-type="float" office:value="2.1675" calcext:value-type="float">
            <text:p>2.1675</text:p>
          </table:table-cell>
        </table:table-row>
        <table:table-row table:style-name="ro1">
          <table:table-cell office:value-type="string" calcext:value-type="string">
            <text:p>0020200</text:p>
          </table:table-cell>
          <table:table-cell office:value-type="float" office:value="0" calcext:value-type="float">
            <text:p>0</text:p>
          </table:table-cell>
          <table:table-cell office:value-type="float" office:value="7757" calcext:value-type="float">
            <text:p>7757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C1042]/100" office:value-type="float" office:value="77.57" calcext:value-type="float">
            <text:p>77.57</text:p>
          </table:table-cell>
          <table:table-cell table:formula="of:=[.E1042]/16*9/5+32" office:value-type="float" office:value="75.7625" calcext:value-type="float">
            <text:p>75.7625</text:p>
          </table:table-cell>
          <table:table-cell table:formula="of:=[.F1042]-[.G1042]" office:value-type="float" office:value="1.80749999999999" calcext:value-type="float">
            <text:p>1.8075</text:p>
          </table:table-cell>
        </table:table-row>
        <table:table-row table:style-name="ro1">
          <table:table-cell office:value-type="string" calcext:value-type="string">
            <text:p>0020210</text:p>
          </table:table-cell>
          <table:table-cell office:value-type="float" office:value="0" calcext:value-type="float">
            <text:p>0</text:p>
          </table:table-cell>
          <table:table-cell office:value-type="float" office:value="7782" calcext:value-type="float">
            <text:p>778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table:formula="of:=[.C1043]/100" office:value-type="float" office:value="77.82" calcext:value-type="float">
            <text:p>77.82</text:p>
          </table:table-cell>
          <table:table-cell table:formula="of:=[.E1043]/16*9/5+32" office:value-type="float" office:value="75.65" calcext:value-type="float">
            <text:p>75.65</text:p>
          </table:table-cell>
          <table:table-cell table:formula="of:=[.F1043]-[.G1043]" office:value-type="float" office:value="2.16999999999999" calcext:value-type="float">
            <text:p>2.17</text:p>
          </table:table-cell>
        </table:table-row>
        <table:table-row table:style-name="ro1">
          <table:table-cell office:value-type="string" calcext:value-type="string">
            <text:p>0020220</text:p>
          </table:table-cell>
          <table:table-cell office:value-type="float" office:value="0" calcext:value-type="float">
            <text:p>0</text:p>
          </table:table-cell>
          <table:table-cell office:value-type="float" office:value="7766" calcext:value-type="float">
            <text:p>7766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table:formula="of:=[.C1044]/100" office:value-type="float" office:value="77.66" calcext:value-type="float">
            <text:p>77.66</text:p>
          </table:table-cell>
          <table:table-cell table:formula="of:=[.E1044]/16*9/5+32" office:value-type="float" office:value="75.65" calcext:value-type="float">
            <text:p>75.65</text:p>
          </table:table-cell>
          <table:table-cell table:formula="of:=[.F1044]-[.G1044]" office:value-type="float" office:value="2.00999999999999" calcext:value-type="float">
            <text:p>2.01</text:p>
          </table:table-cell>
        </table:table-row>
        <table:table-row table:style-name="ro1">
          <table:table-cell office:value-type="string" calcext:value-type="string">
            <text:p>0020230</text:p>
          </table:table-cell>
          <table:table-cell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table:formula="of:=[.C1045]/100" office:value-type="float" office:value="77.64" calcext:value-type="float">
            <text:p>77.64</text:p>
          </table:table-cell>
          <table:table-cell table:formula="of:=[.E1045]/16*9/5+32" office:value-type="float" office:value="75.65" calcext:value-type="float">
            <text:p>75.65</text:p>
          </table:table-cell>
          <table:table-cell table:formula="of:=[.F1045]-[.G1045]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0020240</text:p>
          </table:table-cell>
          <table:table-cell office:value-type="float" office:value="0" calcext:value-type="float">
            <text:p>0</text:p>
          </table:table-cell>
          <table:table-cell office:value-type="float" office:value="7747" calcext:value-type="float">
            <text:p>7747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table:formula="of:=[.C1046]/100" office:value-type="float" office:value="77.47" calcext:value-type="float">
            <text:p>77.47</text:p>
          </table:table-cell>
          <table:table-cell table:formula="of:=[.E1046]/16*9/5+32" office:value-type="float" office:value="75.5375" calcext:value-type="float">
            <text:p>75.5375</text:p>
          </table:table-cell>
          <table:table-cell table:formula="of:=[.F1046]-[.G1046]" office:value-type="float" office:value="1.9325" calcext:value-type="float">
            <text:p>1.9325</text:p>
          </table:table-cell>
        </table:table-row>
        <table:table-row table:style-name="ro1">
          <table:table-cell office:value-type="string" calcext:value-type="string">
            <text:p>0020250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C1047]/100" office:value-type="float" office:value="77.7" calcext:value-type="float">
            <text:p>77.7</text:p>
          </table:table-cell>
          <table:table-cell table:formula="of:=[.E1047]/16*9/5+32" office:value-type="float" office:value="75.7625" calcext:value-type="float">
            <text:p>75.7625</text:p>
          </table:table-cell>
          <table:table-cell table:formula="of:=[.F1047]-[.G1047]" office:value-type="float" office:value="1.9375" calcext:value-type="float">
            <text:p>1.9375</text:p>
          </table:table-cell>
        </table:table-row>
        <table:table-row table:style-name="ro1">
          <table:table-cell office:value-type="string" calcext:value-type="string">
            <text:p>0020260</text:p>
          </table:table-cell>
          <table:table-cell office:value-type="float" office:value="0" calcext:value-type="float">
            <text:p>0</text:p>
          </table:table-cell>
          <table:table-cell office:value-type="float" office:value="7791" calcext:value-type="float">
            <text:p>7791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formula="of:=[.C1048]/100" office:value-type="float" office:value="77.91" calcext:value-type="float">
            <text:p>77.91</text:p>
          </table:table-cell>
          <table:table-cell table:formula="of:=[.E1048]/16*9/5+32" office:value-type="float" office:value="75.875" calcext:value-type="float">
            <text:p>75.875</text:p>
          </table:table-cell>
          <table:table-cell table:formula="of:=[.F1048]-[.G1048]" office:value-type="float" office:value="2.035" calcext:value-type="float">
            <text:p>2.035</text:p>
          </table:table-cell>
        </table:table-row>
        <table:table-row table:style-name="ro1">
          <table:table-cell office:value-type="string" calcext:value-type="string">
            <text:p>0020270</text:p>
          </table:table-cell>
          <table:table-cell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49]/100" office:value-type="float" office:value="78.23" calcext:value-type="float">
            <text:p>78.23</text:p>
          </table:table-cell>
          <table:table-cell table:formula="of:=[.E1049]/16*9/5+32" office:value-type="float" office:value="75.9875" calcext:value-type="float">
            <text:p>75.9875</text:p>
          </table:table-cell>
          <table:table-cell table:formula="of:=[.F1049]-[.G1049]" office:value-type="float" office:value="2.24250000000001" calcext:value-type="float">
            <text:p>2.2425</text:p>
          </table:table-cell>
        </table:table-row>
        <table:table-row table:style-name="ro1">
          <table:table-cell office:value-type="string" calcext:value-type="string">
            <text:p>0020300</text:p>
          </table:table-cell>
          <table:table-cell office:value-type="float" office:value="0" calcext:value-type="float">
            <text:p>0</text:p>
          </table:table-cell>
          <table:table-cell office:value-type="float" office:value="7814" calcext:value-type="float">
            <text:p>7814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C1050]/100" office:value-type="float" office:value="78.14" calcext:value-type="float">
            <text:p>78.14</text:p>
          </table:table-cell>
          <table:table-cell table:formula="of:=[.E1050]/16*9/5+32" office:value-type="float" office:value="75.9875" calcext:value-type="float">
            <text:p>75.9875</text:p>
          </table:table-cell>
          <table:table-cell table:formula="of:=[.F1050]-[.G1050]" office:value-type="float" office:value="2.1525" calcext:value-type="float">
            <text:p>2.1525</text:p>
          </table:table-cell>
        </table:table-row>
        <table:table-row table:style-name="ro1">
          <table:table-cell office:value-type="string" calcext:value-type="string">
            <text:p>0020310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51]/100" office:value-type="float" office:value="78.4" calcext:value-type="float">
            <text:p>78.4</text:p>
          </table:table-cell>
          <table:table-cell table:formula="of:=[.E1051]/16*9/5+32" office:value-type="float" office:value="76.1" calcext:value-type="float">
            <text:p>76.1</text:p>
          </table:table-cell>
          <table:table-cell table:formula="of:=[.F1051]-[.G1051]" office:value-type="float" office:value="2.30000000000001" calcext:value-type="float">
            <text:p>2.3</text:p>
          </table:table-cell>
        </table:table-row>
        <table:table-row table:style-name="ro1">
          <table:table-cell office:value-type="string" calcext:value-type="string">
            <text:p>0020320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52]/100" office:value-type="float" office:value="78.4" calcext:value-type="float">
            <text:p>78.4</text:p>
          </table:table-cell>
          <table:table-cell table:formula="of:=[.E1052]/16*9/5+32" office:value-type="float" office:value="76.1" calcext:value-type="float">
            <text:p>76.1</text:p>
          </table:table-cell>
          <table:table-cell table:formula="of:=[.F1052]-[.G1052]" office:value-type="float" office:value="2.30000000000001" calcext:value-type="float">
            <text:p>2.3</text:p>
          </table:table-cell>
        </table:table-row>
        <table:table-row table:style-name="ro1">
          <table:table-cell office:value-type="string" calcext:value-type="string">
            <text:p>002033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53]/100" office:value-type="float" office:value="78.93" calcext:value-type="float">
            <text:p>78.93</text:p>
          </table:table-cell>
          <table:table-cell table:formula="of:=[.E1053]/16*9/5+32" office:value-type="float" office:value="76.1" calcext:value-type="float">
            <text:p>76.1</text:p>
          </table:table-cell>
          <table:table-cell table:formula="of:=[.F1053]-[.G1053]" office:value-type="float" office:value="2.83000000000001" calcext:value-type="float">
            <text:p>2.83</text:p>
          </table:table-cell>
        </table:table-row>
        <table:table-row table:style-name="ro1">
          <table:table-cell office:value-type="string" calcext:value-type="string">
            <text:p>0020340</text:p>
          </table:table-cell>
          <table:table-cell office:value-type="float" office:value="0" calcext:value-type="float">
            <text:p>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formula="of:=[.C1054]/100" office:value-type="float" office:value="78.81" calcext:value-type="float">
            <text:p>78.81</text:p>
          </table:table-cell>
          <table:table-cell table:formula="of:=[.E1054]/16*9/5+32" office:value-type="float" office:value="76.1" calcext:value-type="float">
            <text:p>76.1</text:p>
          </table:table-cell>
          <table:table-cell table:formula="of:=[.F1054]-[.G1054]" office:value-type="float" office:value="2.71000000000001" calcext:value-type="float">
            <text:p>2.71</text:p>
          </table:table-cell>
        </table:table-row>
        <table:table-row table:style-name="ro1">
          <table:table-cell office:value-type="string" calcext:value-type="string">
            <text:p>002035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55]/100" office:value-type="float" office:value="79.02" calcext:value-type="float">
            <text:p>79.02</text:p>
          </table:table-cell>
          <table:table-cell table:formula="of:=[.E1055]/16*9/5+32" office:value-type="float" office:value="76.2125" calcext:value-type="float">
            <text:p>76.2125</text:p>
          </table:table-cell>
          <table:table-cell table:formula="of:=[.F1055]-[.G1055]" office:value-type="float" office:value="2.80749999999999" calcext:value-type="float">
            <text:p>2.8075</text:p>
          </table:table-cell>
        </table:table-row>
        <table:table-row table:style-name="ro1">
          <table:table-cell office:value-type="string" calcext:value-type="string">
            <text:p>0020360</text:p>
          </table:table-cell>
          <table:table-cell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56]/100" office:value-type="float" office:value="78.46" calcext:value-type="float">
            <text:p>78.46</text:p>
          </table:table-cell>
          <table:table-cell table:formula="of:=[.E1056]/16*9/5+32" office:value-type="float" office:value="76.2125" calcext:value-type="float">
            <text:p>76.2125</text:p>
          </table:table-cell>
          <table:table-cell table:formula="of:=[.F1056]-[.G1056]" office:value-type="float" office:value="2.24749999999999" calcext:value-type="float">
            <text:p>2.2475</text:p>
          </table:table-cell>
        </table:table-row>
        <table:table-row table:style-name="ro1">
          <table:table-cell office:value-type="string" calcext:value-type="string">
            <text:p>0020370</text:p>
          </table:table-cell>
          <table:table-cell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57]/100" office:value-type="float" office:value="78.62" calcext:value-type="float">
            <text:p>78.62</text:p>
          </table:table-cell>
          <table:table-cell table:formula="of:=[.E1057]/16*9/5+32" office:value-type="float" office:value="76.2125" calcext:value-type="float">
            <text:p>76.2125</text:p>
          </table:table-cell>
          <table:table-cell table:formula="of:=[.F1057]-[.G1057]" office:value-type="float" office:value="2.4075" calcext:value-type="float">
            <text:p>2.4075</text:p>
          </table:table-cell>
        </table:table-row>
        <table:table-row table:style-name="ro1">
          <table:table-cell office:value-type="string" calcext:value-type="string">
            <text:p>002040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58]/100" office:value-type="float" office:value="78.93" calcext:value-type="float">
            <text:p>78.93</text:p>
          </table:table-cell>
          <table:table-cell table:formula="of:=[.E1058]/16*9/5+32" office:value-type="float" office:value="76.2125" calcext:value-type="float">
            <text:p>76.2125</text:p>
          </table:table-cell>
          <table:table-cell table:formula="of:=[.F1058]-[.G1058]" office:value-type="float" office:value="2.7175" calcext:value-type="float">
            <text:p>2.7175</text:p>
          </table:table-cell>
        </table:table-row>
        <table:table-row table:style-name="ro1">
          <table:table-cell office:value-type="string" calcext:value-type="string">
            <text:p>0020410</text:p>
          </table:table-cell>
          <table:table-cell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59]/100" office:value-type="float" office:value="78.93" calcext:value-type="float">
            <text:p>78.93</text:p>
          </table:table-cell>
          <table:table-cell table:formula="of:=[.E1059]/16*9/5+32" office:value-type="float" office:value="76.2125" calcext:value-type="float">
            <text:p>76.2125</text:p>
          </table:table-cell>
          <table:table-cell table:formula="of:=[.F1059]-[.G1059]" office:value-type="float" office:value="2.7175" calcext:value-type="float">
            <text:p>2.7175</text:p>
          </table:table-cell>
        </table:table-row>
        <table:table-row table:style-name="ro1">
          <table:table-cell office:value-type="string" calcext:value-type="string">
            <text:p>002042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60]/100" office:value-type="float" office:value="78.86" calcext:value-type="float">
            <text:p>78.86</text:p>
          </table:table-cell>
          <table:table-cell table:formula="of:=[.E1060]/16*9/5+32" office:value-type="float" office:value="76.2125" calcext:value-type="float">
            <text:p>76.2125</text:p>
          </table:table-cell>
          <table:table-cell table:formula="of:=[.F1060]-[.G1060]" office:value-type="float" office:value="2.64749999999999" calcext:value-type="float">
            <text:p>2.6475</text:p>
          </table:table-cell>
        </table:table-row>
        <table:table-row table:style-name="ro1">
          <table:table-cell office:value-type="string" calcext:value-type="string">
            <text:p>0020430</text:p>
          </table:table-cell>
          <table:table-cell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61]/100" office:value-type="float" office:value="78.77" calcext:value-type="float">
            <text:p>78.77</text:p>
          </table:table-cell>
          <table:table-cell table:formula="of:=[.E1061]/16*9/5+32" office:value-type="float" office:value="76.2125" calcext:value-type="float">
            <text:p>76.2125</text:p>
          </table:table-cell>
          <table:table-cell table:formula="of:=[.F1061]-[.G1061]" office:value-type="float" office:value="2.55749999999999" calcext:value-type="float">
            <text:p>2.5575</text:p>
          </table:table-cell>
        </table:table-row>
        <table:table-row table:style-name="ro1">
          <table:table-cell office:value-type="string" calcext:value-type="string">
            <text:p>0020440</text:p>
          </table:table-cell>
          <table:table-cell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table:formula="of:=[.C1062]/100" office:value-type="float" office:value="78.99" calcext:value-type="float">
            <text:p>78.99</text:p>
          </table:table-cell>
          <table:table-cell table:formula="of:=[.E1062]/16*9/5+32" office:value-type="float" office:value="76.2125" calcext:value-type="float">
            <text:p>76.2125</text:p>
          </table:table-cell>
          <table:table-cell table:formula="of:=[.F1062]-[.G1062]" office:value-type="float" office:value="2.77749999999999" calcext:value-type="float">
            <text:p>2.7775</text:p>
          </table:table-cell>
        </table:table-row>
        <table:table-row table:style-name="ro1">
          <table:table-cell office:value-type="string" calcext:value-type="string">
            <text:p>0020450</text:p>
          </table:table-cell>
          <table:table-cell office:value-type="float" office:value="0" calcext:value-type="float">
            <text:p>0</text:p>
          </table:table-cell>
          <table:table-cell office:value-type="float" office:value="7918" calcext:value-type="float">
            <text:p>7918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3]/100" office:value-type="float" office:value="79.18" calcext:value-type="float">
            <text:p>79.18</text:p>
          </table:table-cell>
          <table:table-cell table:formula="of:=[.E1063]/16*9/5+32" office:value-type="float" office:value="76.325" calcext:value-type="float">
            <text:p>76.325</text:p>
          </table:table-cell>
          <table:table-cell table:formula="of:=[.F1063]-[.G1063]" office:value-type="float" office:value="2.855" calcext:value-type="float">
            <text:p>2.855</text:p>
          </table:table-cell>
        </table:table-row>
        <table:table-row table:style-name="ro1">
          <table:table-cell office:value-type="string" calcext:value-type="string">
            <text:p>0020460</text:p>
          </table:table-cell>
          <table:table-cell office:value-type="float" office:value="0" calcext:value-type="float">
            <text:p>0</text:p>
          </table:table-cell>
          <table:table-cell office:value-type="float" office:value="7906" calcext:value-type="float">
            <text:p>7906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4]/100" office:value-type="float" office:value="79.06" calcext:value-type="float">
            <text:p>79.06</text:p>
          </table:table-cell>
          <table:table-cell table:formula="of:=[.E1064]/16*9/5+32" office:value-type="float" office:value="76.325" calcext:value-type="float">
            <text:p>76.325</text:p>
          </table:table-cell>
          <table:table-cell table:formula="of:=[.F1064]-[.G1064]" office:value-type="float" office:value="2.735" calcext:value-type="float">
            <text:p>2.735</text:p>
          </table:table-cell>
        </table:table-row>
        <table:table-row table:style-name="ro1">
          <table:table-cell office:value-type="string" calcext:value-type="string">
            <text:p>002047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5]/100" office:value-type="float" office:value="79.11" calcext:value-type="float">
            <text:p>79.11</text:p>
          </table:table-cell>
          <table:table-cell table:formula="of:=[.E1065]/16*9/5+32" office:value-type="float" office:value="76.325" calcext:value-type="float">
            <text:p>76.325</text:p>
          </table:table-cell>
          <table:table-cell table:formula="of:=[.F1065]-[.G1065]"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002050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6]/100" office:value-type="float" office:value="79.02" calcext:value-type="float">
            <text:p>79.02</text:p>
          </table:table-cell>
          <table:table-cell table:formula="of:=[.E1066]/16*9/5+32" office:value-type="float" office:value="76.325" calcext:value-type="float">
            <text:p>76.325</text:p>
          </table:table-cell>
          <table:table-cell table:formula="of:=[.F1066]-[.G1066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20510</text:p>
          </table:table-cell>
          <table:table-cell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7]/100" office:value-type="float" office:value="79.25" calcext:value-type="float">
            <text:p>79.25</text:p>
          </table:table-cell>
          <table:table-cell table:formula="of:=[.E1067]/16*9/5+32" office:value-type="float" office:value="76.325" calcext:value-type="float">
            <text:p>76.325</text:p>
          </table:table-cell>
          <table:table-cell table:formula="of:=[.F1067]-[.G1067]" office:value-type="float" office:value="2.925" calcext:value-type="float">
            <text:p>2.925</text:p>
          </table:table-cell>
        </table:table-row>
        <table:table-row table:style-name="ro1">
          <table:table-cell office:value-type="string" calcext:value-type="string">
            <text:p>002052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8]/100" office:value-type="float" office:value="79.48" calcext:value-type="float">
            <text:p>79.48</text:p>
          </table:table-cell>
          <table:table-cell table:formula="of:=[.E1068]/16*9/5+32" office:value-type="float" office:value="76.325" calcext:value-type="float">
            <text:p>76.325</text:p>
          </table:table-cell>
          <table:table-cell table:formula="of:=[.F1068]-[.G1068]" office:value-type="float" office:value="3.155" calcext:value-type="float">
            <text:p>3.155</text:p>
          </table:table-cell>
        </table:table-row>
        <table:table-row table:style-name="ro1">
          <table:table-cell office:value-type="string" calcext:value-type="string">
            <text:p>002053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69]/100" office:value-type="float" office:value="79.02" calcext:value-type="float">
            <text:p>79.02</text:p>
          </table:table-cell>
          <table:table-cell table:formula="of:=[.E1069]/16*9/5+32" office:value-type="float" office:value="76.325" calcext:value-type="float">
            <text:p>76.325</text:p>
          </table:table-cell>
          <table:table-cell table:formula="of:=[.F1069]-[.G1069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20540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0]/100" office:value-type="float" office:value="79.07" calcext:value-type="float">
            <text:p>79.07</text:p>
          </table:table-cell>
          <table:table-cell table:formula="of:=[.E1070]/16*9/5+32" office:value-type="float" office:value="76.325" calcext:value-type="float">
            <text:p>76.325</text:p>
          </table:table-cell>
          <table:table-cell table:formula="of:=[.F1070]-[.G1070]" office:value-type="float" office:value="2.74499999999999" calcext:value-type="float">
            <text:p>2.745</text:p>
          </table:table-cell>
        </table:table-row>
        <table:table-row table:style-name="ro1">
          <table:table-cell office:value-type="string" calcext:value-type="string">
            <text:p>0020550</text:p>
          </table:table-cell>
          <table:table-cell office:value-type="float" office:value="0" calcext:value-type="float">
            <text:p>0</text:p>
          </table:table-cell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1]/100" office:value-type="float" office:value="79.04" calcext:value-type="float">
            <text:p>79.04</text:p>
          </table:table-cell>
          <table:table-cell table:formula="of:=[.E1071]/16*9/5+32" office:value-type="float" office:value="76.325" calcext:value-type="float">
            <text:p>76.325</text:p>
          </table:table-cell>
          <table:table-cell table:formula="of:=[.F1071]-[.G1071]" office:value-type="float" office:value="2.715" calcext:value-type="float">
            <text:p>2.715</text:p>
          </table:table-cell>
        </table:table-row>
        <table:table-row table:style-name="ro1">
          <table:table-cell office:value-type="string" calcext:value-type="string">
            <text:p>0020560</text:p>
          </table:table-cell>
          <table:table-cell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2]/100" office:value-type="float" office:value="79.02" calcext:value-type="float">
            <text:p>79.02</text:p>
          </table:table-cell>
          <table:table-cell table:formula="of:=[.E1072]/16*9/5+32" office:value-type="float" office:value="76.325" calcext:value-type="float">
            <text:p>76.325</text:p>
          </table:table-cell>
          <table:table-cell table:formula="of:=[.F1072]-[.G1072]" office:value-type="float" office:value="2.69499999999999" calcext:value-type="float">
            <text:p>2.695</text:p>
          </table:table-cell>
        </table:table-row>
        <table:table-row table:style-name="ro1">
          <table:table-cell office:value-type="string" calcext:value-type="string">
            <text:p>002057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3]/100" office:value-type="float" office:value="79.23" calcext:value-type="float">
            <text:p>79.23</text:p>
          </table:table-cell>
          <table:table-cell table:formula="of:=[.E1073]/16*9/5+32" office:value-type="float" office:value="76.325" calcext:value-type="float">
            <text:p>76.325</text:p>
          </table:table-cell>
          <table:table-cell table:formula="of:=[.F1073]-[.G1073]" office:value-type="float" office:value="2.905" calcext:value-type="float">
            <text:p>2.905</text:p>
          </table:table-cell>
        </table:table-row>
        <table:table-row table:style-name="ro1">
          <table:table-cell office:value-type="string" calcext:value-type="string">
            <text:p>0020600</text:p>
          </table:table-cell>
          <table:table-cell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74]/100" office:value-type="float" office:value="79.11" calcext:value-type="float">
            <text:p>79.11</text:p>
          </table:table-cell>
          <table:table-cell table:formula="of:=[.E1074]/16*9/5+32" office:value-type="float" office:value="76.4375" calcext:value-type="float">
            <text:p>76.4375</text:p>
          </table:table-cell>
          <table:table-cell table:formula="of:=[.F1074]-[.G1074]" office:value-type="float" office:value="2.6725" calcext:value-type="float">
            <text:p>2.6725</text:p>
          </table:table-cell>
        </table:table-row>
        <table:table-row table:style-name="ro1">
          <table:table-cell office:value-type="string" calcext:value-type="string">
            <text:p>002061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5]/100" office:value-type="float" office:value="79.48" calcext:value-type="float">
            <text:p>79.48</text:p>
          </table:table-cell>
          <table:table-cell table:formula="of:=[.E1075]/16*9/5+32" office:value-type="float" office:value="76.325" calcext:value-type="float">
            <text:p>76.325</text:p>
          </table:table-cell>
          <table:table-cell table:formula="of:=[.F1075]-[.G1075]" office:value-type="float" office:value="3.155" calcext:value-type="float">
            <text:p>3.155</text:p>
          </table:table-cell>
        </table:table-row>
        <table:table-row table:style-name="ro1">
          <table:table-cell office:value-type="string" calcext:value-type="string">
            <text:p>0020620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76]/100" office:value-type="float" office:value="79" calcext:value-type="float">
            <text:p>79</text:p>
          </table:table-cell>
          <table:table-cell table:formula="of:=[.E1076]/16*9/5+32" office:value-type="float" office:value="76.4375" calcext:value-type="float">
            <text:p>76.4375</text:p>
          </table:table-cell>
          <table:table-cell table:formula="of:=[.F1076]-[.G1076]" office:value-type="float" office:value="2.5625" calcext:value-type="float">
            <text:p>2.5625</text:p>
          </table:table-cell>
        </table:table-row>
        <table:table-row table:style-name="ro1">
          <table:table-cell office:value-type="string" calcext:value-type="string">
            <text:p>002063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7]/100" office:value-type="float" office:value="79.3" calcext:value-type="float">
            <text:p>79.3</text:p>
          </table:table-cell>
          <table:table-cell table:formula="of:=[.E1077]/16*9/5+32" office:value-type="float" office:value="76.325" calcext:value-type="float">
            <text:p>76.325</text:p>
          </table:table-cell>
          <table:table-cell table:formula="of:=[.F1077]-[.G1077]" office:value-type="float" office:value="2.97499999999999" calcext:value-type="float">
            <text:p>2.975</text:p>
          </table:table-cell>
        </table:table-row>
        <table:table-row table:style-name="ro1">
          <table:table-cell office:value-type="string" calcext:value-type="string">
            <text:p>0020640</text:p>
          </table:table-cell>
          <table:table-cell office:value-type="float" office:value="0" calcext:value-type="float">
            <text:p>0</text:p>
          </table:table-cell>
          <table:table-cell office:value-type="float" office:value="7946" calcext:value-type="float">
            <text:p>7946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8]/100" office:value-type="float" office:value="79.46" calcext:value-type="float">
            <text:p>79.46</text:p>
          </table:table-cell>
          <table:table-cell table:formula="of:=[.E1078]/16*9/5+32" office:value-type="float" office:value="76.325" calcext:value-type="float">
            <text:p>76.325</text:p>
          </table:table-cell>
          <table:table-cell table:formula="of:=[.F1078]-[.G1078]" office:value-type="float" office:value="3.13499999999999" calcext:value-type="float">
            <text:p>3.135</text:p>
          </table:table-cell>
        </table:table-row>
        <table:table-row table:style-name="ro1">
          <table:table-cell office:value-type="string" calcext:value-type="string">
            <text:p>002065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79]/100" office:value-type="float" office:value="79.3" calcext:value-type="float">
            <text:p>79.3</text:p>
          </table:table-cell>
          <table:table-cell table:formula="of:=[.E1079]/16*9/5+32" office:value-type="float" office:value="76.325" calcext:value-type="float">
            <text:p>76.325</text:p>
          </table:table-cell>
          <table:table-cell table:formula="of:=[.F1079]-[.G1079]" office:value-type="float" office:value="2.97499999999999" calcext:value-type="float">
            <text:p>2.975</text:p>
          </table:table-cell>
        </table:table-row>
        <table:table-row table:style-name="ro1">
          <table:table-cell office:value-type="string" calcext:value-type="string">
            <text:p>002066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formula="of:=[.C1080]/100" office:value-type="float" office:value="79.34" calcext:value-type="float">
            <text:p>79.34</text:p>
          </table:table-cell>
          <table:table-cell table:formula="of:=[.E1080]/16*9/5+32" office:value-type="float" office:value="76.325" calcext:value-type="float">
            <text:p>76.325</text:p>
          </table:table-cell>
          <table:table-cell table:formula="of:=[.F1080]-[.G1080]" office:value-type="float" office:value="3.015" calcext:value-type="float">
            <text:p>3.015</text:p>
          </table:table-cell>
        </table:table-row>
        <table:table-row table:style-name="ro1">
          <table:table-cell office:value-type="string" calcext:value-type="string">
            <text:p>0020670</text:p>
          </table:table-cell>
          <table:table-cell office:value-type="float" office:value="0" calcext:value-type="float">
            <text:p>0</text:p>
          </table:table-cell>
          <table:table-cell office:value-type="float" office:value="7951" calcext:value-type="float">
            <text:p>7951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1]/100" office:value-type="float" office:value="79.51" calcext:value-type="float">
            <text:p>79.51</text:p>
          </table:table-cell>
          <table:table-cell table:formula="of:=[.E1081]/16*9/5+32" office:value-type="float" office:value="76.4375" calcext:value-type="float">
            <text:p>76.4375</text:p>
          </table:table-cell>
          <table:table-cell table:formula="of:=[.F1081]-[.G1081]" office:value-type="float" office:value="3.07250000000001" calcext:value-type="float">
            <text:p>3.0725</text:p>
          </table:table-cell>
        </table:table-row>
        <table:table-row table:style-name="ro1">
          <table:table-cell office:value-type="string" calcext:value-type="string">
            <text:p>0020700</text:p>
          </table:table-cell>
          <table:table-cell office:value-type="float" office:value="0" calcext:value-type="float">
            <text:p>0</text:p>
          </table:table-cell>
          <table:table-cell office:value-type="float" office:value="7921" calcext:value-type="float">
            <text:p>7921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2]/100" office:value-type="float" office:value="79.21" calcext:value-type="float">
            <text:p>79.21</text:p>
          </table:table-cell>
          <table:table-cell table:formula="of:=[.E1082]/16*9/5+32" office:value-type="float" office:value="76.4375" calcext:value-type="float">
            <text:p>76.4375</text:p>
          </table:table-cell>
          <table:table-cell table:formula="of:=[.F1082]-[.G1082]" office:value-type="float" office:value="2.77249999999999" calcext:value-type="float">
            <text:p>2.7725</text:p>
          </table:table-cell>
        </table:table-row>
        <table:table-row table:style-name="ro1">
          <table:table-cell office:value-type="string" calcext:value-type="string">
            <text:p>002071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3]/100" office:value-type="float" office:value="79.3" calcext:value-type="float">
            <text:p>79.3</text:p>
          </table:table-cell>
          <table:table-cell table:formula="of:=[.E1083]/16*9/5+32" office:value-type="float" office:value="76.4375" calcext:value-type="float">
            <text:p>76.4375</text:p>
          </table:table-cell>
          <table:table-cell table:formula="of:=[.F1083]-[.G1083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20720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4]/100" office:value-type="float" office:value="79.3" calcext:value-type="float">
            <text:p>79.3</text:p>
          </table:table-cell>
          <table:table-cell table:formula="of:=[.E1084]/16*9/5+32" office:value-type="float" office:value="76.4375" calcext:value-type="float">
            <text:p>76.4375</text:p>
          </table:table-cell>
          <table:table-cell table:formula="of:=[.F1084]-[.G1084]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002073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5]/100" office:value-type="float" office:value="79.55" calcext:value-type="float">
            <text:p>79.55</text:p>
          </table:table-cell>
          <table:table-cell table:formula="of:=[.E1085]/16*9/5+32" office:value-type="float" office:value="76.4375" calcext:value-type="float">
            <text:p>76.4375</text:p>
          </table:table-cell>
          <table:table-cell table:formula="of:=[.F1085]-[.G1085]" office:value-type="float" office:value="3.1125" calcext:value-type="float">
            <text:p>3.1125</text:p>
          </table:table-cell>
        </table:table-row>
        <table:table-row table:style-name="ro1">
          <table:table-cell office:value-type="string" calcext:value-type="string">
            <text:p>0020740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6]/100" office:value-type="float" office:value="79.5" calcext:value-type="float">
            <text:p>79.5</text:p>
          </table:table-cell>
          <table:table-cell table:formula="of:=[.E1086]/16*9/5+32" office:value-type="float" office:value="76.4375" calcext:value-type="float">
            <text:p>76.4375</text:p>
          </table:table-cell>
          <table:table-cell table:formula="of:=[.F1086]-[.G1086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0020750</text:p>
          </table:table-cell>
          <table:table-cell office:value-type="float" office:value="0" calcext:value-type="float">
            <text:p>0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7]/100" office:value-type="float" office:value="79.34" calcext:value-type="float">
            <text:p>79.34</text:p>
          </table:table-cell>
          <table:table-cell table:formula="of:=[.E1087]/16*9/5+32" office:value-type="float" office:value="76.4375" calcext:value-type="float">
            <text:p>76.4375</text:p>
          </table:table-cell>
          <table:table-cell table:formula="of:=[.F1087]-[.G1087]" office:value-type="float" office:value="2.9025" calcext:value-type="float">
            <text:p>2.9025</text:p>
          </table:table-cell>
        </table:table-row>
        <table:table-row table:style-name="ro1">
          <table:table-cell office:value-type="string" calcext:value-type="string">
            <text:p>0020760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8]/100" office:value-type="float" office:value="79.55" calcext:value-type="float">
            <text:p>79.55</text:p>
          </table:table-cell>
          <table:table-cell table:formula="of:=[.E1088]/16*9/5+32" office:value-type="float" office:value="76.4375" calcext:value-type="float">
            <text:p>76.4375</text:p>
          </table:table-cell>
          <table:table-cell table:formula="of:=[.F1088]-[.G1088]" office:value-type="float" office:value="3.1125" calcext:value-type="float">
            <text:p>3.1125</text:p>
          </table:table-cell>
        </table:table-row>
        <table:table-row table:style-name="ro1">
          <table:table-cell office:value-type="string" calcext:value-type="string">
            <text:p>0020770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89]/100" office:value-type="float" office:value="78.95" calcext:value-type="float">
            <text:p>78.95</text:p>
          </table:table-cell>
          <table:table-cell table:formula="of:=[.E1089]/16*9/5+32" office:value-type="float" office:value="76.4375" calcext:value-type="float">
            <text:p>76.4375</text:p>
          </table:table-cell>
          <table:table-cell table:formula="of:=[.F1089]-[.G1089]" office:value-type="float" office:value="2.5125" calcext:value-type="float">
            <text:p>2.5125</text:p>
          </table:table-cell>
        </table:table-row>
        <table:table-row table:style-name="ro1">
          <table:table-cell office:value-type="string" calcext:value-type="string">
            <text:p>0021000</text:p>
          </table:table-cell>
          <table:table-cell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90]/100" office:value-type="float" office:value="79.2" calcext:value-type="float">
            <text:p>79.2</text:p>
          </table:table-cell>
          <table:table-cell table:formula="of:=[.E1090]/16*9/5+32" office:value-type="float" office:value="76.4375" calcext:value-type="float">
            <text:p>76.4375</text:p>
          </table:table-cell>
          <table:table-cell table:formula="of:=[.F1090]-[.G1090]" office:value-type="float" office:value="2.7625" calcext:value-type="float">
            <text:p>2.7625</text:p>
          </table:table-cell>
        </table:table-row>
        <table:table-row table:style-name="ro1">
          <table:table-cell office:value-type="string" calcext:value-type="string">
            <text:p>0021010</text:p>
          </table:table-cell>
          <table:table-cell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formula="of:=[.C1091]/100" office:value-type="float" office:value="79.32" calcext:value-type="float">
            <text:p>79.32</text:p>
          </table:table-cell>
          <table:table-cell table:formula="of:=[.E1091]/16*9/5+32" office:value-type="float" office:value="76.4375" calcext:value-type="float">
            <text:p>76.4375</text:p>
          </table:table-cell>
          <table:table-cell table:formula="of:=[.F1091]-[.G1091]" office:value-type="float" office:value="2.88249999999999" calcext:value-type="float">
            <text:p>2.8825</text:p>
          </table:table-cell>
        </table:table-row>
        <table:table-row table:style-name="ro1">
          <table:table-cell office:value-type="string" calcext:value-type="string">
            <text:p>0021020</text:p>
          </table:table-cell>
          <table:table-cell office:value-type="float" office:value="0" calcext:value-type="float">
            <text:p>0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2]/100" office:value-type="float" office:value="79.37" calcext:value-type="float">
            <text:p>79.37</text:p>
          </table:table-cell>
          <table:table-cell table:formula="of:=[.E1092]/16*9/5+32" office:value-type="float" office:value="76.55" calcext:value-type="float">
            <text:p>76.55</text:p>
          </table:table-cell>
          <table:table-cell table:formula="of:=[.F1092]-[.G1092]" office:value-type="float" office:value="2.82000000000001" calcext:value-type="float">
            <text:p>2.82</text:p>
          </table:table-cell>
        </table:table-row>
        <table:table-row table:style-name="ro1">
          <table:table-cell office:value-type="string" calcext:value-type="string">
            <text:p>002103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3]/100" office:value-type="float" office:value="79.6" calcext:value-type="float">
            <text:p>79.6</text:p>
          </table:table-cell>
          <table:table-cell table:formula="of:=[.E1093]/16*9/5+32" office:value-type="float" office:value="76.55" calcext:value-type="float">
            <text:p>76.55</text:p>
          </table:table-cell>
          <table:table-cell table:formula="of:=[.F1093]-[.G1093]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0021040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4]/100" office:value-type="float" office:value="79.64" calcext:value-type="float">
            <text:p>79.64</text:p>
          </table:table-cell>
          <table:table-cell table:formula="of:=[.E1094]/16*9/5+32" office:value-type="float" office:value="76.55" calcext:value-type="float">
            <text:p>76.55</text:p>
          </table:table-cell>
          <table:table-cell table:formula="of:=[.F1094]-[.G1094]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0021050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5]/100" office:value-type="float" office:value="79.53" calcext:value-type="float">
            <text:p>79.53</text:p>
          </table:table-cell>
          <table:table-cell table:formula="of:=[.E1095]/16*9/5+32" office:value-type="float" office:value="76.55" calcext:value-type="float">
            <text:p>76.55</text:p>
          </table:table-cell>
          <table:table-cell table:formula="of:=[.F1095]-[.G1095]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0021060</text:p>
          </table:table-cell>
          <table:table-cell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1096]/100" office:value-type="float" office:value="79.78" calcext:value-type="float">
            <text:p>79.78</text:p>
          </table:table-cell>
          <table:table-cell table:formula="of:=[.E1096]/16*9/5+32" office:value-type="float" office:value="76.6625" calcext:value-type="float">
            <text:p>76.6625</text:p>
          </table:table-cell>
          <table:table-cell table:formula="of:=[.F1096]-[.G1096]" office:value-type="float" office:value="3.11750000000001" calcext:value-type="float">
            <text:p>3.1175</text:p>
          </table:table-cell>
        </table:table-row>
        <table:table-row table:style-name="ro1">
          <table:table-cell office:value-type="string" calcext:value-type="string">
            <text:p>002107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7]/100" office:value-type="float" office:value="79.6" calcext:value-type="float">
            <text:p>79.6</text:p>
          </table:table-cell>
          <table:table-cell table:formula="of:=[.E1097]/16*9/5+32" office:value-type="float" office:value="76.55" calcext:value-type="float">
            <text:p>76.55</text:p>
          </table:table-cell>
          <table:table-cell table:formula="of:=[.F1097]-[.G1097]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0021100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formula="of:=[.C1098]/100" office:value-type="float" office:value="79.62" calcext:value-type="float">
            <text:p>79.62</text:p>
          </table:table-cell>
          <table:table-cell table:formula="of:=[.E1098]/16*9/5+32" office:value-type="float" office:value="76.55" calcext:value-type="float">
            <text:p>76.55</text:p>
          </table:table-cell>
          <table:table-cell table:formula="of:=[.F1098]-[.G1098]" office:value-type="float" office:value="3.07000000000001" calcext:value-type="float">
            <text:p>3.07</text:p>
          </table:table-cell>
        </table:table-row>
        <table:table-row table:style-name="ro1">
          <table:table-cell office:value-type="string" calcext:value-type="string">
            <text:p>0021110</text:p>
          </table:table-cell>
          <table:table-cell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1099]/100" office:value-type="float" office:value="79.69" calcext:value-type="float">
            <text:p>79.69</text:p>
          </table:table-cell>
          <table:table-cell table:formula="of:=[.E1099]/16*9/5+32" office:value-type="float" office:value="76.6625" calcext:value-type="float">
            <text:p>76.6625</text:p>
          </table:table-cell>
          <table:table-cell table:formula="of:=[.F1099]-[.G1099]" office:value-type="float" office:value="3.0275" calcext:value-type="float">
            <text:p>3.0275</text:p>
          </table:table-cell>
        </table:table-row>
        <table:table-row table:style-name="ro1">
          <table:table-cell office:value-type="string" calcext:value-type="string">
            <text:p>0021120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1100]/100" office:value-type="float" office:value="79.6" calcext:value-type="float">
            <text:p>79.6</text:p>
          </table:table-cell>
          <table:table-cell table:formula="of:=[.E1100]/16*9/5+32" office:value-type="float" office:value="76.6625" calcext:value-type="float">
            <text:p>76.6625</text:p>
          </table:table-cell>
          <table:table-cell table:formula="of:=[.F1100]-[.G1100]" office:value-type="float" office:value="2.9375" calcext:value-type="float">
            <text:p>2.9375</text:p>
          </table:table-cell>
        </table:table-row>
        <table:table-row table:style-name="ro1">
          <table:table-cell office:value-type="string" calcext:value-type="string">
            <text:p>0021130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1101]/100" office:value-type="float" office:value="79.23" calcext:value-type="float">
            <text:p>79.23</text:p>
          </table:table-cell>
          <table:table-cell table:formula="of:=[.E1101]/16*9/5+32" office:value-type="float" office:value="76.6625" calcext:value-type="float">
            <text:p>76.6625</text:p>
          </table:table-cell>
          <table:table-cell table:formula="of:=[.F1101]-[.G1101]" office:value-type="float" office:value="2.56750000000001" calcext:value-type="float">
            <text:p>2.5675</text:p>
          </table:table-cell>
        </table:table-row>
        <table:table-row table:style-name="ro1">
          <table:table-cell office:value-type="string" calcext:value-type="string">
            <text:p>0021140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formula="of:=[.C1102]/100" office:value-type="float" office:value="79.64" calcext:value-type="float">
            <text:p>79.64</text:p>
          </table:table-cell>
          <table:table-cell table:formula="of:=[.E1102]/16*9/5+32" office:value-type="float" office:value="76.6625" calcext:value-type="float">
            <text:p>76.6625</text:p>
          </table:table-cell>
          <table:table-cell table:formula="of:=[.F1102]-[.G1102]" office:value-type="float" office:value="2.97750000000001" calcext:value-type="float">
            <text:p>2.9775</text:p>
          </table:table-cell>
        </table:table-row>
        <table:table-row table:style-name="ro1">
          <table:table-cell office:value-type="string" calcext:value-type="string">
            <text:p>0021150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1103]/100" office:value-type="float" office:value="79.48" calcext:value-type="float">
            <text:p>79.48</text:p>
          </table:table-cell>
          <table:table-cell table:formula="of:=[.E1103]/16*9/5+32" office:value-type="float" office:value="76.775" calcext:value-type="float">
            <text:p>76.775</text:p>
          </table:table-cell>
          <table:table-cell table:formula="of:=[.F1103]-[.G1103]" office:value-type="float" office:value="2.705" calcext:value-type="float">
            <text:p>2.705</text:p>
          </table:table-cell>
        </table:table-row>
        <table:table-row table:style-name="ro1">
          <table:table-cell office:value-type="string" calcext:value-type="string">
            <text:p>0021160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104]/100" office:value-type="float" office:value="79.87" calcext:value-type="float">
            <text:p>79.87</text:p>
          </table:table-cell>
          <table:table-cell table:formula="of:=[.E1104]/16*9/5+32" office:value-type="float" office:value="76.8875" calcext:value-type="float">
            <text:p>76.8875</text:p>
          </table:table-cell>
          <table:table-cell table:formula="of:=[.F1104]-[.G1104]" office:value-type="float" office:value="2.9825" calcext:value-type="float">
            <text:p>2.9825</text:p>
          </table:table-cell>
        </table:table-row>
        <table:table-row table:style-name="ro1">
          <table:table-cell office:value-type="string" calcext:value-type="string">
            <text:p>0021170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[.C1105]/100" office:value-type="float" office:value="79.53" calcext:value-type="float">
            <text:p>79.53</text:p>
          </table:table-cell>
          <table:table-cell table:formula="of:=[.E1105]/16*9/5+32" office:value-type="float" office:value="76.775" calcext:value-type="float">
            <text:p>76.775</text:p>
          </table:table-cell>
          <table:table-cell table:formula="of:=[.F1105]-[.G1105]" office:value-type="float" office:value="2.755" calcext:value-type="float">
            <text:p>2.755</text:p>
          </table:table-cell>
        </table:table-row>
        <table:table-row table:style-name="ro1">
          <table:table-cell office:value-type="string" calcext:value-type="string">
            <text:p>0021200</text:p>
          </table:table-cell>
          <table:table-cell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106]/100" office:value-type="float" office:value="79.66" calcext:value-type="float">
            <text:p>79.66</text:p>
          </table:table-cell>
          <table:table-cell table:formula="of:=[.E1106]/16*9/5+32" office:value-type="float" office:value="76.8875" calcext:value-type="float">
            <text:p>76.8875</text:p>
          </table:table-cell>
          <table:table-cell table:formula="of:=[.F1106]-[.G1106]" office:value-type="float" office:value="2.77249999999999" calcext:value-type="float">
            <text:p>2.7725</text:p>
          </table:table-cell>
        </table:table-row>
        <table:table-row table:style-name="ro1">
          <table:table-cell office:value-type="string" calcext:value-type="string">
            <text:p>0021210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107]/100" office:value-type="float" office:value="79.76" calcext:value-type="float">
            <text:p>79.76</text:p>
          </table:table-cell>
          <table:table-cell table:formula="of:=[.E1107]/16*9/5+32" office:value-type="float" office:value="76.8875" calcext:value-type="float">
            <text:p>76.8875</text:p>
          </table:table-cell>
          <table:table-cell table:formula="of:=[.F1107]-[.G1107]" office:value-type="float" office:value="2.8725" calcext:value-type="float">
            <text:p>2.8725</text:p>
          </table:table-cell>
        </table:table-row>
        <table:table-row table:style-name="ro1">
          <table:table-cell office:value-type="string" calcext:value-type="string">
            <text:p>0021220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108]/100" office:value-type="float" office:value="79.85" calcext:value-type="float">
            <text:p>79.85</text:p>
          </table:table-cell>
          <table:table-cell table:formula="of:=[.E1108]/16*9/5+32" office:value-type="float" office:value="76.8875" calcext:value-type="float">
            <text:p>76.8875</text:p>
          </table:table-cell>
          <table:table-cell table:formula="of:=[.F1108]-[.G1108]" office:value-type="float" office:value="2.96249999999999" calcext:value-type="float">
            <text:p>2.9625</text:p>
          </table:table-cell>
        </table:table-row>
        <table:table-row table:style-name="ro1">
          <table:table-cell office:value-type="string" calcext:value-type="string">
            <text:p>0021230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109]/100" office:value-type="float" office:value="80.01" calcext:value-type="float">
            <text:p>80.01</text:p>
          </table:table-cell>
          <table:table-cell table:formula="of:=[.E1109]/16*9/5+32" office:value-type="float" office:value="76.8875" calcext:value-type="float">
            <text:p>76.8875</text:p>
          </table:table-cell>
          <table:table-cell table:formula="of:=[.F1109]-[.G1109]" office:value-type="float" office:value="3.1225" calcext:value-type="float">
            <text:p>3.1225</text:p>
          </table:table-cell>
        </table:table-row>
        <table:table-row table:style-name="ro1">
          <table:table-cell office:value-type="string" calcext:value-type="string">
            <text:p>0021240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1110]/100" office:value-type="float" office:value="79.94" calcext:value-type="float">
            <text:p>79.94</text:p>
          </table:table-cell>
          <table:table-cell table:formula="of:=[.E1110]/16*9/5+32" office:value-type="float" office:value="77" calcext:value-type="float">
            <text:p>77</text:p>
          </table:table-cell>
          <table:table-cell table:formula="of:=[.F1110]-[.G1110]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0021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1]/100" office:value-type="float" office:value="-0.01" calcext:value-type="float">
            <text:p>-0.01</text:p>
          </table:table-cell>
          <table:table-cell table:formula="of:=[.E1111]/16*9/5+32" office:value-type="float" office:value="31.8875" calcext:value-type="float">
            <text:p>31.8875</text:p>
          </table:table-cell>
          <table:table-cell table:formula="of:=[.F1111]-[.G111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2]/100" office:value-type="float" office:value="-0.01" calcext:value-type="float">
            <text:p>-0.01</text:p>
          </table:table-cell>
          <table:table-cell table:formula="of:=[.E1112]/16*9/5+32" office:value-type="float" office:value="31.8875" calcext:value-type="float">
            <text:p>31.8875</text:p>
          </table:table-cell>
          <table:table-cell table:formula="of:=[.F1112]-[.G111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3]/100" office:value-type="float" office:value="-0.01" calcext:value-type="float">
            <text:p>-0.01</text:p>
          </table:table-cell>
          <table:table-cell table:formula="of:=[.E1113]/16*9/5+32" office:value-type="float" office:value="31.8875" calcext:value-type="float">
            <text:p>31.8875</text:p>
          </table:table-cell>
          <table:table-cell table:formula="of:=[.F1113]-[.G111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4]/100" office:value-type="float" office:value="-0.01" calcext:value-type="float">
            <text:p>-0.01</text:p>
          </table:table-cell>
          <table:table-cell table:formula="of:=[.E1114]/16*9/5+32" office:value-type="float" office:value="31.8875" calcext:value-type="float">
            <text:p>31.8875</text:p>
          </table:table-cell>
          <table:table-cell table:formula="of:=[.F1114]-[.G111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5]/100" office:value-type="float" office:value="-0.01" calcext:value-type="float">
            <text:p>-0.01</text:p>
          </table:table-cell>
          <table:table-cell table:formula="of:=[.E1115]/16*9/5+32" office:value-type="float" office:value="31.8875" calcext:value-type="float">
            <text:p>31.8875</text:p>
          </table:table-cell>
          <table:table-cell table:formula="of:=[.F1115]-[.G111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6]/100" office:value-type="float" office:value="-0.01" calcext:value-type="float">
            <text:p>-0.01</text:p>
          </table:table-cell>
          <table:table-cell table:formula="of:=[.E1116]/16*9/5+32" office:value-type="float" office:value="31.8875" calcext:value-type="float">
            <text:p>31.8875</text:p>
          </table:table-cell>
          <table:table-cell table:formula="of:=[.F1116]-[.G111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7]/100" office:value-type="float" office:value="-0.01" calcext:value-type="float">
            <text:p>-0.01</text:p>
          </table:table-cell>
          <table:table-cell table:formula="of:=[.E1117]/16*9/5+32" office:value-type="float" office:value="31.8875" calcext:value-type="float">
            <text:p>31.8875</text:p>
          </table:table-cell>
          <table:table-cell table:formula="of:=[.F1117]-[.G111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8]/100" office:value-type="float" office:value="-0.01" calcext:value-type="float">
            <text:p>-0.01</text:p>
          </table:table-cell>
          <table:table-cell table:formula="of:=[.E1118]/16*9/5+32" office:value-type="float" office:value="31.8875" calcext:value-type="float">
            <text:p>31.8875</text:p>
          </table:table-cell>
          <table:table-cell table:formula="of:=[.F1118]-[.G111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19]/100" office:value-type="float" office:value="-0.01" calcext:value-type="float">
            <text:p>-0.01</text:p>
          </table:table-cell>
          <table:table-cell table:formula="of:=[.E1119]/16*9/5+32" office:value-type="float" office:value="31.8875" calcext:value-type="float">
            <text:p>31.8875</text:p>
          </table:table-cell>
          <table:table-cell table:formula="of:=[.F1119]-[.G111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0]/100" office:value-type="float" office:value="-0.01" calcext:value-type="float">
            <text:p>-0.01</text:p>
          </table:table-cell>
          <table:table-cell table:formula="of:=[.E1120]/16*9/5+32" office:value-type="float" office:value="31.8875" calcext:value-type="float">
            <text:p>31.8875</text:p>
          </table:table-cell>
          <table:table-cell table:formula="of:=[.F1120]-[.G112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1]/100" office:value-type="float" office:value="-0.01" calcext:value-type="float">
            <text:p>-0.01</text:p>
          </table:table-cell>
          <table:table-cell table:formula="of:=[.E1121]/16*9/5+32" office:value-type="float" office:value="31.8875" calcext:value-type="float">
            <text:p>31.8875</text:p>
          </table:table-cell>
          <table:table-cell table:formula="of:=[.F1121]-[.G112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2]/100" office:value-type="float" office:value="-0.01" calcext:value-type="float">
            <text:p>-0.01</text:p>
          </table:table-cell>
          <table:table-cell table:formula="of:=[.E1122]/16*9/5+32" office:value-type="float" office:value="31.8875" calcext:value-type="float">
            <text:p>31.8875</text:p>
          </table:table-cell>
          <table:table-cell table:formula="of:=[.F1122]-[.G112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3]/100" office:value-type="float" office:value="-0.01" calcext:value-type="float">
            <text:p>-0.01</text:p>
          </table:table-cell>
          <table:table-cell table:formula="of:=[.E1123]/16*9/5+32" office:value-type="float" office:value="31.8875" calcext:value-type="float">
            <text:p>31.8875</text:p>
          </table:table-cell>
          <table:table-cell table:formula="of:=[.F1123]-[.G112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4]/100" office:value-type="float" office:value="-0.01" calcext:value-type="float">
            <text:p>-0.01</text:p>
          </table:table-cell>
          <table:table-cell table:formula="of:=[.E1124]/16*9/5+32" office:value-type="float" office:value="31.8875" calcext:value-type="float">
            <text:p>31.8875</text:p>
          </table:table-cell>
          <table:table-cell table:formula="of:=[.F1124]-[.G112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5]/100" office:value-type="float" office:value="-0.01" calcext:value-type="float">
            <text:p>-0.01</text:p>
          </table:table-cell>
          <table:table-cell table:formula="of:=[.E1125]/16*9/5+32" office:value-type="float" office:value="31.8875" calcext:value-type="float">
            <text:p>31.8875</text:p>
          </table:table-cell>
          <table:table-cell table:formula="of:=[.F1125]-[.G112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6]/100" office:value-type="float" office:value="-0.01" calcext:value-type="float">
            <text:p>-0.01</text:p>
          </table:table-cell>
          <table:table-cell table:formula="of:=[.E1126]/16*9/5+32" office:value-type="float" office:value="31.8875" calcext:value-type="float">
            <text:p>31.8875</text:p>
          </table:table-cell>
          <table:table-cell table:formula="of:=[.F1126]-[.G112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7]/100" office:value-type="float" office:value="-0.01" calcext:value-type="float">
            <text:p>-0.01</text:p>
          </table:table-cell>
          <table:table-cell table:formula="of:=[.E1127]/16*9/5+32" office:value-type="float" office:value="31.8875" calcext:value-type="float">
            <text:p>31.8875</text:p>
          </table:table-cell>
          <table:table-cell table:formula="of:=[.F1127]-[.G112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8]/100" office:value-type="float" office:value="-0.01" calcext:value-type="float">
            <text:p>-0.01</text:p>
          </table:table-cell>
          <table:table-cell table:formula="of:=[.E1128]/16*9/5+32" office:value-type="float" office:value="31.8875" calcext:value-type="float">
            <text:p>31.8875</text:p>
          </table:table-cell>
          <table:table-cell table:formula="of:=[.F1128]-[.G112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29]/100" office:value-type="float" office:value="-0.01" calcext:value-type="float">
            <text:p>-0.01</text:p>
          </table:table-cell>
          <table:table-cell table:formula="of:=[.E1129]/16*9/5+32" office:value-type="float" office:value="31.8875" calcext:value-type="float">
            <text:p>31.8875</text:p>
          </table:table-cell>
          <table:table-cell table:formula="of:=[.F1129]-[.G112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0]/100" office:value-type="float" office:value="-0.01" calcext:value-type="float">
            <text:p>-0.01</text:p>
          </table:table-cell>
          <table:table-cell table:formula="of:=[.E1130]/16*9/5+32" office:value-type="float" office:value="31.8875" calcext:value-type="float">
            <text:p>31.8875</text:p>
          </table:table-cell>
          <table:table-cell table:formula="of:=[.F1130]-[.G113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1]/100" office:value-type="float" office:value="-0.01" calcext:value-type="float">
            <text:p>-0.01</text:p>
          </table:table-cell>
          <table:table-cell table:formula="of:=[.E1131]/16*9/5+32" office:value-type="float" office:value="31.8875" calcext:value-type="float">
            <text:p>31.8875</text:p>
          </table:table-cell>
          <table:table-cell table:formula="of:=[.F1131]-[.G113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2]/100" office:value-type="float" office:value="-0.01" calcext:value-type="float">
            <text:p>-0.01</text:p>
          </table:table-cell>
          <table:table-cell table:formula="of:=[.E1132]/16*9/5+32" office:value-type="float" office:value="31.8875" calcext:value-type="float">
            <text:p>31.8875</text:p>
          </table:table-cell>
          <table:table-cell table:formula="of:=[.F1132]-[.G113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3]/100" office:value-type="float" office:value="-0.01" calcext:value-type="float">
            <text:p>-0.01</text:p>
          </table:table-cell>
          <table:table-cell table:formula="of:=[.E1133]/16*9/5+32" office:value-type="float" office:value="31.8875" calcext:value-type="float">
            <text:p>31.8875</text:p>
          </table:table-cell>
          <table:table-cell table:formula="of:=[.F1133]-[.G113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4]/100" office:value-type="float" office:value="-0.01" calcext:value-type="float">
            <text:p>-0.01</text:p>
          </table:table-cell>
          <table:table-cell table:formula="of:=[.E1134]/16*9/5+32" office:value-type="float" office:value="31.8875" calcext:value-type="float">
            <text:p>31.8875</text:p>
          </table:table-cell>
          <table:table-cell table:formula="of:=[.F1134]-[.G113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5]/100" office:value-type="float" office:value="-0.01" calcext:value-type="float">
            <text:p>-0.01</text:p>
          </table:table-cell>
          <table:table-cell table:formula="of:=[.E1135]/16*9/5+32" office:value-type="float" office:value="31.8875" calcext:value-type="float">
            <text:p>31.8875</text:p>
          </table:table-cell>
          <table:table-cell table:formula="of:=[.F1135]-[.G113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6]/100" office:value-type="float" office:value="-0.01" calcext:value-type="float">
            <text:p>-0.01</text:p>
          </table:table-cell>
          <table:table-cell table:formula="of:=[.E1136]/16*9/5+32" office:value-type="float" office:value="31.8875" calcext:value-type="float">
            <text:p>31.8875</text:p>
          </table:table-cell>
          <table:table-cell table:formula="of:=[.F1136]-[.G113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7]/100" office:value-type="float" office:value="-0.01" calcext:value-type="float">
            <text:p>-0.01</text:p>
          </table:table-cell>
          <table:table-cell table:formula="of:=[.E1137]/16*9/5+32" office:value-type="float" office:value="31.8875" calcext:value-type="float">
            <text:p>31.8875</text:p>
          </table:table-cell>
          <table:table-cell table:formula="of:=[.F1137]-[.G113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8]/100" office:value-type="float" office:value="-0.01" calcext:value-type="float">
            <text:p>-0.01</text:p>
          </table:table-cell>
          <table:table-cell table:formula="of:=[.E1138]/16*9/5+32" office:value-type="float" office:value="31.8875" calcext:value-type="float">
            <text:p>31.8875</text:p>
          </table:table-cell>
          <table:table-cell table:formula="of:=[.F1138]-[.G113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39]/100" office:value-type="float" office:value="-0.01" calcext:value-type="float">
            <text:p>-0.01</text:p>
          </table:table-cell>
          <table:table-cell table:formula="of:=[.E1139]/16*9/5+32" office:value-type="float" office:value="31.8875" calcext:value-type="float">
            <text:p>31.8875</text:p>
          </table:table-cell>
          <table:table-cell table:formula="of:=[.F1139]-[.G113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0]/100" office:value-type="float" office:value="-0.01" calcext:value-type="float">
            <text:p>-0.01</text:p>
          </table:table-cell>
          <table:table-cell table:formula="of:=[.E1140]/16*9/5+32" office:value-type="float" office:value="31.8875" calcext:value-type="float">
            <text:p>31.8875</text:p>
          </table:table-cell>
          <table:table-cell table:formula="of:=[.F1140]-[.G114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1]/100" office:value-type="float" office:value="-0.01" calcext:value-type="float">
            <text:p>-0.01</text:p>
          </table:table-cell>
          <table:table-cell table:formula="of:=[.E1141]/16*9/5+32" office:value-type="float" office:value="31.8875" calcext:value-type="float">
            <text:p>31.8875</text:p>
          </table:table-cell>
          <table:table-cell table:formula="of:=[.F1141]-[.G114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2]/100" office:value-type="float" office:value="-0.01" calcext:value-type="float">
            <text:p>-0.01</text:p>
          </table:table-cell>
          <table:table-cell table:formula="of:=[.E1142]/16*9/5+32" office:value-type="float" office:value="31.8875" calcext:value-type="float">
            <text:p>31.8875</text:p>
          </table:table-cell>
          <table:table-cell table:formula="of:=[.F1142]-[.G114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3]/100" office:value-type="float" office:value="-0.01" calcext:value-type="float">
            <text:p>-0.01</text:p>
          </table:table-cell>
          <table:table-cell table:formula="of:=[.E1143]/16*9/5+32" office:value-type="float" office:value="31.8875" calcext:value-type="float">
            <text:p>31.8875</text:p>
          </table:table-cell>
          <table:table-cell table:formula="of:=[.F1143]-[.G114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4]/100" office:value-type="float" office:value="-0.01" calcext:value-type="float">
            <text:p>-0.01</text:p>
          </table:table-cell>
          <table:table-cell table:formula="of:=[.E1144]/16*9/5+32" office:value-type="float" office:value="31.8875" calcext:value-type="float">
            <text:p>31.8875</text:p>
          </table:table-cell>
          <table:table-cell table:formula="of:=[.F1144]-[.G114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5]/100" office:value-type="float" office:value="-0.01" calcext:value-type="float">
            <text:p>-0.01</text:p>
          </table:table-cell>
          <table:table-cell table:formula="of:=[.E1145]/16*9/5+32" office:value-type="float" office:value="31.8875" calcext:value-type="float">
            <text:p>31.8875</text:p>
          </table:table-cell>
          <table:table-cell table:formula="of:=[.F1145]-[.G114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6]/100" office:value-type="float" office:value="-0.01" calcext:value-type="float">
            <text:p>-0.01</text:p>
          </table:table-cell>
          <table:table-cell table:formula="of:=[.E1146]/16*9/5+32" office:value-type="float" office:value="31.8875" calcext:value-type="float">
            <text:p>31.8875</text:p>
          </table:table-cell>
          <table:table-cell table:formula="of:=[.F1146]-[.G114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7]/100" office:value-type="float" office:value="-0.01" calcext:value-type="float">
            <text:p>-0.01</text:p>
          </table:table-cell>
          <table:table-cell table:formula="of:=[.E1147]/16*9/5+32" office:value-type="float" office:value="31.8875" calcext:value-type="float">
            <text:p>31.8875</text:p>
          </table:table-cell>
          <table:table-cell table:formula="of:=[.F1147]-[.G114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8]/100" office:value-type="float" office:value="-0.01" calcext:value-type="float">
            <text:p>-0.01</text:p>
          </table:table-cell>
          <table:table-cell table:formula="of:=[.E1148]/16*9/5+32" office:value-type="float" office:value="31.8875" calcext:value-type="float">
            <text:p>31.8875</text:p>
          </table:table-cell>
          <table:table-cell table:formula="of:=[.F1148]-[.G114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49]/100" office:value-type="float" office:value="-0.01" calcext:value-type="float">
            <text:p>-0.01</text:p>
          </table:table-cell>
          <table:table-cell table:formula="of:=[.E1149]/16*9/5+32" office:value-type="float" office:value="31.8875" calcext:value-type="float">
            <text:p>31.8875</text:p>
          </table:table-cell>
          <table:table-cell table:formula="of:=[.F1149]-[.G114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0]/100" office:value-type="float" office:value="-0.01" calcext:value-type="float">
            <text:p>-0.01</text:p>
          </table:table-cell>
          <table:table-cell table:formula="of:=[.E1150]/16*9/5+32" office:value-type="float" office:value="31.8875" calcext:value-type="float">
            <text:p>31.8875</text:p>
          </table:table-cell>
          <table:table-cell table:formula="of:=[.F1150]-[.G115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1]/100" office:value-type="float" office:value="-0.01" calcext:value-type="float">
            <text:p>-0.01</text:p>
          </table:table-cell>
          <table:table-cell table:formula="of:=[.E1151]/16*9/5+32" office:value-type="float" office:value="31.8875" calcext:value-type="float">
            <text:p>31.8875</text:p>
          </table:table-cell>
          <table:table-cell table:formula="of:=[.F1151]-[.G115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2]/100" office:value-type="float" office:value="-0.01" calcext:value-type="float">
            <text:p>-0.01</text:p>
          </table:table-cell>
          <table:table-cell table:formula="of:=[.E1152]/16*9/5+32" office:value-type="float" office:value="31.8875" calcext:value-type="float">
            <text:p>31.8875</text:p>
          </table:table-cell>
          <table:table-cell table:formula="of:=[.F1152]-[.G115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1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3]/100" office:value-type="float" office:value="-0.01" calcext:value-type="float">
            <text:p>-0.01</text:p>
          </table:table-cell>
          <table:table-cell table:formula="of:=[.E1153]/16*9/5+32" office:value-type="float" office:value="31.8875" calcext:value-type="float">
            <text:p>31.8875</text:p>
          </table:table-cell>
          <table:table-cell table:formula="of:=[.F1153]-[.G115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4]/100" office:value-type="float" office:value="-0.01" calcext:value-type="float">
            <text:p>-0.01</text:p>
          </table:table-cell>
          <table:table-cell table:formula="of:=[.E1154]/16*9/5+32" office:value-type="float" office:value="31.8875" calcext:value-type="float">
            <text:p>31.8875</text:p>
          </table:table-cell>
          <table:table-cell table:formula="of:=[.F1154]-[.G115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5]/100" office:value-type="float" office:value="-0.01" calcext:value-type="float">
            <text:p>-0.01</text:p>
          </table:table-cell>
          <table:table-cell table:formula="of:=[.E1155]/16*9/5+32" office:value-type="float" office:value="31.8875" calcext:value-type="float">
            <text:p>31.8875</text:p>
          </table:table-cell>
          <table:table-cell table:formula="of:=[.F1155]-[.G115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6]/100" office:value-type="float" office:value="-0.01" calcext:value-type="float">
            <text:p>-0.01</text:p>
          </table:table-cell>
          <table:table-cell table:formula="of:=[.E1156]/16*9/5+32" office:value-type="float" office:value="31.8875" calcext:value-type="float">
            <text:p>31.8875</text:p>
          </table:table-cell>
          <table:table-cell table:formula="of:=[.F1156]-[.G115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7]/100" office:value-type="float" office:value="-0.01" calcext:value-type="float">
            <text:p>-0.01</text:p>
          </table:table-cell>
          <table:table-cell table:formula="of:=[.E1157]/16*9/5+32" office:value-type="float" office:value="31.8875" calcext:value-type="float">
            <text:p>31.8875</text:p>
          </table:table-cell>
          <table:table-cell table:formula="of:=[.F1157]-[.G115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8]/100" office:value-type="float" office:value="-0.01" calcext:value-type="float">
            <text:p>-0.01</text:p>
          </table:table-cell>
          <table:table-cell table:formula="of:=[.E1158]/16*9/5+32" office:value-type="float" office:value="31.8875" calcext:value-type="float">
            <text:p>31.8875</text:p>
          </table:table-cell>
          <table:table-cell table:formula="of:=[.F1158]-[.G115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59]/100" office:value-type="float" office:value="-0.01" calcext:value-type="float">
            <text:p>-0.01</text:p>
          </table:table-cell>
          <table:table-cell table:formula="of:=[.E1159]/16*9/5+32" office:value-type="float" office:value="31.8875" calcext:value-type="float">
            <text:p>31.8875</text:p>
          </table:table-cell>
          <table:table-cell table:formula="of:=[.F1159]-[.G115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0]/100" office:value-type="float" office:value="-0.01" calcext:value-type="float">
            <text:p>-0.01</text:p>
          </table:table-cell>
          <table:table-cell table:formula="of:=[.E1160]/16*9/5+32" office:value-type="float" office:value="31.8875" calcext:value-type="float">
            <text:p>31.8875</text:p>
          </table:table-cell>
          <table:table-cell table:formula="of:=[.F1160]-[.G116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1]/100" office:value-type="float" office:value="-0.01" calcext:value-type="float">
            <text:p>-0.01</text:p>
          </table:table-cell>
          <table:table-cell table:formula="of:=[.E1161]/16*9/5+32" office:value-type="float" office:value="31.8875" calcext:value-type="float">
            <text:p>31.8875</text:p>
          </table:table-cell>
          <table:table-cell table:formula="of:=[.F1161]-[.G116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2]/100" office:value-type="float" office:value="-0.01" calcext:value-type="float">
            <text:p>-0.01</text:p>
          </table:table-cell>
          <table:table-cell table:formula="of:=[.E1162]/16*9/5+32" office:value-type="float" office:value="31.8875" calcext:value-type="float">
            <text:p>31.8875</text:p>
          </table:table-cell>
          <table:table-cell table:formula="of:=[.F1162]-[.G116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3]/100" office:value-type="float" office:value="-0.01" calcext:value-type="float">
            <text:p>-0.01</text:p>
          </table:table-cell>
          <table:table-cell table:formula="of:=[.E1163]/16*9/5+32" office:value-type="float" office:value="31.8875" calcext:value-type="float">
            <text:p>31.8875</text:p>
          </table:table-cell>
          <table:table-cell table:formula="of:=[.F1163]-[.G116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4]/100" office:value-type="float" office:value="-0.01" calcext:value-type="float">
            <text:p>-0.01</text:p>
          </table:table-cell>
          <table:table-cell table:formula="of:=[.E1164]/16*9/5+32" office:value-type="float" office:value="31.8875" calcext:value-type="float">
            <text:p>31.8875</text:p>
          </table:table-cell>
          <table:table-cell table:formula="of:=[.F1164]-[.G116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5]/100" office:value-type="float" office:value="-0.01" calcext:value-type="float">
            <text:p>-0.01</text:p>
          </table:table-cell>
          <table:table-cell table:formula="of:=[.E1165]/16*9/5+32" office:value-type="float" office:value="31.8875" calcext:value-type="float">
            <text:p>31.8875</text:p>
          </table:table-cell>
          <table:table-cell table:formula="of:=[.F1165]-[.G116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6]/100" office:value-type="float" office:value="-0.01" calcext:value-type="float">
            <text:p>-0.01</text:p>
          </table:table-cell>
          <table:table-cell table:formula="of:=[.E1166]/16*9/5+32" office:value-type="float" office:value="31.8875" calcext:value-type="float">
            <text:p>31.8875</text:p>
          </table:table-cell>
          <table:table-cell table:formula="of:=[.F1166]-[.G116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7]/100" office:value-type="float" office:value="-0.01" calcext:value-type="float">
            <text:p>-0.01</text:p>
          </table:table-cell>
          <table:table-cell table:formula="of:=[.E1167]/16*9/5+32" office:value-type="float" office:value="31.8875" calcext:value-type="float">
            <text:p>31.8875</text:p>
          </table:table-cell>
          <table:table-cell table:formula="of:=[.F1167]-[.G116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8]/100" office:value-type="float" office:value="-0.01" calcext:value-type="float">
            <text:p>-0.01</text:p>
          </table:table-cell>
          <table:table-cell table:formula="of:=[.E1168]/16*9/5+32" office:value-type="float" office:value="31.8875" calcext:value-type="float">
            <text:p>31.8875</text:p>
          </table:table-cell>
          <table:table-cell table:formula="of:=[.F1168]-[.G116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69]/100" office:value-type="float" office:value="-0.01" calcext:value-type="float">
            <text:p>-0.01</text:p>
          </table:table-cell>
          <table:table-cell table:formula="of:=[.E1169]/16*9/5+32" office:value-type="float" office:value="31.8875" calcext:value-type="float">
            <text:p>31.8875</text:p>
          </table:table-cell>
          <table:table-cell table:formula="of:=[.F1169]-[.G116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0]/100" office:value-type="float" office:value="-0.01" calcext:value-type="float">
            <text:p>-0.01</text:p>
          </table:table-cell>
          <table:table-cell table:formula="of:=[.E1170]/16*9/5+32" office:value-type="float" office:value="31.8875" calcext:value-type="float">
            <text:p>31.8875</text:p>
          </table:table-cell>
          <table:table-cell table:formula="of:=[.F1170]-[.G117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1]/100" office:value-type="float" office:value="-0.01" calcext:value-type="float">
            <text:p>-0.01</text:p>
          </table:table-cell>
          <table:table-cell table:formula="of:=[.E1171]/16*9/5+32" office:value-type="float" office:value="31.8875" calcext:value-type="float">
            <text:p>31.8875</text:p>
          </table:table-cell>
          <table:table-cell table:formula="of:=[.F1171]-[.G117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2]/100" office:value-type="float" office:value="-0.01" calcext:value-type="float">
            <text:p>-0.01</text:p>
          </table:table-cell>
          <table:table-cell table:formula="of:=[.E1172]/16*9/5+32" office:value-type="float" office:value="31.8875" calcext:value-type="float">
            <text:p>31.8875</text:p>
          </table:table-cell>
          <table:table-cell table:formula="of:=[.F1172]-[.G117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3]/100" office:value-type="float" office:value="-0.01" calcext:value-type="float">
            <text:p>-0.01</text:p>
          </table:table-cell>
          <table:table-cell table:formula="of:=[.E1173]/16*9/5+32" office:value-type="float" office:value="31.8875" calcext:value-type="float">
            <text:p>31.8875</text:p>
          </table:table-cell>
          <table:table-cell table:formula="of:=[.F1173]-[.G117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4]/100" office:value-type="float" office:value="-0.01" calcext:value-type="float">
            <text:p>-0.01</text:p>
          </table:table-cell>
          <table:table-cell table:formula="of:=[.E1174]/16*9/5+32" office:value-type="float" office:value="31.8875" calcext:value-type="float">
            <text:p>31.8875</text:p>
          </table:table-cell>
          <table:table-cell table:formula="of:=[.F1174]-[.G117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5]/100" office:value-type="float" office:value="-0.01" calcext:value-type="float">
            <text:p>-0.01</text:p>
          </table:table-cell>
          <table:table-cell table:formula="of:=[.E1175]/16*9/5+32" office:value-type="float" office:value="31.8875" calcext:value-type="float">
            <text:p>31.8875</text:p>
          </table:table-cell>
          <table:table-cell table:formula="of:=[.F1175]-[.G117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6]/100" office:value-type="float" office:value="-0.01" calcext:value-type="float">
            <text:p>-0.01</text:p>
          </table:table-cell>
          <table:table-cell table:formula="of:=[.E1176]/16*9/5+32" office:value-type="float" office:value="31.8875" calcext:value-type="float">
            <text:p>31.8875</text:p>
          </table:table-cell>
          <table:table-cell table:formula="of:=[.F1176]-[.G117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7]/100" office:value-type="float" office:value="-0.01" calcext:value-type="float">
            <text:p>-0.01</text:p>
          </table:table-cell>
          <table:table-cell table:formula="of:=[.E1177]/16*9/5+32" office:value-type="float" office:value="31.8875" calcext:value-type="float">
            <text:p>31.8875</text:p>
          </table:table-cell>
          <table:table-cell table:formula="of:=[.F1177]-[.G117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8]/100" office:value-type="float" office:value="-0.01" calcext:value-type="float">
            <text:p>-0.01</text:p>
          </table:table-cell>
          <table:table-cell table:formula="of:=[.E1178]/16*9/5+32" office:value-type="float" office:value="31.8875" calcext:value-type="float">
            <text:p>31.8875</text:p>
          </table:table-cell>
          <table:table-cell table:formula="of:=[.F1178]-[.G117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79]/100" office:value-type="float" office:value="-0.01" calcext:value-type="float">
            <text:p>-0.01</text:p>
          </table:table-cell>
          <table:table-cell table:formula="of:=[.E1179]/16*9/5+32" office:value-type="float" office:value="31.8875" calcext:value-type="float">
            <text:p>31.8875</text:p>
          </table:table-cell>
          <table:table-cell table:formula="of:=[.F1179]-[.G117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0]/100" office:value-type="float" office:value="-0.01" calcext:value-type="float">
            <text:p>-0.01</text:p>
          </table:table-cell>
          <table:table-cell table:formula="of:=[.E1180]/16*9/5+32" office:value-type="float" office:value="31.8875" calcext:value-type="float">
            <text:p>31.8875</text:p>
          </table:table-cell>
          <table:table-cell table:formula="of:=[.F1180]-[.G118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1]/100" office:value-type="float" office:value="-0.01" calcext:value-type="float">
            <text:p>-0.01</text:p>
          </table:table-cell>
          <table:table-cell table:formula="of:=[.E1181]/16*9/5+32" office:value-type="float" office:value="31.8875" calcext:value-type="float">
            <text:p>31.8875</text:p>
          </table:table-cell>
          <table:table-cell table:formula="of:=[.F1181]-[.G118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2]/100" office:value-type="float" office:value="-0.01" calcext:value-type="float">
            <text:p>-0.01</text:p>
          </table:table-cell>
          <table:table-cell table:formula="of:=[.E1182]/16*9/5+32" office:value-type="float" office:value="31.8875" calcext:value-type="float">
            <text:p>31.8875</text:p>
          </table:table-cell>
          <table:table-cell table:formula="of:=[.F1182]-[.G118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3]/100" office:value-type="float" office:value="-0.01" calcext:value-type="float">
            <text:p>-0.01</text:p>
          </table:table-cell>
          <table:table-cell table:formula="of:=[.E1183]/16*9/5+32" office:value-type="float" office:value="31.8875" calcext:value-type="float">
            <text:p>31.8875</text:p>
          </table:table-cell>
          <table:table-cell table:formula="of:=[.F1183]-[.G118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4]/100" office:value-type="float" office:value="-0.01" calcext:value-type="float">
            <text:p>-0.01</text:p>
          </table:table-cell>
          <table:table-cell table:formula="of:=[.E1184]/16*9/5+32" office:value-type="float" office:value="31.8875" calcext:value-type="float">
            <text:p>31.8875</text:p>
          </table:table-cell>
          <table:table-cell table:formula="of:=[.F1184]-[.G118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5]/100" office:value-type="float" office:value="-0.01" calcext:value-type="float">
            <text:p>-0.01</text:p>
          </table:table-cell>
          <table:table-cell table:formula="of:=[.E1185]/16*9/5+32" office:value-type="float" office:value="31.8875" calcext:value-type="float">
            <text:p>31.8875</text:p>
          </table:table-cell>
          <table:table-cell table:formula="of:=[.F1185]-[.G118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6]/100" office:value-type="float" office:value="-0.01" calcext:value-type="float">
            <text:p>-0.01</text:p>
          </table:table-cell>
          <table:table-cell table:formula="of:=[.E1186]/16*9/5+32" office:value-type="float" office:value="31.8875" calcext:value-type="float">
            <text:p>31.8875</text:p>
          </table:table-cell>
          <table:table-cell table:formula="of:=[.F1186]-[.G118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7]/100" office:value-type="float" office:value="-0.01" calcext:value-type="float">
            <text:p>-0.01</text:p>
          </table:table-cell>
          <table:table-cell table:formula="of:=[.E1187]/16*9/5+32" office:value-type="float" office:value="31.8875" calcext:value-type="float">
            <text:p>31.8875</text:p>
          </table:table-cell>
          <table:table-cell table:formula="of:=[.F1187]-[.G118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8]/100" office:value-type="float" office:value="-0.01" calcext:value-type="float">
            <text:p>-0.01</text:p>
          </table:table-cell>
          <table:table-cell table:formula="of:=[.E1188]/16*9/5+32" office:value-type="float" office:value="31.8875" calcext:value-type="float">
            <text:p>31.8875</text:p>
          </table:table-cell>
          <table:table-cell table:formula="of:=[.F1188]-[.G118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89]/100" office:value-type="float" office:value="-0.01" calcext:value-type="float">
            <text:p>-0.01</text:p>
          </table:table-cell>
          <table:table-cell table:formula="of:=[.E1189]/16*9/5+32" office:value-type="float" office:value="31.8875" calcext:value-type="float">
            <text:p>31.8875</text:p>
          </table:table-cell>
          <table:table-cell table:formula="of:=[.F1189]-[.G118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0]/100" office:value-type="float" office:value="-0.01" calcext:value-type="float">
            <text:p>-0.01</text:p>
          </table:table-cell>
          <table:table-cell table:formula="of:=[.E1190]/16*9/5+32" office:value-type="float" office:value="31.8875" calcext:value-type="float">
            <text:p>31.8875</text:p>
          </table:table-cell>
          <table:table-cell table:formula="of:=[.F1190]-[.G119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1]/100" office:value-type="float" office:value="-0.01" calcext:value-type="float">
            <text:p>-0.01</text:p>
          </table:table-cell>
          <table:table-cell table:formula="of:=[.E1191]/16*9/5+32" office:value-type="float" office:value="31.8875" calcext:value-type="float">
            <text:p>31.8875</text:p>
          </table:table-cell>
          <table:table-cell table:formula="of:=[.F1191]-[.G119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2]/100" office:value-type="float" office:value="-0.01" calcext:value-type="float">
            <text:p>-0.01</text:p>
          </table:table-cell>
          <table:table-cell table:formula="of:=[.E1192]/16*9/5+32" office:value-type="float" office:value="31.8875" calcext:value-type="float">
            <text:p>31.8875</text:p>
          </table:table-cell>
          <table:table-cell table:formula="of:=[.F1192]-[.G119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3]/100" office:value-type="float" office:value="-0.01" calcext:value-type="float">
            <text:p>-0.01</text:p>
          </table:table-cell>
          <table:table-cell table:formula="of:=[.E1193]/16*9/5+32" office:value-type="float" office:value="31.8875" calcext:value-type="float">
            <text:p>31.8875</text:p>
          </table:table-cell>
          <table:table-cell table:formula="of:=[.F1193]-[.G119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4]/100" office:value-type="float" office:value="-0.01" calcext:value-type="float">
            <text:p>-0.01</text:p>
          </table:table-cell>
          <table:table-cell table:formula="of:=[.E1194]/16*9/5+32" office:value-type="float" office:value="31.8875" calcext:value-type="float">
            <text:p>31.8875</text:p>
          </table:table-cell>
          <table:table-cell table:formula="of:=[.F1194]-[.G119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5]/100" office:value-type="float" office:value="-0.01" calcext:value-type="float">
            <text:p>-0.01</text:p>
          </table:table-cell>
          <table:table-cell table:formula="of:=[.E1195]/16*9/5+32" office:value-type="float" office:value="31.8875" calcext:value-type="float">
            <text:p>31.8875</text:p>
          </table:table-cell>
          <table:table-cell table:formula="of:=[.F1195]-[.G119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6]/100" office:value-type="float" office:value="-0.01" calcext:value-type="float">
            <text:p>-0.01</text:p>
          </table:table-cell>
          <table:table-cell table:formula="of:=[.E1196]/16*9/5+32" office:value-type="float" office:value="31.8875" calcext:value-type="float">
            <text:p>31.8875</text:p>
          </table:table-cell>
          <table:table-cell table:formula="of:=[.F1196]-[.G119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7]/100" office:value-type="float" office:value="-0.01" calcext:value-type="float">
            <text:p>-0.01</text:p>
          </table:table-cell>
          <table:table-cell table:formula="of:=[.E1197]/16*9/5+32" office:value-type="float" office:value="31.8875" calcext:value-type="float">
            <text:p>31.8875</text:p>
          </table:table-cell>
          <table:table-cell table:formula="of:=[.F1197]-[.G119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8]/100" office:value-type="float" office:value="-0.01" calcext:value-type="float">
            <text:p>-0.01</text:p>
          </table:table-cell>
          <table:table-cell table:formula="of:=[.E1198]/16*9/5+32" office:value-type="float" office:value="31.8875" calcext:value-type="float">
            <text:p>31.8875</text:p>
          </table:table-cell>
          <table:table-cell table:formula="of:=[.F1198]-[.G119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199]/100" office:value-type="float" office:value="-0.01" calcext:value-type="float">
            <text:p>-0.01</text:p>
          </table:table-cell>
          <table:table-cell table:formula="of:=[.E1199]/16*9/5+32" office:value-type="float" office:value="31.8875" calcext:value-type="float">
            <text:p>31.8875</text:p>
          </table:table-cell>
          <table:table-cell table:formula="of:=[.F1199]-[.G119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0]/100" office:value-type="float" office:value="-0.01" calcext:value-type="float">
            <text:p>-0.01</text:p>
          </table:table-cell>
          <table:table-cell table:formula="of:=[.E1200]/16*9/5+32" office:value-type="float" office:value="31.8875" calcext:value-type="float">
            <text:p>31.8875</text:p>
          </table:table-cell>
          <table:table-cell table:formula="of:=[.F1200]-[.G120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1]/100" office:value-type="float" office:value="-0.01" calcext:value-type="float">
            <text:p>-0.01</text:p>
          </table:table-cell>
          <table:table-cell table:formula="of:=[.E1201]/16*9/5+32" office:value-type="float" office:value="31.8875" calcext:value-type="float">
            <text:p>31.8875</text:p>
          </table:table-cell>
          <table:table-cell table:formula="of:=[.F1201]-[.G120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2]/100" office:value-type="float" office:value="-0.01" calcext:value-type="float">
            <text:p>-0.01</text:p>
          </table:table-cell>
          <table:table-cell table:formula="of:=[.E1202]/16*9/5+32" office:value-type="float" office:value="31.8875" calcext:value-type="float">
            <text:p>31.8875</text:p>
          </table:table-cell>
          <table:table-cell table:formula="of:=[.F1202]-[.G120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3]/100" office:value-type="float" office:value="-0.01" calcext:value-type="float">
            <text:p>-0.01</text:p>
          </table:table-cell>
          <table:table-cell table:formula="of:=[.E1203]/16*9/5+32" office:value-type="float" office:value="31.8875" calcext:value-type="float">
            <text:p>31.8875</text:p>
          </table:table-cell>
          <table:table-cell table:formula="of:=[.F1203]-[.G120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4]/100" office:value-type="float" office:value="-0.01" calcext:value-type="float">
            <text:p>-0.01</text:p>
          </table:table-cell>
          <table:table-cell table:formula="of:=[.E1204]/16*9/5+32" office:value-type="float" office:value="31.8875" calcext:value-type="float">
            <text:p>31.8875</text:p>
          </table:table-cell>
          <table:table-cell table:formula="of:=[.F1204]-[.G120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5]/100" office:value-type="float" office:value="-0.01" calcext:value-type="float">
            <text:p>-0.01</text:p>
          </table:table-cell>
          <table:table-cell table:formula="of:=[.E1205]/16*9/5+32" office:value-type="float" office:value="31.8875" calcext:value-type="float">
            <text:p>31.8875</text:p>
          </table:table-cell>
          <table:table-cell table:formula="of:=[.F1205]-[.G120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6]/100" office:value-type="float" office:value="-0.01" calcext:value-type="float">
            <text:p>-0.01</text:p>
          </table:table-cell>
          <table:table-cell table:formula="of:=[.E1206]/16*9/5+32" office:value-type="float" office:value="31.8875" calcext:value-type="float">
            <text:p>31.8875</text:p>
          </table:table-cell>
          <table:table-cell table:formula="of:=[.F1206]-[.G120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7]/100" office:value-type="float" office:value="-0.01" calcext:value-type="float">
            <text:p>-0.01</text:p>
          </table:table-cell>
          <table:table-cell table:formula="of:=[.E1207]/16*9/5+32" office:value-type="float" office:value="31.8875" calcext:value-type="float">
            <text:p>31.8875</text:p>
          </table:table-cell>
          <table:table-cell table:formula="of:=[.F1207]-[.G120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8]/100" office:value-type="float" office:value="-0.01" calcext:value-type="float">
            <text:p>-0.01</text:p>
          </table:table-cell>
          <table:table-cell table:formula="of:=[.E1208]/16*9/5+32" office:value-type="float" office:value="31.8875" calcext:value-type="float">
            <text:p>31.8875</text:p>
          </table:table-cell>
          <table:table-cell table:formula="of:=[.F1208]-[.G120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09]/100" office:value-type="float" office:value="-0.01" calcext:value-type="float">
            <text:p>-0.01</text:p>
          </table:table-cell>
          <table:table-cell table:formula="of:=[.E1209]/16*9/5+32" office:value-type="float" office:value="31.8875" calcext:value-type="float">
            <text:p>31.8875</text:p>
          </table:table-cell>
          <table:table-cell table:formula="of:=[.F1209]-[.G120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0]/100" office:value-type="float" office:value="-0.01" calcext:value-type="float">
            <text:p>-0.01</text:p>
          </table:table-cell>
          <table:table-cell table:formula="of:=[.E1210]/16*9/5+32" office:value-type="float" office:value="31.8875" calcext:value-type="float">
            <text:p>31.8875</text:p>
          </table:table-cell>
          <table:table-cell table:formula="of:=[.F1210]-[.G121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1]/100" office:value-type="float" office:value="-0.01" calcext:value-type="float">
            <text:p>-0.01</text:p>
          </table:table-cell>
          <table:table-cell table:formula="of:=[.E1211]/16*9/5+32" office:value-type="float" office:value="31.8875" calcext:value-type="float">
            <text:p>31.8875</text:p>
          </table:table-cell>
          <table:table-cell table:formula="of:=[.F1211]-[.G121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2]/100" office:value-type="float" office:value="-0.01" calcext:value-type="float">
            <text:p>-0.01</text:p>
          </table:table-cell>
          <table:table-cell table:formula="of:=[.E1212]/16*9/5+32" office:value-type="float" office:value="31.8875" calcext:value-type="float">
            <text:p>31.8875</text:p>
          </table:table-cell>
          <table:table-cell table:formula="of:=[.F1212]-[.G121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3]/100" office:value-type="float" office:value="-0.01" calcext:value-type="float">
            <text:p>-0.01</text:p>
          </table:table-cell>
          <table:table-cell table:formula="of:=[.E1213]/16*9/5+32" office:value-type="float" office:value="31.8875" calcext:value-type="float">
            <text:p>31.8875</text:p>
          </table:table-cell>
          <table:table-cell table:formula="of:=[.F1213]-[.G121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4]/100" office:value-type="float" office:value="-0.01" calcext:value-type="float">
            <text:p>-0.01</text:p>
          </table:table-cell>
          <table:table-cell table:formula="of:=[.E1214]/16*9/5+32" office:value-type="float" office:value="31.8875" calcext:value-type="float">
            <text:p>31.8875</text:p>
          </table:table-cell>
          <table:table-cell table:formula="of:=[.F1214]-[.G121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5]/100" office:value-type="float" office:value="-0.01" calcext:value-type="float">
            <text:p>-0.01</text:p>
          </table:table-cell>
          <table:table-cell table:formula="of:=[.E1215]/16*9/5+32" office:value-type="float" office:value="31.8875" calcext:value-type="float">
            <text:p>31.8875</text:p>
          </table:table-cell>
          <table:table-cell table:formula="of:=[.F1215]-[.G121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6]/100" office:value-type="float" office:value="-0.01" calcext:value-type="float">
            <text:p>-0.01</text:p>
          </table:table-cell>
          <table:table-cell table:formula="of:=[.E1216]/16*9/5+32" office:value-type="float" office:value="31.8875" calcext:value-type="float">
            <text:p>31.8875</text:p>
          </table:table-cell>
          <table:table-cell table:formula="of:=[.F1216]-[.G121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2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7]/100" office:value-type="float" office:value="-0.01" calcext:value-type="float">
            <text:p>-0.01</text:p>
          </table:table-cell>
          <table:table-cell table:formula="of:=[.E1217]/16*9/5+32" office:value-type="float" office:value="31.8875" calcext:value-type="float">
            <text:p>31.8875</text:p>
          </table:table-cell>
          <table:table-cell table:formula="of:=[.F1217]-[.G121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8]/100" office:value-type="float" office:value="-0.01" calcext:value-type="float">
            <text:p>-0.01</text:p>
          </table:table-cell>
          <table:table-cell table:formula="of:=[.E1218]/16*9/5+32" office:value-type="float" office:value="31.8875" calcext:value-type="float">
            <text:p>31.8875</text:p>
          </table:table-cell>
          <table:table-cell table:formula="of:=[.F1218]-[.G121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19]/100" office:value-type="float" office:value="-0.01" calcext:value-type="float">
            <text:p>-0.01</text:p>
          </table:table-cell>
          <table:table-cell table:formula="of:=[.E1219]/16*9/5+32" office:value-type="float" office:value="31.8875" calcext:value-type="float">
            <text:p>31.8875</text:p>
          </table:table-cell>
          <table:table-cell table:formula="of:=[.F1219]-[.G121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0]/100" office:value-type="float" office:value="-0.01" calcext:value-type="float">
            <text:p>-0.01</text:p>
          </table:table-cell>
          <table:table-cell table:formula="of:=[.E1220]/16*9/5+32" office:value-type="float" office:value="31.8875" calcext:value-type="float">
            <text:p>31.8875</text:p>
          </table:table-cell>
          <table:table-cell table:formula="of:=[.F1220]-[.G122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1]/100" office:value-type="float" office:value="-0.01" calcext:value-type="float">
            <text:p>-0.01</text:p>
          </table:table-cell>
          <table:table-cell table:formula="of:=[.E1221]/16*9/5+32" office:value-type="float" office:value="31.8875" calcext:value-type="float">
            <text:p>31.8875</text:p>
          </table:table-cell>
          <table:table-cell table:formula="of:=[.F1221]-[.G122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2]/100" office:value-type="float" office:value="-0.01" calcext:value-type="float">
            <text:p>-0.01</text:p>
          </table:table-cell>
          <table:table-cell table:formula="of:=[.E1222]/16*9/5+32" office:value-type="float" office:value="31.8875" calcext:value-type="float">
            <text:p>31.8875</text:p>
          </table:table-cell>
          <table:table-cell table:formula="of:=[.F1222]-[.G122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3]/100" office:value-type="float" office:value="-0.01" calcext:value-type="float">
            <text:p>-0.01</text:p>
          </table:table-cell>
          <table:table-cell table:formula="of:=[.E1223]/16*9/5+32" office:value-type="float" office:value="31.8875" calcext:value-type="float">
            <text:p>31.8875</text:p>
          </table:table-cell>
          <table:table-cell table:formula="of:=[.F1223]-[.G122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4]/100" office:value-type="float" office:value="-0.01" calcext:value-type="float">
            <text:p>-0.01</text:p>
          </table:table-cell>
          <table:table-cell table:formula="of:=[.E1224]/16*9/5+32" office:value-type="float" office:value="31.8875" calcext:value-type="float">
            <text:p>31.8875</text:p>
          </table:table-cell>
          <table:table-cell table:formula="of:=[.F1224]-[.G122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5]/100" office:value-type="float" office:value="-0.01" calcext:value-type="float">
            <text:p>-0.01</text:p>
          </table:table-cell>
          <table:table-cell table:formula="of:=[.E1225]/16*9/5+32" office:value-type="float" office:value="31.8875" calcext:value-type="float">
            <text:p>31.8875</text:p>
          </table:table-cell>
          <table:table-cell table:formula="of:=[.F1225]-[.G122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6]/100" office:value-type="float" office:value="-0.01" calcext:value-type="float">
            <text:p>-0.01</text:p>
          </table:table-cell>
          <table:table-cell table:formula="of:=[.E1226]/16*9/5+32" office:value-type="float" office:value="31.8875" calcext:value-type="float">
            <text:p>31.8875</text:p>
          </table:table-cell>
          <table:table-cell table:formula="of:=[.F1226]-[.G122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7]/100" office:value-type="float" office:value="-0.01" calcext:value-type="float">
            <text:p>-0.01</text:p>
          </table:table-cell>
          <table:table-cell table:formula="of:=[.E1227]/16*9/5+32" office:value-type="float" office:value="31.8875" calcext:value-type="float">
            <text:p>31.8875</text:p>
          </table:table-cell>
          <table:table-cell table:formula="of:=[.F1227]-[.G122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8]/100" office:value-type="float" office:value="-0.01" calcext:value-type="float">
            <text:p>-0.01</text:p>
          </table:table-cell>
          <table:table-cell table:formula="of:=[.E1228]/16*9/5+32" office:value-type="float" office:value="31.8875" calcext:value-type="float">
            <text:p>31.8875</text:p>
          </table:table-cell>
          <table:table-cell table:formula="of:=[.F1228]-[.G122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29]/100" office:value-type="float" office:value="-0.01" calcext:value-type="float">
            <text:p>-0.01</text:p>
          </table:table-cell>
          <table:table-cell table:formula="of:=[.E1229]/16*9/5+32" office:value-type="float" office:value="31.8875" calcext:value-type="float">
            <text:p>31.8875</text:p>
          </table:table-cell>
          <table:table-cell table:formula="of:=[.F1229]-[.G122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0]/100" office:value-type="float" office:value="-0.01" calcext:value-type="float">
            <text:p>-0.01</text:p>
          </table:table-cell>
          <table:table-cell table:formula="of:=[.E1230]/16*9/5+32" office:value-type="float" office:value="31.8875" calcext:value-type="float">
            <text:p>31.8875</text:p>
          </table:table-cell>
          <table:table-cell table:formula="of:=[.F1230]-[.G123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1]/100" office:value-type="float" office:value="-0.01" calcext:value-type="float">
            <text:p>-0.01</text:p>
          </table:table-cell>
          <table:table-cell table:formula="of:=[.E1231]/16*9/5+32" office:value-type="float" office:value="31.8875" calcext:value-type="float">
            <text:p>31.8875</text:p>
          </table:table-cell>
          <table:table-cell table:formula="of:=[.F1231]-[.G123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2]/100" office:value-type="float" office:value="-0.01" calcext:value-type="float">
            <text:p>-0.01</text:p>
          </table:table-cell>
          <table:table-cell table:formula="of:=[.E1232]/16*9/5+32" office:value-type="float" office:value="31.8875" calcext:value-type="float">
            <text:p>31.8875</text:p>
          </table:table-cell>
          <table:table-cell table:formula="of:=[.F1232]-[.G123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3]/100" office:value-type="float" office:value="-0.01" calcext:value-type="float">
            <text:p>-0.01</text:p>
          </table:table-cell>
          <table:table-cell table:formula="of:=[.E1233]/16*9/5+32" office:value-type="float" office:value="31.8875" calcext:value-type="float">
            <text:p>31.8875</text:p>
          </table:table-cell>
          <table:table-cell table:formula="of:=[.F1233]-[.G123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4]/100" office:value-type="float" office:value="-0.01" calcext:value-type="float">
            <text:p>-0.01</text:p>
          </table:table-cell>
          <table:table-cell table:formula="of:=[.E1234]/16*9/5+32" office:value-type="float" office:value="31.8875" calcext:value-type="float">
            <text:p>31.8875</text:p>
          </table:table-cell>
          <table:table-cell table:formula="of:=[.F1234]-[.G123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5]/100" office:value-type="float" office:value="-0.01" calcext:value-type="float">
            <text:p>-0.01</text:p>
          </table:table-cell>
          <table:table-cell table:formula="of:=[.E1235]/16*9/5+32" office:value-type="float" office:value="31.8875" calcext:value-type="float">
            <text:p>31.8875</text:p>
          </table:table-cell>
          <table:table-cell table:formula="of:=[.F1235]-[.G123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6]/100" office:value-type="float" office:value="-0.01" calcext:value-type="float">
            <text:p>-0.01</text:p>
          </table:table-cell>
          <table:table-cell table:formula="of:=[.E1236]/16*9/5+32" office:value-type="float" office:value="31.8875" calcext:value-type="float">
            <text:p>31.8875</text:p>
          </table:table-cell>
          <table:table-cell table:formula="of:=[.F1236]-[.G123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7]/100" office:value-type="float" office:value="-0.01" calcext:value-type="float">
            <text:p>-0.01</text:p>
          </table:table-cell>
          <table:table-cell table:formula="of:=[.E1237]/16*9/5+32" office:value-type="float" office:value="31.8875" calcext:value-type="float">
            <text:p>31.8875</text:p>
          </table:table-cell>
          <table:table-cell table:formula="of:=[.F1237]-[.G123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8]/100" office:value-type="float" office:value="-0.01" calcext:value-type="float">
            <text:p>-0.01</text:p>
          </table:table-cell>
          <table:table-cell table:formula="of:=[.E1238]/16*9/5+32" office:value-type="float" office:value="31.8875" calcext:value-type="float">
            <text:p>31.8875</text:p>
          </table:table-cell>
          <table:table-cell table:formula="of:=[.F1238]-[.G123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39]/100" office:value-type="float" office:value="-0.01" calcext:value-type="float">
            <text:p>-0.01</text:p>
          </table:table-cell>
          <table:table-cell table:formula="of:=[.E1239]/16*9/5+32" office:value-type="float" office:value="31.8875" calcext:value-type="float">
            <text:p>31.8875</text:p>
          </table:table-cell>
          <table:table-cell table:formula="of:=[.F1239]-[.G123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0]/100" office:value-type="float" office:value="-0.01" calcext:value-type="float">
            <text:p>-0.01</text:p>
          </table:table-cell>
          <table:table-cell table:formula="of:=[.E1240]/16*9/5+32" office:value-type="float" office:value="31.8875" calcext:value-type="float">
            <text:p>31.8875</text:p>
          </table:table-cell>
          <table:table-cell table:formula="of:=[.F1240]-[.G124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1]/100" office:value-type="float" office:value="-0.01" calcext:value-type="float">
            <text:p>-0.01</text:p>
          </table:table-cell>
          <table:table-cell table:formula="of:=[.E1241]/16*9/5+32" office:value-type="float" office:value="31.8875" calcext:value-type="float">
            <text:p>31.8875</text:p>
          </table:table-cell>
          <table:table-cell table:formula="of:=[.F1241]-[.G124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2]/100" office:value-type="float" office:value="-0.01" calcext:value-type="float">
            <text:p>-0.01</text:p>
          </table:table-cell>
          <table:table-cell table:formula="of:=[.E1242]/16*9/5+32" office:value-type="float" office:value="31.8875" calcext:value-type="float">
            <text:p>31.8875</text:p>
          </table:table-cell>
          <table:table-cell table:formula="of:=[.F1242]-[.G124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3]/100" office:value-type="float" office:value="-0.01" calcext:value-type="float">
            <text:p>-0.01</text:p>
          </table:table-cell>
          <table:table-cell table:formula="of:=[.E1243]/16*9/5+32" office:value-type="float" office:value="31.8875" calcext:value-type="float">
            <text:p>31.8875</text:p>
          </table:table-cell>
          <table:table-cell table:formula="of:=[.F1243]-[.G124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4]/100" office:value-type="float" office:value="-0.01" calcext:value-type="float">
            <text:p>-0.01</text:p>
          </table:table-cell>
          <table:table-cell table:formula="of:=[.E1244]/16*9/5+32" office:value-type="float" office:value="31.8875" calcext:value-type="float">
            <text:p>31.8875</text:p>
          </table:table-cell>
          <table:table-cell table:formula="of:=[.F1244]-[.G124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5]/100" office:value-type="float" office:value="-0.01" calcext:value-type="float">
            <text:p>-0.01</text:p>
          </table:table-cell>
          <table:table-cell table:formula="of:=[.E1245]/16*9/5+32" office:value-type="float" office:value="31.8875" calcext:value-type="float">
            <text:p>31.8875</text:p>
          </table:table-cell>
          <table:table-cell table:formula="of:=[.F1245]-[.G124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6]/100" office:value-type="float" office:value="-0.01" calcext:value-type="float">
            <text:p>-0.01</text:p>
          </table:table-cell>
          <table:table-cell table:formula="of:=[.E1246]/16*9/5+32" office:value-type="float" office:value="31.8875" calcext:value-type="float">
            <text:p>31.8875</text:p>
          </table:table-cell>
          <table:table-cell table:formula="of:=[.F1246]-[.G124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7]/100" office:value-type="float" office:value="-0.01" calcext:value-type="float">
            <text:p>-0.01</text:p>
          </table:table-cell>
          <table:table-cell table:formula="of:=[.E1247]/16*9/5+32" office:value-type="float" office:value="31.8875" calcext:value-type="float">
            <text:p>31.8875</text:p>
          </table:table-cell>
          <table:table-cell table:formula="of:=[.F1247]-[.G124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8]/100" office:value-type="float" office:value="-0.01" calcext:value-type="float">
            <text:p>-0.01</text:p>
          </table:table-cell>
          <table:table-cell table:formula="of:=[.E1248]/16*9/5+32" office:value-type="float" office:value="31.8875" calcext:value-type="float">
            <text:p>31.8875</text:p>
          </table:table-cell>
          <table:table-cell table:formula="of:=[.F1248]-[.G124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49]/100" office:value-type="float" office:value="-0.01" calcext:value-type="float">
            <text:p>-0.01</text:p>
          </table:table-cell>
          <table:table-cell table:formula="of:=[.E1249]/16*9/5+32" office:value-type="float" office:value="31.8875" calcext:value-type="float">
            <text:p>31.8875</text:p>
          </table:table-cell>
          <table:table-cell table:formula="of:=[.F1249]-[.G124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0]/100" office:value-type="float" office:value="-0.01" calcext:value-type="float">
            <text:p>-0.01</text:p>
          </table:table-cell>
          <table:table-cell table:formula="of:=[.E1250]/16*9/5+32" office:value-type="float" office:value="31.8875" calcext:value-type="float">
            <text:p>31.8875</text:p>
          </table:table-cell>
          <table:table-cell table:formula="of:=[.F1250]-[.G125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1]/100" office:value-type="float" office:value="-0.01" calcext:value-type="float">
            <text:p>-0.01</text:p>
          </table:table-cell>
          <table:table-cell table:formula="of:=[.E1251]/16*9/5+32" office:value-type="float" office:value="31.8875" calcext:value-type="float">
            <text:p>31.8875</text:p>
          </table:table-cell>
          <table:table-cell table:formula="of:=[.F1251]-[.G125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2]/100" office:value-type="float" office:value="-0.01" calcext:value-type="float">
            <text:p>-0.01</text:p>
          </table:table-cell>
          <table:table-cell table:formula="of:=[.E1252]/16*9/5+32" office:value-type="float" office:value="31.8875" calcext:value-type="float">
            <text:p>31.8875</text:p>
          </table:table-cell>
          <table:table-cell table:formula="of:=[.F1252]-[.G125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3]/100" office:value-type="float" office:value="-0.01" calcext:value-type="float">
            <text:p>-0.01</text:p>
          </table:table-cell>
          <table:table-cell table:formula="of:=[.E1253]/16*9/5+32" office:value-type="float" office:value="31.8875" calcext:value-type="float">
            <text:p>31.8875</text:p>
          </table:table-cell>
          <table:table-cell table:formula="of:=[.F1253]-[.G125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4]/100" office:value-type="float" office:value="-0.01" calcext:value-type="float">
            <text:p>-0.01</text:p>
          </table:table-cell>
          <table:table-cell table:formula="of:=[.E1254]/16*9/5+32" office:value-type="float" office:value="31.8875" calcext:value-type="float">
            <text:p>31.8875</text:p>
          </table:table-cell>
          <table:table-cell table:formula="of:=[.F1254]-[.G125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5]/100" office:value-type="float" office:value="-0.01" calcext:value-type="float">
            <text:p>-0.01</text:p>
          </table:table-cell>
          <table:table-cell table:formula="of:=[.E1255]/16*9/5+32" office:value-type="float" office:value="31.8875" calcext:value-type="float">
            <text:p>31.8875</text:p>
          </table:table-cell>
          <table:table-cell table:formula="of:=[.F1255]-[.G125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6]/100" office:value-type="float" office:value="-0.01" calcext:value-type="float">
            <text:p>-0.01</text:p>
          </table:table-cell>
          <table:table-cell table:formula="of:=[.E1256]/16*9/5+32" office:value-type="float" office:value="31.8875" calcext:value-type="float">
            <text:p>31.8875</text:p>
          </table:table-cell>
          <table:table-cell table:formula="of:=[.F1256]-[.G125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7]/100" office:value-type="float" office:value="-0.01" calcext:value-type="float">
            <text:p>-0.01</text:p>
          </table:table-cell>
          <table:table-cell table:formula="of:=[.E1257]/16*9/5+32" office:value-type="float" office:value="31.8875" calcext:value-type="float">
            <text:p>31.8875</text:p>
          </table:table-cell>
          <table:table-cell table:formula="of:=[.F1257]-[.G125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8]/100" office:value-type="float" office:value="-0.01" calcext:value-type="float">
            <text:p>-0.01</text:p>
          </table:table-cell>
          <table:table-cell table:formula="of:=[.E1258]/16*9/5+32" office:value-type="float" office:value="31.8875" calcext:value-type="float">
            <text:p>31.8875</text:p>
          </table:table-cell>
          <table:table-cell table:formula="of:=[.F1258]-[.G125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59]/100" office:value-type="float" office:value="-0.01" calcext:value-type="float">
            <text:p>-0.01</text:p>
          </table:table-cell>
          <table:table-cell table:formula="of:=[.E1259]/16*9/5+32" office:value-type="float" office:value="31.8875" calcext:value-type="float">
            <text:p>31.8875</text:p>
          </table:table-cell>
          <table:table-cell table:formula="of:=[.F1259]-[.G125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0]/100" office:value-type="float" office:value="-0.01" calcext:value-type="float">
            <text:p>-0.01</text:p>
          </table:table-cell>
          <table:table-cell table:formula="of:=[.E1260]/16*9/5+32" office:value-type="float" office:value="31.8875" calcext:value-type="float">
            <text:p>31.8875</text:p>
          </table:table-cell>
          <table:table-cell table:formula="of:=[.F1260]-[.G126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1]/100" office:value-type="float" office:value="-0.01" calcext:value-type="float">
            <text:p>-0.01</text:p>
          </table:table-cell>
          <table:table-cell table:formula="of:=[.E1261]/16*9/5+32" office:value-type="float" office:value="31.8875" calcext:value-type="float">
            <text:p>31.8875</text:p>
          </table:table-cell>
          <table:table-cell table:formula="of:=[.F1261]-[.G126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2]/100" office:value-type="float" office:value="-0.01" calcext:value-type="float">
            <text:p>-0.01</text:p>
          </table:table-cell>
          <table:table-cell table:formula="of:=[.E1262]/16*9/5+32" office:value-type="float" office:value="31.8875" calcext:value-type="float">
            <text:p>31.8875</text:p>
          </table:table-cell>
          <table:table-cell table:formula="of:=[.F1262]-[.G126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3]/100" office:value-type="float" office:value="-0.01" calcext:value-type="float">
            <text:p>-0.01</text:p>
          </table:table-cell>
          <table:table-cell table:formula="of:=[.E1263]/16*9/5+32" office:value-type="float" office:value="31.8875" calcext:value-type="float">
            <text:p>31.8875</text:p>
          </table:table-cell>
          <table:table-cell table:formula="of:=[.F1263]-[.G126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4]/100" office:value-type="float" office:value="-0.01" calcext:value-type="float">
            <text:p>-0.01</text:p>
          </table:table-cell>
          <table:table-cell table:formula="of:=[.E1264]/16*9/5+32" office:value-type="float" office:value="31.8875" calcext:value-type="float">
            <text:p>31.8875</text:p>
          </table:table-cell>
          <table:table-cell table:formula="of:=[.F1264]-[.G126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5]/100" office:value-type="float" office:value="-0.01" calcext:value-type="float">
            <text:p>-0.01</text:p>
          </table:table-cell>
          <table:table-cell table:formula="of:=[.E1265]/16*9/5+32" office:value-type="float" office:value="31.8875" calcext:value-type="float">
            <text:p>31.8875</text:p>
          </table:table-cell>
          <table:table-cell table:formula="of:=[.F1265]-[.G126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6]/100" office:value-type="float" office:value="-0.01" calcext:value-type="float">
            <text:p>-0.01</text:p>
          </table:table-cell>
          <table:table-cell table:formula="of:=[.E1266]/16*9/5+32" office:value-type="float" office:value="31.8875" calcext:value-type="float">
            <text:p>31.8875</text:p>
          </table:table-cell>
          <table:table-cell table:formula="of:=[.F1266]-[.G126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7]/100" office:value-type="float" office:value="-0.01" calcext:value-type="float">
            <text:p>-0.01</text:p>
          </table:table-cell>
          <table:table-cell table:formula="of:=[.E1267]/16*9/5+32" office:value-type="float" office:value="31.8875" calcext:value-type="float">
            <text:p>31.8875</text:p>
          </table:table-cell>
          <table:table-cell table:formula="of:=[.F1267]-[.G126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8]/100" office:value-type="float" office:value="-0.01" calcext:value-type="float">
            <text:p>-0.01</text:p>
          </table:table-cell>
          <table:table-cell table:formula="of:=[.E1268]/16*9/5+32" office:value-type="float" office:value="31.8875" calcext:value-type="float">
            <text:p>31.8875</text:p>
          </table:table-cell>
          <table:table-cell table:formula="of:=[.F1268]-[.G126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69]/100" office:value-type="float" office:value="-0.01" calcext:value-type="float">
            <text:p>-0.01</text:p>
          </table:table-cell>
          <table:table-cell table:formula="of:=[.E1269]/16*9/5+32" office:value-type="float" office:value="31.8875" calcext:value-type="float">
            <text:p>31.8875</text:p>
          </table:table-cell>
          <table:table-cell table:formula="of:=[.F1269]-[.G126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0]/100" office:value-type="float" office:value="-0.01" calcext:value-type="float">
            <text:p>-0.01</text:p>
          </table:table-cell>
          <table:table-cell table:formula="of:=[.E1270]/16*9/5+32" office:value-type="float" office:value="31.8875" calcext:value-type="float">
            <text:p>31.8875</text:p>
          </table:table-cell>
          <table:table-cell table:formula="of:=[.F1270]-[.G127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1]/100" office:value-type="float" office:value="-0.01" calcext:value-type="float">
            <text:p>-0.01</text:p>
          </table:table-cell>
          <table:table-cell table:formula="of:=[.E1271]/16*9/5+32" office:value-type="float" office:value="31.8875" calcext:value-type="float">
            <text:p>31.8875</text:p>
          </table:table-cell>
          <table:table-cell table:formula="of:=[.F1271]-[.G127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2]/100" office:value-type="float" office:value="-0.01" calcext:value-type="float">
            <text:p>-0.01</text:p>
          </table:table-cell>
          <table:table-cell table:formula="of:=[.E1272]/16*9/5+32" office:value-type="float" office:value="31.8875" calcext:value-type="float">
            <text:p>31.8875</text:p>
          </table:table-cell>
          <table:table-cell table:formula="of:=[.F1272]-[.G127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3]/100" office:value-type="float" office:value="-0.01" calcext:value-type="float">
            <text:p>-0.01</text:p>
          </table:table-cell>
          <table:table-cell table:formula="of:=[.E1273]/16*9/5+32" office:value-type="float" office:value="31.8875" calcext:value-type="float">
            <text:p>31.8875</text:p>
          </table:table-cell>
          <table:table-cell table:formula="of:=[.F1273]-[.G127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4]/100" office:value-type="float" office:value="-0.01" calcext:value-type="float">
            <text:p>-0.01</text:p>
          </table:table-cell>
          <table:table-cell table:formula="of:=[.E1274]/16*9/5+32" office:value-type="float" office:value="31.8875" calcext:value-type="float">
            <text:p>31.8875</text:p>
          </table:table-cell>
          <table:table-cell table:formula="of:=[.F1274]-[.G127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5]/100" office:value-type="float" office:value="-0.01" calcext:value-type="float">
            <text:p>-0.01</text:p>
          </table:table-cell>
          <table:table-cell table:formula="of:=[.E1275]/16*9/5+32" office:value-type="float" office:value="31.8875" calcext:value-type="float">
            <text:p>31.8875</text:p>
          </table:table-cell>
          <table:table-cell table:formula="of:=[.F1275]-[.G127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6]/100" office:value-type="float" office:value="-0.01" calcext:value-type="float">
            <text:p>-0.01</text:p>
          </table:table-cell>
          <table:table-cell table:formula="of:=[.E1276]/16*9/5+32" office:value-type="float" office:value="31.8875" calcext:value-type="float">
            <text:p>31.8875</text:p>
          </table:table-cell>
          <table:table-cell table:formula="of:=[.F1276]-[.G127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7]/100" office:value-type="float" office:value="-0.01" calcext:value-type="float">
            <text:p>-0.01</text:p>
          </table:table-cell>
          <table:table-cell table:formula="of:=[.E1277]/16*9/5+32" office:value-type="float" office:value="31.8875" calcext:value-type="float">
            <text:p>31.8875</text:p>
          </table:table-cell>
          <table:table-cell table:formula="of:=[.F1277]-[.G127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8]/100" office:value-type="float" office:value="-0.01" calcext:value-type="float">
            <text:p>-0.01</text:p>
          </table:table-cell>
          <table:table-cell table:formula="of:=[.E1278]/16*9/5+32" office:value-type="float" office:value="31.8875" calcext:value-type="float">
            <text:p>31.8875</text:p>
          </table:table-cell>
          <table:table-cell table:formula="of:=[.F1278]-[.G127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79]/100" office:value-type="float" office:value="-0.01" calcext:value-type="float">
            <text:p>-0.01</text:p>
          </table:table-cell>
          <table:table-cell table:formula="of:=[.E1279]/16*9/5+32" office:value-type="float" office:value="31.8875" calcext:value-type="float">
            <text:p>31.8875</text:p>
          </table:table-cell>
          <table:table-cell table:formula="of:=[.F1279]-[.G127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0]/100" office:value-type="float" office:value="-0.01" calcext:value-type="float">
            <text:p>-0.01</text:p>
          </table:table-cell>
          <table:table-cell table:formula="of:=[.E1280]/16*9/5+32" office:value-type="float" office:value="31.8875" calcext:value-type="float">
            <text:p>31.8875</text:p>
          </table:table-cell>
          <table:table-cell table:formula="of:=[.F1280]-[.G128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3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1]/100" office:value-type="float" office:value="-0.01" calcext:value-type="float">
            <text:p>-0.01</text:p>
          </table:table-cell>
          <table:table-cell table:formula="of:=[.E1281]/16*9/5+32" office:value-type="float" office:value="31.8875" calcext:value-type="float">
            <text:p>31.8875</text:p>
          </table:table-cell>
          <table:table-cell table:formula="of:=[.F1281]-[.G128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2]/100" office:value-type="float" office:value="-0.01" calcext:value-type="float">
            <text:p>-0.01</text:p>
          </table:table-cell>
          <table:table-cell table:formula="of:=[.E1282]/16*9/5+32" office:value-type="float" office:value="31.8875" calcext:value-type="float">
            <text:p>31.8875</text:p>
          </table:table-cell>
          <table:table-cell table:formula="of:=[.F1282]-[.G128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3]/100" office:value-type="float" office:value="-0.01" calcext:value-type="float">
            <text:p>-0.01</text:p>
          </table:table-cell>
          <table:table-cell table:formula="of:=[.E1283]/16*9/5+32" office:value-type="float" office:value="31.8875" calcext:value-type="float">
            <text:p>31.8875</text:p>
          </table:table-cell>
          <table:table-cell table:formula="of:=[.F1283]-[.G128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4]/100" office:value-type="float" office:value="-0.01" calcext:value-type="float">
            <text:p>-0.01</text:p>
          </table:table-cell>
          <table:table-cell table:formula="of:=[.E1284]/16*9/5+32" office:value-type="float" office:value="31.8875" calcext:value-type="float">
            <text:p>31.8875</text:p>
          </table:table-cell>
          <table:table-cell table:formula="of:=[.F1284]-[.G128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5]/100" office:value-type="float" office:value="-0.01" calcext:value-type="float">
            <text:p>-0.01</text:p>
          </table:table-cell>
          <table:table-cell table:formula="of:=[.E1285]/16*9/5+32" office:value-type="float" office:value="31.8875" calcext:value-type="float">
            <text:p>31.8875</text:p>
          </table:table-cell>
          <table:table-cell table:formula="of:=[.F1285]-[.G128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6]/100" office:value-type="float" office:value="-0.01" calcext:value-type="float">
            <text:p>-0.01</text:p>
          </table:table-cell>
          <table:table-cell table:formula="of:=[.E1286]/16*9/5+32" office:value-type="float" office:value="31.8875" calcext:value-type="float">
            <text:p>31.8875</text:p>
          </table:table-cell>
          <table:table-cell table:formula="of:=[.F1286]-[.G128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7]/100" office:value-type="float" office:value="-0.01" calcext:value-type="float">
            <text:p>-0.01</text:p>
          </table:table-cell>
          <table:table-cell table:formula="of:=[.E1287]/16*9/5+32" office:value-type="float" office:value="31.8875" calcext:value-type="float">
            <text:p>31.8875</text:p>
          </table:table-cell>
          <table:table-cell table:formula="of:=[.F1287]-[.G128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8]/100" office:value-type="float" office:value="-0.01" calcext:value-type="float">
            <text:p>-0.01</text:p>
          </table:table-cell>
          <table:table-cell table:formula="of:=[.E1288]/16*9/5+32" office:value-type="float" office:value="31.8875" calcext:value-type="float">
            <text:p>31.8875</text:p>
          </table:table-cell>
          <table:table-cell table:formula="of:=[.F1288]-[.G128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89]/100" office:value-type="float" office:value="-0.01" calcext:value-type="float">
            <text:p>-0.01</text:p>
          </table:table-cell>
          <table:table-cell table:formula="of:=[.E1289]/16*9/5+32" office:value-type="float" office:value="31.8875" calcext:value-type="float">
            <text:p>31.8875</text:p>
          </table:table-cell>
          <table:table-cell table:formula="of:=[.F1289]-[.G128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0]/100" office:value-type="float" office:value="-0.01" calcext:value-type="float">
            <text:p>-0.01</text:p>
          </table:table-cell>
          <table:table-cell table:formula="of:=[.E1290]/16*9/5+32" office:value-type="float" office:value="31.8875" calcext:value-type="float">
            <text:p>31.8875</text:p>
          </table:table-cell>
          <table:table-cell table:formula="of:=[.F1290]-[.G129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1]/100" office:value-type="float" office:value="-0.01" calcext:value-type="float">
            <text:p>-0.01</text:p>
          </table:table-cell>
          <table:table-cell table:formula="of:=[.E1291]/16*9/5+32" office:value-type="float" office:value="31.8875" calcext:value-type="float">
            <text:p>31.8875</text:p>
          </table:table-cell>
          <table:table-cell table:formula="of:=[.F1291]-[.G129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2]/100" office:value-type="float" office:value="-0.01" calcext:value-type="float">
            <text:p>-0.01</text:p>
          </table:table-cell>
          <table:table-cell table:formula="of:=[.E1292]/16*9/5+32" office:value-type="float" office:value="31.8875" calcext:value-type="float">
            <text:p>31.8875</text:p>
          </table:table-cell>
          <table:table-cell table:formula="of:=[.F1292]-[.G129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3]/100" office:value-type="float" office:value="-0.01" calcext:value-type="float">
            <text:p>-0.01</text:p>
          </table:table-cell>
          <table:table-cell table:formula="of:=[.E1293]/16*9/5+32" office:value-type="float" office:value="31.8875" calcext:value-type="float">
            <text:p>31.8875</text:p>
          </table:table-cell>
          <table:table-cell table:formula="of:=[.F1293]-[.G129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4]/100" office:value-type="float" office:value="-0.01" calcext:value-type="float">
            <text:p>-0.01</text:p>
          </table:table-cell>
          <table:table-cell table:formula="of:=[.E1294]/16*9/5+32" office:value-type="float" office:value="31.8875" calcext:value-type="float">
            <text:p>31.8875</text:p>
          </table:table-cell>
          <table:table-cell table:formula="of:=[.F1294]-[.G129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5]/100" office:value-type="float" office:value="-0.01" calcext:value-type="float">
            <text:p>-0.01</text:p>
          </table:table-cell>
          <table:table-cell table:formula="of:=[.E1295]/16*9/5+32" office:value-type="float" office:value="31.8875" calcext:value-type="float">
            <text:p>31.8875</text:p>
          </table:table-cell>
          <table:table-cell table:formula="of:=[.F1295]-[.G129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6]/100" office:value-type="float" office:value="-0.01" calcext:value-type="float">
            <text:p>-0.01</text:p>
          </table:table-cell>
          <table:table-cell table:formula="of:=[.E1296]/16*9/5+32" office:value-type="float" office:value="31.8875" calcext:value-type="float">
            <text:p>31.8875</text:p>
          </table:table-cell>
          <table:table-cell table:formula="of:=[.F1296]-[.G129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7]/100" office:value-type="float" office:value="-0.01" calcext:value-type="float">
            <text:p>-0.01</text:p>
          </table:table-cell>
          <table:table-cell table:formula="of:=[.E1297]/16*9/5+32" office:value-type="float" office:value="31.8875" calcext:value-type="float">
            <text:p>31.8875</text:p>
          </table:table-cell>
          <table:table-cell table:formula="of:=[.F1297]-[.G129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8]/100" office:value-type="float" office:value="-0.01" calcext:value-type="float">
            <text:p>-0.01</text:p>
          </table:table-cell>
          <table:table-cell table:formula="of:=[.E1298]/16*9/5+32" office:value-type="float" office:value="31.8875" calcext:value-type="float">
            <text:p>31.8875</text:p>
          </table:table-cell>
          <table:table-cell table:formula="of:=[.F1298]-[.G129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299]/100" office:value-type="float" office:value="-0.01" calcext:value-type="float">
            <text:p>-0.01</text:p>
          </table:table-cell>
          <table:table-cell table:formula="of:=[.E1299]/16*9/5+32" office:value-type="float" office:value="31.8875" calcext:value-type="float">
            <text:p>31.8875</text:p>
          </table:table-cell>
          <table:table-cell table:formula="of:=[.F1299]-[.G129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0]/100" office:value-type="float" office:value="-0.01" calcext:value-type="float">
            <text:p>-0.01</text:p>
          </table:table-cell>
          <table:table-cell table:formula="of:=[.E1300]/16*9/5+32" office:value-type="float" office:value="31.8875" calcext:value-type="float">
            <text:p>31.8875</text:p>
          </table:table-cell>
          <table:table-cell table:formula="of:=[.F1300]-[.G130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1]/100" office:value-type="float" office:value="-0.01" calcext:value-type="float">
            <text:p>-0.01</text:p>
          </table:table-cell>
          <table:table-cell table:formula="of:=[.E1301]/16*9/5+32" office:value-type="float" office:value="31.8875" calcext:value-type="float">
            <text:p>31.8875</text:p>
          </table:table-cell>
          <table:table-cell table:formula="of:=[.F1301]-[.G130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2]/100" office:value-type="float" office:value="-0.01" calcext:value-type="float">
            <text:p>-0.01</text:p>
          </table:table-cell>
          <table:table-cell table:formula="of:=[.E1302]/16*9/5+32" office:value-type="float" office:value="31.8875" calcext:value-type="float">
            <text:p>31.8875</text:p>
          </table:table-cell>
          <table:table-cell table:formula="of:=[.F1302]-[.G130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3]/100" office:value-type="float" office:value="-0.01" calcext:value-type="float">
            <text:p>-0.01</text:p>
          </table:table-cell>
          <table:table-cell table:formula="of:=[.E1303]/16*9/5+32" office:value-type="float" office:value="31.8875" calcext:value-type="float">
            <text:p>31.8875</text:p>
          </table:table-cell>
          <table:table-cell table:formula="of:=[.F1303]-[.G130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4]/100" office:value-type="float" office:value="-0.01" calcext:value-type="float">
            <text:p>-0.01</text:p>
          </table:table-cell>
          <table:table-cell table:formula="of:=[.E1304]/16*9/5+32" office:value-type="float" office:value="31.8875" calcext:value-type="float">
            <text:p>31.8875</text:p>
          </table:table-cell>
          <table:table-cell table:formula="of:=[.F1304]-[.G130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5]/100" office:value-type="float" office:value="-0.01" calcext:value-type="float">
            <text:p>-0.01</text:p>
          </table:table-cell>
          <table:table-cell table:formula="of:=[.E1305]/16*9/5+32" office:value-type="float" office:value="31.8875" calcext:value-type="float">
            <text:p>31.8875</text:p>
          </table:table-cell>
          <table:table-cell table:formula="of:=[.F1305]-[.G130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6]/100" office:value-type="float" office:value="-0.01" calcext:value-type="float">
            <text:p>-0.01</text:p>
          </table:table-cell>
          <table:table-cell table:formula="of:=[.E1306]/16*9/5+32" office:value-type="float" office:value="31.8875" calcext:value-type="float">
            <text:p>31.8875</text:p>
          </table:table-cell>
          <table:table-cell table:formula="of:=[.F1306]-[.G130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7]/100" office:value-type="float" office:value="-0.01" calcext:value-type="float">
            <text:p>-0.01</text:p>
          </table:table-cell>
          <table:table-cell table:formula="of:=[.E1307]/16*9/5+32" office:value-type="float" office:value="31.8875" calcext:value-type="float">
            <text:p>31.8875</text:p>
          </table:table-cell>
          <table:table-cell table:formula="of:=[.F1307]-[.G130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8]/100" office:value-type="float" office:value="-0.01" calcext:value-type="float">
            <text:p>-0.01</text:p>
          </table:table-cell>
          <table:table-cell table:formula="of:=[.E1308]/16*9/5+32" office:value-type="float" office:value="31.8875" calcext:value-type="float">
            <text:p>31.8875</text:p>
          </table:table-cell>
          <table:table-cell table:formula="of:=[.F1308]-[.G130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09]/100" office:value-type="float" office:value="-0.01" calcext:value-type="float">
            <text:p>-0.01</text:p>
          </table:table-cell>
          <table:table-cell table:formula="of:=[.E1309]/16*9/5+32" office:value-type="float" office:value="31.8875" calcext:value-type="float">
            <text:p>31.8875</text:p>
          </table:table-cell>
          <table:table-cell table:formula="of:=[.F1309]-[.G130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0]/100" office:value-type="float" office:value="-0.01" calcext:value-type="float">
            <text:p>-0.01</text:p>
          </table:table-cell>
          <table:table-cell table:formula="of:=[.E1310]/16*9/5+32" office:value-type="float" office:value="31.8875" calcext:value-type="float">
            <text:p>31.8875</text:p>
          </table:table-cell>
          <table:table-cell table:formula="of:=[.F1310]-[.G131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1]/100" office:value-type="float" office:value="-0.01" calcext:value-type="float">
            <text:p>-0.01</text:p>
          </table:table-cell>
          <table:table-cell table:formula="of:=[.E1311]/16*9/5+32" office:value-type="float" office:value="31.8875" calcext:value-type="float">
            <text:p>31.8875</text:p>
          </table:table-cell>
          <table:table-cell table:formula="of:=[.F1311]-[.G131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2]/100" office:value-type="float" office:value="-0.01" calcext:value-type="float">
            <text:p>-0.01</text:p>
          </table:table-cell>
          <table:table-cell table:formula="of:=[.E1312]/16*9/5+32" office:value-type="float" office:value="31.8875" calcext:value-type="float">
            <text:p>31.8875</text:p>
          </table:table-cell>
          <table:table-cell table:formula="of:=[.F1312]-[.G131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3]/100" office:value-type="float" office:value="-0.01" calcext:value-type="float">
            <text:p>-0.01</text:p>
          </table:table-cell>
          <table:table-cell table:formula="of:=[.E1313]/16*9/5+32" office:value-type="float" office:value="31.8875" calcext:value-type="float">
            <text:p>31.8875</text:p>
          </table:table-cell>
          <table:table-cell table:formula="of:=[.F1313]-[.G131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4]/100" office:value-type="float" office:value="-0.01" calcext:value-type="float">
            <text:p>-0.01</text:p>
          </table:table-cell>
          <table:table-cell table:formula="of:=[.E1314]/16*9/5+32" office:value-type="float" office:value="31.8875" calcext:value-type="float">
            <text:p>31.8875</text:p>
          </table:table-cell>
          <table:table-cell table:formula="of:=[.F1314]-[.G131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5]/100" office:value-type="float" office:value="-0.01" calcext:value-type="float">
            <text:p>-0.01</text:p>
          </table:table-cell>
          <table:table-cell table:formula="of:=[.E1315]/16*9/5+32" office:value-type="float" office:value="31.8875" calcext:value-type="float">
            <text:p>31.8875</text:p>
          </table:table-cell>
          <table:table-cell table:formula="of:=[.F1315]-[.G131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6]/100" office:value-type="float" office:value="-0.01" calcext:value-type="float">
            <text:p>-0.01</text:p>
          </table:table-cell>
          <table:table-cell table:formula="of:=[.E1316]/16*9/5+32" office:value-type="float" office:value="31.8875" calcext:value-type="float">
            <text:p>31.8875</text:p>
          </table:table-cell>
          <table:table-cell table:formula="of:=[.F1316]-[.G131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7]/100" office:value-type="float" office:value="-0.01" calcext:value-type="float">
            <text:p>-0.01</text:p>
          </table:table-cell>
          <table:table-cell table:formula="of:=[.E1317]/16*9/5+32" office:value-type="float" office:value="31.8875" calcext:value-type="float">
            <text:p>31.8875</text:p>
          </table:table-cell>
          <table:table-cell table:formula="of:=[.F1317]-[.G131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8]/100" office:value-type="float" office:value="-0.01" calcext:value-type="float">
            <text:p>-0.01</text:p>
          </table:table-cell>
          <table:table-cell table:formula="of:=[.E1318]/16*9/5+32" office:value-type="float" office:value="31.8875" calcext:value-type="float">
            <text:p>31.8875</text:p>
          </table:table-cell>
          <table:table-cell table:formula="of:=[.F1318]-[.G131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19]/100" office:value-type="float" office:value="-0.01" calcext:value-type="float">
            <text:p>-0.01</text:p>
          </table:table-cell>
          <table:table-cell table:formula="of:=[.E1319]/16*9/5+32" office:value-type="float" office:value="31.8875" calcext:value-type="float">
            <text:p>31.8875</text:p>
          </table:table-cell>
          <table:table-cell table:formula="of:=[.F1319]-[.G131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0]/100" office:value-type="float" office:value="-0.01" calcext:value-type="float">
            <text:p>-0.01</text:p>
          </table:table-cell>
          <table:table-cell table:formula="of:=[.E1320]/16*9/5+32" office:value-type="float" office:value="31.8875" calcext:value-type="float">
            <text:p>31.8875</text:p>
          </table:table-cell>
          <table:table-cell table:formula="of:=[.F1320]-[.G132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1]/100" office:value-type="float" office:value="-0.01" calcext:value-type="float">
            <text:p>-0.01</text:p>
          </table:table-cell>
          <table:table-cell table:formula="of:=[.E1321]/16*9/5+32" office:value-type="float" office:value="31.8875" calcext:value-type="float">
            <text:p>31.8875</text:p>
          </table:table-cell>
          <table:table-cell table:formula="of:=[.F1321]-[.G132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2]/100" office:value-type="float" office:value="-0.01" calcext:value-type="float">
            <text:p>-0.01</text:p>
          </table:table-cell>
          <table:table-cell table:formula="of:=[.E1322]/16*9/5+32" office:value-type="float" office:value="31.8875" calcext:value-type="float">
            <text:p>31.8875</text:p>
          </table:table-cell>
          <table:table-cell table:formula="of:=[.F1322]-[.G132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3]/100" office:value-type="float" office:value="-0.01" calcext:value-type="float">
            <text:p>-0.01</text:p>
          </table:table-cell>
          <table:table-cell table:formula="of:=[.E1323]/16*9/5+32" office:value-type="float" office:value="31.8875" calcext:value-type="float">
            <text:p>31.8875</text:p>
          </table:table-cell>
          <table:table-cell table:formula="of:=[.F1323]-[.G132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4]/100" office:value-type="float" office:value="-0.01" calcext:value-type="float">
            <text:p>-0.01</text:p>
          </table:table-cell>
          <table:table-cell table:formula="of:=[.E1324]/16*9/5+32" office:value-type="float" office:value="31.8875" calcext:value-type="float">
            <text:p>31.8875</text:p>
          </table:table-cell>
          <table:table-cell table:formula="of:=[.F1324]-[.G132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5]/100" office:value-type="float" office:value="-0.01" calcext:value-type="float">
            <text:p>-0.01</text:p>
          </table:table-cell>
          <table:table-cell table:formula="of:=[.E1325]/16*9/5+32" office:value-type="float" office:value="31.8875" calcext:value-type="float">
            <text:p>31.8875</text:p>
          </table:table-cell>
          <table:table-cell table:formula="of:=[.F1325]-[.G132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6]/100" office:value-type="float" office:value="-0.01" calcext:value-type="float">
            <text:p>-0.01</text:p>
          </table:table-cell>
          <table:table-cell table:formula="of:=[.E1326]/16*9/5+32" office:value-type="float" office:value="31.8875" calcext:value-type="float">
            <text:p>31.8875</text:p>
          </table:table-cell>
          <table:table-cell table:formula="of:=[.F1326]-[.G132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7]/100" office:value-type="float" office:value="-0.01" calcext:value-type="float">
            <text:p>-0.01</text:p>
          </table:table-cell>
          <table:table-cell table:formula="of:=[.E1327]/16*9/5+32" office:value-type="float" office:value="31.8875" calcext:value-type="float">
            <text:p>31.8875</text:p>
          </table:table-cell>
          <table:table-cell table:formula="of:=[.F1327]-[.G132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8]/100" office:value-type="float" office:value="-0.01" calcext:value-type="float">
            <text:p>-0.01</text:p>
          </table:table-cell>
          <table:table-cell table:formula="of:=[.E1328]/16*9/5+32" office:value-type="float" office:value="31.8875" calcext:value-type="float">
            <text:p>31.8875</text:p>
          </table:table-cell>
          <table:table-cell table:formula="of:=[.F1328]-[.G132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29]/100" office:value-type="float" office:value="-0.01" calcext:value-type="float">
            <text:p>-0.01</text:p>
          </table:table-cell>
          <table:table-cell table:formula="of:=[.E1329]/16*9/5+32" office:value-type="float" office:value="31.8875" calcext:value-type="float">
            <text:p>31.8875</text:p>
          </table:table-cell>
          <table:table-cell table:formula="of:=[.F1329]-[.G132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0]/100" office:value-type="float" office:value="-0.01" calcext:value-type="float">
            <text:p>-0.01</text:p>
          </table:table-cell>
          <table:table-cell table:formula="of:=[.E1330]/16*9/5+32" office:value-type="float" office:value="31.8875" calcext:value-type="float">
            <text:p>31.8875</text:p>
          </table:table-cell>
          <table:table-cell table:formula="of:=[.F1330]-[.G133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1]/100" office:value-type="float" office:value="-0.01" calcext:value-type="float">
            <text:p>-0.01</text:p>
          </table:table-cell>
          <table:table-cell table:formula="of:=[.E1331]/16*9/5+32" office:value-type="float" office:value="31.8875" calcext:value-type="float">
            <text:p>31.8875</text:p>
          </table:table-cell>
          <table:table-cell table:formula="of:=[.F1331]-[.G133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2]/100" office:value-type="float" office:value="-0.01" calcext:value-type="float">
            <text:p>-0.01</text:p>
          </table:table-cell>
          <table:table-cell table:formula="of:=[.E1332]/16*9/5+32" office:value-type="float" office:value="31.8875" calcext:value-type="float">
            <text:p>31.8875</text:p>
          </table:table-cell>
          <table:table-cell table:formula="of:=[.F1332]-[.G133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3]/100" office:value-type="float" office:value="-0.01" calcext:value-type="float">
            <text:p>-0.01</text:p>
          </table:table-cell>
          <table:table-cell table:formula="of:=[.E1333]/16*9/5+32" office:value-type="float" office:value="31.8875" calcext:value-type="float">
            <text:p>31.8875</text:p>
          </table:table-cell>
          <table:table-cell table:formula="of:=[.F1333]-[.G133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4]/100" office:value-type="float" office:value="-0.01" calcext:value-type="float">
            <text:p>-0.01</text:p>
          </table:table-cell>
          <table:table-cell table:formula="of:=[.E1334]/16*9/5+32" office:value-type="float" office:value="31.8875" calcext:value-type="float">
            <text:p>31.8875</text:p>
          </table:table-cell>
          <table:table-cell table:formula="of:=[.F1334]-[.G133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5]/100" office:value-type="float" office:value="-0.01" calcext:value-type="float">
            <text:p>-0.01</text:p>
          </table:table-cell>
          <table:table-cell table:formula="of:=[.E1335]/16*9/5+32" office:value-type="float" office:value="31.8875" calcext:value-type="float">
            <text:p>31.8875</text:p>
          </table:table-cell>
          <table:table-cell table:formula="of:=[.F1335]-[.G133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6]/100" office:value-type="float" office:value="-0.01" calcext:value-type="float">
            <text:p>-0.01</text:p>
          </table:table-cell>
          <table:table-cell table:formula="of:=[.E1336]/16*9/5+32" office:value-type="float" office:value="31.8875" calcext:value-type="float">
            <text:p>31.8875</text:p>
          </table:table-cell>
          <table:table-cell table:formula="of:=[.F1336]-[.G133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7]/100" office:value-type="float" office:value="-0.01" calcext:value-type="float">
            <text:p>-0.01</text:p>
          </table:table-cell>
          <table:table-cell table:formula="of:=[.E1337]/16*9/5+32" office:value-type="float" office:value="31.8875" calcext:value-type="float">
            <text:p>31.8875</text:p>
          </table:table-cell>
          <table:table-cell table:formula="of:=[.F1337]-[.G133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8]/100" office:value-type="float" office:value="-0.01" calcext:value-type="float">
            <text:p>-0.01</text:p>
          </table:table-cell>
          <table:table-cell table:formula="of:=[.E1338]/16*9/5+32" office:value-type="float" office:value="31.8875" calcext:value-type="float">
            <text:p>31.8875</text:p>
          </table:table-cell>
          <table:table-cell table:formula="of:=[.F1338]-[.G133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39]/100" office:value-type="float" office:value="-0.01" calcext:value-type="float">
            <text:p>-0.01</text:p>
          </table:table-cell>
          <table:table-cell table:formula="of:=[.E1339]/16*9/5+32" office:value-type="float" office:value="31.8875" calcext:value-type="float">
            <text:p>31.8875</text:p>
          </table:table-cell>
          <table:table-cell table:formula="of:=[.F1339]-[.G133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0]/100" office:value-type="float" office:value="-0.01" calcext:value-type="float">
            <text:p>-0.01</text:p>
          </table:table-cell>
          <table:table-cell table:formula="of:=[.E1340]/16*9/5+32" office:value-type="float" office:value="31.8875" calcext:value-type="float">
            <text:p>31.8875</text:p>
          </table:table-cell>
          <table:table-cell table:formula="of:=[.F1340]-[.G134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1]/100" office:value-type="float" office:value="-0.01" calcext:value-type="float">
            <text:p>-0.01</text:p>
          </table:table-cell>
          <table:table-cell table:formula="of:=[.E1341]/16*9/5+32" office:value-type="float" office:value="31.8875" calcext:value-type="float">
            <text:p>31.8875</text:p>
          </table:table-cell>
          <table:table-cell table:formula="of:=[.F1341]-[.G134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2]/100" office:value-type="float" office:value="-0.01" calcext:value-type="float">
            <text:p>-0.01</text:p>
          </table:table-cell>
          <table:table-cell table:formula="of:=[.E1342]/16*9/5+32" office:value-type="float" office:value="31.8875" calcext:value-type="float">
            <text:p>31.8875</text:p>
          </table:table-cell>
          <table:table-cell table:formula="of:=[.F1342]-[.G134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3]/100" office:value-type="float" office:value="-0.01" calcext:value-type="float">
            <text:p>-0.01</text:p>
          </table:table-cell>
          <table:table-cell table:formula="of:=[.E1343]/16*9/5+32" office:value-type="float" office:value="31.8875" calcext:value-type="float">
            <text:p>31.8875</text:p>
          </table:table-cell>
          <table:table-cell table:formula="of:=[.F1343]-[.G134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4]/100" office:value-type="float" office:value="-0.01" calcext:value-type="float">
            <text:p>-0.01</text:p>
          </table:table-cell>
          <table:table-cell table:formula="of:=[.E1344]/16*9/5+32" office:value-type="float" office:value="31.8875" calcext:value-type="float">
            <text:p>31.8875</text:p>
          </table:table-cell>
          <table:table-cell table:formula="of:=[.F1344]-[.G134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4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5]/100" office:value-type="float" office:value="-0.01" calcext:value-type="float">
            <text:p>-0.01</text:p>
          </table:table-cell>
          <table:table-cell table:formula="of:=[.E1345]/16*9/5+32" office:value-type="float" office:value="31.8875" calcext:value-type="float">
            <text:p>31.8875</text:p>
          </table:table-cell>
          <table:table-cell table:formula="of:=[.F1345]-[.G134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6]/100" office:value-type="float" office:value="-0.01" calcext:value-type="float">
            <text:p>-0.01</text:p>
          </table:table-cell>
          <table:table-cell table:formula="of:=[.E1346]/16*9/5+32" office:value-type="float" office:value="31.8875" calcext:value-type="float">
            <text:p>31.8875</text:p>
          </table:table-cell>
          <table:table-cell table:formula="of:=[.F1346]-[.G134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7]/100" office:value-type="float" office:value="-0.01" calcext:value-type="float">
            <text:p>-0.01</text:p>
          </table:table-cell>
          <table:table-cell table:formula="of:=[.E1347]/16*9/5+32" office:value-type="float" office:value="31.8875" calcext:value-type="float">
            <text:p>31.8875</text:p>
          </table:table-cell>
          <table:table-cell table:formula="of:=[.F1347]-[.G134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8]/100" office:value-type="float" office:value="-0.01" calcext:value-type="float">
            <text:p>-0.01</text:p>
          </table:table-cell>
          <table:table-cell table:formula="of:=[.E1348]/16*9/5+32" office:value-type="float" office:value="31.8875" calcext:value-type="float">
            <text:p>31.8875</text:p>
          </table:table-cell>
          <table:table-cell table:formula="of:=[.F1348]-[.G134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49]/100" office:value-type="float" office:value="-0.01" calcext:value-type="float">
            <text:p>-0.01</text:p>
          </table:table-cell>
          <table:table-cell table:formula="of:=[.E1349]/16*9/5+32" office:value-type="float" office:value="31.8875" calcext:value-type="float">
            <text:p>31.8875</text:p>
          </table:table-cell>
          <table:table-cell table:formula="of:=[.F1349]-[.G134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0]/100" office:value-type="float" office:value="-0.01" calcext:value-type="float">
            <text:p>-0.01</text:p>
          </table:table-cell>
          <table:table-cell table:formula="of:=[.E1350]/16*9/5+32" office:value-type="float" office:value="31.8875" calcext:value-type="float">
            <text:p>31.8875</text:p>
          </table:table-cell>
          <table:table-cell table:formula="of:=[.F1350]-[.G135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1]/100" office:value-type="float" office:value="-0.01" calcext:value-type="float">
            <text:p>-0.01</text:p>
          </table:table-cell>
          <table:table-cell table:formula="of:=[.E1351]/16*9/5+32" office:value-type="float" office:value="31.8875" calcext:value-type="float">
            <text:p>31.8875</text:p>
          </table:table-cell>
          <table:table-cell table:formula="of:=[.F1351]-[.G135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2]/100" office:value-type="float" office:value="-0.01" calcext:value-type="float">
            <text:p>-0.01</text:p>
          </table:table-cell>
          <table:table-cell table:formula="of:=[.E1352]/16*9/5+32" office:value-type="float" office:value="31.8875" calcext:value-type="float">
            <text:p>31.8875</text:p>
          </table:table-cell>
          <table:table-cell table:formula="of:=[.F1352]-[.G135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3]/100" office:value-type="float" office:value="-0.01" calcext:value-type="float">
            <text:p>-0.01</text:p>
          </table:table-cell>
          <table:table-cell table:formula="of:=[.E1353]/16*9/5+32" office:value-type="float" office:value="31.8875" calcext:value-type="float">
            <text:p>31.8875</text:p>
          </table:table-cell>
          <table:table-cell table:formula="of:=[.F1353]-[.G135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4]/100" office:value-type="float" office:value="-0.01" calcext:value-type="float">
            <text:p>-0.01</text:p>
          </table:table-cell>
          <table:table-cell table:formula="of:=[.E1354]/16*9/5+32" office:value-type="float" office:value="31.8875" calcext:value-type="float">
            <text:p>31.8875</text:p>
          </table:table-cell>
          <table:table-cell table:formula="of:=[.F1354]-[.G135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5]/100" office:value-type="float" office:value="-0.01" calcext:value-type="float">
            <text:p>-0.01</text:p>
          </table:table-cell>
          <table:table-cell table:formula="of:=[.E1355]/16*9/5+32" office:value-type="float" office:value="31.8875" calcext:value-type="float">
            <text:p>31.8875</text:p>
          </table:table-cell>
          <table:table-cell table:formula="of:=[.F1355]-[.G135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6]/100" office:value-type="float" office:value="-0.01" calcext:value-type="float">
            <text:p>-0.01</text:p>
          </table:table-cell>
          <table:table-cell table:formula="of:=[.E1356]/16*9/5+32" office:value-type="float" office:value="31.8875" calcext:value-type="float">
            <text:p>31.8875</text:p>
          </table:table-cell>
          <table:table-cell table:formula="of:=[.F1356]-[.G135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7]/100" office:value-type="float" office:value="-0.01" calcext:value-type="float">
            <text:p>-0.01</text:p>
          </table:table-cell>
          <table:table-cell table:formula="of:=[.E1357]/16*9/5+32" office:value-type="float" office:value="31.8875" calcext:value-type="float">
            <text:p>31.8875</text:p>
          </table:table-cell>
          <table:table-cell table:formula="of:=[.F1357]-[.G135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8]/100" office:value-type="float" office:value="-0.01" calcext:value-type="float">
            <text:p>-0.01</text:p>
          </table:table-cell>
          <table:table-cell table:formula="of:=[.E1358]/16*9/5+32" office:value-type="float" office:value="31.8875" calcext:value-type="float">
            <text:p>31.8875</text:p>
          </table:table-cell>
          <table:table-cell table:formula="of:=[.F1358]-[.G135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59]/100" office:value-type="float" office:value="-0.01" calcext:value-type="float">
            <text:p>-0.01</text:p>
          </table:table-cell>
          <table:table-cell table:formula="of:=[.E1359]/16*9/5+32" office:value-type="float" office:value="31.8875" calcext:value-type="float">
            <text:p>31.8875</text:p>
          </table:table-cell>
          <table:table-cell table:formula="of:=[.F1359]-[.G135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0]/100" office:value-type="float" office:value="-0.01" calcext:value-type="float">
            <text:p>-0.01</text:p>
          </table:table-cell>
          <table:table-cell table:formula="of:=[.E1360]/16*9/5+32" office:value-type="float" office:value="31.8875" calcext:value-type="float">
            <text:p>31.8875</text:p>
          </table:table-cell>
          <table:table-cell table:formula="of:=[.F1360]-[.G136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1]/100" office:value-type="float" office:value="-0.01" calcext:value-type="float">
            <text:p>-0.01</text:p>
          </table:table-cell>
          <table:table-cell table:formula="of:=[.E1361]/16*9/5+32" office:value-type="float" office:value="31.8875" calcext:value-type="float">
            <text:p>31.8875</text:p>
          </table:table-cell>
          <table:table-cell table:formula="of:=[.F1361]-[.G136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2]/100" office:value-type="float" office:value="-0.01" calcext:value-type="float">
            <text:p>-0.01</text:p>
          </table:table-cell>
          <table:table-cell table:formula="of:=[.E1362]/16*9/5+32" office:value-type="float" office:value="31.8875" calcext:value-type="float">
            <text:p>31.8875</text:p>
          </table:table-cell>
          <table:table-cell table:formula="of:=[.F1362]-[.G136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3]/100" office:value-type="float" office:value="-0.01" calcext:value-type="float">
            <text:p>-0.01</text:p>
          </table:table-cell>
          <table:table-cell table:formula="of:=[.E1363]/16*9/5+32" office:value-type="float" office:value="31.8875" calcext:value-type="float">
            <text:p>31.8875</text:p>
          </table:table-cell>
          <table:table-cell table:formula="of:=[.F1363]-[.G136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4]/100" office:value-type="float" office:value="-0.01" calcext:value-type="float">
            <text:p>-0.01</text:p>
          </table:table-cell>
          <table:table-cell table:formula="of:=[.E1364]/16*9/5+32" office:value-type="float" office:value="31.8875" calcext:value-type="float">
            <text:p>31.8875</text:p>
          </table:table-cell>
          <table:table-cell table:formula="of:=[.F1364]-[.G136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5]/100" office:value-type="float" office:value="-0.01" calcext:value-type="float">
            <text:p>-0.01</text:p>
          </table:table-cell>
          <table:table-cell table:formula="of:=[.E1365]/16*9/5+32" office:value-type="float" office:value="31.8875" calcext:value-type="float">
            <text:p>31.8875</text:p>
          </table:table-cell>
          <table:table-cell table:formula="of:=[.F1365]-[.G136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6]/100" office:value-type="float" office:value="-0.01" calcext:value-type="float">
            <text:p>-0.01</text:p>
          </table:table-cell>
          <table:table-cell table:formula="of:=[.E1366]/16*9/5+32" office:value-type="float" office:value="31.8875" calcext:value-type="float">
            <text:p>31.8875</text:p>
          </table:table-cell>
          <table:table-cell table:formula="of:=[.F1366]-[.G136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7]/100" office:value-type="float" office:value="-0.01" calcext:value-type="float">
            <text:p>-0.01</text:p>
          </table:table-cell>
          <table:table-cell table:formula="of:=[.E1367]/16*9/5+32" office:value-type="float" office:value="31.8875" calcext:value-type="float">
            <text:p>31.8875</text:p>
          </table:table-cell>
          <table:table-cell table:formula="of:=[.F1367]-[.G136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8]/100" office:value-type="float" office:value="-0.01" calcext:value-type="float">
            <text:p>-0.01</text:p>
          </table:table-cell>
          <table:table-cell table:formula="of:=[.E1368]/16*9/5+32" office:value-type="float" office:value="31.8875" calcext:value-type="float">
            <text:p>31.8875</text:p>
          </table:table-cell>
          <table:table-cell table:formula="of:=[.F1368]-[.G136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69]/100" office:value-type="float" office:value="-0.01" calcext:value-type="float">
            <text:p>-0.01</text:p>
          </table:table-cell>
          <table:table-cell table:formula="of:=[.E1369]/16*9/5+32" office:value-type="float" office:value="31.8875" calcext:value-type="float">
            <text:p>31.8875</text:p>
          </table:table-cell>
          <table:table-cell table:formula="of:=[.F1369]-[.G136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0]/100" office:value-type="float" office:value="-0.01" calcext:value-type="float">
            <text:p>-0.01</text:p>
          </table:table-cell>
          <table:table-cell table:formula="of:=[.E1370]/16*9/5+32" office:value-type="float" office:value="31.8875" calcext:value-type="float">
            <text:p>31.8875</text:p>
          </table:table-cell>
          <table:table-cell table:formula="of:=[.F1370]-[.G137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1]/100" office:value-type="float" office:value="-0.01" calcext:value-type="float">
            <text:p>-0.01</text:p>
          </table:table-cell>
          <table:table-cell table:formula="of:=[.E1371]/16*9/5+32" office:value-type="float" office:value="31.8875" calcext:value-type="float">
            <text:p>31.8875</text:p>
          </table:table-cell>
          <table:table-cell table:formula="of:=[.F1371]-[.G137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2]/100" office:value-type="float" office:value="-0.01" calcext:value-type="float">
            <text:p>-0.01</text:p>
          </table:table-cell>
          <table:table-cell table:formula="of:=[.E1372]/16*9/5+32" office:value-type="float" office:value="31.8875" calcext:value-type="float">
            <text:p>31.8875</text:p>
          </table:table-cell>
          <table:table-cell table:formula="of:=[.F1372]-[.G137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3]/100" office:value-type="float" office:value="-0.01" calcext:value-type="float">
            <text:p>-0.01</text:p>
          </table:table-cell>
          <table:table-cell table:formula="of:=[.E1373]/16*9/5+32" office:value-type="float" office:value="31.8875" calcext:value-type="float">
            <text:p>31.8875</text:p>
          </table:table-cell>
          <table:table-cell table:formula="of:=[.F1373]-[.G137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4]/100" office:value-type="float" office:value="-0.01" calcext:value-type="float">
            <text:p>-0.01</text:p>
          </table:table-cell>
          <table:table-cell table:formula="of:=[.E1374]/16*9/5+32" office:value-type="float" office:value="31.8875" calcext:value-type="float">
            <text:p>31.8875</text:p>
          </table:table-cell>
          <table:table-cell table:formula="of:=[.F1374]-[.G137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5]/100" office:value-type="float" office:value="-0.01" calcext:value-type="float">
            <text:p>-0.01</text:p>
          </table:table-cell>
          <table:table-cell table:formula="of:=[.E1375]/16*9/5+32" office:value-type="float" office:value="31.8875" calcext:value-type="float">
            <text:p>31.8875</text:p>
          </table:table-cell>
          <table:table-cell table:formula="of:=[.F1375]-[.G137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6]/100" office:value-type="float" office:value="-0.01" calcext:value-type="float">
            <text:p>-0.01</text:p>
          </table:table-cell>
          <table:table-cell table:formula="of:=[.E1376]/16*9/5+32" office:value-type="float" office:value="31.8875" calcext:value-type="float">
            <text:p>31.8875</text:p>
          </table:table-cell>
          <table:table-cell table:formula="of:=[.F1376]-[.G137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7]/100" office:value-type="float" office:value="-0.01" calcext:value-type="float">
            <text:p>-0.01</text:p>
          </table:table-cell>
          <table:table-cell table:formula="of:=[.E1377]/16*9/5+32" office:value-type="float" office:value="31.8875" calcext:value-type="float">
            <text:p>31.8875</text:p>
          </table:table-cell>
          <table:table-cell table:formula="of:=[.F1377]-[.G137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8]/100" office:value-type="float" office:value="-0.01" calcext:value-type="float">
            <text:p>-0.01</text:p>
          </table:table-cell>
          <table:table-cell table:formula="of:=[.E1378]/16*9/5+32" office:value-type="float" office:value="31.8875" calcext:value-type="float">
            <text:p>31.8875</text:p>
          </table:table-cell>
          <table:table-cell table:formula="of:=[.F1378]-[.G137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79]/100" office:value-type="float" office:value="-0.01" calcext:value-type="float">
            <text:p>-0.01</text:p>
          </table:table-cell>
          <table:table-cell table:formula="of:=[.E1379]/16*9/5+32" office:value-type="float" office:value="31.8875" calcext:value-type="float">
            <text:p>31.8875</text:p>
          </table:table-cell>
          <table:table-cell table:formula="of:=[.F1379]-[.G137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0]/100" office:value-type="float" office:value="-0.01" calcext:value-type="float">
            <text:p>-0.01</text:p>
          </table:table-cell>
          <table:table-cell table:formula="of:=[.E1380]/16*9/5+32" office:value-type="float" office:value="31.8875" calcext:value-type="float">
            <text:p>31.8875</text:p>
          </table:table-cell>
          <table:table-cell table:formula="of:=[.F1380]-[.G138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1]/100" office:value-type="float" office:value="-0.01" calcext:value-type="float">
            <text:p>-0.01</text:p>
          </table:table-cell>
          <table:table-cell table:formula="of:=[.E1381]/16*9/5+32" office:value-type="float" office:value="31.8875" calcext:value-type="float">
            <text:p>31.8875</text:p>
          </table:table-cell>
          <table:table-cell table:formula="of:=[.F1381]-[.G138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2]/100" office:value-type="float" office:value="-0.01" calcext:value-type="float">
            <text:p>-0.01</text:p>
          </table:table-cell>
          <table:table-cell table:formula="of:=[.E1382]/16*9/5+32" office:value-type="float" office:value="31.8875" calcext:value-type="float">
            <text:p>31.8875</text:p>
          </table:table-cell>
          <table:table-cell table:formula="of:=[.F1382]-[.G138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3]/100" office:value-type="float" office:value="-0.01" calcext:value-type="float">
            <text:p>-0.01</text:p>
          </table:table-cell>
          <table:table-cell table:formula="of:=[.E1383]/16*9/5+32" office:value-type="float" office:value="31.8875" calcext:value-type="float">
            <text:p>31.8875</text:p>
          </table:table-cell>
          <table:table-cell table:formula="of:=[.F1383]-[.G138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4]/100" office:value-type="float" office:value="-0.01" calcext:value-type="float">
            <text:p>-0.01</text:p>
          </table:table-cell>
          <table:table-cell table:formula="of:=[.E1384]/16*9/5+32" office:value-type="float" office:value="31.8875" calcext:value-type="float">
            <text:p>31.8875</text:p>
          </table:table-cell>
          <table:table-cell table:formula="of:=[.F1384]-[.G138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5]/100" office:value-type="float" office:value="-0.01" calcext:value-type="float">
            <text:p>-0.01</text:p>
          </table:table-cell>
          <table:table-cell table:formula="of:=[.E1385]/16*9/5+32" office:value-type="float" office:value="31.8875" calcext:value-type="float">
            <text:p>31.8875</text:p>
          </table:table-cell>
          <table:table-cell table:formula="of:=[.F1385]-[.G138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6]/100" office:value-type="float" office:value="-0.01" calcext:value-type="float">
            <text:p>-0.01</text:p>
          </table:table-cell>
          <table:table-cell table:formula="of:=[.E1386]/16*9/5+32" office:value-type="float" office:value="31.8875" calcext:value-type="float">
            <text:p>31.8875</text:p>
          </table:table-cell>
          <table:table-cell table:formula="of:=[.F1386]-[.G138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7]/100" office:value-type="float" office:value="-0.01" calcext:value-type="float">
            <text:p>-0.01</text:p>
          </table:table-cell>
          <table:table-cell table:formula="of:=[.E1387]/16*9/5+32" office:value-type="float" office:value="31.8875" calcext:value-type="float">
            <text:p>31.8875</text:p>
          </table:table-cell>
          <table:table-cell table:formula="of:=[.F1387]-[.G138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8]/100" office:value-type="float" office:value="-0.01" calcext:value-type="float">
            <text:p>-0.01</text:p>
          </table:table-cell>
          <table:table-cell table:formula="of:=[.E1388]/16*9/5+32" office:value-type="float" office:value="31.8875" calcext:value-type="float">
            <text:p>31.8875</text:p>
          </table:table-cell>
          <table:table-cell table:formula="of:=[.F1388]-[.G138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89]/100" office:value-type="float" office:value="-0.01" calcext:value-type="float">
            <text:p>-0.01</text:p>
          </table:table-cell>
          <table:table-cell table:formula="of:=[.E1389]/16*9/5+32" office:value-type="float" office:value="31.8875" calcext:value-type="float">
            <text:p>31.8875</text:p>
          </table:table-cell>
          <table:table-cell table:formula="of:=[.F1389]-[.G138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0]/100" office:value-type="float" office:value="-0.01" calcext:value-type="float">
            <text:p>-0.01</text:p>
          </table:table-cell>
          <table:table-cell table:formula="of:=[.E1390]/16*9/5+32" office:value-type="float" office:value="31.8875" calcext:value-type="float">
            <text:p>31.8875</text:p>
          </table:table-cell>
          <table:table-cell table:formula="of:=[.F1390]-[.G139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1]/100" office:value-type="float" office:value="-0.01" calcext:value-type="float">
            <text:p>-0.01</text:p>
          </table:table-cell>
          <table:table-cell table:formula="of:=[.E1391]/16*9/5+32" office:value-type="float" office:value="31.8875" calcext:value-type="float">
            <text:p>31.8875</text:p>
          </table:table-cell>
          <table:table-cell table:formula="of:=[.F1391]-[.G139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2]/100" office:value-type="float" office:value="-0.01" calcext:value-type="float">
            <text:p>-0.01</text:p>
          </table:table-cell>
          <table:table-cell table:formula="of:=[.E1392]/16*9/5+32" office:value-type="float" office:value="31.8875" calcext:value-type="float">
            <text:p>31.8875</text:p>
          </table:table-cell>
          <table:table-cell table:formula="of:=[.F1392]-[.G139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3]/100" office:value-type="float" office:value="-0.01" calcext:value-type="float">
            <text:p>-0.01</text:p>
          </table:table-cell>
          <table:table-cell table:formula="of:=[.E1393]/16*9/5+32" office:value-type="float" office:value="31.8875" calcext:value-type="float">
            <text:p>31.8875</text:p>
          </table:table-cell>
          <table:table-cell table:formula="of:=[.F1393]-[.G139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4]/100" office:value-type="float" office:value="-0.01" calcext:value-type="float">
            <text:p>-0.01</text:p>
          </table:table-cell>
          <table:table-cell table:formula="of:=[.E1394]/16*9/5+32" office:value-type="float" office:value="31.8875" calcext:value-type="float">
            <text:p>31.8875</text:p>
          </table:table-cell>
          <table:table-cell table:formula="of:=[.F1394]-[.G139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5]/100" office:value-type="float" office:value="-0.01" calcext:value-type="float">
            <text:p>-0.01</text:p>
          </table:table-cell>
          <table:table-cell table:formula="of:=[.E1395]/16*9/5+32" office:value-type="float" office:value="31.8875" calcext:value-type="float">
            <text:p>31.8875</text:p>
          </table:table-cell>
          <table:table-cell table:formula="of:=[.F1395]-[.G139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6]/100" office:value-type="float" office:value="-0.01" calcext:value-type="float">
            <text:p>-0.01</text:p>
          </table:table-cell>
          <table:table-cell table:formula="of:=[.E1396]/16*9/5+32" office:value-type="float" office:value="31.8875" calcext:value-type="float">
            <text:p>31.8875</text:p>
          </table:table-cell>
          <table:table-cell table:formula="of:=[.F1396]-[.G139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7]/100" office:value-type="float" office:value="-0.01" calcext:value-type="float">
            <text:p>-0.01</text:p>
          </table:table-cell>
          <table:table-cell table:formula="of:=[.E1397]/16*9/5+32" office:value-type="float" office:value="31.8875" calcext:value-type="float">
            <text:p>31.8875</text:p>
          </table:table-cell>
          <table:table-cell table:formula="of:=[.F1397]-[.G139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8]/100" office:value-type="float" office:value="-0.01" calcext:value-type="float">
            <text:p>-0.01</text:p>
          </table:table-cell>
          <table:table-cell table:formula="of:=[.E1398]/16*9/5+32" office:value-type="float" office:value="31.8875" calcext:value-type="float">
            <text:p>31.8875</text:p>
          </table:table-cell>
          <table:table-cell table:formula="of:=[.F1398]-[.G139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399]/100" office:value-type="float" office:value="-0.01" calcext:value-type="float">
            <text:p>-0.01</text:p>
          </table:table-cell>
          <table:table-cell table:formula="of:=[.E1399]/16*9/5+32" office:value-type="float" office:value="31.8875" calcext:value-type="float">
            <text:p>31.8875</text:p>
          </table:table-cell>
          <table:table-cell table:formula="of:=[.F1399]-[.G139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0]/100" office:value-type="float" office:value="-0.01" calcext:value-type="float">
            <text:p>-0.01</text:p>
          </table:table-cell>
          <table:table-cell table:formula="of:=[.E1400]/16*9/5+32" office:value-type="float" office:value="31.8875" calcext:value-type="float">
            <text:p>31.8875</text:p>
          </table:table-cell>
          <table:table-cell table:formula="of:=[.F1400]-[.G140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1]/100" office:value-type="float" office:value="-0.01" calcext:value-type="float">
            <text:p>-0.01</text:p>
          </table:table-cell>
          <table:table-cell table:formula="of:=[.E1401]/16*9/5+32" office:value-type="float" office:value="31.8875" calcext:value-type="float">
            <text:p>31.8875</text:p>
          </table:table-cell>
          <table:table-cell table:formula="of:=[.F1401]-[.G140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2]/100" office:value-type="float" office:value="-0.01" calcext:value-type="float">
            <text:p>-0.01</text:p>
          </table:table-cell>
          <table:table-cell table:formula="of:=[.E1402]/16*9/5+32" office:value-type="float" office:value="31.8875" calcext:value-type="float">
            <text:p>31.8875</text:p>
          </table:table-cell>
          <table:table-cell table:formula="of:=[.F1402]-[.G140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3]/100" office:value-type="float" office:value="-0.01" calcext:value-type="float">
            <text:p>-0.01</text:p>
          </table:table-cell>
          <table:table-cell table:formula="of:=[.E1403]/16*9/5+32" office:value-type="float" office:value="31.8875" calcext:value-type="float">
            <text:p>31.8875</text:p>
          </table:table-cell>
          <table:table-cell table:formula="of:=[.F1403]-[.G140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4]/100" office:value-type="float" office:value="-0.01" calcext:value-type="float">
            <text:p>-0.01</text:p>
          </table:table-cell>
          <table:table-cell table:formula="of:=[.E1404]/16*9/5+32" office:value-type="float" office:value="31.8875" calcext:value-type="float">
            <text:p>31.8875</text:p>
          </table:table-cell>
          <table:table-cell table:formula="of:=[.F1404]-[.G140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5]/100" office:value-type="float" office:value="-0.01" calcext:value-type="float">
            <text:p>-0.01</text:p>
          </table:table-cell>
          <table:table-cell table:formula="of:=[.E1405]/16*9/5+32" office:value-type="float" office:value="31.8875" calcext:value-type="float">
            <text:p>31.8875</text:p>
          </table:table-cell>
          <table:table-cell table:formula="of:=[.F1405]-[.G140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6]/100" office:value-type="float" office:value="-0.01" calcext:value-type="float">
            <text:p>-0.01</text:p>
          </table:table-cell>
          <table:table-cell table:formula="of:=[.E1406]/16*9/5+32" office:value-type="float" office:value="31.8875" calcext:value-type="float">
            <text:p>31.8875</text:p>
          </table:table-cell>
          <table:table-cell table:formula="of:=[.F1406]-[.G140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7]/100" office:value-type="float" office:value="-0.01" calcext:value-type="float">
            <text:p>-0.01</text:p>
          </table:table-cell>
          <table:table-cell table:formula="of:=[.E1407]/16*9/5+32" office:value-type="float" office:value="31.8875" calcext:value-type="float">
            <text:p>31.8875</text:p>
          </table:table-cell>
          <table:table-cell table:formula="of:=[.F1407]-[.G140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8]/100" office:value-type="float" office:value="-0.01" calcext:value-type="float">
            <text:p>-0.01</text:p>
          </table:table-cell>
          <table:table-cell table:formula="of:=[.E1408]/16*9/5+32" office:value-type="float" office:value="31.8875" calcext:value-type="float">
            <text:p>31.8875</text:p>
          </table:table-cell>
          <table:table-cell table:formula="of:=[.F1408]-[.G140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5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09]/100" office:value-type="float" office:value="-0.01" calcext:value-type="float">
            <text:p>-0.01</text:p>
          </table:table-cell>
          <table:table-cell table:formula="of:=[.E1409]/16*9/5+32" office:value-type="float" office:value="31.8875" calcext:value-type="float">
            <text:p>31.8875</text:p>
          </table:table-cell>
          <table:table-cell table:formula="of:=[.F1409]-[.G140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0]/100" office:value-type="float" office:value="-0.01" calcext:value-type="float">
            <text:p>-0.01</text:p>
          </table:table-cell>
          <table:table-cell table:formula="of:=[.E1410]/16*9/5+32" office:value-type="float" office:value="31.8875" calcext:value-type="float">
            <text:p>31.8875</text:p>
          </table:table-cell>
          <table:table-cell table:formula="of:=[.F1410]-[.G141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1]/100" office:value-type="float" office:value="-0.01" calcext:value-type="float">
            <text:p>-0.01</text:p>
          </table:table-cell>
          <table:table-cell table:formula="of:=[.E1411]/16*9/5+32" office:value-type="float" office:value="31.8875" calcext:value-type="float">
            <text:p>31.8875</text:p>
          </table:table-cell>
          <table:table-cell table:formula="of:=[.F1411]-[.G141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2]/100" office:value-type="float" office:value="-0.01" calcext:value-type="float">
            <text:p>-0.01</text:p>
          </table:table-cell>
          <table:table-cell table:formula="of:=[.E1412]/16*9/5+32" office:value-type="float" office:value="31.8875" calcext:value-type="float">
            <text:p>31.8875</text:p>
          </table:table-cell>
          <table:table-cell table:formula="of:=[.F1412]-[.G141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3]/100" office:value-type="float" office:value="-0.01" calcext:value-type="float">
            <text:p>-0.01</text:p>
          </table:table-cell>
          <table:table-cell table:formula="of:=[.E1413]/16*9/5+32" office:value-type="float" office:value="31.8875" calcext:value-type="float">
            <text:p>31.8875</text:p>
          </table:table-cell>
          <table:table-cell table:formula="of:=[.F1413]-[.G141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4]/100" office:value-type="float" office:value="-0.01" calcext:value-type="float">
            <text:p>-0.01</text:p>
          </table:table-cell>
          <table:table-cell table:formula="of:=[.E1414]/16*9/5+32" office:value-type="float" office:value="31.8875" calcext:value-type="float">
            <text:p>31.8875</text:p>
          </table:table-cell>
          <table:table-cell table:formula="of:=[.F1414]-[.G141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5]/100" office:value-type="float" office:value="-0.01" calcext:value-type="float">
            <text:p>-0.01</text:p>
          </table:table-cell>
          <table:table-cell table:formula="of:=[.E1415]/16*9/5+32" office:value-type="float" office:value="31.8875" calcext:value-type="float">
            <text:p>31.8875</text:p>
          </table:table-cell>
          <table:table-cell table:formula="of:=[.F1415]-[.G141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6]/100" office:value-type="float" office:value="-0.01" calcext:value-type="float">
            <text:p>-0.01</text:p>
          </table:table-cell>
          <table:table-cell table:formula="of:=[.E1416]/16*9/5+32" office:value-type="float" office:value="31.8875" calcext:value-type="float">
            <text:p>31.8875</text:p>
          </table:table-cell>
          <table:table-cell table:formula="of:=[.F1416]-[.G141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7]/100" office:value-type="float" office:value="-0.01" calcext:value-type="float">
            <text:p>-0.01</text:p>
          </table:table-cell>
          <table:table-cell table:formula="of:=[.E1417]/16*9/5+32" office:value-type="float" office:value="31.8875" calcext:value-type="float">
            <text:p>31.8875</text:p>
          </table:table-cell>
          <table:table-cell table:formula="of:=[.F1417]-[.G141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8]/100" office:value-type="float" office:value="-0.01" calcext:value-type="float">
            <text:p>-0.01</text:p>
          </table:table-cell>
          <table:table-cell table:formula="of:=[.E1418]/16*9/5+32" office:value-type="float" office:value="31.8875" calcext:value-type="float">
            <text:p>31.8875</text:p>
          </table:table-cell>
          <table:table-cell table:formula="of:=[.F1418]-[.G141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19]/100" office:value-type="float" office:value="-0.01" calcext:value-type="float">
            <text:p>-0.01</text:p>
          </table:table-cell>
          <table:table-cell table:formula="of:=[.E1419]/16*9/5+32" office:value-type="float" office:value="31.8875" calcext:value-type="float">
            <text:p>31.8875</text:p>
          </table:table-cell>
          <table:table-cell table:formula="of:=[.F1419]-[.G141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0]/100" office:value-type="float" office:value="-0.01" calcext:value-type="float">
            <text:p>-0.01</text:p>
          </table:table-cell>
          <table:table-cell table:formula="of:=[.E1420]/16*9/5+32" office:value-type="float" office:value="31.8875" calcext:value-type="float">
            <text:p>31.8875</text:p>
          </table:table-cell>
          <table:table-cell table:formula="of:=[.F1420]-[.G142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1]/100" office:value-type="float" office:value="-0.01" calcext:value-type="float">
            <text:p>-0.01</text:p>
          </table:table-cell>
          <table:table-cell table:formula="of:=[.E1421]/16*9/5+32" office:value-type="float" office:value="31.8875" calcext:value-type="float">
            <text:p>31.8875</text:p>
          </table:table-cell>
          <table:table-cell table:formula="of:=[.F1421]-[.G142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2]/100" office:value-type="float" office:value="-0.01" calcext:value-type="float">
            <text:p>-0.01</text:p>
          </table:table-cell>
          <table:table-cell table:formula="of:=[.E1422]/16*9/5+32" office:value-type="float" office:value="31.8875" calcext:value-type="float">
            <text:p>31.8875</text:p>
          </table:table-cell>
          <table:table-cell table:formula="of:=[.F1422]-[.G142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3]/100" office:value-type="float" office:value="-0.01" calcext:value-type="float">
            <text:p>-0.01</text:p>
          </table:table-cell>
          <table:table-cell table:formula="of:=[.E1423]/16*9/5+32" office:value-type="float" office:value="31.8875" calcext:value-type="float">
            <text:p>31.8875</text:p>
          </table:table-cell>
          <table:table-cell table:formula="of:=[.F1423]-[.G142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4]/100" office:value-type="float" office:value="-0.01" calcext:value-type="float">
            <text:p>-0.01</text:p>
          </table:table-cell>
          <table:table-cell table:formula="of:=[.E1424]/16*9/5+32" office:value-type="float" office:value="31.8875" calcext:value-type="float">
            <text:p>31.8875</text:p>
          </table:table-cell>
          <table:table-cell table:formula="of:=[.F1424]-[.G142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5]/100" office:value-type="float" office:value="-0.01" calcext:value-type="float">
            <text:p>-0.01</text:p>
          </table:table-cell>
          <table:table-cell table:formula="of:=[.E1425]/16*9/5+32" office:value-type="float" office:value="31.8875" calcext:value-type="float">
            <text:p>31.8875</text:p>
          </table:table-cell>
          <table:table-cell table:formula="of:=[.F1425]-[.G142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6]/100" office:value-type="float" office:value="-0.01" calcext:value-type="float">
            <text:p>-0.01</text:p>
          </table:table-cell>
          <table:table-cell table:formula="of:=[.E1426]/16*9/5+32" office:value-type="float" office:value="31.8875" calcext:value-type="float">
            <text:p>31.8875</text:p>
          </table:table-cell>
          <table:table-cell table:formula="of:=[.F1426]-[.G142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7]/100" office:value-type="float" office:value="-0.01" calcext:value-type="float">
            <text:p>-0.01</text:p>
          </table:table-cell>
          <table:table-cell table:formula="of:=[.E1427]/16*9/5+32" office:value-type="float" office:value="31.8875" calcext:value-type="float">
            <text:p>31.8875</text:p>
          </table:table-cell>
          <table:table-cell table:formula="of:=[.F1427]-[.G142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8]/100" office:value-type="float" office:value="-0.01" calcext:value-type="float">
            <text:p>-0.01</text:p>
          </table:table-cell>
          <table:table-cell table:formula="of:=[.E1428]/16*9/5+32" office:value-type="float" office:value="31.8875" calcext:value-type="float">
            <text:p>31.8875</text:p>
          </table:table-cell>
          <table:table-cell table:formula="of:=[.F1428]-[.G142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29]/100" office:value-type="float" office:value="-0.01" calcext:value-type="float">
            <text:p>-0.01</text:p>
          </table:table-cell>
          <table:table-cell table:formula="of:=[.E1429]/16*9/5+32" office:value-type="float" office:value="31.8875" calcext:value-type="float">
            <text:p>31.8875</text:p>
          </table:table-cell>
          <table:table-cell table:formula="of:=[.F1429]-[.G142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0]/100" office:value-type="float" office:value="-0.01" calcext:value-type="float">
            <text:p>-0.01</text:p>
          </table:table-cell>
          <table:table-cell table:formula="of:=[.E1430]/16*9/5+32" office:value-type="float" office:value="31.8875" calcext:value-type="float">
            <text:p>31.8875</text:p>
          </table:table-cell>
          <table:table-cell table:formula="of:=[.F1430]-[.G143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1]/100" office:value-type="float" office:value="-0.01" calcext:value-type="float">
            <text:p>-0.01</text:p>
          </table:table-cell>
          <table:table-cell table:formula="of:=[.E1431]/16*9/5+32" office:value-type="float" office:value="31.8875" calcext:value-type="float">
            <text:p>31.8875</text:p>
          </table:table-cell>
          <table:table-cell table:formula="of:=[.F1431]-[.G143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2]/100" office:value-type="float" office:value="-0.01" calcext:value-type="float">
            <text:p>-0.01</text:p>
          </table:table-cell>
          <table:table-cell table:formula="of:=[.E1432]/16*9/5+32" office:value-type="float" office:value="31.8875" calcext:value-type="float">
            <text:p>31.8875</text:p>
          </table:table-cell>
          <table:table-cell table:formula="of:=[.F1432]-[.G143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3]/100" office:value-type="float" office:value="-0.01" calcext:value-type="float">
            <text:p>-0.01</text:p>
          </table:table-cell>
          <table:table-cell table:formula="of:=[.E1433]/16*9/5+32" office:value-type="float" office:value="31.8875" calcext:value-type="float">
            <text:p>31.8875</text:p>
          </table:table-cell>
          <table:table-cell table:formula="of:=[.F1433]-[.G143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4]/100" office:value-type="float" office:value="-0.01" calcext:value-type="float">
            <text:p>-0.01</text:p>
          </table:table-cell>
          <table:table-cell table:formula="of:=[.E1434]/16*9/5+32" office:value-type="float" office:value="31.8875" calcext:value-type="float">
            <text:p>31.8875</text:p>
          </table:table-cell>
          <table:table-cell table:formula="of:=[.F1434]-[.G143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5]/100" office:value-type="float" office:value="-0.01" calcext:value-type="float">
            <text:p>-0.01</text:p>
          </table:table-cell>
          <table:table-cell table:formula="of:=[.E1435]/16*9/5+32" office:value-type="float" office:value="31.8875" calcext:value-type="float">
            <text:p>31.8875</text:p>
          </table:table-cell>
          <table:table-cell table:formula="of:=[.F1435]-[.G143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6]/100" office:value-type="float" office:value="-0.01" calcext:value-type="float">
            <text:p>-0.01</text:p>
          </table:table-cell>
          <table:table-cell table:formula="of:=[.E1436]/16*9/5+32" office:value-type="float" office:value="31.8875" calcext:value-type="float">
            <text:p>31.8875</text:p>
          </table:table-cell>
          <table:table-cell table:formula="of:=[.F1436]-[.G143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7]/100" office:value-type="float" office:value="-0.01" calcext:value-type="float">
            <text:p>-0.01</text:p>
          </table:table-cell>
          <table:table-cell table:formula="of:=[.E1437]/16*9/5+32" office:value-type="float" office:value="31.8875" calcext:value-type="float">
            <text:p>31.8875</text:p>
          </table:table-cell>
          <table:table-cell table:formula="of:=[.F1437]-[.G143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8]/100" office:value-type="float" office:value="-0.01" calcext:value-type="float">
            <text:p>-0.01</text:p>
          </table:table-cell>
          <table:table-cell table:formula="of:=[.E1438]/16*9/5+32" office:value-type="float" office:value="31.8875" calcext:value-type="float">
            <text:p>31.8875</text:p>
          </table:table-cell>
          <table:table-cell table:formula="of:=[.F1438]-[.G143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39]/100" office:value-type="float" office:value="-0.01" calcext:value-type="float">
            <text:p>-0.01</text:p>
          </table:table-cell>
          <table:table-cell table:formula="of:=[.E1439]/16*9/5+32" office:value-type="float" office:value="31.8875" calcext:value-type="float">
            <text:p>31.8875</text:p>
          </table:table-cell>
          <table:table-cell table:formula="of:=[.F1439]-[.G143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0]/100" office:value-type="float" office:value="-0.01" calcext:value-type="float">
            <text:p>-0.01</text:p>
          </table:table-cell>
          <table:table-cell table:formula="of:=[.E1440]/16*9/5+32" office:value-type="float" office:value="31.8875" calcext:value-type="float">
            <text:p>31.8875</text:p>
          </table:table-cell>
          <table:table-cell table:formula="of:=[.F1440]-[.G144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1]/100" office:value-type="float" office:value="-0.01" calcext:value-type="float">
            <text:p>-0.01</text:p>
          </table:table-cell>
          <table:table-cell table:formula="of:=[.E1441]/16*9/5+32" office:value-type="float" office:value="31.8875" calcext:value-type="float">
            <text:p>31.8875</text:p>
          </table:table-cell>
          <table:table-cell table:formula="of:=[.F1441]-[.G144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2]/100" office:value-type="float" office:value="-0.01" calcext:value-type="float">
            <text:p>-0.01</text:p>
          </table:table-cell>
          <table:table-cell table:formula="of:=[.E1442]/16*9/5+32" office:value-type="float" office:value="31.8875" calcext:value-type="float">
            <text:p>31.8875</text:p>
          </table:table-cell>
          <table:table-cell table:formula="of:=[.F1442]-[.G144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3]/100" office:value-type="float" office:value="-0.01" calcext:value-type="float">
            <text:p>-0.01</text:p>
          </table:table-cell>
          <table:table-cell table:formula="of:=[.E1443]/16*9/5+32" office:value-type="float" office:value="31.8875" calcext:value-type="float">
            <text:p>31.8875</text:p>
          </table:table-cell>
          <table:table-cell table:formula="of:=[.F1443]-[.G144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4]/100" office:value-type="float" office:value="-0.01" calcext:value-type="float">
            <text:p>-0.01</text:p>
          </table:table-cell>
          <table:table-cell table:formula="of:=[.E1444]/16*9/5+32" office:value-type="float" office:value="31.8875" calcext:value-type="float">
            <text:p>31.8875</text:p>
          </table:table-cell>
          <table:table-cell table:formula="of:=[.F1444]-[.G144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5]/100" office:value-type="float" office:value="-0.01" calcext:value-type="float">
            <text:p>-0.01</text:p>
          </table:table-cell>
          <table:table-cell table:formula="of:=[.E1445]/16*9/5+32" office:value-type="float" office:value="31.8875" calcext:value-type="float">
            <text:p>31.8875</text:p>
          </table:table-cell>
          <table:table-cell table:formula="of:=[.F1445]-[.G144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6]/100" office:value-type="float" office:value="-0.01" calcext:value-type="float">
            <text:p>-0.01</text:p>
          </table:table-cell>
          <table:table-cell table:formula="of:=[.E1446]/16*9/5+32" office:value-type="float" office:value="31.8875" calcext:value-type="float">
            <text:p>31.8875</text:p>
          </table:table-cell>
          <table:table-cell table:formula="of:=[.F1446]-[.G144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7]/100" office:value-type="float" office:value="-0.01" calcext:value-type="float">
            <text:p>-0.01</text:p>
          </table:table-cell>
          <table:table-cell table:formula="of:=[.E1447]/16*9/5+32" office:value-type="float" office:value="31.8875" calcext:value-type="float">
            <text:p>31.8875</text:p>
          </table:table-cell>
          <table:table-cell table:formula="of:=[.F1447]-[.G144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8]/100" office:value-type="float" office:value="-0.01" calcext:value-type="float">
            <text:p>-0.01</text:p>
          </table:table-cell>
          <table:table-cell table:formula="of:=[.E1448]/16*9/5+32" office:value-type="float" office:value="31.8875" calcext:value-type="float">
            <text:p>31.8875</text:p>
          </table:table-cell>
          <table:table-cell table:formula="of:=[.F1448]-[.G144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49]/100" office:value-type="float" office:value="-0.01" calcext:value-type="float">
            <text:p>-0.01</text:p>
          </table:table-cell>
          <table:table-cell table:formula="of:=[.E1449]/16*9/5+32" office:value-type="float" office:value="31.8875" calcext:value-type="float">
            <text:p>31.8875</text:p>
          </table:table-cell>
          <table:table-cell table:formula="of:=[.F1449]-[.G144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0]/100" office:value-type="float" office:value="-0.01" calcext:value-type="float">
            <text:p>-0.01</text:p>
          </table:table-cell>
          <table:table-cell table:formula="of:=[.E1450]/16*9/5+32" office:value-type="float" office:value="31.8875" calcext:value-type="float">
            <text:p>31.8875</text:p>
          </table:table-cell>
          <table:table-cell table:formula="of:=[.F1450]-[.G145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1]/100" office:value-type="float" office:value="-0.01" calcext:value-type="float">
            <text:p>-0.01</text:p>
          </table:table-cell>
          <table:table-cell table:formula="of:=[.E1451]/16*9/5+32" office:value-type="float" office:value="31.8875" calcext:value-type="float">
            <text:p>31.8875</text:p>
          </table:table-cell>
          <table:table-cell table:formula="of:=[.F1451]-[.G145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2]/100" office:value-type="float" office:value="-0.01" calcext:value-type="float">
            <text:p>-0.01</text:p>
          </table:table-cell>
          <table:table-cell table:formula="of:=[.E1452]/16*9/5+32" office:value-type="float" office:value="31.8875" calcext:value-type="float">
            <text:p>31.8875</text:p>
          </table:table-cell>
          <table:table-cell table:formula="of:=[.F1452]-[.G145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3]/100" office:value-type="float" office:value="-0.01" calcext:value-type="float">
            <text:p>-0.01</text:p>
          </table:table-cell>
          <table:table-cell table:formula="of:=[.E1453]/16*9/5+32" office:value-type="float" office:value="31.8875" calcext:value-type="float">
            <text:p>31.8875</text:p>
          </table:table-cell>
          <table:table-cell table:formula="of:=[.F1453]-[.G145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4]/100" office:value-type="float" office:value="-0.01" calcext:value-type="float">
            <text:p>-0.01</text:p>
          </table:table-cell>
          <table:table-cell table:formula="of:=[.E1454]/16*9/5+32" office:value-type="float" office:value="31.8875" calcext:value-type="float">
            <text:p>31.8875</text:p>
          </table:table-cell>
          <table:table-cell table:formula="of:=[.F1454]-[.G145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5]/100" office:value-type="float" office:value="-0.01" calcext:value-type="float">
            <text:p>-0.01</text:p>
          </table:table-cell>
          <table:table-cell table:formula="of:=[.E1455]/16*9/5+32" office:value-type="float" office:value="31.8875" calcext:value-type="float">
            <text:p>31.8875</text:p>
          </table:table-cell>
          <table:table-cell table:formula="of:=[.F1455]-[.G145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6]/100" office:value-type="float" office:value="-0.01" calcext:value-type="float">
            <text:p>-0.01</text:p>
          </table:table-cell>
          <table:table-cell table:formula="of:=[.E1456]/16*9/5+32" office:value-type="float" office:value="31.8875" calcext:value-type="float">
            <text:p>31.8875</text:p>
          </table:table-cell>
          <table:table-cell table:formula="of:=[.F1456]-[.G145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7]/100" office:value-type="float" office:value="-0.01" calcext:value-type="float">
            <text:p>-0.01</text:p>
          </table:table-cell>
          <table:table-cell table:formula="of:=[.E1457]/16*9/5+32" office:value-type="float" office:value="31.8875" calcext:value-type="float">
            <text:p>31.8875</text:p>
          </table:table-cell>
          <table:table-cell table:formula="of:=[.F1457]-[.G145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8]/100" office:value-type="float" office:value="-0.01" calcext:value-type="float">
            <text:p>-0.01</text:p>
          </table:table-cell>
          <table:table-cell table:formula="of:=[.E1458]/16*9/5+32" office:value-type="float" office:value="31.8875" calcext:value-type="float">
            <text:p>31.8875</text:p>
          </table:table-cell>
          <table:table-cell table:formula="of:=[.F1458]-[.G145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59]/100" office:value-type="float" office:value="-0.01" calcext:value-type="float">
            <text:p>-0.01</text:p>
          </table:table-cell>
          <table:table-cell table:formula="of:=[.E1459]/16*9/5+32" office:value-type="float" office:value="31.8875" calcext:value-type="float">
            <text:p>31.8875</text:p>
          </table:table-cell>
          <table:table-cell table:formula="of:=[.F1459]-[.G145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0]/100" office:value-type="float" office:value="-0.01" calcext:value-type="float">
            <text:p>-0.01</text:p>
          </table:table-cell>
          <table:table-cell table:formula="of:=[.E1460]/16*9/5+32" office:value-type="float" office:value="31.8875" calcext:value-type="float">
            <text:p>31.8875</text:p>
          </table:table-cell>
          <table:table-cell table:formula="of:=[.F1460]-[.G146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1]/100" office:value-type="float" office:value="-0.01" calcext:value-type="float">
            <text:p>-0.01</text:p>
          </table:table-cell>
          <table:table-cell table:formula="of:=[.E1461]/16*9/5+32" office:value-type="float" office:value="31.8875" calcext:value-type="float">
            <text:p>31.8875</text:p>
          </table:table-cell>
          <table:table-cell table:formula="of:=[.F1461]-[.G146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2]/100" office:value-type="float" office:value="-0.01" calcext:value-type="float">
            <text:p>-0.01</text:p>
          </table:table-cell>
          <table:table-cell table:formula="of:=[.E1462]/16*9/5+32" office:value-type="float" office:value="31.8875" calcext:value-type="float">
            <text:p>31.8875</text:p>
          </table:table-cell>
          <table:table-cell table:formula="of:=[.F1462]-[.G146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3]/100" office:value-type="float" office:value="-0.01" calcext:value-type="float">
            <text:p>-0.01</text:p>
          </table:table-cell>
          <table:table-cell table:formula="of:=[.E1463]/16*9/5+32" office:value-type="float" office:value="31.8875" calcext:value-type="float">
            <text:p>31.8875</text:p>
          </table:table-cell>
          <table:table-cell table:formula="of:=[.F1463]-[.G146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4]/100" office:value-type="float" office:value="-0.01" calcext:value-type="float">
            <text:p>-0.01</text:p>
          </table:table-cell>
          <table:table-cell table:formula="of:=[.E1464]/16*9/5+32" office:value-type="float" office:value="31.8875" calcext:value-type="float">
            <text:p>31.8875</text:p>
          </table:table-cell>
          <table:table-cell table:formula="of:=[.F1464]-[.G146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5]/100" office:value-type="float" office:value="-0.01" calcext:value-type="float">
            <text:p>-0.01</text:p>
          </table:table-cell>
          <table:table-cell table:formula="of:=[.E1465]/16*9/5+32" office:value-type="float" office:value="31.8875" calcext:value-type="float">
            <text:p>31.8875</text:p>
          </table:table-cell>
          <table:table-cell table:formula="of:=[.F1465]-[.G146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6]/100" office:value-type="float" office:value="-0.01" calcext:value-type="float">
            <text:p>-0.01</text:p>
          </table:table-cell>
          <table:table-cell table:formula="of:=[.E1466]/16*9/5+32" office:value-type="float" office:value="31.8875" calcext:value-type="float">
            <text:p>31.8875</text:p>
          </table:table-cell>
          <table:table-cell table:formula="of:=[.F1466]-[.G146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7]/100" office:value-type="float" office:value="-0.01" calcext:value-type="float">
            <text:p>-0.01</text:p>
          </table:table-cell>
          <table:table-cell table:formula="of:=[.E1467]/16*9/5+32" office:value-type="float" office:value="31.8875" calcext:value-type="float">
            <text:p>31.8875</text:p>
          </table:table-cell>
          <table:table-cell table:formula="of:=[.F1467]-[.G146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8]/100" office:value-type="float" office:value="-0.01" calcext:value-type="float">
            <text:p>-0.01</text:p>
          </table:table-cell>
          <table:table-cell table:formula="of:=[.E1468]/16*9/5+32" office:value-type="float" office:value="31.8875" calcext:value-type="float">
            <text:p>31.8875</text:p>
          </table:table-cell>
          <table:table-cell table:formula="of:=[.F1468]-[.G146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69]/100" office:value-type="float" office:value="-0.01" calcext:value-type="float">
            <text:p>-0.01</text:p>
          </table:table-cell>
          <table:table-cell table:formula="of:=[.E1469]/16*9/5+32" office:value-type="float" office:value="31.8875" calcext:value-type="float">
            <text:p>31.8875</text:p>
          </table:table-cell>
          <table:table-cell table:formula="of:=[.F1469]-[.G146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0]/100" office:value-type="float" office:value="-0.01" calcext:value-type="float">
            <text:p>-0.01</text:p>
          </table:table-cell>
          <table:table-cell table:formula="of:=[.E1470]/16*9/5+32" office:value-type="float" office:value="31.8875" calcext:value-type="float">
            <text:p>31.8875</text:p>
          </table:table-cell>
          <table:table-cell table:formula="of:=[.F1470]-[.G147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1]/100" office:value-type="float" office:value="-0.01" calcext:value-type="float">
            <text:p>-0.01</text:p>
          </table:table-cell>
          <table:table-cell table:formula="of:=[.E1471]/16*9/5+32" office:value-type="float" office:value="31.8875" calcext:value-type="float">
            <text:p>31.8875</text:p>
          </table:table-cell>
          <table:table-cell table:formula="of:=[.F1471]-[.G147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2]/100" office:value-type="float" office:value="-0.01" calcext:value-type="float">
            <text:p>-0.01</text:p>
          </table:table-cell>
          <table:table-cell table:formula="of:=[.E1472]/16*9/5+32" office:value-type="float" office:value="31.8875" calcext:value-type="float">
            <text:p>31.8875</text:p>
          </table:table-cell>
          <table:table-cell table:formula="of:=[.F1472]-[.G147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6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3]/100" office:value-type="float" office:value="-0.01" calcext:value-type="float">
            <text:p>-0.01</text:p>
          </table:table-cell>
          <table:table-cell table:formula="of:=[.E1473]/16*9/5+32" office:value-type="float" office:value="31.8875" calcext:value-type="float">
            <text:p>31.8875</text:p>
          </table:table-cell>
          <table:table-cell table:formula="of:=[.F1473]-[.G147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4]/100" office:value-type="float" office:value="-0.01" calcext:value-type="float">
            <text:p>-0.01</text:p>
          </table:table-cell>
          <table:table-cell table:formula="of:=[.E1474]/16*9/5+32" office:value-type="float" office:value="31.8875" calcext:value-type="float">
            <text:p>31.8875</text:p>
          </table:table-cell>
          <table:table-cell table:formula="of:=[.F1474]-[.G147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5]/100" office:value-type="float" office:value="-0.01" calcext:value-type="float">
            <text:p>-0.01</text:p>
          </table:table-cell>
          <table:table-cell table:formula="of:=[.E1475]/16*9/5+32" office:value-type="float" office:value="31.8875" calcext:value-type="float">
            <text:p>31.8875</text:p>
          </table:table-cell>
          <table:table-cell table:formula="of:=[.F1475]-[.G147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6]/100" office:value-type="float" office:value="-0.01" calcext:value-type="float">
            <text:p>-0.01</text:p>
          </table:table-cell>
          <table:table-cell table:formula="of:=[.E1476]/16*9/5+32" office:value-type="float" office:value="31.8875" calcext:value-type="float">
            <text:p>31.8875</text:p>
          </table:table-cell>
          <table:table-cell table:formula="of:=[.F1476]-[.G147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7]/100" office:value-type="float" office:value="-0.01" calcext:value-type="float">
            <text:p>-0.01</text:p>
          </table:table-cell>
          <table:table-cell table:formula="of:=[.E1477]/16*9/5+32" office:value-type="float" office:value="31.8875" calcext:value-type="float">
            <text:p>31.8875</text:p>
          </table:table-cell>
          <table:table-cell table:formula="of:=[.F1477]-[.G147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8]/100" office:value-type="float" office:value="-0.01" calcext:value-type="float">
            <text:p>-0.01</text:p>
          </table:table-cell>
          <table:table-cell table:formula="of:=[.E1478]/16*9/5+32" office:value-type="float" office:value="31.8875" calcext:value-type="float">
            <text:p>31.8875</text:p>
          </table:table-cell>
          <table:table-cell table:formula="of:=[.F1478]-[.G147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79]/100" office:value-type="float" office:value="-0.01" calcext:value-type="float">
            <text:p>-0.01</text:p>
          </table:table-cell>
          <table:table-cell table:formula="of:=[.E1479]/16*9/5+32" office:value-type="float" office:value="31.8875" calcext:value-type="float">
            <text:p>31.8875</text:p>
          </table:table-cell>
          <table:table-cell table:formula="of:=[.F1479]-[.G147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0]/100" office:value-type="float" office:value="-0.01" calcext:value-type="float">
            <text:p>-0.01</text:p>
          </table:table-cell>
          <table:table-cell table:formula="of:=[.E1480]/16*9/5+32" office:value-type="float" office:value="31.8875" calcext:value-type="float">
            <text:p>31.8875</text:p>
          </table:table-cell>
          <table:table-cell table:formula="of:=[.F1480]-[.G148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0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1]/100" office:value-type="float" office:value="-0.01" calcext:value-type="float">
            <text:p>-0.01</text:p>
          </table:table-cell>
          <table:table-cell table:formula="of:=[.E1481]/16*9/5+32" office:value-type="float" office:value="31.8875" calcext:value-type="float">
            <text:p>31.8875</text:p>
          </table:table-cell>
          <table:table-cell table:formula="of:=[.F1481]-[.G148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2]/100" office:value-type="float" office:value="-0.01" calcext:value-type="float">
            <text:p>-0.01</text:p>
          </table:table-cell>
          <table:table-cell table:formula="of:=[.E1482]/16*9/5+32" office:value-type="float" office:value="31.8875" calcext:value-type="float">
            <text:p>31.8875</text:p>
          </table:table-cell>
          <table:table-cell table:formula="of:=[.F1482]-[.G148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3]/100" office:value-type="float" office:value="-0.01" calcext:value-type="float">
            <text:p>-0.01</text:p>
          </table:table-cell>
          <table:table-cell table:formula="of:=[.E1483]/16*9/5+32" office:value-type="float" office:value="31.8875" calcext:value-type="float">
            <text:p>31.8875</text:p>
          </table:table-cell>
          <table:table-cell table:formula="of:=[.F1483]-[.G148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4]/100" office:value-type="float" office:value="-0.01" calcext:value-type="float">
            <text:p>-0.01</text:p>
          </table:table-cell>
          <table:table-cell table:formula="of:=[.E1484]/16*9/5+32" office:value-type="float" office:value="31.8875" calcext:value-type="float">
            <text:p>31.8875</text:p>
          </table:table-cell>
          <table:table-cell table:formula="of:=[.F1484]-[.G148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5]/100" office:value-type="float" office:value="-0.01" calcext:value-type="float">
            <text:p>-0.01</text:p>
          </table:table-cell>
          <table:table-cell table:formula="of:=[.E1485]/16*9/5+32" office:value-type="float" office:value="31.8875" calcext:value-type="float">
            <text:p>31.8875</text:p>
          </table:table-cell>
          <table:table-cell table:formula="of:=[.F1485]-[.G148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6]/100" office:value-type="float" office:value="-0.01" calcext:value-type="float">
            <text:p>-0.01</text:p>
          </table:table-cell>
          <table:table-cell table:formula="of:=[.E1486]/16*9/5+32" office:value-type="float" office:value="31.8875" calcext:value-type="float">
            <text:p>31.8875</text:p>
          </table:table-cell>
          <table:table-cell table:formula="of:=[.F1486]-[.G148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7]/100" office:value-type="float" office:value="-0.01" calcext:value-type="float">
            <text:p>-0.01</text:p>
          </table:table-cell>
          <table:table-cell table:formula="of:=[.E1487]/16*9/5+32" office:value-type="float" office:value="31.8875" calcext:value-type="float">
            <text:p>31.8875</text:p>
          </table:table-cell>
          <table:table-cell table:formula="of:=[.F1487]-[.G148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8]/100" office:value-type="float" office:value="-0.01" calcext:value-type="float">
            <text:p>-0.01</text:p>
          </table:table-cell>
          <table:table-cell table:formula="of:=[.E1488]/16*9/5+32" office:value-type="float" office:value="31.8875" calcext:value-type="float">
            <text:p>31.8875</text:p>
          </table:table-cell>
          <table:table-cell table:formula="of:=[.F1488]-[.G148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1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89]/100" office:value-type="float" office:value="-0.01" calcext:value-type="float">
            <text:p>-0.01</text:p>
          </table:table-cell>
          <table:table-cell table:formula="of:=[.E1489]/16*9/5+32" office:value-type="float" office:value="31.8875" calcext:value-type="float">
            <text:p>31.8875</text:p>
          </table:table-cell>
          <table:table-cell table:formula="of:=[.F1489]-[.G148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0]/100" office:value-type="float" office:value="-0.01" calcext:value-type="float">
            <text:p>-0.01</text:p>
          </table:table-cell>
          <table:table-cell table:formula="of:=[.E1490]/16*9/5+32" office:value-type="float" office:value="31.8875" calcext:value-type="float">
            <text:p>31.8875</text:p>
          </table:table-cell>
          <table:table-cell table:formula="of:=[.F1490]-[.G149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1]/100" office:value-type="float" office:value="-0.01" calcext:value-type="float">
            <text:p>-0.01</text:p>
          </table:table-cell>
          <table:table-cell table:formula="of:=[.E1491]/16*9/5+32" office:value-type="float" office:value="31.8875" calcext:value-type="float">
            <text:p>31.8875</text:p>
          </table:table-cell>
          <table:table-cell table:formula="of:=[.F1491]-[.G149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2]/100" office:value-type="float" office:value="-0.01" calcext:value-type="float">
            <text:p>-0.01</text:p>
          </table:table-cell>
          <table:table-cell table:formula="of:=[.E1492]/16*9/5+32" office:value-type="float" office:value="31.8875" calcext:value-type="float">
            <text:p>31.8875</text:p>
          </table:table-cell>
          <table:table-cell table:formula="of:=[.F1492]-[.G149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3]/100" office:value-type="float" office:value="-0.01" calcext:value-type="float">
            <text:p>-0.01</text:p>
          </table:table-cell>
          <table:table-cell table:formula="of:=[.E1493]/16*9/5+32" office:value-type="float" office:value="31.8875" calcext:value-type="float">
            <text:p>31.8875</text:p>
          </table:table-cell>
          <table:table-cell table:formula="of:=[.F1493]-[.G149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4]/100" office:value-type="float" office:value="-0.01" calcext:value-type="float">
            <text:p>-0.01</text:p>
          </table:table-cell>
          <table:table-cell table:formula="of:=[.E1494]/16*9/5+32" office:value-type="float" office:value="31.8875" calcext:value-type="float">
            <text:p>31.8875</text:p>
          </table:table-cell>
          <table:table-cell table:formula="of:=[.F1494]-[.G149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5]/100" office:value-type="float" office:value="-0.01" calcext:value-type="float">
            <text:p>-0.01</text:p>
          </table:table-cell>
          <table:table-cell table:formula="of:=[.E1495]/16*9/5+32" office:value-type="float" office:value="31.8875" calcext:value-type="float">
            <text:p>31.8875</text:p>
          </table:table-cell>
          <table:table-cell table:formula="of:=[.F1495]-[.G149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6]/100" office:value-type="float" office:value="-0.01" calcext:value-type="float">
            <text:p>-0.01</text:p>
          </table:table-cell>
          <table:table-cell table:formula="of:=[.E1496]/16*9/5+32" office:value-type="float" office:value="31.8875" calcext:value-type="float">
            <text:p>31.8875</text:p>
          </table:table-cell>
          <table:table-cell table:formula="of:=[.F1496]-[.G149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2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7]/100" office:value-type="float" office:value="-0.01" calcext:value-type="float">
            <text:p>-0.01</text:p>
          </table:table-cell>
          <table:table-cell table:formula="of:=[.E1497]/16*9/5+32" office:value-type="float" office:value="31.8875" calcext:value-type="float">
            <text:p>31.8875</text:p>
          </table:table-cell>
          <table:table-cell table:formula="of:=[.F1497]-[.G149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8]/100" office:value-type="float" office:value="-0.01" calcext:value-type="float">
            <text:p>-0.01</text:p>
          </table:table-cell>
          <table:table-cell table:formula="of:=[.E1498]/16*9/5+32" office:value-type="float" office:value="31.8875" calcext:value-type="float">
            <text:p>31.8875</text:p>
          </table:table-cell>
          <table:table-cell table:formula="of:=[.F1498]-[.G149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499]/100" office:value-type="float" office:value="-0.01" calcext:value-type="float">
            <text:p>-0.01</text:p>
          </table:table-cell>
          <table:table-cell table:formula="of:=[.E1499]/16*9/5+32" office:value-type="float" office:value="31.8875" calcext:value-type="float">
            <text:p>31.8875</text:p>
          </table:table-cell>
          <table:table-cell table:formula="of:=[.F1499]-[.G149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0]/100" office:value-type="float" office:value="-0.01" calcext:value-type="float">
            <text:p>-0.01</text:p>
          </table:table-cell>
          <table:table-cell table:formula="of:=[.E1500]/16*9/5+32" office:value-type="float" office:value="31.8875" calcext:value-type="float">
            <text:p>31.8875</text:p>
          </table:table-cell>
          <table:table-cell table:formula="of:=[.F1500]-[.G150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1]/100" office:value-type="float" office:value="-0.01" calcext:value-type="float">
            <text:p>-0.01</text:p>
          </table:table-cell>
          <table:table-cell table:formula="of:=[.E1501]/16*9/5+32" office:value-type="float" office:value="31.8875" calcext:value-type="float">
            <text:p>31.8875</text:p>
          </table:table-cell>
          <table:table-cell table:formula="of:=[.F1501]-[.G150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2]/100" office:value-type="float" office:value="-0.01" calcext:value-type="float">
            <text:p>-0.01</text:p>
          </table:table-cell>
          <table:table-cell table:formula="of:=[.E1502]/16*9/5+32" office:value-type="float" office:value="31.8875" calcext:value-type="float">
            <text:p>31.8875</text:p>
          </table:table-cell>
          <table:table-cell table:formula="of:=[.F1502]-[.G150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3]/100" office:value-type="float" office:value="-0.01" calcext:value-type="float">
            <text:p>-0.01</text:p>
          </table:table-cell>
          <table:table-cell table:formula="of:=[.E1503]/16*9/5+32" office:value-type="float" office:value="31.8875" calcext:value-type="float">
            <text:p>31.8875</text:p>
          </table:table-cell>
          <table:table-cell table:formula="of:=[.F1503]-[.G150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4]/100" office:value-type="float" office:value="-0.01" calcext:value-type="float">
            <text:p>-0.01</text:p>
          </table:table-cell>
          <table:table-cell table:formula="of:=[.E1504]/16*9/5+32" office:value-type="float" office:value="31.8875" calcext:value-type="float">
            <text:p>31.8875</text:p>
          </table:table-cell>
          <table:table-cell table:formula="of:=[.F1504]-[.G150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3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5]/100" office:value-type="float" office:value="-0.01" calcext:value-type="float">
            <text:p>-0.01</text:p>
          </table:table-cell>
          <table:table-cell table:formula="of:=[.E1505]/16*9/5+32" office:value-type="float" office:value="31.8875" calcext:value-type="float">
            <text:p>31.8875</text:p>
          </table:table-cell>
          <table:table-cell table:formula="of:=[.F1505]-[.G150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6]/100" office:value-type="float" office:value="-0.01" calcext:value-type="float">
            <text:p>-0.01</text:p>
          </table:table-cell>
          <table:table-cell table:formula="of:=[.E1506]/16*9/5+32" office:value-type="float" office:value="31.8875" calcext:value-type="float">
            <text:p>31.8875</text:p>
          </table:table-cell>
          <table:table-cell table:formula="of:=[.F1506]-[.G150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7]/100" office:value-type="float" office:value="-0.01" calcext:value-type="float">
            <text:p>-0.01</text:p>
          </table:table-cell>
          <table:table-cell table:formula="of:=[.E1507]/16*9/5+32" office:value-type="float" office:value="31.8875" calcext:value-type="float">
            <text:p>31.8875</text:p>
          </table:table-cell>
          <table:table-cell table:formula="of:=[.F1507]-[.G150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8]/100" office:value-type="float" office:value="-0.01" calcext:value-type="float">
            <text:p>-0.01</text:p>
          </table:table-cell>
          <table:table-cell table:formula="of:=[.E1508]/16*9/5+32" office:value-type="float" office:value="31.8875" calcext:value-type="float">
            <text:p>31.8875</text:p>
          </table:table-cell>
          <table:table-cell table:formula="of:=[.F1508]-[.G150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09]/100" office:value-type="float" office:value="-0.01" calcext:value-type="float">
            <text:p>-0.01</text:p>
          </table:table-cell>
          <table:table-cell table:formula="of:=[.E1509]/16*9/5+32" office:value-type="float" office:value="31.8875" calcext:value-type="float">
            <text:p>31.8875</text:p>
          </table:table-cell>
          <table:table-cell table:formula="of:=[.F1509]-[.G150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0]/100" office:value-type="float" office:value="-0.01" calcext:value-type="float">
            <text:p>-0.01</text:p>
          </table:table-cell>
          <table:table-cell table:formula="of:=[.E1510]/16*9/5+32" office:value-type="float" office:value="31.8875" calcext:value-type="float">
            <text:p>31.8875</text:p>
          </table:table-cell>
          <table:table-cell table:formula="of:=[.F1510]-[.G151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1]/100" office:value-type="float" office:value="-0.01" calcext:value-type="float">
            <text:p>-0.01</text:p>
          </table:table-cell>
          <table:table-cell table:formula="of:=[.E1511]/16*9/5+32" office:value-type="float" office:value="31.8875" calcext:value-type="float">
            <text:p>31.8875</text:p>
          </table:table-cell>
          <table:table-cell table:formula="of:=[.F1511]-[.G151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2]/100" office:value-type="float" office:value="-0.01" calcext:value-type="float">
            <text:p>-0.01</text:p>
          </table:table-cell>
          <table:table-cell table:formula="of:=[.E1512]/16*9/5+32" office:value-type="float" office:value="31.8875" calcext:value-type="float">
            <text:p>31.8875</text:p>
          </table:table-cell>
          <table:table-cell table:formula="of:=[.F1512]-[.G151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4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3]/100" office:value-type="float" office:value="-0.01" calcext:value-type="float">
            <text:p>-0.01</text:p>
          </table:table-cell>
          <table:table-cell table:formula="of:=[.E1513]/16*9/5+32" office:value-type="float" office:value="31.8875" calcext:value-type="float">
            <text:p>31.8875</text:p>
          </table:table-cell>
          <table:table-cell table:formula="of:=[.F1513]-[.G151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4]/100" office:value-type="float" office:value="-0.01" calcext:value-type="float">
            <text:p>-0.01</text:p>
          </table:table-cell>
          <table:table-cell table:formula="of:=[.E1514]/16*9/5+32" office:value-type="float" office:value="31.8875" calcext:value-type="float">
            <text:p>31.8875</text:p>
          </table:table-cell>
          <table:table-cell table:formula="of:=[.F1514]-[.G151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5]/100" office:value-type="float" office:value="-0.01" calcext:value-type="float">
            <text:p>-0.01</text:p>
          </table:table-cell>
          <table:table-cell table:formula="of:=[.E1515]/16*9/5+32" office:value-type="float" office:value="31.8875" calcext:value-type="float">
            <text:p>31.8875</text:p>
          </table:table-cell>
          <table:table-cell table:formula="of:=[.F1515]-[.G151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6]/100" office:value-type="float" office:value="-0.01" calcext:value-type="float">
            <text:p>-0.01</text:p>
          </table:table-cell>
          <table:table-cell table:formula="of:=[.E1516]/16*9/5+32" office:value-type="float" office:value="31.8875" calcext:value-type="float">
            <text:p>31.8875</text:p>
          </table:table-cell>
          <table:table-cell table:formula="of:=[.F1516]-[.G151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7]/100" office:value-type="float" office:value="-0.01" calcext:value-type="float">
            <text:p>-0.01</text:p>
          </table:table-cell>
          <table:table-cell table:formula="of:=[.E1517]/16*9/5+32" office:value-type="float" office:value="31.8875" calcext:value-type="float">
            <text:p>31.8875</text:p>
          </table:table-cell>
          <table:table-cell table:formula="of:=[.F1517]-[.G151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8]/100" office:value-type="float" office:value="-0.01" calcext:value-type="float">
            <text:p>-0.01</text:p>
          </table:table-cell>
          <table:table-cell table:formula="of:=[.E1518]/16*9/5+32" office:value-type="float" office:value="31.8875" calcext:value-type="float">
            <text:p>31.8875</text:p>
          </table:table-cell>
          <table:table-cell table:formula="of:=[.F1518]-[.G151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19]/100" office:value-type="float" office:value="-0.01" calcext:value-type="float">
            <text:p>-0.01</text:p>
          </table:table-cell>
          <table:table-cell table:formula="of:=[.E1519]/16*9/5+32" office:value-type="float" office:value="31.8875" calcext:value-type="float">
            <text:p>31.8875</text:p>
          </table:table-cell>
          <table:table-cell table:formula="of:=[.F1519]-[.G151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0]/100" office:value-type="float" office:value="-0.01" calcext:value-type="float">
            <text:p>-0.01</text:p>
          </table:table-cell>
          <table:table-cell table:formula="of:=[.E1520]/16*9/5+32" office:value-type="float" office:value="31.8875" calcext:value-type="float">
            <text:p>31.8875</text:p>
          </table:table-cell>
          <table:table-cell table:formula="of:=[.F1520]-[.G152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5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1]/100" office:value-type="float" office:value="-0.01" calcext:value-type="float">
            <text:p>-0.01</text:p>
          </table:table-cell>
          <table:table-cell table:formula="of:=[.E1521]/16*9/5+32" office:value-type="float" office:value="31.8875" calcext:value-type="float">
            <text:p>31.8875</text:p>
          </table:table-cell>
          <table:table-cell table:formula="of:=[.F1521]-[.G152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2]/100" office:value-type="float" office:value="-0.01" calcext:value-type="float">
            <text:p>-0.01</text:p>
          </table:table-cell>
          <table:table-cell table:formula="of:=[.E1522]/16*9/5+32" office:value-type="float" office:value="31.8875" calcext:value-type="float">
            <text:p>31.8875</text:p>
          </table:table-cell>
          <table:table-cell table:formula="of:=[.F1522]-[.G152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3]/100" office:value-type="float" office:value="-0.01" calcext:value-type="float">
            <text:p>-0.01</text:p>
          </table:table-cell>
          <table:table-cell table:formula="of:=[.E1523]/16*9/5+32" office:value-type="float" office:value="31.8875" calcext:value-type="float">
            <text:p>31.8875</text:p>
          </table:table-cell>
          <table:table-cell table:formula="of:=[.F1523]-[.G152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4]/100" office:value-type="float" office:value="-0.01" calcext:value-type="float">
            <text:p>-0.01</text:p>
          </table:table-cell>
          <table:table-cell table:formula="of:=[.E1524]/16*9/5+32" office:value-type="float" office:value="31.8875" calcext:value-type="float">
            <text:p>31.8875</text:p>
          </table:table-cell>
          <table:table-cell table:formula="of:=[.F1524]-[.G152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5]/100" office:value-type="float" office:value="-0.01" calcext:value-type="float">
            <text:p>-0.01</text:p>
          </table:table-cell>
          <table:table-cell table:formula="of:=[.E1525]/16*9/5+32" office:value-type="float" office:value="31.8875" calcext:value-type="float">
            <text:p>31.8875</text:p>
          </table:table-cell>
          <table:table-cell table:formula="of:=[.F1525]-[.G152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6]/100" office:value-type="float" office:value="-0.01" calcext:value-type="float">
            <text:p>-0.01</text:p>
          </table:table-cell>
          <table:table-cell table:formula="of:=[.E1526]/16*9/5+32" office:value-type="float" office:value="31.8875" calcext:value-type="float">
            <text:p>31.8875</text:p>
          </table:table-cell>
          <table:table-cell table:formula="of:=[.F1526]-[.G152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7]/100" office:value-type="float" office:value="-0.01" calcext:value-type="float">
            <text:p>-0.01</text:p>
          </table:table-cell>
          <table:table-cell table:formula="of:=[.E1527]/16*9/5+32" office:value-type="float" office:value="31.8875" calcext:value-type="float">
            <text:p>31.8875</text:p>
          </table:table-cell>
          <table:table-cell table:formula="of:=[.F1527]-[.G152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8]/100" office:value-type="float" office:value="-0.01" calcext:value-type="float">
            <text:p>-0.01</text:p>
          </table:table-cell>
          <table:table-cell table:formula="of:=[.E1528]/16*9/5+32" office:value-type="float" office:value="31.8875" calcext:value-type="float">
            <text:p>31.8875</text:p>
          </table:table-cell>
          <table:table-cell table:formula="of:=[.F1528]-[.G1528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6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29]/100" office:value-type="float" office:value="-0.01" calcext:value-type="float">
            <text:p>-0.01</text:p>
          </table:table-cell>
          <table:table-cell table:formula="of:=[.E1529]/16*9/5+32" office:value-type="float" office:value="31.8875" calcext:value-type="float">
            <text:p>31.8875</text:p>
          </table:table-cell>
          <table:table-cell table:formula="of:=[.F1529]-[.G1529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0]/100" office:value-type="float" office:value="-0.01" calcext:value-type="float">
            <text:p>-0.01</text:p>
          </table:table-cell>
          <table:table-cell table:formula="of:=[.E1530]/16*9/5+32" office:value-type="float" office:value="31.8875" calcext:value-type="float">
            <text:p>31.8875</text:p>
          </table:table-cell>
          <table:table-cell table:formula="of:=[.F1530]-[.G1530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1]/100" office:value-type="float" office:value="-0.01" calcext:value-type="float">
            <text:p>-0.01</text:p>
          </table:table-cell>
          <table:table-cell table:formula="of:=[.E1531]/16*9/5+32" office:value-type="float" office:value="31.8875" calcext:value-type="float">
            <text:p>31.8875</text:p>
          </table:table-cell>
          <table:table-cell table:formula="of:=[.F1531]-[.G1531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2]/100" office:value-type="float" office:value="-0.01" calcext:value-type="float">
            <text:p>-0.01</text:p>
          </table:table-cell>
          <table:table-cell table:formula="of:=[.E1532]/16*9/5+32" office:value-type="float" office:value="31.8875" calcext:value-type="float">
            <text:p>31.8875</text:p>
          </table:table-cell>
          <table:table-cell table:formula="of:=[.F1532]-[.G1532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3]/100" office:value-type="float" office:value="-0.01" calcext:value-type="float">
            <text:p>-0.01</text:p>
          </table:table-cell>
          <table:table-cell table:formula="of:=[.E1533]/16*9/5+32" office:value-type="float" office:value="31.8875" calcext:value-type="float">
            <text:p>31.8875</text:p>
          </table:table-cell>
          <table:table-cell table:formula="of:=[.F1533]-[.G1533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4]/100" office:value-type="float" office:value="-0.01" calcext:value-type="float">
            <text:p>-0.01</text:p>
          </table:table-cell>
          <table:table-cell table:formula="of:=[.E1534]/16*9/5+32" office:value-type="float" office:value="31.8875" calcext:value-type="float">
            <text:p>31.8875</text:p>
          </table:table-cell>
          <table:table-cell table:formula="of:=[.F1534]-[.G1534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5]/100" office:value-type="float" office:value="-0.01" calcext:value-type="float">
            <text:p>-0.01</text:p>
          </table:table-cell>
          <table:table-cell table:formula="of:=[.E1535]/16*9/5+32" office:value-type="float" office:value="31.8875" calcext:value-type="float">
            <text:p>31.8875</text:p>
          </table:table-cell>
          <table:table-cell table:formula="of:=[.F1535]-[.G1535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6]/100" office:value-type="float" office:value="-0.01" calcext:value-type="float">
            <text:p>-0.01</text:p>
          </table:table-cell>
          <table:table-cell table:formula="of:=[.E1536]/16*9/5+32" office:value-type="float" office:value="31.8875" calcext:value-type="float">
            <text:p>31.8875</text:p>
          </table:table-cell>
          <table:table-cell table:formula="of:=[.F1536]-[.G1536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277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C1537]/100" office:value-type="float" office:value="-0.01" calcext:value-type="float">
            <text:p>-0.01</text:p>
          </table:table-cell>
          <table:table-cell table:formula="of:=[.E1537]/16*9/5+32" office:value-type="float" office:value="31.8875" calcext:value-type="float">
            <text:p>31.8875</text:p>
          </table:table-cell>
          <table:table-cell table:formula="of:=[.F1537]-[.G1537]" office:value-type="float" office:value="-31.8975" calcext:value-type="float">
            <text:p>-31.8975</text:p>
          </table:table-cell>
        </table:table-row>
        <table:table-row table:style-name="ro1">
          <table:table-cell office:value-type="string" calcext:value-type="string">
            <text:p>0030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od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-v</text:p>
          </table:table-cell>
          <table:table-cell office:value-type="string" calcext:value-type="string">
            <text:p>-w8</text:p>
          </table:table-cell>
          <table:table-cell office:value-type="string" calcext:value-type="string">
            <text:p>data.da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ta.t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6T14:16:40.871108064</dc:date>
    <meta:document-statistic meta:table-count="1" meta:cell-count="12299" meta:object-count="2"/>
    <meta:generator>LibreOffice/4.2.4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88cm" svg:height="13.761cm" xlink:href=".." xlink:type="simple" chart:class="chart:line" chart:style-name="ch1">
        <chart:legend chart:legend-position="end" svg:x="23.071cm" svg:y="6.332cm" style:legend-expansion="high" chart:style-name="ch2"/>
        <chart:plot-area chart:style-name="ch3" table:cell-range-address="Sheet1.A1:Sheet1.A1110 Sheet1.F1:Sheet1.G1110" chart:data-source-has-labels="both" svg:x="0.973cm" svg:y="1.235cm" svg:width="21.052cm" svg:height="11.831cm">
          <chartooo:coordinate-region svg:x="1.996cm" svg:y="1.434cm" svg:width="20.029cm" svg:height="10.186cm"/>
          <chart:axis chart:dimension="x" chart:name="primary-x" chart:style-name="ch4" chartooo:axis-type="auto">
            <chartooo:date-scale/>
            <chart:categories table:cell-range-address="Sheet1.A2:Sheet1.A1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110" chart:label-cell-address="Sheet1.F1:Sheet1.F1" chart:class="chart:line">
            <chart:data-point chart:repeated="1109"/>
          </chart:series>
          <chart:series chart:style-name="ch8" chart:values-cell-range-address="Sheet1.G2:Sheet1.G1110" chart:label-cell-address="Sheet1.G1:Sheet1.G1" chart:class="chart:line">
            <chart:data-point chart:repeated="1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P F</text:p>
                <draw:g>
                  <svg:desc>Sheet1.F1:Sheet1.F1</svg:desc>
                </draw:g>
              </table:table-cell>
              <table:table-cell office:value-type="string">
                <text:p>DS18B20 F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2:Sheet1.A1110</svg:desc>
                </draw:g>
              </table:table-cell>
              <table:table-cell office:value-type="float" office:value="84.84">
                <text:p>84.84</text:p>
                <draw:g>
                  <svg:desc>Sheet1.F2:Sheet1.F1110</svg:desc>
                </draw:g>
              </table:table-cell>
              <table:table-cell office:value-type="float" office:value="82.175">
                <text:p>82.175</text:p>
                <draw:g>
                  <svg:desc>Sheet1.G2:Sheet1.G1110</svg:desc>
                </draw:g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84.33">
                <text:p>84.33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84.26">
                <text:p>84.26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84.17">
                <text:p>84.17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83.98">
                <text:p>83.98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84.1">
                <text:p>84.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83.7">
                <text:p>83.7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83.24">
                <text:p>83.24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83.57">
                <text:p>83.57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83.29">
                <text:p>83.29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83.27">
                <text:p>83.27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83.45">
                <text:p>83.45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83.13">
                <text:p>83.13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83.4">
                <text:p>83.4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83.59">
                <text:p>83.59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83.57">
                <text:p>83.57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83.68">
                <text:p>83.68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83.27">
                <text:p>83.27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83.82">
                <text:p>83.8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82.83">
                <text:p>82.83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83.02">
                <text:p>83.0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83.52">
                <text:p>83.52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83.4">
                <text:p>83.4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83.59">
                <text:p>83.5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83.27">
                <text:p>83.27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83.34">
                <text:p>83.34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83.45">
                <text:p>83.45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83.24">
                <text:p>83.24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82.81">
                <text:p>82.81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82.94">
                <text:p>82.94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82.71">
                <text:p>82.71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82.76">
                <text:p>82.76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82.53">
                <text:p>82.53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73.67">
                <text:p>73.67</text:p>
              </table:table-cell>
              <table:table-cell office:value-type="float" office:value="72.275">
                <text:p>72.275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74.12">
                <text:p>74.1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74.35">
                <text:p>74.3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74.4">
                <text:p>74.4</text:p>
              </table:table-cell>
              <table:table-cell office:value-type="float" office:value="72.6125">
                <text:p>72.6125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74.26">
                <text:p>74.26</text:p>
              </table:table-cell>
              <table:table-cell office:value-type="float" office:value="72.725">
                <text:p>72.725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74.93">
                <text:p>74.93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75.37">
                <text:p>75.37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75.47">
                <text:p>75.47</text:p>
              </table:table-cell>
              <table:table-cell office:value-type="float" office:value="73.175">
                <text:p>73.175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75.86">
                <text:p>75.86</text:p>
              </table:table-cell>
              <table:table-cell office:value-type="float" office:value="73.2875">
                <text:p>73.2875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76.09">
                <text:p>76.09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76.16">
                <text:p>76.16</text:p>
              </table:table-cell>
              <table:table-cell office:value-type="float" office:value="73.5125">
                <text:p>73.5125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76.23">
                <text:p>76.23</text:p>
              </table:table-cell>
              <table:table-cell office:value-type="float" office:value="73.5125">
                <text:p>73.5125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76.23">
                <text:p>76.23</text:p>
              </table:table-cell>
              <table:table-cell office:value-type="float" office:value="73.625">
                <text:p>73.625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76.36">
                <text:p>76.36</text:p>
              </table:table-cell>
              <table:table-cell office:value-type="float" office:value="73.625">
                <text:p>73.625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76.82">
                <text:p>76.82</text:p>
              </table:table-cell>
              <table:table-cell office:value-type="float" office:value="73.7375">
                <text:p>73.7375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76.92">
                <text:p>76.92</text:p>
              </table:table-cell>
              <table:table-cell office:value-type="float" office:value="73.7375">
                <text:p>73.7375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76.92">
                <text:p>76.92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76.89">
                <text:p>76.89</text:p>
              </table:table-cell>
              <table:table-cell office:value-type="float" office:value="73.9625">
                <text:p>73.9625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76.8">
                <text:p>76.8</text:p>
              </table:table-cell>
              <table:table-cell office:value-type="float" office:value="73.9625">
                <text:p>73.9625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77.13">
                <text:p>77.13</text:p>
              </table:table-cell>
              <table:table-cell office:value-type="float" office:value="74.075">
                <text:p>74.075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76.94">
                <text:p>76.94</text:p>
              </table:table-cell>
              <table:table-cell office:value-type="float" office:value="74.075">
                <text:p>74.075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77.06">
                <text:p>77.06</text:p>
              </table:table-cell>
              <table:table-cell office:value-type="float" office:value="74.075">
                <text:p>74.075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77.08">
                <text:p>77.08</text:p>
              </table:table-cell>
              <table:table-cell office:value-type="float" office:value="74.075">
                <text:p>74.075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76.94">
                <text:p>76.94</text:p>
              </table:table-cell>
              <table:table-cell office:value-type="float" office:value="74.075">
                <text:p>74.075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76.99">
                <text:p>76.99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77.17">
                <text:p>77.17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77.03">
                <text:p>77.03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77.06">
                <text:p>77.06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77.08">
                <text:p>77.08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77.24">
                <text:p>77.24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76.96">
                <text:p>76.96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77.22">
                <text:p>77.22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76.98">
                <text:p>76.98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77.15">
                <text:p>77.1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77.42">
                <text:p>77.4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77.4">
                <text:p>77.4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77.1">
                <text:p>77.1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77.06">
                <text:p>77.06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76.87">
                <text:p>76.87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77.36">
                <text:p>77.36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77.17">
                <text:p>77.17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77.4">
                <text:p>77.4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76.94">
                <text:p>76.94</text:p>
              </table:table-cell>
              <table:table-cell office:value-type="float" office:value="74.4125">
                <text:p>74.4125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77.29">
                <text:p>77.29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77.26">
                <text:p>77.26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77.13">
                <text:p>77.13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77.29">
                <text:p>77.29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77.36">
                <text:p>77.36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77.19">
                <text:p>77.19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77.31">
                <text:p>77.31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77.15">
                <text:p>77.15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77.4">
                <text:p>77.4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77.33">
                <text:p>77.33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77.31">
                <text:p>77.31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77.2">
                <text:p>77.2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77.15">
                <text:p>77.15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77.15">
                <text:p>77.15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77.27">
                <text:p>77.27</text:p>
              </table:table-cell>
              <table:table-cell office:value-type="float" office:value="74.525">
                <text:p>74.525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77.31">
                <text:p>77.31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76.99">
                <text:p>76.99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77.29">
                <text:p>77.29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77.1">
                <text:p>77.1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77.29">
                <text:p>77.29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77.22">
                <text:p>77.22</text:p>
              </table:table-cell>
              <table:table-cell office:value-type="float" office:value="74.6375">
                <text:p>74.6375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77.43">
                <text:p>77.43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77.24">
                <text:p>77.24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77.1">
                <text:p>77.1</text:p>
              </table:table-cell>
              <table:table-cell office:value-type="float" office:value="74.8625">
                <text:p>74.8625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77.36">
                <text:p>77.36</text:p>
              </table:table-cell>
              <table:table-cell office:value-type="float" office:value="74.8625">
                <text:p>74.8625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77.75">
                <text:p>77.75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86.38">
                <text:p>86.3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86.8">
                <text:p>86.8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86.78">
                <text:p>86.78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86.89">
                <text:p>86.89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86.52">
                <text:p>86.52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86.71">
                <text:p>86.71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86.78">
                <text:p>86.7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86.68">
                <text:p>86.6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86.8">
                <text:p>86.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87.06">
                <text:p>87.06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86.5">
                <text:p>86.5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86.45">
                <text:p>86.45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86.85">
                <text:p>86.85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86.75">
                <text:p>86.75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86.68">
                <text:p>86.68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86.96">
                <text:p>86.96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86.84">
                <text:p>86.84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86.92">
                <text:p>86.92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86.82">
                <text:p>86.82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87.12">
                <text:p>87.12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86.84">
                <text:p>86.84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86.96">
                <text:p>86.96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86.78">
                <text:p>86.7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86.64">
                <text:p>86.64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86.96">
                <text:p>86.96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86.66">
                <text:p>86.66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000</text:p>
              </table:table-cell>
              <table:table-cell office:value-type="float" office:value="86.8">
                <text:p>86.8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010</text:p>
              </table:table-cell>
              <table:table-cell office:value-type="float" office:value="86.73">
                <text:p>86.73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020</text:p>
              </table:table-cell>
              <table:table-cell office:value-type="float" office:value="86.96">
                <text:p>86.96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030</text:p>
              </table:table-cell>
              <table:table-cell office:value-type="float" office:value="86.34">
                <text:p>86.34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040</text:p>
              </table:table-cell>
              <table:table-cell office:value-type="float" office:value="86.64">
                <text:p>86.64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050</text:p>
              </table:table-cell>
              <table:table-cell office:value-type="float" office:value="86.85">
                <text:p>86.85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060</text:p>
              </table:table-cell>
              <table:table-cell office:value-type="float" office:value="86.94">
                <text:p>86.94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2070</text:p>
              </table:table-cell>
              <table:table-cell office:value-type="float" office:value="86.5">
                <text:p>86.5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100</text:p>
              </table:table-cell>
              <table:table-cell office:value-type="float" office:value="86.52">
                <text:p>86.52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110</text:p>
              </table:table-cell>
              <table:table-cell office:value-type="float" office:value="86.71">
                <text:p>86.71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120</text:p>
              </table:table-cell>
              <table:table-cell office:value-type="float" office:value="86.76">
                <text:p>86.76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130</text:p>
              </table:table-cell>
              <table:table-cell office:value-type="float" office:value="86.68">
                <text:p>86.68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140</text:p>
              </table:table-cell>
              <table:table-cell office:value-type="float" office:value="87.01">
                <text:p>87.01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150</text:p>
              </table:table-cell>
              <table:table-cell office:value-type="float" office:value="86.71">
                <text:p>86.71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160</text:p>
              </table:table-cell>
              <table:table-cell office:value-type="float" office:value="86.57">
                <text:p>86.57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170</text:p>
              </table:table-cell>
              <table:table-cell office:value-type="float" office:value="86.82">
                <text:p>86.82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2200</text:p>
              </table:table-cell>
              <table:table-cell office:value-type="float" office:value="86.61">
                <text:p>86.61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2210</text:p>
              </table:table-cell>
              <table:table-cell office:value-type="float" office:value="86.64">
                <text:p>86.64</text:p>
              </table:table-cell>
              <table:table-cell office:value-type="float" office:value="84.9875">
                <text:p>84.9875</text:p>
              </table:table-cell>
            </table:table-row>
            <table:table-row>
              <table:table-cell office:value-type="string">
                <text:p>0002220</text:p>
              </table:table-cell>
              <table:table-cell office:value-type="float" office:value="86.61">
                <text:p>86.61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2230</text:p>
              </table:table-cell>
              <table:table-cell office:value-type="float" office:value="86.71">
                <text:p>86.71</text:p>
              </table:table-cell>
              <table:table-cell office:value-type="float" office:value="84.7625">
                <text:p>84.7625</text:p>
              </table:table-cell>
            </table:table-row>
            <table:table-row>
              <table:table-cell office:value-type="string">
                <text:p>0002240</text:p>
              </table:table-cell>
              <table:table-cell office:value-type="float" office:value="86.73">
                <text:p>86.73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string">
                <text:p>0002250</text:p>
              </table:table-cell>
              <table:table-cell office:value-type="float" office:value="87.05">
                <text:p>87.05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0002260</text:p>
              </table:table-cell>
              <table:table-cell office:value-type="float" office:value="86.94">
                <text:p>86.94</text:p>
              </table:table-cell>
              <table:table-cell office:value-type="float" office:value="84.5375">
                <text:p>84.5375</text:p>
              </table:table-cell>
            </table:table-row>
            <table:table-row>
              <table:table-cell office:value-type="string">
                <text:p>0002270</text:p>
              </table:table-cell>
              <table:table-cell office:value-type="float" office:value="86.61">
                <text:p>86.61</text:p>
              </table:table-cell>
              <table:table-cell office:value-type="float" office:value="84.5375">
                <text:p>84.5375</text:p>
              </table:table-cell>
            </table:table-row>
            <table:table-row>
              <table:table-cell office:value-type="string">
                <text:p>0002300</text:p>
              </table:table-cell>
              <table:table-cell office:value-type="float" office:value="86.71">
                <text:p>86.71</text:p>
              </table:table-cell>
              <table:table-cell office:value-type="float" office:value="84.425">
                <text:p>84.425</text:p>
              </table:table-cell>
            </table:table-row>
            <table:table-row>
              <table:table-cell office:value-type="string">
                <text:p>0002310</text:p>
              </table:table-cell>
              <table:table-cell office:value-type="float" office:value="86.52">
                <text:p>86.52</text:p>
              </table:table-cell>
              <table:table-cell office:value-type="float" office:value="84.425">
                <text:p>84.425</text:p>
              </table:table-cell>
            </table:table-row>
            <table:table-row>
              <table:table-cell office:value-type="string">
                <text:p>0002320</text:p>
              </table:table-cell>
              <table:table-cell office:value-type="float" office:value="86.84">
                <text:p>86.84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0002330</text:p>
              </table:table-cell>
              <table:table-cell office:value-type="float" office:value="86.43">
                <text:p>86.43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0002340</text:p>
              </table:table-cell>
              <table:table-cell office:value-type="float" office:value="86.59">
                <text:p>86.59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0002350</text:p>
              </table:table-cell>
              <table:table-cell office:value-type="float" office:value="87.08">
                <text:p>87.08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0002360</text:p>
              </table:table-cell>
              <table:table-cell office:value-type="float" office:value="86.8">
                <text:p>86.8</text:p>
              </table:table-cell>
              <table:table-cell office:value-type="float" office:value="84.425">
                <text:p>84.425</text:p>
              </table:table-cell>
            </table:table-row>
            <table:table-row>
              <table:table-cell office:value-type="string">
                <text:p>0002370</text:p>
              </table:table-cell>
              <table:table-cell office:value-type="float" office:value="86.57">
                <text:p>86.57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0002400</text:p>
              </table:table-cell>
              <table:table-cell office:value-type="float" office:value="86.27">
                <text:p>86.2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002410</text:p>
              </table:table-cell>
              <table:table-cell office:value-type="float" office:value="87.14">
                <text:p>87.1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002420</text:p>
              </table:table-cell>
              <table:table-cell office:value-type="float" office:value="86.52">
                <text:p>86.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002430</text:p>
              </table:table-cell>
              <table:table-cell office:value-type="float" office:value="86.48">
                <text:p>86.4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002440</text:p>
              </table:table-cell>
              <table:table-cell office:value-type="float" office:value="86.41">
                <text:p>86.41</text:p>
              </table:table-cell>
              <table:table-cell office:value-type="float" office:value="84.0875">
                <text:p>84.0875</text:p>
              </table:table-cell>
            </table:table-row>
            <table:table-row>
              <table:table-cell office:value-type="string">
                <text:p>0002450</text:p>
              </table:table-cell>
              <table:table-cell office:value-type="float" office:value="86.36">
                <text:p>86.36</text:p>
              </table:table-cell>
              <table:table-cell office:value-type="float" office:value="84.0875">
                <text:p>84.0875</text:p>
              </table:table-cell>
            </table:table-row>
            <table:table-row>
              <table:table-cell office:value-type="string">
                <text:p>0002460</text:p>
              </table:table-cell>
              <table:table-cell office:value-type="float" office:value="86.64">
                <text:p>86.64</text:p>
              </table:table-cell>
              <table:table-cell office:value-type="float" office:value="84.0875">
                <text:p>84.0875</text:p>
              </table:table-cell>
            </table:table-row>
            <table:table-row>
              <table:table-cell office:value-type="string">
                <text:p>0002470</text:p>
              </table:table-cell>
              <table:table-cell office:value-type="float" office:value="86.66">
                <text:p>86.66</text:p>
              </table:table-cell>
              <table:table-cell office:value-type="float" office:value="84.0875">
                <text:p>84.0875</text:p>
              </table:table-cell>
            </table:table-row>
            <table:table-row>
              <table:table-cell office:value-type="string">
                <text:p>0002500</text:p>
              </table:table-cell>
              <table:table-cell office:value-type="float" office:value="86.31">
                <text:p>86.31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0002510</text:p>
              </table:table-cell>
              <table:table-cell office:value-type="float" office:value="86.36">
                <text:p>86.36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0002520</text:p>
              </table:table-cell>
              <table:table-cell office:value-type="float" office:value="86.13">
                <text:p>86.13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0002530</text:p>
              </table:table-cell>
              <table:table-cell office:value-type="float" office:value="86.18">
                <text:p>86.18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0002540</text:p>
              </table:table-cell>
              <table:table-cell office:value-type="float" office:value="86.41">
                <text:p>86.41</text:p>
              </table:table-cell>
              <table:table-cell office:value-type="float" office:value="83.8625">
                <text:p>83.8625</text:p>
              </table:table-cell>
            </table:table-row>
            <table:table-row>
              <table:table-cell office:value-type="string">
                <text:p>0002550</text:p>
              </table:table-cell>
              <table:table-cell office:value-type="float" office:value="86.31">
                <text:p>86.31</text:p>
              </table:table-cell>
              <table:table-cell office:value-type="float" office:value="83.8625">
                <text:p>83.8625</text:p>
              </table:table-cell>
            </table:table-row>
            <table:table-row>
              <table:table-cell office:value-type="string">
                <text:p>0002560</text:p>
              </table:table-cell>
              <table:table-cell office:value-type="float" office:value="85.95">
                <text:p>85.95</text:p>
              </table:table-cell>
              <table:table-cell office:value-type="float" office:value="83.8625">
                <text:p>83.8625</text:p>
              </table:table-cell>
            </table:table-row>
            <table:table-row>
              <table:table-cell office:value-type="string">
                <text:p>0002570</text:p>
              </table:table-cell>
              <table:table-cell office:value-type="float" office:value="86.06">
                <text:p>86.06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0002600</text:p>
              </table:table-cell>
              <table:table-cell office:value-type="float" office:value="86.2">
                <text:p>86.2</text:p>
              </table:table-cell>
              <table:table-cell office:value-type="float" office:value="83.8625">
                <text:p>83.8625</text:p>
              </table:table-cell>
            </table:table-row>
            <table:table-row>
              <table:table-cell office:value-type="string">
                <text:p>0002610</text:p>
              </table:table-cell>
              <table:table-cell office:value-type="float" office:value="86.36">
                <text:p>86.36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0002620</text:p>
              </table:table-cell>
              <table:table-cell office:value-type="float" office:value="86.31">
                <text:p>86.31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0002630</text:p>
              </table:table-cell>
              <table:table-cell office:value-type="float" office:value="86.13">
                <text:p>86.13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0002640</text:p>
              </table:table-cell>
              <table:table-cell office:value-type="float" office:value="86.52">
                <text:p>86.52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0002650</text:p>
              </table:table-cell>
              <table:table-cell office:value-type="float" office:value="86.32">
                <text:p>86.32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660</text:p>
              </table:table-cell>
              <table:table-cell office:value-type="float" office:value="86.36">
                <text:p>86.36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670</text:p>
              </table:table-cell>
              <table:table-cell office:value-type="float" office:value="86.13">
                <text:p>86.13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00</text:p>
              </table:table-cell>
              <table:table-cell office:value-type="float" office:value="85.97">
                <text:p>85.97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10</text:p>
              </table:table-cell>
              <table:table-cell office:value-type="float" office:value="86.11">
                <text:p>86.11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20</text:p>
              </table:table-cell>
              <table:table-cell office:value-type="float" office:value="86.18">
                <text:p>86.18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30</text:p>
              </table:table-cell>
              <table:table-cell office:value-type="float" office:value="86.04">
                <text:p>86.04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40</text:p>
              </table:table-cell>
              <table:table-cell office:value-type="float" office:value="86.08">
                <text:p>86.08</text:p>
              </table:table-cell>
              <table:table-cell office:value-type="float" office:value="83.6375">
                <text:p>83.6375</text:p>
              </table:table-cell>
            </table:table-row>
            <table:table-row>
              <table:table-cell office:value-type="string">
                <text:p>0002750</text:p>
              </table:table-cell>
              <table:table-cell office:value-type="float" office:value="86.27">
                <text:p>86.27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2760</text:p>
              </table:table-cell>
              <table:table-cell office:value-type="float" office:value="86.01">
                <text:p>86.01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2770</text:p>
              </table:table-cell>
              <table:table-cell office:value-type="float" office:value="86.13">
                <text:p>86.13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3000</text:p>
              </table:table-cell>
              <table:table-cell office:value-type="float" office:value="86.2">
                <text:p>86.2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3010</text:p>
              </table:table-cell>
              <table:table-cell office:value-type="float" office:value="85.99">
                <text:p>85.99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3020</text:p>
              </table:table-cell>
              <table:table-cell office:value-type="float" office:value="86.15">
                <text:p>86.15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0003030</text:p>
              </table:table-cell>
              <table:table-cell office:value-type="float" office:value="85.88">
                <text:p>85.88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040</text:p>
              </table:table-cell>
              <table:table-cell office:value-type="float" office:value="86.09">
                <text:p>86.09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050</text:p>
              </table:table-cell>
              <table:table-cell office:value-type="float" office:value="85.9">
                <text:p>85.9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060</text:p>
              </table:table-cell>
              <table:table-cell office:value-type="float" office:value="85.95">
                <text:p>85.95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070</text:p>
              </table:table-cell>
              <table:table-cell office:value-type="float" office:value="85.99">
                <text:p>85.99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00</text:p>
              </table:table-cell>
              <table:table-cell office:value-type="float" office:value="86.08">
                <text:p>86.08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10</text:p>
              </table:table-cell>
              <table:table-cell office:value-type="float" office:value="85.67">
                <text:p>85.67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20</text:p>
              </table:table-cell>
              <table:table-cell office:value-type="float" office:value="85.81">
                <text:p>85.81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30</text:p>
              </table:table-cell>
              <table:table-cell office:value-type="float" office:value="85.9">
                <text:p>85.9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40</text:p>
              </table:table-cell>
              <table:table-cell office:value-type="float" office:value="86.15">
                <text:p>86.15</text:p>
              </table:table-cell>
              <table:table-cell office:value-type="float" office:value="83.4125">
                <text:p>83.4125</text:p>
              </table:table-cell>
            </table:table-row>
            <table:table-row>
              <table:table-cell office:value-type="string">
                <text:p>0003150</text:p>
              </table:table-cell>
              <table:table-cell office:value-type="float" office:value="85.9">
                <text:p>85.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160</text:p>
              </table:table-cell>
              <table:table-cell office:value-type="float" office:value="85.69">
                <text:p>85.6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170</text:p>
              </table:table-cell>
              <table:table-cell office:value-type="float" office:value="85.88">
                <text:p>85.8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00</text:p>
              </table:table-cell>
              <table:table-cell office:value-type="float" office:value="86.06">
                <text:p>86.0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10</text:p>
              </table:table-cell>
              <table:table-cell office:value-type="float" office:value="85.88">
                <text:p>85.8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20</text:p>
              </table:table-cell>
              <table:table-cell office:value-type="float" office:value="86.02">
                <text:p>86.02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30</text:p>
              </table:table-cell>
              <table:table-cell office:value-type="float" office:value="86.06">
                <text:p>86.0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40</text:p>
              </table:table-cell>
              <table:table-cell office:value-type="float" office:value="85.74">
                <text:p>85.74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50</text:p>
              </table:table-cell>
              <table:table-cell office:value-type="float" office:value="85.94">
                <text:p>85.94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60</text:p>
              </table:table-cell>
              <table:table-cell office:value-type="float" office:value="86.25">
                <text:p>86.2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0003270</text:p>
              </table:table-cell>
              <table:table-cell office:value-type="float" office:value="85.88">
                <text:p>85.88</text:p>
              </table:table-cell>
              <table:table-cell office:value-type="float" office:value="83.1875">
                <text:p>83.1875</text:p>
              </table:table-cell>
            </table:table-row>
            <table:table-row>
              <table:table-cell office:value-type="string">
                <text:p>0003300</text:p>
              </table:table-cell>
              <table:table-cell office:value-type="float" office:value="85.85">
                <text:p>85.85</text:p>
              </table:table-cell>
              <table:table-cell office:value-type="float" office:value="83.1875">
                <text:p>83.1875</text:p>
              </table:table-cell>
            </table:table-row>
            <table:table-row>
              <table:table-cell office:value-type="string">
                <text:p>0003310</text:p>
              </table:table-cell>
              <table:table-cell office:value-type="float" office:value="86.25">
                <text:p>86.25</text:p>
              </table:table-cell>
              <table:table-cell office:value-type="float" office:value="83.1875">
                <text:p>83.1875</text:p>
              </table:table-cell>
            </table:table-row>
            <table:table-row>
              <table:table-cell office:value-type="string">
                <text:p>0003320</text:p>
              </table:table-cell>
              <table:table-cell office:value-type="float" office:value="85.99">
                <text:p>85.99</text:p>
              </table:table-cell>
              <table:table-cell office:value-type="float" office:value="83.1875">
                <text:p>83.1875</text:p>
              </table:table-cell>
            </table:table-row>
            <table:table-row>
              <table:table-cell office:value-type="string">
                <text:p>0003330</text:p>
              </table:table-cell>
              <table:table-cell office:value-type="float" office:value="85.69">
                <text:p>85.69</text:p>
              </table:table-cell>
              <table:table-cell office:value-type="float" office:value="83.1875">
                <text:p>83.1875</text:p>
              </table:table-cell>
            </table:table-row>
            <table:table-row>
              <table:table-cell office:value-type="string">
                <text:p>0003340</text:p>
              </table:table-cell>
              <table:table-cell office:value-type="float" office:value="85.62">
                <text:p>85.62</text:p>
              </table:table-cell>
              <table:table-cell office:value-type="float" office:value="83.075">
                <text:p>83.075</text:p>
              </table:table-cell>
            </table:table-row>
            <table:table-row>
              <table:table-cell office:value-type="string">
                <text:p>0003350</text:p>
              </table:table-cell>
              <table:table-cell office:value-type="float" office:value="85.67">
                <text:p>85.67</text:p>
              </table:table-cell>
              <table:table-cell office:value-type="float" office:value="83.075">
                <text:p>83.075</text:p>
              </table:table-cell>
            </table:table-row>
            <table:table-row>
              <table:table-cell office:value-type="string">
                <text:p>0003360</text:p>
              </table:table-cell>
              <table:table-cell office:value-type="float" office:value="85.69">
                <text:p>85.69</text:p>
              </table:table-cell>
              <table:table-cell office:value-type="float" office:value="83.075">
                <text:p>83.075</text:p>
              </table:table-cell>
            </table:table-row>
            <table:table-row>
              <table:table-cell office:value-type="string">
                <text:p>0003370</text:p>
              </table:table-cell>
              <table:table-cell office:value-type="float" office:value="85.85">
                <text:p>85.85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00</text:p>
              </table:table-cell>
              <table:table-cell office:value-type="float" office:value="85.97">
                <text:p>85.97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10</text:p>
              </table:table-cell>
              <table:table-cell office:value-type="float" office:value="86.2">
                <text:p>86.2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20</text:p>
              </table:table-cell>
              <table:table-cell office:value-type="float" office:value="85.48">
                <text:p>85.48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30</text:p>
              </table:table-cell>
              <table:table-cell office:value-type="float" office:value="85.95">
                <text:p>85.95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40</text:p>
              </table:table-cell>
              <table:table-cell office:value-type="float" office:value="85.78">
                <text:p>85.78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50</text:p>
              </table:table-cell>
              <table:table-cell office:value-type="float" office:value="85.46">
                <text:p>85.46</text:p>
              </table:table-cell>
              <table:table-cell office:value-type="float" office:value="82.9625">
                <text:p>82.9625</text:p>
              </table:table-cell>
            </table:table-row>
            <table:table-row>
              <table:table-cell office:value-type="string">
                <text:p>0003460</text:p>
              </table:table-cell>
              <table:table-cell office:value-type="float" office:value="85.69">
                <text:p>85.69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470</text:p>
              </table:table-cell>
              <table:table-cell office:value-type="float" office:value="85.6">
                <text:p>85.6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00</text:p>
              </table:table-cell>
              <table:table-cell office:value-type="float" office:value="85.97">
                <text:p>85.97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10</text:p>
              </table:table-cell>
              <table:table-cell office:value-type="float" office:value="85.67">
                <text:p>85.67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20</text:p>
              </table:table-cell>
              <table:table-cell office:value-type="float" office:value="85.44">
                <text:p>85.44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30</text:p>
              </table:table-cell>
              <table:table-cell office:value-type="float" office:value="85.51">
                <text:p>85.51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40</text:p>
              </table:table-cell>
              <table:table-cell office:value-type="float" office:value="85.58">
                <text:p>85.58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003550</text:p>
              </table:table-cell>
              <table:table-cell office:value-type="float" office:value="85.46">
                <text:p>85.46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560</text:p>
              </table:table-cell>
              <table:table-cell office:value-type="float" office:value="85.58">
                <text:p>85.58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570</text:p>
              </table:table-cell>
              <table:table-cell office:value-type="float" office:value="85.6">
                <text:p>85.6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00</text:p>
              </table:table-cell>
              <table:table-cell office:value-type="float" office:value="85.62">
                <text:p>85.62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10</text:p>
              </table:table-cell>
              <table:table-cell office:value-type="float" office:value="85.48">
                <text:p>85.48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20</text:p>
              </table:table-cell>
              <table:table-cell office:value-type="float" office:value="85.42">
                <text:p>85.42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30</text:p>
              </table:table-cell>
              <table:table-cell office:value-type="float" office:value="85.65">
                <text:p>85.65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40</text:p>
              </table:table-cell>
              <table:table-cell office:value-type="float" office:value="85.44">
                <text:p>85.44</text:p>
              </table:table-cell>
              <table:table-cell office:value-type="float" office:value="82.7375">
                <text:p>82.7375</text:p>
              </table:table-cell>
            </table:table-row>
            <table:table-row>
              <table:table-cell office:value-type="string">
                <text:p>0003650</text:p>
              </table:table-cell>
              <table:table-cell office:value-type="float" office:value="85.57">
                <text:p>85.57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660</text:p>
              </table:table-cell>
              <table:table-cell office:value-type="float" office:value="85.27">
                <text:p>85.27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670</text:p>
              </table:table-cell>
              <table:table-cell office:value-type="float" office:value="85.3">
                <text:p>85.3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700</text:p>
              </table:table-cell>
              <table:table-cell office:value-type="float" office:value="85.55">
                <text:p>85.55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710</text:p>
              </table:table-cell>
              <table:table-cell office:value-type="float" office:value="85.34">
                <text:p>85.34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720</text:p>
              </table:table-cell>
              <table:table-cell office:value-type="float" office:value="85.44">
                <text:p>85.44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730</text:p>
              </table:table-cell>
              <table:table-cell office:value-type="float" office:value="85.5">
                <text:p>85.5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3740</text:p>
              </table:table-cell>
              <table:table-cell office:value-type="float" office:value="85.14">
                <text:p>85.14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0003750</text:p>
              </table:table-cell>
              <table:table-cell office:value-type="float" office:value="85.35">
                <text:p>85.35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3760</text:p>
              </table:table-cell>
              <table:table-cell office:value-type="float" office:value="85.48">
                <text:p>85.48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3770</text:p>
              </table:table-cell>
              <table:table-cell office:value-type="float" office:value="85.32">
                <text:p>85.32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00</text:p>
              </table:table-cell>
              <table:table-cell office:value-type="float" office:value="85.18">
                <text:p>85.18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10</text:p>
              </table:table-cell>
              <table:table-cell office:value-type="float" office:value="85.11">
                <text:p>85.11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20</text:p>
              </table:table-cell>
              <table:table-cell office:value-type="float" office:value="85.3">
                <text:p>85.3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30</text:p>
              </table:table-cell>
              <table:table-cell office:value-type="float" office:value="84.72">
                <text:p>84.72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40</text:p>
              </table:table-cell>
              <table:table-cell office:value-type="float" office:value="85.32">
                <text:p>85.32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50</text:p>
              </table:table-cell>
              <table:table-cell office:value-type="float" office:value="85.42">
                <text:p>85.42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60</text:p>
              </table:table-cell>
              <table:table-cell office:value-type="float" office:value="85.3">
                <text:p>85.3</text:p>
              </table:table-cell>
              <table:table-cell office:value-type="float" office:value="82.5125">
                <text:p>82.5125</text:p>
              </table:table-cell>
            </table:table-row>
            <table:table-row>
              <table:table-cell office:value-type="string">
                <text:p>0004070</text:p>
              </table:table-cell>
              <table:table-cell office:value-type="float" office:value="85.23">
                <text:p>85.2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00</text:p>
              </table:table-cell>
              <table:table-cell office:value-type="float" office:value="85.3">
                <text:p>85.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10</text:p>
              </table:table-cell>
              <table:table-cell office:value-type="float" office:value="85.39">
                <text:p>85.3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20</text:p>
              </table:table-cell>
              <table:table-cell office:value-type="float" office:value="85.21">
                <text:p>85.21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30</text:p>
              </table:table-cell>
              <table:table-cell office:value-type="float" office:value="85.34">
                <text:p>85.3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40</text:p>
              </table:table-cell>
              <table:table-cell office:value-type="float" office:value="85.14">
                <text:p>85.14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150</text:p>
              </table:table-cell>
              <table:table-cell office:value-type="float" office:value="85.41">
                <text:p>85.41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60</text:p>
              </table:table-cell>
              <table:table-cell office:value-type="float" office:value="85.37">
                <text:p>85.37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170</text:p>
              </table:table-cell>
              <table:table-cell office:value-type="float" office:value="85.25">
                <text:p>85.2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00</text:p>
              </table:table-cell>
              <table:table-cell office:value-type="float" office:value="85.39">
                <text:p>85.39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10</text:p>
              </table:table-cell>
              <table:table-cell office:value-type="float" office:value="85.07">
                <text:p>85.07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20</text:p>
              </table:table-cell>
              <table:table-cell office:value-type="float" office:value="85.3">
                <text:p>85.3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30</text:p>
              </table:table-cell>
              <table:table-cell office:value-type="float" office:value="85.64">
                <text:p>85.64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40</text:p>
              </table:table-cell>
              <table:table-cell office:value-type="float" office:value="85.18">
                <text:p>85.18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50</text:p>
              </table:table-cell>
              <table:table-cell office:value-type="float" office:value="85.23">
                <text:p>85.23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60</text:p>
              </table:table-cell>
              <table:table-cell office:value-type="float" office:value="85.16">
                <text:p>85.16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270</text:p>
              </table:table-cell>
              <table:table-cell office:value-type="float" office:value="85.44">
                <text:p>85.4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004300</text:p>
              </table:table-cell>
              <table:table-cell office:value-type="float" office:value="85.34">
                <text:p>85.34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10</text:p>
              </table:table-cell>
              <table:table-cell office:value-type="float" office:value="84.75">
                <text:p>84.7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20</text:p>
              </table:table-cell>
              <table:table-cell office:value-type="float" office:value="85.53">
                <text:p>85.53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30</text:p>
              </table:table-cell>
              <table:table-cell office:value-type="float" office:value="85.11">
                <text:p>85.11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40</text:p>
              </table:table-cell>
              <table:table-cell office:value-type="float" office:value="85.25">
                <text:p>85.2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50</text:p>
              </table:table-cell>
              <table:table-cell office:value-type="float" office:value="84.79">
                <text:p>84.79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60</text:p>
              </table:table-cell>
              <table:table-cell office:value-type="float" office:value="84.95">
                <text:p>84.9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370</text:p>
              </table:table-cell>
              <table:table-cell office:value-type="float" office:value="85.53">
                <text:p>85.53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00</text:p>
              </table:table-cell>
              <table:table-cell office:value-type="float" office:value="85.39">
                <text:p>85.39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10</text:p>
              </table:table-cell>
              <table:table-cell office:value-type="float" office:value="85.14">
                <text:p>85.14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20</text:p>
              </table:table-cell>
              <table:table-cell office:value-type="float" office:value="85.11">
                <text:p>85.11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30</text:p>
              </table:table-cell>
              <table:table-cell office:value-type="float" office:value="85">
                <text:p>8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40</text:p>
              </table:table-cell>
              <table:table-cell office:value-type="float" office:value="85">
                <text:p>8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50</text:p>
              </table:table-cell>
              <table:table-cell office:value-type="float" office:value="85.27">
                <text:p>85.27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60</text:p>
              </table:table-cell>
              <table:table-cell office:value-type="float" office:value="84.95">
                <text:p>84.9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470</text:p>
              </table:table-cell>
              <table:table-cell office:value-type="float" office:value="85.16">
                <text:p>85.16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500</text:p>
              </table:table-cell>
              <table:table-cell office:value-type="float" office:value="84.95">
                <text:p>84.95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510</text:p>
              </table:table-cell>
              <table:table-cell office:value-type="float" office:value="85.58">
                <text:p>85.58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520</text:p>
              </table:table-cell>
              <table:table-cell office:value-type="float" office:value="85.21">
                <text:p>85.21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530</text:p>
              </table:table-cell>
              <table:table-cell office:value-type="float" office:value="85.39">
                <text:p>85.39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540</text:p>
              </table:table-cell>
              <table:table-cell office:value-type="float" office:value="85.21">
                <text:p>85.21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550</text:p>
              </table:table-cell>
              <table:table-cell office:value-type="float" office:value="85.11">
                <text:p>85.11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560</text:p>
              </table:table-cell>
              <table:table-cell office:value-type="float" office:value="84.81">
                <text:p>84.81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570</text:p>
              </table:table-cell>
              <table:table-cell office:value-type="float" office:value="85.28">
                <text:p>85.28</text:p>
              </table:table-cell>
              <table:table-cell office:value-type="float" office:value="82.2875">
                <text:p>82.2875</text:p>
              </table:table-cell>
            </table:table-row>
            <table:table-row>
              <table:table-cell office:value-type="string">
                <text:p>0004600</text:p>
              </table:table-cell>
              <table:table-cell office:value-type="float" office:value="84.95">
                <text:p>84.95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10</text:p>
              </table:table-cell>
              <table:table-cell office:value-type="float" office:value="85.28">
                <text:p>85.28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20</text:p>
              </table:table-cell>
              <table:table-cell office:value-type="float" office:value="85.28">
                <text:p>85.28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30</text:p>
              </table:table-cell>
              <table:table-cell office:value-type="float" office:value="85.35">
                <text:p>85.35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40</text:p>
              </table:table-cell>
              <table:table-cell office:value-type="float" office:value="85.32">
                <text:p>85.32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50</text:p>
              </table:table-cell>
              <table:table-cell office:value-type="float" office:value="84.88">
                <text:p>84.88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4660</text:p>
              </table:table-cell>
              <table:table-cell office:value-type="float" office:value="85.32">
                <text:p>85.32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0004670</text:p>
              </table:table-cell>
              <table:table-cell office:value-type="float" office:value="84.91">
                <text:p>84.91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4700</text:p>
              </table:table-cell>
              <table:table-cell office:value-type="float" office:value="85.02">
                <text:p>85.02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4710</text:p>
              </table:table-cell>
              <table:table-cell office:value-type="float" office:value="85.18">
                <text:p>85.18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4720</text:p>
              </table:table-cell>
              <table:table-cell office:value-type="float" office:value="84.93">
                <text:p>84.93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0004730</text:p>
              </table:table-cell>
              <table:table-cell office:value-type="float" office:value="84.86">
                <text:p>84.86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4740</text:p>
              </table:table-cell>
              <table:table-cell office:value-type="float" office:value="85.28">
                <text:p>85.28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4750</text:p>
              </table:table-cell>
              <table:table-cell office:value-type="float" office:value="84.79">
                <text:p>84.79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4760</text:p>
              </table:table-cell>
              <table:table-cell office:value-type="float" office:value="84.4">
                <text:p>84.4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4770</text:p>
              </table:table-cell>
              <table:table-cell office:value-type="float" office:value="84.68">
                <text:p>84.68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5000</text:p>
              </table:table-cell>
              <table:table-cell office:value-type="float" office:value="85.02">
                <text:p>85.02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5010</text:p>
              </table:table-cell>
              <table:table-cell office:value-type="float" office:value="84.7">
                <text:p>84.7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0005020</text:p>
              </table:table-cell>
              <table:table-cell office:value-type="float" office:value="84.7">
                <text:p>84.7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030</text:p>
              </table:table-cell>
              <table:table-cell office:value-type="float" office:value="84.58">
                <text:p>84.58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040</text:p>
              </table:table-cell>
              <table:table-cell office:value-type="float" office:value="84.77">
                <text:p>84.77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050</text:p>
              </table:table-cell>
              <table:table-cell office:value-type="float" office:value="84.65">
                <text:p>84.65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060</text:p>
              </table:table-cell>
              <table:table-cell office:value-type="float" office:value="84.45">
                <text:p>84.45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070</text:p>
              </table:table-cell>
              <table:table-cell office:value-type="float" office:value="84.72">
                <text:p>84.72</text:p>
              </table:table-cell>
              <table:table-cell office:value-type="float" office:value="81.8375">
                <text:p>81.8375</text:p>
              </table:table-cell>
            </table:table-row>
            <table:table-row>
              <table:table-cell office:value-type="string">
                <text:p>0005100</text:p>
              </table:table-cell>
              <table:table-cell office:value-type="float" office:value="84.68">
                <text:p>84.68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10</text:p>
              </table:table-cell>
              <table:table-cell office:value-type="float" office:value="84.63">
                <text:p>84.63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20</text:p>
              </table:table-cell>
              <table:table-cell office:value-type="float" office:value="84.58">
                <text:p>84.58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30</text:p>
              </table:table-cell>
              <table:table-cell office:value-type="float" office:value="84.65">
                <text:p>84.65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40</text:p>
              </table:table-cell>
              <table:table-cell office:value-type="float" office:value="84.72">
                <text:p>84.72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50</text:p>
              </table:table-cell>
              <table:table-cell office:value-type="float" office:value="84.42">
                <text:p>84.42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60</text:p>
              </table:table-cell>
              <table:table-cell office:value-type="float" office:value="84.31">
                <text:p>84.31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170</text:p>
              </table:table-cell>
              <table:table-cell office:value-type="float" office:value="84.77">
                <text:p>84.77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200</text:p>
              </table:table-cell>
              <table:table-cell office:value-type="float" office:value="84.49">
                <text:p>84.49</text:p>
              </table:table-cell>
              <table:table-cell office:value-type="float" office:value="81.725">
                <text:p>81.725</text:p>
              </table:table-cell>
            </table:table-row>
            <table:table-row>
              <table:table-cell office:value-type="string">
                <text:p>0005210</text:p>
              </table:table-cell>
              <table:table-cell office:value-type="float" office:value="84.28">
                <text:p>84.28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5220</text:p>
              </table:table-cell>
              <table:table-cell office:value-type="float" office:value="84.24">
                <text:p>84.24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5230</text:p>
              </table:table-cell>
              <table:table-cell office:value-type="float" office:value="84.77">
                <text:p>84.77</text:p>
              </table:table-cell>
              <table:table-cell office:value-type="float" office:value="81.6125">
                <text:p>81.6125</text:p>
              </table:table-cell>
            </table:table-row>
            <table:table-row>
              <table:table-cell office:value-type="string">
                <text:p>0005240</text:p>
              </table:table-cell>
              <table:table-cell office:value-type="float" office:value="84.26">
                <text:p>84.2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250</text:p>
              </table:table-cell>
              <table:table-cell office:value-type="float" office:value="84.35">
                <text:p>84.3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260</text:p>
              </table:table-cell>
              <table:table-cell office:value-type="float" office:value="84.15">
                <text:p>84.1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270</text:p>
              </table:table-cell>
              <table:table-cell office:value-type="float" office:value="84.47">
                <text:p>84.4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00</text:p>
              </table:table-cell>
              <table:table-cell office:value-type="float" office:value="84.28">
                <text:p>84.2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10</text:p>
              </table:table-cell>
              <table:table-cell office:value-type="float" office:value="84.38">
                <text:p>84.3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20</text:p>
              </table:table-cell>
              <table:table-cell office:value-type="float" office:value="84.14">
                <text:p>84.1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30</text:p>
              </table:table-cell>
              <table:table-cell office:value-type="float" office:value="84.05">
                <text:p>84.0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40</text:p>
              </table:table-cell>
              <table:table-cell office:value-type="float" office:value="84.28">
                <text:p>84.2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50</text:p>
              </table:table-cell>
              <table:table-cell office:value-type="float" office:value="84.4">
                <text:p>84.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60</text:p>
              </table:table-cell>
              <table:table-cell office:value-type="float" office:value="84.21">
                <text:p>84.2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370</text:p>
              </table:table-cell>
              <table:table-cell office:value-type="float" office:value="83.98">
                <text:p>83.9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400</text:p>
              </table:table-cell>
              <table:table-cell office:value-type="float" office:value="84.4">
                <text:p>84.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410</text:p>
              </table:table-cell>
              <table:table-cell office:value-type="float" office:value="84.21">
                <text:p>84.2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420</text:p>
              </table:table-cell>
              <table:table-cell office:value-type="float" office:value="83.96">
                <text:p>83.96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430</text:p>
              </table:table-cell>
              <table:table-cell office:value-type="float" office:value="84.05">
                <text:p>84.0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0005440</text:p>
              </table:table-cell>
              <table:table-cell office:value-type="float" office:value="84.17">
                <text:p>84.17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450</text:p>
              </table:table-cell>
              <table:table-cell office:value-type="float" office:value="84.03">
                <text:p>84.03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460</text:p>
              </table:table-cell>
              <table:table-cell office:value-type="float" office:value="83.89">
                <text:p>83.89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470</text:p>
              </table:table-cell>
              <table:table-cell office:value-type="float" office:value="84.91">
                <text:p>84.91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500</text:p>
              </table:table-cell>
              <table:table-cell office:value-type="float" office:value="84.07">
                <text:p>84.07</text:p>
              </table:table-cell>
              <table:table-cell office:value-type="float" office:value="81.3875">
                <text:p>81.3875</text:p>
              </table:table-cell>
            </table:table-row>
            <table:table-row>
              <table:table-cell office:value-type="string">
                <text:p>0005510</text:p>
              </table:table-cell>
              <table:table-cell office:value-type="float" office:value="84.14">
                <text:p>84.14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20</text:p>
              </table:table-cell>
              <table:table-cell office:value-type="float" office:value="84.28">
                <text:p>84.28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30</text:p>
              </table:table-cell>
              <table:table-cell office:value-type="float" office:value="84.26">
                <text:p>84.26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40</text:p>
              </table:table-cell>
              <table:table-cell office:value-type="float" office:value="84.1">
                <text:p>84.1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50</text:p>
              </table:table-cell>
              <table:table-cell office:value-type="float" office:value="83.96">
                <text:p>83.96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60</text:p>
              </table:table-cell>
              <table:table-cell office:value-type="float" office:value="84.17">
                <text:p>84.17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570</text:p>
              </table:table-cell>
              <table:table-cell office:value-type="float" office:value="83.91">
                <text:p>83.91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600</text:p>
              </table:table-cell>
              <table:table-cell office:value-type="float" office:value="84.08">
                <text:p>84.08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0005610</text:p>
              </table:table-cell>
              <table:table-cell office:value-type="float" office:value="84.14">
                <text:p>84.14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20</text:p>
              </table:table-cell>
              <table:table-cell office:value-type="float" office:value="84.51">
                <text:p>84.51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30</text:p>
              </table:table-cell>
              <table:table-cell office:value-type="float" office:value="84.12">
                <text:p>84.1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40</text:p>
              </table:table-cell>
              <table:table-cell office:value-type="float" office:value="84.01">
                <text:p>84.01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50</text:p>
              </table:table-cell>
              <table:table-cell office:value-type="float" office:value="84.08">
                <text:p>84.08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60</text:p>
              </table:table-cell>
              <table:table-cell office:value-type="float" office:value="83.91">
                <text:p>83.91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670</text:p>
              </table:table-cell>
              <table:table-cell office:value-type="float" office:value="83.61">
                <text:p>83.61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00</text:p>
              </table:table-cell>
              <table:table-cell office:value-type="float" office:value="83.82">
                <text:p>83.8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10</text:p>
              </table:table-cell>
              <table:table-cell office:value-type="float" office:value="83.75">
                <text:p>83.75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20</text:p>
              </table:table-cell>
              <table:table-cell office:value-type="float" office:value="83.8">
                <text:p>83.8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30</text:p>
              </table:table-cell>
              <table:table-cell office:value-type="float" office:value="83.64">
                <text:p>83.64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40</text:p>
              </table:table-cell>
              <table:table-cell office:value-type="float" office:value="84.12">
                <text:p>84.1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50</text:p>
              </table:table-cell>
              <table:table-cell office:value-type="float" office:value="83.8">
                <text:p>83.8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60</text:p>
              </table:table-cell>
              <table:table-cell office:value-type="float" office:value="84.26">
                <text:p>84.26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5770</text:p>
              </table:table-cell>
              <table:table-cell office:value-type="float" office:value="84.35">
                <text:p>84.35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6000</text:p>
              </table:table-cell>
              <table:table-cell office:value-type="float" office:value="84.12">
                <text:p>84.12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6010</text:p>
              </table:table-cell>
              <table:table-cell office:value-type="float" office:value="83.98">
                <text:p>83.98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6020</text:p>
              </table:table-cell>
              <table:table-cell office:value-type="float" office:value="83.59">
                <text:p>83.59</text:p>
              </table:table-cell>
              <table:table-cell office:value-type="float" office:value="81.1625">
                <text:p>81.1625</text:p>
              </table:table-cell>
            </table:table-row>
            <table:table-row>
              <table:table-cell office:value-type="string">
                <text:p>0006030</text:p>
              </table:table-cell>
              <table:table-cell office:value-type="float" office:value="83.64">
                <text:p>83.64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040</text:p>
              </table:table-cell>
              <table:table-cell office:value-type="float" office:value="84.21">
                <text:p>84.21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050</text:p>
              </table:table-cell>
              <table:table-cell office:value-type="float" office:value="83.7">
                <text:p>83.7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060</text:p>
              </table:table-cell>
              <table:table-cell office:value-type="float" office:value="84.26">
                <text:p>84.26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070</text:p>
              </table:table-cell>
              <table:table-cell office:value-type="float" office:value="84.37">
                <text:p>84.37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100</text:p>
              </table:table-cell>
              <table:table-cell office:value-type="float" office:value="83.7">
                <text:p>83.7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110</text:p>
              </table:table-cell>
              <table:table-cell office:value-type="float" office:value="83.77">
                <text:p>83.77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120</text:p>
              </table:table-cell>
              <table:table-cell office:value-type="float" office:value="83.59">
                <text:p>83.59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130</text:p>
              </table:table-cell>
              <table:table-cell office:value-type="float" office:value="84.14">
                <text:p>84.14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0006140</text:p>
              </table:table-cell>
              <table:table-cell office:value-type="float" office:value="83.71">
                <text:p>83.71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150</text:p>
              </table:table-cell>
              <table:table-cell office:value-type="float" office:value="83.87">
                <text:p>83.8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160</text:p>
              </table:table-cell>
              <table:table-cell office:value-type="float" office:value="83.91">
                <text:p>83.91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170</text:p>
              </table:table-cell>
              <table:table-cell office:value-type="float" office:value="83.7">
                <text:p>83.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00</text:p>
              </table:table-cell>
              <table:table-cell office:value-type="float" office:value="83.89">
                <text:p>83.89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10</text:p>
              </table:table-cell>
              <table:table-cell office:value-type="float" office:value="83.59">
                <text:p>83.59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20</text:p>
              </table:table-cell>
              <table:table-cell office:value-type="float" office:value="83.87">
                <text:p>83.8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30</text:p>
              </table:table-cell>
              <table:table-cell office:value-type="float" office:value="83.7">
                <text:p>83.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40</text:p>
              </table:table-cell>
              <table:table-cell office:value-type="float" office:value="83.87">
                <text:p>83.8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50</text:p>
              </table:table-cell>
              <table:table-cell office:value-type="float" office:value="83.64">
                <text:p>83.64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60</text:p>
              </table:table-cell>
              <table:table-cell office:value-type="float" office:value="84.03">
                <text:p>84.03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270</text:p>
              </table:table-cell>
              <table:table-cell office:value-type="float" office:value="83.87">
                <text:p>83.87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300</text:p>
              </table:table-cell>
              <table:table-cell office:value-type="float" office:value="83.36">
                <text:p>83.36</text:p>
              </table:table-cell>
              <table:table-cell office:value-type="float" office:value="80.9375">
                <text:p>80.9375</text:p>
              </table:table-cell>
            </table:table-row>
            <table:table-row>
              <table:table-cell office:value-type="string">
                <text:p>0006310</text:p>
              </table:table-cell>
              <table:table-cell office:value-type="float" office:value="83.52">
                <text:p>83.52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20</text:p>
              </table:table-cell>
              <table:table-cell office:value-type="float" office:value="83.55">
                <text:p>83.55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30</text:p>
              </table:table-cell>
              <table:table-cell office:value-type="float" office:value="83.29">
                <text:p>83.29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40</text:p>
              </table:table-cell>
              <table:table-cell office:value-type="float" office:value="83.5">
                <text:p>83.5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50</text:p>
              </table:table-cell>
              <table:table-cell office:value-type="float" office:value="83.98">
                <text:p>83.98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60</text:p>
              </table:table-cell>
              <table:table-cell office:value-type="float" office:value="83.48">
                <text:p>83.48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370</text:p>
              </table:table-cell>
              <table:table-cell office:value-type="float" office:value="83.61">
                <text:p>83.61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400</text:p>
              </table:table-cell>
              <table:table-cell office:value-type="float" office:value="83.45">
                <text:p>83.45</text:p>
              </table:table-cell>
              <table:table-cell office:value-type="float" office:value="80.825">
                <text:p>80.825</text:p>
              </table:table-cell>
            </table:table-row>
            <table:table-row>
              <table:table-cell office:value-type="string">
                <text:p>0006410</text:p>
              </table:table-cell>
              <table:table-cell office:value-type="float" office:value="83.45">
                <text:p>83.45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20</text:p>
              </table:table-cell>
              <table:table-cell office:value-type="float" office:value="83.31">
                <text:p>83.31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30</text:p>
              </table:table-cell>
              <table:table-cell office:value-type="float" office:value="83.04">
                <text:p>83.04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40</text:p>
              </table:table-cell>
              <table:table-cell office:value-type="float" office:value="83.5">
                <text:p>83.5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50</text:p>
              </table:table-cell>
              <table:table-cell office:value-type="float" office:value="83.24">
                <text:p>83.24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60</text:p>
              </table:table-cell>
              <table:table-cell office:value-type="float" office:value="83.06">
                <text:p>83.06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470</text:p>
              </table:table-cell>
              <table:table-cell office:value-type="float" office:value="83.43">
                <text:p>83.43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500</text:p>
              </table:table-cell>
              <table:table-cell office:value-type="float" office:value="83.27">
                <text:p>83.27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10</text:p>
              </table:table-cell>
              <table:table-cell office:value-type="float" office:value="83.25">
                <text:p>83.2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20</text:p>
              </table:table-cell>
              <table:table-cell office:value-type="float" office:value="83.13">
                <text:p>83.1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30</text:p>
              </table:table-cell>
              <table:table-cell office:value-type="float" office:value="83.43">
                <text:p>83.4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40</text:p>
              </table:table-cell>
              <table:table-cell office:value-type="float" office:value="83.15">
                <text:p>83.1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50</text:p>
              </table:table-cell>
              <table:table-cell office:value-type="float" office:value="83.48">
                <text:p>83.4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60</text:p>
              </table:table-cell>
              <table:table-cell office:value-type="float" office:value="82.87">
                <text:p>82.87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570</text:p>
              </table:table-cell>
              <table:table-cell office:value-type="float" office:value="83.29">
                <text:p>83.29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600</text:p>
              </table:table-cell>
              <table:table-cell office:value-type="float" office:value="83.24">
                <text:p>83.24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610</text:p>
              </table:table-cell>
              <table:table-cell office:value-type="float" office:value="83.15">
                <text:p>83.15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620</text:p>
              </table:table-cell>
              <table:table-cell office:value-type="float" office:value="83.29">
                <text:p>83.29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6630</text:p>
              </table:table-cell>
              <table:table-cell office:value-type="float" office:value="82.9">
                <text:p>82.9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640</text:p>
              </table:table-cell>
              <table:table-cell office:value-type="float" office:value="83.52">
                <text:p>83.52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650</text:p>
              </table:table-cell>
              <table:table-cell office:value-type="float" office:value="83.08">
                <text:p>83.0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660</text:p>
              </table:table-cell>
              <table:table-cell office:value-type="float" office:value="83.13">
                <text:p>83.1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670</text:p>
              </table:table-cell>
              <table:table-cell office:value-type="float" office:value="83.41">
                <text:p>83.41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700</text:p>
              </table:table-cell>
              <table:table-cell office:value-type="float" office:value="83.31">
                <text:p>83.31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710</text:p>
              </table:table-cell>
              <table:table-cell office:value-type="float" office:value="83.43">
                <text:p>83.4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720</text:p>
              </table:table-cell>
              <table:table-cell office:value-type="float" office:value="83.29">
                <text:p>83.29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6730</text:p>
              </table:table-cell>
              <table:table-cell office:value-type="float" office:value="83.11">
                <text:p>83.11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6740</text:p>
              </table:table-cell>
              <table:table-cell office:value-type="float" office:value="83.22">
                <text:p>83.22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750</text:p>
              </table:table-cell>
              <table:table-cell office:value-type="float" office:value="83.34">
                <text:p>83.34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760</text:p>
              </table:table-cell>
              <table:table-cell office:value-type="float" office:value="82.83">
                <text:p>82.83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6770</text:p>
              </table:table-cell>
              <table:table-cell office:value-type="float" office:value="82.9">
                <text:p>82.9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00</text:p>
              </table:table-cell>
              <table:table-cell office:value-type="float" office:value="83.04">
                <text:p>83.04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10</text:p>
              </table:table-cell>
              <table:table-cell office:value-type="float" office:value="83.17">
                <text:p>83.17</text:p>
              </table:table-cell>
              <table:table-cell office:value-type="float" office:value="80.7125">
                <text:p>80.7125</text:p>
              </table:table-cell>
            </table:table-row>
            <table:table-row>
              <table:table-cell office:value-type="string">
                <text:p>0007020</text:p>
              </table:table-cell>
              <table:table-cell office:value-type="float" office:value="82.97">
                <text:p>82.97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30</text:p>
              </table:table-cell>
              <table:table-cell office:value-type="float" office:value="83.17">
                <text:p>83.17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40</text:p>
              </table:table-cell>
              <table:table-cell office:value-type="float" office:value="82.69">
                <text:p>82.69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50</text:p>
              </table:table-cell>
              <table:table-cell office:value-type="float" office:value="82.5">
                <text:p>82.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060</text:p>
              </table:table-cell>
              <table:table-cell office:value-type="float" office:value="82.85">
                <text:p>82.85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7070</text:p>
              </table:table-cell>
              <table:table-cell office:value-type="float" office:value="82.94">
                <text:p>82.94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7100</text:p>
              </table:table-cell>
              <table:table-cell office:value-type="float" office:value="83.08">
                <text:p>83.0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110</text:p>
              </table:table-cell>
              <table:table-cell office:value-type="float" office:value="82.92">
                <text:p>82.9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007120</text:p>
              </table:table-cell>
              <table:table-cell office:value-type="float" office:value="83.13">
                <text:p>83.13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7130</text:p>
              </table:table-cell>
              <table:table-cell office:value-type="float" office:value="82.99">
                <text:p>82.99</text:p>
              </table:table-cell>
              <table:table-cell office:value-type="float" office:value="80.4875">
                <text:p>80.4875</text:p>
              </table:table-cell>
            </table:table-row>
            <table:table-row>
              <table:table-cell office:value-type="string">
                <text:p>0007140</text:p>
              </table:table-cell>
              <table:table-cell office:value-type="float" office:value="82.76">
                <text:p>82.76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150</text:p>
              </table:table-cell>
              <table:table-cell office:value-type="float" office:value="83.29">
                <text:p>83.29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160</text:p>
              </table:table-cell>
              <table:table-cell office:value-type="float" office:value="82.85">
                <text:p>82.85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170</text:p>
              </table:table-cell>
              <table:table-cell office:value-type="float" office:value="82.76">
                <text:p>82.76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00</text:p>
              </table:table-cell>
              <table:table-cell office:value-type="float" office:value="82.51">
                <text:p>82.51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10</text:p>
              </table:table-cell>
              <table:table-cell office:value-type="float" office:value="82.67">
                <text:p>82.67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20</text:p>
              </table:table-cell>
              <table:table-cell office:value-type="float" office:value="82.81">
                <text:p>82.81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30</text:p>
              </table:table-cell>
              <table:table-cell office:value-type="float" office:value="82.44">
                <text:p>82.44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40</text:p>
              </table:table-cell>
              <table:table-cell office:value-type="float" office:value="82.81">
                <text:p>82.81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50</text:p>
              </table:table-cell>
              <table:table-cell office:value-type="float" office:value="82.67">
                <text:p>82.67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60</text:p>
              </table:table-cell>
              <table:table-cell office:value-type="float" office:value="82.94">
                <text:p>82.94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270</text:p>
              </table:table-cell>
              <table:table-cell office:value-type="float" office:value="82.48">
                <text:p>82.48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300</text:p>
              </table:table-cell>
              <table:table-cell office:value-type="float" office:value="82.34">
                <text:p>82.34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310</text:p>
              </table:table-cell>
              <table:table-cell office:value-type="float" office:value="82.76">
                <text:p>82.76</text:p>
              </table:table-cell>
              <table:table-cell office:value-type="float" office:value="80.375">
                <text:p>80.375</text:p>
              </table:table-cell>
            </table:table-row>
            <table:table-row>
              <table:table-cell office:value-type="string">
                <text:p>0007320</text:p>
              </table:table-cell>
              <table:table-cell office:value-type="float" office:value="82.78">
                <text:p>82.78</text:p>
              </table:table-cell>
              <table:table-cell office:value-type="float" office:value="80.2625">
                <text:p>80.2625</text:p>
              </table:table-cell>
            </table:table-row>
            <table:table-row>
              <table:table-cell office:value-type="string">
                <text:p>0007330</text:p>
              </table:table-cell>
              <table:table-cell office:value-type="float" office:value="82.83">
                <text:p>82.8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340</text:p>
              </table:table-cell>
              <table:table-cell office:value-type="float" office:value="82.78">
                <text:p>82.7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350</text:p>
              </table:table-cell>
              <table:table-cell office:value-type="float" office:value="82.48">
                <text:p>82.4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360</text:p>
              </table:table-cell>
              <table:table-cell office:value-type="float" office:value="82.51">
                <text:p>82.51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370</text:p>
              </table:table-cell>
              <table:table-cell office:value-type="float" office:value="82.3">
                <text:p>82.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400</text:p>
              </table:table-cell>
              <table:table-cell office:value-type="float" office:value="82.46">
                <text:p>82.46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410</text:p>
              </table:table-cell>
              <table:table-cell office:value-type="float" office:value="82.37">
                <text:p>82.3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420</text:p>
              </table:table-cell>
              <table:table-cell office:value-type="float" office:value="82.51">
                <text:p>82.51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430</text:p>
              </table:table-cell>
              <table:table-cell office:value-type="float" office:value="82.44">
                <text:p>82.44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440</text:p>
              </table:table-cell>
              <table:table-cell office:value-type="float" office:value="82.16">
                <text:p>82.16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450</text:p>
              </table:table-cell>
              <table:table-cell office:value-type="float" office:value="82.25">
                <text:p>82.25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460</text:p>
              </table:table-cell>
              <table:table-cell office:value-type="float" office:value="82.53">
                <text:p>82.53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470</text:p>
              </table:table-cell>
              <table:table-cell office:value-type="float" office:value="82.48">
                <text:p>82.4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500</text:p>
              </table:table-cell>
              <table:table-cell office:value-type="float" office:value="82.41">
                <text:p>82.41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510</text:p>
              </table:table-cell>
              <table:table-cell office:value-type="float" office:value="82.62">
                <text:p>82.62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520</text:p>
              </table:table-cell>
              <table:table-cell office:value-type="float" office:value="82.39">
                <text:p>82.39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530</text:p>
              </table:table-cell>
              <table:table-cell office:value-type="float" office:value="82.5">
                <text:p>82.5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540</text:p>
              </table:table-cell>
              <table:table-cell office:value-type="float" office:value="82.69">
                <text:p>82.69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550</text:p>
              </table:table-cell>
              <table:table-cell office:value-type="float" office:value="82.41">
                <text:p>82.41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560</text:p>
              </table:table-cell>
              <table:table-cell office:value-type="float" office:value="82.6">
                <text:p>82.6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570</text:p>
              </table:table-cell>
              <table:table-cell office:value-type="float" office:value="82.16">
                <text:p>82.16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00</text:p>
              </table:table-cell>
              <table:table-cell office:value-type="float" office:value="82.07">
                <text:p>82.07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10</text:p>
              </table:table-cell>
              <table:table-cell office:value-type="float" office:value="82.51">
                <text:p>82.51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20</text:p>
              </table:table-cell>
              <table:table-cell office:value-type="float" office:value="82.18">
                <text:p>82.18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30</text:p>
              </table:table-cell>
              <table:table-cell office:value-type="float" office:value="82.37">
                <text:p>82.37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40</text:p>
              </table:table-cell>
              <table:table-cell office:value-type="float" office:value="82.46">
                <text:p>82.46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50</text:p>
              </table:table-cell>
              <table:table-cell office:value-type="float" office:value="82.32">
                <text:p>82.32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60</text:p>
              </table:table-cell>
              <table:table-cell office:value-type="float" office:value="82.78">
                <text:p>82.78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670</text:p>
              </table:table-cell>
              <table:table-cell office:value-type="float" office:value="82.46">
                <text:p>82.46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700</text:p>
              </table:table-cell>
              <table:table-cell office:value-type="float" office:value="82.71">
                <text:p>82.71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710</text:p>
              </table:table-cell>
              <table:table-cell office:value-type="float" office:value="82.62">
                <text:p>82.62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720</text:p>
              </table:table-cell>
              <table:table-cell office:value-type="float" office:value="82.71">
                <text:p>82.71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730</text:p>
              </table:table-cell>
              <table:table-cell office:value-type="float" office:value="82.83">
                <text:p>82.8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0007740</text:p>
              </table:table-cell>
              <table:table-cell office:value-type="float" office:value="83.24">
                <text:p>83.24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750</text:p>
              </table:table-cell>
              <table:table-cell office:value-type="float" office:value="82.81">
                <text:p>82.81</text:p>
              </table:table-cell>
              <table:table-cell office:value-type="float" office:value="80.0375">
                <text:p>80.0375</text:p>
              </table:table-cell>
            </table:table-row>
            <table:table-row>
              <table:table-cell office:value-type="string">
                <text:p>0007760</text:p>
              </table:table-cell>
              <table:table-cell office:value-type="float" office:value="82.46">
                <text:p>82.46</text:p>
              </table:table-cell>
              <table:table-cell office:value-type="float" office:value="79.925">
                <text:p>79.925</text:p>
              </table:table-cell>
            </table:table-row>
            <table:table-row>
              <table:table-cell office:value-type="string">
                <text:p>0007770</text:p>
              </table:table-cell>
              <table:table-cell office:value-type="float" office:value="82.62">
                <text:p>82.62</text:p>
              </table:table-cell>
              <table:table-cell office:value-type="float" office:value="79.8125">
                <text:p>79.8125</text:p>
              </table:table-cell>
            </table:table-row>
            <table:table-row>
              <table:table-cell office:value-type="string">
                <text:p>0010000</text:p>
              </table:table-cell>
              <table:table-cell office:value-type="float" office:value="82.46">
                <text:p>82.46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0010010</text:p>
              </table:table-cell>
              <table:table-cell office:value-type="float" office:value="82.3">
                <text:p>82.3</text:p>
              </table:table-cell>
              <table:table-cell office:value-type="float" office:value="79.5875">
                <text:p>79.5875</text:p>
              </table:table-cell>
            </table:table-row>
            <table:table-row>
              <table:table-cell office:value-type="string">
                <text:p>0010020</text:p>
              </table:table-cell>
              <table:table-cell office:value-type="float" office:value="82.55">
                <text:p>82.55</text:p>
              </table:table-cell>
              <table:table-cell office:value-type="float" office:value="79.8125">
                <text:p>79.8125</text:p>
              </table:table-cell>
            </table:table-row>
            <table:table-row>
              <table:table-cell office:value-type="string">
                <text:p>0010030</text:p>
              </table:table-cell>
              <table:table-cell office:value-type="float" office:value="82.41">
                <text:p>82.4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0010040</text:p>
              </table:table-cell>
              <table:table-cell office:value-type="float" office:value="82.78">
                <text:p>82.7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0010050</text:p>
              </table:table-cell>
              <table:table-cell office:value-type="float" office:value="82.02">
                <text:p>82.02</text:p>
              </table:table-cell>
              <table:table-cell office:value-type="float" office:value="79.5875">
                <text:p>79.5875</text:p>
              </table:table-cell>
            </table:table-row>
            <table:table-row>
              <table:table-cell office:value-type="string">
                <text:p>0010060</text:p>
              </table:table-cell>
              <table:table-cell office:value-type="float" office:value="82.39">
                <text:p>82.39</text:p>
              </table:table-cell>
              <table:table-cell office:value-type="float" office:value="79.5875">
                <text:p>79.5875</text:p>
              </table:table-cell>
            </table:table-row>
            <table:table-row>
              <table:table-cell office:value-type="string">
                <text:p>0010070</text:p>
              </table:table-cell>
              <table:table-cell office:value-type="float" office:value="82.14">
                <text:p>82.14</text:p>
              </table:table-cell>
              <table:table-cell office:value-type="float" office:value="79.5875">
                <text:p>79.5875</text:p>
              </table:table-cell>
            </table:table-row>
            <table:table-row>
              <table:table-cell office:value-type="string">
                <text:p>0010100</text:p>
              </table:table-cell>
              <table:table-cell office:value-type="float" office:value="82.34">
                <text:p>82.34</text:p>
              </table:table-cell>
              <table:table-cell office:value-type="float" office:value="79.5875">
                <text:p>79.5875</text:p>
              </table:table-cell>
            </table:table-row>
            <table:table-row>
              <table:table-cell office:value-type="string">
                <text:p>0010110</text:p>
              </table:table-cell>
              <table:table-cell office:value-type="float" office:value="82.28">
                <text:p>82.28</text:p>
              </table:table-cell>
              <table:table-cell office:value-type="float" office:value="79.475">
                <text:p>79.475</text:p>
              </table:table-cell>
            </table:table-row>
            <table:table-row>
              <table:table-cell office:value-type="string">
                <text:p>0010120</text:p>
              </table:table-cell>
              <table:table-cell office:value-type="float" office:value="81.7">
                <text:p>81.7</text:p>
              </table:table-cell>
              <table:table-cell office:value-type="float" office:value="79.3625">
                <text:p>79.3625</text:p>
              </table:table-cell>
            </table:table-row>
            <table:table-row>
              <table:table-cell office:value-type="string">
                <text:p>0010130</text:p>
              </table:table-cell>
              <table:table-cell office:value-type="float" office:value="82.16">
                <text:p>82.16</text:p>
              </table:table-cell>
              <table:table-cell office:value-type="float" office:value="79.475">
                <text:p>79.475</text:p>
              </table:table-cell>
            </table:table-row>
            <table:table-row>
              <table:table-cell office:value-type="string">
                <text:p>0010140</text:p>
              </table:table-cell>
              <table:table-cell office:value-type="float" office:value="82.04">
                <text:p>82.04</text:p>
              </table:table-cell>
              <table:table-cell office:value-type="float" office:value="79.3625">
                <text:p>79.3625</text:p>
              </table:table-cell>
            </table:table-row>
            <table:table-row>
              <table:table-cell office:value-type="string">
                <text:p>0010150</text:p>
              </table:table-cell>
              <table:table-cell office:value-type="float" office:value="81.88">
                <text:p>81.88</text:p>
              </table:table-cell>
              <table:table-cell office:value-type="float" office:value="79.3625">
                <text:p>79.3625</text:p>
              </table:table-cell>
            </table:table-row>
            <table:table-row>
              <table:table-cell office:value-type="string">
                <text:p>0010160</text:p>
              </table:table-cell>
              <table:table-cell office:value-type="float" office:value="81.93">
                <text:p>81.93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0010170</text:p>
              </table:table-cell>
              <table:table-cell office:value-type="float" office:value="81.7">
                <text:p>81.7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0010200</text:p>
              </table:table-cell>
              <table:table-cell office:value-type="float" office:value="81.93">
                <text:p>81.93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0010210</text:p>
              </table:table-cell>
              <table:table-cell office:value-type="float" office:value="81.9">
                <text:p>81.9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0010220</text:p>
              </table:table-cell>
              <table:table-cell office:value-type="float" office:value="81.93">
                <text:p>81.93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0010230</text:p>
              </table:table-cell>
              <table:table-cell office:value-type="float" office:value="82.14">
                <text:p>82.14</text:p>
              </table:table-cell>
              <table:table-cell office:value-type="float" office:value="79.1375">
                <text:p>79.1375</text:p>
              </table:table-cell>
            </table:table-row>
            <table:table-row>
              <table:table-cell office:value-type="string">
                <text:p>0010240</text:p>
              </table:table-cell>
              <table:table-cell office:value-type="float" office:value="81.83">
                <text:p>81.83</text:p>
              </table:table-cell>
              <table:table-cell office:value-type="float" office:value="79.1375">
                <text:p>79.1375</text:p>
              </table:table-cell>
            </table:table-row>
            <table:table-row>
              <table:table-cell office:value-type="string">
                <text:p>0010250</text:p>
              </table:table-cell>
              <table:table-cell office:value-type="float" office:value="81.88">
                <text:p>81.88</text:p>
              </table:table-cell>
              <table:table-cell office:value-type="float" office:value="79.1375">
                <text:p>79.1375</text:p>
              </table:table-cell>
            </table:table-row>
            <table:table-row>
              <table:table-cell office:value-type="string">
                <text:p>0010260</text:p>
              </table:table-cell>
              <table:table-cell office:value-type="float" office:value="82.16">
                <text:p>82.16</text:p>
              </table:table-cell>
              <table:table-cell office:value-type="float" office:value="79.1375">
                <text:p>79.1375</text:p>
              </table:table-cell>
            </table:table-row>
            <table:table-row>
              <table:table-cell office:value-type="string">
                <text:p>0010270</text:p>
              </table:table-cell>
              <table:table-cell office:value-type="float" office:value="81.49">
                <text:p>81.49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0010300</text:p>
              </table:table-cell>
              <table:table-cell office:value-type="float" office:value="81.79">
                <text:p>81.79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0010310</text:p>
              </table:table-cell>
              <table:table-cell office:value-type="float" office:value="81.35">
                <text:p>81.35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0010320</text:p>
              </table:table-cell>
              <table:table-cell office:value-type="float" office:value="81.49">
                <text:p>81.49</text:p>
              </table:table-cell>
              <table:table-cell office:value-type="float" office:value="79.1375">
                <text:p>79.1375</text:p>
              </table:table-cell>
            </table:table-row>
            <table:table-row>
              <table:table-cell office:value-type="string">
                <text:p>0010330</text:p>
              </table:table-cell>
              <table:table-cell office:value-type="float" office:value="81.72">
                <text:p>81.72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0010340</text:p>
              </table:table-cell>
              <table:table-cell office:value-type="float" office:value="81.51">
                <text:p>81.5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0010350</text:p>
              </table:table-cell>
              <table:table-cell office:value-type="float" office:value="81.42">
                <text:p>81.42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0010360</text:p>
              </table:table-cell>
              <table:table-cell office:value-type="float" office:value="81.51">
                <text:p>81.5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0010370</text:p>
              </table:table-cell>
              <table:table-cell office:value-type="float" office:value="81.65">
                <text:p>81.6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0010400</text:p>
              </table:table-cell>
              <table:table-cell office:value-type="float" office:value="81.44">
                <text:p>81.4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0010410</text:p>
              </table:table-cell>
              <table:table-cell office:value-type="float" office:value="81.23">
                <text:p>81.23</text:p>
              </table:table-cell>
              <table:table-cell office:value-type="float" office:value="78.6875">
                <text:p>78.6875</text:p>
              </table:table-cell>
            </table:table-row>
            <table:table-row>
              <table:table-cell office:value-type="string">
                <text:p>0010420</text:p>
              </table:table-cell>
              <table:table-cell office:value-type="float" office:value="81.24">
                <text:p>81.24</text:p>
              </table:table-cell>
              <table:table-cell office:value-type="float" office:value="78.575">
                <text:p>78.575</text:p>
              </table:table-cell>
            </table:table-row>
            <table:table-row>
              <table:table-cell office:value-type="string">
                <text:p>0010430</text:p>
              </table:table-cell>
              <table:table-cell office:value-type="float" office:value="81.05">
                <text:p>81.05</text:p>
              </table:table-cell>
              <table:table-cell office:value-type="float" office:value="78.575">
                <text:p>78.575</text:p>
              </table:table-cell>
            </table:table-row>
            <table:table-row>
              <table:table-cell office:value-type="string">
                <text:p>0010440</text:p>
              </table:table-cell>
              <table:table-cell office:value-type="float" office:value="81">
                <text:p>81</text:p>
              </table:table-cell>
              <table:table-cell office:value-type="float" office:value="78.575">
                <text:p>78.575</text:p>
              </table:table-cell>
            </table:table-row>
            <table:table-row>
              <table:table-cell office:value-type="string">
                <text:p>0010450</text:p>
              </table:table-cell>
              <table:table-cell office:value-type="float" office:value="81.17">
                <text:p>81.17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460</text:p>
              </table:table-cell>
              <table:table-cell office:value-type="float" office:value="81.17">
                <text:p>81.17</text:p>
              </table:table-cell>
              <table:table-cell office:value-type="float" office:value="78.575">
                <text:p>78.575</text:p>
              </table:table-cell>
            </table:table-row>
            <table:table-row>
              <table:table-cell office:value-type="string">
                <text:p>0010470</text:p>
              </table:table-cell>
              <table:table-cell office:value-type="float" office:value="81.01">
                <text:p>81.01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00</text:p>
              </table:table-cell>
              <table:table-cell office:value-type="float" office:value="81.08">
                <text:p>81.08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10</text:p>
              </table:table-cell>
              <table:table-cell office:value-type="float" office:value="80.96">
                <text:p>80.96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20</text:p>
              </table:table-cell>
              <table:table-cell office:value-type="float" office:value="80.75">
                <text:p>80.7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0010530</text:p>
              </table:table-cell>
              <table:table-cell office:value-type="float" office:value="80.68">
                <text:p>80.68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40</text:p>
              </table:table-cell>
              <table:table-cell office:value-type="float" office:value="81.17">
                <text:p>81.17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50</text:p>
              </table:table-cell>
              <table:table-cell office:value-type="float" office:value="81.21">
                <text:p>81.21</text:p>
              </table:table-cell>
              <table:table-cell office:value-type="float" office:value="78.4625">
                <text:p>78.4625</text:p>
              </table:table-cell>
            </table:table-row>
            <table:table-row>
              <table:table-cell office:value-type="string">
                <text:p>0010560</text:p>
              </table:table-cell>
              <table:table-cell office:value-type="float" office:value="81.28">
                <text:p>81.2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0010570</text:p>
              </table:table-cell>
              <table:table-cell office:value-type="float" office:value="81.21">
                <text:p>81.21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0010600</text:p>
              </table:table-cell>
              <table:table-cell office:value-type="float" office:value="80.87">
                <text:p>80.87</text:p>
              </table:table-cell>
              <table:table-cell office:value-type="float" office:value="78.2375">
                <text:p>78.2375</text:p>
              </table:table-cell>
            </table:table-row>
            <table:table-row>
              <table:table-cell office:value-type="string">
                <text:p>0010610</text:p>
              </table:table-cell>
              <table:table-cell office:value-type="float" office:value="80.54">
                <text:p>80.54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0010620</text:p>
              </table:table-cell>
              <table:table-cell office:value-type="float" office:value="80.71">
                <text:p>80.71</text:p>
              </table:table-cell>
              <table:table-cell office:value-type="float" office:value="78.2375">
                <text:p>78.2375</text:p>
              </table:table-cell>
            </table:table-row>
            <table:table-row>
              <table:table-cell office:value-type="string">
                <text:p>0010630</text:p>
              </table:table-cell>
              <table:table-cell office:value-type="float" office:value="81.01">
                <text:p>81.01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0010640</text:p>
              </table:table-cell>
              <table:table-cell office:value-type="float" office:value="80.43">
                <text:p>80.43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0010650</text:p>
              </table:table-cell>
              <table:table-cell office:value-type="float" office:value="80.89">
                <text:p>80.89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0010660</text:p>
              </table:table-cell>
              <table:table-cell office:value-type="float" office:value="80.7">
                <text:p>80.7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0010670</text:p>
              </table:table-cell>
              <table:table-cell office:value-type="float" office:value="80.5">
                <text:p>80.5</text:p>
              </table:table-cell>
              <table:table-cell office:value-type="float" office:value="78.0125">
                <text:p>78.0125</text:p>
              </table:table-cell>
            </table:table-row>
            <table:table-row>
              <table:table-cell office:value-type="string">
                <text:p>0010700</text:p>
              </table:table-cell>
              <table:table-cell office:value-type="float" office:value="80.84">
                <text:p>80.84</text:p>
              </table:table-cell>
              <table:table-cell office:value-type="float" office:value="78.0125">
                <text:p>78.0125</text:p>
              </table:table-cell>
            </table:table-row>
            <table:table-row>
              <table:table-cell office:value-type="string">
                <text:p>0010710</text:p>
              </table:table-cell>
              <table:table-cell office:value-type="float" office:value="80.59">
                <text:p>80.59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0010720</text:p>
              </table:table-cell>
              <table:table-cell office:value-type="float" office:value="80.82">
                <text:p>80.8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0010730</text:p>
              </table:table-cell>
              <table:table-cell office:value-type="float" office:value="80.5">
                <text:p>8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0010740</text:p>
              </table:table-cell>
              <table:table-cell office:value-type="float" office:value="80.66">
                <text:p>80.66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0750</text:p>
              </table:table-cell>
              <table:table-cell office:value-type="float" office:value="80.64">
                <text:p>80.64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0760</text:p>
              </table:table-cell>
              <table:table-cell office:value-type="float" office:value="80.29">
                <text:p>80.29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0010770</text:p>
              </table:table-cell>
              <table:table-cell office:value-type="float" office:value="80.68">
                <text:p>80.68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000</text:p>
              </table:table-cell>
              <table:table-cell office:value-type="float" office:value="80.59">
                <text:p>80.59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1010</text:p>
              </table:table-cell>
              <table:table-cell office:value-type="float" office:value="80.2">
                <text:p>80.2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1020</text:p>
              </table:table-cell>
              <table:table-cell office:value-type="float" office:value="80.17">
                <text:p>80.1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1030</text:p>
              </table:table-cell>
              <table:table-cell office:value-type="float" office:value="79.94">
                <text:p>79.94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1040</text:p>
              </table:table-cell>
              <table:table-cell office:value-type="float" office:value="80.01">
                <text:p>80.0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1050</text:p>
              </table:table-cell>
              <table:table-cell office:value-type="float" office:value="80.15">
                <text:p>80.15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060</text:p>
              </table:table-cell>
              <table:table-cell office:value-type="float" office:value="80.17">
                <text:p>80.17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070</text:p>
              </table:table-cell>
              <table:table-cell office:value-type="float" office:value="80.24">
                <text:p>80.2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1100</text:p>
              </table:table-cell>
              <table:table-cell office:value-type="float" office:value="79.76">
                <text:p>79.76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110</text:p>
              </table:table-cell>
              <table:table-cell office:value-type="float" office:value="80.15">
                <text:p>80.15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120</text:p>
              </table:table-cell>
              <table:table-cell office:value-type="float" office:value="80.1">
                <text:p>80.1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130</text:p>
              </table:table-cell>
              <table:table-cell office:value-type="float" office:value="80.11">
                <text:p>80.11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140</text:p>
              </table:table-cell>
              <table:table-cell office:value-type="float" office:value="80.31">
                <text:p>80.31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150</text:p>
              </table:table-cell>
              <table:table-cell office:value-type="float" office:value="80.29">
                <text:p>80.2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160</text:p>
              </table:table-cell>
              <table:table-cell office:value-type="float" office:value="80.15">
                <text:p>80.1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1170</text:p>
              </table:table-cell>
              <table:table-cell office:value-type="float" office:value="79.83">
                <text:p>79.83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200</text:p>
              </table:table-cell>
              <table:table-cell office:value-type="float" office:value="80.08">
                <text:p>80.08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210</text:p>
              </table:table-cell>
              <table:table-cell office:value-type="float" office:value="80.01">
                <text:p>80.01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220</text:p>
              </table:table-cell>
              <table:table-cell office:value-type="float" office:value="79.99">
                <text:p>79.9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1230</text:p>
              </table:table-cell>
              <table:table-cell office:value-type="float" office:value="80.1">
                <text:p>80.1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240</text:p>
              </table:table-cell>
              <table:table-cell office:value-type="float" office:value="79.92">
                <text:p>79.92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250</text:p>
              </table:table-cell>
              <table:table-cell office:value-type="float" office:value="80.2">
                <text:p>80.2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260</text:p>
              </table:table-cell>
              <table:table-cell office:value-type="float" office:value="80.1">
                <text:p>80.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270</text:p>
              </table:table-cell>
              <table:table-cell office:value-type="float" office:value="79.8">
                <text:p>79.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300</text:p>
              </table:table-cell>
              <table:table-cell office:value-type="float" office:value="79.99">
                <text:p>79.99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310</text:p>
              </table:table-cell>
              <table:table-cell office:value-type="float" office:value="80.2">
                <text:p>80.2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320</text:p>
              </table:table-cell>
              <table:table-cell office:value-type="float" office:value="80.24">
                <text:p>80.2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330</text:p>
              </table:table-cell>
              <table:table-cell office:value-type="float" office:value="80.01">
                <text:p>80.0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340</text:p>
              </table:table-cell>
              <table:table-cell office:value-type="float" office:value="80.13">
                <text:p>80.13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1350</text:p>
              </table:table-cell>
              <table:table-cell office:value-type="float" office:value="80.31">
                <text:p>80.3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360</text:p>
              </table:table-cell>
              <table:table-cell office:value-type="float" office:value="80.29">
                <text:p>80.29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1370</text:p>
              </table:table-cell>
              <table:table-cell office:value-type="float" office:value="79.71">
                <text:p>79.7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400</text:p>
              </table:table-cell>
              <table:table-cell office:value-type="float" office:value="80.24">
                <text:p>80.24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1410</text:p>
              </table:table-cell>
              <table:table-cell office:value-type="float" office:value="79.96">
                <text:p>79.96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1420</text:p>
              </table:table-cell>
              <table:table-cell office:value-type="float" office:value="80.26">
                <text:p>80.26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430</text:p>
              </table:table-cell>
              <table:table-cell office:value-type="float" office:value="79.83">
                <text:p>79.83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1440</text:p>
              </table:table-cell>
              <table:table-cell office:value-type="float" office:value="80.29">
                <text:p>80.29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1450</text:p>
              </table:table-cell>
              <table:table-cell office:value-type="float" office:value="80.48">
                <text:p>80.4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1460</text:p>
              </table:table-cell>
              <table:table-cell office:value-type="float" office:value="79.94">
                <text:p>79.94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470</text:p>
              </table:table-cell>
              <table:table-cell office:value-type="float" office:value="79.81">
                <text:p>79.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1500</text:p>
              </table:table-cell>
              <table:table-cell office:value-type="float" office:value="79.94">
                <text:p>79.94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10</text:p>
              </table:table-cell>
              <table:table-cell office:value-type="float" office:value="79.69">
                <text:p>79.69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20</text:p>
              </table:table-cell>
              <table:table-cell office:value-type="float" office:value="79.92">
                <text:p>79.92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30</text:p>
              </table:table-cell>
              <table:table-cell office:value-type="float" office:value="79.76">
                <text:p>79.76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40</text:p>
              </table:table-cell>
              <table:table-cell office:value-type="float" office:value="79.64">
                <text:p>79.64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50</text:p>
              </table:table-cell>
              <table:table-cell office:value-type="float" office:value="79.76">
                <text:p>79.76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1560</text:p>
              </table:table-cell>
              <table:table-cell office:value-type="float" office:value="79.55">
                <text:p>79.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1570</text:p>
              </table:table-cell>
              <table:table-cell office:value-type="float" office:value="79.83">
                <text:p>79.83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00</text:p>
              </table:table-cell>
              <table:table-cell office:value-type="float" office:value="79.78">
                <text:p>79.7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10</text:p>
              </table:table-cell>
              <table:table-cell office:value-type="float" office:value="79.88">
                <text:p>79.8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20</text:p>
              </table:table-cell>
              <table:table-cell office:value-type="float" office:value="79.57">
                <text:p>79.57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1630</text:p>
              </table:table-cell>
              <table:table-cell office:value-type="float" office:value="79.67">
                <text:p>79.67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1640</text:p>
              </table:table-cell>
              <table:table-cell office:value-type="float" office:value="79.78">
                <text:p>79.7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50</text:p>
              </table:table-cell>
              <table:table-cell office:value-type="float" office:value="79.74">
                <text:p>79.74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60</text:p>
              </table:table-cell>
              <table:table-cell office:value-type="float" office:value="79.69">
                <text:p>79.69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670</text:p>
              </table:table-cell>
              <table:table-cell office:value-type="float" office:value="79.62">
                <text:p>79.62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700</text:p>
              </table:table-cell>
              <table:table-cell office:value-type="float" office:value="79.67">
                <text:p>79.67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710</text:p>
              </table:table-cell>
              <table:table-cell office:value-type="float" office:value="79.57">
                <text:p>79.57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1720</text:p>
              </table:table-cell>
              <table:table-cell office:value-type="float" office:value="79.48">
                <text:p>79.48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1730</text:p>
              </table:table-cell>
              <table:table-cell office:value-type="float" office:value="79.34">
                <text:p>79.34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1740</text:p>
              </table:table-cell>
              <table:table-cell office:value-type="float" office:value="79.25">
                <text:p>79.25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1750</text:p>
              </table:table-cell>
              <table:table-cell office:value-type="float" office:value="79.34">
                <text:p>79.34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1760</text:p>
              </table:table-cell>
              <table:table-cell office:value-type="float" office:value="79.73">
                <text:p>79.73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1770</text:p>
              </table:table-cell>
              <table:table-cell office:value-type="float" office:value="78.99">
                <text:p>78.9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2000</text:p>
              </table:table-cell>
              <table:table-cell office:value-type="float" office:value="79.57">
                <text:p>79.5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2010</text:p>
              </table:table-cell>
              <table:table-cell office:value-type="float" office:value="79.41">
                <text:p>79.41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2020</text:p>
              </table:table-cell>
              <table:table-cell office:value-type="float" office:value="79.48">
                <text:p>79.48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2030</text:p>
              </table:table-cell>
              <table:table-cell office:value-type="float" office:value="79.3">
                <text:p>79.3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2040</text:p>
              </table:table-cell>
              <table:table-cell office:value-type="float" office:value="79.48">
                <text:p>79.48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2050</text:p>
              </table:table-cell>
              <table:table-cell office:value-type="float" office:value="79.37">
                <text:p>79.37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2060</text:p>
              </table:table-cell>
              <table:table-cell office:value-type="float" office:value="79.8">
                <text:p>79.8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2070</text:p>
              </table:table-cell>
              <table:table-cell office:value-type="float" office:value="79.62">
                <text:p>79.62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2100</text:p>
              </table:table-cell>
              <table:table-cell office:value-type="float" office:value="80.08">
                <text:p>80.0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2110</text:p>
              </table:table-cell>
              <table:table-cell office:value-type="float" office:value="79.76">
                <text:p>79.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2120</text:p>
              </table:table-cell>
              <table:table-cell office:value-type="float" office:value="79.85">
                <text:p>79.85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2130</text:p>
              </table:table-cell>
              <table:table-cell office:value-type="float" office:value="79.87">
                <text:p>79.87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2140</text:p>
              </table:table-cell>
              <table:table-cell office:value-type="float" office:value="80.11">
                <text:p>80.11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2150</text:p>
              </table:table-cell>
              <table:table-cell office:value-type="float" office:value="80.01">
                <text:p>80.01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2160</text:p>
              </table:table-cell>
              <table:table-cell office:value-type="float" office:value="80.24">
                <text:p>80.24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2170</text:p>
              </table:table-cell>
              <table:table-cell office:value-type="float" office:value="80.15">
                <text:p>80.1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2200</text:p>
              </table:table-cell>
              <table:table-cell office:value-type="float" office:value="80.13">
                <text:p>80.1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2210</text:p>
              </table:table-cell>
              <table:table-cell office:value-type="float" office:value="80.31">
                <text:p>80.3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2220</text:p>
              </table:table-cell>
              <table:table-cell office:value-type="float" office:value="80.22">
                <text:p>80.22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2230</text:p>
              </table:table-cell>
              <table:table-cell office:value-type="float" office:value="80.13">
                <text:p>80.13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240</text:p>
              </table:table-cell>
              <table:table-cell office:value-type="float" office:value="80.54">
                <text:p>80.5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250</text:p>
              </table:table-cell>
              <table:table-cell office:value-type="float" office:value="80.34">
                <text:p>80.3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260</text:p>
              </table:table-cell>
              <table:table-cell office:value-type="float" office:value="80.59">
                <text:p>80.59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270</text:p>
              </table:table-cell>
              <table:table-cell office:value-type="float" office:value="80.29">
                <text:p>80.29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300</text:p>
              </table:table-cell>
              <table:table-cell office:value-type="float" office:value="80.24">
                <text:p>80.2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310</text:p>
              </table:table-cell>
              <table:table-cell office:value-type="float" office:value="80.17">
                <text:p>80.17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2320</text:p>
              </table:table-cell>
              <table:table-cell office:value-type="float" office:value="80.43">
                <text:p>80.43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330</text:p>
              </table:table-cell>
              <table:table-cell office:value-type="float" office:value="80.59">
                <text:p>80.5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340</text:p>
              </table:table-cell>
              <table:table-cell office:value-type="float" office:value="80.56">
                <text:p>80.56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350</text:p>
              </table:table-cell>
              <table:table-cell office:value-type="float" office:value="80.52">
                <text:p>80.52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360</text:p>
              </table:table-cell>
              <table:table-cell office:value-type="float" office:value="80.36">
                <text:p>80.36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370</text:p>
              </table:table-cell>
              <table:table-cell office:value-type="float" office:value="80.96">
                <text:p>80.96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00</text:p>
              </table:table-cell>
              <table:table-cell office:value-type="float" office:value="80.66">
                <text:p>80.66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10</text:p>
              </table:table-cell>
              <table:table-cell office:value-type="float" office:value="80.61">
                <text:p>80.61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20</text:p>
              </table:table-cell>
              <table:table-cell office:value-type="float" office:value="80.42">
                <text:p>80.42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430</text:p>
              </table:table-cell>
              <table:table-cell office:value-type="float" office:value="80.29">
                <text:p>80.2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40</text:p>
              </table:table-cell>
              <table:table-cell office:value-type="float" office:value="80.61">
                <text:p>80.6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450</text:p>
              </table:table-cell>
              <table:table-cell office:value-type="float" office:value="80.59">
                <text:p>80.5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60</text:p>
              </table:table-cell>
              <table:table-cell office:value-type="float" office:value="80.59">
                <text:p>80.5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2470</text:p>
              </table:table-cell>
              <table:table-cell office:value-type="float" office:value="80.57">
                <text:p>80.5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00</text:p>
              </table:table-cell>
              <table:table-cell office:value-type="float" office:value="80.59">
                <text:p>80.59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10</text:p>
              </table:table-cell>
              <table:table-cell office:value-type="float" office:value="80.61">
                <text:p>80.6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20</text:p>
              </table:table-cell>
              <table:table-cell office:value-type="float" office:value="80.87">
                <text:p>80.8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30</text:p>
              </table:table-cell>
              <table:table-cell office:value-type="float" office:value="80.82">
                <text:p>80.82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40</text:p>
              </table:table-cell>
              <table:table-cell office:value-type="float" office:value="80.66">
                <text:p>80.66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50</text:p>
              </table:table-cell>
              <table:table-cell office:value-type="float" office:value="80.47">
                <text:p>80.4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60</text:p>
              </table:table-cell>
              <table:table-cell office:value-type="float" office:value="80.36">
                <text:p>80.36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570</text:p>
              </table:table-cell>
              <table:table-cell office:value-type="float" office:value="80.63">
                <text:p>80.6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600</text:p>
              </table:table-cell>
              <table:table-cell office:value-type="float" office:value="80.52">
                <text:p>80.52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610</text:p>
              </table:table-cell>
              <table:table-cell office:value-type="float" office:value="81.05">
                <text:p>81.0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620</text:p>
              </table:table-cell>
              <table:table-cell office:value-type="float" office:value="80.91">
                <text:p>80.9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630</text:p>
              </table:table-cell>
              <table:table-cell office:value-type="float" office:value="80.45">
                <text:p>80.45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640</text:p>
              </table:table-cell>
              <table:table-cell office:value-type="float" office:value="80.61">
                <text:p>80.6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650</text:p>
              </table:table-cell>
              <table:table-cell office:value-type="float" office:value="80.89">
                <text:p>80.89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660</text:p>
              </table:table-cell>
              <table:table-cell office:value-type="float" office:value="80.54">
                <text:p>80.5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670</text:p>
              </table:table-cell>
              <table:table-cell office:value-type="float" office:value="80.73">
                <text:p>80.73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700</text:p>
              </table:table-cell>
              <table:table-cell office:value-type="float" office:value="80.47">
                <text:p>80.4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710</text:p>
              </table:table-cell>
              <table:table-cell office:value-type="float" office:value="80.87">
                <text:p>80.8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720</text:p>
              </table:table-cell>
              <table:table-cell office:value-type="float" office:value="80.38">
                <text:p>80.38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730</text:p>
              </table:table-cell>
              <table:table-cell office:value-type="float" office:value="80.89">
                <text:p>80.89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740</text:p>
              </table:table-cell>
              <table:table-cell office:value-type="float" office:value="80.85">
                <text:p>80.8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750</text:p>
              </table:table-cell>
              <table:table-cell office:value-type="float" office:value="80.31">
                <text:p>80.31</text:p>
              </table:table-cell>
              <table:table-cell office:value-type="float" office:value="77.7875">
                <text:p>77.7875</text:p>
              </table:table-cell>
            </table:table-row>
            <table:table-row>
              <table:table-cell office:value-type="string">
                <text:p>0012760</text:p>
              </table:table-cell>
              <table:table-cell office:value-type="float" office:value="80.71">
                <text:p>80.7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2770</text:p>
              </table:table-cell>
              <table:table-cell office:value-type="float" office:value="80.56">
                <text:p>80.56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00</text:p>
              </table:table-cell>
              <table:table-cell office:value-type="float" office:value="80.89">
                <text:p>80.89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10</text:p>
              </table:table-cell>
              <table:table-cell office:value-type="float" office:value="80.68">
                <text:p>80.68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20</text:p>
              </table:table-cell>
              <table:table-cell office:value-type="float" office:value="80.66">
                <text:p>80.66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30</text:p>
              </table:table-cell>
              <table:table-cell office:value-type="float" office:value="80.33">
                <text:p>80.3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40</text:p>
              </table:table-cell>
              <table:table-cell office:value-type="float" office:value="80.54">
                <text:p>80.5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50</text:p>
              </table:table-cell>
              <table:table-cell office:value-type="float" office:value="80.63">
                <text:p>80.6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60</text:p>
              </table:table-cell>
              <table:table-cell office:value-type="float" office:value="80.33">
                <text:p>80.3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070</text:p>
              </table:table-cell>
              <table:table-cell office:value-type="float" office:value="80.1">
                <text:p>80.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00</text:p>
              </table:table-cell>
              <table:table-cell office:value-type="float" office:value="80.36">
                <text:p>80.36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10</text:p>
              </table:table-cell>
              <table:table-cell office:value-type="float" office:value="80.43">
                <text:p>80.4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20</text:p>
              </table:table-cell>
              <table:table-cell office:value-type="float" office:value="80.31">
                <text:p>80.3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30</text:p>
              </table:table-cell>
              <table:table-cell office:value-type="float" office:value="80.45">
                <text:p>80.4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40</text:p>
              </table:table-cell>
              <table:table-cell office:value-type="float" office:value="80.54">
                <text:p>80.5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50</text:p>
              </table:table-cell>
              <table:table-cell office:value-type="float" office:value="80.47">
                <text:p>80.4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60</text:p>
              </table:table-cell>
              <table:table-cell office:value-type="float" office:value="80.4">
                <text:p>80.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170</text:p>
              </table:table-cell>
              <table:table-cell office:value-type="float" office:value="80.43">
                <text:p>80.4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00</text:p>
              </table:table-cell>
              <table:table-cell office:value-type="float" office:value="80.93">
                <text:p>80.93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10</text:p>
              </table:table-cell>
              <table:table-cell office:value-type="float" office:value="80.45">
                <text:p>80.4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20</text:p>
              </table:table-cell>
              <table:table-cell office:value-type="float" office:value="80.45">
                <text:p>80.4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30</text:p>
              </table:table-cell>
              <table:table-cell office:value-type="float" office:value="80.57">
                <text:p>80.57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40</text:p>
              </table:table-cell>
              <table:table-cell office:value-type="float" office:value="80.71">
                <text:p>80.7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50</text:p>
              </table:table-cell>
              <table:table-cell office:value-type="float" office:value="80.15">
                <text:p>80.1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260</text:p>
              </table:table-cell>
              <table:table-cell office:value-type="float" office:value="80.38">
                <text:p>80.38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270</text:p>
              </table:table-cell>
              <table:table-cell office:value-type="float" office:value="80.52">
                <text:p>80.52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300</text:p>
              </table:table-cell>
              <table:table-cell office:value-type="float" office:value="80.61">
                <text:p>80.61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310</text:p>
              </table:table-cell>
              <table:table-cell office:value-type="float" office:value="80.5">
                <text:p>80.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320</text:p>
              </table:table-cell>
              <table:table-cell office:value-type="float" office:value="80.43">
                <text:p>80.43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330</text:p>
              </table:table-cell>
              <table:table-cell office:value-type="float" office:value="80.84">
                <text:p>80.84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340</text:p>
              </table:table-cell>
              <table:table-cell office:value-type="float" office:value="80.45">
                <text:p>80.45</text:p>
              </table:table-cell>
              <table:table-cell office:value-type="float" office:value="77.675">
                <text:p>77.675</text:p>
              </table:table-cell>
            </table:table-row>
            <table:table-row>
              <table:table-cell office:value-type="string">
                <text:p>0013350</text:p>
              </table:table-cell>
              <table:table-cell office:value-type="float" office:value="80.29">
                <text:p>80.29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360</text:p>
              </table:table-cell>
              <table:table-cell office:value-type="float" office:value="80.22">
                <text:p>80.22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370</text:p>
              </table:table-cell>
              <table:table-cell office:value-type="float" office:value="80.38">
                <text:p>80.38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00</text:p>
              </table:table-cell>
              <table:table-cell office:value-type="float" office:value="80.31">
                <text:p>80.31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10</text:p>
              </table:table-cell>
              <table:table-cell office:value-type="float" office:value="80.43">
                <text:p>80.43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20</text:p>
              </table:table-cell>
              <table:table-cell office:value-type="float" office:value="80.5">
                <text:p>80.5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30</text:p>
              </table:table-cell>
              <table:table-cell office:value-type="float" office:value="80.01">
                <text:p>80.01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40</text:p>
              </table:table-cell>
              <table:table-cell office:value-type="float" office:value="80.24">
                <text:p>80.24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50</text:p>
              </table:table-cell>
              <table:table-cell office:value-type="float" office:value="80.34">
                <text:p>80.34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60</text:p>
              </table:table-cell>
              <table:table-cell office:value-type="float" office:value="80.22">
                <text:p>80.22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470</text:p>
              </table:table-cell>
              <table:table-cell office:value-type="float" office:value="80.2">
                <text:p>80.2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500</text:p>
              </table:table-cell>
              <table:table-cell office:value-type="float" office:value="80.27">
                <text:p>80.27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510</text:p>
              </table:table-cell>
              <table:table-cell office:value-type="float" office:value="80.08">
                <text:p>80.08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0013520</text:p>
              </table:table-cell>
              <table:table-cell office:value-type="float" office:value="80.45">
                <text:p>80.45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3530</text:p>
              </table:table-cell>
              <table:table-cell office:value-type="float" office:value="80.56">
                <text:p>80.56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3540</text:p>
              </table:table-cell>
              <table:table-cell office:value-type="float" office:value="80.17">
                <text:p>80.17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3550</text:p>
              </table:table-cell>
              <table:table-cell office:value-type="float" office:value="80.15">
                <text:p>80.1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560</text:p>
              </table:table-cell>
              <table:table-cell office:value-type="float" office:value="80.52">
                <text:p>80.52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3570</text:p>
              </table:table-cell>
              <table:table-cell office:value-type="float" office:value="80.24">
                <text:p>80.2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0013600</text:p>
              </table:table-cell>
              <table:table-cell office:value-type="float" office:value="80.26">
                <text:p>80.26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10</text:p>
              </table:table-cell>
              <table:table-cell office:value-type="float" office:value="79.94">
                <text:p>79.9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20</text:p>
              </table:table-cell>
              <table:table-cell office:value-type="float" office:value="80.03">
                <text:p>80.0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30</text:p>
              </table:table-cell>
              <table:table-cell office:value-type="float" office:value="80.19">
                <text:p>80.19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40</text:p>
              </table:table-cell>
              <table:table-cell office:value-type="float" office:value="80.33">
                <text:p>80.3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50</text:p>
              </table:table-cell>
              <table:table-cell office:value-type="float" office:value="80.08">
                <text:p>80.0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60</text:p>
              </table:table-cell>
              <table:table-cell office:value-type="float" office:value="79.97">
                <text:p>79.97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670</text:p>
              </table:table-cell>
              <table:table-cell office:value-type="float" office:value="80.2">
                <text:p>80.2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00</text:p>
              </table:table-cell>
              <table:table-cell office:value-type="float" office:value="80.36">
                <text:p>80.36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10</text:p>
              </table:table-cell>
              <table:table-cell office:value-type="float" office:value="80.2">
                <text:p>80.2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20</text:p>
              </table:table-cell>
              <table:table-cell office:value-type="float" office:value="79.97">
                <text:p>79.97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30</text:p>
              </table:table-cell>
              <table:table-cell office:value-type="float" office:value="80.24">
                <text:p>80.2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40</text:p>
              </table:table-cell>
              <table:table-cell office:value-type="float" office:value="80.22">
                <text:p>80.22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50</text:p>
              </table:table-cell>
              <table:table-cell office:value-type="float" office:value="80.47">
                <text:p>80.47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3760</text:p>
              </table:table-cell>
              <table:table-cell office:value-type="float" office:value="80.17">
                <text:p>80.17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3770</text:p>
              </table:table-cell>
              <table:table-cell office:value-type="float" office:value="80.38">
                <text:p>80.3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000</text:p>
              </table:table-cell>
              <table:table-cell office:value-type="float" office:value="80.29">
                <text:p>80.29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010</text:p>
              </table:table-cell>
              <table:table-cell office:value-type="float" office:value="80.1">
                <text:p>80.1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020</text:p>
              </table:table-cell>
              <table:table-cell office:value-type="float" office:value="80.33">
                <text:p>80.33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030</text:p>
              </table:table-cell>
              <table:table-cell office:value-type="float" office:value="79.97">
                <text:p>79.97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040</text:p>
              </table:table-cell>
              <table:table-cell office:value-type="float" office:value="80.15">
                <text:p>80.1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050</text:p>
              </table:table-cell>
              <table:table-cell office:value-type="float" office:value="80.26">
                <text:p>80.26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060</text:p>
              </table:table-cell>
              <table:table-cell office:value-type="float" office:value="80.22">
                <text:p>80.22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070</text:p>
              </table:table-cell>
              <table:table-cell office:value-type="float" office:value="80.04">
                <text:p>80.0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00</text:p>
              </table:table-cell>
              <table:table-cell office:value-type="float" office:value="80.13">
                <text:p>80.1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10</text:p>
              </table:table-cell>
              <table:table-cell office:value-type="float" office:value="80.13">
                <text:p>80.1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20</text:p>
              </table:table-cell>
              <table:table-cell office:value-type="float" office:value="80.11">
                <text:p>80.1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30</text:p>
              </table:table-cell>
              <table:table-cell office:value-type="float" office:value="80.31">
                <text:p>80.3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40</text:p>
              </table:table-cell>
              <table:table-cell office:value-type="float" office:value="80.15">
                <text:p>80.1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50</text:p>
              </table:table-cell>
              <table:table-cell office:value-type="float" office:value="80.24">
                <text:p>80.2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60</text:p>
              </table:table-cell>
              <table:table-cell office:value-type="float" office:value="80.31">
                <text:p>80.3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170</text:p>
              </table:table-cell>
              <table:table-cell office:value-type="float" office:value="80.13">
                <text:p>80.1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00</text:p>
              </table:table-cell>
              <table:table-cell office:value-type="float" office:value="80.24">
                <text:p>80.2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10</text:p>
              </table:table-cell>
              <table:table-cell office:value-type="float" office:value="80.45">
                <text:p>80.4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20</text:p>
              </table:table-cell>
              <table:table-cell office:value-type="float" office:value="80.01">
                <text:p>80.0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30</text:p>
              </table:table-cell>
              <table:table-cell office:value-type="float" office:value="80.33">
                <text:p>80.33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40</text:p>
              </table:table-cell>
              <table:table-cell office:value-type="float" office:value="80.31">
                <text:p>80.3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50</text:p>
              </table:table-cell>
              <table:table-cell office:value-type="float" office:value="80.1">
                <text:p>80.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60</text:p>
              </table:table-cell>
              <table:table-cell office:value-type="float" office:value="80.08">
                <text:p>80.0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270</text:p>
              </table:table-cell>
              <table:table-cell office:value-type="float" office:value="80.36">
                <text:p>80.36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300</text:p>
              </table:table-cell>
              <table:table-cell office:value-type="float" office:value="80.24">
                <text:p>80.24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310</text:p>
              </table:table-cell>
              <table:table-cell office:value-type="float" office:value="80.29">
                <text:p>80.29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320</text:p>
              </table:table-cell>
              <table:table-cell office:value-type="float" office:value="80.15">
                <text:p>80.15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330</text:p>
              </table:table-cell>
              <table:table-cell office:value-type="float" office:value="80.36">
                <text:p>80.36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340</text:p>
              </table:table-cell>
              <table:table-cell office:value-type="float" office:value="80.08">
                <text:p>80.08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350</text:p>
              </table:table-cell>
              <table:table-cell office:value-type="float" office:value="80.1">
                <text:p>80.1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360</text:p>
              </table:table-cell>
              <table:table-cell office:value-type="float" office:value="80.01">
                <text:p>80.0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370</text:p>
              </table:table-cell>
              <table:table-cell office:value-type="float" office:value="80.13">
                <text:p>80.13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00</text:p>
              </table:table-cell>
              <table:table-cell office:value-type="float" office:value="80.26">
                <text:p>80.26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10</text:p>
              </table:table-cell>
              <table:table-cell office:value-type="float" office:value="80.1">
                <text:p>80.1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420</text:p>
              </table:table-cell>
              <table:table-cell office:value-type="float" office:value="80.29">
                <text:p>80.29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30</text:p>
              </table:table-cell>
              <table:table-cell office:value-type="float" office:value="80.2">
                <text:p>80.2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40</text:p>
              </table:table-cell>
              <table:table-cell office:value-type="float" office:value="80.15">
                <text:p>80.15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50</text:p>
              </table:table-cell>
              <table:table-cell office:value-type="float" office:value="80.17">
                <text:p>80.17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460</text:p>
              </table:table-cell>
              <table:table-cell office:value-type="float" office:value="80.45">
                <text:p>80.4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470</text:p>
              </table:table-cell>
              <table:table-cell office:value-type="float" office:value="80.22">
                <text:p>80.22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00</text:p>
              </table:table-cell>
              <table:table-cell office:value-type="float" office:value="80.15">
                <text:p>80.15</text:p>
              </table:table-cell>
              <table:table-cell office:value-type="float" office:value="77.3375">
                <text:p>77.3375</text:p>
              </table:table-cell>
            </table:table-row>
            <table:table-row>
              <table:table-cell office:value-type="string">
                <text:p>0014510</text:p>
              </table:table-cell>
              <table:table-cell office:value-type="float" office:value="80.13">
                <text:p>80.13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20</text:p>
              </table:table-cell>
              <table:table-cell office:value-type="float" office:value="80.04">
                <text:p>80.04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30</text:p>
              </table:table-cell>
              <table:table-cell office:value-type="float" office:value="80.15">
                <text:p>80.15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40</text:p>
              </table:table-cell>
              <table:table-cell office:value-type="float" office:value="80.13">
                <text:p>80.13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50</text:p>
              </table:table-cell>
              <table:table-cell office:value-type="float" office:value="80.38">
                <text:p>80.38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60</text:p>
              </table:table-cell>
              <table:table-cell office:value-type="float" office:value="80.06">
                <text:p>80.06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0014570</text:p>
              </table:table-cell>
              <table:table-cell office:value-type="float" office:value="80.01">
                <text:p>80.01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00</text:p>
              </table:table-cell>
              <table:table-cell office:value-type="float" office:value="80.08">
                <text:p>80.08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10</text:p>
              </table:table-cell>
              <table:table-cell office:value-type="float" office:value="80.15">
                <text:p>80.15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20</text:p>
              </table:table-cell>
              <table:table-cell office:value-type="float" office:value="80.12">
                <text:p>80.12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30</text:p>
              </table:table-cell>
              <table:table-cell office:value-type="float" office:value="79.99">
                <text:p>79.99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40</text:p>
              </table:table-cell>
              <table:table-cell office:value-type="float" office:value="80.22">
                <text:p>80.22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50</text:p>
              </table:table-cell>
              <table:table-cell office:value-type="float" office:value="80.15">
                <text:p>80.15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60</text:p>
              </table:table-cell>
              <table:table-cell office:value-type="float" office:value="79.94">
                <text:p>79.94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670</text:p>
              </table:table-cell>
              <table:table-cell office:value-type="float" office:value="80.06">
                <text:p>80.06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700</text:p>
              </table:table-cell>
              <table:table-cell office:value-type="float" office:value="79.94">
                <text:p>79.94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710</text:p>
              </table:table-cell>
              <table:table-cell office:value-type="float" office:value="80.01">
                <text:p>80.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4720</text:p>
              </table:table-cell>
              <table:table-cell office:value-type="float" office:value="80.26">
                <text:p>80.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4730</text:p>
              </table:table-cell>
              <table:table-cell office:value-type="float" office:value="80.01">
                <text:p>80.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4740</text:p>
              </table:table-cell>
              <table:table-cell office:value-type="float" office:value="79.96">
                <text:p>79.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4750</text:p>
              </table:table-cell>
              <table:table-cell office:value-type="float" office:value="80.03">
                <text:p>80.03</text:p>
              </table:table-cell>
              <table:table-cell office:value-type="float" office:value="77.1125">
                <text:p>77.1125</text:p>
              </table:table-cell>
            </table:table-row>
            <table:table-row>
              <table:table-cell office:value-type="string">
                <text:p>0014760</text:p>
              </table:table-cell>
              <table:table-cell office:value-type="float" office:value="80.2">
                <text:p>80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4770</text:p>
              </table:table-cell>
              <table:table-cell office:value-type="float" office:value="80.31">
                <text:p>80.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00</text:p>
              </table:table-cell>
              <table:table-cell office:value-type="float" office:value="80.36">
                <text:p>80.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10</text:p>
              </table:table-cell>
              <table:table-cell office:value-type="float" office:value="79.99">
                <text:p>79.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20</text:p>
              </table:table-cell>
              <table:table-cell office:value-type="float" office:value="79.53">
                <text:p>79.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30</text:p>
              </table:table-cell>
              <table:table-cell office:value-type="float" office:value="79.85">
                <text:p>79.85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040</text:p>
              </table:table-cell>
              <table:table-cell office:value-type="float" office:value="79.69">
                <text:p>79.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50</text:p>
              </table:table-cell>
              <table:table-cell office:value-type="float" office:value="79.78">
                <text:p>79.7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060</text:p>
              </table:table-cell>
              <table:table-cell office:value-type="float" office:value="79.9">
                <text:p>79.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15070</text:p>
              </table:table-cell>
              <table:table-cell office:value-type="float" office:value="79.73">
                <text:p>79.73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00</text:p>
              </table:table-cell>
              <table:table-cell office:value-type="float" office:value="79.83">
                <text:p>79.83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10</text:p>
              </table:table-cell>
              <table:table-cell office:value-type="float" office:value="79.6">
                <text:p>79.6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20</text:p>
              </table:table-cell>
              <table:table-cell office:value-type="float" office:value="79.9">
                <text:p>79.9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30</text:p>
              </table:table-cell>
              <table:table-cell office:value-type="float" office:value="79.9">
                <text:p>79.9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40</text:p>
              </table:table-cell>
              <table:table-cell office:value-type="float" office:value="79.71">
                <text:p>79.71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50</text:p>
              </table:table-cell>
              <table:table-cell office:value-type="float" office:value="79.78">
                <text:p>79.78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60</text:p>
              </table:table-cell>
              <table:table-cell office:value-type="float" office:value="79.6">
                <text:p>79.6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170</text:p>
              </table:table-cell>
              <table:table-cell office:value-type="float" office:value="79.71">
                <text:p>79.71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200</text:p>
              </table:table-cell>
              <table:table-cell office:value-type="float" office:value="79.69">
                <text:p>79.69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15210</text:p>
              </table:table-cell>
              <table:table-cell office:value-type="float" office:value="79.69">
                <text:p>79.69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20</text:p>
              </table:table-cell>
              <table:table-cell office:value-type="float" office:value="79.57">
                <text:p>79.57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30</text:p>
              </table:table-cell>
              <table:table-cell office:value-type="float" office:value="79.55">
                <text:p>79.55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40</text:p>
              </table:table-cell>
              <table:table-cell office:value-type="float" office:value="79.81">
                <text:p>79.81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50</text:p>
              </table:table-cell>
              <table:table-cell office:value-type="float" office:value="80.01">
                <text:p>80.01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60</text:p>
              </table:table-cell>
              <table:table-cell office:value-type="float" office:value="79.57">
                <text:p>79.57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270</text:p>
              </table:table-cell>
              <table:table-cell office:value-type="float" office:value="79.74">
                <text:p>79.74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00</text:p>
              </table:table-cell>
              <table:table-cell office:value-type="float" office:value="80.4">
                <text:p>80.4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10</text:p>
              </table:table-cell>
              <table:table-cell office:value-type="float" office:value="79.57">
                <text:p>79.57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20</text:p>
              </table:table-cell>
              <table:table-cell office:value-type="float" office:value="79.83">
                <text:p>79.83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30</text:p>
              </table:table-cell>
              <table:table-cell office:value-type="float" office:value="79.74">
                <text:p>79.74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40</text:p>
              </table:table-cell>
              <table:table-cell office:value-type="float" office:value="79.69">
                <text:p>79.69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350</text:p>
              </table:table-cell>
              <table:table-cell office:value-type="float" office:value="79.74">
                <text:p>79.74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360</text:p>
              </table:table-cell>
              <table:table-cell office:value-type="float" office:value="80.03">
                <text:p>80.03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370</text:p>
              </table:table-cell>
              <table:table-cell office:value-type="float" office:value="79.94">
                <text:p>79.94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400</text:p>
              </table:table-cell>
              <table:table-cell office:value-type="float" office:value="79.76">
                <text:p>79.76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15410</text:p>
              </table:table-cell>
              <table:table-cell office:value-type="float" office:value="79.66">
                <text:p>79.66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20</text:p>
              </table:table-cell>
              <table:table-cell office:value-type="float" office:value="79.57">
                <text:p>79.57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30</text:p>
              </table:table-cell>
              <table:table-cell office:value-type="float" office:value="79.6">
                <text:p>79.6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40</text:p>
              </table:table-cell>
              <table:table-cell office:value-type="float" office:value="79.74">
                <text:p>79.74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50</text:p>
              </table:table-cell>
              <table:table-cell office:value-type="float" office:value="79.41">
                <text:p>79.41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60</text:p>
              </table:table-cell>
              <table:table-cell office:value-type="float" office:value="79.62">
                <text:p>79.62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15470</text:p>
              </table:table-cell>
              <table:table-cell office:value-type="float" office:value="79.62">
                <text:p>79.62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00</text:p>
              </table:table-cell>
              <table:table-cell office:value-type="float" office:value="79.57">
                <text:p>79.5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10</text:p>
              </table:table-cell>
              <table:table-cell office:value-type="float" office:value="79.43">
                <text:p>79.43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20</text:p>
              </table:table-cell>
              <table:table-cell office:value-type="float" office:value="79.37">
                <text:p>79.3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30</text:p>
              </table:table-cell>
              <table:table-cell office:value-type="float" office:value="79.55">
                <text:p>79.55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40</text:p>
              </table:table-cell>
              <table:table-cell office:value-type="float" office:value="79.87">
                <text:p>79.8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50</text:p>
              </table:table-cell>
              <table:table-cell office:value-type="float" office:value="79.23">
                <text:p>79.23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60</text:p>
              </table:table-cell>
              <table:table-cell office:value-type="float" office:value="79.6">
                <text:p>79.6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570</text:p>
              </table:table-cell>
              <table:table-cell office:value-type="float" office:value="79.18">
                <text:p>79.1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600</text:p>
              </table:table-cell>
              <table:table-cell office:value-type="float" office:value="79.27">
                <text:p>79.27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10</text:p>
              </table:table-cell>
              <table:table-cell office:value-type="float" office:value="79.23">
                <text:p>79.2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20</text:p>
              </table:table-cell>
              <table:table-cell office:value-type="float" office:value="79.53">
                <text:p>79.5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30</text:p>
              </table:table-cell>
              <table:table-cell office:value-type="float" office:value="79.69">
                <text:p>79.69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15640</text:p>
              </table:table-cell>
              <table:table-cell office:value-type="float" office:value="79.53">
                <text:p>79.5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50</text:p>
              </table:table-cell>
              <table:table-cell office:value-type="float" office:value="79.5">
                <text:p>79.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60</text:p>
              </table:table-cell>
              <table:table-cell office:value-type="float" office:value="79.6">
                <text:p>79.6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670</text:p>
              </table:table-cell>
              <table:table-cell office:value-type="float" office:value="79.62">
                <text:p>79.6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00</text:p>
              </table:table-cell>
              <table:table-cell office:value-type="float" office:value="79.32">
                <text:p>79.3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1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20</text:p>
              </table:table-cell>
              <table:table-cell office:value-type="float" office:value="79.32">
                <text:p>79.3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3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40</text:p>
              </table:table-cell>
              <table:table-cell office:value-type="float" office:value="79.3">
                <text:p>79.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50</text:p>
              </table:table-cell>
              <table:table-cell office:value-type="float" office:value="79.39">
                <text:p>79.3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60</text:p>
              </table:table-cell>
              <table:table-cell office:value-type="float" office:value="79.36">
                <text:p>79.36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5770</text:p>
              </table:table-cell>
              <table:table-cell office:value-type="float" office:value="79.37">
                <text:p>79.37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0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10</text:p>
              </table:table-cell>
              <table:table-cell office:value-type="float" office:value="79.29">
                <text:p>79.2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20</text:p>
              </table:table-cell>
              <table:table-cell office:value-type="float" office:value="79.09">
                <text:p>79.0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30</text:p>
              </table:table-cell>
              <table:table-cell office:value-type="float" office:value="79.3">
                <text:p>79.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40</text:p>
              </table:table-cell>
              <table:table-cell office:value-type="float" office:value="79.07">
                <text:p>79.07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50</text:p>
              </table:table-cell>
              <table:table-cell office:value-type="float" office:value="79.02">
                <text:p>79.0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60</text:p>
              </table:table-cell>
              <table:table-cell office:value-type="float" office:value="79.71">
                <text:p>79.71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070</text:p>
              </table:table-cell>
              <table:table-cell office:value-type="float" office:value="79.46">
                <text:p>79.46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10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110</text:p>
              </table:table-cell>
              <table:table-cell office:value-type="float" office:value="79.5">
                <text:p>79.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120</text:p>
              </table:table-cell>
              <table:table-cell office:value-type="float" office:value="79.5">
                <text:p>79.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13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140</text:p>
              </table:table-cell>
              <table:table-cell office:value-type="float" office:value="79.39">
                <text:p>79.39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150</text:p>
              </table:table-cell>
              <table:table-cell office:value-type="float" office:value="79.48">
                <text:p>79.48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160</text:p>
              </table:table-cell>
              <table:table-cell office:value-type="float" office:value="79.55">
                <text:p>79.55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170</text:p>
              </table:table-cell>
              <table:table-cell office:value-type="float" office:value="79.23">
                <text:p>79.2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200</text:p>
              </table:table-cell>
              <table:table-cell office:value-type="float" office:value="79.18">
                <text:p>79.18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210</text:p>
              </table:table-cell>
              <table:table-cell office:value-type="float" office:value="79.5">
                <text:p>79.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220</text:p>
              </table:table-cell>
              <table:table-cell office:value-type="float" office:value="79.55">
                <text:p>79.5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230</text:p>
              </table:table-cell>
              <table:table-cell office:value-type="float" office:value="79.25">
                <text:p>79.25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240</text:p>
              </table:table-cell>
              <table:table-cell office:value-type="float" office:value="79.13">
                <text:p>79.1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250</text:p>
              </table:table-cell>
              <table:table-cell office:value-type="float" office:value="79.44">
                <text:p>79.44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260</text:p>
              </table:table-cell>
              <table:table-cell office:value-type="float" office:value="79.18">
                <text:p>79.18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270</text:p>
              </table:table-cell>
              <table:table-cell office:value-type="float" office:value="79.41">
                <text:p>79.41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300</text:p>
              </table:table-cell>
              <table:table-cell office:value-type="float" office:value="79.32">
                <text:p>79.3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310</text:p>
              </table:table-cell>
              <table:table-cell office:value-type="float" office:value="79.25">
                <text:p>79.2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320</text:p>
              </table:table-cell>
              <table:table-cell office:value-type="float" office:value="79.29">
                <text:p>79.29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330</text:p>
              </table:table-cell>
              <table:table-cell office:value-type="float" office:value="79.83">
                <text:p>79.8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340</text:p>
              </table:table-cell>
              <table:table-cell office:value-type="float" office:value="79.13">
                <text:p>79.1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350</text:p>
              </table:table-cell>
              <table:table-cell office:value-type="float" office:value="79.09">
                <text:p>79.0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360</text:p>
              </table:table-cell>
              <table:table-cell office:value-type="float" office:value="79.57">
                <text:p>79.57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16370</text:p>
              </table:table-cell>
              <table:table-cell office:value-type="float" office:value="79.04">
                <text:p>79.04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00</text:p>
              </table:table-cell>
              <table:table-cell office:value-type="float" office:value="79.2">
                <text:p>79.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10</text:p>
              </table:table-cell>
              <table:table-cell office:value-type="float" office:value="79.34">
                <text:p>79.34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20</text:p>
              </table:table-cell>
              <table:table-cell office:value-type="float" office:value="79.25">
                <text:p>79.25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30</text:p>
              </table:table-cell>
              <table:table-cell office:value-type="float" office:value="79.07">
                <text:p>79.07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40</text:p>
              </table:table-cell>
              <table:table-cell office:value-type="float" office:value="79.13">
                <text:p>79.1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50</text:p>
              </table:table-cell>
              <table:table-cell office:value-type="float" office:value="79.13">
                <text:p>79.1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60</text:p>
              </table:table-cell>
              <table:table-cell office:value-type="float" office:value="79.41">
                <text:p>79.41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470</text:p>
              </table:table-cell>
              <table:table-cell office:value-type="float" office:value="79.41">
                <text:p>79.41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500</text:p>
              </table:table-cell>
              <table:table-cell office:value-type="float" office:value="79.23">
                <text:p>79.2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510</text:p>
              </table:table-cell>
              <table:table-cell office:value-type="float" office:value="79.27">
                <text:p>79.27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16520</text:p>
              </table:table-cell>
              <table:table-cell office:value-type="float" office:value="79.18">
                <text:p>79.18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530</text:p>
              </table:table-cell>
              <table:table-cell office:value-type="float" office:value="79.16">
                <text:p>79.16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540</text:p>
              </table:table-cell>
              <table:table-cell office:value-type="float" office:value="79.04">
                <text:p>79.04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550</text:p>
              </table:table-cell>
              <table:table-cell office:value-type="float" office:value="79.25">
                <text:p>79.25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560</text:p>
              </table:table-cell>
              <table:table-cell office:value-type="float" office:value="78.9">
                <text:p>78.9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570</text:p>
              </table:table-cell>
              <table:table-cell office:value-type="float" office:value="79.3">
                <text:p>79.3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00</text:p>
              </table:table-cell>
              <table:table-cell office:value-type="float" office:value="79.27">
                <text:p>79.27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10</text:p>
              </table:table-cell>
              <table:table-cell office:value-type="float" office:value="78.86">
                <text:p>78.86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20</text:p>
              </table:table-cell>
              <table:table-cell office:value-type="float" office:value="78.81">
                <text:p>78.81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30</text:p>
              </table:table-cell>
              <table:table-cell office:value-type="float" office:value="78.93">
                <text:p>78.93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40</text:p>
              </table:table-cell>
              <table:table-cell office:value-type="float" office:value="79.02">
                <text:p>79.02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650</text:p>
              </table:table-cell>
              <table:table-cell office:value-type="float" office:value="79.11">
                <text:p>79.1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660</text:p>
              </table:table-cell>
              <table:table-cell office:value-type="float" office:value="79.02">
                <text:p>79.0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670</text:p>
              </table:table-cell>
              <table:table-cell office:value-type="float" office:value="79.11">
                <text:p>79.1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00</text:p>
              </table:table-cell>
              <table:table-cell office:value-type="float" office:value="78.54">
                <text:p>78.54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16710</text:p>
              </table:table-cell>
              <table:table-cell office:value-type="float" office:value="79.04">
                <text:p>79.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20</text:p>
              </table:table-cell>
              <table:table-cell office:value-type="float" office:value="79.11">
                <text:p>79.1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30</text:p>
              </table:table-cell>
              <table:table-cell office:value-type="float" office:value="78.76">
                <text:p>78.7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40</text:p>
              </table:table-cell>
              <table:table-cell office:value-type="float" office:value="78.95">
                <text:p>78.95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50</text:p>
              </table:table-cell>
              <table:table-cell office:value-type="float" office:value="78.77">
                <text:p>78.7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60</text:p>
              </table:table-cell>
              <table:table-cell office:value-type="float" office:value="78.72">
                <text:p>78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6770</text:p>
              </table:table-cell>
              <table:table-cell office:value-type="float" office:value="78.83">
                <text:p>78.8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00</text:p>
              </table:table-cell>
              <table:table-cell office:value-type="float" office:value="79.23">
                <text:p>79.2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10</text:p>
              </table:table-cell>
              <table:table-cell office:value-type="float" office:value="79.46">
                <text:p>79.4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20</text:p>
              </table:table-cell>
              <table:table-cell office:value-type="float" office:value="78.9">
                <text:p>78.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30</text:p>
              </table:table-cell>
              <table:table-cell office:value-type="float" office:value="78.95">
                <text:p>78.95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40</text:p>
              </table:table-cell>
              <table:table-cell office:value-type="float" office:value="78.7">
                <text:p>78.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050</text:p>
              </table:table-cell>
              <table:table-cell office:value-type="float" office:value="78.77">
                <text:p>78.7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60</text:p>
              </table:table-cell>
              <table:table-cell office:value-type="float" office:value="79.13">
                <text:p>79.1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070</text:p>
              </table:table-cell>
              <table:table-cell office:value-type="float" office:value="78.86">
                <text:p>78.8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100</text:p>
              </table:table-cell>
              <table:table-cell office:value-type="float" office:value="78.97">
                <text:p>78.9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110</text:p>
              </table:table-cell>
              <table:table-cell office:value-type="float" office:value="78.88">
                <text:p>78.88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120</text:p>
              </table:table-cell>
              <table:table-cell office:value-type="float" office:value="78.86">
                <text:p>78.8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130</text:p>
              </table:table-cell>
              <table:table-cell office:value-type="float" office:value="79.02">
                <text:p>79.02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140</text:p>
              </table:table-cell>
              <table:table-cell office:value-type="float" office:value="78.88">
                <text:p>78.88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150</text:p>
              </table:table-cell>
              <table:table-cell office:value-type="float" office:value="78.83">
                <text:p>78.8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160</text:p>
              </table:table-cell>
              <table:table-cell office:value-type="float" office:value="78.93">
                <text:p>78.9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170</text:p>
              </table:table-cell>
              <table:table-cell office:value-type="float" office:value="78.81">
                <text:p>78.8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00</text:p>
              </table:table-cell>
              <table:table-cell office:value-type="float" office:value="79.18">
                <text:p>79.18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10</text:p>
              </table:table-cell>
              <table:table-cell office:value-type="float" office:value="78.65">
                <text:p>78.65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20</text:p>
              </table:table-cell>
              <table:table-cell office:value-type="float" office:value="78.9">
                <text:p>78.9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30</text:p>
              </table:table-cell>
              <table:table-cell office:value-type="float" office:value="79.13">
                <text:p>79.1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40</text:p>
              </table:table-cell>
              <table:table-cell office:value-type="float" office:value="78.51">
                <text:p>78.5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50</text:p>
              </table:table-cell>
              <table:table-cell office:value-type="float" office:value="79.39">
                <text:p>79.39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60</text:p>
              </table:table-cell>
              <table:table-cell office:value-type="float" office:value="78.86">
                <text:p>78.86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270</text:p>
              </table:table-cell>
              <table:table-cell office:value-type="float" office:value="78.81">
                <text:p>78.8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00</text:p>
              </table:table-cell>
              <table:table-cell office:value-type="float" office:value="78.81">
                <text:p>78.8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10</text:p>
              </table:table-cell>
              <table:table-cell office:value-type="float" office:value="78.95">
                <text:p>78.95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20</text:p>
              </table:table-cell>
              <table:table-cell office:value-type="float" office:value="78.79">
                <text:p>78.79</text:p>
              </table:table-cell>
              <table:table-cell office:value-type="float" office:value="75.875">
                <text:p>75.875</text:p>
              </table:table-cell>
            </table:table-row>
            <table:table-row>
              <table:table-cell office:value-type="string">
                <text:p>0017330</text:p>
              </table:table-cell>
              <table:table-cell office:value-type="float" office:value="78.76">
                <text:p>78.76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40</text:p>
              </table:table-cell>
              <table:table-cell office:value-type="float" office:value="78.77">
                <text:p>78.7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50</text:p>
              </table:table-cell>
              <table:table-cell office:value-type="float" office:value="78.63">
                <text:p>78.6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60</text:p>
              </table:table-cell>
              <table:table-cell office:value-type="float" office:value="79.21">
                <text:p>79.2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370</text:p>
              </table:table-cell>
              <table:table-cell office:value-type="float" office:value="79.09">
                <text:p>79.09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00</text:p>
              </table:table-cell>
              <table:table-cell office:value-type="float" office:value="79.2">
                <text:p>79.2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10</text:p>
              </table:table-cell>
              <table:table-cell office:value-type="float" office:value="78.7">
                <text:p>78.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20</text:p>
              </table:table-cell>
              <table:table-cell office:value-type="float" office:value="78.74">
                <text:p>78.74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30</text:p>
              </table:table-cell>
              <table:table-cell office:value-type="float" office:value="78.9">
                <text:p>78.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440</text:p>
              </table:table-cell>
              <table:table-cell office:value-type="float" office:value="78.97">
                <text:p>78.9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50</text:p>
              </table:table-cell>
              <table:table-cell office:value-type="float" office:value="78.95">
                <text:p>78.95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60</text:p>
              </table:table-cell>
              <table:table-cell office:value-type="float" office:value="78.79">
                <text:p>78.79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470</text:p>
              </table:table-cell>
              <table:table-cell office:value-type="float" office:value="78.9">
                <text:p>78.9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00</text:p>
              </table:table-cell>
              <table:table-cell office:value-type="float" office:value="78.88">
                <text:p>78.88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10</text:p>
              </table:table-cell>
              <table:table-cell office:value-type="float" office:value="78.72">
                <text:p>78.72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20</text:p>
              </table:table-cell>
              <table:table-cell office:value-type="float" office:value="79.07">
                <text:p>79.0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30</text:p>
              </table:table-cell>
              <table:table-cell office:value-type="float" office:value="78.63">
                <text:p>78.6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40</text:p>
              </table:table-cell>
              <table:table-cell office:value-type="float" office:value="78.63">
                <text:p>78.6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550</text:p>
              </table:table-cell>
              <table:table-cell office:value-type="float" office:value="79.3">
                <text:p>79.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560</text:p>
              </table:table-cell>
              <table:table-cell office:value-type="float" office:value="79.13">
                <text:p>79.1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17570</text:p>
              </table:table-cell>
              <table:table-cell office:value-type="float" office:value="78.93">
                <text:p>78.9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00</text:p>
              </table:table-cell>
              <table:table-cell office:value-type="float" office:value="78.97">
                <text:p>78.9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10</text:p>
              </table:table-cell>
              <table:table-cell office:value-type="float" office:value="78.93">
                <text:p>78.9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20</text:p>
              </table:table-cell>
              <table:table-cell office:value-type="float" office:value="79.23">
                <text:p>79.2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30</text:p>
              </table:table-cell>
              <table:table-cell office:value-type="float" office:value="79.34">
                <text:p>79.3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40</text:p>
              </table:table-cell>
              <table:table-cell office:value-type="float" office:value="79">
                <text:p>7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50</text:p>
              </table:table-cell>
              <table:table-cell office:value-type="float" office:value="79.23">
                <text:p>79.2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60</text:p>
              </table:table-cell>
              <table:table-cell office:value-type="float" office:value="78.81">
                <text:p>78.8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670</text:p>
              </table:table-cell>
              <table:table-cell office:value-type="float" office:value="78.93">
                <text:p>78.9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00</text:p>
              </table:table-cell>
              <table:table-cell office:value-type="float" office:value="78.97">
                <text:p>78.9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10</text:p>
              </table:table-cell>
              <table:table-cell office:value-type="float" office:value="78.86">
                <text:p>78.8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20</text:p>
              </table:table-cell>
              <table:table-cell office:value-type="float" office:value="78.76">
                <text:p>78.7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30</text:p>
              </table:table-cell>
              <table:table-cell office:value-type="float" office:value="79.16">
                <text:p>79.1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40</text:p>
              </table:table-cell>
              <table:table-cell office:value-type="float" office:value="79.23">
                <text:p>79.2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50</text:p>
              </table:table-cell>
              <table:table-cell office:value-type="float" office:value="78.81">
                <text:p>78.8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60</text:p>
              </table:table-cell>
              <table:table-cell office:value-type="float" office:value="79.11">
                <text:p>79.1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17770</text:p>
              </table:table-cell>
              <table:table-cell office:value-type="float" office:value="78.97">
                <text:p>78.97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000</text:p>
              </table:table-cell>
              <table:table-cell office:value-type="float" office:value="79.11">
                <text:p>79.11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0010</text:p>
              </table:table-cell>
              <table:table-cell office:value-type="float" office:value="78.95">
                <text:p>78.95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0020</text:p>
              </table:table-cell>
              <table:table-cell office:value-type="float" office:value="79.35">
                <text:p>79.3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030</text:p>
              </table:table-cell>
              <table:table-cell office:value-type="float" office:value="79.07">
                <text:p>79.07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040</text:p>
              </table:table-cell>
              <table:table-cell office:value-type="float" office:value="79.02">
                <text:p>79.0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050</text:p>
              </table:table-cell>
              <table:table-cell office:value-type="float" office:value="79.55">
                <text:p>79.55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060</text:p>
              </table:table-cell>
              <table:table-cell office:value-type="float" office:value="79.02">
                <text:p>79.0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070</text:p>
              </table:table-cell>
              <table:table-cell office:value-type="float" office:value="79.16">
                <text:p>79.16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100</text:p>
              </table:table-cell>
              <table:table-cell office:value-type="float" office:value="79">
                <text:p>79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0110</text:p>
              </table:table-cell>
              <table:table-cell office:value-type="float" office:value="79.23">
                <text:p>79.2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120</text:p>
              </table:table-cell>
              <table:table-cell office:value-type="float" office:value="78.97">
                <text:p>78.97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130</text:p>
              </table:table-cell>
              <table:table-cell office:value-type="float" office:value="78.7">
                <text:p>78.7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20140</text:p>
              </table:table-cell>
              <table:table-cell office:value-type="float" office:value="78.51">
                <text:p>78.51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20150</text:p>
              </table:table-cell>
              <table:table-cell office:value-type="float" office:value="78.21">
                <text:p>78.21</text:p>
              </table:table-cell>
              <table:table-cell office:value-type="float" office:value="75.7625">
                <text:p>75.7625</text:p>
              </table:table-cell>
            </table:table-row>
            <table:table-row>
              <table:table-cell office:value-type="string">
                <text:p>0020160</text:p>
              </table:table-cell>
              <table:table-cell office:value-type="float" office:value="78.19">
                <text:p>78.19</text:p>
              </table:table-cell>
              <table:table-cell office:value-type="float" office:value="75.7625">
                <text:p>75.7625</text:p>
              </table:table-cell>
            </table:table-row>
            <table:table-row>
              <table:table-cell office:value-type="string">
                <text:p>0020170</text:p>
              </table:table-cell>
              <table:table-cell office:value-type="float" office:value="77.93">
                <text:p>77.93</text:p>
              </table:table-cell>
              <table:table-cell office:value-type="float" office:value="75.7625">
                <text:p>75.7625</text:p>
              </table:table-cell>
            </table:table-row>
            <table:table-row>
              <table:table-cell office:value-type="string">
                <text:p>0020200</text:p>
              </table:table-cell>
              <table:table-cell office:value-type="float" office:value="77.57">
                <text:p>77.57</text:p>
              </table:table-cell>
              <table:table-cell office:value-type="float" office:value="75.7625">
                <text:p>75.7625</text:p>
              </table:table-cell>
            </table:table-row>
            <table:table-row>
              <table:table-cell office:value-type="string">
                <text:p>0020210</text:p>
              </table:table-cell>
              <table:table-cell office:value-type="float" office:value="77.82">
                <text:p>77.82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0020220</text:p>
              </table:table-cell>
              <table:table-cell office:value-type="float" office:value="77.66">
                <text:p>77.66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0020230</text:p>
              </table:table-cell>
              <table:table-cell office:value-type="float" office:value="77.64">
                <text:p>77.64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0020240</text:p>
              </table:table-cell>
              <table:table-cell office:value-type="float" office:value="77.47">
                <text:p>77.47</text:p>
              </table:table-cell>
              <table:table-cell office:value-type="float" office:value="75.5375">
                <text:p>75.5375</text:p>
              </table:table-cell>
            </table:table-row>
            <table:table-row>
              <table:table-cell office:value-type="string">
                <text:p>0020250</text:p>
              </table:table-cell>
              <table:table-cell office:value-type="float" office:value="77.7">
                <text:p>77.7</text:p>
              </table:table-cell>
              <table:table-cell office:value-type="float" office:value="75.7625">
                <text:p>75.7625</text:p>
              </table:table-cell>
            </table:table-row>
            <table:table-row>
              <table:table-cell office:value-type="string">
                <text:p>0020260</text:p>
              </table:table-cell>
              <table:table-cell office:value-type="float" office:value="77.91">
                <text:p>77.91</text:p>
              </table:table-cell>
              <table:table-cell office:value-type="float" office:value="75.875">
                <text:p>75.875</text:p>
              </table:table-cell>
            </table:table-row>
            <table:table-row>
              <table:table-cell office:value-type="string">
                <text:p>0020270</text:p>
              </table:table-cell>
              <table:table-cell office:value-type="float" office:value="78.23">
                <text:p>78.23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20300</text:p>
              </table:table-cell>
              <table:table-cell office:value-type="float" office:value="78.14">
                <text:p>78.14</text:p>
              </table:table-cell>
              <table:table-cell office:value-type="float" office:value="75.9875">
                <text:p>75.9875</text:p>
              </table:table-cell>
            </table:table-row>
            <table:table-row>
              <table:table-cell office:value-type="string">
                <text:p>0020310</text:p>
              </table:table-cell>
              <table:table-cell office:value-type="float" office:value="78.4">
                <text:p>78.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20320</text:p>
              </table:table-cell>
              <table:table-cell office:value-type="float" office:value="78.4">
                <text:p>78.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20330</text:p>
              </table:table-cell>
              <table:table-cell office:value-type="float" office:value="78.93">
                <text:p>78.9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20340</text:p>
              </table:table-cell>
              <table:table-cell office:value-type="float" office:value="78.81">
                <text:p>78.8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0020350</text:p>
              </table:table-cell>
              <table:table-cell office:value-type="float" office:value="79.02">
                <text:p>79.02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360</text:p>
              </table:table-cell>
              <table:table-cell office:value-type="float" office:value="78.46">
                <text:p>78.46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370</text:p>
              </table:table-cell>
              <table:table-cell office:value-type="float" office:value="78.62">
                <text:p>78.62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00</text:p>
              </table:table-cell>
              <table:table-cell office:value-type="float" office:value="78.93">
                <text:p>78.93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10</text:p>
              </table:table-cell>
              <table:table-cell office:value-type="float" office:value="78.93">
                <text:p>78.93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20</text:p>
              </table:table-cell>
              <table:table-cell office:value-type="float" office:value="78.86">
                <text:p>78.86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30</text:p>
              </table:table-cell>
              <table:table-cell office:value-type="float" office:value="78.77">
                <text:p>78.77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40</text:p>
              </table:table-cell>
              <table:table-cell office:value-type="float" office:value="78.99">
                <text:p>78.99</text:p>
              </table:table-cell>
              <table:table-cell office:value-type="float" office:value="76.2125">
                <text:p>76.2125</text:p>
              </table:table-cell>
            </table:table-row>
            <table:table-row>
              <table:table-cell office:value-type="string">
                <text:p>0020450</text:p>
              </table:table-cell>
              <table:table-cell office:value-type="float" office:value="79.18">
                <text:p>79.18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460</text:p>
              </table:table-cell>
              <table:table-cell office:value-type="float" office:value="79.06">
                <text:p>79.06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470</text:p>
              </table:table-cell>
              <table:table-cell office:value-type="float" office:value="79.11">
                <text:p>79.11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00</text:p>
              </table:table-cell>
              <table:table-cell office:value-type="float" office:value="79.02">
                <text:p>79.0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10</text:p>
              </table:table-cell>
              <table:table-cell office:value-type="float" office:value="79.25">
                <text:p>79.25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20</text:p>
              </table:table-cell>
              <table:table-cell office:value-type="float" office:value="79.48">
                <text:p>79.48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30</text:p>
              </table:table-cell>
              <table:table-cell office:value-type="float" office:value="79.02">
                <text:p>79.0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40</text:p>
              </table:table-cell>
              <table:table-cell office:value-type="float" office:value="79.07">
                <text:p>79.07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50</text:p>
              </table:table-cell>
              <table:table-cell office:value-type="float" office:value="79.04">
                <text:p>79.04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60</text:p>
              </table:table-cell>
              <table:table-cell office:value-type="float" office:value="79.02">
                <text:p>79.02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570</text:p>
              </table:table-cell>
              <table:table-cell office:value-type="float" office:value="79.23">
                <text:p>79.2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00</text:p>
              </table:table-cell>
              <table:table-cell office:value-type="float" office:value="79.11">
                <text:p>79.11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610</text:p>
              </table:table-cell>
              <table:table-cell office:value-type="float" office:value="79.48">
                <text:p>79.48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20</text:p>
              </table:table-cell>
              <table:table-cell office:value-type="float" office:value="79">
                <text:p>79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630</text:p>
              </table:table-cell>
              <table:table-cell office:value-type="float" office:value="79.3">
                <text:p>79.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40</text:p>
              </table:table-cell>
              <table:table-cell office:value-type="float" office:value="79.46">
                <text:p>79.46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50</text:p>
              </table:table-cell>
              <table:table-cell office:value-type="float" office:value="79.3">
                <text:p>79.3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60</text:p>
              </table:table-cell>
              <table:table-cell office:value-type="float" office:value="79.34">
                <text:p>79.34</text:p>
              </table:table-cell>
              <table:table-cell office:value-type="float" office:value="76.325">
                <text:p>76.325</text:p>
              </table:table-cell>
            </table:table-row>
            <table:table-row>
              <table:table-cell office:value-type="string">
                <text:p>0020670</text:p>
              </table:table-cell>
              <table:table-cell office:value-type="float" office:value="79.51">
                <text:p>79.51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00</text:p>
              </table:table-cell>
              <table:table-cell office:value-type="float" office:value="79.21">
                <text:p>79.21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10</text:p>
              </table:table-cell>
              <table:table-cell office:value-type="float" office:value="79.3">
                <text:p>79.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20</text:p>
              </table:table-cell>
              <table:table-cell office:value-type="float" office:value="79.3">
                <text:p>79.3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30</text:p>
              </table:table-cell>
              <table:table-cell office:value-type="float" office:value="79.55">
                <text:p>79.5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40</text:p>
              </table:table-cell>
              <table:table-cell office:value-type="float" office:value="79.5">
                <text:p>79.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50</text:p>
              </table:table-cell>
              <table:table-cell office:value-type="float" office:value="79.34">
                <text:p>79.34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60</text:p>
              </table:table-cell>
              <table:table-cell office:value-type="float" office:value="79.55">
                <text:p>79.5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0770</text:p>
              </table:table-cell>
              <table:table-cell office:value-type="float" office:value="78.95">
                <text:p>78.95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1000</text:p>
              </table:table-cell>
              <table:table-cell office:value-type="float" office:value="79.2">
                <text:p>79.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1010</text:p>
              </table:table-cell>
              <table:table-cell office:value-type="float" office:value="79.32">
                <text:p>79.32</text:p>
              </table:table-cell>
              <table:table-cell office:value-type="float" office:value="76.4375">
                <text:p>76.4375</text:p>
              </table:table-cell>
            </table:table-row>
            <table:table-row>
              <table:table-cell office:value-type="string">
                <text:p>0021020</text:p>
              </table:table-cell>
              <table:table-cell office:value-type="float" office:value="79.37">
                <text:p>79.3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030</text:p>
              </table:table-cell>
              <table:table-cell office:value-type="float" office:value="79.6">
                <text:p>79.6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040</text:p>
              </table:table-cell>
              <table:table-cell office:value-type="float" office:value="79.64">
                <text:p>79.64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050</text:p>
              </table:table-cell>
              <table:table-cell office:value-type="float" office:value="79.53">
                <text:p>79.53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060</text:p>
              </table:table-cell>
              <table:table-cell office:value-type="float" office:value="79.78">
                <text:p>79.78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21070</text:p>
              </table:table-cell>
              <table:table-cell office:value-type="float" office:value="79.6">
                <text:p>79.6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100</text:p>
              </table:table-cell>
              <table:table-cell office:value-type="float" office:value="79.62">
                <text:p>79.62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0021110</text:p>
              </table:table-cell>
              <table:table-cell office:value-type="float" office:value="79.69">
                <text:p>79.69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21120</text:p>
              </table:table-cell>
              <table:table-cell office:value-type="float" office:value="79.6">
                <text:p>79.6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21130</text:p>
              </table:table-cell>
              <table:table-cell office:value-type="float" office:value="79.23">
                <text:p>79.23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21140</text:p>
              </table:table-cell>
              <table:table-cell office:value-type="float" office:value="79.64">
                <text:p>79.64</text:p>
              </table:table-cell>
              <table:table-cell office:value-type="float" office:value="76.6625">
                <text:p>76.6625</text:p>
              </table:table-cell>
            </table:table-row>
            <table:table-row>
              <table:table-cell office:value-type="string">
                <text:p>0021150</text:p>
              </table:table-cell>
              <table:table-cell office:value-type="float" office:value="79.48">
                <text:p>79.48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21160</text:p>
              </table:table-cell>
              <table:table-cell office:value-type="float" office:value="79.87">
                <text:p>79.87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21170</text:p>
              </table:table-cell>
              <table:table-cell office:value-type="float" office:value="79.53">
                <text:p>79.53</text:p>
              </table:table-cell>
              <table:table-cell office:value-type="float" office:value="76.775">
                <text:p>76.775</text:p>
              </table:table-cell>
            </table:table-row>
            <table:table-row>
              <table:table-cell office:value-type="string">
                <text:p>0021200</text:p>
              </table:table-cell>
              <table:table-cell office:value-type="float" office:value="79.66">
                <text:p>79.66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21210</text:p>
              </table:table-cell>
              <table:table-cell office:value-type="float" office:value="79.76">
                <text:p>79.76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21220</text:p>
              </table:table-cell>
              <table:table-cell office:value-type="float" office:value="79.85">
                <text:p>79.85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21230</text:p>
              </table:table-cell>
              <table:table-cell office:value-type="float" office:value="80.01">
                <text:p>80.01</text:p>
              </table:table-cell>
              <table:table-cell office:value-type="float" office:value="76.8875">
                <text:p>76.8875</text:p>
              </table:table-cell>
            </table:table-row>
            <table:table-row>
              <table:table-cell office:value-type="string">
                <text:p>0021240</text:p>
              </table:table-cell>
              <table:table-cell office:value-type="float" office:value="79.94">
                <text:p>79.94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27cm" svg:height="12.91cm" xlink:href=".." xlink:type="simple" chart:class="chart:line" chart:style-name="ch1">
        <chart:legend chart:legend-position="end" svg:x="22.333cm" svg:y="6.156cm" style:legend-expansion="high" chart:style-name="ch2"/>
        <chart:plot-area chart:style-name="ch3" table:cell-range-address="Sheet1.A1:Sheet1.A1110 Sheet1.H1:Sheet1.H1110" chart:data-source-has-labels="both" svg:x="0.932cm" svg:y="1.167cm" svg:width="20.437cm" svg:height="11.065cm">
          <chartooo:coordinate-region svg:x="1.956cm" svg:y="1.366cm" svg:width="19.413cm" svg:height="9.42cm"/>
          <chart:axis chart:dimension="x" chart:name="primary-x" chart:style-name="ch4" chartooo:axis-type="auto">
            <chartooo:date-scale/>
            <chart:categories table:cell-range-address="Sheet1.A2:Sheet1.A1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110" chart:label-cell-address="Sheet1.H1:Sheet1.H1" chart:class="chart:line">
            <chart:data-point chart:repeated="1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2:Sheet1.A1110</svg:desc>
                </draw:g>
              </table:table-cell>
              <table:table-cell office:value-type="float" office:value="2.66500000000001">
                <text:p>2.66500000000001</text:p>
                <draw:g>
                  <svg:desc>Sheet1.H2:Sheet1.H1110</svg:desc>
                </draw:g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2.2675">
                <text:p>2.2675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2.64750000000001">
                <text:p>2.64750000000001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2.44500000000001">
                <text:p>2.44500000000001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2.36750000000001">
                <text:p>2.36750000000001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2.59999999999999">
                <text:p>2.59999999999999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1.85249999999999">
                <text:p>1.85249999999999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2.18249999999999">
                <text:p>2.18249999999999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1.9025">
                <text:p>1.902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1.99499999999999">
                <text:p>1.99499999999999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2.0125">
                <text:p>2.0125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2.315">
                <text:p>2.315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2.18249999999999">
                <text:p>2.18249999999999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1.99499999999999">
                <text:p>1.99499999999999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2.6575">
                <text:p>2.6575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1.6675">
                <text:p>1.6675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1.8575">
                <text:p>1.8575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1.6575">
                <text:p>1.6575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1.9525">
                <text:p>1.9525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2.0775">
                <text:p>2.0775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1.7775">
                <text:p>1.7775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1.5475">
                <text:p>1.5475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1.59750000000001">
                <text:p>1.59750000000001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.84999999999999">
                <text:p>1.84999999999999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.78750000000001">
                <text:p>1.78750000000001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.53500000000001">
                <text:p>1.53500000000001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.86750000000001">
                <text:p>1.86750000000001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2.3075">
                <text:p>2.3075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2.57250000000001">
                <text:p>2.57250000000001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2.64749999999999">
                <text:p>2.64749999999999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2.605">
                <text:p>2.605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3.0825">
                <text:p>3.0825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3.1825">
                <text:p>3.1825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3.07000000000001">
                <text:p>3.07000000000001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2.92749999999999">
                <text:p>2.92749999999999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2.83749999999999">
                <text:p>2.83749999999999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3.05499999999999">
                <text:p>3.05499999999999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2.86499999999999">
                <text:p>2.86499999999999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2.86499999999999">
                <text:p>2.86499999999999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2.80249999999999">
                <text:p>2.80249999999999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2.9825">
                <text:p>2.9825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2.8075">
                <text:p>2.8075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2.85000000000001">
                <text:p>2.85000000000001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3.10000000000001">
                <text:p>3.10000000000001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2.64750000000001">
                <text:p>2.64750000000001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2.45750000000001">
                <text:p>2.45750000000001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2.94750000000001">
                <text:p>2.94750000000001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2.75750000000001">
                <text:p>2.75750000000001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2.98750000000001">
                <text:p>2.98750000000001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2.5275">
                <text:p>2.5275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2.60499999999999">
                <text:p>2.60499999999999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2.83499999999999">
                <text:p>2.83499999999999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2.66499999999999">
                <text:p>2.66499999999999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2.5125">
                <text:p>2.5125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2.80499999999999">
                <text:p>2.80499999999999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2.74499999999999">
                <text:p>2.74499999999999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2.35249999999999">
                <text:p>2.35249999999999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2.46249999999999">
                <text:p>2.46249999999999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2.48999999999999">
                <text:p>2.48999999999999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2.2375">
                <text:p>2.2375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2.4975">
                <text:p>2.4975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1.61749999999999">
                <text:p>1.61749999999999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1.8125">
                <text:p>1.8125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1.75749999999999">
                <text:p>1.75749999999999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1.94749999999999">
                <text:p>1.94749999999999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1.9175">
                <text:p>1.9175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2.03749999999999">
                <text:p>2.03749999999999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2.07250000000001">
                <text:p>2.07250000000001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1.5125">
                <text:p>1.5125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1.97499999999999">
                <text:p>1.97499999999999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1.65000000000001">
                <text:p>1.65000000000001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1.69250000000001">
                <text:p>1.69250000000001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2.08499999999999">
                <text:p>2.08499999999999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2.1575">
                <text:p>2.1575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1.8325">
                <text:p>1.8325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2.0775">
                <text:p>2.0775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2.19749999999999">
                <text:p>2.19749999999999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1.8775">
                <text:p>1.8775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2.19749999999999">
                <text:p>2.19749999999999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1.89749999999999">
                <text:p>1.89749999999999</text:p>
              </table:table-cell>
            </table:table-row>
            <table:table-row>
              <table:table-cell office:value-type="string">
                <text:p>0002000</text:p>
              </table:table-cell>
              <table:table-cell office:value-type="float" office:value="2.14999999999999">
                <text:p>2.14999999999999</text:p>
              </table:table-cell>
            </table:table-row>
            <table:table-row>
              <table:table-cell office:value-type="string">
                <text:p>0002010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0002020</text:p>
              </table:table-cell>
              <table:table-cell office:value-type="float" office:value="2.19749999999999">
                <text:p>2.19749999999999</text:p>
              </table:table-cell>
            </table:table-row>
            <table:table-row>
              <table:table-cell office:value-type="string">
                <text:p>000203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0002040</text:p>
              </table:table-cell>
              <table:table-cell office:value-type="float" office:value="1.8775">
                <text:p>1.8775</text:p>
              </table:table-cell>
            </table:table-row>
            <table:table-row>
              <table:table-cell office:value-type="string">
                <text:p>0002050</text:p>
              </table:table-cell>
              <table:table-cell office:value-type="float" office:value="2.08749999999999">
                <text:p>2.08749999999999</text:p>
              </table:table-cell>
            </table:table-row>
            <table:table-row>
              <table:table-cell office:value-type="string">
                <text:p>0002060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0002070</text:p>
              </table:table-cell>
              <table:table-cell office:value-type="float" office:value="1.7375">
                <text:p>1.7375</text:p>
              </table:table-cell>
            </table:table-row>
            <table:table-row>
              <table:table-cell office:value-type="string">
                <text:p>0002100</text:p>
              </table:table-cell>
              <table:table-cell office:value-type="float" office:value="1.86999999999999">
                <text:p>1.86999999999999</text:p>
              </table:table-cell>
            </table:table-row>
            <table:table-row>
              <table:table-cell office:value-type="string">
                <text:p>0002110</text:p>
              </table:table-cell>
              <table:table-cell office:value-type="float" office:value="2.05999999999999">
                <text:p>2.05999999999999</text:p>
              </table:table-cell>
            </table:table-row>
            <table:table-row>
              <table:table-cell office:value-type="string">
                <text:p>000212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0002130</text:p>
              </table:table-cell>
              <table:table-cell office:value-type="float" office:value="1.9175">
                <text:p>1.9175</text:p>
              </table:table-cell>
            </table:table-row>
            <table:table-row>
              <table:table-cell office:value-type="string">
                <text:p>000214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0002150</text:p>
              </table:table-cell>
              <table:table-cell office:value-type="float" office:value="1.94749999999999">
                <text:p>1.94749999999999</text:p>
              </table:table-cell>
            </table:table-row>
            <table:table-row>
              <table:table-cell office:value-type="string">
                <text:p>0002160</text:p>
              </table:table-cell>
              <table:table-cell office:value-type="float" office:value="1.80749999999999">
                <text:p>1.80749999999999</text:p>
              </table:table-cell>
            </table:table-row>
            <table:table-row>
              <table:table-cell office:value-type="string">
                <text:p>0002170</text:p>
              </table:table-cell>
              <table:table-cell office:value-type="float" office:value="1.94499999999999">
                <text:p>1.94499999999999</text:p>
              </table:table-cell>
            </table:table-row>
            <table:table-row>
              <table:table-cell office:value-type="string">
                <text:p>0002200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0002210</text:p>
              </table:table-cell>
              <table:table-cell office:value-type="float" office:value="1.6525">
                <text:p>1.6525</text:p>
              </table:table-cell>
            </table:table-row>
            <table:table-row>
              <table:table-cell office:value-type="string">
                <text:p>0002220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0002230</text:p>
              </table:table-cell>
              <table:table-cell office:value-type="float" office:value="1.94749999999999">
                <text:p>1.94749999999999</text:p>
              </table:table-cell>
            </table:table-row>
            <table:table-row>
              <table:table-cell office:value-type="string">
                <text:p>0002240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0002250</text:p>
              </table:table-cell>
              <table:table-cell office:value-type="float" office:value="2.39999999999999">
                <text:p>2.39999999999999</text:p>
              </table:table-cell>
            </table:table-row>
            <table:table-row>
              <table:table-cell office:value-type="string">
                <text:p>0002260</text:p>
              </table:table-cell>
              <table:table-cell office:value-type="float" office:value="2.4025">
                <text:p>2.4025</text:p>
              </table:table-cell>
            </table:table-row>
            <table:table-row>
              <table:table-cell office:value-type="string">
                <text:p>0002270</text:p>
              </table:table-cell>
              <table:table-cell office:value-type="float" office:value="2.07250000000001">
                <text:p>2.07250000000001</text:p>
              </table:table-cell>
            </table:table-row>
            <table:table-row>
              <table:table-cell office:value-type="string">
                <text:p>0002300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0002310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0002320</text:p>
              </table:table-cell>
              <table:table-cell office:value-type="float" office:value="2.5275">
                <text:p>2.5275</text:p>
              </table:table-cell>
            </table:table-row>
            <table:table-row>
              <table:table-cell office:value-type="string">
                <text:p>0002330</text:p>
              </table:table-cell>
              <table:table-cell office:value-type="float" office:value="2.11750000000001">
                <text:p>2.11750000000001</text:p>
              </table:table-cell>
            </table:table-row>
            <table:table-row>
              <table:table-cell office:value-type="string">
                <text:p>0002340</text:p>
              </table:table-cell>
              <table:table-cell office:value-type="float" office:value="2.2775">
                <text:p>2.2775</text:p>
              </table:table-cell>
            </table:table-row>
            <table:table-row>
              <table:table-cell office:value-type="string">
                <text:p>0002350</text:p>
              </table:table-cell>
              <table:table-cell office:value-type="float" office:value="2.7675">
                <text:p>2.7675</text:p>
              </table:table-cell>
            </table:table-row>
            <table:table-row>
              <table:table-cell office:value-type="string">
                <text:p>000236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0002370</text:p>
              </table:table-cell>
              <table:table-cell office:value-type="float" office:value="2.25749999999999">
                <text:p>2.25749999999999</text:p>
              </table:table-cell>
            </table:table-row>
            <table:table-row>
              <table:table-cell office:value-type="string">
                <text:p>0002400</text:p>
              </table:table-cell>
              <table:table-cell office:value-type="float" office:value="2.06999999999999">
                <text:p>2.06999999999999</text:p>
              </table:table-cell>
            </table:table-row>
            <table:table-row>
              <table:table-cell office:value-type="string">
                <text:p>000241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0002420</text:p>
              </table:table-cell>
              <table:table-cell office:value-type="float" office:value="2.31999999999999">
                <text:p>2.31999999999999</text:p>
              </table:table-cell>
            </table:table-row>
            <table:table-row>
              <table:table-cell office:value-type="string">
                <text:p>000243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0002440</text:p>
              </table:table-cell>
              <table:table-cell office:value-type="float" office:value="2.32249999999999">
                <text:p>2.32249999999999</text:p>
              </table:table-cell>
            </table:table-row>
            <table:table-row>
              <table:table-cell office:value-type="string">
                <text:p>0002450</text:p>
              </table:table-cell>
              <table:table-cell office:value-type="float" office:value="2.27249999999999">
                <text:p>2.27249999999999</text:p>
              </table:table-cell>
            </table:table-row>
            <table:table-row>
              <table:table-cell office:value-type="string">
                <text:p>0002460</text:p>
              </table:table-cell>
              <table:table-cell office:value-type="float" office:value="2.55249999999999">
                <text:p>2.55249999999999</text:p>
              </table:table-cell>
            </table:table-row>
            <table:table-row>
              <table:table-cell office:value-type="string">
                <text:p>0002470</text:p>
              </table:table-cell>
              <table:table-cell office:value-type="float" office:value="2.57249999999999">
                <text:p>2.57249999999999</text:p>
              </table:table-cell>
            </table:table-row>
            <table:table-row>
              <table:table-cell office:value-type="string">
                <text:p>0002500</text:p>
              </table:table-cell>
              <table:table-cell office:value-type="float" office:value="2.33500000000001">
                <text:p>2.33500000000001</text:p>
              </table:table-cell>
            </table:table-row>
            <table:table-row>
              <table:table-cell office:value-type="string">
                <text:p>0002510</text:p>
              </table:table-cell>
              <table:table-cell office:value-type="float" office:value="2.38500000000001">
                <text:p>2.38500000000001</text:p>
              </table:table-cell>
            </table:table-row>
            <table:table-row>
              <table:table-cell office:value-type="string">
                <text:p>0002520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0002530</text:p>
              </table:table-cell>
              <table:table-cell office:value-type="float" office:value="2.20500000000001">
                <text:p>2.20500000000001</text:p>
              </table:table-cell>
            </table:table-row>
            <table:table-row>
              <table:table-cell office:value-type="string">
                <text:p>0002540</text:p>
              </table:table-cell>
              <table:table-cell office:value-type="float" office:value="2.5475">
                <text:p>2.5475</text:p>
              </table:table-cell>
            </table:table-row>
            <table:table-row>
              <table:table-cell office:value-type="string">
                <text:p>0002550</text:p>
              </table:table-cell>
              <table:table-cell office:value-type="float" office:value="2.44750000000001">
                <text:p>2.44750000000001</text:p>
              </table:table-cell>
            </table:table-row>
            <table:table-row>
              <table:table-cell office:value-type="string">
                <text:p>0002560</text:p>
              </table:table-cell>
              <table:table-cell office:value-type="float" office:value="2.08750000000001">
                <text:p>2.08750000000001</text:p>
              </table:table-cell>
            </table:table-row>
            <table:table-row>
              <table:table-cell office:value-type="string">
                <text:p>000257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0002600</text:p>
              </table:table-cell>
              <table:table-cell office:value-type="float" office:value="2.33750000000001">
                <text:p>2.33750000000001</text:p>
              </table:table-cell>
            </table:table-row>
            <table:table-row>
              <table:table-cell office:value-type="string">
                <text:p>000261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000262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000263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000264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0002650</text:p>
              </table:table-cell>
              <table:table-cell office:value-type="float" office:value="2.68249999999999">
                <text:p>2.68249999999999</text:p>
              </table:table-cell>
            </table:table-row>
            <table:table-row>
              <table:table-cell office:value-type="string">
                <text:p>0002660</text:p>
              </table:table-cell>
              <table:table-cell office:value-type="float" office:value="2.7225">
                <text:p>2.7225</text:p>
              </table:table-cell>
            </table:table-row>
            <table:table-row>
              <table:table-cell office:value-type="string">
                <text:p>0002670</text:p>
              </table:table-cell>
              <table:table-cell office:value-type="float" office:value="2.49249999999999">
                <text:p>2.49249999999999</text:p>
              </table:table-cell>
            </table:table-row>
            <table:table-row>
              <table:table-cell office:value-type="string">
                <text:p>0002700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0002710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0002720</text:p>
              </table:table-cell>
              <table:table-cell office:value-type="float" office:value="2.5425">
                <text:p>2.5425</text:p>
              </table:table-cell>
            </table:table-row>
            <table:table-row>
              <table:table-cell office:value-type="string">
                <text:p>0002730</text:p>
              </table:table-cell>
              <table:table-cell office:value-type="float" office:value="2.4025">
                <text:p>2.4025</text:p>
              </table:table-cell>
            </table:table-row>
            <table:table-row>
              <table:table-cell office:value-type="string">
                <text:p>0002740</text:p>
              </table:table-cell>
              <table:table-cell office:value-type="float" office:value="2.4425">
                <text:p>2.4425</text:p>
              </table:table-cell>
            </table:table-row>
            <table:table-row>
              <table:table-cell office:value-type="string">
                <text:p>0002750</text:p>
              </table:table-cell>
              <table:table-cell office:value-type="float" office:value="2.74499999999999">
                <text:p>2.74499999999999</text:p>
              </table:table-cell>
            </table:table-row>
            <table:table-row>
              <table:table-cell office:value-type="string">
                <text:p>0002760</text:p>
              </table:table-cell>
              <table:table-cell office:value-type="float" office:value="2.485">
                <text:p>2.485</text:p>
              </table:table-cell>
            </table:table-row>
            <table:table-row>
              <table:table-cell office:value-type="string">
                <text:p>0002770</text:p>
              </table:table-cell>
              <table:table-cell office:value-type="float" office:value="2.60499999999999">
                <text:p>2.60499999999999</text:p>
              </table:table-cell>
            </table:table-row>
            <table:table-row>
              <table:table-cell office:value-type="string">
                <text:p>0003000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0003010</text:p>
              </table:table-cell>
              <table:table-cell office:value-type="float" office:value="2.46499999999999">
                <text:p>2.46499999999999</text:p>
              </table:table-cell>
            </table:table-row>
            <table:table-row>
              <table:table-cell office:value-type="string">
                <text:p>000302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0003030</text:p>
              </table:table-cell>
              <table:table-cell office:value-type="float" office:value="2.4675">
                <text:p>2.4675</text:p>
              </table:table-cell>
            </table:table-row>
            <table:table-row>
              <table:table-cell office:value-type="string">
                <text:p>0003040</text:p>
              </table:table-cell>
              <table:table-cell office:value-type="float" office:value="2.67750000000001">
                <text:p>2.67750000000001</text:p>
              </table:table-cell>
            </table:table-row>
            <table:table-row>
              <table:table-cell office:value-type="string">
                <text:p>0003050</text:p>
              </table:table-cell>
              <table:table-cell office:value-type="float" office:value="2.48750000000001">
                <text:p>2.48750000000001</text:p>
              </table:table-cell>
            </table:table-row>
            <table:table-row>
              <table:table-cell office:value-type="string">
                <text:p>0003060</text:p>
              </table:table-cell>
              <table:table-cell office:value-type="float" office:value="2.53750000000001">
                <text:p>2.53750000000001</text:p>
              </table:table-cell>
            </table:table-row>
            <table:table-row>
              <table:table-cell office:value-type="string">
                <text:p>0003070</text:p>
              </table:table-cell>
              <table:table-cell office:value-type="float" office:value="2.5775">
                <text:p>2.5775</text:p>
              </table:table-cell>
            </table:table-row>
            <table:table-row>
              <table:table-cell office:value-type="string">
                <text:p>0003100</text:p>
              </table:table-cell>
              <table:table-cell office:value-type="float" office:value="2.6675">
                <text:p>2.6675</text:p>
              </table:table-cell>
            </table:table-row>
            <table:table-row>
              <table:table-cell office:value-type="string">
                <text:p>0003110</text:p>
              </table:table-cell>
              <table:table-cell office:value-type="float" office:value="2.25750000000001">
                <text:p>2.25750000000001</text:p>
              </table:table-cell>
            </table:table-row>
            <table:table-row>
              <table:table-cell office:value-type="string">
                <text:p>0003120</text:p>
              </table:table-cell>
              <table:table-cell office:value-type="float" office:value="2.39750000000001">
                <text:p>2.39750000000001</text:p>
              </table:table-cell>
            </table:table-row>
            <table:table-row>
              <table:table-cell office:value-type="string">
                <text:p>0003130</text:p>
              </table:table-cell>
              <table:table-cell office:value-type="float" office:value="2.48750000000001">
                <text:p>2.48750000000001</text:p>
              </table:table-cell>
            </table:table-row>
            <table:table-row>
              <table:table-cell office:value-type="string">
                <text:p>0003140</text:p>
              </table:table-cell>
              <table:table-cell office:value-type="float" office:value="2.73750000000001">
                <text:p>2.73750000000001</text:p>
              </table:table-cell>
            </table:table-row>
            <table:table-row>
              <table:table-cell office:value-type="string">
                <text:p>0003150</text:p>
              </table:table-cell>
              <table:table-cell office:value-type="float" office:value="2.60000000000001">
                <text:p>2.60000000000001</text:p>
              </table:table-cell>
            </table:table-row>
            <table:table-row>
              <table:table-cell office:value-type="string">
                <text:p>000316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0003170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000320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03210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000322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000323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0324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000325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000326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000327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0003300</text:p>
              </table:table-cell>
              <table:table-cell office:value-type="float" office:value="2.66249999999999">
                <text:p>2.66249999999999</text:p>
              </table:table-cell>
            </table:table-row>
            <table:table-row>
              <table:table-cell office:value-type="string">
                <text:p>000331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03320</text:p>
              </table:table-cell>
              <table:table-cell office:value-type="float" office:value="2.80249999999999">
                <text:p>2.80249999999999</text:p>
              </table:table-cell>
            </table:table-row>
            <table:table-row>
              <table:table-cell office:value-type="string">
                <text:p>0003330</text:p>
              </table:table-cell>
              <table:table-cell office:value-type="float" office:value="2.5025">
                <text:p>2.5025</text:p>
              </table:table-cell>
            </table:table-row>
            <table:table-row>
              <table:table-cell office:value-type="string">
                <text:p>0003340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0003350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0003360</text:p>
              </table:table-cell>
              <table:table-cell office:value-type="float" office:value="2.61499999999999">
                <text:p>2.61499999999999</text:p>
              </table:table-cell>
            </table:table-row>
            <table:table-row>
              <table:table-cell office:value-type="string">
                <text:p>0003370</text:p>
              </table:table-cell>
              <table:table-cell office:value-type="float" office:value="2.88749999999999">
                <text:p>2.88749999999999</text:p>
              </table:table-cell>
            </table:table-row>
            <table:table-row>
              <table:table-cell office:value-type="string">
                <text:p>0003400</text:p>
              </table:table-cell>
              <table:table-cell office:value-type="float" office:value="3.00749999999999">
                <text:p>3.00749999999999</text:p>
              </table:table-cell>
            </table:table-row>
            <table:table-row>
              <table:table-cell office:value-type="string">
                <text:p>0003410</text:p>
              </table:table-cell>
              <table:table-cell office:value-type="float" office:value="3.2375">
                <text:p>3.2375</text:p>
              </table:table-cell>
            </table:table-row>
            <table:table-row>
              <table:table-cell office:value-type="string">
                <text:p>0003420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0003430</text:p>
              </table:table-cell>
              <table:table-cell office:value-type="float" office:value="2.9875">
                <text:p>2.9875</text:p>
              </table:table-cell>
            </table:table-row>
            <table:table-row>
              <table:table-cell office:value-type="string">
                <text:p>0003440</text:p>
              </table:table-cell>
              <table:table-cell office:value-type="float" office:value="2.8175">
                <text:p>2.8175</text:p>
              </table:table-cell>
            </table:table-row>
            <table:table-row>
              <table:table-cell office:value-type="string">
                <text:p>0003450</text:p>
              </table:table-cell>
              <table:table-cell office:value-type="float" office:value="2.49749999999999">
                <text:p>2.49749999999999</text:p>
              </table:table-cell>
            </table:table-row>
            <table:table-row>
              <table:table-cell office:value-type="string">
                <text:p>000346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00347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000350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0003510</text:p>
              </table:table-cell>
              <table:table-cell office:value-type="float" office:value="2.82000000000001">
                <text:p>2.82000000000001</text:p>
              </table:table-cell>
            </table:table-row>
            <table:table-row>
              <table:table-cell office:value-type="string">
                <text:p>000352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0003530</text:p>
              </table:table-cell>
              <table:table-cell office:value-type="float" office:value="2.66000000000001">
                <text:p>2.66000000000001</text:p>
              </table:table-cell>
            </table:table-row>
            <table:table-row>
              <table:table-cell office:value-type="string">
                <text:p>000354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003550</text:p>
              </table:table-cell>
              <table:table-cell office:value-type="float" office:value="2.7225">
                <text:p>2.7225</text:p>
              </table:table-cell>
            </table:table-row>
            <table:table-row>
              <table:table-cell office:value-type="string">
                <text:p>0003560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000357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03600</text:p>
              </table:table-cell>
              <table:table-cell office:value-type="float" office:value="2.88250000000001">
                <text:p>2.88250000000001</text:p>
              </table:table-cell>
            </table:table-row>
            <table:table-row>
              <table:table-cell office:value-type="string">
                <text:p>000361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03620</text:p>
              </table:table-cell>
              <table:table-cell office:value-type="float" office:value="2.6825">
                <text:p>2.6825</text:p>
              </table:table-cell>
            </table:table-row>
            <table:table-row>
              <table:table-cell office:value-type="string">
                <text:p>0003630</text:p>
              </table:table-cell>
              <table:table-cell office:value-type="float" office:value="2.91250000000001">
                <text:p>2.91250000000001</text:p>
              </table:table-cell>
            </table:table-row>
            <table:table-row>
              <table:table-cell office:value-type="string">
                <text:p>0003640</text:p>
              </table:table-cell>
              <table:table-cell office:value-type="float" office:value="2.7025">
                <text:p>2.7025</text:p>
              </table:table-cell>
            </table:table-row>
            <table:table-row>
              <table:table-cell office:value-type="string">
                <text:p>0003650</text:p>
              </table:table-cell>
              <table:table-cell office:value-type="float" office:value="2.94499999999999">
                <text:p>2.94499999999999</text:p>
              </table:table-cell>
            </table:table-row>
            <table:table-row>
              <table:table-cell office:value-type="string">
                <text:p>0003660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>0003670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000370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0003710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0003720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0003730</text:p>
              </table:table-cell>
              <table:table-cell office:value-type="float" office:value="2.9875">
                <text:p>2.9875</text:p>
              </table:table-cell>
            </table:table-row>
            <table:table-row>
              <table:table-cell office:value-type="string">
                <text:p>0003740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0003750</text:p>
              </table:table-cell>
              <table:table-cell office:value-type="float" office:value="2.83749999999999">
                <text:p>2.83749999999999</text:p>
              </table:table-cell>
            </table:table-row>
            <table:table-row>
              <table:table-cell office:value-type="string">
                <text:p>0003760</text:p>
              </table:table-cell>
              <table:table-cell office:value-type="float" office:value="2.9675">
                <text:p>2.9675</text:p>
              </table:table-cell>
            </table:table-row>
            <table:table-row>
              <table:table-cell office:value-type="string">
                <text:p>0003770</text:p>
              </table:table-cell>
              <table:table-cell office:value-type="float" office:value="2.80749999999999">
                <text:p>2.80749999999999</text:p>
              </table:table-cell>
            </table:table-row>
            <table:table-row>
              <table:table-cell office:value-type="string">
                <text:p>0004000</text:p>
              </table:table-cell>
              <table:table-cell office:value-type="float" office:value="2.6675">
                <text:p>2.6675</text:p>
              </table:table-cell>
            </table:table-row>
            <table:table-row>
              <table:table-cell office:value-type="string">
                <text:p>0004010</text:p>
              </table:table-cell>
              <table:table-cell office:value-type="float" office:value="2.5975">
                <text:p>2.5975</text:p>
              </table:table-cell>
            </table:table-row>
            <table:table-row>
              <table:table-cell office:value-type="string">
                <text:p>0004020</text:p>
              </table:table-cell>
              <table:table-cell office:value-type="float" office:value="2.78749999999999">
                <text:p>2.78749999999999</text:p>
              </table:table-cell>
            </table:table-row>
            <table:table-row>
              <table:table-cell office:value-type="string">
                <text:p>0004030</text:p>
              </table:table-cell>
              <table:table-cell office:value-type="float" office:value="2.2075">
                <text:p>2.2075</text:p>
              </table:table-cell>
            </table:table-row>
            <table:table-row>
              <table:table-cell office:value-type="string">
                <text:p>0004040</text:p>
              </table:table-cell>
              <table:table-cell office:value-type="float" office:value="2.80749999999999">
                <text:p>2.80749999999999</text:p>
              </table:table-cell>
            </table:table-row>
            <table:table-row>
              <table:table-cell office:value-type="string">
                <text:p>0004050</text:p>
              </table:table-cell>
              <table:table-cell office:value-type="float" office:value="2.9075">
                <text:p>2.9075</text:p>
              </table:table-cell>
            </table:table-row>
            <table:table-row>
              <table:table-cell office:value-type="string">
                <text:p>0004060</text:p>
              </table:table-cell>
              <table:table-cell office:value-type="float" office:value="2.78749999999999">
                <text:p>2.78749999999999</text:p>
              </table:table-cell>
            </table:table-row>
            <table:table-row>
              <table:table-cell office:value-type="string">
                <text:p>00040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0004100</text:p>
              </table:table-cell>
              <table:table-cell office:value-type="float" office:value="2.89999999999999">
                <text:p>2.89999999999999</text:p>
              </table:table-cell>
            </table:table-row>
            <table:table-row>
              <table:table-cell office:value-type="string">
                <text:p>0004110</text:p>
              </table:table-cell>
              <table:table-cell office:value-type="float" office:value="2.98999999999999">
                <text:p>2.98999999999999</text:p>
              </table:table-cell>
            </table:table-row>
            <table:table-row>
              <table:table-cell office:value-type="string">
                <text:p>0004120</text:p>
              </table:table-cell>
              <table:table-cell office:value-type="float" office:value="2.80999999999999">
                <text:p>2.80999999999999</text:p>
              </table:table-cell>
            </table:table-row>
            <table:table-row>
              <table:table-cell office:value-type="string">
                <text:p>000413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0004140</text:p>
              </table:table-cell>
              <table:table-cell office:value-type="float" office:value="2.85250000000001">
                <text:p>2.85250000000001</text:p>
              </table:table-cell>
            </table:table-row>
            <table:table-row>
              <table:table-cell office:value-type="string">
                <text:p>0004150</text:p>
              </table:table-cell>
              <table:table-cell office:value-type="float" office:value="3.00999999999999">
                <text:p>3.00999999999999</text:p>
              </table:table-cell>
            </table:table-row>
            <table:table-row>
              <table:table-cell office:value-type="string">
                <text:p>000416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0004170</text:p>
              </table:table-cell>
              <table:table-cell office:value-type="float" office:value="2.96250000000001">
                <text:p>2.96250000000001</text:p>
              </table:table-cell>
            </table:table-row>
            <table:table-row>
              <table:table-cell office:value-type="string">
                <text:p>0004200</text:p>
              </table:table-cell>
              <table:table-cell office:value-type="float" office:value="3.10250000000001">
                <text:p>3.10250000000001</text:p>
              </table:table-cell>
            </table:table-row>
            <table:table-row>
              <table:table-cell office:value-type="string">
                <text:p>0004210</text:p>
              </table:table-cell>
              <table:table-cell office:value-type="float" office:value="2.7825">
                <text:p>2.7825</text:p>
              </table:table-cell>
            </table:table-row>
            <table:table-row>
              <table:table-cell office:value-type="string">
                <text:p>0004220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0004230</text:p>
              </table:table-cell>
              <table:table-cell office:value-type="float" office:value="3.35250000000001">
                <text:p>3.35250000000001</text:p>
              </table:table-cell>
            </table:table-row>
            <table:table-row>
              <table:table-cell office:value-type="string">
                <text:p>0004240</text:p>
              </table:table-cell>
              <table:table-cell office:value-type="float" office:value="2.89250000000001">
                <text:p>2.89250000000001</text:p>
              </table:table-cell>
            </table:table-row>
            <table:table-row>
              <table:table-cell office:value-type="string">
                <text:p>0004250</text:p>
              </table:table-cell>
              <table:table-cell office:value-type="float" office:value="2.94250000000001">
                <text:p>2.94250000000001</text:p>
              </table:table-cell>
            </table:table-row>
            <table:table-row>
              <table:table-cell office:value-type="string">
                <text:p>0004260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0004270</text:p>
              </table:table-cell>
              <table:table-cell office:value-type="float" office:value="3.03999999999999">
                <text:p>3.03999999999999</text:p>
              </table:table-cell>
            </table:table-row>
            <table:table-row>
              <table:table-cell office:value-type="string">
                <text:p>0004300</text:p>
              </table:table-cell>
              <table:table-cell office:value-type="float" office:value="3.05250000000001">
                <text:p>3.05250000000001</text:p>
              </table:table-cell>
            </table:table-row>
            <table:table-row>
              <table:table-cell office:value-type="string">
                <text:p>0004310</text:p>
              </table:table-cell>
              <table:table-cell office:value-type="float" office:value="2.46250000000001">
                <text:p>2.46250000000001</text:p>
              </table:table-cell>
            </table:table-row>
            <table:table-row>
              <table:table-cell office:value-type="string">
                <text:p>0004320</text:p>
              </table:table-cell>
              <table:table-cell office:value-type="float" office:value="3.24250000000001">
                <text:p>3.24250000000001</text:p>
              </table:table-cell>
            </table:table-row>
            <table:table-row>
              <table:table-cell office:value-type="string">
                <text:p>000433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04340</text:p>
              </table:table-cell>
              <table:table-cell office:value-type="float" office:value="2.96250000000001">
                <text:p>2.96250000000001</text:p>
              </table:table-cell>
            </table:table-row>
            <table:table-row>
              <table:table-cell office:value-type="string">
                <text:p>0004350</text:p>
              </table:table-cell>
              <table:table-cell office:value-type="float" office:value="2.50250000000001">
                <text:p>2.50250000000001</text:p>
              </table:table-cell>
            </table:table-row>
            <table:table-row>
              <table:table-cell office:value-type="string">
                <text:p>000436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04370</text:p>
              </table:table-cell>
              <table:table-cell office:value-type="float" office:value="3.24250000000001">
                <text:p>3.24250000000001</text:p>
              </table:table-cell>
            </table:table-row>
            <table:table-row>
              <table:table-cell office:value-type="string">
                <text:p>0004400</text:p>
              </table:table-cell>
              <table:table-cell office:value-type="float" office:value="3.10250000000001">
                <text:p>3.10250000000001</text:p>
              </table:table-cell>
            </table:table-row>
            <table:table-row>
              <table:table-cell office:value-type="string">
                <text:p>0004410</text:p>
              </table:table-cell>
              <table:table-cell office:value-type="float" office:value="2.85250000000001">
                <text:p>2.85250000000001</text:p>
              </table:table-cell>
            </table:table-row>
            <table:table-row>
              <table:table-cell office:value-type="string">
                <text:p>000442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04430</text:p>
              </table:table-cell>
              <table:table-cell office:value-type="float" office:value="2.71250000000001">
                <text:p>2.71250000000001</text:p>
              </table:table-cell>
            </table:table-row>
            <table:table-row>
              <table:table-cell office:value-type="string">
                <text:p>0004440</text:p>
              </table:table-cell>
              <table:table-cell office:value-type="float" office:value="2.71250000000001">
                <text:p>2.71250000000001</text:p>
              </table:table-cell>
            </table:table-row>
            <table:table-row>
              <table:table-cell office:value-type="string">
                <text:p>0004450</text:p>
              </table:table-cell>
              <table:table-cell office:value-type="float" office:value="2.9825">
                <text:p>2.9825</text:p>
              </table:table-cell>
            </table:table-row>
            <table:table-row>
              <table:table-cell office:value-type="string">
                <text:p>000446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0447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0450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04510</text:p>
              </table:table-cell>
              <table:table-cell office:value-type="float" office:value="3.2925">
                <text:p>3.2925</text:p>
              </table:table-cell>
            </table:table-row>
            <table:table-row>
              <table:table-cell office:value-type="string">
                <text:p>000452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04530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000454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0455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04560</text:p>
              </table:table-cell>
              <table:table-cell office:value-type="float" office:value="2.63500000000001">
                <text:p>2.63500000000001</text:p>
              </table:table-cell>
            </table:table-row>
            <table:table-row>
              <table:table-cell office:value-type="string">
                <text:p>0004570</text:p>
              </table:table-cell>
              <table:table-cell office:value-type="float" office:value="2.99250000000001">
                <text:p>2.99250000000001</text:p>
              </table:table-cell>
            </table:table-row>
            <table:table-row>
              <table:table-cell office:value-type="string">
                <text:p>0004600</text:p>
              </table:table-cell>
              <table:table-cell office:value-type="float" office:value="2.77500000000001">
                <text:p>2.77500000000001</text:p>
              </table:table-cell>
            </table:table-row>
            <table:table-row>
              <table:table-cell office:value-type="string">
                <text:p>0004610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0004620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0004630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0004640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0004650</text:p>
              </table:table-cell>
              <table:table-cell office:value-type="float" office:value="2.8175">
                <text:p>2.8175</text:p>
              </table:table-cell>
            </table:table-row>
            <table:table-row>
              <table:table-cell office:value-type="string">
                <text:p>0004660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0004670</text:p>
              </table:table-cell>
              <table:table-cell office:value-type="float" office:value="2.8475">
                <text:p>2.8475</text:p>
              </table:table-cell>
            </table:table-row>
            <table:table-row>
              <table:table-cell office:value-type="string">
                <text:p>0004700</text:p>
              </table:table-cell>
              <table:table-cell office:value-type="float" office:value="2.9575">
                <text:p>2.9575</text:p>
              </table:table-cell>
            </table:table-row>
            <table:table-row>
              <table:table-cell office:value-type="string">
                <text:p>0004710</text:p>
              </table:table-cell>
              <table:table-cell office:value-type="float" office:value="3.11750000000001">
                <text:p>3.11750000000001</text:p>
              </table:table-cell>
            </table:table-row>
            <table:table-row>
              <table:table-cell office:value-type="string">
                <text:p>0004720</text:p>
              </table:table-cell>
              <table:table-cell office:value-type="float" office:value="2.86750000000001">
                <text:p>2.86750000000001</text:p>
              </table:table-cell>
            </table:table-row>
            <table:table-row>
              <table:table-cell office:value-type="string">
                <text:p>00047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000474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000475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00476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000477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005000</text:p>
              </table:table-cell>
              <table:table-cell office:value-type="float" office:value="3.06999999999999">
                <text:p>3.06999999999999</text:p>
              </table:table-cell>
            </table:table-row>
            <table:table-row>
              <table:table-cell office:value-type="string">
                <text:p>00050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000502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05030</text:p>
              </table:table-cell>
              <table:table-cell office:value-type="float" office:value="2.74249999999999">
                <text:p>2.74249999999999</text:p>
              </table:table-cell>
            </table:table-row>
            <table:table-row>
              <table:table-cell office:value-type="string">
                <text:p>0005040</text:p>
              </table:table-cell>
              <table:table-cell office:value-type="float" office:value="2.93249999999999">
                <text:p>2.93249999999999</text:p>
              </table:table-cell>
            </table:table-row>
            <table:table-row>
              <table:table-cell office:value-type="string">
                <text:p>000505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05060</text:p>
              </table:table-cell>
              <table:table-cell office:value-type="float" office:value="2.6125">
                <text:p>2.6125</text:p>
              </table:table-cell>
            </table:table-row>
            <table:table-row>
              <table:table-cell office:value-type="string">
                <text:p>000507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05100</text:p>
              </table:table-cell>
              <table:table-cell office:value-type="float" office:value="2.95500000000001">
                <text:p>2.95500000000001</text:p>
              </table:table-cell>
            </table:table-row>
            <table:table-row>
              <table:table-cell office:value-type="string">
                <text:p>000511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05120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0005130</text:p>
              </table:table-cell>
              <table:table-cell office:value-type="float" office:value="2.92500000000001">
                <text:p>2.92500000000001</text:p>
              </table:table-cell>
            </table:table-row>
            <table:table-row>
              <table:table-cell office:value-type="string">
                <text:p>0005140</text:p>
              </table:table-cell>
              <table:table-cell office:value-type="float" office:value="2.995">
                <text:p>2.995</text:p>
              </table:table-cell>
            </table:table-row>
            <table:table-row>
              <table:table-cell office:value-type="string">
                <text:p>0005150</text:p>
              </table:table-cell>
              <table:table-cell office:value-type="float" office:value="2.69500000000001">
                <text:p>2.69500000000001</text:p>
              </table:table-cell>
            </table:table-row>
            <table:table-row>
              <table:table-cell office:value-type="string">
                <text:p>0005160</text:p>
              </table:table-cell>
              <table:table-cell office:value-type="float" office:value="2.58500000000001">
                <text:p>2.58500000000001</text:p>
              </table:table-cell>
            </table:table-row>
            <table:table-row>
              <table:table-cell office:value-type="string">
                <text:p>0005170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000520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0005210</text:p>
              </table:table-cell>
              <table:table-cell office:value-type="float" office:value="2.6675">
                <text:p>2.6675</text:p>
              </table:table-cell>
            </table:table-row>
            <table:table-row>
              <table:table-cell office:value-type="string">
                <text:p>0005220</text:p>
              </table:table-cell>
              <table:table-cell office:value-type="float" office:value="2.6275">
                <text:p>2.6275</text:p>
              </table:table-cell>
            </table:table-row>
            <table:table-row>
              <table:table-cell office:value-type="string">
                <text:p>0005230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000524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05250</text:p>
              </table:table-cell>
              <table:table-cell office:value-type="float" office:value="2.84999999999999">
                <text:p>2.84999999999999</text:p>
              </table:table-cell>
            </table:table-row>
            <table:table-row>
              <table:table-cell office:value-type="string">
                <text:p>0005260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000527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000530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0005310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000532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000533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00534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0005350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0005360</text:p>
              </table:table-cell>
              <table:table-cell office:value-type="float" office:value="2.70999999999999">
                <text:p>2.70999999999999</text:p>
              </table:table-cell>
            </table:table-row>
            <table:table-row>
              <table:table-cell office:value-type="string">
                <text:p>000537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0005400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0005410</text:p>
              </table:table-cell>
              <table:table-cell office:value-type="float" office:value="2.70999999999999">
                <text:p>2.70999999999999</text:p>
              </table:table-cell>
            </table:table-row>
            <table:table-row>
              <table:table-cell office:value-type="string">
                <text:p>0005420</text:p>
              </table:table-cell>
              <table:table-cell office:value-type="float" office:value="2.57249999999999">
                <text:p>2.57249999999999</text:p>
              </table:table-cell>
            </table:table-row>
            <table:table-row>
              <table:table-cell office:value-type="string">
                <text:p>000543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005440</text:p>
              </table:table-cell>
              <table:table-cell office:value-type="float" office:value="2.7825">
                <text:p>2.7825</text:p>
              </table:table-cell>
            </table:table-row>
            <table:table-row>
              <table:table-cell office:value-type="string">
                <text:p>0005450</text:p>
              </table:table-cell>
              <table:table-cell office:value-type="float" office:value="2.6425">
                <text:p>2.6425</text:p>
              </table:table-cell>
            </table:table-row>
            <table:table-row>
              <table:table-cell office:value-type="string">
                <text:p>0005460</text:p>
              </table:table-cell>
              <table:table-cell office:value-type="float" office:value="2.5025">
                <text:p>2.5025</text:p>
              </table:table-cell>
            </table:table-row>
            <table:table-row>
              <table:table-cell office:value-type="string">
                <text:p>0005470</text:p>
              </table:table-cell>
              <table:table-cell office:value-type="float" office:value="3.52249999999999">
                <text:p>3.52249999999999</text:p>
              </table:table-cell>
            </table:table-row>
            <table:table-row>
              <table:table-cell office:value-type="string">
                <text:p>0005500</text:p>
              </table:table-cell>
              <table:table-cell office:value-type="float" office:value="2.68249999999999">
                <text:p>2.68249999999999</text:p>
              </table:table-cell>
            </table:table-row>
            <table:table-row>
              <table:table-cell office:value-type="string">
                <text:p>0005510</text:p>
              </table:table-cell>
              <table:table-cell office:value-type="float" office:value="2.86499999999999">
                <text:p>2.86499999999999</text:p>
              </table:table-cell>
            </table:table-row>
            <table:table-row>
              <table:table-cell office:value-type="string">
                <text:p>0005520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000553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05540</text:p>
              </table:table-cell>
              <table:table-cell office:value-type="float" office:value="2.82499999999999">
                <text:p>2.82499999999999</text:p>
              </table:table-cell>
            </table:table-row>
            <table:table-row>
              <table:table-cell office:value-type="string">
                <text:p>0005550</text:p>
              </table:table-cell>
              <table:table-cell office:value-type="float" office:value="2.68499999999999">
                <text:p>2.68499999999999</text:p>
              </table:table-cell>
            </table:table-row>
            <table:table-row>
              <table:table-cell office:value-type="string">
                <text:p>0005560</text:p>
              </table:table-cell>
              <table:table-cell office:value-type="float" office:value="2.895">
                <text:p>2.895</text:p>
              </table:table-cell>
            </table:table-row>
            <table:table-row>
              <table:table-cell office:value-type="string">
                <text:p>0005570</text:p>
              </table:table-cell>
              <table:table-cell office:value-type="float" office:value="2.63499999999999">
                <text:p>2.63499999999999</text:p>
              </table:table-cell>
            </table:table-row>
            <table:table-row>
              <table:table-cell office:value-type="string">
                <text:p>0005600</text:p>
              </table:table-cell>
              <table:table-cell office:value-type="float" office:value="2.80499999999999">
                <text:p>2.80499999999999</text:p>
              </table:table-cell>
            </table:table-row>
            <table:table-row>
              <table:table-cell office:value-type="string">
                <text:p>0005610</text:p>
              </table:table-cell>
              <table:table-cell office:value-type="float" office:value="2.97750000000001">
                <text:p>2.97750000000001</text:p>
              </table:table-cell>
            </table:table-row>
            <table:table-row>
              <table:table-cell office:value-type="string">
                <text:p>0005620</text:p>
              </table:table-cell>
              <table:table-cell office:value-type="float" office:value="3.34750000000001">
                <text:p>3.34750000000001</text:p>
              </table:table-cell>
            </table:table-row>
            <table:table-row>
              <table:table-cell office:value-type="string">
                <text:p>0005630</text:p>
              </table:table-cell>
              <table:table-cell office:value-type="float" office:value="2.95750000000001">
                <text:p>2.95750000000001</text:p>
              </table:table-cell>
            </table:table-row>
            <table:table-row>
              <table:table-cell office:value-type="string">
                <text:p>0005640</text:p>
              </table:table-cell>
              <table:table-cell office:value-type="float" office:value="2.84750000000001">
                <text:p>2.84750000000001</text:p>
              </table:table-cell>
            </table:table-row>
            <table:table-row>
              <table:table-cell office:value-type="string">
                <text:p>0005650</text:p>
              </table:table-cell>
              <table:table-cell office:value-type="float" office:value="2.9175">
                <text:p>2.9175</text:p>
              </table:table-cell>
            </table:table-row>
            <table:table-row>
              <table:table-cell office:value-type="string">
                <text:p>0005660</text:p>
              </table:table-cell>
              <table:table-cell office:value-type="float" office:value="2.7475">
                <text:p>2.7475</text:p>
              </table:table-cell>
            </table:table-row>
            <table:table-row>
              <table:table-cell office:value-type="string">
                <text:p>0005670</text:p>
              </table:table-cell>
              <table:table-cell office:value-type="float" office:value="2.44750000000001">
                <text:p>2.44750000000001</text:p>
              </table:table-cell>
            </table:table-row>
            <table:table-row>
              <table:table-cell office:value-type="string">
                <text:p>0005700</text:p>
              </table:table-cell>
              <table:table-cell office:value-type="float" office:value="2.6575">
                <text:p>2.6575</text:p>
              </table:table-cell>
            </table:table-row>
            <table:table-row>
              <table:table-cell office:value-type="string">
                <text:p>0005710</text:p>
              </table:table-cell>
              <table:table-cell office:value-type="float" office:value="2.58750000000001">
                <text:p>2.58750000000001</text:p>
              </table:table-cell>
            </table:table-row>
            <table:table-row>
              <table:table-cell office:value-type="string">
                <text:p>0005720</text:p>
              </table:table-cell>
              <table:table-cell office:value-type="float" office:value="2.6375">
                <text:p>2.6375</text:p>
              </table:table-cell>
            </table:table-row>
            <table:table-row>
              <table:table-cell office:value-type="string">
                <text:p>0005730</text:p>
              </table:table-cell>
              <table:table-cell office:value-type="float" office:value="2.47750000000001">
                <text:p>2.47750000000001</text:p>
              </table:table-cell>
            </table:table-row>
            <table:table-row>
              <table:table-cell office:value-type="string">
                <text:p>0005740</text:p>
              </table:table-cell>
              <table:table-cell office:value-type="float" office:value="2.95750000000001">
                <text:p>2.95750000000001</text:p>
              </table:table-cell>
            </table:table-row>
            <table:table-row>
              <table:table-cell office:value-type="string">
                <text:p>0005750</text:p>
              </table:table-cell>
              <table:table-cell office:value-type="float" office:value="2.6375">
                <text:p>2.6375</text:p>
              </table:table-cell>
            </table:table-row>
            <table:table-row>
              <table:table-cell office:value-type="string">
                <text:p>0005760</text:p>
              </table:table-cell>
              <table:table-cell office:value-type="float" office:value="3.09750000000001">
                <text:p>3.09750000000001</text:p>
              </table:table-cell>
            </table:table-row>
            <table:table-row>
              <table:table-cell office:value-type="string">
                <text:p>000577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0006000</text:p>
              </table:table-cell>
              <table:table-cell office:value-type="float" office:value="2.95750000000001">
                <text:p>2.95750000000001</text:p>
              </table:table-cell>
            </table:table-row>
            <table:table-row>
              <table:table-cell office:value-type="string">
                <text:p>0006010</text:p>
              </table:table-cell>
              <table:table-cell office:value-type="float" office:value="2.81750000000001">
                <text:p>2.81750000000001</text:p>
              </table:table-cell>
            </table:table-row>
            <table:table-row>
              <table:table-cell office:value-type="string">
                <text:p>0006020</text:p>
              </table:table-cell>
              <table:table-cell office:value-type="float" office:value="2.42750000000001">
                <text:p>2.42750000000001</text:p>
              </table:table-cell>
            </table:table-row>
            <table:table-row>
              <table:table-cell office:value-type="string">
                <text:p>000603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000604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0006050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0006060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0006070</text:p>
              </table:table-cell>
              <table:table-cell office:value-type="float" office:value="3.32000000000001">
                <text:p>3.32000000000001</text:p>
              </table:table-cell>
            </table:table-row>
            <table:table-row>
              <table:table-cell office:value-type="string">
                <text:p>0006100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000611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0006120</text:p>
              </table:table-cell>
              <table:table-cell office:value-type="float" office:value="2.54000000000001">
                <text:p>2.54000000000001</text:p>
              </table:table-cell>
            </table:table-row>
            <table:table-row>
              <table:table-cell office:value-type="string">
                <text:p>000613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0006140</text:p>
              </table:table-cell>
              <table:table-cell office:value-type="float" office:value="2.77249999999999">
                <text:p>2.77249999999999</text:p>
              </table:table-cell>
            </table:table-row>
            <table:table-row>
              <table:table-cell office:value-type="string">
                <text:p>0006150</text:p>
              </table:table-cell>
              <table:table-cell office:value-type="float" office:value="2.9325">
                <text:p>2.9325</text:p>
              </table:table-cell>
            </table:table-row>
            <table:table-row>
              <table:table-cell office:value-type="string">
                <text:p>000616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06170</text:p>
              </table:table-cell>
              <table:table-cell office:value-type="float" office:value="2.7625">
                <text:p>2.7625</text:p>
              </table:table-cell>
            </table:table-row>
            <table:table-row>
              <table:table-cell office:value-type="string">
                <text:p>0006200</text:p>
              </table:table-cell>
              <table:table-cell office:value-type="float" office:value="2.9525">
                <text:p>2.9525</text:p>
              </table:table-cell>
            </table:table-row>
            <table:table-row>
              <table:table-cell office:value-type="string">
                <text:p>000621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06220</text:p>
              </table:table-cell>
              <table:table-cell office:value-type="float" office:value="2.9325">
                <text:p>2.9325</text:p>
              </table:table-cell>
            </table:table-row>
            <table:table-row>
              <table:table-cell office:value-type="string">
                <text:p>0006230</text:p>
              </table:table-cell>
              <table:table-cell office:value-type="float" office:value="2.7625">
                <text:p>2.7625</text:p>
              </table:table-cell>
            </table:table-row>
            <table:table-row>
              <table:table-cell office:value-type="string">
                <text:p>0006240</text:p>
              </table:table-cell>
              <table:table-cell office:value-type="float" office:value="2.9325">
                <text:p>2.9325</text:p>
              </table:table-cell>
            </table:table-row>
            <table:table-row>
              <table:table-cell office:value-type="string">
                <text:p>0006250</text:p>
              </table:table-cell>
              <table:table-cell office:value-type="float" office:value="2.7025">
                <text:p>2.7025</text:p>
              </table:table-cell>
            </table:table-row>
            <table:table-row>
              <table:table-cell office:value-type="string">
                <text:p>0006260</text:p>
              </table:table-cell>
              <table:table-cell office:value-type="float" office:value="3.0925">
                <text:p>3.0925</text:p>
              </table:table-cell>
            </table:table-row>
            <table:table-row>
              <table:table-cell office:value-type="string">
                <text:p>0006270</text:p>
              </table:table-cell>
              <table:table-cell office:value-type="float" office:value="2.9325">
                <text:p>2.9325</text:p>
              </table:table-cell>
            </table:table-row>
            <table:table-row>
              <table:table-cell office:value-type="string">
                <text:p>0006300</text:p>
              </table:table-cell>
              <table:table-cell office:value-type="float" office:value="2.4225">
                <text:p>2.4225</text:p>
              </table:table-cell>
            </table:table-row>
            <table:table-row>
              <table:table-cell office:value-type="string">
                <text:p>000631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06320</text:p>
              </table:table-cell>
              <table:table-cell office:value-type="float" office:value="2.72499999999999">
                <text:p>2.72499999999999</text:p>
              </table:table-cell>
            </table:table-row>
            <table:table-row>
              <table:table-cell office:value-type="string">
                <text:p>0006330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0006340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000635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0006360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0006370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00064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0006410</text:p>
              </table:table-cell>
              <table:table-cell office:value-type="float" office:value="2.7375">
                <text:p>2.7375</text:p>
              </table:table-cell>
            </table:table-row>
            <table:table-row>
              <table:table-cell office:value-type="string">
                <text:p>0006420</text:p>
              </table:table-cell>
              <table:table-cell office:value-type="float" office:value="2.5975">
                <text:p>2.5975</text:p>
              </table:table-cell>
            </table:table-row>
            <table:table-row>
              <table:table-cell office:value-type="string">
                <text:p>0006430</text:p>
              </table:table-cell>
              <table:table-cell office:value-type="float" office:value="2.3275">
                <text:p>2.3275</text:p>
              </table:table-cell>
            </table:table-row>
            <table:table-row>
              <table:table-cell office:value-type="string">
                <text:p>0006440</text:p>
              </table:table-cell>
              <table:table-cell office:value-type="float" office:value="2.78749999999999">
                <text:p>2.78749999999999</text:p>
              </table:table-cell>
            </table:table-row>
            <table:table-row>
              <table:table-cell office:value-type="string">
                <text:p>0006450</text:p>
              </table:table-cell>
              <table:table-cell office:value-type="float" office:value="2.52749999999999">
                <text:p>2.52749999999999</text:p>
              </table:table-cell>
            </table:table-row>
            <table:table-row>
              <table:table-cell office:value-type="string">
                <text:p>0006460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0006470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00065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0006510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000652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000653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06540</text:p>
              </table:table-cell>
              <table:table-cell office:value-type="float" office:value="2.55000000000001">
                <text:p>2.55000000000001</text:p>
              </table:table-cell>
            </table:table-row>
            <table:table-row>
              <table:table-cell office:value-type="string">
                <text:p>0006550</text:p>
              </table:table-cell>
              <table:table-cell office:value-type="float" office:value="2.88000000000001">
                <text:p>2.88000000000001</text:p>
              </table:table-cell>
            </table:table-row>
            <table:table-row>
              <table:table-cell office:value-type="string">
                <text:p>0006560</text:p>
              </table:table-cell>
              <table:table-cell office:value-type="float" office:value="2.27000000000001">
                <text:p>2.27000000000001</text:p>
              </table:table-cell>
            </table:table-row>
            <table:table-row>
              <table:table-cell office:value-type="string">
                <text:p>0006570</text:p>
              </table:table-cell>
              <table:table-cell office:value-type="float" office:value="2.80250000000001">
                <text:p>2.80250000000001</text:p>
              </table:table-cell>
            </table:table-row>
            <table:table-row>
              <table:table-cell office:value-type="string">
                <text:p>0006600</text:p>
              </table:table-cell>
              <table:table-cell office:value-type="float" office:value="2.7525">
                <text:p>2.7525</text:p>
              </table:table-cell>
            </table:table-row>
            <table:table-row>
              <table:table-cell office:value-type="string">
                <text:p>000661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06620</text:p>
              </table:table-cell>
              <table:table-cell office:value-type="float" office:value="2.91500000000001">
                <text:p>2.91500000000001</text:p>
              </table:table-cell>
            </table:table-row>
            <table:table-row>
              <table:table-cell office:value-type="string">
                <text:p>0006630</text:p>
              </table:table-cell>
              <table:table-cell office:value-type="float" office:value="2.41250000000001">
                <text:p>2.41250000000001</text:p>
              </table:table-cell>
            </table:table-row>
            <table:table-row>
              <table:table-cell office:value-type="string">
                <text:p>0006640</text:p>
              </table:table-cell>
              <table:table-cell office:value-type="float" office:value="3.0325">
                <text:p>3.0325</text:p>
              </table:table-cell>
            </table:table-row>
            <table:table-row>
              <table:table-cell office:value-type="string">
                <text:p>000665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000666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000667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000670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0671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06720</text:p>
              </table:table-cell>
              <table:table-cell office:value-type="float" office:value="2.5775">
                <text:p>2.5775</text:p>
              </table:table-cell>
            </table:table-row>
            <table:table-row>
              <table:table-cell office:value-type="string">
                <text:p>0006730</text:p>
              </table:table-cell>
              <table:table-cell office:value-type="float" office:value="2.51000000000001">
                <text:p>2.51000000000001</text:p>
              </table:table-cell>
            </table:table-row>
            <table:table-row>
              <table:table-cell office:value-type="string">
                <text:p>0006740</text:p>
              </table:table-cell>
              <table:table-cell office:value-type="float" office:value="2.7325">
                <text:p>2.7325</text:p>
              </table:table-cell>
            </table:table-row>
            <table:table-row>
              <table:table-cell office:value-type="string">
                <text:p>0006750</text:p>
              </table:table-cell>
              <table:table-cell office:value-type="float" office:value="2.85250000000001">
                <text:p>2.85250000000001</text:p>
              </table:table-cell>
            </table:table-row>
            <table:table-row>
              <table:table-cell office:value-type="string">
                <text:p>000676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0006770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string">
                <text:p>0007000</text:p>
              </table:table-cell>
              <table:table-cell office:value-type="float" office:value="2.44000000000001">
                <text:p>2.44000000000001</text:p>
              </table:table-cell>
            </table:table-row>
            <table:table-row>
              <table:table-cell office:value-type="string">
                <text:p>0007010</text:p>
              </table:table-cell>
              <table:table-cell office:value-type="float" office:value="2.4575">
                <text:p>2.4575</text:p>
              </table:table-cell>
            </table:table-row>
            <table:table-row>
              <table:table-cell office:value-type="string">
                <text:p>000702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0007030</text:p>
              </table:table-cell>
              <table:table-cell office:value-type="float" office:value="2.57000000000001">
                <text:p>2.57000000000001</text:p>
              </table:table-cell>
            </table:table-row>
            <table:table-row>
              <table:table-cell office:value-type="string">
                <text:p>000704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0007050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0007060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0007070</text:p>
              </table:table-cell>
              <table:table-cell office:value-type="float" office:value="2.4525">
                <text:p>2.4525</text:p>
              </table:table-cell>
            </table:table-row>
            <table:table-row>
              <table:table-cell office:value-type="string">
                <text:p>00071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0007110</text:p>
              </table:table-cell>
              <table:table-cell office:value-type="float" office:value="2.32000000000001">
                <text:p>2.32000000000001</text:p>
              </table:table-cell>
            </table:table-row>
            <table:table-row>
              <table:table-cell office:value-type="string">
                <text:p>0007120</text:p>
              </table:table-cell>
              <table:table-cell office:value-type="float" office:value="2.6425">
                <text:p>2.6425</text:p>
              </table:table-cell>
            </table:table-row>
            <table:table-row>
              <table:table-cell office:value-type="string">
                <text:p>0007130</text:p>
              </table:table-cell>
              <table:table-cell office:value-type="float" office:value="2.5025">
                <text:p>2.5025</text:p>
              </table:table-cell>
            </table:table-row>
            <table:table-row>
              <table:table-cell office:value-type="string">
                <text:p>0007140</text:p>
              </table:table-cell>
              <table:table-cell office:value-type="float" office:value="2.38500000000001">
                <text:p>2.38500000000001</text:p>
              </table:table-cell>
            </table:table-row>
            <table:table-row>
              <table:table-cell office:value-type="string">
                <text:p>0007150</text:p>
              </table:table-cell>
              <table:table-cell office:value-type="float" office:value="2.91500000000001">
                <text:p>2.91500000000001</text:p>
              </table:table-cell>
            </table:table-row>
            <table:table-row>
              <table:table-cell office:value-type="string">
                <text:p>0007160</text:p>
              </table:table-cell>
              <table:table-cell office:value-type="float" office:value="2.47499999999999">
                <text:p>2.47499999999999</text:p>
              </table:table-cell>
            </table:table-row>
            <table:table-row>
              <table:table-cell office:value-type="string">
                <text:p>0007170</text:p>
              </table:table-cell>
              <table:table-cell office:value-type="float" office:value="2.38500000000001">
                <text:p>2.38500000000001</text:p>
              </table:table-cell>
            </table:table-row>
            <table:table-row>
              <table:table-cell office:value-type="string">
                <text:p>0007200</text:p>
              </table:table-cell>
              <table:table-cell office:value-type="float" office:value="2.13500000000001">
                <text:p>2.13500000000001</text:p>
              </table:table-cell>
            </table:table-row>
            <table:table-row>
              <table:table-cell office:value-type="string">
                <text:p>0007210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0007220</text:p>
              </table:table-cell>
              <table:table-cell office:value-type="float" office:value="2.435">
                <text:p>2.435</text:p>
              </table:table-cell>
            </table:table-row>
            <table:table-row>
              <table:table-cell office:value-type="string">
                <text:p>0007230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0007240</text:p>
              </table:table-cell>
              <table:table-cell office:value-type="float" office:value="2.435">
                <text:p>2.435</text:p>
              </table:table-cell>
            </table:table-row>
            <table:table-row>
              <table:table-cell office:value-type="string">
                <text:p>0007250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0007260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0007270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0007300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0007310</text:p>
              </table:table-cell>
              <table:table-cell office:value-type="float" office:value="2.38500000000001">
                <text:p>2.38500000000001</text:p>
              </table:table-cell>
            </table:table-row>
            <table:table-row>
              <table:table-cell office:value-type="string">
                <text:p>0007320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0007330</text:p>
              </table:table-cell>
              <table:table-cell office:value-type="float" office:value="2.67999999999999">
                <text:p>2.67999999999999</text:p>
              </table:table-cell>
            </table:table-row>
            <table:table-row>
              <table:table-cell office:value-type="string">
                <text:p>000734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000735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000736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0007370</text:p>
              </table:table-cell>
              <table:table-cell office:value-type="float" office:value="2.14999999999999">
                <text:p>2.14999999999999</text:p>
              </table:table-cell>
            </table:table-row>
            <table:table-row>
              <table:table-cell office:value-type="string">
                <text:p>0007400</text:p>
              </table:table-cell>
              <table:table-cell office:value-type="float" office:value="2.4225">
                <text:p>2.4225</text:p>
              </table:table-cell>
            </table:table-row>
            <table:table-row>
              <table:table-cell office:value-type="string">
                <text:p>000741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007420</text:p>
              </table:table-cell>
              <table:table-cell office:value-type="float" office:value="2.47250000000001">
                <text:p>2.47250000000001</text:p>
              </table:table-cell>
            </table:table-row>
            <table:table-row>
              <table:table-cell office:value-type="string">
                <text:p>0007430</text:p>
              </table:table-cell>
              <table:table-cell office:value-type="float" office:value="2.28999999999999">
                <text:p>2.28999999999999</text:p>
              </table:table-cell>
            </table:table-row>
            <table:table-row>
              <table:table-cell office:value-type="string">
                <text:p>0007440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0007450</text:p>
              </table:table-cell>
              <table:table-cell office:value-type="float" office:value="2.21250000000001">
                <text:p>2.21250000000001</text:p>
              </table:table-cell>
            </table:table-row>
            <table:table-row>
              <table:table-cell office:value-type="string">
                <text:p>0007460</text:p>
              </table:table-cell>
              <table:table-cell office:value-type="float" office:value="2.49250000000001">
                <text:p>2.49250000000001</text:p>
              </table:table-cell>
            </table:table-row>
            <table:table-row>
              <table:table-cell office:value-type="string">
                <text:p>000747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0007500</text:p>
              </table:table-cell>
              <table:table-cell office:value-type="float" office:value="2.3725">
                <text:p>2.3725</text:p>
              </table:table-cell>
            </table:table-row>
            <table:table-row>
              <table:table-cell office:value-type="string">
                <text:p>0007510</text:p>
              </table:table-cell>
              <table:table-cell office:value-type="float" office:value="2.58250000000001">
                <text:p>2.58250000000001</text:p>
              </table:table-cell>
            </table:table-row>
            <table:table-row>
              <table:table-cell office:value-type="string">
                <text:p>0007520</text:p>
              </table:table-cell>
              <table:table-cell office:value-type="float" office:value="2.35250000000001">
                <text:p>2.35250000000001</text:p>
              </table:table-cell>
            </table:table-row>
            <table:table-row>
              <table:table-cell office:value-type="string">
                <text:p>0007530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000754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07550</text:p>
              </table:table-cell>
              <table:table-cell office:value-type="float" office:value="2.485">
                <text:p>2.485</text:p>
              </table:table-cell>
            </table:table-row>
            <table:table-row>
              <table:table-cell office:value-type="string">
                <text:p>0007560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0007570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0007600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0007610</text:p>
              </table:table-cell>
              <table:table-cell office:value-type="float" office:value="2.58500000000001">
                <text:p>2.58500000000001</text:p>
              </table:table-cell>
            </table:table-row>
            <table:table-row>
              <table:table-cell office:value-type="string">
                <text:p>0007620</text:p>
              </table:table-cell>
              <table:table-cell office:value-type="float" office:value="2.25500000000001">
                <text:p>2.25500000000001</text:p>
              </table:table-cell>
            </table:table-row>
            <table:table-row>
              <table:table-cell office:value-type="string">
                <text:p>0007630</text:p>
              </table:table-cell>
              <table:table-cell office:value-type="float" office:value="2.44500000000001">
                <text:p>2.44500000000001</text:p>
              </table:table-cell>
            </table:table-row>
            <table:table-row>
              <table:table-cell office:value-type="string">
                <text:p>0007640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0007650</text:p>
              </table:table-cell>
              <table:table-cell office:value-type="float" office:value="2.395">
                <text:p>2.395</text:p>
              </table:table-cell>
            </table:table-row>
            <table:table-row>
              <table:table-cell office:value-type="string">
                <text:p>0007660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0007670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000770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07710</text:p>
              </table:table-cell>
              <table:table-cell office:value-type="float" office:value="2.58250000000001">
                <text:p>2.58250000000001</text:p>
              </table:table-cell>
            </table:table-row>
            <table:table-row>
              <table:table-cell office:value-type="string">
                <text:p>000772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07730</text:p>
              </table:table-cell>
              <table:table-cell office:value-type="float" office:value="2.67999999999999">
                <text:p>2.67999999999999</text:p>
              </table:table-cell>
            </table:table-row>
            <table:table-row>
              <table:table-cell office:value-type="string">
                <text:p>0007740</text:p>
              </table:table-cell>
              <table:table-cell office:value-type="float" office:value="3.2025">
                <text:p>3.2025</text:p>
              </table:table-cell>
            </table:table-row>
            <table:table-row>
              <table:table-cell office:value-type="string">
                <text:p>0007750</text:p>
              </table:table-cell>
              <table:table-cell office:value-type="float" office:value="2.77250000000001">
                <text:p>2.77250000000001</text:p>
              </table:table-cell>
            </table:table-row>
            <table:table-row>
              <table:table-cell office:value-type="string">
                <text:p>0007760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0007770</text:p>
              </table:table-cell>
              <table:table-cell office:value-type="float" office:value="2.8075">
                <text:p>2.8075</text:p>
              </table:table-cell>
            </table:table-row>
            <table:table-row>
              <table:table-cell office:value-type="string">
                <text:p>0010000</text:p>
              </table:table-cell>
              <table:table-cell office:value-type="float" office:value="2.75999999999999">
                <text:p>2.75999999999999</text:p>
              </table:table-cell>
            </table:table-row>
            <table:table-row>
              <table:table-cell office:value-type="string">
                <text:p>0010010</text:p>
              </table:table-cell>
              <table:table-cell office:value-type="float" office:value="2.71249999999999">
                <text:p>2.71249999999999</text:p>
              </table:table-cell>
            </table:table-row>
            <table:table-row>
              <table:table-cell office:value-type="string">
                <text:p>0010020</text:p>
              </table:table-cell>
              <table:table-cell office:value-type="float" office:value="2.7375">
                <text:p>2.7375</text:p>
              </table:table-cell>
            </table:table-row>
            <table:table-row>
              <table:table-cell office:value-type="string">
                <text:p>0010030</text:p>
              </table:table-cell>
              <table:table-cell office:value-type="float" office:value="2.70999999999999">
                <text:p>2.70999999999999</text:p>
              </table:table-cell>
            </table:table-row>
            <table:table-row>
              <table:table-cell office:value-type="string">
                <text:p>001004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0010050</text:p>
              </table:table-cell>
              <table:table-cell office:value-type="float" office:value="2.43249999999999">
                <text:p>2.43249999999999</text:p>
              </table:table-cell>
            </table:table-row>
            <table:table-row>
              <table:table-cell office:value-type="string">
                <text:p>0010060</text:p>
              </table:table-cell>
              <table:table-cell office:value-type="float" office:value="2.80249999999999">
                <text:p>2.80249999999999</text:p>
              </table:table-cell>
            </table:table-row>
            <table:table-row>
              <table:table-cell office:value-type="string">
                <text:p>0010070</text:p>
              </table:table-cell>
              <table:table-cell office:value-type="float" office:value="2.55249999999999">
                <text:p>2.55249999999999</text:p>
              </table:table-cell>
            </table:table-row>
            <table:table-row>
              <table:table-cell office:value-type="string">
                <text:p>0010100</text:p>
              </table:table-cell>
              <table:table-cell office:value-type="float" office:value="2.7525">
                <text:p>2.7525</text:p>
              </table:table-cell>
            </table:table-row>
            <table:table-row>
              <table:table-cell office:value-type="string">
                <text:p>0010110</text:p>
              </table:table-cell>
              <table:table-cell office:value-type="float" office:value="2.80500000000001">
                <text:p>2.80500000000001</text:p>
              </table:table-cell>
            </table:table-row>
            <table:table-row>
              <table:table-cell office:value-type="string">
                <text:p>0010120</text:p>
              </table:table-cell>
              <table:table-cell office:value-type="float" office:value="2.33750000000001">
                <text:p>2.33750000000001</text:p>
              </table:table-cell>
            </table:table-row>
            <table:table-row>
              <table:table-cell office:value-type="string">
                <text:p>0010130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>0010140</text:p>
              </table:table-cell>
              <table:table-cell office:value-type="float" office:value="2.67750000000001">
                <text:p>2.67750000000001</text:p>
              </table:table-cell>
            </table:table-row>
            <table:table-row>
              <table:table-cell office:value-type="string">
                <text:p>0010150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001016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1017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001020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10210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001022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10230</text:p>
              </table:table-cell>
              <table:table-cell office:value-type="float" office:value="3.0025">
                <text:p>3.0025</text:p>
              </table:table-cell>
            </table:table-row>
            <table:table-row>
              <table:table-cell office:value-type="string">
                <text:p>001024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0010250</text:p>
              </table:table-cell>
              <table:table-cell office:value-type="float" office:value="2.74249999999999">
                <text:p>2.74249999999999</text:p>
              </table:table-cell>
            </table:table-row>
            <table:table-row>
              <table:table-cell office:value-type="string">
                <text:p>0010260</text:p>
              </table:table-cell>
              <table:table-cell office:value-type="float" office:value="3.02249999999999">
                <text:p>3.02249999999999</text:p>
              </table:table-cell>
            </table:table-row>
            <table:table-row>
              <table:table-cell office:value-type="string">
                <text:p>0010270</text:p>
              </table:table-cell>
              <table:table-cell office:value-type="float" office:value="2.46499999999999">
                <text:p>2.46499999999999</text:p>
              </table:table-cell>
            </table:table-row>
            <table:table-row>
              <table:table-cell office:value-type="string">
                <text:p>001030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0010310</text:p>
              </table:table-cell>
              <table:table-cell office:value-type="float" office:value="2.32499999999999">
                <text:p>2.32499999999999</text:p>
              </table:table-cell>
            </table:table-row>
            <table:table-row>
              <table:table-cell office:value-type="string">
                <text:p>0010320</text:p>
              </table:table-cell>
              <table:table-cell office:value-type="float" office:value="2.35249999999999">
                <text:p>2.35249999999999</text:p>
              </table:table-cell>
            </table:table-row>
            <table:table-row>
              <table:table-cell office:value-type="string">
                <text:p>001033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1034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1035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001036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10370</text:p>
              </table:table-cell>
              <table:table-cell office:value-type="float" office:value="2.85000000000001">
                <text:p>2.85000000000001</text:p>
              </table:table-cell>
            </table:table-row>
            <table:table-row>
              <table:table-cell office:value-type="string">
                <text:p>00104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0010410</text:p>
              </table:table-cell>
              <table:table-cell office:value-type="float" office:value="2.5425">
                <text:p>2.5425</text:p>
              </table:table-cell>
            </table:table-row>
            <table:table-row>
              <table:table-cell office:value-type="string">
                <text:p>0010420</text:p>
              </table:table-cell>
              <table:table-cell office:value-type="float" office:value="2.66499999999999">
                <text:p>2.66499999999999</text:p>
              </table:table-cell>
            </table:table-row>
            <table:table-row>
              <table:table-cell office:value-type="string">
                <text:p>0010430</text:p>
              </table:table-cell>
              <table:table-cell office:value-type="float" office:value="2.47499999999999">
                <text:p>2.47499999999999</text:p>
              </table:table-cell>
            </table:table-row>
            <table:table-row>
              <table:table-cell office:value-type="string">
                <text:p>001044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0010450</text:p>
              </table:table-cell>
              <table:table-cell office:value-type="float" office:value="2.7075">
                <text:p>2.7075</text:p>
              </table:table-cell>
            </table:table-row>
            <table:table-row>
              <table:table-cell office:value-type="string">
                <text:p>0010460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0010470</text:p>
              </table:table-cell>
              <table:table-cell office:value-type="float" office:value="2.5475">
                <text:p>2.5475</text:p>
              </table:table-cell>
            </table:table-row>
            <table:table-row>
              <table:table-cell office:value-type="string">
                <text:p>0010500</text:p>
              </table:table-cell>
              <table:table-cell office:value-type="float" office:value="2.61749999999999">
                <text:p>2.61749999999999</text:p>
              </table:table-cell>
            </table:table-row>
            <table:table-row>
              <table:table-cell office:value-type="string">
                <text:p>0010510</text:p>
              </table:table-cell>
              <table:table-cell office:value-type="float" office:value="2.49749999999999">
                <text:p>2.49749999999999</text:p>
              </table:table-cell>
            </table:table-row>
            <table:table-row>
              <table:table-cell office:value-type="string">
                <text:p>0010520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0010530</text:p>
              </table:table-cell>
              <table:table-cell office:value-type="float" office:value="2.2175">
                <text:p>2.2175</text:p>
              </table:table-cell>
            </table:table-row>
            <table:table-row>
              <table:table-cell office:value-type="string">
                <text:p>0010540</text:p>
              </table:table-cell>
              <table:table-cell office:value-type="float" office:value="2.7075">
                <text:p>2.7075</text:p>
              </table:table-cell>
            </table:table-row>
            <table:table-row>
              <table:table-cell office:value-type="string">
                <text:p>0010550</text:p>
              </table:table-cell>
              <table:table-cell office:value-type="float" office:value="2.74749999999999">
                <text:p>2.74749999999999</text:p>
              </table:table-cell>
            </table:table-row>
            <table:table-row>
              <table:table-cell office:value-type="string">
                <text:p>0010560</text:p>
              </table:table-cell>
              <table:table-cell office:value-type="float" office:value="2.93000000000001">
                <text:p>2.93000000000001</text:p>
              </table:table-cell>
            </table:table-row>
            <table:table-row>
              <table:table-cell office:value-type="string">
                <text:p>001057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0010600</text:p>
              </table:table-cell>
              <table:table-cell office:value-type="float" office:value="2.63250000000001">
                <text:p>2.63250000000001</text:p>
              </table:table-cell>
            </table:table-row>
            <table:table-row>
              <table:table-cell office:value-type="string">
                <text:p>0010610</text:p>
              </table:table-cell>
              <table:table-cell office:value-type="float" office:value="2.19000000000001">
                <text:p>2.19000000000001</text:p>
              </table:table-cell>
            </table:table-row>
            <table:table-row>
              <table:table-cell office:value-type="string">
                <text:p>0010620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0010630</text:p>
              </table:table-cell>
              <table:table-cell office:value-type="float" office:value="2.88500000000001">
                <text:p>2.88500000000001</text:p>
              </table:table-cell>
            </table:table-row>
            <table:table-row>
              <table:table-cell office:value-type="string">
                <text:p>0010640</text:p>
              </table:table-cell>
              <table:table-cell office:value-type="float" office:value="2.30500000000001">
                <text:p>2.30500000000001</text:p>
              </table:table-cell>
            </table:table-row>
            <table:table-row>
              <table:table-cell office:value-type="string">
                <text:p>001065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0010660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0010670</text:p>
              </table:table-cell>
              <table:table-cell office:value-type="float" office:value="2.4875">
                <text:p>2.4875</text:p>
              </table:table-cell>
            </table:table-row>
            <table:table-row>
              <table:table-cell office:value-type="string">
                <text:p>001070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071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0010720</text:p>
              </table:table-cell>
              <table:table-cell office:value-type="float" office:value="2.91999999999999">
                <text:p>2.91999999999999</text:p>
              </table:table-cell>
            </table:table-row>
            <table:table-row>
              <table:table-cell office:value-type="string">
                <text:p>0010730</text:p>
              </table:table-cell>
              <table:table-cell office:value-type="float" office:value="2.59999999999999">
                <text:p>2.59999999999999</text:p>
              </table:table-cell>
            </table:table-row>
            <table:table-row>
              <table:table-cell office:value-type="string">
                <text:p>0010740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0010750</text:p>
              </table:table-cell>
              <table:table-cell office:value-type="float" office:value="2.85250000000001">
                <text:p>2.85250000000001</text:p>
              </table:table-cell>
            </table:table-row>
            <table:table-row>
              <table:table-cell office:value-type="string">
                <text:p>001076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0010770</text:p>
              </table:table-cell>
              <table:table-cell office:value-type="float" office:value="3.11750000000001">
                <text:p>3.11750000000001</text:p>
              </table:table-cell>
            </table:table-row>
            <table:table-row>
              <table:table-cell office:value-type="string">
                <text:p>0011000</text:p>
              </table:table-cell>
              <table:table-cell office:value-type="float" office:value="2.91500000000001">
                <text:p>2.91500000000001</text:p>
              </table:table-cell>
            </table:table-row>
            <table:table-row>
              <table:table-cell office:value-type="string">
                <text:p>0011010</text:p>
              </table:table-cell>
              <table:table-cell office:value-type="float" office:value="2.41250000000001">
                <text:p>2.41250000000001</text:p>
              </table:table-cell>
            </table:table-row>
            <table:table-row>
              <table:table-cell office:value-type="string">
                <text:p>0011020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0011030</text:p>
              </table:table-cell>
              <table:table-cell office:value-type="float" office:value="2.1525">
                <text:p>2.1525</text:p>
              </table:table-cell>
            </table:table-row>
            <table:table-row>
              <table:table-cell office:value-type="string">
                <text:p>0011040</text:p>
              </table:table-cell>
              <table:table-cell office:value-type="float" office:value="2.33500000000001">
                <text:p>2.33500000000001</text:p>
              </table:table-cell>
            </table:table-row>
            <table:table-row>
              <table:table-cell office:value-type="string">
                <text:p>0011050</text:p>
              </table:table-cell>
              <table:table-cell office:value-type="float" office:value="2.58750000000001">
                <text:p>2.58750000000001</text:p>
              </table:table-cell>
            </table:table-row>
            <table:table-row>
              <table:table-cell office:value-type="string">
                <text:p>0011060</text:p>
              </table:table-cell>
              <table:table-cell office:value-type="float" office:value="2.6075">
                <text:p>2.6075</text:p>
              </table:table-cell>
            </table:table-row>
            <table:table-row>
              <table:table-cell office:value-type="string">
                <text:p>0011070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0011100</text:p>
              </table:table-cell>
              <table:table-cell office:value-type="float" office:value="2.19750000000001">
                <text:p>2.19750000000001</text:p>
              </table:table-cell>
            </table:table-row>
            <table:table-row>
              <table:table-cell office:value-type="string">
                <text:p>0011110</text:p>
              </table:table-cell>
              <table:table-cell office:value-type="float" office:value="2.58750000000001">
                <text:p>2.58750000000001</text:p>
              </table:table-cell>
            </table:table-row>
            <table:table-row>
              <table:table-cell office:value-type="string">
                <text:p>0011120</text:p>
              </table:table-cell>
              <table:table-cell office:value-type="float" office:value="2.64999999999999">
                <text:p>2.64999999999999</text:p>
              </table:table-cell>
            </table:table-row>
            <table:table-row>
              <table:table-cell office:value-type="string">
                <text:p>001113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0011140</text:p>
              </table:table-cell>
              <table:table-cell office:value-type="float" office:value="2.7475">
                <text:p>2.7475</text:p>
              </table:table-cell>
            </table:table-row>
            <table:table-row>
              <table:table-cell office:value-type="string">
                <text:p>0011150</text:p>
              </table:table-cell>
              <table:table-cell office:value-type="float" office:value="2.72750000000001">
                <text:p>2.72750000000001</text:p>
              </table:table-cell>
            </table:table-row>
            <table:table-row>
              <table:table-cell office:value-type="string">
                <text:p>0011160</text:p>
              </table:table-cell>
              <table:table-cell office:value-type="float" office:value="2.47500000000001">
                <text:p>2.47500000000001</text:p>
              </table:table-cell>
            </table:table-row>
            <table:table-row>
              <table:table-cell office:value-type="string">
                <text:p>0011170</text:p>
              </table:table-cell>
              <table:table-cell office:value-type="float" office:value="2.2675">
                <text:p>2.2675</text:p>
              </table:table-cell>
            </table:table-row>
            <table:table-row>
              <table:table-cell office:value-type="string">
                <text:p>0011200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0011210</text:p>
              </table:table-cell>
              <table:table-cell office:value-type="float" office:value="2.44750000000001">
                <text:p>2.44750000000001</text:p>
              </table:table-cell>
            </table:table-row>
            <table:table-row>
              <table:table-cell office:value-type="string">
                <text:p>0011220</text:p>
              </table:table-cell>
              <table:table-cell office:value-type="float" office:value="2.42749999999999">
                <text:p>2.42749999999999</text:p>
              </table:table-cell>
            </table:table-row>
            <table:table-row>
              <table:table-cell office:value-type="string">
                <text:p>0011230</text:p>
              </table:table-cell>
              <table:table-cell office:value-type="float" office:value="2.64999999999999">
                <text:p>2.64999999999999</text:p>
              </table:table-cell>
            </table:table-row>
            <table:table-row>
              <table:table-cell office:value-type="string">
                <text:p>001124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00112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0011260</text:p>
              </table:table-cell>
              <table:table-cell office:value-type="float" office:value="2.76249999999999">
                <text:p>2.76249999999999</text:p>
              </table:table-cell>
            </table:table-row>
            <table:table-row>
              <table:table-cell office:value-type="string">
                <text:p>0011270</text:p>
              </table:table-cell>
              <table:table-cell office:value-type="float" office:value="2.46249999999999">
                <text:p>2.46249999999999</text:p>
              </table:table-cell>
            </table:table-row>
            <table:table-row>
              <table:table-cell office:value-type="string">
                <text:p>0011300</text:p>
              </table:table-cell>
              <table:table-cell office:value-type="float" office:value="2.53999999999999">
                <text:p>2.53999999999999</text:p>
              </table:table-cell>
            </table:table-row>
            <table:table-row>
              <table:table-cell office:value-type="string">
                <text:p>00113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0011320</text:p>
              </table:table-cell>
              <table:table-cell office:value-type="float" office:value="2.90249999999999">
                <text:p>2.90249999999999</text:p>
              </table:table-cell>
            </table:table-row>
            <table:table-row>
              <table:table-cell office:value-type="string">
                <text:p>001133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11340</text:p>
              </table:table-cell>
              <table:table-cell office:value-type="float" office:value="2.67999999999999">
                <text:p>2.67999999999999</text:p>
              </table:table-cell>
            </table:table-row>
            <table:table-row>
              <table:table-cell office:value-type="string">
                <text:p>001135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11360</text:p>
              </table:table-cell>
              <table:table-cell office:value-type="float" office:value="3.06500000000001">
                <text:p>3.06500000000001</text:p>
              </table:table-cell>
            </table:table-row>
            <table:table-row>
              <table:table-cell office:value-type="string">
                <text:p>0011370</text:p>
              </table:table-cell>
              <table:table-cell office:value-type="float" office:value="2.37249999999999">
                <text:p>2.37249999999999</text:p>
              </table:table-cell>
            </table:table-row>
            <table:table-row>
              <table:table-cell office:value-type="string">
                <text:p>001140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001141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001142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11430</text:p>
              </table:table-cell>
              <table:table-cell office:value-type="float" office:value="2.605">
                <text:p>2.605</text:p>
              </table:table-cell>
            </table:table-row>
            <table:table-row>
              <table:table-cell office:value-type="string">
                <text:p>0011440</text:p>
              </table:table-cell>
              <table:table-cell office:value-type="float" office:value="3.06500000000001">
                <text:p>3.06500000000001</text:p>
              </table:table-cell>
            </table:table-row>
            <table:table-row>
              <table:table-cell office:value-type="string">
                <text:p>0011450</text:p>
              </table:table-cell>
              <table:table-cell office:value-type="float" office:value="3.1425">
                <text:p>3.1425</text:p>
              </table:table-cell>
            </table:table-row>
            <table:table-row>
              <table:table-cell office:value-type="string">
                <text:p>001146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147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001150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1510</text:p>
              </table:table-cell>
              <table:table-cell office:value-type="float" office:value="2.5775">
                <text:p>2.5775</text:p>
              </table:table-cell>
            </table:table-row>
            <table:table-row>
              <table:table-cell office:value-type="string">
                <text:p>0011520</text:p>
              </table:table-cell>
              <table:table-cell office:value-type="float" office:value="2.8075">
                <text:p>2.8075</text:p>
              </table:table-cell>
            </table:table-row>
            <table:table-row>
              <table:table-cell office:value-type="string">
                <text:p>0011530</text:p>
              </table:table-cell>
              <table:table-cell office:value-type="float" office:value="2.64750000000001">
                <text:p>2.64750000000001</text:p>
              </table:table-cell>
            </table:table-row>
            <table:table-row>
              <table:table-cell office:value-type="string">
                <text:p>0011540</text:p>
              </table:table-cell>
              <table:table-cell office:value-type="float" office:value="2.5275">
                <text:p>2.5275</text:p>
              </table:table-cell>
            </table:table-row>
            <table:table-row>
              <table:table-cell office:value-type="string">
                <text:p>0011550</text:p>
              </table:table-cell>
              <table:table-cell office:value-type="float" office:value="2.64750000000001">
                <text:p>2.64750000000001</text:p>
              </table:table-cell>
            </table:table-row>
            <table:table-row>
              <table:table-cell office:value-type="string">
                <text:p>001156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011570</text:p>
              </table:table-cell>
              <table:table-cell office:value-type="float" office:value="2.9425">
                <text:p>2.9425</text:p>
              </table:table-cell>
            </table:table-row>
            <table:table-row>
              <table:table-cell office:value-type="string">
                <text:p>001160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1610</text:p>
              </table:table-cell>
              <table:table-cell office:value-type="float" office:value="2.99249999999999">
                <text:p>2.99249999999999</text:p>
              </table:table-cell>
            </table:table-row>
            <table:table-row>
              <table:table-cell office:value-type="string">
                <text:p>0011620</text:p>
              </table:table-cell>
              <table:table-cell office:value-type="float" office:value="2.79499999999999">
                <text:p>2.79499999999999</text:p>
              </table:table-cell>
            </table:table-row>
            <table:table-row>
              <table:table-cell office:value-type="string">
                <text:p>0011630</text:p>
              </table:table-cell>
              <table:table-cell office:value-type="float" office:value="2.895">
                <text:p>2.895</text:p>
              </table:table-cell>
            </table:table-row>
            <table:table-row>
              <table:table-cell office:value-type="string">
                <text:p>001164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1650</text:p>
              </table:table-cell>
              <table:table-cell office:value-type="float" office:value="2.85249999999999">
                <text:p>2.85249999999999</text:p>
              </table:table-cell>
            </table:table-row>
            <table:table-row>
              <table:table-cell office:value-type="string">
                <text:p>0011660</text:p>
              </table:table-cell>
              <table:table-cell office:value-type="float" office:value="2.80249999999999">
                <text:p>2.80249999999999</text:p>
              </table:table-cell>
            </table:table-row>
            <table:table-row>
              <table:table-cell office:value-type="string">
                <text:p>0011670</text:p>
              </table:table-cell>
              <table:table-cell office:value-type="float" office:value="2.7325">
                <text:p>2.7325</text:p>
              </table:table-cell>
            </table:table-row>
            <table:table-row>
              <table:table-cell office:value-type="string">
                <text:p>0011700</text:p>
              </table:table-cell>
              <table:table-cell office:value-type="float" office:value="2.7825">
                <text:p>2.7825</text:p>
              </table:table-cell>
            </table:table-row>
            <table:table-row>
              <table:table-cell office:value-type="string">
                <text:p>0011710</text:p>
              </table:table-cell>
              <table:table-cell office:value-type="float" office:value="2.68249999999999">
                <text:p>2.68249999999999</text:p>
              </table:table-cell>
            </table:table-row>
            <table:table-row>
              <table:table-cell office:value-type="string">
                <text:p>0011720</text:p>
              </table:table-cell>
              <table:table-cell office:value-type="float" office:value="2.81750000000001">
                <text:p>2.81750000000001</text:p>
              </table:table-cell>
            </table:table-row>
            <table:table-row>
              <table:table-cell office:value-type="string">
                <text:p>0011730</text:p>
              </table:table-cell>
              <table:table-cell office:value-type="float" office:value="2.67750000000001">
                <text:p>2.67750000000001</text:p>
              </table:table-cell>
            </table:table-row>
            <table:table-row>
              <table:table-cell office:value-type="string">
                <text:p>001174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0011750</text:p>
              </table:table-cell>
              <table:table-cell office:value-type="float" office:value="2.9025">
                <text:p>2.9025</text:p>
              </table:table-cell>
            </table:table-row>
            <table:table-row>
              <table:table-cell office:value-type="string">
                <text:p>0011760</text:p>
              </table:table-cell>
              <table:table-cell office:value-type="float" office:value="3.18000000000001">
                <text:p>3.18000000000001</text:p>
              </table:table-cell>
            </table:table-row>
            <table:table-row>
              <table:table-cell office:value-type="string">
                <text:p>0011770</text:p>
              </table:table-cell>
              <table:table-cell office:value-type="float" office:value="2.55249999999999">
                <text:p>2.55249999999999</text:p>
              </table:table-cell>
            </table:table-row>
            <table:table-row>
              <table:table-cell office:value-type="string">
                <text:p>0012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001201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0012020</text:p>
              </table:table-cell>
              <table:table-cell office:value-type="float" office:value="2.81750000000001">
                <text:p>2.81750000000001</text:p>
              </table:table-cell>
            </table:table-row>
            <table:table-row>
              <table:table-cell office:value-type="string">
                <text:p>0012030</text:p>
              </table:table-cell>
              <table:table-cell office:value-type="float" office:value="2.6375">
                <text:p>2.6375</text:p>
              </table:table-cell>
            </table:table-row>
            <table:table-row>
              <table:table-cell office:value-type="string">
                <text:p>0012040</text:p>
              </table:table-cell>
              <table:table-cell office:value-type="float" office:value="2.81750000000001">
                <text:p>2.81750000000001</text:p>
              </table:table-cell>
            </table:table-row>
            <table:table-row>
              <table:table-cell office:value-type="string">
                <text:p>0012050</text:p>
              </table:table-cell>
              <table:table-cell office:value-type="float" office:value="2.70750000000001">
                <text:p>2.70750000000001</text:p>
              </table:table-cell>
            </table:table-row>
            <table:table-row>
              <table:table-cell office:value-type="string">
                <text:p>0012060</text:p>
              </table:table-cell>
              <table:table-cell office:value-type="float" office:value="3.02499999999999">
                <text:p>3.02499999999999</text:p>
              </table:table-cell>
            </table:table-row>
            <table:table-row>
              <table:table-cell office:value-type="string">
                <text:p>0012070</text:p>
              </table:table-cell>
              <table:table-cell office:value-type="float" office:value="2.7325">
                <text:p>2.7325</text:p>
              </table:table-cell>
            </table:table-row>
            <table:table-row>
              <table:table-cell office:value-type="string">
                <text:p>0012100</text:p>
              </table:table-cell>
              <table:table-cell office:value-type="float" office:value="3.1925">
                <text:p>3.1925</text:p>
              </table:table-cell>
            </table:table-row>
            <table:table-row>
              <table:table-cell office:value-type="string">
                <text:p>001211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12120</text:p>
              </table:table-cell>
              <table:table-cell office:value-type="float" office:value="2.7375">
                <text:p>2.7375</text:p>
              </table:table-cell>
            </table:table-row>
            <table:table-row>
              <table:table-cell office:value-type="string">
                <text:p>0012130</text:p>
              </table:table-cell>
              <table:table-cell office:value-type="float" office:value="2.75750000000001">
                <text:p>2.75750000000001</text:p>
              </table:table-cell>
            </table:table-row>
            <table:table-row>
              <table:table-cell office:value-type="string">
                <text:p>0012140</text:p>
              </table:table-cell>
              <table:table-cell office:value-type="float" office:value="2.88500000000001">
                <text:p>2.88500000000001</text:p>
              </table:table-cell>
            </table:table-row>
            <table:table-row>
              <table:table-cell office:value-type="string">
                <text:p>0012150</text:p>
              </table:table-cell>
              <table:table-cell office:value-type="float" office:value="2.78500000000001">
                <text:p>2.78500000000001</text:p>
              </table:table-cell>
            </table:table-row>
            <table:table-row>
              <table:table-cell office:value-type="string">
                <text:p>001216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001217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2200</text:p>
              </table:table-cell>
              <table:table-cell office:value-type="float" office:value="2.79249999999999">
                <text:p>2.79249999999999</text:p>
              </table:table-cell>
            </table:table-row>
            <table:table-row>
              <table:table-cell office:value-type="string">
                <text:p>001221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1222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12230</text:p>
              </table:table-cell>
              <table:table-cell office:value-type="float" office:value="2.67999999999999">
                <text:p>2.67999999999999</text:p>
              </table:table-cell>
            </table:table-row>
            <table:table-row>
              <table:table-cell office:value-type="string">
                <text:p>00122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001225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001226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00122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012300</text:p>
              </table:table-cell>
              <table:table-cell office:value-type="float" office:value="2.78999999999999">
                <text:p>2.78999999999999</text:p>
              </table:table-cell>
            </table:table-row>
            <table:table-row>
              <table:table-cell office:value-type="string">
                <text:p>001231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0012320</text:p>
              </table:table-cell>
              <table:table-cell office:value-type="float" office:value="2.86750000000001">
                <text:p>2.86750000000001</text:p>
              </table:table-cell>
            </table:table-row>
            <table:table-row>
              <table:table-cell office:value-type="string">
                <text:p>0012330</text:p>
              </table:table-cell>
              <table:table-cell office:value-type="float" office:value="3.0275">
                <text:p>3.0275</text:p>
              </table:table-cell>
            </table:table-row>
            <table:table-row>
              <table:table-cell office:value-type="string">
                <text:p>0012340</text:p>
              </table:table-cell>
              <table:table-cell office:value-type="float" office:value="2.9975">
                <text:p>2.9975</text:p>
              </table:table-cell>
            </table:table-row>
            <table:table-row>
              <table:table-cell office:value-type="string">
                <text:p>0012350</text:p>
              </table:table-cell>
              <table:table-cell office:value-type="float" office:value="2.9575">
                <text:p>2.9575</text:p>
              </table:table-cell>
            </table:table-row>
            <table:table-row>
              <table:table-cell office:value-type="string">
                <text:p>0012360</text:p>
              </table:table-cell>
              <table:table-cell office:value-type="float" office:value="2.7975">
                <text:p>2.7975</text:p>
              </table:table-cell>
            </table:table-row>
            <table:table-row>
              <table:table-cell office:value-type="string">
                <text:p>0012370</text:p>
              </table:table-cell>
              <table:table-cell office:value-type="float" office:value="3.39749999999999">
                <text:p>3.39749999999999</text:p>
              </table:table-cell>
            </table:table-row>
            <table:table-row>
              <table:table-cell office:value-type="string">
                <text:p>0012400</text:p>
              </table:table-cell>
              <table:table-cell office:value-type="float" office:value="3.0975">
                <text:p>3.0975</text:p>
              </table:table-cell>
            </table:table-row>
            <table:table-row>
              <table:table-cell office:value-type="string">
                <text:p>0012410</text:p>
              </table:table-cell>
              <table:table-cell office:value-type="float" office:value="3.0475">
                <text:p>3.0475</text:p>
              </table:table-cell>
            </table:table-row>
            <table:table-row>
              <table:table-cell office:value-type="string">
                <text:p>0012420</text:p>
              </table:table-cell>
              <table:table-cell office:value-type="float" office:value="2.745">
                <text:p>2.745</text:p>
              </table:table-cell>
            </table:table-row>
            <table:table-row>
              <table:table-cell office:value-type="string">
                <text:p>0012430</text:p>
              </table:table-cell>
              <table:table-cell office:value-type="float" office:value="2.72750000000001">
                <text:p>2.72750000000001</text:p>
              </table:table-cell>
            </table:table-row>
            <table:table-row>
              <table:table-cell office:value-type="string">
                <text:p>0012440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0012450</text:p>
              </table:table-cell>
              <table:table-cell office:value-type="float" office:value="3.0275">
                <text:p>3.0275</text:p>
              </table:table-cell>
            </table:table-row>
            <table:table-row>
              <table:table-cell office:value-type="string">
                <text:p>0012460</text:p>
              </table:table-cell>
              <table:table-cell office:value-type="float" office:value="3.0275">
                <text:p>3.0275</text:p>
              </table:table-cell>
            </table:table-row>
            <table:table-row>
              <table:table-cell office:value-type="string">
                <text:p>0012470</text:p>
              </table:table-cell>
              <table:table-cell office:value-type="float" office:value="2.895">
                <text:p>2.895</text:p>
              </table:table-cell>
            </table:table-row>
            <table:table-row>
              <table:table-cell office:value-type="string">
                <text:p>0012500</text:p>
              </table:table-cell>
              <table:table-cell office:value-type="float" office:value="2.91500000000001">
                <text:p>2.91500000000001</text:p>
              </table:table-cell>
            </table:table-row>
            <table:table-row>
              <table:table-cell office:value-type="string">
                <text:p>0012510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0012520</text:p>
              </table:table-cell>
              <table:table-cell office:value-type="float" office:value="3.19500000000001">
                <text:p>3.19500000000001</text:p>
              </table:table-cell>
            </table:table-row>
            <table:table-row>
              <table:table-cell office:value-type="string">
                <text:p>0012530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001254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12550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0012560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>0012570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0012600</text:p>
              </table:table-cell>
              <table:table-cell office:value-type="float" office:value="2.7325">
                <text:p>2.7325</text:p>
              </table:table-cell>
            </table:table-row>
            <table:table-row>
              <table:table-cell office:value-type="string">
                <text:p>0012610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0012620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001263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12640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0012650</text:p>
              </table:table-cell>
              <table:table-cell office:value-type="float" office:value="3.10250000000001">
                <text:p>3.10250000000001</text:p>
              </table:table-cell>
            </table:table-row>
            <table:table-row>
              <table:table-cell office:value-type="string">
                <text:p>0012660</text:p>
              </table:table-cell>
              <table:table-cell office:value-type="float" office:value="2.86500000000001">
                <text:p>2.86500000000001</text:p>
              </table:table-cell>
            </table:table-row>
            <table:table-row>
              <table:table-cell office:value-type="string">
                <text:p>0012670</text:p>
              </table:table-cell>
              <table:table-cell office:value-type="float" office:value="2.94250000000001">
                <text:p>2.94250000000001</text:p>
              </table:table-cell>
            </table:table-row>
            <table:table-row>
              <table:table-cell office:value-type="string">
                <text:p>0012700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0012710</text:p>
              </table:table-cell>
              <table:table-cell office:value-type="float" office:value="3.19500000000001">
                <text:p>3.19500000000001</text:p>
              </table:table-cell>
            </table:table-row>
            <table:table-row>
              <table:table-cell office:value-type="string">
                <text:p>0012720</text:p>
              </table:table-cell>
              <table:table-cell office:value-type="float" office:value="2.5925">
                <text:p>2.5925</text:p>
              </table:table-cell>
            </table:table-row>
            <table:table-row>
              <table:table-cell office:value-type="string">
                <text:p>0012730</text:p>
              </table:table-cell>
              <table:table-cell office:value-type="float" office:value="3.10250000000001">
                <text:p>3.10250000000001</text:p>
              </table:table-cell>
            </table:table-row>
            <table:table-row>
              <table:table-cell office:value-type="string">
                <text:p>0012740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0012750</text:p>
              </table:table-cell>
              <table:table-cell office:value-type="float" office:value="2.52250000000001">
                <text:p>2.52250000000001</text:p>
              </table:table-cell>
            </table:table-row>
            <table:table-row>
              <table:table-cell office:value-type="string">
                <text:p>0012760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0012770</text:p>
              </table:table-cell>
              <table:table-cell office:value-type="float" office:value="2.88500000000001">
                <text:p>2.88500000000001</text:p>
              </table:table-cell>
            </table:table-row>
            <table:table-row>
              <table:table-cell office:value-type="string">
                <text:p>0013000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0013010</text:p>
              </table:table-cell>
              <table:table-cell office:value-type="float" office:value="3.00500000000001">
                <text:p>3.00500000000001</text:p>
              </table:table-cell>
            </table:table-row>
            <table:table-row>
              <table:table-cell office:value-type="string">
                <text:p>001302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13030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0013040</text:p>
              </table:table-cell>
              <table:table-cell office:value-type="float" office:value="2.86500000000001">
                <text:p>2.86500000000001</text:p>
              </table:table-cell>
            </table:table-row>
            <table:table-row>
              <table:table-cell office:value-type="string">
                <text:p>0013050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0013060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001307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0013100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>0013110</text:p>
              </table:table-cell>
              <table:table-cell office:value-type="float" office:value="2.75500000000001">
                <text:p>2.75500000000001</text:p>
              </table:table-cell>
            </table:table-row>
            <table:table-row>
              <table:table-cell office:value-type="string">
                <text:p>0013120</text:p>
              </table:table-cell>
              <table:table-cell office:value-type="float" office:value="2.63500000000001">
                <text:p>2.63500000000001</text:p>
              </table:table-cell>
            </table:table-row>
            <table:table-row>
              <table:table-cell office:value-type="string">
                <text:p>0013130</text:p>
              </table:table-cell>
              <table:table-cell office:value-type="float" office:value="2.77500000000001">
                <text:p>2.77500000000001</text:p>
              </table:table-cell>
            </table:table-row>
            <table:table-row>
              <table:table-cell office:value-type="string">
                <text:p>0013140</text:p>
              </table:table-cell>
              <table:table-cell office:value-type="float" office:value="2.86500000000001">
                <text:p>2.86500000000001</text:p>
              </table:table-cell>
            </table:table-row>
            <table:table-row>
              <table:table-cell office:value-type="string">
                <text:p>0013150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0013160</text:p>
              </table:table-cell>
              <table:table-cell office:value-type="float" office:value="2.72500000000001">
                <text:p>2.72500000000001</text:p>
              </table:table-cell>
            </table:table-row>
            <table:table-row>
              <table:table-cell office:value-type="string">
                <text:p>0013170</text:p>
              </table:table-cell>
              <table:table-cell office:value-type="float" office:value="2.75500000000001">
                <text:p>2.75500000000001</text:p>
              </table:table-cell>
            </table:table-row>
            <table:table-row>
              <table:table-cell office:value-type="string">
                <text:p>0013200</text:p>
              </table:table-cell>
              <table:table-cell office:value-type="float" office:value="3.25500000000001">
                <text:p>3.25500000000001</text:p>
              </table:table-cell>
            </table:table-row>
            <table:table-row>
              <table:table-cell office:value-type="string">
                <text:p>0013210</text:p>
              </table:table-cell>
              <table:table-cell office:value-type="float" office:value="2.77500000000001">
                <text:p>2.77500000000001</text:p>
              </table:table-cell>
            </table:table-row>
            <table:table-row>
              <table:table-cell office:value-type="string">
                <text:p>0013220</text:p>
              </table:table-cell>
              <table:table-cell office:value-type="float" office:value="2.77500000000001">
                <text:p>2.77500000000001</text:p>
              </table:table-cell>
            </table:table-row>
            <table:table-row>
              <table:table-cell office:value-type="string">
                <text:p>0013230</text:p>
              </table:table-cell>
              <table:table-cell office:value-type="float" office:value="2.895">
                <text:p>2.895</text:p>
              </table:table-cell>
            </table:table-row>
            <table:table-row>
              <table:table-cell office:value-type="string">
                <text:p>0013240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0013250</text:p>
              </table:table-cell>
              <table:table-cell office:value-type="float" office:value="2.47500000000001">
                <text:p>2.47500000000001</text:p>
              </table:table-cell>
            </table:table-row>
            <table:table-row>
              <table:table-cell office:value-type="string">
                <text:p>0013260</text:p>
              </table:table-cell>
              <table:table-cell office:value-type="float" office:value="2.8175">
                <text:p>2.8175</text:p>
              </table:table-cell>
            </table:table-row>
            <table:table-row>
              <table:table-cell office:value-type="string">
                <text:p>0013270</text:p>
              </table:table-cell>
              <table:table-cell office:value-type="float" office:value="2.845">
                <text:p>2.845</text:p>
              </table:table-cell>
            </table:table-row>
            <table:table-row>
              <table:table-cell office:value-type="string">
                <text:p>0013300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0013310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0013320</text:p>
              </table:table-cell>
              <table:table-cell office:value-type="float" office:value="2.86750000000001">
                <text:p>2.86750000000001</text:p>
              </table:table-cell>
            </table:table-row>
            <table:table-row>
              <table:table-cell office:value-type="string">
                <text:p>0013330</text:p>
              </table:table-cell>
              <table:table-cell office:value-type="float" office:value="3.16500000000001">
                <text:p>3.16500000000001</text:p>
              </table:table-cell>
            </table:table-row>
            <table:table-row>
              <table:table-cell office:value-type="string">
                <text:p>0013340</text:p>
              </table:table-cell>
              <table:table-cell office:value-type="float" office:value="2.77500000000001">
                <text:p>2.77500000000001</text:p>
              </table:table-cell>
            </table:table-row>
            <table:table-row>
              <table:table-cell office:value-type="string">
                <text:p>0013350</text:p>
              </table:table-cell>
              <table:table-cell office:value-type="float" office:value="2.72750000000001">
                <text:p>2.72750000000001</text:p>
              </table:table-cell>
            </table:table-row>
            <table:table-row>
              <table:table-cell office:value-type="string">
                <text:p>0013360</text:p>
              </table:table-cell>
              <table:table-cell office:value-type="float" office:value="2.6575">
                <text:p>2.6575</text:p>
              </table:table-cell>
            </table:table-row>
            <table:table-row>
              <table:table-cell office:value-type="string">
                <text:p>0013370</text:p>
              </table:table-cell>
              <table:table-cell office:value-type="float" office:value="2.8175">
                <text:p>2.8175</text:p>
              </table:table-cell>
            </table:table-row>
            <table:table-row>
              <table:table-cell office:value-type="string">
                <text:p>0013400</text:p>
              </table:table-cell>
              <table:table-cell office:value-type="float" office:value="2.7475">
                <text:p>2.7475</text:p>
              </table:table-cell>
            </table:table-row>
            <table:table-row>
              <table:table-cell office:value-type="string">
                <text:p>0013410</text:p>
              </table:table-cell>
              <table:table-cell office:value-type="float" office:value="2.86750000000001">
                <text:p>2.86750000000001</text:p>
              </table:table-cell>
            </table:table-row>
            <table:table-row>
              <table:table-cell office:value-type="string">
                <text:p>0013420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0013430</text:p>
              </table:table-cell>
              <table:table-cell office:value-type="float" office:value="2.44750000000001">
                <text:p>2.44750000000001</text:p>
              </table:table-cell>
            </table:table-row>
            <table:table-row>
              <table:table-cell office:value-type="string">
                <text:p>0013440</text:p>
              </table:table-cell>
              <table:table-cell office:value-type="float" office:value="2.67749999999999">
                <text:p>2.67749999999999</text:p>
              </table:table-cell>
            </table:table-row>
            <table:table-row>
              <table:table-cell office:value-type="string">
                <text:p>0013450</text:p>
              </table:table-cell>
              <table:table-cell office:value-type="float" office:value="2.7775">
                <text:p>2.7775</text:p>
              </table:table-cell>
            </table:table-row>
            <table:table-row>
              <table:table-cell office:value-type="string">
                <text:p>0013460</text:p>
              </table:table-cell>
              <table:table-cell office:value-type="float" office:value="2.6575">
                <text:p>2.6575</text:p>
              </table:table-cell>
            </table:table-row>
            <table:table-row>
              <table:table-cell office:value-type="string">
                <text:p>0013470</text:p>
              </table:table-cell>
              <table:table-cell office:value-type="float" office:value="2.6375">
                <text:p>2.6375</text:p>
              </table:table-cell>
            </table:table-row>
            <table:table-row>
              <table:table-cell office:value-type="string">
                <text:p>0013500</text:p>
              </table:table-cell>
              <table:table-cell office:value-type="float" office:value="2.7075">
                <text:p>2.7075</text:p>
              </table:table-cell>
            </table:table-row>
            <table:table-row>
              <table:table-cell office:value-type="string">
                <text:p>0013510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0013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01353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001354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001355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3560</text:p>
              </table:table-cell>
              <table:table-cell office:value-type="float" office:value="3.06999999999999">
                <text:p>3.06999999999999</text:p>
              </table:table-cell>
            </table:table-row>
            <table:table-row>
              <table:table-cell office:value-type="string">
                <text:p>0013570</text:p>
              </table:table-cell>
              <table:table-cell office:value-type="float" office:value="2.78999999999999">
                <text:p>2.78999999999999</text:p>
              </table:table-cell>
            </table:table-row>
            <table:table-row>
              <table:table-cell office:value-type="string">
                <text:p>001360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13610</text:p>
              </table:table-cell>
              <table:table-cell office:value-type="float" office:value="2.60249999999999">
                <text:p>2.60249999999999</text:p>
              </table:table-cell>
            </table:table-row>
            <table:table-row>
              <table:table-cell office:value-type="string">
                <text:p>001362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0013630</text:p>
              </table:table-cell>
              <table:table-cell office:value-type="float" office:value="2.85249999999999">
                <text:p>2.85249999999999</text:p>
              </table:table-cell>
            </table:table-row>
            <table:table-row>
              <table:table-cell office:value-type="string">
                <text:p>0013640</text:p>
              </table:table-cell>
              <table:table-cell office:value-type="float" office:value="2.99249999999999">
                <text:p>2.99249999999999</text:p>
              </table:table-cell>
            </table:table-row>
            <table:table-row>
              <table:table-cell office:value-type="string">
                <text:p>0013650</text:p>
              </table:table-cell>
              <table:table-cell office:value-type="float" office:value="2.74249999999999">
                <text:p>2.74249999999999</text:p>
              </table:table-cell>
            </table:table-row>
            <table:table-row>
              <table:table-cell office:value-type="string">
                <text:p>0013660</text:p>
              </table:table-cell>
              <table:table-cell office:value-type="float" office:value="2.63249999999999">
                <text:p>2.63249999999999</text:p>
              </table:table-cell>
            </table:table-row>
            <table:table-row>
              <table:table-cell office:value-type="string">
                <text:p>001367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13700</text:p>
              </table:table-cell>
              <table:table-cell office:value-type="float" office:value="3.02249999999999">
                <text:p>3.02249999999999</text:p>
              </table:table-cell>
            </table:table-row>
            <table:table-row>
              <table:table-cell office:value-type="string">
                <text:p>001371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13720</text:p>
              </table:table-cell>
              <table:table-cell office:value-type="float" office:value="2.63249999999999">
                <text:p>2.63249999999999</text:p>
              </table:table-cell>
            </table:table-row>
            <table:table-row>
              <table:table-cell office:value-type="string">
                <text:p>0013730</text:p>
              </table:table-cell>
              <table:table-cell office:value-type="float" office:value="2.90249999999999">
                <text:p>2.90249999999999</text:p>
              </table:table-cell>
            </table:table-row>
            <table:table-row>
              <table:table-cell office:value-type="string">
                <text:p>001374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13750</text:p>
              </table:table-cell>
              <table:table-cell office:value-type="float" office:value="3.13249999999999">
                <text:p>3.13249999999999</text:p>
              </table:table-cell>
            </table:table-row>
            <table:table-row>
              <table:table-cell office:value-type="string">
                <text:p>0013760</text:p>
              </table:table-cell>
              <table:table-cell office:value-type="float" office:value="2.94500000000001">
                <text:p>2.94500000000001</text:p>
              </table:table-cell>
            </table:table-row>
            <table:table-row>
              <table:table-cell office:value-type="string">
                <text:p>0013770</text:p>
              </table:table-cell>
              <table:table-cell office:value-type="float" office:value="3.04249999999999">
                <text:p>3.04249999999999</text:p>
              </table:table-cell>
            </table:table-row>
            <table:table-row>
              <table:table-cell office:value-type="string">
                <text:p>0014000</text:p>
              </table:table-cell>
              <table:table-cell office:value-type="float" office:value="3.06500000000001">
                <text:p>3.06500000000001</text:p>
              </table:table-cell>
            </table:table-row>
            <table:table-row>
              <table:table-cell office:value-type="string">
                <text:p>001401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0014020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0014030</text:p>
              </table:table-cell>
              <table:table-cell office:value-type="float" office:value="2.63249999999999">
                <text:p>2.63249999999999</text:p>
              </table:table-cell>
            </table:table-row>
            <table:table-row>
              <table:table-cell office:value-type="string">
                <text:p>001404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405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1406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14070</text:p>
              </table:table-cell>
              <table:table-cell office:value-type="float" office:value="2.7025">
                <text:p>2.7025</text:p>
              </table:table-cell>
            </table:table-row>
            <table:table-row>
              <table:table-cell office:value-type="string">
                <text:p>0014100</text:p>
              </table:table-cell>
              <table:table-cell office:value-type="float" office:value="2.79249999999999">
                <text:p>2.79249999999999</text:p>
              </table:table-cell>
            </table:table-row>
            <table:table-row>
              <table:table-cell office:value-type="string">
                <text:p>0014110</text:p>
              </table:table-cell>
              <table:table-cell office:value-type="float" office:value="2.79249999999999">
                <text:p>2.79249999999999</text:p>
              </table:table-cell>
            </table:table-row>
            <table:table-row>
              <table:table-cell office:value-type="string">
                <text:p>0014120</text:p>
              </table:table-cell>
              <table:table-cell office:value-type="float" office:value="2.77249999999999">
                <text:p>2.77249999999999</text:p>
              </table:table-cell>
            </table:table-row>
            <table:table-row>
              <table:table-cell office:value-type="string">
                <text:p>001413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1414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4150</text:p>
              </table:table-cell>
              <table:table-cell office:value-type="float" office:value="2.90249999999999">
                <text:p>2.90249999999999</text:p>
              </table:table-cell>
            </table:table-row>
            <table:table-row>
              <table:table-cell office:value-type="string">
                <text:p>001416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14170</text:p>
              </table:table-cell>
              <table:table-cell office:value-type="float" office:value="2.79249999999999">
                <text:p>2.79249999999999</text:p>
              </table:table-cell>
            </table:table-row>
            <table:table-row>
              <table:table-cell office:value-type="string">
                <text:p>0014200</text:p>
              </table:table-cell>
              <table:table-cell office:value-type="float" office:value="2.90249999999999">
                <text:p>2.90249999999999</text:p>
              </table:table-cell>
            </table:table-row>
            <table:table-row>
              <table:table-cell office:value-type="string">
                <text:p>0014210</text:p>
              </table:table-cell>
              <table:table-cell office:value-type="float" office:value="3.1125">
                <text:p>3.1125</text:p>
              </table:table-cell>
            </table:table-row>
            <table:table-row>
              <table:table-cell office:value-type="string">
                <text:p>001422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14230</text:p>
              </table:table-cell>
              <table:table-cell office:value-type="float" office:value="2.99249999999999">
                <text:p>2.99249999999999</text:p>
              </table:table-cell>
            </table:table-row>
            <table:table-row>
              <table:table-cell office:value-type="string">
                <text:p>0014240</text:p>
              </table:table-cell>
              <table:table-cell office:value-type="float" office:value="2.9725">
                <text:p>2.9725</text:p>
              </table:table-cell>
            </table:table-row>
            <table:table-row>
              <table:table-cell office:value-type="string">
                <text:p>0014250</text:p>
              </table:table-cell>
              <table:table-cell office:value-type="float" office:value="2.76249999999999">
                <text:p>2.76249999999999</text:p>
              </table:table-cell>
            </table:table-row>
            <table:table-row>
              <table:table-cell office:value-type="string">
                <text:p>0014260</text:p>
              </table:table-cell>
              <table:table-cell office:value-type="float" office:value="2.74249999999999">
                <text:p>2.74249999999999</text:p>
              </table:table-cell>
            </table:table-row>
            <table:table-row>
              <table:table-cell office:value-type="string">
                <text:p>0014270</text:p>
              </table:table-cell>
              <table:table-cell office:value-type="float" office:value="3.02249999999999">
                <text:p>3.02249999999999</text:p>
              </table:table-cell>
            </table:table-row>
            <table:table-row>
              <table:table-cell office:value-type="string">
                <text:p>0014300</text:p>
              </table:table-cell>
              <table:table-cell office:value-type="float" office:value="2.90249999999999">
                <text:p>2.90249999999999</text:p>
              </table:table-cell>
            </table:table-row>
            <table:table-row>
              <table:table-cell office:value-type="string">
                <text:p>0014310</text:p>
              </table:table-cell>
              <table:table-cell office:value-type="float" office:value="3.06500000000001">
                <text:p>3.06500000000001</text:p>
              </table:table-cell>
            </table:table-row>
            <table:table-row>
              <table:table-cell office:value-type="string">
                <text:p>0014320</text:p>
              </table:table-cell>
              <table:table-cell office:value-type="float" office:value="2.92500000000001">
                <text:p>2.92500000000001</text:p>
              </table:table-cell>
            </table:table-row>
            <table:table-row>
              <table:table-cell office:value-type="string">
                <text:p>0014330</text:p>
              </table:table-cell>
              <table:table-cell office:value-type="float" office:value="3.13500000000001">
                <text:p>3.13500000000001</text:p>
              </table:table-cell>
            </table:table-row>
            <table:table-row>
              <table:table-cell office:value-type="string">
                <text:p>0014340</text:p>
              </table:table-cell>
              <table:table-cell office:value-type="float" office:value="2.74249999999999">
                <text:p>2.74249999999999</text:p>
              </table:table-cell>
            </table:table-row>
            <table:table-row>
              <table:table-cell office:value-type="string">
                <text:p>001435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001436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1437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14400</text:p>
              </table:table-cell>
              <table:table-cell office:value-type="float" office:value="3.03500000000001">
                <text:p>3.03500000000001</text:p>
              </table:table-cell>
            </table:table-row>
            <table:table-row>
              <table:table-cell office:value-type="string">
                <text:p>0014410</text:p>
              </table:table-cell>
              <table:table-cell office:value-type="float" office:value="2.76249999999999">
                <text:p>2.76249999999999</text:p>
              </table:table-cell>
            </table:table-row>
            <table:table-row>
              <table:table-cell office:value-type="string">
                <text:p>0014420</text:p>
              </table:table-cell>
              <table:table-cell office:value-type="float" office:value="3.06500000000001">
                <text:p>3.06500000000001</text:p>
              </table:table-cell>
            </table:table-row>
            <table:table-row>
              <table:table-cell office:value-type="string">
                <text:p>0014430</text:p>
              </table:table-cell>
              <table:table-cell office:value-type="float" office:value="2.97500000000001">
                <text:p>2.97500000000001</text:p>
              </table:table-cell>
            </table:table-row>
            <table:table-row>
              <table:table-cell office:value-type="string">
                <text:p>0014440</text:p>
              </table:table-cell>
              <table:table-cell office:value-type="float" office:value="2.92500000000001">
                <text:p>2.92500000000001</text:p>
              </table:table-cell>
            </table:table-row>
            <table:table-row>
              <table:table-cell office:value-type="string">
                <text:p>0014450</text:p>
              </table:table-cell>
              <table:table-cell office:value-type="float" office:value="2.94500000000001">
                <text:p>2.94500000000001</text:p>
              </table:table-cell>
            </table:table-row>
            <table:table-row>
              <table:table-cell office:value-type="string">
                <text:p>0014460</text:p>
              </table:table-cell>
              <table:table-cell office:value-type="float" office:value="3.1125">
                <text:p>3.1125</text:p>
              </table:table-cell>
            </table:table-row>
            <table:table-row>
              <table:table-cell office:value-type="string">
                <text:p>0014470</text:p>
              </table:table-cell>
              <table:table-cell office:value-type="float" office:value="2.995">
                <text:p>2.995</text:p>
              </table:table-cell>
            </table:table-row>
            <table:table-row>
              <table:table-cell office:value-type="string">
                <text:p>001450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451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14520</text:p>
              </table:table-cell>
              <table:table-cell office:value-type="float" office:value="2.81500000000001">
                <text:p>2.81500000000001</text:p>
              </table:table-cell>
            </table:table-row>
            <table:table-row>
              <table:table-cell office:value-type="string">
                <text:p>0014530</text:p>
              </table:table-cell>
              <table:table-cell office:value-type="float" office:value="2.92500000000001">
                <text:p>2.92500000000001</text:p>
              </table:table-cell>
            </table:table-row>
            <table:table-row>
              <table:table-cell office:value-type="string">
                <text:p>001454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1455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0014560</text:p>
              </table:table-cell>
              <table:table-cell office:value-type="float" office:value="2.83500000000001">
                <text:p>2.83500000000001</text:p>
              </table:table-cell>
            </table:table-row>
            <table:table-row>
              <table:table-cell office:value-type="string">
                <text:p>0014570</text:p>
              </table:table-cell>
              <table:table-cell office:value-type="float" office:value="2.89750000000001">
                <text:p>2.89750000000001</text:p>
              </table:table-cell>
            </table:table-row>
            <table:table-row>
              <table:table-cell office:value-type="string">
                <text:p>0014600</text:p>
              </table:table-cell>
              <table:table-cell office:value-type="float" office:value="2.9675">
                <text:p>2.9675</text:p>
              </table:table-cell>
            </table:table-row>
            <table:table-row>
              <table:table-cell office:value-type="string">
                <text:p>0014610</text:p>
              </table:table-cell>
              <table:table-cell office:value-type="float" office:value="3.03750000000001">
                <text:p>3.03750000000001</text:p>
              </table:table-cell>
            </table:table-row>
            <table:table-row>
              <table:table-cell office:value-type="string">
                <text:p>0014620</text:p>
              </table:table-cell>
              <table:table-cell office:value-type="float" office:value="3.00750000000001">
                <text:p>3.00750000000001</text:p>
              </table:table-cell>
            </table:table-row>
            <table:table-row>
              <table:table-cell office:value-type="string">
                <text:p>0014630</text:p>
              </table:table-cell>
              <table:table-cell office:value-type="float" office:value="2.8775">
                <text:p>2.8775</text:p>
              </table:table-cell>
            </table:table-row>
            <table:table-row>
              <table:table-cell office:value-type="string">
                <text:p>0014640</text:p>
              </table:table-cell>
              <table:table-cell office:value-type="float" office:value="3.1075">
                <text:p>3.1075</text:p>
              </table:table-cell>
            </table:table-row>
            <table:table-row>
              <table:table-cell office:value-type="string">
                <text:p>0014650</text:p>
              </table:table-cell>
              <table:table-cell office:value-type="float" office:value="3.03750000000001">
                <text:p>3.03750000000001</text:p>
              </table:table-cell>
            </table:table-row>
            <table:table-row>
              <table:table-cell office:value-type="string">
                <text:p>001466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4670</text:p>
              </table:table-cell>
              <table:table-cell office:value-type="float" office:value="2.94750000000001">
                <text:p>2.94750000000001</text:p>
              </table:table-cell>
            </table:table-row>
            <table:table-row>
              <table:table-cell office:value-type="string">
                <text:p>001470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471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4720</text:p>
              </table:table-cell>
              <table:table-cell office:value-type="float" office:value="3.26000000000001">
                <text:p>3.26000000000001</text:p>
              </table:table-cell>
            </table:table-row>
            <table:table-row>
              <table:table-cell office:value-type="string">
                <text:p>001473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4740</text:p>
              </table:table-cell>
              <table:table-cell office:value-type="float" office:value="2.95999999999999">
                <text:p>2.95999999999999</text:p>
              </table:table-cell>
            </table:table-row>
            <table:table-row>
              <table:table-cell office:value-type="string">
                <text:p>0014750</text:p>
              </table:table-cell>
              <table:table-cell office:value-type="float" office:value="2.9175">
                <text:p>2.9175</text:p>
              </table:table-cell>
            </table:table-row>
            <table:table-row>
              <table:table-cell office:value-type="string">
                <text:p>001476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00147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0015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0015010</text:p>
              </table:table-cell>
              <table:table-cell office:value-type="float" office:value="2.98999999999999">
                <text:p>2.98999999999999</text:p>
              </table:table-cell>
            </table:table-row>
            <table:table-row>
              <table:table-cell office:value-type="string">
                <text:p>001502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0015030</text:p>
              </table:table-cell>
              <table:table-cell office:value-type="float" office:value="2.96249999999999">
                <text:p>2.96249999999999</text:p>
              </table:table-cell>
            </table:table-row>
            <table:table-row>
              <table:table-cell office:value-type="string">
                <text:p>001504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001505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5060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0015070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0015100</text:p>
              </table:table-cell>
              <table:table-cell office:value-type="float" office:value="2.9425">
                <text:p>2.9425</text:p>
              </table:table-cell>
            </table:table-row>
            <table:table-row>
              <table:table-cell office:value-type="string">
                <text:p>0015110</text:p>
              </table:table-cell>
              <table:table-cell office:value-type="float" office:value="2.71249999999999">
                <text:p>2.71249999999999</text:p>
              </table:table-cell>
            </table:table-row>
            <table:table-row>
              <table:table-cell office:value-type="string">
                <text:p>0015120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0015130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0015140</text:p>
              </table:table-cell>
              <table:table-cell office:value-type="float" office:value="2.82249999999999">
                <text:p>2.82249999999999</text:p>
              </table:table-cell>
            </table:table-row>
            <table:table-row>
              <table:table-cell office:value-type="string">
                <text:p>001515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5160</text:p>
              </table:table-cell>
              <table:table-cell office:value-type="float" office:value="2.71249999999999">
                <text:p>2.71249999999999</text:p>
              </table:table-cell>
            </table:table-row>
            <table:table-row>
              <table:table-cell office:value-type="string">
                <text:p>0015170</text:p>
              </table:table-cell>
              <table:table-cell office:value-type="float" office:value="2.82249999999999">
                <text:p>2.82249999999999</text:p>
              </table:table-cell>
            </table:table-row>
            <table:table-row>
              <table:table-cell office:value-type="string">
                <text:p>0015200</text:p>
              </table:table-cell>
              <table:table-cell office:value-type="float" office:value="2.80249999999999">
                <text:p>2.80249999999999</text:p>
              </table:table-cell>
            </table:table-row>
            <table:table-row>
              <table:table-cell office:value-type="string">
                <text:p>0015210</text:p>
              </table:table-cell>
              <table:table-cell office:value-type="float" office:value="2.91499999999999">
                <text:p>2.91499999999999</text:p>
              </table:table-cell>
            </table:table-row>
            <table:table-row>
              <table:table-cell office:value-type="string">
                <text:p>0015220</text:p>
              </table:table-cell>
              <table:table-cell office:value-type="float" office:value="2.79499999999999">
                <text:p>2.79499999999999</text:p>
              </table:table-cell>
            </table:table-row>
            <table:table-row>
              <table:table-cell office:value-type="string">
                <text:p>0015230</text:p>
              </table:table-cell>
              <table:table-cell office:value-type="float" office:value="2.77499999999999">
                <text:p>2.77499999999999</text:p>
              </table:table-cell>
            </table:table-row>
            <table:table-row>
              <table:table-cell office:value-type="string">
                <text:p>0015240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0015250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0015260</text:p>
              </table:table-cell>
              <table:table-cell office:value-type="float" office:value="2.79499999999999">
                <text:p>2.79499999999999</text:p>
              </table:table-cell>
            </table:table-row>
            <table:table-row>
              <table:table-cell office:value-type="string">
                <text:p>0015270</text:p>
              </table:table-cell>
              <table:table-cell office:value-type="float" office:value="2.96499999999999">
                <text:p>2.96499999999999</text:p>
              </table:table-cell>
            </table:table-row>
            <table:table-row>
              <table:table-cell office:value-type="string">
                <text:p>0015300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0015310</text:p>
              </table:table-cell>
              <table:table-cell office:value-type="float" office:value="2.79499999999999">
                <text:p>2.79499999999999</text:p>
              </table:table-cell>
            </table:table-row>
            <table:table-row>
              <table:table-cell office:value-type="string">
                <text:p>0015320</text:p>
              </table:table-cell>
              <table:table-cell office:value-type="float" office:value="3.05499999999999">
                <text:p>3.05499999999999</text:p>
              </table:table-cell>
            </table:table-row>
            <table:table-row>
              <table:table-cell office:value-type="string">
                <text:p>0015330</text:p>
              </table:table-cell>
              <table:table-cell office:value-type="float" office:value="2.96499999999999">
                <text:p>2.96499999999999</text:p>
              </table:table-cell>
            </table:table-row>
            <table:table-row>
              <table:table-cell office:value-type="string">
                <text:p>0015340</text:p>
              </table:table-cell>
              <table:table-cell office:value-type="float" office:value="2.91499999999999">
                <text:p>2.91499999999999</text:p>
              </table:table-cell>
            </table:table-row>
            <table:table-row>
              <table:table-cell office:value-type="string">
                <text:p>0015350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0015360</text:p>
              </table:table-cell>
              <table:table-cell office:value-type="float" office:value="3.36750000000001">
                <text:p>3.36750000000001</text:p>
              </table:table-cell>
            </table:table-row>
            <table:table-row>
              <table:table-cell office:value-type="string">
                <text:p>0015370</text:p>
              </table:table-cell>
              <table:table-cell office:value-type="float" office:value="3.16499999999999">
                <text:p>3.16499999999999</text:p>
              </table:table-cell>
            </table:table-row>
            <table:table-row>
              <table:table-cell office:value-type="string">
                <text:p>001540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0015410</text:p>
              </table:table-cell>
              <table:table-cell office:value-type="float" office:value="2.9975">
                <text:p>2.9975</text:p>
              </table:table-cell>
            </table:table-row>
            <table:table-row>
              <table:table-cell office:value-type="string">
                <text:p>0015420</text:p>
              </table:table-cell>
              <table:table-cell office:value-type="float" office:value="2.9075">
                <text:p>2.9075</text:p>
              </table:table-cell>
            </table:table-row>
            <table:table-row>
              <table:table-cell office:value-type="string">
                <text:p>0015430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0015440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0015450</text:p>
              </table:table-cell>
              <table:table-cell office:value-type="float" office:value="2.7475">
                <text:p>2.7475</text:p>
              </table:table-cell>
            </table:table-row>
            <table:table-row>
              <table:table-cell office:value-type="string">
                <text:p>0015460</text:p>
              </table:table-cell>
              <table:table-cell office:value-type="float" office:value="2.95750000000001">
                <text:p>2.95750000000001</text:p>
              </table:table-cell>
            </table:table-row>
            <table:table-row>
              <table:table-cell office:value-type="string">
                <text:p>0015470</text:p>
              </table:table-cell>
              <table:table-cell office:value-type="float" office:value="3.07000000000001">
                <text:p>3.07000000000001</text:p>
              </table:table-cell>
            </table:table-row>
            <table:table-row>
              <table:table-cell office:value-type="string">
                <text:p>00155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0015510</text:p>
              </table:table-cell>
              <table:table-cell office:value-type="float" office:value="2.88000000000001">
                <text:p>2.88000000000001</text:p>
              </table:table-cell>
            </table:table-row>
            <table:table-row>
              <table:table-cell office:value-type="string">
                <text:p>0015520</text:p>
              </table:table-cell>
              <table:table-cell office:value-type="float" office:value="2.82000000000001">
                <text:p>2.82000000000001</text:p>
              </table:table-cell>
            </table:table-row>
            <table:table-row>
              <table:table-cell office:value-type="string">
                <text:p>0015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015540</text:p>
              </table:table-cell>
              <table:table-cell office:value-type="float" office:value="3.32000000000001">
                <text:p>3.32000000000001</text:p>
              </table:table-cell>
            </table:table-row>
            <table:table-row>
              <table:table-cell office:value-type="string">
                <text:p>0015550</text:p>
              </table:table-cell>
              <table:table-cell office:value-type="float" office:value="2.68000000000001">
                <text:p>2.68000000000001</text:p>
              </table:table-cell>
            </table:table-row>
            <table:table-row>
              <table:table-cell office:value-type="string">
                <text:p>001556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015570</text:p>
              </table:table-cell>
              <table:table-cell office:value-type="float" office:value="2.63000000000001">
                <text:p>2.63000000000001</text:p>
              </table:table-cell>
            </table:table-row>
            <table:table-row>
              <table:table-cell office:value-type="string">
                <text:p>0015600</text:p>
              </table:table-cell>
              <table:table-cell office:value-type="float" office:value="2.8325">
                <text:p>2.8325</text:p>
              </table:table-cell>
            </table:table-row>
            <table:table-row>
              <table:table-cell office:value-type="string">
                <text:p>0015610</text:p>
              </table:table-cell>
              <table:table-cell office:value-type="float" office:value="2.7925">
                <text:p>2.7925</text:p>
              </table:table-cell>
            </table:table-row>
            <table:table-row>
              <table:table-cell office:value-type="string">
                <text:p>0015620</text:p>
              </table:table-cell>
              <table:table-cell office:value-type="float" office:value="3.0925">
                <text:p>3.0925</text:p>
              </table:table-cell>
            </table:table-row>
            <table:table-row>
              <table:table-cell office:value-type="string">
                <text:p>001563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0015640</text:p>
              </table:table-cell>
              <table:table-cell office:value-type="float" office:value="3.0925">
                <text:p>3.0925</text:p>
              </table:table-cell>
            </table:table-row>
            <table:table-row>
              <table:table-cell office:value-type="string">
                <text:p>001565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15660</text:p>
              </table:table-cell>
              <table:table-cell office:value-type="float" office:value="3.16249999999999">
                <text:p>3.16249999999999</text:p>
              </table:table-cell>
            </table:table-row>
            <table:table-row>
              <table:table-cell office:value-type="string">
                <text:p>0015670</text:p>
              </table:table-cell>
              <table:table-cell office:value-type="float" office:value="3.1825">
                <text:p>3.1825</text:p>
              </table:table-cell>
            </table:table-row>
            <table:table-row>
              <table:table-cell office:value-type="string">
                <text:p>001570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1571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572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1573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574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15750</text:p>
              </table:table-cell>
              <table:table-cell office:value-type="float" office:value="2.9525">
                <text:p>2.9525</text:p>
              </table:table-cell>
            </table:table-row>
            <table:table-row>
              <table:table-cell office:value-type="string">
                <text:p>001576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0015770</text:p>
              </table:table-cell>
              <table:table-cell office:value-type="float" office:value="2.9325">
                <text:p>2.9325</text:p>
              </table:table-cell>
            </table:table-row>
            <table:table-row>
              <table:table-cell office:value-type="string">
                <text:p>001600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6010</text:p>
              </table:table-cell>
              <table:table-cell office:value-type="float" office:value="2.85250000000001">
                <text:p>2.85250000000001</text:p>
              </table:table-cell>
            </table:table-row>
            <table:table-row>
              <table:table-cell office:value-type="string">
                <text:p>001602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1603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16040</text:p>
              </table:table-cell>
              <table:table-cell office:value-type="float" office:value="2.63249999999999">
                <text:p>2.63249999999999</text:p>
              </table:table-cell>
            </table:table-row>
            <table:table-row>
              <table:table-cell office:value-type="string">
                <text:p>0016050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0016060</text:p>
              </table:table-cell>
              <table:table-cell office:value-type="float" office:value="3.27249999999999">
                <text:p>3.27249999999999</text:p>
              </table:table-cell>
            </table:table-row>
            <table:table-row>
              <table:table-cell office:value-type="string">
                <text:p>0016070</text:p>
              </table:table-cell>
              <table:table-cell office:value-type="float" office:value="3.02249999999999">
                <text:p>3.02249999999999</text:p>
              </table:table-cell>
            </table:table-row>
            <table:table-row>
              <table:table-cell office:value-type="string">
                <text:p>001610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611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1612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1613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6140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001615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0016160</text:p>
              </table:table-cell>
              <table:table-cell office:value-type="float" office:value="3.22499999999999">
                <text:p>3.22499999999999</text:p>
              </table:table-cell>
            </table:table-row>
            <table:table-row>
              <table:table-cell office:value-type="string">
                <text:p>001617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16200</text:p>
              </table:table-cell>
              <table:table-cell office:value-type="float" office:value="2.74250000000001">
                <text:p>2.74250000000001</text:p>
              </table:table-cell>
            </table:table-row>
            <table:table-row>
              <table:table-cell office:value-type="string">
                <text:p>001621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16220</text:p>
              </table:table-cell>
              <table:table-cell office:value-type="float" office:value="3.1125">
                <text:p>3.1125</text:p>
              </table:table-cell>
            </table:table-row>
            <table:table-row>
              <table:table-cell office:value-type="string">
                <text:p>001623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001624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0016250</text:p>
              </table:table-cell>
              <table:table-cell office:value-type="float" office:value="3.11499999999999">
                <text:p>3.11499999999999</text:p>
              </table:table-cell>
            </table:table-row>
            <table:table-row>
              <table:table-cell office:value-type="string">
                <text:p>0016260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0016270</text:p>
              </table:table-cell>
              <table:table-cell office:value-type="float" office:value="3.08499999999999">
                <text:p>3.08499999999999</text:p>
              </table:table-cell>
            </table:table-row>
            <table:table-row>
              <table:table-cell office:value-type="string">
                <text:p>0016300</text:p>
              </table:table-cell>
              <table:table-cell office:value-type="float" office:value="2.99499999999999">
                <text:p>2.99499999999999</text:p>
              </table:table-cell>
            </table:table-row>
            <table:table-row>
              <table:table-cell office:value-type="string">
                <text:p>001631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0016320</text:p>
              </table:table-cell>
              <table:table-cell office:value-type="float" office:value="2.965">
                <text:p>2.965</text:p>
              </table:table-cell>
            </table:table-row>
            <table:table-row>
              <table:table-cell office:value-type="string">
                <text:p>0016330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001634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0016350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0016360</text:p>
              </table:table-cell>
              <table:table-cell office:value-type="float" office:value="3.13249999999999">
                <text:p>3.13249999999999</text:p>
              </table:table-cell>
            </table:table-row>
            <table:table-row>
              <table:table-cell office:value-type="string">
                <text:p>0016370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00164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001641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001642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0016430</text:p>
              </table:table-cell>
              <table:table-cell office:value-type="float" office:value="2.74499999999999">
                <text:p>2.74499999999999</text:p>
              </table:table-cell>
            </table:table-row>
            <table:table-row>
              <table:table-cell office:value-type="string">
                <text:p>0016440</text:p>
              </table:table-cell>
              <table:table-cell office:value-type="float" office:value="2.80499999999999">
                <text:p>2.80499999999999</text:p>
              </table:table-cell>
            </table:table-row>
            <table:table-row>
              <table:table-cell office:value-type="string">
                <text:p>0016450</text:p>
              </table:table-cell>
              <table:table-cell office:value-type="float" office:value="2.80499999999999">
                <text:p>2.80499999999999</text:p>
              </table:table-cell>
            </table:table-row>
            <table:table-row>
              <table:table-cell office:value-type="string">
                <text:p>0016460</text:p>
              </table:table-cell>
              <table:table-cell office:value-type="float" office:value="3.08499999999999">
                <text:p>3.08499999999999</text:p>
              </table:table-cell>
            </table:table-row>
            <table:table-row>
              <table:table-cell office:value-type="string">
                <text:p>0016470</text:p>
              </table:table-cell>
              <table:table-cell office:value-type="float" office:value="3.08499999999999">
                <text:p>3.08499999999999</text:p>
              </table:table-cell>
            </table:table-row>
            <table:table-row>
              <table:table-cell office:value-type="string">
                <text:p>001650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16510</text:p>
              </table:table-cell>
              <table:table-cell office:value-type="float" office:value="2.94499999999999">
                <text:p>2.94499999999999</text:p>
              </table:table-cell>
            </table:table-row>
            <table:table-row>
              <table:table-cell office:value-type="string">
                <text:p>0016520</text:p>
              </table:table-cell>
              <table:table-cell office:value-type="float" office:value="2.9675">
                <text:p>2.9675</text:p>
              </table:table-cell>
            </table:table-row>
            <table:table-row>
              <table:table-cell office:value-type="string">
                <text:p>0016530</text:p>
              </table:table-cell>
              <table:table-cell office:value-type="float" office:value="2.94749999999999">
                <text:p>2.94749999999999</text:p>
              </table:table-cell>
            </table:table-row>
            <table:table-row>
              <table:table-cell office:value-type="string">
                <text:p>001654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string">
                <text:p>0016550</text:p>
              </table:table-cell>
              <table:table-cell office:value-type="float" office:value="3.03749999999999">
                <text:p>3.03749999999999</text:p>
              </table:table-cell>
            </table:table-row>
            <table:table-row>
              <table:table-cell office:value-type="string">
                <text:p>0016560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0016570</text:p>
              </table:table-cell>
              <table:table-cell office:value-type="float" office:value="3.08749999999999">
                <text:p>3.08749999999999</text:p>
              </table:table-cell>
            </table:table-row>
            <table:table-row>
              <table:table-cell office:value-type="string">
                <text:p>0016600</text:p>
              </table:table-cell>
              <table:table-cell office:value-type="float" office:value="3.05749999999999">
                <text:p>3.05749999999999</text:p>
              </table:table-cell>
            </table:table-row>
            <table:table-row>
              <table:table-cell office:value-type="string">
                <text:p>0016610</text:p>
              </table:table-cell>
              <table:table-cell office:value-type="float" office:value="2.64749999999999">
                <text:p>2.64749999999999</text:p>
              </table:table-cell>
            </table:table-row>
            <table:table-row>
              <table:table-cell office:value-type="string">
                <text:p>0016620</text:p>
              </table:table-cell>
              <table:table-cell office:value-type="float" office:value="2.5975">
                <text:p>2.5975</text:p>
              </table:table-cell>
            </table:table-row>
            <table:table-row>
              <table:table-cell office:value-type="string">
                <text:p>0016630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0016640</text:p>
              </table:table-cell>
              <table:table-cell office:value-type="float" office:value="2.80749999999999">
                <text:p>2.80749999999999</text:p>
              </table:table-cell>
            </table:table-row>
            <table:table-row>
              <table:table-cell office:value-type="string">
                <text:p>001665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666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001667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6700</text:p>
              </table:table-cell>
              <table:table-cell office:value-type="float" office:value="2.3275">
                <text:p>2.3275</text:p>
              </table:table-cell>
            </table:table-row>
            <table:table-row>
              <table:table-cell office:value-type="string">
                <text:p>0016710</text:p>
              </table:table-cell>
              <table:table-cell office:value-type="float" office:value="2.94000000000001">
                <text:p>2.94000000000001</text:p>
              </table:table-cell>
            </table:table-row>
            <table:table-row>
              <table:table-cell office:value-type="string">
                <text:p>001672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6730</text:p>
              </table:table-cell>
              <table:table-cell office:value-type="float" office:value="2.66000000000001">
                <text:p>2.66000000000001</text:p>
              </table:table-cell>
            </table:table-row>
            <table:table-row>
              <table:table-cell office:value-type="string">
                <text:p>0016740</text:p>
              </table:table-cell>
              <table:table-cell office:value-type="float" office:value="2.85000000000001">
                <text:p>2.85000000000001</text:p>
              </table:table-cell>
            </table:table-row>
            <table:table-row>
              <table:table-cell office:value-type="string">
                <text:p>001675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001676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001677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017000</text:p>
              </table:table-cell>
              <table:table-cell office:value-type="float" office:value="3.13000000000001">
                <text:p>3.13000000000001</text:p>
              </table:table-cell>
            </table:table-row>
            <table:table-row>
              <table:table-cell office:value-type="string">
                <text:p>001701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0017020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string">
                <text:p>0017030</text:p>
              </table:table-cell>
              <table:table-cell office:value-type="float" office:value="2.85000000000001">
                <text:p>2.85000000000001</text:p>
              </table:table-cell>
            </table:table-row>
            <table:table-row>
              <table:table-cell office:value-type="string">
                <text:p>0017040</text:p>
              </table:table-cell>
              <table:table-cell office:value-type="float" office:value="2.71250000000001">
                <text:p>2.71250000000001</text:p>
              </table:table-cell>
            </table:table-row>
            <table:table-row>
              <table:table-cell office:value-type="string">
                <text:p>001705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001706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01707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1710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001711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712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17130</text:p>
              </table:table-cell>
              <table:table-cell office:value-type="float" office:value="3.0325">
                <text:p>3.0325</text:p>
              </table:table-cell>
            </table:table-row>
            <table:table-row>
              <table:table-cell office:value-type="string">
                <text:p>001714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7150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0017160</text:p>
              </table:table-cell>
              <table:table-cell office:value-type="float" office:value="2.94250000000001">
                <text:p>2.94250000000001</text:p>
              </table:table-cell>
            </table:table-row>
            <table:table-row>
              <table:table-cell office:value-type="string">
                <text:p>001717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17200</text:p>
              </table:table-cell>
              <table:table-cell office:value-type="float" office:value="3.19250000000001">
                <text:p>3.19250000000001</text:p>
              </table:table-cell>
            </table:table-row>
            <table:table-row>
              <table:table-cell office:value-type="string">
                <text:p>0017210</text:p>
              </table:table-cell>
              <table:table-cell office:value-type="float" office:value="2.66250000000001">
                <text:p>2.66250000000001</text:p>
              </table:table-cell>
            </table:table-row>
            <table:table-row>
              <table:table-cell office:value-type="string">
                <text:p>0017220</text:p>
              </table:table-cell>
              <table:table-cell office:value-type="float" office:value="2.91250000000001">
                <text:p>2.91250000000001</text:p>
              </table:table-cell>
            </table:table-row>
            <table:table-row>
              <table:table-cell office:value-type="string">
                <text:p>0017230</text:p>
              </table:table-cell>
              <table:table-cell office:value-type="float" office:value="3.1425">
                <text:p>3.1425</text:p>
              </table:table-cell>
            </table:table-row>
            <table:table-row>
              <table:table-cell office:value-type="string">
                <text:p>0017240</text:p>
              </table:table-cell>
              <table:table-cell office:value-type="float" office:value="2.52250000000001">
                <text:p>2.52250000000001</text:p>
              </table:table-cell>
            </table:table-row>
            <table:table-row>
              <table:table-cell office:value-type="string">
                <text:p>0017250</text:p>
              </table:table-cell>
              <table:table-cell office:value-type="float" office:value="3.4025">
                <text:p>3.4025</text:p>
              </table:table-cell>
            </table:table-row>
            <table:table-row>
              <table:table-cell office:value-type="string">
                <text:p>0017260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001727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17300</text:p>
              </table:table-cell>
              <table:table-cell office:value-type="float" office:value="2.82250000000001">
                <text:p>2.82250000000001</text:p>
              </table:table-cell>
            </table:table-row>
            <table:table-row>
              <table:table-cell office:value-type="string">
                <text:p>0017310</text:p>
              </table:table-cell>
              <table:table-cell office:value-type="float" office:value="2.96250000000001">
                <text:p>2.96250000000001</text:p>
              </table:table-cell>
            </table:table-row>
            <table:table-row>
              <table:table-cell office:value-type="string">
                <text:p>0017320</text:p>
              </table:table-cell>
              <table:table-cell office:value-type="float" office:value="2.91500000000001">
                <text:p>2.91500000000001</text:p>
              </table:table-cell>
            </table:table-row>
            <table:table-row>
              <table:table-cell office:value-type="string">
                <text:p>0017330</text:p>
              </table:table-cell>
              <table:table-cell office:value-type="float" office:value="2.77250000000001">
                <text:p>2.77250000000001</text:p>
              </table:table-cell>
            </table:table-row>
            <table:table-row>
              <table:table-cell office:value-type="string">
                <text:p>0017340</text:p>
              </table:table-cell>
              <table:table-cell office:value-type="float" office:value="2.7825">
                <text:p>2.7825</text:p>
              </table:table-cell>
            </table:table-row>
            <table:table-row>
              <table:table-cell office:value-type="string">
                <text:p>0017350</text:p>
              </table:table-cell>
              <table:table-cell office:value-type="float" office:value="2.6425">
                <text:p>2.6425</text:p>
              </table:table-cell>
            </table:table-row>
            <table:table-row>
              <table:table-cell office:value-type="string">
                <text:p>0017360</text:p>
              </table:table-cell>
              <table:table-cell office:value-type="float" office:value="3.2225">
                <text:p>3.2225</text:p>
              </table:table-cell>
            </table:table-row>
            <table:table-row>
              <table:table-cell office:value-type="string">
                <text:p>0017370</text:p>
              </table:table-cell>
              <table:table-cell office:value-type="float" office:value="3.10250000000001">
                <text:p>3.10250000000001</text:p>
              </table:table-cell>
            </table:table-row>
            <table:table-row>
              <table:table-cell office:value-type="string">
                <text:p>0017400</text:p>
              </table:table-cell>
              <table:table-cell office:value-type="float" office:value="3.21250000000001">
                <text:p>3.21250000000001</text:p>
              </table:table-cell>
            </table:table-row>
            <table:table-row>
              <table:table-cell office:value-type="string">
                <text:p>0017410</text:p>
              </table:table-cell>
              <table:table-cell office:value-type="float" office:value="2.71250000000001">
                <text:p>2.71250000000001</text:p>
              </table:table-cell>
            </table:table-row>
            <table:table-row>
              <table:table-cell office:value-type="string">
                <text:p>0017420</text:p>
              </table:table-cell>
              <table:table-cell office:value-type="float" office:value="2.7525">
                <text:p>2.7525</text:p>
              </table:table-cell>
            </table:table-row>
            <table:table-row>
              <table:table-cell office:value-type="string">
                <text:p>0017430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string">
                <text:p>0017440</text:p>
              </table:table-cell>
              <table:table-cell office:value-type="float" office:value="2.9825">
                <text:p>2.9825</text:p>
              </table:table-cell>
            </table:table-row>
            <table:table-row>
              <table:table-cell office:value-type="string">
                <text:p>0017450</text:p>
              </table:table-cell>
              <table:table-cell office:value-type="float" office:value="2.96250000000001">
                <text:p>2.96250000000001</text:p>
              </table:table-cell>
            </table:table-row>
            <table:table-row>
              <table:table-cell office:value-type="string">
                <text:p>0017460</text:p>
              </table:table-cell>
              <table:table-cell office:value-type="float" office:value="2.80250000000001">
                <text:p>2.80250000000001</text:p>
              </table:table-cell>
            </table:table-row>
            <table:table-row>
              <table:table-cell office:value-type="string">
                <text:p>0017470</text:p>
              </table:table-cell>
              <table:table-cell office:value-type="float" office:value="2.91250000000001">
                <text:p>2.91250000000001</text:p>
              </table:table-cell>
            </table:table-row>
            <table:table-row>
              <table:table-cell office:value-type="string">
                <text:p>0017500</text:p>
              </table:table-cell>
              <table:table-cell office:value-type="float" office:value="2.8925">
                <text:p>2.8925</text:p>
              </table:table-cell>
            </table:table-row>
            <table:table-row>
              <table:table-cell office:value-type="string">
                <text:p>0017510</text:p>
              </table:table-cell>
              <table:table-cell office:value-type="float" office:value="2.7325">
                <text:p>2.7325</text:p>
              </table:table-cell>
            </table:table-row>
            <table:table-row>
              <table:table-cell office:value-type="string">
                <text:p>0017520</text:p>
              </table:table-cell>
              <table:table-cell office:value-type="float" office:value="3.0825">
                <text:p>3.0825</text:p>
              </table:table-cell>
            </table:table-row>
            <table:table-row>
              <table:table-cell office:value-type="string">
                <text:p>0017530</text:p>
              </table:table-cell>
              <table:table-cell office:value-type="float" office:value="2.6425">
                <text:p>2.6425</text:p>
              </table:table-cell>
            </table:table-row>
            <table:table-row>
              <table:table-cell office:value-type="string">
                <text:p>001754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00175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0017560</text:p>
              </table:table-cell>
              <table:table-cell office:value-type="float" office:value="3.1425">
                <text:p>3.1425</text:p>
              </table:table-cell>
            </table:table-row>
            <table:table-row>
              <table:table-cell office:value-type="string">
                <text:p>001757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1760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001761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17620</text:p>
              </table:table-cell>
              <table:table-cell office:value-type="float" office:value="3.13000000000001">
                <text:p>3.13000000000001</text:p>
              </table:table-cell>
            </table:table-row>
            <table:table-row>
              <table:table-cell office:value-type="string">
                <text:p>0017630</text:p>
              </table:table-cell>
              <table:table-cell office:value-type="float" office:value="3.24000000000001">
                <text:p>3.24000000000001</text:p>
              </table:table-cell>
            </table:table-row>
            <table:table-row>
              <table:table-cell office:value-type="string">
                <text:p>0017640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0017650</text:p>
              </table:table-cell>
              <table:table-cell office:value-type="float" office:value="3.13000000000001">
                <text:p>3.13000000000001</text:p>
              </table:table-cell>
            </table:table-row>
            <table:table-row>
              <table:table-cell office:value-type="string">
                <text:p>001766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1767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1770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0017710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0017720</text:p>
              </table:table-cell>
              <table:table-cell office:value-type="float" office:value="2.66000000000001">
                <text:p>2.66000000000001</text:p>
              </table:table-cell>
            </table:table-row>
            <table:table-row>
              <table:table-cell office:value-type="string">
                <text:p>00177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0017740</text:p>
              </table:table-cell>
              <table:table-cell office:value-type="float" office:value="3.13000000000001">
                <text:p>3.13000000000001</text:p>
              </table:table-cell>
            </table:table-row>
            <table:table-row>
              <table:table-cell office:value-type="string">
                <text:p>001775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17760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0017770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>002000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0020010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0020020</text:p>
              </table:table-cell>
              <table:table-cell office:value-type="float" office:value="2.91249999999999">
                <text:p>2.91249999999999</text:p>
              </table:table-cell>
            </table:table-row>
            <table:table-row>
              <table:table-cell office:value-type="string">
                <text:p>0020030</text:p>
              </table:table-cell>
              <table:table-cell office:value-type="float" office:value="2.63249999999999">
                <text:p>2.63249999999999</text:p>
              </table:table-cell>
            </table:table-row>
            <table:table-row>
              <table:table-cell office:value-type="string">
                <text:p>002004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20050</text:p>
              </table:table-cell>
              <table:table-cell office:value-type="float" office:value="3.22499999999999">
                <text:p>3.22499999999999</text:p>
              </table:table-cell>
            </table:table-row>
            <table:table-row>
              <table:table-cell office:value-type="string">
                <text:p>002006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20070</text:p>
              </table:table-cell>
              <table:table-cell office:value-type="float" office:value="2.7225">
                <text:p>2.7225</text:p>
              </table:table-cell>
            </table:table-row>
            <table:table-row>
              <table:table-cell office:value-type="string">
                <text:p>00201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0020110</text:p>
              </table:table-cell>
              <table:table-cell office:value-type="float" office:value="2.7925">
                <text:p>2.7925</text:p>
              </table:table-cell>
            </table:table-row>
            <table:table-row>
              <table:table-cell office:value-type="string">
                <text:p>0020120</text:p>
              </table:table-cell>
              <table:table-cell office:value-type="float" office:value="2.75749999999999">
                <text:p>2.75749999999999</text:p>
              </table:table-cell>
            </table:table-row>
            <table:table-row>
              <table:table-cell office:value-type="string">
                <text:p>0020130</text:p>
              </table:table-cell>
              <table:table-cell office:value-type="float" office:value="2.71250000000001">
                <text:p>2.71250000000001</text:p>
              </table:table-cell>
            </table:table-row>
            <table:table-row>
              <table:table-cell office:value-type="string">
                <text:p>0020140</text:p>
              </table:table-cell>
              <table:table-cell office:value-type="float" office:value="2.52250000000001">
                <text:p>2.52250000000001</text:p>
              </table:table-cell>
            </table:table-row>
            <table:table-row>
              <table:table-cell office:value-type="string">
                <text:p>0020150</text:p>
              </table:table-cell>
              <table:table-cell office:value-type="float" office:value="2.44749999999999">
                <text:p>2.44749999999999</text:p>
              </table:table-cell>
            </table:table-row>
            <table:table-row>
              <table:table-cell office:value-type="string">
                <text:p>0020160</text:p>
              </table:table-cell>
              <table:table-cell office:value-type="float" office:value="2.42749999999999">
                <text:p>2.42749999999999</text:p>
              </table:table-cell>
            </table:table-row>
            <table:table-row>
              <table:table-cell office:value-type="string">
                <text:p>0020170</text:p>
              </table:table-cell>
              <table:table-cell office:value-type="float" office:value="2.1675">
                <text:p>2.1675</text:p>
              </table:table-cell>
            </table:table-row>
            <table:table-row>
              <table:table-cell office:value-type="string">
                <text:p>0020200</text:p>
              </table:table-cell>
              <table:table-cell office:value-type="float" office:value="1.80749999999999">
                <text:p>1.80749999999999</text:p>
              </table:table-cell>
            </table:table-row>
            <table:table-row>
              <table:table-cell office:value-type="string">
                <text:p>0020210</text:p>
              </table:table-cell>
              <table:table-cell office:value-type="float" office:value="2.16999999999999">
                <text:p>2.16999999999999</text:p>
              </table:table-cell>
            </table:table-row>
            <table:table-row>
              <table:table-cell office:value-type="string">
                <text:p>0020220</text:p>
              </table:table-cell>
              <table:table-cell office:value-type="float" office:value="2.00999999999999">
                <text:p>2.00999999999999</text:p>
              </table:table-cell>
            </table:table-row>
            <table:table-row>
              <table:table-cell office:value-type="string">
                <text:p>002023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0020240</text:p>
              </table:table-cell>
              <table:table-cell office:value-type="float" office:value="1.9325">
                <text:p>1.9325</text:p>
              </table:table-cell>
            </table:table-row>
            <table:table-row>
              <table:table-cell office:value-type="string">
                <text:p>0020250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0020260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0020270</text:p>
              </table:table-cell>
              <table:table-cell office:value-type="float" office:value="2.24250000000001">
                <text:p>2.24250000000001</text:p>
              </table:table-cell>
            </table:table-row>
            <table:table-row>
              <table:table-cell office:value-type="string">
                <text:p>0020300</text:p>
              </table:table-cell>
              <table:table-cell office:value-type="float" office:value="2.1525">
                <text:p>2.1525</text:p>
              </table:table-cell>
            </table:table-row>
            <table:table-row>
              <table:table-cell office:value-type="string">
                <text:p>0020310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string">
                <text:p>0020320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string">
                <text:p>0020330</text:p>
              </table:table-cell>
              <table:table-cell office:value-type="float" office:value="2.83000000000001">
                <text:p>2.83000000000001</text:p>
              </table:table-cell>
            </table:table-row>
            <table:table-row>
              <table:table-cell office:value-type="string">
                <text:p>0020340</text:p>
              </table:table-cell>
              <table:table-cell office:value-type="float" office:value="2.71000000000001">
                <text:p>2.71000000000001</text:p>
              </table:table-cell>
            </table:table-row>
            <table:table-row>
              <table:table-cell office:value-type="string">
                <text:p>0020350</text:p>
              </table:table-cell>
              <table:table-cell office:value-type="float" office:value="2.80749999999999">
                <text:p>2.80749999999999</text:p>
              </table:table-cell>
            </table:table-row>
            <table:table-row>
              <table:table-cell office:value-type="string">
                <text:p>0020360</text:p>
              </table:table-cell>
              <table:table-cell office:value-type="float" office:value="2.24749999999999">
                <text:p>2.24749999999999</text:p>
              </table:table-cell>
            </table:table-row>
            <table:table-row>
              <table:table-cell office:value-type="string">
                <text:p>0020370</text:p>
              </table:table-cell>
              <table:table-cell office:value-type="float" office:value="2.4075">
                <text:p>2.4075</text:p>
              </table:table-cell>
            </table:table-row>
            <table:table-row>
              <table:table-cell office:value-type="string">
                <text:p>0020400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0020410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0020420</text:p>
              </table:table-cell>
              <table:table-cell office:value-type="float" office:value="2.64749999999999">
                <text:p>2.64749999999999</text:p>
              </table:table-cell>
            </table:table-row>
            <table:table-row>
              <table:table-cell office:value-type="string">
                <text:p>0020430</text:p>
              </table:table-cell>
              <table:table-cell office:value-type="float" office:value="2.55749999999999">
                <text:p>2.55749999999999</text:p>
              </table:table-cell>
            </table:table-row>
            <table:table-row>
              <table:table-cell office:value-type="string">
                <text:p>0020440</text:p>
              </table:table-cell>
              <table:table-cell office:value-type="float" office:value="2.77749999999999">
                <text:p>2.77749999999999</text:p>
              </table:table-cell>
            </table:table-row>
            <table:table-row>
              <table:table-cell office:value-type="string">
                <text:p>0020450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002046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0020470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002050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2051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002052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002053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20540</text:p>
              </table:table-cell>
              <table:table-cell office:value-type="float" office:value="2.74499999999999">
                <text:p>2.74499999999999</text:p>
              </table:table-cell>
            </table:table-row>
            <table:table-row>
              <table:table-cell office:value-type="string">
                <text:p>0020550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0020560</text:p>
              </table:table-cell>
              <table:table-cell office:value-type="float" office:value="2.69499999999999">
                <text:p>2.69499999999999</text:p>
              </table:table-cell>
            </table:table-row>
            <table:table-row>
              <table:table-cell office:value-type="string">
                <text:p>0020570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0020600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002061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0020620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0020630</text:p>
              </table:table-cell>
              <table:table-cell office:value-type="float" office:value="2.97499999999999">
                <text:p>2.97499999999999</text:p>
              </table:table-cell>
            </table:table-row>
            <table:table-row>
              <table:table-cell office:value-type="string">
                <text:p>0020640</text:p>
              </table:table-cell>
              <table:table-cell office:value-type="float" office:value="3.13499999999999">
                <text:p>3.13499999999999</text:p>
              </table:table-cell>
            </table:table-row>
            <table:table-row>
              <table:table-cell office:value-type="string">
                <text:p>0020650</text:p>
              </table:table-cell>
              <table:table-cell office:value-type="float" office:value="2.97499999999999">
                <text:p>2.97499999999999</text:p>
              </table:table-cell>
            </table:table-row>
            <table:table-row>
              <table:table-cell office:value-type="string">
                <text:p>002066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0020670</text:p>
              </table:table-cell>
              <table:table-cell office:value-type="float" office:value="3.07250000000001">
                <text:p>3.07250000000001</text:p>
              </table:table-cell>
            </table:table-row>
            <table:table-row>
              <table:table-cell office:value-type="string">
                <text:p>0020700</text:p>
              </table:table-cell>
              <table:table-cell office:value-type="float" office:value="2.77249999999999">
                <text:p>2.77249999999999</text:p>
              </table:table-cell>
            </table:table-row>
            <table:table-row>
              <table:table-cell office:value-type="string">
                <text:p>002071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20720</text:p>
              </table:table-cell>
              <table:table-cell office:value-type="float" office:value="2.8625">
                <text:p>2.8625</text:p>
              </table:table-cell>
            </table:table-row>
            <table:table-row>
              <table:table-cell office:value-type="string">
                <text:p>0020730</text:p>
              </table:table-cell>
              <table:table-cell office:value-type="float" office:value="3.1125">
                <text:p>3.1125</text:p>
              </table:table-cell>
            </table:table-row>
            <table:table-row>
              <table:table-cell office:value-type="string">
                <text:p>002074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0020750</text:p>
              </table:table-cell>
              <table:table-cell office:value-type="float" office:value="2.9025">
                <text:p>2.9025</text:p>
              </table:table-cell>
            </table:table-row>
            <table:table-row>
              <table:table-cell office:value-type="string">
                <text:p>0020760</text:p>
              </table:table-cell>
              <table:table-cell office:value-type="float" office:value="3.1125">
                <text:p>3.1125</text:p>
              </table:table-cell>
            </table:table-row>
            <table:table-row>
              <table:table-cell office:value-type="string">
                <text:p>0020770</text:p>
              </table:table-cell>
              <table:table-cell office:value-type="float" office:value="2.5125">
                <text:p>2.5125</text:p>
              </table:table-cell>
            </table:table-row>
            <table:table-row>
              <table:table-cell office:value-type="string">
                <text:p>0021000</text:p>
              </table:table-cell>
              <table:table-cell office:value-type="float" office:value="2.7625">
                <text:p>2.7625</text:p>
              </table:table-cell>
            </table:table-row>
            <table:table-row>
              <table:table-cell office:value-type="string">
                <text:p>0021010</text:p>
              </table:table-cell>
              <table:table-cell office:value-type="float" office:value="2.88249999999999">
                <text:p>2.88249999999999</text:p>
              </table:table-cell>
            </table:table-row>
            <table:table-row>
              <table:table-cell office:value-type="string">
                <text:p>0021020</text:p>
              </table:table-cell>
              <table:table-cell office:value-type="float" office:value="2.82000000000001">
                <text:p>2.82000000000001</text:p>
              </table:table-cell>
            </table:table-row>
            <table:table-row>
              <table:table-cell office:value-type="string">
                <text:p>002103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0210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002105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0021060</text:p>
              </table:table-cell>
              <table:table-cell office:value-type="float" office:value="3.11750000000001">
                <text:p>3.11750000000001</text:p>
              </table:table-cell>
            </table:table-row>
            <table:table-row>
              <table:table-cell office:value-type="string">
                <text:p>002107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021100</text:p>
              </table:table-cell>
              <table:table-cell office:value-type="float" office:value="3.07000000000001">
                <text:p>3.07000000000001</text:p>
              </table:table-cell>
            </table:table-row>
            <table:table-row>
              <table:table-cell office:value-type="string">
                <text:p>0021110</text:p>
              </table:table-cell>
              <table:table-cell office:value-type="float" office:value="3.0275">
                <text:p>3.0275</text:p>
              </table:table-cell>
            </table:table-row>
            <table:table-row>
              <table:table-cell office:value-type="string">
                <text:p>0021120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0021130</text:p>
              </table:table-cell>
              <table:table-cell office:value-type="float" office:value="2.56750000000001">
                <text:p>2.56750000000001</text:p>
              </table:table-cell>
            </table:table-row>
            <table:table-row>
              <table:table-cell office:value-type="string">
                <text:p>0021140</text:p>
              </table:table-cell>
              <table:table-cell office:value-type="float" office:value="2.97750000000001">
                <text:p>2.97750000000001</text:p>
              </table:table-cell>
            </table:table-row>
            <table:table-row>
              <table:table-cell office:value-type="string">
                <text:p>0021150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0021160</text:p>
              </table:table-cell>
              <table:table-cell office:value-type="float" office:value="2.9825">
                <text:p>2.9825</text:p>
              </table:table-cell>
            </table:table-row>
            <table:table-row>
              <table:table-cell office:value-type="string">
                <text:p>0021170</text:p>
              </table:table-cell>
              <table:table-cell office:value-type="float" office:value="2.755">
                <text:p>2.755</text:p>
              </table:table-cell>
            </table:table-row>
            <table:table-row>
              <table:table-cell office:value-type="string">
                <text:p>0021200</text:p>
              </table:table-cell>
              <table:table-cell office:value-type="float" office:value="2.77249999999999">
                <text:p>2.77249999999999</text:p>
              </table:table-cell>
            </table:table-row>
            <table:table-row>
              <table:table-cell office:value-type="string">
                <text:p>0021210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0021220</text:p>
              </table:table-cell>
              <table:table-cell office:value-type="float" office:value="2.96249999999999">
                <text:p>2.96249999999999</text:p>
              </table:table-cell>
            </table:table-row>
            <table:table-row>
              <table:table-cell office:value-type="string">
                <text:p>0021230</text:p>
              </table:table-cell>
              <table:table-cell office:value-type="float" office:value="3.1225">
                <text:p>3.1225</text:p>
              </table:table-cell>
            </table:table-row>
            <table:table-row>
              <table:table-cell office:value-type="string">
                <text:p>0021240</text:p>
              </table:table-cell>
              <table:table-cell office:value-type="float" office:value="2.94">
                <text:p>2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